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04cm"/>
    </style:style>
    <style:style style:name="co2" style:family="table-column">
      <style:table-column-properties fo:break-before="auto" style:column-width="2.649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16.21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aple_feen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. de Acceso</text:p>
          </table:table-cell>
          <table:table-cell office:value-type="string" calcext:value-type="string">
            <text:p>HMM</text:p>
          </table:table-cell>
          <table:table-cell office:value-type="string" calcext:value-type="string">
            <text:p>E-value</text:p>
          </table:table-cell>
          <table:table-cell office:value-type="string" calcext:value-type="string">
            <text:p>C-Evalue</text:p>
          </table:table-cell>
          <table:table-cell office:value-type="string" calcext:value-type="string">
            <text:p>I-Evalue</text:p>
          </table:table-cell>
          <table:table-cell office:value-type="string" calcext:value-type="string">
            <text:p>Organismo</text:p>
          </table:table-cell>
        </table:table-row>
        <table:table-row table:style-name="ro1">
          <table:table-cell office:value-type="string" calcext:value-type="string">
            <text:p>XP_037509155.1</text:p>
          </table:table-cell>
          <table:table-cell office:value-type="string" calcext:value-type="string">
            <text:p>Chitin_synth_2</text:p>
          </table:table-cell>
          <table:table-cell office:value-type="float" office:value="5.8E-051" calcext:value-type="float">
            <text:p>5.8E-51</text:p>
          </table:table-cell>
          <table:table-cell office:value-type="float" office:value="3E-026" calcext:value-type="float">
            <text:p>3E-26</text:p>
          </table:table-cell>
          <table:table-cell office:value-type="float" office:value="1.9E-022" calcext:value-type="float">
            <text:p>1.9E-22</text:p>
          </table:table-cell>
          <table:table-cell office:value-type="string" calcext:value-type="string">
            <text:p>LOW QUALITY PROTEIN: chitin synthase chs-1-like [Rhipicephalus sanguineus]</text:p>
          </table:table-cell>
        </table:table-row>
        <table:table-row table:style-name="ro1">
          <table:table-cell office:value-type="string" calcext:value-type="string">
            <text:p>XP_026880781.2</text:p>
          </table:table-cell>
          <table:table-cell office:value-type="string" calcext:value-type="string">
            <text:p>Chitin_synth_2</text:p>
          </table:table-cell>
          <table:table-cell office:value-type="float" office:value="4.1E-049" calcext:value-type="float">
            <text:p>4.1E-49</text:p>
          </table:table-cell>
          <table:table-cell office:value-type="float" office:value="1.7E-025" calcext:value-type="float">
            <text:p>1.7E-25</text:p>
          </table:table-cell>
          <table:table-cell office:value-type="float" office:value="1.1E-021" calcext:value-type="float">
            <text:p>1.1E-21</text:p>
          </table:table-cell>
          <table:table-cell office:value-type="string" calcext:value-type="string">
            <text:p>LOW QUALITY PROTEIN: chitin synthase 1 [Electrophorus electricus]</text:p>
          </table:table-cell>
        </table:table-row>
        <table:table-row table:style-name="ro1">
          <table:table-cell office:value-type="string" calcext:value-type="string">
            <text:p>XP_034304243.1</text:p>
          </table:table-cell>
          <table:table-cell office:value-type="string" calcext:value-type="string">
            <text:p>Chitin_synth_2</text:p>
          </table:table-cell>
          <table:table-cell office:value-type="float" office:value="2.3E-034" calcext:value-type="float">
            <text:p>2.3E-34</text:p>
          </table:table-cell>
          <table:table-cell office:value-type="float" office:value="2.8E-032" calcext:value-type="float">
            <text:p>2.8E-32</text:p>
          </table:table-cell>
          <table:table-cell office:value-type="float" office:value="1.8E-028" calcext:value-type="float">
            <text:p>1.8E-28</text:p>
          </table:table-cell>
          <table:table-cell office:value-type="string" calcext:value-type="string">
            <text:p>chitin synthase chs-2 isoform X3 [Crassostrea gigas]</text:p>
          </table:table-cell>
        </table:table-row>
        <table:table-row table:style-name="ro1">
          <table:table-cell office:value-type="string" calcext:value-type="string">
            <text:p>XP_034304242.1</text:p>
          </table:table-cell>
          <table:table-cell office:value-type="string" calcext:value-type="string">
            <text:p>Chitin_synth_2</text:p>
          </table:table-cell>
          <table:table-cell office:value-type="float" office:value="2.3E-034" calcext:value-type="float">
            <text:p>2.3E-34</text:p>
          </table:table-cell>
          <table:table-cell office:value-type="float" office:value="3.6E-032" calcext:value-type="float">
            <text:p>3.6E-32</text:p>
          </table:table-cell>
          <table:table-cell office:value-type="float" office:value="2.3E-028" calcext:value-type="float">
            <text:p>2.3E-28</text:p>
          </table:table-cell>
          <table:table-cell office:value-type="string" calcext:value-type="string">
            <text:p>chitin synthase chs-2 isoform X2 [Crassostrea gigas]</text:p>
          </table:table-cell>
        </table:table-row>
        <table:table-row table:style-name="ro1">
          <table:table-cell office:value-type="string" calcext:value-type="string">
            <text:p>XP_034304240.1</text:p>
          </table:table-cell>
          <table:table-cell office:value-type="string" calcext:value-type="string">
            <text:p>Chitin_synth_2</text:p>
          </table:table-cell>
          <table:table-cell office:value-type="float" office:value="2.5E-034" calcext:value-type="float">
            <text:p>2.5E-34</text:p>
          </table:table-cell>
          <table:table-cell office:value-type="float" office:value="2.9E-032" calcext:value-type="float">
            <text:p>2.9E-32</text:p>
          </table:table-cell>
          <table:table-cell office:value-type="float" office:value="1.9E-028" calcext:value-type="float">
            <text:p>1.9E-28</text:p>
          </table:table-cell>
          <table:table-cell office:value-type="string" calcext:value-type="string">
            <text:p>chitin synthase chs-2 isoform X1 [Crassostrea gigas]</text:p>
          </table:table-cell>
        </table:table-row>
        <table:table-row table:style-name="ro1">
          <table:table-cell office:value-type="string" calcext:value-type="string">
            <text:p>XP_043995175.1</text:p>
          </table:table-cell>
          <table:table-cell office:value-type="string" calcext:value-type="string">
            <text:p>Chitin_synth_2</text:p>
          </table:table-cell>
          <table:table-cell office:value-type="float" office:value="1.5E-033" calcext:value-type="float">
            <text:p>1.5E-33</text:p>
          </table:table-cell>
          <table:table-cell office:value-type="float" office:value="1.6E-032" calcext:value-type="float">
            <text:p>1.6E-32</text:p>
          </table:table-cell>
          <table:table-cell office:value-type="float" office:value="1E-028" calcext:value-type="float">
            <text:p>1E-28</text:p>
          </table:table-cell>
          <table:table-cell office:value-type="string" calcext:value-type="string">
            <text:p>chitin synthase chs-2-like [Gambusia affinis]</text:p>
          </table:table-cell>
        </table:table-row>
        <table:table-row table:style-name="ro1">
          <table:table-cell office:value-type="string" calcext:value-type="string">
            <text:p>XP_022296526.1</text:p>
          </table:table-cell>
          <table:table-cell office:value-type="string" calcext:value-type="string">
            <text:p>Chitin_synth_2</text:p>
          </table:table-cell>
          <table:table-cell office:value-type="float" office:value="4.2E-033" calcext:value-type="float">
            <text:p>4.2E-33</text:p>
          </table:table-cell>
          <table:table-cell office:value-type="float" office:value="1.2E-033" calcext:value-type="float">
            <text:p>1.2E-33</text:p>
          </table:table-cell>
          <table:table-cell office:value-type="float" office:value="7.4E-030" calcext:value-type="float">
            <text:p>7.4E-30</text:p>
          </table:table-cell>
          <table:table-cell office:value-type="string" calcext:value-type="string">
            <text:p>uncharacterized protein LOC111106230 [Crassostrea virginica]</text:p>
          </table:table-cell>
        </table:table-row>
        <table:table-row table:style-name="ro1">
          <table:table-cell office:value-type="string" calcext:value-type="string">
            <text:p>XP_022295920.1</text:p>
          </table:table-cell>
          <table:table-cell office:value-type="string" calcext:value-type="string">
            <text:p>Chitin_synth_2</text:p>
          </table:table-cell>
          <table:table-cell office:value-type="float" office:value="5E-033" calcext:value-type="float">
            <text:p>5E-33</text:p>
          </table:table-cell>
          <table:table-cell office:value-type="float" office:value="1.3E-032" calcext:value-type="float">
            <text:p>1.3E-32</text:p>
          </table:table-cell>
          <table:table-cell office:value-type="float" office:value="8E-029" calcext:value-type="float">
            <text:p>8E-29</text:p>
          </table:table-cell>
          <table:table-cell office:value-type="string" calcext:value-type="string">
            <text:p>uncharacterized protein LOC111105812 [Crassostrea virginica]</text:p>
          </table:table-cell>
        </table:table-row>
        <table:table-row table:style-name="ro1">
          <table:table-cell office:value-type="string" calcext:value-type="string">
            <text:p>XP_032363577.1</text:p>
          </table:table-cell>
          <table:table-cell office:value-type="string" calcext:value-type="string">
            <text:p>Chitin_synth_2</text:p>
          </table:table-cell>
          <table:table-cell office:value-type="float" office:value="7.2E-033" calcext:value-type="float">
            <text:p>7.2E-33</text:p>
          </table:table-cell>
          <table:table-cell office:value-type="float" office:value="4.9E-030" calcext:value-type="float">
            <text:p>4.9E-30</text:p>
          </table:table-cell>
          <table:table-cell office:value-type="float" office:value="3.1E-026" calcext:value-type="float">
            <text:p>3.1E-26</text:p>
          </table:table-cell>
          <table:table-cell office:value-type="string" calcext:value-type="string">
            <text:p>LOW QUALITY PROTEIN: chitin synthase chs-2-like <text:s/>partial [Etheostoma spectabile]</text:p>
          </table:table-cell>
        </table:table-row>
        <table:table-row table:style-name="ro1">
          <table:table-cell office:value-type="string" calcext:value-type="string">
            <text:p>XP_025102509.1</text:p>
          </table:table-cell>
          <table:table-cell office:value-type="string" calcext:value-type="string">
            <text:p>Chitin_synth_2</text:p>
          </table:table-cell>
          <table:table-cell office:value-type="float" office:value="2.4E-032" calcext:value-type="float">
            <text:p>2.4E-32</text:p>
          </table:table-cell>
          <table:table-cell office:value-type="float" office:value="1.5E-032" calcext:value-type="float">
            <text:p>1.5E-32</text:p>
          </table:table-cell>
          <table:table-cell office:value-type="float" office:value="9.5E-029" calcext:value-type="float">
            <text:p>9.5E-29</text:p>
          </table:table-cell>
          <table:table-cell office:value-type="string" calcext:value-type="string">
            <text:p>chitin synthase chs-2-like isoform X2 [Pomacea canaliculata]</text:p>
          </table:table-cell>
        </table:table-row>
        <table:table-row table:style-name="ro1">
          <table:table-cell office:value-type="string" calcext:value-type="string">
            <text:p>XP_032437492.1</text:p>
          </table:table-cell>
          <table:table-cell office:value-type="string" calcext:value-type="string">
            <text:p>Chitin_synth_2</text:p>
          </table:table-cell>
          <table:table-cell office:value-type="float" office:value="3E-032" calcext:value-type="float">
            <text:p>3E-32</text:p>
          </table:table-cell>
          <table:table-cell office:value-type="float" office:value="1.4E-031" calcext:value-type="float">
            <text:p>1.4E-31</text:p>
          </table:table-cell>
          <table:table-cell office:value-type="float" office:value="9.1E-028" calcext:value-type="float">
            <text:p>9.1E-28</text:p>
          </table:table-cell>
          <table:table-cell office:value-type="string" calcext:value-type="string">
            <text:p>chitin synthase chs-2-like [Xiphophorus hellerii]</text:p>
          </table:table-cell>
        </table:table-row>
        <table:table-row table:style-name="ro1">
          <table:table-cell office:value-type="string" calcext:value-type="string">
            <text:p>XP_022288339.1</text:p>
          </table:table-cell>
          <table:table-cell office:value-type="string" calcext:value-type="string">
            <text:p>Chitin_synth_2</text:p>
          </table:table-cell>
          <table:table-cell office:value-type="float" office:value="3E-032" calcext:value-type="float">
            <text:p>3E-32</text:p>
          </table:table-cell>
          <table:table-cell office:value-type="float" office:value="5.4E-033" calcext:value-type="float">
            <text:p>5.4E-33</text:p>
          </table:table-cell>
          <table:table-cell office:value-type="float" office:value="3.4E-029" calcext:value-type="float">
            <text:p>3.4E-29</text:p>
          </table:table-cell>
          <table:table-cell office:value-type="string" calcext:value-type="string">
            <text:p>uncharacterized protein LOC111100586 isoform X2 [Crassostrea virginica]</text:p>
          </table:table-cell>
        </table:table-row>
        <table:table-row table:style-name="ro1">
          <table:table-cell office:value-type="string" calcext:value-type="string">
            <text:p>XP_022288340.1</text:p>
          </table:table-cell>
          <table:table-cell office:value-type="string" calcext:value-type="string">
            <text:p>Chitin_synth_2</text:p>
          </table:table-cell>
          <table:table-cell office:value-type="float" office:value="3E-032" calcext:value-type="float">
            <text:p>3E-32</text:p>
          </table:table-cell>
          <table:table-cell office:value-type="float" office:value="5.4E-033" calcext:value-type="float">
            <text:p>5.4E-33</text:p>
          </table:table-cell>
          <table:table-cell office:value-type="float" office:value="3.4E-029" calcext:value-type="float">
            <text:p>3.4E-29</text:p>
          </table:table-cell>
          <table:table-cell office:value-type="string" calcext:value-type="string">
            <text:p>uncharacterized protein LOC111100586 isoform X3 [Crassostrea virginica]</text:p>
          </table:table-cell>
        </table:table-row>
        <table:table-row table:style-name="ro1">
          <table:table-cell office:value-type="string" calcext:value-type="string">
            <text:p>XP_022288338.1</text:p>
          </table:table-cell>
          <table:table-cell office:value-type="string" calcext:value-type="string">
            <text:p>Chitin_synth_2</text:p>
          </table:table-cell>
          <table:table-cell office:value-type="float" office:value="3.5E-032" calcext:value-type="float">
            <text:p>3.5E-32</text:p>
          </table:table-cell>
          <table:table-cell office:value-type="float" office:value="5.7E-033" calcext:value-type="float">
            <text:p>5.7E-33</text:p>
          </table:table-cell>
          <table:table-cell office:value-type="float" office:value="3.6E-029" calcext:value-type="float">
            <text:p>3.6E-29</text:p>
          </table:table-cell>
          <table:table-cell office:value-type="string" calcext:value-type="string">
            <text:p>uncharacterized protein LOC111100586 isoform X1 [Crassostrea virginica]</text:p>
          </table:table-cell>
        </table:table-row>
        <table:table-row table:style-name="ro1">
          <table:table-cell office:value-type="string" calcext:value-type="string">
            <text:p>XP_025102500.1</text:p>
          </table:table-cell>
          <table:table-cell office:value-type="string" calcext:value-type="string">
            <text:p>Chitin_synth_2</text:p>
          </table:table-cell>
          <table:table-cell office:value-type="float" office:value="4.2E-032" calcext:value-type="float">
            <text:p>4.2E-32</text:p>
          </table:table-cell>
          <table:table-cell office:value-type="float" office:value="2.1E-032" calcext:value-type="float">
            <text:p>2.1E-32</text:p>
          </table:table-cell>
          <table:table-cell office:value-type="float" office:value="1.3E-028" calcext:value-type="float">
            <text:p>1.3E-28</text:p>
          </table:table-cell>
          <table:table-cell office:value-type="string" calcext:value-type="string">
            <text:p>chitin synthase chs-2-like isoform X1 [Pomacea canaliculata]</text:p>
          </table:table-cell>
        </table:table-row>
        <table:table-row table:style-name="ro1">
          <table:table-cell office:value-type="string" calcext:value-type="string">
            <text:p>XP_043552707.1</text:p>
          </table:table-cell>
          <table:table-cell office:value-type="string" calcext:value-type="string">
            <text:p>Chitin_synth_2</text:p>
          </table:table-cell>
          <table:table-cell office:value-type="float" office:value="5.7E-032" calcext:value-type="float">
            <text:p>5.7E-32</text:p>
          </table:table-cell>
          <table:table-cell office:value-type="float" office:value="4.7E-029" calcext:value-type="float">
            <text:p>4.7E-29</text:p>
          </table:table-cell>
          <table:table-cell office:value-type="float" office:value="3E-025" calcext:value-type="float">
            <text:p>3E-25</text:p>
          </table:table-cell>
          <table:table-cell office:value-type="string" calcext:value-type="string">
            <text:p>chitin synthase chs-2-like [Chiloscyllium plagiosum]</text:p>
          </table:table-cell>
        </table:table-row>
        <table:table-row table:style-name="ro1">
          <table:table-cell office:value-type="string" calcext:value-type="string">
            <text:p>XP_011439386.2</text:p>
          </table:table-cell>
          <table:table-cell office:value-type="string" calcext:value-type="string">
            <text:p>Chitin_synth_2</text:p>
          </table:table-cell>
          <table:table-cell office:value-type="float" office:value="6.4E-032" calcext:value-type="float">
            <text:p>6.4E-32</text:p>
          </table:table-cell>
          <table:table-cell office:value-type="float" office:value="7.2E-031" calcext:value-type="float">
            <text:p>7.2E-31</text:p>
          </table:table-cell>
          <table:table-cell office:value-type="float" office:value="4.6E-027" calcext:value-type="float">
            <text:p>4.6E-27</text:p>
          </table:table-cell>
          <table:table-cell office:value-type="string" calcext:value-type="string">
            <text:p>chitin synthase chs-2 [Crassostrea gigas]</text:p>
          </table:table-cell>
        </table:table-row>
        <table:table-row table:style-name="ro1">
          <table:table-cell office:value-type="string" calcext:value-type="string">
            <text:p>XP_034330199.1</text:p>
          </table:table-cell>
          <table:table-cell office:value-type="string" calcext:value-type="string">
            <text:p>Chitin_synth_2</text:p>
          </table:table-cell>
          <table:table-cell office:value-type="float" office:value="8.7E-032" calcext:value-type="float">
            <text:p>8.7E-32</text:p>
          </table:table-cell>
          <table:table-cell office:value-type="float" office:value="2.9E-032" calcext:value-type="float">
            <text:p>2.9E-32</text:p>
          </table:table-cell>
          <table:table-cell office:value-type="float" office:value="1.9E-028" calcext:value-type="float">
            <text:p>1.9E-28</text:p>
          </table:table-cell>
          <table:table-cell office:value-type="string" calcext:value-type="string">
            <text:p>chitin synthase isoform X2 [Crassostrea gigas]</text:p>
          </table:table-cell>
        </table:table-row>
        <table:table-row table:style-name="ro1">
          <table:table-cell office:value-type="string" calcext:value-type="string">
            <text:p>XP_034330198.1</text:p>
          </table:table-cell>
          <table:table-cell office:value-type="string" calcext:value-type="string">
            <text:p>Chitin_synth_2</text:p>
          </table:table-cell>
          <table:table-cell office:value-type="float" office:value="9.5E-032" calcext:value-type="float">
            <text:p>9.5E-32</text:p>
          </table:table-cell>
          <table:table-cell office:value-type="float" office:value="3.1E-032" calcext:value-type="float">
            <text:p>3.1E-32</text:p>
          </table:table-cell>
          <table:table-cell office:value-type="float" office:value="2E-028" calcext:value-type="float">
            <text:p>2E-28</text:p>
          </table:table-cell>
          <table:table-cell office:value-type="string" calcext:value-type="string">
            <text:p>chitin synthase isoform X1 [Crassostrea gigas]</text:p>
          </table:table-cell>
        </table:table-row>
        <table:table-row table:style-name="ro1">
          <table:table-cell office:value-type="string" calcext:value-type="string">
            <text:p>XP_022324975.1</text:p>
          </table:table-cell>
          <table:table-cell office:value-type="string" calcext:value-type="string">
            <text:p>Chitin_synth_2</text:p>
          </table:table-cell>
          <table:table-cell office:value-type="float" office:value="1E-031" calcext:value-type="float">
            <text:p>1E-31</text:p>
          </table:table-cell>
          <table:table-cell office:value-type="float" office:value="2.4E-031" calcext:value-type="float">
            <text:p>2.4E-31</text:p>
          </table:table-cell>
          <table:table-cell office:value-type="float" office:value="1.5E-027" calcext:value-type="float">
            <text:p>1.5E-27</text:p>
          </table:table-cell>
          <table:table-cell office:value-type="string" calcext:value-type="string">
            <text:p>chitin synthase 1-like isoform X2 [Crassostrea virginica]</text:p>
          </table:table-cell>
        </table:table-row>
        <table:table-row table:style-name="ro1">
          <table:table-cell office:value-type="string" calcext:value-type="string">
            <text:p>XP_033830810.1</text:p>
          </table:table-cell>
          <table:table-cell office:value-type="string" calcext:value-type="string">
            <text:p>Chitin_synth_2</text:p>
          </table:table-cell>
          <table:table-cell office:value-type="float" office:value="1.2E-031" calcext:value-type="float">
            <text:p>1.2E-31</text:p>
          </table:table-cell>
          <table:table-cell office:value-type="float" office:value="2.2E-030" calcext:value-type="float">
            <text:p>2.2E-30</text:p>
          </table:table-cell>
          <table:table-cell office:value-type="float" office:value="1.4E-026" calcext:value-type="float">
            <text:p>1.4E-26</text:p>
          </table:table-cell>
          <table:table-cell office:value-type="string" calcext:value-type="string">
            <text:p>LOW QUALITY PROTEIN: chitin synthase chs-2-like [Periophthalmus magnuspinnatus]</text:p>
          </table:table-cell>
        </table:table-row>
        <table:table-row table:style-name="ro1">
          <table:table-cell office:value-type="string" calcext:value-type="string">
            <text:p>XP_035446236.1</text:p>
          </table:table-cell>
          <table:table-cell office:value-type="string" calcext:value-type="string">
            <text:p>Chitin_synth_2</text:p>
          </table:table-cell>
          <table:table-cell office:value-type="float" office:value="1.5E-031" calcext:value-type="float">
            <text:p>1.5E-31</text:p>
          </table:table-cell>
          <table:table-cell office:value-type="float" office:value="7.5E-031" calcext:value-type="float">
            <text:p>7.5E-31</text:p>
          </table:table-cell>
          <table:table-cell office:value-type="float" office:value="4.7E-027" calcext:value-type="float">
            <text:p>4.7E-27</text:p>
          </table:table-cell>
          <table:table-cell office:value-type="string" calcext:value-type="string">
            <text:p>chitin synthase chs-2-like isoform X2 [Spodoptera frugiperda]</text:p>
          </table:table-cell>
        </table:table-row>
        <table:table-row table:style-name="ro1">
          <table:table-cell office:value-type="string" calcext:value-type="string">
            <text:p>XP_035446235.1</text:p>
          </table:table-cell>
          <table:table-cell office:value-type="string" calcext:value-type="string">
            <text:p>Chitin_synth_2</text:p>
          </table:table-cell>
          <table:table-cell office:value-type="float" office:value="1.5E-031" calcext:value-type="float">
            <text:p>1.5E-31</text:p>
          </table:table-cell>
          <table:table-cell office:value-type="float" office:value="7.6E-031" calcext:value-type="float">
            <text:p>7.6E-31</text:p>
          </table:table-cell>
          <table:table-cell office:value-type="float" office:value="4.8E-027" calcext:value-type="float">
            <text:p>4.8E-27</text:p>
          </table:table-cell>
          <table:table-cell office:value-type="string" calcext:value-type="string">
            <text:p>chitin synthase chs-2-like isoform X1 [Spodoptera frugiperda]</text:p>
          </table:table-cell>
        </table:table-row>
        <table:table-row table:style-name="ro1">
          <table:table-cell office:value-type="string" calcext:value-type="string">
            <text:p>XP_035445780.1</text:p>
          </table:table-cell>
          <table:table-cell office:value-type="string" calcext:value-type="string">
            <text:p>Chitin_synth_2</text:p>
          </table:table-cell>
          <table:table-cell office:value-type="float" office:value="1.5E-031" calcext:value-type="float">
            <text:p>1.5E-31</text:p>
          </table:table-cell>
          <table:table-cell office:value-type="float" office:value="7.6E-031" calcext:value-type="float">
            <text:p>7.6E-31</text:p>
          </table:table-cell>
          <table:table-cell office:value-type="float" office:value="4.8E-027" calcext:value-type="float">
            <text:p>4.8E-27</text:p>
          </table:table-cell>
          <table:table-cell office:value-type="string" calcext:value-type="string">
            <text:p>LOW QUALITY PROTEIN: chitin synthase chs-2-like [Spodoptera frugiperda]</text:p>
          </table:table-cell>
        </table:table-row>
        <table:table-row table:style-name="ro1">
          <table:table-cell office:value-type="string" calcext:value-type="string">
            <text:p>XP_022324974.1</text:p>
          </table:table-cell>
          <table:table-cell office:value-type="string" calcext:value-type="string">
            <text:p>Chitin_synth_2</text:p>
          </table:table-cell>
          <table:table-cell office:value-type="float" office:value="1.5E-031" calcext:value-type="float">
            <text:p>1.5E-31</text:p>
          </table:table-cell>
          <table:table-cell office:value-type="float" office:value="2.9E-031" calcext:value-type="float">
            <text:p>2.9E-31</text:p>
          </table:table-cell>
          <table:table-cell office:value-type="float" office:value="1.8E-027" calcext:value-type="float">
            <text:p>1.8E-27</text:p>
          </table:table-cell>
          <table:table-cell office:value-type="string" calcext:value-type="string">
            <text:p>chitin synthase 1-like isoform X1 [Crassostrea virginica]</text:p>
          </table:table-cell>
        </table:table-row>
        <table:table-row table:style-name="ro1">
          <table:table-cell office:value-type="string" calcext:value-type="string">
            <text:p>XP_023200185.1</text:p>
          </table:table-cell>
          <table:table-cell office:value-type="string" calcext:value-type="string">
            <text:p>Chitin_synth_2</text:p>
          </table:table-cell>
          <table:table-cell office:value-type="float" office:value="1.9E-031" calcext:value-type="float">
            <text:p>1.9E-31</text:p>
          </table:table-cell>
          <table:table-cell office:value-type="float" office:value="5.6E-031" calcext:value-type="float">
            <text:p>5.6E-31</text:p>
          </table:table-cell>
          <table:table-cell office:value-type="float" office:value="3.5E-027" calcext:value-type="float">
            <text:p>3.5E-27</text:p>
          </table:table-cell>
          <table:table-cell office:value-type="string" calcext:value-type="string">
            <text:p>uncharacterized protein LOC102222640 [Xiphophorus maculatus]</text:p>
          </table:table-cell>
        </table:table-row>
        <table:table-row table:style-name="ro1">
          <table:table-cell office:value-type="string" calcext:value-type="string">
            <text:p>XP_027142389.1</text:p>
          </table:table-cell>
          <table:table-cell office:value-type="string" calcext:value-type="string">
            <text:p>Chitin_synth_2</text:p>
          </table:table-cell>
          <table:table-cell office:value-type="float" office:value="3.4E-031" calcext:value-type="float">
            <text:p>3.4E-31</text:p>
          </table:table-cell>
          <table:table-cell office:value-type="float" office:value="2.8E-031" calcext:value-type="float">
            <text:p>2.8E-31</text:p>
          </table:table-cell>
          <table:table-cell office:value-type="float" office:value="1.8E-027" calcext:value-type="float">
            <text:p>1.8E-27</text:p>
          </table:table-cell>
          <table:table-cell office:value-type="string" calcext:value-type="string">
            <text:p>chitin synthase [Larimichthys crocea]</text:p>
          </table:table-cell>
        </table:table-row>
        <table:table-row table:style-name="ro1">
          <table:table-cell office:value-type="string" calcext:value-type="string">
            <text:p>XP_041064420.1</text:p>
          </table:table-cell>
          <table:table-cell office:value-type="string" calcext:value-type="string">
            <text:p>Chitin_synth_2</text:p>
          </table:table-cell>
          <table:table-cell office:value-type="float" office:value="5.4E-031" calcext:value-type="float">
            <text:p>5.4E-31</text:p>
          </table:table-cell>
          <table:table-cell office:value-type="float" office:value="1.7E-028" calcext:value-type="float">
            <text:p>1.7E-28</text:p>
          </table:table-cell>
          <table:table-cell office:value-type="float" office:value="1.1E-024" calcext:value-type="float">
            <text:p>1.1E-24</text:p>
          </table:table-cell>
          <table:table-cell office:value-type="string" calcext:value-type="string">
            <text:p>chitin synthase chs-2-like isoform X2 [Carcharodon carcharias]</text:p>
          </table:table-cell>
        </table:table-row>
        <table:table-row table:style-name="ro1">
          <table:table-cell office:value-type="string" calcext:value-type="string">
            <text:p>XP_041064410.1</text:p>
          </table:table-cell>
          <table:table-cell office:value-type="string" calcext:value-type="string">
            <text:p>Chitin_synth_2</text:p>
          </table:table-cell>
          <table:table-cell office:value-type="float" office:value="5.5E-031" calcext:value-type="float">
            <text:p>5.5E-31</text:p>
          </table:table-cell>
          <table:table-cell office:value-type="float" office:value="1.7E-028" calcext:value-type="float">
            <text:p>1.7E-28</text:p>
          </table:table-cell>
          <table:table-cell office:value-type="float" office:value="1.1E-024" calcext:value-type="float">
            <text:p>1.1E-24</text:p>
          </table:table-cell>
          <table:table-cell office:value-type="string" calcext:value-type="string">
            <text:p>chitin synthase chs-2-like isoform X1 [Carcharodon carcharias]</text:p>
          </table:table-cell>
        </table:table-row>
        <table:table-row table:style-name="ro1">
          <table:table-cell office:value-type="string" calcext:value-type="string">
            <text:p>XP_041064429.1</text:p>
          </table:table-cell>
          <table:table-cell office:value-type="string" calcext:value-type="string">
            <text:p>Chitin_synth_2</text:p>
          </table:table-cell>
          <table:table-cell office:value-type="float" office:value="5.5E-031" calcext:value-type="float">
            <text:p>5.5E-31</text:p>
          </table:table-cell>
          <table:table-cell office:value-type="float" office:value="1.4E-028" calcext:value-type="float">
            <text:p>1.4E-28</text:p>
          </table:table-cell>
          <table:table-cell office:value-type="float" office:value="8.9E-025" calcext:value-type="float">
            <text:p>8.9E-25</text:p>
          </table:table-cell>
          <table:table-cell office:value-type="string" calcext:value-type="string">
            <text:p>chitin synthase chs-2-like isoform X3 [Carcharodon carcharias]</text:p>
          </table:table-cell>
        </table:table-row>
        <table:table-row table:style-name="ro1">
          <table:table-cell office:value-type="string" calcext:value-type="string">
            <text:p>XP_041811237.1</text:p>
          </table:table-cell>
          <table:table-cell office:value-type="string" calcext:value-type="string">
            <text:p>Chitin_synth_2</text:p>
          </table:table-cell>
          <table:table-cell office:value-type="float" office:value="9E-031" calcext:value-type="float">
            <text:p>9E-31</text:p>
          </table:table-cell>
          <table:table-cell office:value-type="float" office:value="4.3E-029" calcext:value-type="float">
            <text:p>4.3E-29</text:p>
          </table:table-cell>
          <table:table-cell office:value-type="float" office:value="2.7E-025" calcext:value-type="float">
            <text:p>2.7E-25</text:p>
          </table:table-cell>
          <table:table-cell office:value-type="string" calcext:value-type="string">
            <text:p>chitin synthase chs-2-like [Chelmon rostratus]</text:p>
          </table:table-cell>
        </table:table-row>
        <table:table-row table:style-name="ro1">
          <table:table-cell office:value-type="string" calcext:value-type="string">
            <text:p>XP_034400735.1</text:p>
          </table:table-cell>
          <table:table-cell office:value-type="string" calcext:value-type="string">
            <text:p>Chitin_synth_2</text:p>
          </table:table-cell>
          <table:table-cell office:value-type="float" office:value="9.3E-031" calcext:value-type="float">
            <text:p>9.3E-31</text:p>
          </table:table-cell>
          <table:table-cell office:value-type="float" office:value="4.2E-029" calcext:value-type="float">
            <text:p>4.2E-29</text:p>
          </table:table-cell>
          <table:table-cell office:value-type="float" office:value="2.7E-025" calcext:value-type="float">
            <text:p>2.7E-25</text:p>
          </table:table-cell>
          <table:table-cell office:value-type="string" calcext:value-type="string">
            <text:p>chitin synthase chs-2-like isoform X2 [Cyclopterus lumpus]</text:p>
          </table:table-cell>
        </table:table-row>
        <table:table-row table:style-name="ro1">
          <table:table-cell office:value-type="string" calcext:value-type="string">
            <text:p>XP_034400734.1</text:p>
          </table:table-cell>
          <table:table-cell office:value-type="string" calcext:value-type="string">
            <text:p>Chitin_synth_2</text:p>
          </table:table-cell>
          <table:table-cell office:value-type="float" office:value="1.1E-030" calcext:value-type="float">
            <text:p>1.1E-30</text:p>
          </table:table-cell>
          <table:table-cell office:value-type="float" office:value="3E-029" calcext:value-type="float">
            <text:p>3E-29</text:p>
          </table:table-cell>
          <table:table-cell office:value-type="float" office:value="1.9E-025" calcext:value-type="float">
            <text:p>1.9E-25</text:p>
          </table:table-cell>
          <table:table-cell office:value-type="string" calcext:value-type="string">
            <text:p>chitin synthase chs-2-like isoform X1 [Cyclopterus lumpus]</text:p>
          </table:table-cell>
        </table:table-row>
        <table:table-row table:style-name="ro1">
          <table:table-cell office:value-type="string" calcext:value-type="string">
            <text:p>XP_037908007.1</text:p>
          </table:table-cell>
          <table:table-cell office:value-type="string" calcext:value-type="string">
            <text:p>Chitin_synth_2</text:p>
          </table:table-cell>
          <table:table-cell office:value-type="float" office:value="1.1E-030" calcext:value-type="float">
            <text:p>1.1E-30</text:p>
          </table:table-cell>
          <table:table-cell office:value-type="float" office:value="1.1E-029" calcext:value-type="float">
            <text:p>1.1E-29</text:p>
          </table:table-cell>
          <table:table-cell office:value-type="float" office:value="7.2E-026" calcext:value-type="float">
            <text:p>7.2E-26</text:p>
          </table:table-cell>
          <table:table-cell office:value-type="string" calcext:value-type="string">
            <text:p>chitin synthase chs-2 [Hermetia illucens]</text:p>
          </table:table-cell>
        </table:table-row>
        <table:table-row table:style-name="ro1">
          <table:table-cell office:value-type="string" calcext:value-type="string">
            <text:p>XP_043674157.1</text:p>
          </table:table-cell>
          <table:table-cell office:value-type="string" calcext:value-type="string">
            <text:p>Chitin_synth_2</text:p>
          </table:table-cell>
          <table:table-cell office:value-type="float" office:value="1.1E-030" calcext:value-type="float">
            <text:p>1.1E-30</text:p>
          </table:table-cell>
          <table:table-cell office:value-type="float" office:value="7.2E-027" calcext:value-type="float">
            <text:p>7.2E-27</text:p>
          </table:table-cell>
          <table:table-cell office:value-type="float" office:value="4.5E-023" calcext:value-type="float">
            <text:p>4.5E-23</text:p>
          </table:table-cell>
          <table:table-cell office:value-type="string" calcext:value-type="string">
            <text:p>chitin synthase chs-2 isoform X4 [Vespula pensylvanica]</text:p>
          </table:table-cell>
        </table:table-row>
        <table:table-row table:style-name="ro1">
          <table:table-cell office:value-type="string" calcext:value-type="string">
            <text:p>XP_043674167.1</text:p>
          </table:table-cell>
          <table:table-cell office:value-type="string" calcext:value-type="string">
            <text:p>Chitin_synth_2</text:p>
          </table:table-cell>
          <table:table-cell office:value-type="float" office:value="1.1E-030" calcext:value-type="float">
            <text:p>1.1E-30</text:p>
          </table:table-cell>
          <table:table-cell office:value-type="float" office:value="7.2E-027" calcext:value-type="float">
            <text:p>7.2E-27</text:p>
          </table:table-cell>
          <table:table-cell office:value-type="float" office:value="4.6E-023" calcext:value-type="float">
            <text:p>4.6E-23</text:p>
          </table:table-cell>
          <table:table-cell office:value-type="string" calcext:value-type="string">
            <text:p>chitin synthase chs-2 isoform X5 [Vespula pensylvanica]</text:p>
          </table:table-cell>
        </table:table-row>
        <table:table-row table:style-name="ro1">
          <table:table-cell office:value-type="string" calcext:value-type="string">
            <text:p>XP_043674130.1</text:p>
          </table:table-cell>
          <table:table-cell office:value-type="string" calcext:value-type="string">
            <text:p>Chitin_synth_2</text:p>
          </table:table-cell>
          <table:table-cell office:value-type="float" office:value="1.1E-030" calcext:value-type="float">
            <text:p>1.1E-30</text:p>
          </table:table-cell>
          <table:table-cell office:value-type="float" office:value="7.2E-027" calcext:value-type="float">
            <text:p>7.2E-27</text:p>
          </table:table-cell>
          <table:table-cell office:value-type="float" office:value="4.6E-023" calcext:value-type="float">
            <text:p>4.6E-23</text:p>
          </table:table-cell>
          <table:table-cell office:value-type="string" calcext:value-type="string">
            <text:p>chitin synthase chs-2 isoform X1 [Vespula pensylvanica]</text:p>
          </table:table-cell>
        </table:table-row>
        <table:table-row table:style-name="ro1">
          <table:table-cell office:value-type="string" calcext:value-type="string">
            <text:p>XP_023201081.1</text:p>
          </table:table-cell>
          <table:table-cell office:value-type="string" calcext:value-type="string">
            <text:p>Chitin_synth_2</text:p>
          </table:table-cell>
          <table:table-cell office:value-type="float" office:value="1.4E-030" calcext:value-type="float">
            <text:p>1.4E-30</text:p>
          </table:table-cell>
          <table:table-cell office:value-type="float" office:value="1.9E-029" calcext:value-type="float">
            <text:p>1.9E-29</text:p>
          </table:table-cell>
          <table:table-cell office:value-type="float" office:value="1.2E-025" calcext:value-type="float">
            <text:p>1.2E-25</text:p>
          </table:table-cell>
          <table:table-cell office:value-type="string" calcext:value-type="string">
            <text:p>uncharacterized protein LOC102222895 [Xiphophorus maculatus]</text:p>
          </table:table-cell>
        </table:table-row>
        <table:table-row table:style-name="ro1">
          <table:table-cell office:value-type="string" calcext:value-type="string">
            <text:p>XP_035476930.1</text:p>
          </table:table-cell>
          <table:table-cell office:value-type="string" calcext:value-type="string">
            <text:p>Chitin_synth_2</text:p>
          </table:table-cell>
          <table:table-cell office:value-type="float" office:value="2.1E-030" calcext:value-type="float">
            <text:p>2.1E-30</text:p>
          </table:table-cell>
          <table:table-cell office:value-type="float" office:value="3.9E-028" calcext:value-type="float">
            <text:p>3.9E-28</text:p>
          </table:table-cell>
          <table:table-cell office:value-type="float" office:value="2.5E-024" calcext:value-type="float">
            <text:p>2.5E-24</text:p>
          </table:table-cell>
          <table:table-cell office:value-type="string" calcext:value-type="string">
            <text:p>chitin synthase chs-2-like [Scophthalmus maximus]</text:p>
          </table:table-cell>
        </table:table-row>
        <table:table-row table:style-name="ro1">
          <table:table-cell office:value-type="string" calcext:value-type="string">
            <text:p>XP_034304244.1</text:p>
          </table:table-cell>
          <table:table-cell office:value-type="string" calcext:value-type="string">
            <text:p>Chitin_synth_2</text:p>
          </table:table-cell>
          <table:table-cell office:value-type="float" office:value="2.2E-030" calcext:value-type="float">
            <text:p>2.2E-30</text:p>
          </table:table-cell>
          <table:table-cell office:value-type="float" office:value="9.7E-034" calcext:value-type="float">
            <text:p>9.7E-34</text:p>
          </table:table-cell>
          <table:table-cell office:value-type="float" office:value="6.2E-030" calcext:value-type="float">
            <text:p>6.2E-30</text:p>
          </table:table-cell>
          <table:table-cell office:value-type="string" calcext:value-type="string">
            <text:p>uncharacterized protein LOC105344892 [Crassostrea gigas]</text:p>
          </table:table-cell>
        </table:table-row>
        <table:table-row table:style-name="ro1">
          <table:table-cell office:value-type="string" calcext:value-type="string">
            <text:p>XP_044028431.1</text:p>
          </table:table-cell>
          <table:table-cell office:value-type="string" calcext:value-type="string">
            <text:p>Chitin_synth_2</text:p>
          </table:table-cell>
          <table:table-cell office:value-type="float" office:value="2.4E-030" calcext:value-type="float">
            <text:p>2.4E-30</text:p>
          </table:table-cell>
          <table:table-cell office:value-type="float" office:value="4E-028" calcext:value-type="float">
            <text:p>4E-28</text:p>
          </table:table-cell>
          <table:table-cell office:value-type="float" office:value="2.5E-024" calcext:value-type="float">
            <text:p>2.5E-24</text:p>
          </table:table-cell>
          <table:table-cell office:value-type="string" calcext:value-type="string">
            <text:p>chitin synthase chs-1-like [Siniperca chuatsi]</text:p>
          </table:table-cell>
        </table:table-row>
        <table:table-row table:style-name="ro1">
          <table:table-cell office:value-type="string" calcext:value-type="string">
            <text:p>XP_037651888.1</text:p>
          </table:table-cell>
          <table:table-cell office:value-type="string" calcext:value-type="string">
            <text:p>Chitin_synth_2</text:p>
          </table:table-cell>
          <table:table-cell office:value-type="float" office:value="2.7E-030" calcext:value-type="float">
            <text:p>2.7E-30</text:p>
          </table:table-cell>
          <table:table-cell office:value-type="float" office:value="5E-028" calcext:value-type="float">
            <text:p>5E-28</text:p>
          </table:table-cell>
          <table:table-cell office:value-type="float" office:value="3.2E-024" calcext:value-type="float">
            <text:p>3.2E-24</text:p>
          </table:table-cell>
          <table:table-cell office:value-type="string" calcext:value-type="string">
            <text:p>chitin synthase chs-2-like [Sebastes umbrosus]</text:p>
          </table:table-cell>
        </table:table-row>
        <table:table-row table:style-name="ro1">
          <table:table-cell office:value-type="string" calcext:value-type="string">
            <text:p>XP_028975709.2</text:p>
          </table:table-cell>
          <table:table-cell office:value-type="string" calcext:value-type="string">
            <text:p>Chitin_synth_2</text:p>
          </table:table-cell>
          <table:table-cell office:value-type="float" office:value="2.7E-030" calcext:value-type="float">
            <text:p>2.7E-30</text:p>
          </table:table-cell>
          <table:table-cell office:value-type="float" office:value="4.3E-030" calcext:value-type="float">
            <text:p>4.3E-30</text:p>
          </table:table-cell>
          <table:table-cell office:value-type="float" office:value="2.7E-026" calcext:value-type="float">
            <text:p>2.7E-26</text:p>
          </table:table-cell>
          <table:table-cell office:value-type="string" calcext:value-type="string">
            <text:p>chitin synthase chs-2-like [Esox lucius]</text:p>
          </table:table-cell>
        </table:table-row>
        <table:table-row table:style-name="ro1">
          <table:table-cell office:value-type="string" calcext:value-type="string">
            <text:p>XP_028453063.1</text:p>
          </table:table-cell>
          <table:table-cell office:value-type="string" calcext:value-type="string">
            <text:p>Chitin_synth_2</text:p>
          </table:table-cell>
          <table:table-cell office:value-type="float" office:value="2.9E-030" calcext:value-type="float">
            <text:p>2.9E-30</text:p>
          </table:table-cell>
          <table:table-cell office:value-type="float" office:value="6.5E-029" calcext:value-type="float">
            <text:p>6.5E-29</text:p>
          </table:table-cell>
          <table:table-cell office:value-type="float" office:value="4.1E-025" calcext:value-type="float">
            <text:p>4.1E-25</text:p>
          </table:table-cell>
          <table:table-cell office:value-type="string" calcext:value-type="string">
            <text:p>chitin synthase-like [Perca flavescens]</text:p>
          </table:table-cell>
        </table:table-row>
        <table:table-row table:style-name="ro1">
          <table:table-cell office:value-type="string" calcext:value-type="string">
            <text:p>XP_037297644.1</text:p>
          </table:table-cell>
          <table:table-cell office:value-type="string" calcext:value-type="string">
            <text:p>Chitin_synth_2</text:p>
          </table:table-cell>
          <table:table-cell office:value-type="float" office:value="3.4E-030" calcext:value-type="float">
            <text:p>3.4E-30</text:p>
          </table:table-cell>
          <table:table-cell office:value-type="float" office:value="4.3E-029" calcext:value-type="float">
            <text:p>4.3E-29</text:p>
          </table:table-cell>
          <table:table-cell office:value-type="float" office:value="2.7E-025" calcext:value-type="float">
            <text:p>2.7E-25</text:p>
          </table:table-cell>
          <table:table-cell office:value-type="string" calcext:value-type="string">
            <text:p>LOW QUALITY PROTEIN: chitin synthase chs-2 [Manduca sexta]</text:p>
          </table:table-cell>
        </table:table-row>
        <table:table-row table:style-name="ro1">
          <table:table-cell office:value-type="string" calcext:value-type="string">
            <text:p>XP_039977871.1</text:p>
          </table:table-cell>
          <table:table-cell office:value-type="string" calcext:value-type="string">
            <text:p>Chitin_synth_2</text:p>
          </table:table-cell>
          <table:table-cell office:value-type="float" office:value="3.5E-030" calcext:value-type="float">
            <text:p>3.5E-30</text:p>
          </table:table-cell>
          <table:table-cell office:value-type="float" office:value="1.2E-028" calcext:value-type="float">
            <text:p>1.2E-28</text:p>
          </table:table-cell>
          <table:table-cell office:value-type="float" office:value="7.5E-025" calcext:value-type="float">
            <text:p>7.5E-25</text:p>
          </table:table-cell>
          <table:table-cell office:value-type="string" calcext:value-type="string">
            <text:p>LOW QUALITY PROTEIN: chitin synthase chs-1-like [Xiphias gladius]</text:p>
          </table:table-cell>
        </table:table-row>
        <table:table-row table:style-name="ro1">
          <table:table-cell office:value-type="string" calcext:value-type="string">
            <text:p>XP_037866580.1</text:p>
          </table:table-cell>
          <table:table-cell office:value-type="string" calcext:value-type="string">
            <text:p>Chitin_synth_2</text:p>
          </table:table-cell>
          <table:table-cell office:value-type="float" office:value="3.8E-030" calcext:value-type="float">
            <text:p>3.8E-30</text:p>
          </table:table-cell>
          <table:table-cell office:value-type="float" office:value="7.9E-029" calcext:value-type="float">
            <text:p>7.9E-29</text:p>
          </table:table-cell>
          <table:table-cell office:value-type="float" office:value="5E-025" calcext:value-type="float">
            <text:p>5E-25</text:p>
          </table:table-cell>
          <table:table-cell office:value-type="string" calcext:value-type="string">
            <text:p>chitin synthase chs-2 [Bombyx mori]</text:p>
          </table:table-cell>
        </table:table-row>
        <table:table-row table:style-name="ro1">
          <table:table-cell office:value-type="string" calcext:value-type="string">
            <text:p>XP_022325550.1</text:p>
          </table:table-cell>
          <table:table-cell office:value-type="string" calcext:value-type="string">
            <text:p>Chitin_synth_2</text:p>
          </table:table-cell>
          <table:table-cell office:value-type="float" office:value="4.2E-030" calcext:value-type="float">
            <text:p>4.2E-30</text:p>
          </table:table-cell>
          <table:table-cell office:value-type="float" office:value="2.8E-030" calcext:value-type="float">
            <text:p>2.8E-30</text:p>
          </table:table-cell>
          <table:table-cell office:value-type="float" office:value="1.8E-026" calcext:value-type="float">
            <text:p>1.8E-26</text:p>
          </table:table-cell>
          <table:table-cell office:value-type="string" calcext:value-type="string">
            <text:p>LOW QUALITY PROTEIN: chitin synthase 2-like [Crassostrea virginica]</text:p>
          </table:table-cell>
        </table:table-row>
        <table:table-row table:style-name="ro1">
          <table:table-cell office:value-type="string" calcext:value-type="string">
            <text:p>XP_040909387.1</text:p>
          </table:table-cell>
          <table:table-cell office:value-type="string" calcext:value-type="string">
            <text:p>Chitin_synth_2</text:p>
          </table:table-cell>
          <table:table-cell office:value-type="float" office:value="4.5E-030" calcext:value-type="float">
            <text:p>4.5E-30</text:p>
          </table:table-cell>
          <table:table-cell office:value-type="float" office:value="1.8E-028" calcext:value-type="float">
            <text:p>1.8E-28</text:p>
          </table:table-cell>
          <table:table-cell office:value-type="float" office:value="1.1E-024" calcext:value-type="float">
            <text:p>1.1E-24</text:p>
          </table:table-cell>
          <table:table-cell office:value-type="string" calcext:value-type="string">
            <text:p>chitin synthase chs-1-like [Toxotes jaculatrix]</text:p>
          </table:table-cell>
        </table:table-row>
        <table:table-row table:style-name="ro1">
          <table:table-cell office:value-type="string" calcext:value-type="string">
            <text:p>XP_041867369.1</text:p>
          </table:table-cell>
          <table:table-cell office:value-type="string" calcext:value-type="string">
            <text:p>Chitin_synth_2</text:p>
          </table:table-cell>
          <table:table-cell office:value-type="float" office:value="4.7E-030" calcext:value-type="float">
            <text:p>4.7E-30</text:p>
          </table:table-cell>
          <table:table-cell office:value-type="float" office:value="6.2E-030" calcext:value-type="float">
            <text:p>6.2E-30</text:p>
          </table:table-cell>
          <table:table-cell office:value-type="float" office:value="4E-026" calcext:value-type="float">
            <text:p>4E-26</text:p>
          </table:table-cell>
          <table:table-cell office:value-type="string" calcext:value-type="string">
            <text:p>chitin synthase chs-2-like [Melanotaenia boesemani]</text:p>
          </table:table-cell>
        </table:table-row>
        <table:table-row table:style-name="ro1">
          <table:table-cell office:value-type="string" calcext:value-type="string">
            <text:p>XP_022537287.1</text:p>
          </table:table-cell>
          <table:table-cell office:value-type="string" calcext:value-type="string">
            <text:p>Chitin_synth_2</text:p>
          </table:table-cell>
          <table:table-cell office:value-type="float" office:value="5.3E-030" calcext:value-type="float">
            <text:p>5.3E-30</text:p>
          </table:table-cell>
          <table:table-cell office:value-type="float" office:value="6.9E-028" calcext:value-type="float">
            <text:p>6.9E-28</text:p>
          </table:table-cell>
          <table:table-cell office:value-type="float" office:value="4.4E-024" calcext:value-type="float">
            <text:p>4.4E-24</text:p>
          </table:table-cell>
          <table:table-cell office:value-type="string" calcext:value-type="string">
            <text:p>chitin synthase 2-like <text:s/>partial [Astyanax mexicanus]</text:p>
          </table:table-cell>
        </table:table-row>
        <table:table-row table:style-name="ro1">
          <table:table-cell office:value-type="string" calcext:value-type="string">
            <text:p>XP_033731956.1</text:p>
          </table:table-cell>
          <table:table-cell office:value-type="string" calcext:value-type="string">
            <text:p>Chitin_synth_2</text:p>
          </table:table-cell>
          <table:table-cell office:value-type="float" office:value="6E-030" calcext:value-type="float">
            <text:p>6E-30</text:p>
          </table:table-cell>
          <table:table-cell office:value-type="float" office:value="8.2E-030" calcext:value-type="float">
            <text:p>8.2E-30</text:p>
          </table:table-cell>
          <table:table-cell office:value-type="float" office:value="5.2E-026" calcext:value-type="float">
            <text:p>5.2E-26</text:p>
          </table:table-cell>
          <table:table-cell office:value-type="string" calcext:value-type="string">
            <text:p>chitin synthase chs-2-like isoform X2 [Pecten maximus]</text:p>
          </table:table-cell>
        </table:table-row>
        <table:table-row table:style-name="ro1">
          <table:table-cell office:value-type="string" calcext:value-type="string">
            <text:p>XP_044020426.1</text:p>
          </table:table-cell>
          <table:table-cell office:value-type="string" calcext:value-type="string">
            <text:p>Chitin_synth_2</text:p>
          </table:table-cell>
          <table:table-cell office:value-type="float" office:value="6.1E-030" calcext:value-type="float">
            <text:p>6.1E-30</text:p>
          </table:table-cell>
          <table:table-cell office:value-type="float" office:value="2.3E-028" calcext:value-type="float">
            <text:p>2.3E-28</text:p>
          </table:table-cell>
          <table:table-cell office:value-type="float" office:value="1.5E-024" calcext:value-type="float">
            <text:p>1.5E-24</text:p>
          </table:table-cell>
          <table:table-cell office:value-type="string" calcext:value-type="string">
            <text:p>chitin synthase chs-2 isoform X1 [Aphidius gifuensis]</text:p>
          </table:table-cell>
        </table:table-row>
        <table:table-row table:style-name="ro1">
          <table:table-cell office:value-type="string" calcext:value-type="string">
            <text:p>XP_044020427.1</text:p>
          </table:table-cell>
          <table:table-cell office:value-type="string" calcext:value-type="string">
            <text:p>Chitin_synth_2</text:p>
          </table:table-cell>
          <table:table-cell office:value-type="float" office:value="6.1E-030" calcext:value-type="float">
            <text:p>6.1E-30</text:p>
          </table:table-cell>
          <table:table-cell office:value-type="float" office:value="2.3E-028" calcext:value-type="float">
            <text:p>2.3E-28</text:p>
          </table:table-cell>
          <table:table-cell office:value-type="float" office:value="1.5E-024" calcext:value-type="float">
            <text:p>1.5E-24</text:p>
          </table:table-cell>
          <table:table-cell office:value-type="string" calcext:value-type="string">
            <text:p>chitin synthase chs-2 isoform X2 [Aphidius gifuensis]</text:p>
          </table:table-cell>
        </table:table-row>
        <table:table-row table:style-name="ro1">
          <table:table-cell office:value-type="string" calcext:value-type="string">
            <text:p>XP_033731955.1</text:p>
          </table:table-cell>
          <table:table-cell office:value-type="string" calcext:value-type="string">
            <text:p>Chitin_synth_2</text:p>
          </table:table-cell>
          <table:table-cell office:value-type="float" office:value="6.2E-030" calcext:value-type="float">
            <text:p>6.2E-30</text:p>
          </table:table-cell>
          <table:table-cell office:value-type="float" office:value="8.3E-030" calcext:value-type="float">
            <text:p>8.3E-30</text:p>
          </table:table-cell>
          <table:table-cell office:value-type="float" office:value="5.3E-026" calcext:value-type="float">
            <text:p>5.3E-26</text:p>
          </table:table-cell>
          <table:table-cell office:value-type="string" calcext:value-type="string">
            <text:p>chitin synthase chs-2-like isoform X1 [Pecten maximus]</text:p>
          </table:table-cell>
        </table:table-row>
        <table:table-row table:style-name="ro1">
          <table:table-cell office:value-type="string" calcext:value-type="string">
            <text:p>XP_035688090.1</text:p>
          </table:table-cell>
          <table:table-cell office:value-type="string" calcext:value-type="string">
            <text:p>Chitin_synth_2</text:p>
          </table:table-cell>
          <table:table-cell office:value-type="float" office:value="6.8E-030" calcext:value-type="float">
            <text:p>6.8E-30</text:p>
          </table:table-cell>
          <table:table-cell office:value-type="float" office:value="1.4E-026" calcext:value-type="float">
            <text:p>1.4E-26</text:p>
          </table:table-cell>
          <table:table-cell office:value-type="float" office:value="8.5E-023" calcext:value-type="float">
            <text:p>8.5E-23</text:p>
          </table:table-cell>
          <table:table-cell office:value-type="string" calcext:value-type="string">
            <text:p>chitin synthase chs-1-like [Branchiostoma floridae]</text:p>
          </table:table-cell>
        </table:table-row>
        <table:table-row table:style-name="ro1">
          <table:table-cell office:value-type="string" calcext:value-type="string">
            <text:p>XP_029637692.1</text:p>
          </table:table-cell>
          <table:table-cell office:value-type="string" calcext:value-type="string">
            <text:p>Chitin_synth_2</text:p>
          </table:table-cell>
          <table:table-cell office:value-type="float" office:value="7.2E-030" calcext:value-type="float">
            <text:p>7.2E-30</text:p>
          </table:table-cell>
          <table:table-cell office:value-type="float" office:value="6.8E-033" calcext:value-type="float">
            <text:p>6.8E-33</text:p>
          </table:table-cell>
          <table:table-cell office:value-type="float" office:value="4.3E-029" calcext:value-type="float">
            <text:p>4.3E-29</text:p>
          </table:table-cell>
          <table:table-cell office:value-type="string" calcext:value-type="string">
            <text:p>chitin synthase chs-1-like [Octopus vulgaris]</text:p>
          </table:table-cell>
        </table:table-row>
        <table:table-row table:style-name="ro1">
          <table:table-cell office:value-type="string" calcext:value-type="string">
            <text:p>XP_029023555.1</text:p>
          </table:table-cell>
          <table:table-cell office:value-type="string" calcext:value-type="string">
            <text:p>Chitin_synth_2</text:p>
          </table:table-cell>
          <table:table-cell office:value-type="float" office:value="7.6E-030" calcext:value-type="float">
            <text:p>7.6E-30</text:p>
          </table:table-cell>
          <table:table-cell office:value-type="float" office:value="3.4E-027" calcext:value-type="float">
            <text:p>3.4E-27</text:p>
          </table:table-cell>
          <table:table-cell office:value-type="float" office:value="2.1E-023" calcext:value-type="float">
            <text:p>2.1E-23</text:p>
          </table:table-cell>
          <table:table-cell office:value-type="string" calcext:value-type="string">
            <text:p>chitin synthase chs-2-like [Betta splendens]</text:p>
          </table:table-cell>
        </table:table-row>
        <table:table-row table:style-name="ro1">
          <table:table-cell office:value-type="string" calcext:value-type="string">
            <text:p>XP_042292064.1</text:p>
          </table:table-cell>
          <table:table-cell office:value-type="string" calcext:value-type="string">
            <text:p>Chitin_synth_2</text:p>
          </table:table-cell>
          <table:table-cell office:value-type="float" office:value="9.6E-030" calcext:value-type="float">
            <text:p>9.6E-30</text:p>
          </table:table-cell>
          <table:table-cell office:value-type="float" office:value="4E-029" calcext:value-type="float">
            <text:p>4E-29</text:p>
          </table:table-cell>
          <table:table-cell office:value-type="float" office:value="2.6E-025" calcext:value-type="float">
            <text:p>2.6E-25</text:p>
          </table:table-cell>
          <table:table-cell office:value-type="string" calcext:value-type="string">
            <text:p>chitin synthase chs-2-like [Thunnus maccoyii]</text:p>
          </table:table-cell>
        </table:table-row>
        <table:table-row table:style-name="ro1">
          <table:table-cell office:value-type="string" calcext:value-type="string">
            <text:p>XP_034400723.1</text:p>
          </table:table-cell>
          <table:table-cell office:value-type="string" calcext:value-type="string">
            <text:p>Chitin_synth_2</text:p>
          </table:table-cell>
          <table:table-cell office:value-type="float" office:value="1.2E-029" calcext:value-type="float">
            <text:p>1.2E-29</text:p>
          </table:table-cell>
          <table:table-cell office:value-type="float" office:value="2.3E-028" calcext:value-type="float">
            <text:p>2.3E-28</text:p>
          </table:table-cell>
          <table:table-cell office:value-type="float" office:value="1.5E-024" calcext:value-type="float">
            <text:p>1.5E-24</text:p>
          </table:table-cell>
          <table:table-cell office:value-type="string" calcext:value-type="string">
            <text:p>chitin synthase chs-1-like [Cyclopterus lumpus]</text:p>
          </table:table-cell>
        </table:table-row>
        <table:table-row table:style-name="ro1">
          <table:table-cell office:value-type="string" calcext:value-type="string">
            <text:p>XP_044192390.1</text:p>
          </table:table-cell>
          <table:table-cell office:value-type="string" calcext:value-type="string">
            <text:p>Chitin_synth_2</text:p>
          </table:table-cell>
          <table:table-cell office:value-type="float" office:value="1.6E-029" calcext:value-type="float">
            <text:p>1.6E-29</text:p>
          </table:table-cell>
          <table:table-cell office:value-type="float" office:value="5.5E-030" calcext:value-type="float">
            <text:p>5.5E-30</text:p>
          </table:table-cell>
          <table:table-cell office:value-type="float" office:value="3.5E-026" calcext:value-type="float">
            <text:p>3.5E-26</text:p>
          </table:table-cell>
          <table:table-cell office:value-type="string" calcext:value-type="string">
            <text:p>chitin synthase chs-1-like [Thunnus albacares]</text:p>
          </table:table-cell>
        </table:table-row>
        <table:table-row table:style-name="ro1">
          <table:table-cell office:value-type="string" calcext:value-type="string">
            <text:p>XP_041976405.1</text:p>
          </table:table-cell>
          <table:table-cell office:value-type="string" calcext:value-type="string">
            <text:p>Chitin_synth_2</text:p>
          </table:table-cell>
          <table:table-cell office:value-type="float" office:value="1.9E-029" calcext:value-type="float">
            <text:p>1.9E-29</text:p>
          </table:table-cell>
          <table:table-cell office:value-type="float" office:value="5.6E-028" calcext:value-type="float">
            <text:p>5.6E-28</text:p>
          </table:table-cell>
          <table:table-cell office:value-type="float" office:value="3.5E-024" calcext:value-type="float">
            <text:p>3.5E-24</text:p>
          </table:table-cell>
          <table:table-cell office:value-type="string" calcext:value-type="string">
            <text:p>chitin synthase chs-2-like [Aricia agestis]</text:p>
          </table:table-cell>
        </table:table-row>
        <table:table-row table:style-name="ro1">
          <table:table-cell office:value-type="string" calcext:value-type="string">
            <text:p>XP_034324491.1</text:p>
          </table:table-cell>
          <table:table-cell office:value-type="string" calcext:value-type="string">
            <text:p>Chitin_synth_2</text:p>
          </table:table-cell>
          <table:table-cell office:value-type="float" office:value="2.3E-029" calcext:value-type="float">
            <text:p>2.3E-29</text:p>
          </table:table-cell>
          <table:table-cell office:value-type="float" office:value="3.8E-028" calcext:value-type="float">
            <text:p>3.8E-28</text:p>
          </table:table-cell>
          <table:table-cell office:value-type="float" office:value="2.4E-024" calcext:value-type="float">
            <text:p>2.4E-24</text:p>
          </table:table-cell>
          <table:table-cell office:value-type="string" calcext:value-type="string">
            <text:p>chitin synthase chs-2-like [Crassostrea gigas]</text:p>
          </table:table-cell>
        </table:table-row>
        <table:table-row table:style-name="ro1">
          <table:table-cell office:value-type="string" calcext:value-type="string">
            <text:p>XP_042292066.1</text:p>
          </table:table-cell>
          <table:table-cell office:value-type="string" calcext:value-type="string">
            <text:p>Chitin_synth_2</text:p>
          </table:table-cell>
          <table:table-cell office:value-type="float" office:value="2.3E-029" calcext:value-type="float">
            <text:p>2.3E-29</text:p>
          </table:table-cell>
          <table:table-cell office:value-type="float" office:value="1.3E-029" calcext:value-type="float">
            <text:p>1.3E-29</text:p>
          </table:table-cell>
          <table:table-cell office:value-type="float" office:value="8.1E-026" calcext:value-type="float">
            <text:p>8.1E-26</text:p>
          </table:table-cell>
          <table:table-cell office:value-type="string" calcext:value-type="string">
            <text:p>chitin synthase chs-1-like [Thunnus maccoyii]</text:p>
          </table:table-cell>
        </table:table-row>
        <table:table-row table:style-name="ro1">
          <table:table-cell office:value-type="string" calcext:value-type="string">
            <text:p>XP_044192391.1</text:p>
          </table:table-cell>
          <table:table-cell office:value-type="string" calcext:value-type="string">
            <text:p>Chitin_synth_2</text:p>
          </table:table-cell>
          <table:table-cell office:value-type="float" office:value="2.6E-029" calcext:value-type="float">
            <text:p>2.6E-29</text:p>
          </table:table-cell>
          <table:table-cell office:value-type="float" office:value="1E-029" calcext:value-type="float">
            <text:p>1E-29</text:p>
          </table:table-cell>
          <table:table-cell office:value-type="float" office:value="6.5E-026" calcext:value-type="float">
            <text:p>6.5E-26</text:p>
          </table:table-cell>
          <table:table-cell office:value-type="string" calcext:value-type="string">
            <text:p>chitin synthase-like [Thunnus albacares]</text:p>
          </table:table-cell>
        </table:table-row>
        <table:table-row table:style-name="ro1">
          <table:table-cell office:value-type="string" calcext:value-type="string">
            <text:p>XP_031150652.1</text:p>
          </table:table-cell>
          <table:table-cell office:value-type="string" calcext:value-type="string">
            <text:p>Chitin_synth_2</text:p>
          </table:table-cell>
          <table:table-cell office:value-type="float" office:value="3.4E-029" calcext:value-type="float">
            <text:p>3.4E-29</text:p>
          </table:table-cell>
          <table:table-cell office:value-type="float" office:value="3E-026" calcext:value-type="float">
            <text:p>3E-26</text:p>
          </table:table-cell>
          <table:table-cell office:value-type="float" office:value="1.9E-022" calcext:value-type="float">
            <text:p>1.9E-22</text:p>
          </table:table-cell>
          <table:table-cell office:value-type="string" calcext:value-type="string">
            <text:p>chitin synthase chs-2-like [Sander lucioperca]</text:p>
          </table:table-cell>
        </table:table-row>
        <table:table-row table:style-name="ro1">
          <table:table-cell office:value-type="string" calcext:value-type="string">
            <text:p>NP_001034491.1</text:p>
          </table:table-cell>
          <table:table-cell office:value-type="string" calcext:value-type="string">
            <text:p>Chitin_synth_2</text:p>
          </table:table-cell>
          <table:table-cell office:value-type="float" office:value="4.1E-029" calcext:value-type="float">
            <text:p>4.1E-29</text:p>
          </table:table-cell>
          <table:table-cell office:value-type="float" office:value="4.3E-027" calcext:value-type="float">
            <text:p>4.3E-27</text:p>
          </table:table-cell>
          <table:table-cell office:value-type="float" office:value="2.7E-023" calcext:value-type="float">
            <text:p>2.7E-23</text:p>
          </table:table-cell>
          <table:table-cell office:value-type="string" calcext:value-type="string">
            <text:p>chitin synthase 1 [Tribolium castaneum]</text:p>
          </table:table-cell>
        </table:table-row>
        <table:table-row table:style-name="ro1">
          <table:table-cell office:value-type="string" calcext:value-type="string">
            <text:p>XP_008194188.1</text:p>
          </table:table-cell>
          <table:table-cell office:value-type="string" calcext:value-type="string">
            <text:p>Chitin_synth_2</text:p>
          </table:table-cell>
          <table:table-cell office:value-type="float" office:value="4.1E-029" calcext:value-type="float">
            <text:p>4.1E-29</text:p>
          </table:table-cell>
          <table:table-cell office:value-type="float" office:value="4.3E-027" calcext:value-type="float">
            <text:p>4.3E-27</text:p>
          </table:table-cell>
          <table:table-cell office:value-type="float" office:value="2.7E-023" calcext:value-type="float">
            <text:p>2.7E-23</text:p>
          </table:table-cell>
          <table:table-cell office:value-type="string" calcext:value-type="string">
            <text:p>PREDICTED: chitin synthase 1 isoform X1 [Tribolium castaneum]</text:p>
          </table:table-cell>
        </table:table-row>
        <table:table-row table:style-name="ro1">
          <table:table-cell office:value-type="string" calcext:value-type="string">
            <text:p>XP_034456199.1</text:p>
          </table:table-cell>
          <table:table-cell office:value-type="string" calcext:value-type="string">
            <text:p>Chitin_synth_2</text:p>
          </table:table-cell>
          <table:table-cell office:value-type="float" office:value="4.2E-029" calcext:value-type="float">
            <text:p>4.2E-29</text:p>
          </table:table-cell>
          <table:table-cell office:value-type="float" office:value="3.3E-028" calcext:value-type="float">
            <text:p>3.3E-28</text:p>
          </table:table-cell>
          <table:table-cell office:value-type="float" office:value="2.1E-024" calcext:value-type="float">
            <text:p>2.1E-24</text:p>
          </table:table-cell>
          <table:table-cell office:value-type="string" calcext:value-type="string">
            <text:p>LOW QUALITY PROTEIN: chitin synthase chs-2-like [Hippoglossus hippoglossus]</text:p>
          </table:table-cell>
        </table:table-row>
        <table:table-row table:style-name="ro1">
          <table:table-cell office:value-type="string" calcext:value-type="string">
            <text:p>XP_044580779.1</text:p>
          </table:table-cell>
          <table:table-cell office:value-type="string" calcext:value-type="string">
            <text:p>Chitin_synth_2</text:p>
          </table:table-cell>
          <table:table-cell office:value-type="float" office:value="4.5E-029" calcext:value-type="float">
            <text:p>4.5E-29</text:p>
          </table:table-cell>
          <table:table-cell office:value-type="float" office:value="2E-027" calcext:value-type="float">
            <text:p>2E-27</text:p>
          </table:table-cell>
          <table:table-cell office:value-type="float" office:value="1.3E-023" calcext:value-type="float">
            <text:p>1.3E-23</text:p>
          </table:table-cell>
          <table:table-cell office:value-type="string" calcext:value-type="string">
            <text:p>chitin synthase chs-2 isoform X2 [Cotesia glomerata]</text:p>
          </table:table-cell>
        </table:table-row>
        <table:table-row table:style-name="ro1">
          <table:table-cell office:value-type="string" calcext:value-type="string">
            <text:p>XP_044580778.1</text:p>
          </table:table-cell>
          <table:table-cell office:value-type="string" calcext:value-type="string">
            <text:p>Chitin_synth_2</text:p>
          </table:table-cell>
          <table:table-cell office:value-type="float" office:value="4.6E-029" calcext:value-type="float">
            <text:p>4.6E-29</text:p>
          </table:table-cell>
          <table:table-cell office:value-type="float" office:value="2E-027" calcext:value-type="float">
            <text:p>2E-27</text:p>
          </table:table-cell>
          <table:table-cell office:value-type="float" office:value="1.3E-023" calcext:value-type="float">
            <text:p>1.3E-23</text:p>
          </table:table-cell>
          <table:table-cell office:value-type="string" calcext:value-type="string">
            <text:p>chitin synthase chs-2 isoform X1 [Cotesia glomerata]</text:p>
          </table:table-cell>
        </table:table-row>
        <table:table-row table:style-name="ro1">
          <table:table-cell office:value-type="string" calcext:value-type="string">
            <text:p>XP_043674148.1</text:p>
          </table:table-cell>
          <table:table-cell office:value-type="string" calcext:value-type="string">
            <text:p>Chitin_synth_2</text:p>
          </table:table-cell>
          <table:table-cell office:value-type="float" office:value="4.7E-029" calcext:value-type="float">
            <text:p>4.7E-29</text:p>
          </table:table-cell>
          <table:table-cell office:value-type="float" office:value="3.5E-027" calcext:value-type="float">
            <text:p>3.5E-27</text:p>
          </table:table-cell>
          <table:table-cell office:value-type="float" office:value="2.2E-023" calcext:value-type="float">
            <text:p>2.2E-23</text:p>
          </table:table-cell>
          <table:table-cell office:value-type="string" calcext:value-type="string">
            <text:p>chitin synthase chs-2 isoform X3 [Vespula pensylvanica]</text:p>
          </table:table-cell>
        </table:table-row>
        <table:table-row table:style-name="ro1">
          <table:table-cell office:value-type="string" calcext:value-type="string">
            <text:p>XP_043674138.1</text:p>
          </table:table-cell>
          <table:table-cell office:value-type="string" calcext:value-type="string">
            <text:p>Chitin_synth_2</text:p>
          </table:table-cell>
          <table:table-cell office:value-type="float" office:value="4.8E-029" calcext:value-type="float">
            <text:p>4.8E-29</text:p>
          </table:table-cell>
          <table:table-cell office:value-type="float" office:value="3.5E-027" calcext:value-type="float">
            <text:p>3.5E-27</text:p>
          </table:table-cell>
          <table:table-cell office:value-type="float" office:value="2.2E-023" calcext:value-type="float">
            <text:p>2.2E-23</text:p>
          </table:table-cell>
          <table:table-cell office:value-type="string" calcext:value-type="string">
            <text:p>chitin synthase chs-2 isoform X2 [Vespula pensylvanica]</text:p>
          </table:table-cell>
        </table:table-row>
        <table:table-row table:style-name="ro1">
          <table:table-cell office:value-type="string" calcext:value-type="string">
            <text:p>XP_026299522.1</text:p>
          </table:table-cell>
          <table:table-cell office:value-type="string" calcext:value-type="string">
            <text:p>Chitin_synth_2</text:p>
          </table:table-cell>
          <table:table-cell office:value-type="float" office:value="5.1E-029" calcext:value-type="float">
            <text:p>5.1E-29</text:p>
          </table:table-cell>
          <table:table-cell office:value-type="float" office:value="1.7E-026" calcext:value-type="float">
            <text:p>1.7E-26</text:p>
          </table:table-cell>
          <table:table-cell office:value-type="float" office:value="1.1E-022" calcext:value-type="float">
            <text:p>1.1E-22</text:p>
          </table:table-cell>
          <table:table-cell office:value-type="string" calcext:value-type="string">
            <text:p>chitin synthase chs-2 isoform X6 [Apis mellifera]</text:p>
          </table:table-cell>
        </table:table-row>
        <table:table-row table:style-name="ro1">
          <table:table-cell office:value-type="string" calcext:value-type="string">
            <text:p>XP_016770737.1</text:p>
          </table:table-cell>
          <table:table-cell office:value-type="string" calcext:value-type="string">
            <text:p>Chitin_synth_2</text:p>
          </table:table-cell>
          <table:table-cell office:value-type="float" office:value="5.2E-029" calcext:value-type="float">
            <text:p>5.2E-29</text:p>
          </table:table-cell>
          <table:table-cell office:value-type="float" office:value="1.7E-026" calcext:value-type="float">
            <text:p>1.7E-26</text:p>
          </table:table-cell>
          <table:table-cell office:value-type="float" office:value="1.1E-022" calcext:value-type="float">
            <text:p>1.1E-22</text:p>
          </table:table-cell>
          <table:table-cell office:value-type="string" calcext:value-type="string">
            <text:p>chitin synthase chs-2 isoform X2 [Apis mellifera]</text:p>
          </table:table-cell>
        </table:table-row>
        <table:table-row table:style-name="ro1">
          <table:table-cell office:value-type="string" calcext:value-type="string">
            <text:p>XP_041372214.1</text:p>
          </table:table-cell>
          <table:table-cell office:value-type="string" calcext:value-type="string">
            <text:p>Chitin_synth_2</text:p>
          </table:table-cell>
          <table:table-cell office:value-type="float" office:value="5.6E-029" calcext:value-type="float">
            <text:p>5.6E-29</text:p>
          </table:table-cell>
          <table:table-cell office:value-type="float" office:value="4.8E-028" calcext:value-type="float">
            <text:p>4.8E-28</text:p>
          </table:table-cell>
          <table:table-cell office:value-type="float" office:value="3E-024" calcext:value-type="float">
            <text:p>3E-24</text:p>
          </table:table-cell>
          <table:table-cell office:value-type="string" calcext:value-type="string">
            <text:p>uncharacterized protein LOC121385560 isoform X3 [Gigantopelta aegis]</text:p>
          </table:table-cell>
        </table:table-row>
        <table:table-row table:style-name="ro1">
          <table:table-cell office:value-type="string" calcext:value-type="string">
            <text:p>XP_044192392.1</text:p>
          </table:table-cell>
          <table:table-cell office:value-type="string" calcext:value-type="string">
            <text:p>Chitin_synth_2</text:p>
          </table:table-cell>
          <table:table-cell office:value-type="float" office:value="5.7E-029" calcext:value-type="float">
            <text:p>5.7E-29</text:p>
          </table:table-cell>
          <table:table-cell office:value-type="float" office:value="5.9E-030" calcext:value-type="float">
            <text:p>5.9E-30</text:p>
          </table:table-cell>
          <table:table-cell office:value-type="float" office:value="3.7E-026" calcext:value-type="float">
            <text:p>3.7E-26</text:p>
          </table:table-cell>
          <table:table-cell office:value-type="string" calcext:value-type="string">
            <text:p>chitin synthase chs-2-like [Thunnus albacares]</text:p>
          </table:table-cell>
        </table:table-row>
        <table:table-row table:style-name="ro1">
          <table:table-cell office:value-type="string" calcext:value-type="string">
            <text:p>XP_030002395.1</text:p>
          </table:table-cell>
          <table:table-cell office:value-type="string" calcext:value-type="string">
            <text:p>Chitin_synth_2</text:p>
          </table:table-cell>
          <table:table-cell office:value-type="float" office:value="5.7E-029" calcext:value-type="float">
            <text:p>5.7E-29</text:p>
          </table:table-cell>
          <table:table-cell office:value-type="float" office:value="3.5E-029" calcext:value-type="float">
            <text:p>3.5E-29</text:p>
          </table:table-cell>
          <table:table-cell office:value-type="float" office:value="2.2E-025" calcext:value-type="float">
            <text:p>2.2E-25</text:p>
          </table:table-cell>
          <table:table-cell office:value-type="string" calcext:value-type="string">
            <text:p>chitin synthase chs-2-like [Sphaeramia orbicularis]</text:p>
          </table:table-cell>
        </table:table-row>
        <table:table-row table:style-name="ro1">
          <table:table-cell office:value-type="string" calcext:value-type="string">
            <text:p>XP_041372213.1</text:p>
          </table:table-cell>
          <table:table-cell office:value-type="string" calcext:value-type="string">
            <text:p>Chitin_synth_2</text:p>
          </table:table-cell>
          <table:table-cell office:value-type="float" office:value="5.8E-029" calcext:value-type="float">
            <text:p>5.8E-29</text:p>
          </table:table-cell>
          <table:table-cell office:value-type="float" office:value="4.9E-028" calcext:value-type="float">
            <text:p>4.9E-28</text:p>
          </table:table-cell>
          <table:table-cell office:value-type="float" office:value="3.1E-024" calcext:value-type="float">
            <text:p>3.1E-24</text:p>
          </table:table-cell>
          <table:table-cell office:value-type="string" calcext:value-type="string">
            <text:p>uncharacterized protein LOC121385560 isoform X2 [Gigantopelta aegis]</text:p>
          </table:table-cell>
        </table:table-row>
        <table:table-row table:style-name="ro1">
          <table:table-cell office:value-type="string" calcext:value-type="string">
            <text:p>XP_041372212.1</text:p>
          </table:table-cell>
          <table:table-cell office:value-type="string" calcext:value-type="string">
            <text:p>Chitin_synth_2</text:p>
          </table:table-cell>
          <table:table-cell office:value-type="float" office:value="5.8E-029" calcext:value-type="float">
            <text:p>5.8E-29</text:p>
          </table:table-cell>
          <table:table-cell office:value-type="float" office:value="4.9E-028" calcext:value-type="float">
            <text:p>4.9E-28</text:p>
          </table:table-cell>
          <table:table-cell office:value-type="float" office:value="3.1E-024" calcext:value-type="float">
            <text:p>3.1E-24</text:p>
          </table:table-cell>
          <table:table-cell office:value-type="string" calcext:value-type="string">
            <text:p>uncharacterized protein LOC121385560 isoform X1 [Gigantopelta aegis]</text:p>
          </table:table-cell>
        </table:table-row>
        <table:table-row table:style-name="ro1">
          <table:table-cell office:value-type="string" calcext:value-type="string">
            <text:p>XP_039765061.1</text:p>
          </table:table-cell>
          <table:table-cell office:value-type="string" calcext:value-type="string">
            <text:p>Chitin_synth_2</text:p>
          </table:table-cell>
          <table:table-cell office:value-type="float" office:value="5.8E-029" calcext:value-type="float">
            <text:p>5.8E-29</text:p>
          </table:table-cell>
          <table:table-cell office:value-type="float" office:value="6E-029" calcext:value-type="float">
            <text:p>6E-29</text:p>
          </table:table-cell>
          <table:table-cell office:value-type="float" office:value="3.8E-025" calcext:value-type="float">
            <text:p>3.8E-25</text:p>
          </table:table-cell>
          <table:table-cell office:value-type="string" calcext:value-type="string">
            <text:p>chitin synthase chs-2-like [Pararge aegeria]</text:p>
          </table:table-cell>
        </table:table-row>
        <table:table-row table:style-name="ro1">
          <table:table-cell office:value-type="string" calcext:value-type="string">
            <text:p>XP_039676153.1</text:p>
          </table:table-cell>
          <table:table-cell office:value-type="string" calcext:value-type="string">
            <text:p>Chitin_synth_2</text:p>
          </table:table-cell>
          <table:table-cell office:value-type="float" office:value="6.1E-029" calcext:value-type="float">
            <text:p>6.1E-29</text:p>
          </table:table-cell>
          <table:table-cell office:value-type="float" office:value="5.1E-027" calcext:value-type="float">
            <text:p>5.1E-27</text:p>
          </table:table-cell>
          <table:table-cell office:value-type="float" office:value="3.2E-023" calcext:value-type="float">
            <text:p>3.2E-23</text:p>
          </table:table-cell>
          <table:table-cell office:value-type="string" calcext:value-type="string">
            <text:p>chitin synthase-like [Perca fluviatilis]</text:p>
          </table:table-cell>
        </table:table-row>
        <table:table-row table:style-name="ro1">
          <table:table-cell office:value-type="string" calcext:value-type="string">
            <text:p>XP_001651163.1</text:p>
          </table:table-cell>
          <table:table-cell office:value-type="string" calcext:value-type="string">
            <text:p>Chitin_synth_2</text:p>
          </table:table-cell>
          <table:table-cell office:value-type="float" office:value="6.8E-029" calcext:value-type="float">
            <text:p>6.8E-29</text:p>
          </table:table-cell>
          <table:table-cell office:value-type="float" office:value="9.9E-030" calcext:value-type="float">
            <text:p>9.9E-30</text:p>
          </table:table-cell>
          <table:table-cell office:value-type="float" office:value="6.3E-026" calcext:value-type="float">
            <text:p>6.3E-26</text:p>
          </table:table-cell>
          <table:table-cell office:value-type="string" calcext:value-type="string">
            <text:p>uncharacterized protein LOC5566760 [Aedes aegypti]</text:p>
          </table:table-cell>
        </table:table-row>
        <table:table-row table:style-name="ro1">
          <table:table-cell office:value-type="string" calcext:value-type="string">
            <text:p>XP_029299165.1</text:p>
          </table:table-cell>
          <table:table-cell office:value-type="string" calcext:value-type="string">
            <text:p>Chitin_synth_2</text:p>
          </table:table-cell>
          <table:table-cell office:value-type="float" office:value="6.8E-029" calcext:value-type="float">
            <text:p>6.8E-29</text:p>
          </table:table-cell>
          <table:table-cell office:value-type="float" office:value="2.9E-027" calcext:value-type="float">
            <text:p>2.9E-27</text:p>
          </table:table-cell>
          <table:table-cell office:value-type="float" office:value="1.9E-023" calcext:value-type="float">
            <text:p>1.9E-23</text:p>
          </table:table-cell>
          <table:table-cell office:value-type="string" calcext:value-type="string">
            <text:p>chitin synthase chs-2-like [Cottoperca gobio]</text:p>
          </table:table-cell>
        </table:table-row>
        <table:table-row table:style-name="ro1">
          <table:table-cell office:value-type="string" calcext:value-type="string">
            <text:p>XP_035896926.1</text:p>
          </table:table-cell>
          <table:table-cell office:value-type="string" calcext:value-type="string">
            <text:p>Chitin_synth_2</text:p>
          </table:table-cell>
          <table:table-cell office:value-type="float" office:value="7.7E-029" calcext:value-type="float">
            <text:p>7.7E-29</text:p>
          </table:table-cell>
          <table:table-cell office:value-type="float" office:value="6.4E-030" calcext:value-type="float">
            <text:p>6.4E-30</text:p>
          </table:table-cell>
          <table:table-cell office:value-type="float" office:value="4E-026" calcext:value-type="float">
            <text:p>4E-26</text:p>
          </table:table-cell>
          <table:table-cell office:value-type="string" calcext:value-type="string">
            <text:p>chitin synthase chs-2-like isoform X3 [Anopheles stephensi]</text:p>
          </table:table-cell>
        </table:table-row>
        <table:table-row table:style-name="ro1">
          <table:table-cell office:value-type="string" calcext:value-type="string">
            <text:p>XP_032363514.1</text:p>
          </table:table-cell>
          <table:table-cell office:value-type="string" calcext:value-type="string">
            <text:p>Chitin_synth_2</text:p>
          </table:table-cell>
          <table:table-cell office:value-type="float" office:value="7.9E-029" calcext:value-type="float">
            <text:p>7.9E-29</text:p>
          </table:table-cell>
          <table:table-cell office:value-type="float" office:value="3.5E-029" calcext:value-type="float">
            <text:p>3.5E-29</text:p>
          </table:table-cell>
          <table:table-cell office:value-type="float" office:value="2.2E-025" calcext:value-type="float">
            <text:p>2.2E-25</text:p>
          </table:table-cell>
          <table:table-cell office:value-type="string" calcext:value-type="string">
            <text:p>LOW QUALITY PROTEIN: chitin synthase chs-2-like [Etheostoma spectabile]</text:p>
          </table:table-cell>
        </table:table-row>
        <table:table-row table:style-name="ro1">
          <table:table-cell office:value-type="string" calcext:value-type="string">
            <text:p>XP_041763561.1</text:p>
          </table:table-cell>
          <table:table-cell office:value-type="string" calcext:value-type="string">
            <text:p>Chitin_synth_2</text:p>
          </table:table-cell>
          <table:table-cell office:value-type="float" office:value="8.1E-029" calcext:value-type="float">
            <text:p>8.1E-29</text:p>
          </table:table-cell>
          <table:table-cell office:value-type="float" office:value="6.7E-030" calcext:value-type="float">
            <text:p>6.7E-30</text:p>
          </table:table-cell>
          <table:table-cell office:value-type="float" office:value="4.2E-026" calcext:value-type="float">
            <text:p>4.2E-26</text:p>
          </table:table-cell>
          <table:table-cell office:value-type="string" calcext:value-type="string">
            <text:p>chitin synthase chs-2-like [Anopheles merus]</text:p>
          </table:table-cell>
        </table:table-row>
        <table:table-row table:style-name="ro1">
          <table:table-cell office:value-type="string" calcext:value-type="string">
            <text:p>XP_321951.2</text:p>
          </table:table-cell>
          <table:table-cell office:value-type="string" calcext:value-type="string">
            <text:p>Chitin_synth_2</text:p>
          </table:table-cell>
          <table:table-cell office:value-type="float" office:value="8.1E-029" calcext:value-type="float">
            <text:p>8.1E-29</text:p>
          </table:table-cell>
          <table:table-cell office:value-type="float" office:value="6.7E-030" calcext:value-type="float">
            <text:p>6.7E-30</text:p>
          </table:table-cell>
          <table:table-cell office:value-type="float" office:value="4.2E-026" calcext:value-type="float">
            <text:p>4.2E-26</text:p>
          </table:table-cell>
          <table:table-cell office:value-type="string" calcext:value-type="string">
            <text:p>AGAP001205-PA [Anopheles gambiae str. PEST]</text:p>
          </table:table-cell>
        </table:table-row>
        <table:table-row table:style-name="ro1">
          <table:table-cell office:value-type="string" calcext:value-type="string">
            <text:p>XP_040155896.1</text:p>
          </table:table-cell>
          <table:table-cell office:value-type="string" calcext:value-type="string">
            <text:p>Chitin_synth_2</text:p>
          </table:table-cell>
          <table:table-cell office:value-type="float" office:value="8.1E-029" calcext:value-type="float">
            <text:p>8.1E-29</text:p>
          </table:table-cell>
          <table:table-cell office:value-type="float" office:value="6.7E-030" calcext:value-type="float">
            <text:p>6.7E-30</text:p>
          </table:table-cell>
          <table:table-cell office:value-type="float" office:value="4.2E-026" calcext:value-type="float">
            <text:p>4.2E-26</text:p>
          </table:table-cell>
          <table:table-cell office:value-type="string" calcext:value-type="string">
            <text:p>chitin synthase chs-2-like [Anopheles arabiensis]</text:p>
          </table:table-cell>
        </table:table-row>
        <table:table-row table:style-name="ro1">
          <table:table-cell office:value-type="string" calcext:value-type="string">
            <text:p>XP_040226936.1</text:p>
          </table:table-cell>
          <table:table-cell office:value-type="string" calcext:value-type="string">
            <text:p>Chitin_synth_2</text:p>
          </table:table-cell>
          <table:table-cell office:value-type="float" office:value="8.2E-029" calcext:value-type="float">
            <text:p>8.2E-29</text:p>
          </table:table-cell>
          <table:table-cell office:value-type="float" office:value="6.7E-030" calcext:value-type="float">
            <text:p>6.7E-30</text:p>
          </table:table-cell>
          <table:table-cell office:value-type="float" office:value="4.2E-026" calcext:value-type="float">
            <text:p>4.2E-26</text:p>
          </table:table-cell>
          <table:table-cell office:value-type="string" calcext:value-type="string">
            <text:p>LOW QUALITY PROTEIN: chitin synthase chs-2-like [Anopheles coluzzii]</text:p>
          </table:table-cell>
        </table:table-row>
        <table:table-row table:style-name="ro1">
          <table:table-cell office:value-type="string" calcext:value-type="string">
            <text:p>XP_035896925.1</text:p>
          </table:table-cell>
          <table:table-cell office:value-type="string" calcext:value-type="string">
            <text:p>Chitin_synth_2</text:p>
          </table:table-cell>
          <table:table-cell office:value-type="float" office:value="8.4E-029" calcext:value-type="float">
            <text:p>8.4E-29</text:p>
          </table:table-cell>
          <table:table-cell office:value-type="float" office:value="6.8E-030" calcext:value-type="float">
            <text:p>6.8E-30</text:p>
          </table:table-cell>
          <table:table-cell office:value-type="float" office:value="4.3E-026" calcext:value-type="float">
            <text:p>4.3E-26</text:p>
          </table:table-cell>
          <table:table-cell office:value-type="string" calcext:value-type="string">
            <text:p>chitin synthase chs-2-like isoform X2 [Anopheles stephensi]</text:p>
          </table:table-cell>
        </table:table-row>
        <table:table-row table:style-name="ro1">
          <table:table-cell office:value-type="string" calcext:value-type="string">
            <text:p>XP_035896924.1</text:p>
          </table:table-cell>
          <table:table-cell office:value-type="string" calcext:value-type="string">
            <text:p>Chitin_synth_2</text:p>
          </table:table-cell>
          <table:table-cell office:value-type="float" office:value="8.7E-029" calcext:value-type="float">
            <text:p>8.7E-29</text:p>
          </table:table-cell>
          <table:table-cell office:value-type="float" office:value="6.9E-030" calcext:value-type="float">
            <text:p>6.9E-30</text:p>
          </table:table-cell>
          <table:table-cell office:value-type="float" office:value="4.3E-026" calcext:value-type="float">
            <text:p>4.3E-26</text:p>
          </table:table-cell>
          <table:table-cell office:value-type="string" calcext:value-type="string">
            <text:p>chitin synthase chs-2-like isoform X1 [Anopheles stephensi]</text:p>
          </table:table-cell>
        </table:table-row>
        <table:table-row table:style-name="ro1">
          <table:table-cell office:value-type="string" calcext:value-type="string">
            <text:p>XP_006563373.1</text:p>
          </table:table-cell>
          <table:table-cell office:value-type="string" calcext:value-type="string">
            <text:p>Chitin_synth_2</text:p>
          </table:table-cell>
          <table:table-cell office:value-type="float" office:value="8.9E-029" calcext:value-type="float">
            <text:p>8.9E-29</text:p>
          </table:table-cell>
          <table:table-cell office:value-type="float" office:value="5.2E-027" calcext:value-type="float">
            <text:p>5.2E-27</text:p>
          </table:table-cell>
          <table:table-cell office:value-type="float" office:value="3.3E-023" calcext:value-type="float">
            <text:p>3.3E-23</text:p>
          </table:table-cell>
          <table:table-cell office:value-type="string" calcext:value-type="string">
            <text:p>chitin synthase chs-2 isoform X4 [Apis mellifera]</text:p>
          </table:table-cell>
        </table:table-row>
        <table:table-row table:style-name="ro1">
          <table:table-cell office:value-type="string" calcext:value-type="string">
            <text:p>XP_016770738.1</text:p>
          </table:table-cell>
          <table:table-cell office:value-type="string" calcext:value-type="string">
            <text:p>Chitin_synth_2</text:p>
          </table:table-cell>
          <table:table-cell office:value-type="float" office:value="9E-029" calcext:value-type="float">
            <text:p>9E-29</text:p>
          </table:table-cell>
          <table:table-cell office:value-type="float" office:value="5.2E-027" calcext:value-type="float">
            <text:p>5.2E-27</text:p>
          </table:table-cell>
          <table:table-cell office:value-type="float" office:value="3.3E-023" calcext:value-type="float">
            <text:p>3.3E-23</text:p>
          </table:table-cell>
          <table:table-cell office:value-type="string" calcext:value-type="string">
            <text:p>chitin synthase chs-2 isoform X3 [Apis mellifera]</text:p>
          </table:table-cell>
        </table:table-row>
        <table:table-row table:style-name="ro1">
          <table:table-cell office:value-type="string" calcext:value-type="string">
            <text:p>XP_016770736.1</text:p>
          </table:table-cell>
          <table:table-cell office:value-type="string" calcext:value-type="string">
            <text:p>Chitin_synth_2</text:p>
          </table:table-cell>
          <table:table-cell office:value-type="float" office:value="9E-029" calcext:value-type="float">
            <text:p>9E-29</text:p>
          </table:table-cell>
          <table:table-cell office:value-type="float" office:value="5.2E-027" calcext:value-type="float">
            <text:p>5.2E-27</text:p>
          </table:table-cell>
          <table:table-cell office:value-type="float" office:value="3.3E-023" calcext:value-type="float">
            <text:p>3.3E-23</text:p>
          </table:table-cell>
          <table:table-cell office:value-type="string" calcext:value-type="string">
            <text:p>chitin synthase chs-2 isoform X1 [Apis mellifera]</text:p>
          </table:table-cell>
        </table:table-row>
        <table:table-row table:style-name="ro1">
          <table:table-cell office:value-type="string" calcext:value-type="string">
            <text:p>XP_034748680.1</text:p>
          </table:table-cell>
          <table:table-cell office:value-type="string" calcext:value-type="string">
            <text:p>Chitin_synth_2</text:p>
          </table:table-cell>
          <table:table-cell office:value-type="float" office:value="9.3E-029" calcext:value-type="float">
            <text:p>9.3E-29</text:p>
          </table:table-cell>
          <table:table-cell office:value-type="float" office:value="4E-029" calcext:value-type="float">
            <text:p>4E-29</text:p>
          </table:table-cell>
          <table:table-cell office:value-type="float" office:value="2.6E-025" calcext:value-type="float">
            <text:p>2.6E-25</text:p>
          </table:table-cell>
          <table:table-cell office:value-type="string" calcext:value-type="string">
            <text:p>chitin synthase chs-2-like [Etheostoma cragini]</text:p>
          </table:table-cell>
        </table:table-row>
        <table:table-row table:style-name="ro1">
          <table:table-cell office:value-type="string" calcext:value-type="string">
            <text:p>XP_027892613.1</text:p>
          </table:table-cell>
          <table:table-cell office:value-type="string" calcext:value-type="string">
            <text:p>Chitin_synth_2</text:p>
          </table:table-cell>
          <table:table-cell office:value-type="float" office:value="9.4E-029" calcext:value-type="float">
            <text:p>9.4E-29</text:p>
          </table:table-cell>
          <table:table-cell office:value-type="float" office:value="7.7E-029" calcext:value-type="float">
            <text:p>7.7E-29</text:p>
          </table:table-cell>
          <table:table-cell office:value-type="float" office:value="4.9E-025" calcext:value-type="float">
            <text:p>4.9E-25</text:p>
          </table:table-cell>
          <table:table-cell office:value-type="string" calcext:value-type="string">
            <text:p>chitin synthase chs-2-like [Xiphophorus couchianus]</text:p>
          </table:table-cell>
        </table:table-row>
        <table:table-row table:style-name="ro1">
          <table:table-cell office:value-type="string" calcext:value-type="string">
            <text:p>XP_017847432.1</text:p>
          </table:table-cell>
          <table:table-cell office:value-type="string" calcext:value-type="string">
            <text:p>Chitin_synth_2</text:p>
          </table:table-cell>
          <table:table-cell office:value-type="float" office:value="1E-028" calcext:value-type="float">
            <text:p>1E-28</text:p>
          </table:table-cell>
          <table:table-cell office:value-type="float" office:value="2.8E-027" calcext:value-type="float">
            <text:p>2.8E-27</text:p>
          </table:table-cell>
          <table:table-cell office:value-type="float" office:value="1.8E-023" calcext:value-type="float">
            <text:p>1.8E-23</text:p>
          </table:table-cell>
          <table:table-cell office:value-type="string" calcext:value-type="string">
            <text:p>chitin synthase chs-2 isoform X2 [Drosophila busckii]</text:p>
          </table:table-cell>
        </table:table-row>
        <table:table-row table:style-name="ro1">
          <table:table-cell office:value-type="string" calcext:value-type="string">
            <text:p>XP_017847430.1</text:p>
          </table:table-cell>
          <table:table-cell office:value-type="string" calcext:value-type="string">
            <text:p>Chitin_synth_2</text:p>
          </table:table-cell>
          <table:table-cell office:value-type="float" office:value="1E-028" calcext:value-type="float">
            <text:p>1E-28</text:p>
          </table:table-cell>
          <table:table-cell office:value-type="float" office:value="2.8E-027" calcext:value-type="float">
            <text:p>2.8E-27</text:p>
          </table:table-cell>
          <table:table-cell office:value-type="float" office:value="1.8E-023" calcext:value-type="float">
            <text:p>1.8E-23</text:p>
          </table:table-cell>
          <table:table-cell office:value-type="string" calcext:value-type="string">
            <text:p>chitin synthase chs-2 isoform X1 [Drosophila busckii]</text:p>
          </table:table-cell>
        </table:table-row>
        <table:table-row table:style-name="ro1">
          <table:table-cell office:value-type="string" calcext:value-type="string">
            <text:p>XP_039977872.1</text:p>
          </table:table-cell>
          <table:table-cell office:value-type="string" calcext:value-type="string">
            <text:p>Chitin_synth_2</text:p>
          </table:table-cell>
          <table:table-cell office:value-type="float" office:value="1E-028" calcext:value-type="float">
            <text:p>1E-28</text:p>
          </table:table-cell>
          <table:table-cell office:value-type="float" office:value="5.3E-027" calcext:value-type="float">
            <text:p>5.3E-27</text:p>
          </table:table-cell>
          <table:table-cell office:value-type="float" office:value="3.4E-023" calcext:value-type="float">
            <text:p>3.4E-23</text:p>
          </table:table-cell>
          <table:table-cell office:value-type="string" calcext:value-type="string">
            <text:p>chitin synthase chs-1-like [Xiphias gladius]</text:p>
          </table:table-cell>
        </table:table-row>
        <table:table-row table:style-name="ro1">
          <table:table-cell office:value-type="string" calcext:value-type="string">
            <text:p>XP_041418720.1</text:p>
          </table:table-cell>
          <table:table-cell office:value-type="string" calcext:value-type="string">
            <text:p>Chitin_synth_2</text:p>
          </table:table-cell>
          <table:table-cell office:value-type="float" office:value="1.1E-028" calcext:value-type="float">
            <text:p>1.1E-28</text:p>
          </table:table-cell>
          <table:table-cell office:value-type="float" office:value="1E-026" calcext:value-type="float">
            <text:p>1E-26</text:p>
          </table:table-cell>
          <table:table-cell office:value-type="float" office:value="6.3E-023" calcext:value-type="float">
            <text:p>6.3E-23</text:p>
          </table:table-cell>
          <table:table-cell office:value-type="string" calcext:value-type="string">
            <text:p>chitin synthase chs-2 [Xenopus laevis]</text:p>
          </table:table-cell>
        </table:table-row>
        <table:table-row table:style-name="ro1">
          <table:table-cell office:value-type="string" calcext:value-type="string">
            <text:p>XP_039312563.1</text:p>
          </table:table-cell>
          <table:table-cell office:value-type="string" calcext:value-type="string">
            <text:p>Chitin_synth_2</text:p>
          </table:table-cell>
          <table:table-cell office:value-type="float" office:value="1.3E-028" calcext:value-type="float">
            <text:p>1.3E-28</text:p>
          </table:table-cell>
          <table:table-cell office:value-type="float" office:value="5.2E-027" calcext:value-type="float">
            <text:p>5.2E-27</text:p>
          </table:table-cell>
          <table:table-cell office:value-type="float" office:value="3.3E-023" calcext:value-type="float">
            <text:p>3.3E-23</text:p>
          </table:table-cell>
          <table:table-cell office:value-type="string" calcext:value-type="string">
            <text:p>chitin synthase chs-2 isoform X3 [Solenopsis invicta]</text:p>
          </table:table-cell>
        </table:table-row>
        <table:table-row table:style-name="ro1">
          <table:table-cell office:value-type="string" calcext:value-type="string">
            <text:p>XP_022330055.1</text:p>
          </table:table-cell>
          <table:table-cell office:value-type="string" calcext:value-type="string">
            <text:p>Chitin_synth_2</text:p>
          </table:table-cell>
          <table:table-cell office:value-type="float" office:value="1.4E-028" calcext:value-type="float">
            <text:p>1.4E-28</text:p>
          </table:table-cell>
          <table:table-cell office:value-type="float" office:value="9.2E-028" calcext:value-type="float">
            <text:p>9.2E-28</text:p>
          </table:table-cell>
          <table:table-cell office:value-type="float" office:value="5.8E-024" calcext:value-type="float">
            <text:p>5.8E-24</text:p>
          </table:table-cell>
          <table:table-cell office:value-type="string" calcext:value-type="string">
            <text:p>uncharacterized protein LOC111128616 [Crassostrea virginica]</text:p>
          </table:table-cell>
        </table:table-row>
        <table:table-row table:style-name="ro1">
          <table:table-cell office:value-type="string" calcext:value-type="string">
            <text:p>XP_033209264.1</text:p>
          </table:table-cell>
          <table:table-cell office:value-type="string" calcext:value-type="string">
            <text:p>Chitin_synth_2</text:p>
          </table:table-cell>
          <table:table-cell office:value-type="float" office:value="1.4E-028" calcext:value-type="float">
            <text:p>1.4E-28</text:p>
          </table:table-cell>
          <table:table-cell office:value-type="float" office:value="1.7E-027" calcext:value-type="float">
            <text:p>1.7E-27</text:p>
          </table:table-cell>
          <table:table-cell office:value-type="float" office:value="1.1E-023" calcext:value-type="float">
            <text:p>1.1E-23</text:p>
          </table:table-cell>
          <table:table-cell office:value-type="string" calcext:value-type="string">
            <text:p>chitin synthase chs-2 isoform X2 [Belonocnema treatae]</text:p>
          </table:table-cell>
        </table:table-row>
        <table:table-row table:style-name="ro1">
          <table:table-cell office:value-type="string" calcext:value-type="string">
            <text:p>XP_033209263.1</text:p>
          </table:table-cell>
          <table:table-cell office:value-type="string" calcext:value-type="string">
            <text:p>Chitin_synth_2</text:p>
          </table:table-cell>
          <table:table-cell office:value-type="float" office:value="1.4E-028" calcext:value-type="float">
            <text:p>1.4E-28</text:p>
          </table:table-cell>
          <table:table-cell office:value-type="float" office:value="1.7E-027" calcext:value-type="float">
            <text:p>1.7E-27</text:p>
          </table:table-cell>
          <table:table-cell office:value-type="float" office:value="1.1E-023" calcext:value-type="float">
            <text:p>1.1E-23</text:p>
          </table:table-cell>
          <table:table-cell office:value-type="string" calcext:value-type="string">
            <text:p>chitin synthase chs-2 isoform X1 [Belonocnema treatae]</text:p>
          </table:table-cell>
        </table:table-row>
        <table:table-row table:style-name="ro1">
          <table:table-cell office:value-type="string" calcext:value-type="string">
            <text:p>XP_034148233.1</text:p>
          </table:table-cell>
          <table:table-cell office:value-type="string" calcext:value-type="string">
            <text:p>Chitin_synth_2</text:p>
          </table:table-cell>
          <table:table-cell office:value-type="float" office:value="1.4E-028" calcext:value-type="float">
            <text:p>1.4E-28</text:p>
          </table:table-cell>
          <table:table-cell office:value-type="float" office:value="2.3E-032" calcext:value-type="float">
            <text:p>2.3E-32</text:p>
          </table:table-cell>
          <table:table-cell office:value-type="float" office:value="1.4E-028" calcext:value-type="float">
            <text:p>1.4E-28</text:p>
          </table:table-cell>
          <table:table-cell office:value-type="string" calcext:value-type="string">
            <text:p>chitin synthase chs-2-like isoform X2 [Esox lucius]</text:p>
          </table:table-cell>
        </table:table-row>
        <table:table-row table:style-name="ro1">
          <table:table-cell office:value-type="string" calcext:value-type="string">
            <text:p>XP_026826954.1</text:p>
          </table:table-cell>
          <table:table-cell office:value-type="string" calcext:value-type="string">
            <text:p>Chitin_synth_2</text:p>
          </table:table-cell>
          <table:table-cell office:value-type="float" office:value="1.4E-028" calcext:value-type="float">
            <text:p>1.4E-28</text:p>
          </table:table-cell>
          <table:table-cell office:value-type="float" office:value="2.9E-027" calcext:value-type="float">
            <text:p>2.9E-27</text:p>
          </table:table-cell>
          <table:table-cell office:value-type="float" office:value="1.8E-023" calcext:value-type="float">
            <text:p>1.8E-23</text:p>
          </table:table-cell>
          <table:table-cell office:value-type="string" calcext:value-type="string">
            <text:p>chitin synthase chs-2 [Ooceraea biroi]</text:p>
          </table:table-cell>
        </table:table-row>
        <table:table-row table:style-name="ro1">
          <table:table-cell office:value-type="string" calcext:value-type="string">
            <text:p>XP_022329203.1</text:p>
          </table:table-cell>
          <table:table-cell office:value-type="string" calcext:value-type="string">
            <text:p>Chitin_synth_2</text:p>
          </table:table-cell>
          <table:table-cell office:value-type="float" office:value="1.5E-028" calcext:value-type="float">
            <text:p>1.5E-28</text:p>
          </table:table-cell>
          <table:table-cell office:value-type="float" office:value="2.5E-029" calcext:value-type="float">
            <text:p>2.5E-29</text:p>
          </table:table-cell>
          <table:table-cell office:value-type="float" office:value="1.6E-025" calcext:value-type="float">
            <text:p>1.6E-25</text:p>
          </table:table-cell>
          <table:table-cell office:value-type="string" calcext:value-type="string">
            <text:p>uncharacterized protein LOC111128079 isoform X2 [Crassostrea virginica]</text:p>
          </table:table-cell>
        </table:table-row>
        <table:table-row table:style-name="ro1">
          <table:table-cell office:value-type="string" calcext:value-type="string">
            <text:p>XP_022329308.1</text:p>
          </table:table-cell>
          <table:table-cell office:value-type="string" calcext:value-type="string">
            <text:p>Chitin_synth_2</text:p>
          </table:table-cell>
          <table:table-cell office:value-type="float" office:value="1.7E-028" calcext:value-type="float">
            <text:p>1.7E-28</text:p>
          </table:table-cell>
          <table:table-cell office:value-type="float" office:value="2.7E-029" calcext:value-type="float">
            <text:p>2.7E-29</text:p>
          </table:table-cell>
          <table:table-cell office:value-type="float" office:value="1.7E-025" calcext:value-type="float">
            <text:p>1.7E-25</text:p>
          </table:table-cell>
          <table:table-cell office:value-type="string" calcext:value-type="string">
            <text:p>uncharacterized protein LOC111128135 [Crassostrea virginica]</text:p>
          </table:table-cell>
        </table:table-row>
        <table:table-row table:style-name="ro1">
          <table:table-cell office:value-type="string" calcext:value-type="string">
            <text:p>XP_038212848.1</text:p>
          </table:table-cell>
          <table:table-cell office:value-type="string" calcext:value-type="string">
            <text:p>Chitin_synth_2</text:p>
          </table:table-cell>
          <table:table-cell office:value-type="float" office:value="1.7E-028" calcext:value-type="float">
            <text:p>1.7E-28</text:p>
          </table:table-cell>
          <table:table-cell office:value-type="float" office:value="1.2E-028" calcext:value-type="float">
            <text:p>1.2E-28</text:p>
          </table:table-cell>
          <table:table-cell office:value-type="float" office:value="7.3E-025" calcext:value-type="float">
            <text:p>7.3E-25</text:p>
          </table:table-cell>
          <table:table-cell office:value-type="string" calcext:value-type="string">
            <text:p>chitin synthase chs-2-like [Zerene cesonia]</text:p>
          </table:table-cell>
        </table:table-row>
        <table:table-row table:style-name="ro1">
          <table:table-cell office:value-type="string" calcext:value-type="string">
            <text:p>XP_022329201.1</text:p>
          </table:table-cell>
          <table:table-cell office:value-type="string" calcext:value-type="string">
            <text:p>Chitin_synth_2</text:p>
          </table:table-cell>
          <table:table-cell office:value-type="float" office:value="1.8E-028" calcext:value-type="float">
            <text:p>1.8E-28</text:p>
          </table:table-cell>
          <table:table-cell office:value-type="float" office:value="2.7E-029" calcext:value-type="float">
            <text:p>2.7E-29</text:p>
          </table:table-cell>
          <table:table-cell office:value-type="float" office:value="1.7E-025" calcext:value-type="float">
            <text:p>1.7E-25</text:p>
          </table:table-cell>
          <table:table-cell office:value-type="string" calcext:value-type="string">
            <text:p>uncharacterized protein LOC111128079 isoform X1 [Crassostrea virginica]</text:p>
          </table:table-cell>
        </table:table-row>
        <table:table-row table:style-name="ro1">
          <table:table-cell office:value-type="string" calcext:value-type="string">
            <text:p>XP_012526631.1</text:p>
          </table:table-cell>
          <table:table-cell office:value-type="string" calcext:value-type="string">
            <text:p>Chitin_synth_2</text:p>
          </table:table-cell>
          <table:table-cell office:value-type="float" office:value="1.9E-028" calcext:value-type="float">
            <text:p>1.9E-28</text:p>
          </table:table-cell>
          <table:table-cell office:value-type="float" office:value="1.1E-026" calcext:value-type="float">
            <text:p>1.1E-26</text:p>
          </table:table-cell>
          <table:table-cell office:value-type="float" office:value="6.8E-023" calcext:value-type="float">
            <text:p>6.8E-23</text:p>
          </table:table-cell>
          <table:table-cell office:value-type="string" calcext:value-type="string">
            <text:p>chitin synthase chs-2 [Monomorium pharaonis]</text:p>
          </table:table-cell>
        </table:table-row>
        <table:table-row table:style-name="ro1">
          <table:table-cell office:value-type="string" calcext:value-type="string">
            <text:p>XP_041740501.1</text:p>
          </table:table-cell>
          <table:table-cell office:value-type="string" calcext:value-type="string">
            <text:p>Chitin_synth_2</text:p>
          </table:table-cell>
          <table:table-cell office:value-type="float" office:value="2.1E-028" calcext:value-type="float">
            <text:p>2.1E-28</text:p>
          </table:table-cell>
          <table:table-cell office:value-type="float" office:value="2E-027" calcext:value-type="float">
            <text:p>2E-27</text:p>
          </table:table-cell>
          <table:table-cell office:value-type="float" office:value="1.3E-023" calcext:value-type="float">
            <text:p>1.3E-23</text:p>
          </table:table-cell>
          <table:table-cell office:value-type="string" calcext:value-type="string">
            <text:p>chitin synthase chs-1-like [Coregonus clupeaformis]</text:p>
          </table:table-cell>
        </table:table-row>
        <table:table-row table:style-name="ro1">
          <table:table-cell office:value-type="string" calcext:value-type="string">
            <text:p>XP_042362933.1</text:p>
          </table:table-cell>
          <table:table-cell office:value-type="string" calcext:value-type="string">
            <text:p>Chitin_synth_2</text:p>
          </table:table-cell>
          <table:table-cell office:value-type="float" office:value="2.1E-028" calcext:value-type="float">
            <text:p>2.1E-28</text:p>
          </table:table-cell>
          <table:table-cell office:value-type="float" office:value="2.4E-028" calcext:value-type="float">
            <text:p>2.4E-28</text:p>
          </table:table-cell>
          <table:table-cell office:value-type="float" office:value="1.5E-024" calcext:value-type="float">
            <text:p>1.5E-24</text:p>
          </table:table-cell>
          <table:table-cell office:value-type="string" calcext:value-type="string">
            <text:p>chitin synthase chs-2-like [Plectropomus leopardus]</text:p>
          </table:table-cell>
        </table:table-row>
        <table:table-row table:style-name="ro1">
          <table:table-cell office:value-type="string" calcext:value-type="string">
            <text:p>XP_036945343.1</text:p>
          </table:table-cell>
          <table:table-cell office:value-type="string" calcext:value-type="string">
            <text:p>Chitin_synth_2</text:p>
          </table:table-cell>
          <table:table-cell office:value-type="float" office:value="2.2E-028" calcext:value-type="float">
            <text:p>2.2E-28</text:p>
          </table:table-cell>
          <table:table-cell office:value-type="float" office:value="5.9E-028" calcext:value-type="float">
            <text:p>5.9E-28</text:p>
          </table:table-cell>
          <table:table-cell office:value-type="float" office:value="3.7E-024" calcext:value-type="float">
            <text:p>3.7E-24</text:p>
          </table:table-cell>
          <table:table-cell office:value-type="string" calcext:value-type="string">
            <text:p>chitin synthase chs-1-like [Acanthopagrus latus]</text:p>
          </table:table-cell>
        </table:table-row>
        <table:table-row table:style-name="ro1">
          <table:table-cell office:value-type="string" calcext:value-type="string">
            <text:p>XP_011157245.1</text:p>
          </table:table-cell>
          <table:table-cell office:value-type="string" calcext:value-type="string">
            <text:p>Chitin_synth_2</text:p>
          </table:table-cell>
          <table:table-cell office:value-type="float" office:value="2.2E-028" calcext:value-type="float">
            <text:p>2.2E-28</text:p>
          </table:table-cell>
          <table:table-cell office:value-type="float" office:value="6.9E-027" calcext:value-type="float">
            <text:p>6.9E-27</text:p>
          </table:table-cell>
          <table:table-cell office:value-type="float" office:value="4.3E-023" calcext:value-type="float">
            <text:p>4.3E-23</text:p>
          </table:table-cell>
          <table:table-cell office:value-type="string" calcext:value-type="string">
            <text:p>chitin synthase chs-2 isoform X2 [Solenopsis invicta]</text:p>
          </table:table-cell>
        </table:table-row>
        <table:table-row table:style-name="ro1">
          <table:table-cell office:value-type="string" calcext:value-type="string">
            <text:p>XP_039594025.1</text:p>
          </table:table-cell>
          <table:table-cell office:value-type="string" calcext:value-type="string">
            <text:p>Chitin_synth_2</text:p>
          </table:table-cell>
          <table:table-cell office:value-type="float" office:value="2.2E-028" calcext:value-type="float">
            <text:p>2.2E-28</text:p>
          </table:table-cell>
          <table:table-cell office:value-type="float" office:value="3.8E-028" calcext:value-type="float">
            <text:p>3.8E-28</text:p>
          </table:table-cell>
          <table:table-cell office:value-type="float" office:value="2.4E-024" calcext:value-type="float">
            <text:p>2.4E-24</text:p>
          </table:table-cell>
          <table:table-cell office:value-type="string" calcext:value-type="string">
            <text:p>chitin synthase chs-2-like [Polypterus senegalus]</text:p>
          </table:table-cell>
        </table:table-row>
        <table:table-row table:style-name="ro1">
          <table:table-cell office:value-type="string" calcext:value-type="string">
            <text:p>XP_011157244.1</text:p>
          </table:table-cell>
          <table:table-cell office:value-type="string" calcext:value-type="string">
            <text:p>Chitin_synth_2</text:p>
          </table:table-cell>
          <table:table-cell office:value-type="float" office:value="2.2E-028" calcext:value-type="float">
            <text:p>2.2E-28</text:p>
          </table:table-cell>
          <table:table-cell office:value-type="float" office:value="6.9E-027" calcext:value-type="float">
            <text:p>6.9E-27</text:p>
          </table:table-cell>
          <table:table-cell office:value-type="float" office:value="4.3E-023" calcext:value-type="float">
            <text:p>4.3E-23</text:p>
          </table:table-cell>
          <table:table-cell office:value-type="string" calcext:value-type="string">
            <text:p>chitin synthase chs-2 isoform X1 [Solenopsis invicta]</text:p>
          </table:table-cell>
        </table:table-row>
        <table:table-row table:style-name="ro1">
          <table:table-cell office:value-type="string" calcext:value-type="string">
            <text:p>XP_018604742.2</text:p>
          </table:table-cell>
          <table:table-cell office:value-type="string" calcext:value-type="string">
            <text:p>Chitin_synth_2</text:p>
          </table:table-cell>
          <table:table-cell office:value-type="float" office:value="2.5E-028" calcext:value-type="float">
            <text:p>2.5E-28</text:p>
          </table:table-cell>
          <table:table-cell office:value-type="float" office:value="2.1E-026" calcext:value-type="float">
            <text:p>2.1E-26</text:p>
          </table:table-cell>
          <table:table-cell office:value-type="float" office:value="1.3E-022" calcext:value-type="float">
            <text:p>1.3E-22</text:p>
          </table:table-cell>
          <table:table-cell office:value-type="string" calcext:value-type="string">
            <text:p>chitin synthase-like [Scleropages formosus]</text:p>
          </table:table-cell>
        </table:table-row>
        <table:table-row table:style-name="ro1">
          <table:table-cell office:value-type="string" calcext:value-type="string">
            <text:p>XP_026727307.1</text:p>
          </table:table-cell>
          <table:table-cell office:value-type="string" calcext:value-type="string">
            <text:p>Chitin_synth_2</text:p>
          </table:table-cell>
          <table:table-cell office:value-type="float" office:value="2.6E-028" calcext:value-type="float">
            <text:p>2.6E-28</text:p>
          </table:table-cell>
          <table:table-cell office:value-type="float" office:value="1.5E-028" calcext:value-type="float">
            <text:p>1.5E-28</text:p>
          </table:table-cell>
          <table:table-cell office:value-type="float" office:value="9.7E-025" calcext:value-type="float">
            <text:p>9.7E-25</text:p>
          </table:table-cell>
          <table:table-cell office:value-type="string" calcext:value-type="string">
            <text:p>chitin synthase chs-2-like [Trichoplusia ni]</text:p>
          </table:table-cell>
        </table:table-row>
        <table:table-row table:style-name="ro1">
          <table:table-cell office:value-type="string" calcext:value-type="string">
            <text:p>XP_036945247.1</text:p>
          </table:table-cell>
          <table:table-cell office:value-type="string" calcext:value-type="string">
            <text:p>Chitin_synth_2</text:p>
          </table:table-cell>
          <table:table-cell office:value-type="float" office:value="2.7E-028" calcext:value-type="float">
            <text:p>2.7E-28</text:p>
          </table:table-cell>
          <table:table-cell office:value-type="float" office:value="9.2E-028" calcext:value-type="float">
            <text:p>9.2E-28</text:p>
          </table:table-cell>
          <table:table-cell office:value-type="float" office:value="5.8E-024" calcext:value-type="float">
            <text:p>5.8E-24</text:p>
          </table:table-cell>
          <table:table-cell office:value-type="string" calcext:value-type="string">
            <text:p>chitin synthase chs-2-like [Acanthopagrus latus]</text:p>
          </table:table-cell>
        </table:table-row>
        <table:table-row table:style-name="ro1">
          <table:table-cell office:value-type="string" calcext:value-type="string">
            <text:p>XP_039594348.1</text:p>
          </table:table-cell>
          <table:table-cell office:value-type="string" calcext:value-type="string">
            <text:p>Chitin_synth_2</text:p>
          </table:table-cell>
          <table:table-cell office:value-type="float" office:value="2.8E-028" calcext:value-type="float">
            <text:p>2.8E-28</text:p>
          </table:table-cell>
          <table:table-cell office:value-type="float" office:value="2E-024" calcext:value-type="float">
            <text:p>2E-24</text:p>
          </table:table-cell>
          <table:table-cell office:value-type="float" office:value="1.3E-020" calcext:value-type="float">
            <text:p>1.3E-20</text:p>
          </table:table-cell>
          <table:table-cell office:value-type="string" calcext:value-type="string">
            <text:p>chitin synthase chs-1-like [Polypterus senegalus]</text:p>
          </table:table-cell>
        </table:table-row>
        <table:table-row table:style-name="ro1">
          <table:table-cell office:value-type="string" calcext:value-type="string">
            <text:p>XP_025083193.1</text:p>
          </table:table-cell>
          <table:table-cell office:value-type="string" calcext:value-type="string">
            <text:p>Chitin_synth_2</text:p>
          </table:table-cell>
          <table:table-cell office:value-type="float" office:value="2.9E-028" calcext:value-type="float">
            <text:p>2.9E-28</text:p>
          </table:table-cell>
          <table:table-cell office:value-type="float" office:value="2.9" calcext:value-type="float">
            <text:p>2.9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LOW QUALITY PROTEIN: uncharacterized protein LOC112557502 [Pomacea canaliculata]</text:p>
          </table:table-cell>
        </table:table-row>
        <table:table-row table:style-name="ro1">
          <table:table-cell office:value-type="string" calcext:value-type="string">
            <text:p>XP_035990246.1</text:p>
          </table:table-cell>
          <table:table-cell office:value-type="string" calcext:value-type="string">
            <text:p>Chitin_synth_2</text:p>
          </table:table-cell>
          <table:table-cell office:value-type="float" office:value="3.1E-028" calcext:value-type="float">
            <text:p>3.1E-28</text:p>
          </table:table-cell>
          <table:table-cell office:value-type="float" office:value="3.7E-029" calcext:value-type="float">
            <text:p>3.7E-29</text:p>
          </table:table-cell>
          <table:table-cell office:value-type="float" office:value="2.4E-025" calcext:value-type="float">
            <text:p>2.4E-25</text:p>
          </table:table-cell>
          <table:table-cell office:value-type="string" calcext:value-type="string">
            <text:p>chitin synthase chs-2 [Fundulus heteroclitus]</text:p>
          </table:table-cell>
        </table:table-row>
        <table:table-row table:style-name="ro1">
          <table:table-cell office:value-type="string" calcext:value-type="string">
            <text:p>XP_011423725.2</text:p>
          </table:table-cell>
          <table:table-cell office:value-type="string" calcext:value-type="string">
            <text:p>Chitin_synth_2</text:p>
          </table:table-cell>
          <table:table-cell office:value-type="float" office:value="3.2E-028" calcext:value-type="float">
            <text:p>3.2E-28</text:p>
          </table:table-cell>
          <table:table-cell office:value-type="float" office:value="4.5E-029" calcext:value-type="float">
            <text:p>4.5E-29</text:p>
          </table:table-cell>
          <table:table-cell office:value-type="float" office:value="2.8E-025" calcext:value-type="float">
            <text:p>2.8E-25</text:p>
          </table:table-cell>
          <table:table-cell office:value-type="string" calcext:value-type="string">
            <text:p>uncharacterized protein LOC105325734 [Crassostrea gigas]</text:p>
          </table:table-cell>
        </table:table-row>
        <table:table-row table:style-name="ro1">
          <table:table-cell office:value-type="string" calcext:value-type="string">
            <text:p>XP_035038452.1</text:p>
          </table:table-cell>
          <table:table-cell office:value-type="string" calcext:value-type="string">
            <text:p>Chitin_synth_2</text:p>
          </table:table-cell>
          <table:table-cell office:value-type="float" office:value="3.7E-028" calcext:value-type="float">
            <text:p>3.7E-28</text:p>
          </table:table-cell>
          <table:table-cell office:value-type="float" office:value="2.7E-027" calcext:value-type="float">
            <text:p>2.7E-27</text:p>
          </table:table-cell>
          <table:table-cell office:value-type="float" office:value="1.7E-023" calcext:value-type="float">
            <text:p>1.7E-23</text:p>
          </table:table-cell>
          <table:table-cell office:value-type="string" calcext:value-type="string">
            <text:p>chitin synthase chs-2-like [Hippoglossus stenolepis]</text:p>
          </table:table-cell>
        </table:table-row>
        <table:table-row table:style-name="ro1">
          <table:table-cell office:value-type="string" calcext:value-type="string">
            <text:p>XP_034320183.1</text:p>
          </table:table-cell>
          <table:table-cell office:value-type="string" calcext:value-type="string">
            <text:p>Chitin_synth_2</text:p>
          </table:table-cell>
          <table:table-cell office:value-type="float" office:value="3.7E-028" calcext:value-type="float">
            <text:p>3.7E-28</text:p>
          </table:table-cell>
          <table:table-cell office:value-type="float" office:value="2.1E-029" calcext:value-type="float">
            <text:p>2.1E-29</text:p>
          </table:table-cell>
          <table:table-cell office:value-type="float" office:value="1.3E-025" calcext:value-type="float">
            <text:p>1.3E-25</text:p>
          </table:table-cell>
          <table:table-cell office:value-type="string" calcext:value-type="string">
            <text:p>uncharacterized protein LOC105345033 isoform X2 [Crassostrea gigas]</text:p>
          </table:table-cell>
        </table:table-row>
        <table:table-row table:style-name="ro1">
          <table:table-cell office:value-type="string" calcext:value-type="string">
            <text:p>XP_034664927.1</text:p>
          </table:table-cell>
          <table:table-cell office:value-type="string" calcext:value-type="string">
            <text:p>Chitin_synth_2</text:p>
          </table:table-cell>
          <table:table-cell office:value-type="float" office:value="3.8E-028" calcext:value-type="float">
            <text:p>3.8E-28</text:p>
          </table:table-cell>
          <table:table-cell office:value-type="float" office:value="6.1E-026" calcext:value-type="float">
            <text:p>6.1E-26</text:p>
          </table:table-cell>
          <table:table-cell office:value-type="float" office:value="3.8E-022" calcext:value-type="float">
            <text:p>3.8E-22</text:p>
          </table:table-cell>
          <table:table-cell office:value-type="string" calcext:value-type="string">
            <text:p>chitin synthase chs-2 isoform X2 [Drosophila subobscura]</text:p>
          </table:table-cell>
        </table:table-row>
        <table:table-row table:style-name="ro1">
          <table:table-cell office:value-type="string" calcext:value-type="string">
            <text:p>XP_034664926.1</text:p>
          </table:table-cell>
          <table:table-cell office:value-type="string" calcext:value-type="string">
            <text:p>Chitin_synth_2</text:p>
          </table:table-cell>
          <table:table-cell office:value-type="float" office:value="3.8E-028" calcext:value-type="float">
            <text:p>3.8E-28</text:p>
          </table:table-cell>
          <table:table-cell office:value-type="float" office:value="6.1E-026" calcext:value-type="float">
            <text:p>6.1E-26</text:p>
          </table:table-cell>
          <table:table-cell office:value-type="float" office:value="3.8E-022" calcext:value-type="float">
            <text:p>3.8E-22</text:p>
          </table:table-cell>
          <table:table-cell office:value-type="string" calcext:value-type="string">
            <text:p>chitin synthase chs-2 isoform X1 [Drosophila subobscura]</text:p>
          </table:table-cell>
        </table:table-row>
        <table:table-row table:style-name="ro1">
          <table:table-cell office:value-type="string" calcext:value-type="string">
            <text:p>XP_035255672.1</text:p>
          </table:table-cell>
          <table:table-cell office:value-type="string" calcext:value-type="string">
            <text:p>Chitin_synth_2</text:p>
          </table:table-cell>
          <table:table-cell office:value-type="float" office:value="4E-028" calcext:value-type="float">
            <text:p>4E-28</text:p>
          </table:table-cell>
          <table:table-cell office:value-type="float" office:value="5.5E-028" calcext:value-type="float">
            <text:p>5.5E-28</text:p>
          </table:table-cell>
          <table:table-cell office:value-type="float" office:value="3.4E-024" calcext:value-type="float">
            <text:p>3.4E-24</text:p>
          </table:table-cell>
          <table:table-cell office:value-type="string" calcext:value-type="string">
            <text:p>chitin synthase chs-2-like [Anguilla anguilla]</text:p>
          </table:table-cell>
        </table:table-row>
        <table:table-row table:style-name="ro1">
          <table:table-cell office:value-type="string" calcext:value-type="string">
            <text:p>XP_034320182.1</text:p>
          </table:table-cell>
          <table:table-cell office:value-type="string" calcext:value-type="string">
            <text:p>Chitin_synth_2</text:p>
          </table:table-cell>
          <table:table-cell office:value-type="float" office:value="4E-028" calcext:value-type="float">
            <text:p>4E-28</text:p>
          </table:table-cell>
          <table:table-cell office:value-type="float" office:value="2.1E-029" calcext:value-type="float">
            <text:p>2.1E-29</text:p>
          </table:table-cell>
          <table:table-cell office:value-type="float" office:value="1.4E-025" calcext:value-type="float">
            <text:p>1.4E-25</text:p>
          </table:table-cell>
          <table:table-cell office:value-type="string" calcext:value-type="string">
            <text:p>uncharacterized protein LOC105345033 isoform X1 [Crassostrea gigas]</text:p>
          </table:table-cell>
        </table:table-row>
        <table:table-row table:style-name="ro1">
          <table:table-cell office:value-type="string" calcext:value-type="string">
            <text:p>XP_040045278.1</text:p>
          </table:table-cell>
          <table:table-cell office:value-type="string" calcext:value-type="string">
            <text:p>Chitin_synth_2</text:p>
          </table:table-cell>
          <table:table-cell office:value-type="float" office:value="4.1E-028" calcext:value-type="float">
            <text:p>4.1E-28</text:p>
          </table:table-cell>
          <table:table-cell office:value-type="float" office:value="1.2E-026" calcext:value-type="float">
            <text:p>1.2E-26</text:p>
          </table:table-cell>
          <table:table-cell office:value-type="float" office:value="7.6E-023" calcext:value-type="float">
            <text:p>7.6E-23</text:p>
          </table:table-cell>
          <table:table-cell office:value-type="string" calcext:value-type="string">
            <text:p>chitin synthase chs-2-like [Gasterosteus aculeatus aculeatus]</text:p>
          </table:table-cell>
        </table:table-row>
        <table:table-row table:style-name="ro1">
          <table:table-cell office:value-type="string" calcext:value-type="string">
            <text:p>XP_038118969.1</text:p>
          </table:table-cell>
          <table:table-cell office:value-type="string" calcext:value-type="string">
            <text:p>Chitin_synth_2</text:p>
          </table:table-cell>
          <table:table-cell office:value-type="float" office:value="4.1E-028" calcext:value-type="float">
            <text:p>4.1E-28</text:p>
          </table:table-cell>
          <table:table-cell office:value-type="float" office:value="1.5E-029" calcext:value-type="float">
            <text:p>1.5E-29</text:p>
          </table:table-cell>
          <table:table-cell office:value-type="float" office:value="9.5E-026" calcext:value-type="float">
            <text:p>9.5E-26</text:p>
          </table:table-cell>
          <table:table-cell office:value-type="string" calcext:value-type="string">
            <text:p>chitin synthase chs-2 [Culex quinquefasciatus]</text:p>
          </table:table-cell>
        </table:table-row>
        <table:table-row table:style-name="ro1">
          <table:table-cell office:value-type="string" calcext:value-type="string">
            <text:p>XP_037728936.1</text:p>
          </table:table-cell>
          <table:table-cell office:value-type="string" calcext:value-type="string">
            <text:p>Chitin_synth_2</text:p>
          </table:table-cell>
          <table:table-cell office:value-type="float" office:value="4.3E-028" calcext:value-type="float">
            <text:p>4.3E-28</text:p>
          </table:table-cell>
          <table:table-cell office:value-type="float" office:value="5.6E-026" calcext:value-type="float">
            <text:p>5.6E-26</text:p>
          </table:table-cell>
          <table:table-cell office:value-type="float" office:value="3.5E-022" calcext:value-type="float">
            <text:p>3.5E-22</text:p>
          </table:table-cell>
          <table:table-cell office:value-type="string" calcext:value-type="string">
            <text:p>chitin synthase chs-2 isoform X3 [Drosophila subpulchrella]</text:p>
          </table:table-cell>
        </table:table-row>
        <table:table-row table:style-name="ro1">
          <table:table-cell office:value-type="string" calcext:value-type="string">
            <text:p>XP_001359390.4</text:p>
          </table:table-cell>
          <table:table-cell office:value-type="string" calcext:value-type="string">
            <text:p>Chitin_synth_2</text:p>
          </table:table-cell>
          <table:table-cell office:value-type="float" office:value="4.4E-028" calcext:value-type="float">
            <text:p>4.4E-28</text:p>
          </table:table-cell>
          <table:table-cell office:value-type="float" office:value="6.7E-026" calcext:value-type="float">
            <text:p>6.7E-26</text:p>
          </table:table-cell>
          <table:table-cell office:value-type="float" office:value="4.3E-022" calcext:value-type="float">
            <text:p>4.3E-22</text:p>
          </table:table-cell>
          <table:table-cell office:value-type="string" calcext:value-type="string">
            <text:p>chitin synthase chs-2 isoform X2 [Drosophila pseudoobscura]</text:p>
          </table:table-cell>
        </table:table-row>
        <table:table-row table:style-name="ro1">
          <table:table-cell office:value-type="string" calcext:value-type="string">
            <text:p>XP_033244515.1</text:p>
          </table:table-cell>
          <table:table-cell office:value-type="string" calcext:value-type="string">
            <text:p>Chitin_synth_2</text:p>
          </table:table-cell>
          <table:table-cell office:value-type="float" office:value="4.4E-028" calcext:value-type="float">
            <text:p>4.4E-28</text:p>
          </table:table-cell>
          <table:table-cell office:value-type="float" office:value="6.7E-026" calcext:value-type="float">
            <text:p>6.7E-26</text:p>
          </table:table-cell>
          <table:table-cell office:value-type="float" office:value="4.3E-022" calcext:value-type="float">
            <text:p>4.3E-22</text:p>
          </table:table-cell>
          <table:table-cell office:value-type="string" calcext:value-type="string">
            <text:p>chitin synthase chs-2 isoform X2 [Drosophila miranda]</text:p>
          </table:table-cell>
        </table:table-row>
        <table:table-row table:style-name="ro1">
          <table:table-cell office:value-type="string" calcext:value-type="string">
            <text:p>XP_003736740.2</text:p>
          </table:table-cell>
          <table:table-cell office:value-type="string" calcext:value-type="string">
            <text:p>Chitin_synth_2</text:p>
          </table:table-cell>
          <table:table-cell office:value-type="float" office:value="4.4E-028" calcext:value-type="float">
            <text:p>4.4E-28</text:p>
          </table:table-cell>
          <table:table-cell office:value-type="float" office:value="6.7E-026" calcext:value-type="float">
            <text:p>6.7E-26</text:p>
          </table:table-cell>
          <table:table-cell office:value-type="float" office:value="4.3E-022" calcext:value-type="float">
            <text:p>4.3E-22</text:p>
          </table:table-cell>
          <table:table-cell office:value-type="string" calcext:value-type="string">
            <text:p>chitin synthase chs-2 isoform X1 [Drosophila pseudoobscura]</text:p>
          </table:table-cell>
        </table:table-row>
        <table:table-row table:style-name="ro1">
          <table:table-cell office:value-type="string" calcext:value-type="string">
            <text:p>XP_017142971.1</text:p>
          </table:table-cell>
          <table:table-cell office:value-type="string" calcext:value-type="string">
            <text:p>Chitin_synth_2</text:p>
          </table:table-cell>
          <table:table-cell office:value-type="float" office:value="4.4E-028" calcext:value-type="float">
            <text:p>4.4E-28</text:p>
          </table:table-cell>
          <table:table-cell office:value-type="float" office:value="6.7E-026" calcext:value-type="float">
            <text:p>6.7E-26</text:p>
          </table:table-cell>
          <table:table-cell office:value-type="float" office:value="4.3E-022" calcext:value-type="float">
            <text:p>4.3E-22</text:p>
          </table:table-cell>
          <table:table-cell office:value-type="string" calcext:value-type="string">
            <text:p>chitin synthase chs-2 isoform X1 [Drosophila miranda]</text:p>
          </table:table-cell>
        </table:table-row>
        <table:table-row table:style-name="ro1">
          <table:table-cell office:value-type="string" calcext:value-type="string">
            <text:p>XP_033234120.1</text:p>
          </table:table-cell>
          <table:table-cell office:value-type="string" calcext:value-type="string">
            <text:p>Chitin_synth_2</text:p>
          </table:table-cell>
          <table:table-cell office:value-type="float" office:value="4.5E-028" calcext:value-type="float">
            <text:p>4.5E-28</text:p>
          </table:table-cell>
          <table:table-cell office:value-type="float" office:value="6.8E-026" calcext:value-type="float">
            <text:p>6.8E-26</text:p>
          </table:table-cell>
          <table:table-cell office:value-type="float" office:value="4.3E-022" calcext:value-type="float">
            <text:p>4.3E-22</text:p>
          </table:table-cell>
          <table:table-cell office:value-type="string" calcext:value-type="string">
            <text:p>chitin synthase chs-2 isoform X3 [Drosophila pseudoobscura]</text:p>
          </table:table-cell>
        </table:table-row>
        <table:table-row table:style-name="ro1">
          <table:table-cell office:value-type="string" calcext:value-type="string">
            <text:p>XP_038117595.1</text:p>
          </table:table-cell>
          <table:table-cell office:value-type="string" calcext:value-type="string">
            <text:p>Chitin_synth_2</text:p>
          </table:table-cell>
          <table:table-cell office:value-type="float" office:value="4.6E-028" calcext:value-type="float">
            <text:p>4.6E-28</text:p>
          </table:table-cell>
          <table:table-cell office:value-type="float" office:value="1.2E-025" calcext:value-type="float">
            <text:p>1.2E-25</text:p>
          </table:table-cell>
          <table:table-cell office:value-type="float" office:value="7.7E-022" calcext:value-type="float">
            <text:p>7.7E-22</text:p>
          </table:table-cell>
          <table:table-cell office:value-type="string" calcext:value-type="string">
            <text:p>chitin synthase chs-2 isoform X2 [Culex quinquefasciatus]</text:p>
          </table:table-cell>
        </table:table-row>
        <table:table-row table:style-name="ro1">
          <table:table-cell office:value-type="string" calcext:value-type="string">
            <text:p>XP_022307205.1</text:p>
          </table:table-cell>
          <table:table-cell office:value-type="string" calcext:value-type="string">
            <text:p>Chitin_synth_2</text:p>
          </table:table-cell>
          <table:table-cell office:value-type="float" office:value="4.6E-028" calcext:value-type="float">
            <text:p>4.6E-28</text:p>
          </table:table-cell>
          <table:table-cell office:value-type="float" office:value="7.3E-029" calcext:value-type="float">
            <text:p>7.3E-29</text:p>
          </table:table-cell>
          <table:table-cell office:value-type="float" office:value="4.6E-025" calcext:value-type="float">
            <text:p>4.6E-25</text:p>
          </table:table-cell>
          <table:table-cell office:value-type="string" calcext:value-type="string">
            <text:p>LOW QUALITY PROTEIN: uncharacterized protein LOC111113317 [Crassostrea virginica]</text:p>
          </table:table-cell>
        </table:table-row>
        <table:table-row table:style-name="ro1">
          <table:table-cell office:value-type="string" calcext:value-type="string">
            <text:p>XP_038117593.1</text:p>
          </table:table-cell>
          <table:table-cell office:value-type="string" calcext:value-type="string">
            <text:p>Chitin_synth_2</text:p>
          </table:table-cell>
          <table:table-cell office:value-type="float" office:value="4.6E-028" calcext:value-type="float">
            <text:p>4.6E-28</text:p>
          </table:table-cell>
          <table:table-cell office:value-type="float" office:value="1.2E-025" calcext:value-type="float">
            <text:p>1.2E-25</text:p>
          </table:table-cell>
          <table:table-cell office:value-type="float" office:value="7.7E-022" calcext:value-type="float">
            <text:p>7.7E-22</text:p>
          </table:table-cell>
          <table:table-cell office:value-type="string" calcext:value-type="string">
            <text:p>chitin synthase chs-2 isoform X1 [Culex quinquefasciatus]</text:p>
          </table:table-cell>
        </table:table-row>
        <table:table-row table:style-name="ro1">
          <table:table-cell office:value-type="string" calcext:value-type="string">
            <text:p>XP_044570061.1</text:p>
          </table:table-cell>
          <table:table-cell office:value-type="string" calcext:value-type="string">
            <text:p>Chitin_synth_2</text:p>
          </table:table-cell>
          <table:table-cell office:value-type="float" office:value="4.7E-028" calcext:value-type="float">
            <text:p>4.7E-28</text:p>
          </table:table-cell>
          <table:table-cell office:value-type="float" office:value="6E-026" calcext:value-type="float">
            <text:p>6E-26</text:p>
          </table:table-cell>
          <table:table-cell office:value-type="float" office:value="3.8E-022" calcext:value-type="float">
            <text:p>3.8E-22</text:p>
          </table:table-cell>
          <table:table-cell office:value-type="string" calcext:value-type="string">
            <text:p>chitin synthase chs-2 isoform X2 [Drosophila ananassae]</text:p>
          </table:table-cell>
        </table:table-row>
        <table:table-row table:style-name="ro1">
          <table:table-cell office:value-type="string" calcext:value-type="string">
            <text:p>XP_037728935.1</text:p>
          </table:table-cell>
          <table:table-cell office:value-type="string" calcext:value-type="string">
            <text:p>Chitin_synth_2</text:p>
          </table:table-cell>
          <table:table-cell office:value-type="float" office:value="4.7E-028" calcext:value-type="float">
            <text:p>4.7E-28</text:p>
          </table:table-cell>
          <table:table-cell office:value-type="float" office:value="6E-026" calcext:value-type="float">
            <text:p>6E-26</text:p>
          </table:table-cell>
          <table:table-cell office:value-type="float" office:value="3.8E-022" calcext:value-type="float">
            <text:p>3.8E-22</text:p>
          </table:table-cell>
          <table:table-cell office:value-type="string" calcext:value-type="string">
            <text:p>chitin synthase chs-2 isoform X2 [Drosophila subpulchrella]</text:p>
          </table:table-cell>
        </table:table-row>
        <table:table-row table:style-name="ro1">
          <table:table-cell office:value-type="string" calcext:value-type="string">
            <text:p>XP_016931842.2</text:p>
          </table:table-cell>
          <table:table-cell office:value-type="string" calcext:value-type="string">
            <text:p>Chitin_synth_2</text:p>
          </table:table-cell>
          <table:table-cell office:value-type="float" office:value="4.7E-028" calcext:value-type="float">
            <text:p>4.7E-28</text:p>
          </table:table-cell>
          <table:table-cell office:value-type="float" office:value="6E-026" calcext:value-type="float">
            <text:p>6E-26</text:p>
          </table:table-cell>
          <table:table-cell office:value-type="float" office:value="3.8E-022" calcext:value-type="float">
            <text:p>3.8E-22</text:p>
          </table:table-cell>
          <table:table-cell office:value-type="string" calcext:value-type="string">
            <text:p>chitin synthase chs-2 isoform X2 [Drosophila suzukii]</text:p>
          </table:table-cell>
        </table:table-row>
        <table:table-row table:style-name="ro1">
          <table:table-cell office:value-type="string" calcext:value-type="string">
            <text:p>XP_014766586.1</text:p>
          </table:table-cell>
          <table:table-cell office:value-type="string" calcext:value-type="string">
            <text:p>Chitin_synth_2</text:p>
          </table:table-cell>
          <table:table-cell office:value-type="float" office:value="4.8E-028" calcext:value-type="float">
            <text:p>4.8E-28</text:p>
          </table:table-cell>
          <table:table-cell office:value-type="float" office:value="6E-026" calcext:value-type="float">
            <text:p>6E-26</text:p>
          </table:table-cell>
          <table:table-cell office:value-type="float" office:value="3.8E-022" calcext:value-type="float">
            <text:p>3.8E-22</text:p>
          </table:table-cell>
          <table:table-cell office:value-type="string" calcext:value-type="string">
            <text:p>chitin synthase chs-2 isoform X1 [Drosophila ananassae]</text:p>
          </table:table-cell>
        </table:table-row>
        <table:table-row table:style-name="ro1">
          <table:table-cell office:value-type="string" calcext:value-type="string">
            <text:p>XP_032576209.1</text:p>
          </table:table-cell>
          <table:table-cell office:value-type="string" calcext:value-type="string">
            <text:p>Chitin_synth_2</text:p>
          </table:table-cell>
          <table:table-cell office:value-type="float" office:value="4.8E-028" calcext:value-type="float">
            <text:p>4.8E-28</text:p>
          </table:table-cell>
          <table:table-cell office:value-type="float" office:value="6E-026" calcext:value-type="float">
            <text:p>6E-26</text:p>
          </table:table-cell>
          <table:table-cell office:value-type="float" office:value="3.8E-022" calcext:value-type="float">
            <text:p>3.8E-22</text:p>
          </table:table-cell>
          <table:table-cell office:value-type="string" calcext:value-type="string">
            <text:p>chitin synthase chs-2 isoform X4 [Drosophila sechellia]</text:p>
          </table:table-cell>
        </table:table-row>
        <table:table-row table:style-name="ro1">
          <table:table-cell office:value-type="string" calcext:value-type="string">
            <text:p>XP_037728934.1</text:p>
          </table:table-cell>
          <table:table-cell office:value-type="string" calcext:value-type="string">
            <text:p>Chitin_synth_2</text:p>
          </table:table-cell>
          <table:table-cell office:value-type="float" office:value="4.8E-028" calcext:value-type="float">
            <text:p>4.8E-28</text:p>
          </table:table-cell>
          <table:table-cell office:value-type="float" office:value="6E-026" calcext:value-type="float">
            <text:p>6E-26</text:p>
          </table:table-cell>
          <table:table-cell office:value-type="float" office:value="3.8E-022" calcext:value-type="float">
            <text:p>3.8E-22</text:p>
          </table:table-cell>
          <table:table-cell office:value-type="string" calcext:value-type="string">
            <text:p>chitin synthase chs-2 isoform X1 [Drosophila subpulchrella]</text:p>
          </table:table-cell>
        </table:table-row>
        <table:table-row table:style-name="ro1">
          <table:table-cell office:value-type="string" calcext:value-type="string">
            <text:p>XP_033162002.1</text:p>
          </table:table-cell>
          <table:table-cell office:value-type="string" calcext:value-type="string">
            <text:p>Chitin_synth_2</text:p>
          </table:table-cell>
          <table:table-cell office:value-type="float" office:value="4.8E-028" calcext:value-type="float">
            <text:p>4.8E-28</text:p>
          </table:table-cell>
          <table:table-cell office:value-type="float" office:value="6E-026" calcext:value-type="float">
            <text:p>6E-26</text:p>
          </table:table-cell>
          <table:table-cell office:value-type="float" office:value="3.8E-022" calcext:value-type="float">
            <text:p>3.8E-22</text:p>
          </table:table-cell>
          <table:table-cell office:value-type="string" calcext:value-type="string">
            <text:p>chitin synthase chs-2 isoform X4 [Drosophila mauritiana]</text:p>
          </table:table-cell>
        </table:table-row>
        <table:table-row table:style-name="ro1">
          <table:table-cell office:value-type="string" calcext:value-type="string">
            <text:p>XP_039151484.1</text:p>
          </table:table-cell>
          <table:table-cell office:value-type="string" calcext:value-type="string">
            <text:p>Chitin_synth_2</text:p>
          </table:table-cell>
          <table:table-cell office:value-type="float" office:value="4.8E-028" calcext:value-type="float">
            <text:p>4.8E-28</text:p>
          </table:table-cell>
          <table:table-cell office:value-type="float" office:value="6E-026" calcext:value-type="float">
            <text:p>6E-26</text:p>
          </table:table-cell>
          <table:table-cell office:value-type="float" office:value="3.8E-022" calcext:value-type="float">
            <text:p>3.8E-22</text:p>
          </table:table-cell>
          <table:table-cell office:value-type="string" calcext:value-type="string">
            <text:p>chitin synthase chs-2 isoform X4 [Drosophila simulans]</text:p>
          </table:table-cell>
        </table:table-row>
        <table:table-row table:style-name="ro1">
          <table:table-cell office:value-type="string" calcext:value-type="string">
            <text:p>XP_032576207.1</text:p>
          </table:table-cell>
          <table:table-cell office:value-type="string" calcext:value-type="string">
            <text:p>Chitin_synth_2</text:p>
          </table:table-cell>
          <table:table-cell office:value-type="float" office:value="4.8E-028" calcext:value-type="float">
            <text:p>4.8E-28</text:p>
          </table:table-cell>
          <table:table-cell office:value-type="float" office:value="6E-026" calcext:value-type="float">
            <text:p>6E-26</text:p>
          </table:table-cell>
          <table:table-cell office:value-type="float" office:value="3.8E-022" calcext:value-type="float">
            <text:p>3.8E-22</text:p>
          </table:table-cell>
          <table:table-cell office:value-type="string" calcext:value-type="string">
            <text:p>chitin synthase chs-2 isoform X2 [Drosophila sechellia]</text:p>
          </table:table-cell>
        </table:table-row>
        <table:table-row table:style-name="ro1">
          <table:table-cell office:value-type="string" calcext:value-type="string">
            <text:p>XP_036674875.1</text:p>
          </table:table-cell>
          <table:table-cell office:value-type="string" calcext:value-type="string">
            <text:p>Chitin_synth_2</text:p>
          </table:table-cell>
          <table:table-cell office:value-type="float" office:value="4.8E-028" calcext:value-type="float">
            <text:p>4.8E-28</text:p>
          </table:table-cell>
          <table:table-cell office:value-type="float" office:value="6E-026" calcext:value-type="float">
            <text:p>6E-26</text:p>
          </table:table-cell>
          <table:table-cell office:value-type="float" office:value="3.8E-022" calcext:value-type="float">
            <text:p>3.8E-22</text:p>
          </table:table-cell>
          <table:table-cell office:value-type="string" calcext:value-type="string">
            <text:p>chitin synthase chs-2 isoform X1 [Drosophila suzukii]</text:p>
          </table:table-cell>
        </table:table-row>
        <table:table-row table:style-name="ro1">
          <table:table-cell office:value-type="string" calcext:value-type="string">
            <text:p>XP_033161999.1</text:p>
          </table:table-cell>
          <table:table-cell office:value-type="string" calcext:value-type="string">
            <text:p>Chitin_synth_2</text:p>
          </table:table-cell>
          <table:table-cell office:value-type="float" office:value="4.8E-028" calcext:value-type="float">
            <text:p>4.8E-28</text:p>
          </table:table-cell>
          <table:table-cell office:value-type="float" office:value="6E-026" calcext:value-type="float">
            <text:p>6E-26</text:p>
          </table:table-cell>
          <table:table-cell office:value-type="float" office:value="3.8E-022" calcext:value-type="float">
            <text:p>3.8E-22</text:p>
          </table:table-cell>
          <table:table-cell office:value-type="string" calcext:value-type="string">
            <text:p>chitin synthase chs-2 isoform X2 [Drosophila mauritiana]</text:p>
          </table:table-cell>
        </table:table-row>
        <table:table-row table:style-name="ro1">
          <table:table-cell office:value-type="string" calcext:value-type="string">
            <text:p>XP_016033300.1</text:p>
          </table:table-cell>
          <table:table-cell office:value-type="string" calcext:value-type="string">
            <text:p>Chitin_synth_2</text:p>
          </table:table-cell>
          <table:table-cell office:value-type="float" office:value="4.8E-028" calcext:value-type="float">
            <text:p>4.8E-28</text:p>
          </table:table-cell>
          <table:table-cell office:value-type="float" office:value="6E-026" calcext:value-type="float">
            <text:p>6E-26</text:p>
          </table:table-cell>
          <table:table-cell office:value-type="float" office:value="3.8E-022" calcext:value-type="float">
            <text:p>3.8E-22</text:p>
          </table:table-cell>
          <table:table-cell office:value-type="string" calcext:value-type="string">
            <text:p>chitin synthase chs-2 isoform X2 [Drosophila simulans]</text:p>
          </table:table-cell>
        </table:table-row>
        <table:table-row table:style-name="ro1">
          <table:table-cell office:value-type="string" calcext:value-type="string">
            <text:p>NP_730928.2</text:p>
          </table:table-cell>
          <table:table-cell office:value-type="string" calcext:value-type="string">
            <text:p>Chitin_synth_2</text:p>
          </table:table-cell>
          <table:table-cell office:value-type="float" office:value="4.8E-028" calcext:value-type="float">
            <text:p>4.8E-28</text:p>
          </table:table-cell>
          <table:table-cell office:value-type="float" office:value="6E-026" calcext:value-type="float">
            <text:p>6E-26</text:p>
          </table:table-cell>
          <table:table-cell office:value-type="float" office:value="3.8E-022" calcext:value-type="float">
            <text:p>3.8E-22</text:p>
          </table:table-cell>
          <table:table-cell office:value-type="string" calcext:value-type="string">
            <text:p>krotzkopf verkehrt <text:s/>isoform D [Drosophila melanogaster]</text:p>
          </table:table-cell>
        </table:table-row>
        <table:table-row table:style-name="ro1">
          <table:table-cell office:value-type="string" calcext:value-type="string">
            <text:p>XP_032576208.1</text:p>
          </table:table-cell>
          <table:table-cell office:value-type="string" calcext:value-type="string">
            <text:p>Chitin_synth_2</text:p>
          </table:table-cell>
          <table:table-cell office:value-type="float" office:value="4.8E-028" calcext:value-type="float">
            <text:p>4.8E-28</text:p>
          </table:table-cell>
          <table:table-cell office:value-type="float" office:value="6E-026" calcext:value-type="float">
            <text:p>6E-26</text:p>
          </table:table-cell>
          <table:table-cell office:value-type="float" office:value="3.8E-022" calcext:value-type="float">
            <text:p>3.8E-22</text:p>
          </table:table-cell>
          <table:table-cell office:value-type="string" calcext:value-type="string">
            <text:p>chitin synthase chs-2 isoform X3 [Drosophila sechellia]</text:p>
          </table:table-cell>
        </table:table-row>
        <table:table-row table:style-name="ro1">
          <table:table-cell office:value-type="string" calcext:value-type="string">
            <text:p>XP_033162000.1</text:p>
          </table:table-cell>
          <table:table-cell office:value-type="string" calcext:value-type="string">
            <text:p>Chitin_synth_2</text:p>
          </table:table-cell>
          <table:table-cell office:value-type="float" office:value="4.8E-028" calcext:value-type="float">
            <text:p>4.8E-28</text:p>
          </table:table-cell>
          <table:table-cell office:value-type="float" office:value="6E-026" calcext:value-type="float">
            <text:p>6E-26</text:p>
          </table:table-cell>
          <table:table-cell office:value-type="float" office:value="3.8E-022" calcext:value-type="float">
            <text:p>3.8E-22</text:p>
          </table:table-cell>
          <table:table-cell office:value-type="string" calcext:value-type="string">
            <text:p>chitin synthase chs-2 isoform X3 [Drosophila mauritiana]</text:p>
          </table:table-cell>
        </table:table-row>
        <table:table-row table:style-name="ro1">
          <table:table-cell office:value-type="string" calcext:value-type="string">
            <text:p>XP_016033302.1</text:p>
          </table:table-cell>
          <table:table-cell office:value-type="string" calcext:value-type="string">
            <text:p>Chitin_synth_2</text:p>
          </table:table-cell>
          <table:table-cell office:value-type="float" office:value="4.8E-028" calcext:value-type="float">
            <text:p>4.8E-28</text:p>
          </table:table-cell>
          <table:table-cell office:value-type="float" office:value="6E-026" calcext:value-type="float">
            <text:p>6E-26</text:p>
          </table:table-cell>
          <table:table-cell office:value-type="float" office:value="3.8E-022" calcext:value-type="float">
            <text:p>3.8E-22</text:p>
          </table:table-cell>
          <table:table-cell office:value-type="string" calcext:value-type="string">
            <text:p>chitin synthase chs-2 isoform X3 [Drosophila simulans]</text:p>
          </table:table-cell>
        </table:table-row>
        <table:table-row table:style-name="ro1">
          <table:table-cell office:value-type="string" calcext:value-type="string">
            <text:p>XP_032576205.1</text:p>
          </table:table-cell>
          <table:table-cell office:value-type="string" calcext:value-type="string">
            <text:p>Chitin_synth_2</text:p>
          </table:table-cell>
          <table:table-cell office:value-type="float" office:value="4.8E-028" calcext:value-type="float">
            <text:p>4.8E-28</text:p>
          </table:table-cell>
          <table:table-cell office:value-type="float" office:value="6E-026" calcext:value-type="float">
            <text:p>6E-26</text:p>
          </table:table-cell>
          <table:table-cell office:value-type="float" office:value="3.8E-022" calcext:value-type="float">
            <text:p>3.8E-22</text:p>
          </table:table-cell>
          <table:table-cell office:value-type="string" calcext:value-type="string">
            <text:p>chitin synthase chs-2 isoform X1 [Drosophila sechellia]</text:p>
          </table:table-cell>
        </table:table-row>
        <table:table-row table:style-name="ro1">
          <table:table-cell office:value-type="string" calcext:value-type="string">
            <text:p>XP_033161995.1</text:p>
          </table:table-cell>
          <table:table-cell office:value-type="string" calcext:value-type="string">
            <text:p>Chitin_synth_2</text:p>
          </table:table-cell>
          <table:table-cell office:value-type="float" office:value="4.8E-028" calcext:value-type="float">
            <text:p>4.8E-28</text:p>
          </table:table-cell>
          <table:table-cell office:value-type="float" office:value="6E-026" calcext:value-type="float">
            <text:p>6E-26</text:p>
          </table:table-cell>
          <table:table-cell office:value-type="float" office:value="3.8E-022" calcext:value-type="float">
            <text:p>3.8E-22</text:p>
          </table:table-cell>
          <table:table-cell office:value-type="string" calcext:value-type="string">
            <text:p>chitin synthase chs-2 isoform X1 [Drosophila mauritiana]</text:p>
          </table:table-cell>
        </table:table-row>
        <table:table-row table:style-name="ro1">
          <table:table-cell office:value-type="string" calcext:value-type="string">
            <text:p>XP_016033301.1</text:p>
          </table:table-cell>
          <table:table-cell office:value-type="string" calcext:value-type="string">
            <text:p>Chitin_synth_2</text:p>
          </table:table-cell>
          <table:table-cell office:value-type="float" office:value="4.8E-028" calcext:value-type="float">
            <text:p>4.8E-28</text:p>
          </table:table-cell>
          <table:table-cell office:value-type="float" office:value="6E-026" calcext:value-type="float">
            <text:p>6E-26</text:p>
          </table:table-cell>
          <table:table-cell office:value-type="float" office:value="3.8E-022" calcext:value-type="float">
            <text:p>3.8E-22</text:p>
          </table:table-cell>
          <table:table-cell office:value-type="string" calcext:value-type="string">
            <text:p>chitin synthase chs-2 isoform X1 [Drosophila simulans]</text:p>
          </table:table-cell>
        </table:table-row>
        <table:table-row table:style-name="ro1">
          <table:table-cell office:value-type="string" calcext:value-type="string">
            <text:p>NP_524233.1</text:p>
          </table:table-cell>
          <table:table-cell office:value-type="string" calcext:value-type="string">
            <text:p>Chitin_synth_2</text:p>
          </table:table-cell>
          <table:table-cell office:value-type="float" office:value="4.8E-028" calcext:value-type="float">
            <text:p>4.8E-28</text:p>
          </table:table-cell>
          <table:table-cell office:value-type="float" office:value="6E-026" calcext:value-type="float">
            <text:p>6E-26</text:p>
          </table:table-cell>
          <table:table-cell office:value-type="float" office:value="3.8E-022" calcext:value-type="float">
            <text:p>3.8E-22</text:p>
          </table:table-cell>
          <table:table-cell office:value-type="string" calcext:value-type="string">
            <text:p>krotzkopf verkehrt <text:s/>isoform A [Drosophila melanogaster]</text:p>
          </table:table-cell>
        </table:table-row>
        <table:table-row table:style-name="ro1">
          <table:table-cell office:value-type="string" calcext:value-type="string">
            <text:p>NP_996152.1</text:p>
          </table:table-cell>
          <table:table-cell office:value-type="string" calcext:value-type="string">
            <text:p>Chitin_synth_2</text:p>
          </table:table-cell>
          <table:table-cell office:value-type="float" office:value="4.8E-028" calcext:value-type="float">
            <text:p>4.8E-28</text:p>
          </table:table-cell>
          <table:table-cell office:value-type="float" office:value="6E-026" calcext:value-type="float">
            <text:p>6E-26</text:p>
          </table:table-cell>
          <table:table-cell office:value-type="float" office:value="3.8E-022" calcext:value-type="float">
            <text:p>3.8E-22</text:p>
          </table:table-cell>
          <table:table-cell office:value-type="string" calcext:value-type="string">
            <text:p>krotzkopf verkehrt <text:s/>isoform C [Drosophila melanogaster]</text:p>
          </table:table-cell>
        </table:table-row>
        <table:table-row table:style-name="ro1">
          <table:table-cell office:value-type="string" calcext:value-type="string">
            <text:p>XP_044743566.1</text:p>
          </table:table-cell>
          <table:table-cell office:value-type="string" calcext:value-type="string">
            <text:p>Chitin_synth_2</text:p>
          </table:table-cell>
          <table:table-cell office:value-type="float" office:value="4.9E-028" calcext:value-type="float">
            <text:p>4.9E-28</text:p>
          </table:table-cell>
          <table:table-cell office:value-type="float" office:value="2.6E-024" calcext:value-type="float">
            <text:p>2.6E-24</text:p>
          </table:table-cell>
          <table:table-cell office:value-type="float" office:value="1.6E-020" calcext:value-type="float">
            <text:p>1.6E-20</text:p>
          </table:table-cell>
          <table:table-cell office:value-type="string" calcext:value-type="string">
            <text:p>chitin synthase chs-2 [Chrysoperla carnea]</text:p>
          </table:table-cell>
        </table:table-row>
        <table:table-row table:style-name="ro1">
          <table:table-cell office:value-type="string" calcext:value-type="string">
            <text:p>XP_042362923.1</text:p>
          </table:table-cell>
          <table:table-cell office:value-type="string" calcext:value-type="string">
            <text:p>Chitin_synth_2</text:p>
          </table:table-cell>
          <table:table-cell office:value-type="float" office:value="5.5E-028" calcext:value-type="float">
            <text:p>5.5E-28</text:p>
          </table:table-cell>
          <table:table-cell office:value-type="float" office:value="2.1E-025" calcext:value-type="float">
            <text:p>2.1E-25</text:p>
          </table:table-cell>
          <table:table-cell office:value-type="float" office:value="1.3E-021" calcext:value-type="float">
            <text:p>1.3E-21</text:p>
          </table:table-cell>
          <table:table-cell office:value-type="string" calcext:value-type="string">
            <text:p>LOW QUALITY PROTEIN: chitin synthase chs-1-like [Plectropomus leopardus]</text:p>
          </table:table-cell>
        </table:table-row>
        <table:table-row table:style-name="ro1">
          <table:table-cell office:value-type="string" calcext:value-type="string">
            <text:p>XP_043656734.1</text:p>
          </table:table-cell>
          <table:table-cell office:value-type="string" calcext:value-type="string">
            <text:p>Chitin_synth_2</text:p>
          </table:table-cell>
          <table:table-cell office:value-type="float" office:value="6.2E-028" calcext:value-type="float">
            <text:p>6.2E-28</text:p>
          </table:table-cell>
          <table:table-cell office:value-type="float" office:value="4.6E-026" calcext:value-type="float">
            <text:p>4.6E-26</text:p>
          </table:table-cell>
          <table:table-cell office:value-type="float" office:value="2.9E-022" calcext:value-type="float">
            <text:p>2.9E-22</text:p>
          </table:table-cell>
          <table:table-cell office:value-type="string" calcext:value-type="string">
            <text:p>chitin synthase chs-2 isoform X2 [Drosophila teissieri]</text:p>
          </table:table-cell>
        </table:table-row>
        <table:table-row table:style-name="ro1">
          <table:table-cell office:value-type="string" calcext:value-type="string">
            <text:p>XP_043656733.1</text:p>
          </table:table-cell>
          <table:table-cell office:value-type="string" calcext:value-type="string">
            <text:p>Chitin_synth_2</text:p>
          </table:table-cell>
          <table:table-cell office:value-type="float" office:value="6.3E-028" calcext:value-type="float">
            <text:p>6.3E-28</text:p>
          </table:table-cell>
          <table:table-cell office:value-type="float" office:value="4.6E-026" calcext:value-type="float">
            <text:p>4.6E-26</text:p>
          </table:table-cell>
          <table:table-cell office:value-type="float" office:value="2.9E-022" calcext:value-type="float">
            <text:p>2.9E-22</text:p>
          </table:table-cell>
          <table:table-cell office:value-type="string" calcext:value-type="string">
            <text:p>chitin synthase chs-2 isoform X1 [Drosophila teissieri]</text:p>
          </table:table-cell>
        </table:table-row>
        <table:table-row table:style-name="ro1">
          <table:table-cell office:value-type="string" calcext:value-type="string">
            <text:p>XP_034116466.1</text:p>
          </table:table-cell>
          <table:table-cell office:value-type="string" calcext:value-type="string">
            <text:p>Chitin_synth_2</text:p>
          </table:table-cell>
          <table:table-cell office:value-type="float" office:value="6.5E-028" calcext:value-type="float">
            <text:p>6.5E-28</text:p>
          </table:table-cell>
          <table:table-cell office:value-type="float" office:value="4.5E-026" calcext:value-type="float">
            <text:p>4.5E-26</text:p>
          </table:table-cell>
          <table:table-cell office:value-type="float" office:value="2.8E-022" calcext:value-type="float">
            <text:p>2.8E-22</text:p>
          </table:table-cell>
          <table:table-cell office:value-type="string" calcext:value-type="string">
            <text:p>chitin synthase chs-2 isoform X2 [Drosophila albomicans]</text:p>
          </table:table-cell>
        </table:table-row>
        <table:table-row table:style-name="ro1">
          <table:table-cell office:value-type="string" calcext:value-type="string">
            <text:p>XP_034116463.1</text:p>
          </table:table-cell>
          <table:table-cell office:value-type="string" calcext:value-type="string">
            <text:p>Chitin_synth_2</text:p>
          </table:table-cell>
          <table:table-cell office:value-type="float" office:value="6.5E-028" calcext:value-type="float">
            <text:p>6.5E-28</text:p>
          </table:table-cell>
          <table:table-cell office:value-type="float" office:value="4.5E-026" calcext:value-type="float">
            <text:p>4.5E-26</text:p>
          </table:table-cell>
          <table:table-cell office:value-type="float" office:value="2.8E-022" calcext:value-type="float">
            <text:p>2.8E-22</text:p>
          </table:table-cell>
          <table:table-cell office:value-type="string" calcext:value-type="string">
            <text:p>chitin synthase chs-2 isoform X1 [Drosophila albomicans]</text:p>
          </table:table-cell>
        </table:table-row>
        <table:table-row table:style-name="ro1">
          <table:table-cell office:value-type="string" calcext:value-type="string">
            <text:p>XP_034156930.1</text:p>
          </table:table-cell>
          <table:table-cell office:value-type="string" calcext:value-type="string">
            <text:p>Chitin_synth_2</text:p>
          </table:table-cell>
          <table:table-cell office:value-type="float" office:value="6.9E-028" calcext:value-type="float">
            <text:p>6.9E-28</text:p>
          </table:table-cell>
          <table:table-cell office:value-type="float" office:value="1.1E-027" calcext:value-type="float">
            <text:p>1.1E-27</text:p>
          </table:table-cell>
          <table:table-cell office:value-type="float" office:value="7E-024" calcext:value-type="float">
            <text:p>7E-24</text:p>
          </table:table-cell>
          <table:table-cell office:value-type="string" calcext:value-type="string">
            <text:p>chitin synthase chs-2-like [Pangasianodon hypophthalmus]</text:p>
          </table:table-cell>
        </table:table-row>
        <table:table-row table:style-name="ro1">
          <table:table-cell office:value-type="string" calcext:value-type="string">
            <text:p>XP_043892031.1</text:p>
          </table:table-cell>
          <table:table-cell office:value-type="string" calcext:value-type="string">
            <text:p>Chitin_synth_2</text:p>
          </table:table-cell>
          <table:table-cell office:value-type="float" office:value="7E-028" calcext:value-type="float">
            <text:p>7E-28</text:p>
          </table:table-cell>
          <table:table-cell office:value-type="float" office:value="6E-027" calcext:value-type="float">
            <text:p>6E-27</text:p>
          </table:table-cell>
          <table:table-cell office:value-type="float" office:value="3.8E-023" calcext:value-type="float">
            <text:p>3.8E-23</text:p>
          </table:table-cell>
          <table:table-cell office:value-type="string" calcext:value-type="string">
            <text:p>chitin synthase chs-2-like <text:s/>partial [Solea senegalensis]</text:p>
          </table:table-cell>
        </table:table-row>
        <table:table-row table:style-name="ro1">
          <table:table-cell office:value-type="string" calcext:value-type="string">
            <text:p>XP_024153983.2</text:p>
          </table:table-cell>
          <table:table-cell office:value-type="string" calcext:value-type="string">
            <text:p>Chitin_synth_2</text:p>
          </table:table-cell>
          <table:table-cell office:value-type="float" office:value="7.1E-028" calcext:value-type="float">
            <text:p>7.1E-28</text:p>
          </table:table-cell>
          <table:table-cell office:value-type="float" office:value="2E-029" calcext:value-type="float">
            <text:p>2E-29</text:p>
          </table:table-cell>
          <table:table-cell office:value-type="float" office:value="1.3E-025" calcext:value-type="float">
            <text:p>1.3E-25</text:p>
          </table:table-cell>
          <table:table-cell office:value-type="string" calcext:value-type="string">
            <text:p>chitin synthase chs-2-like [Oryzias melastigma]</text:p>
          </table:table-cell>
        </table:table-row>
        <table:table-row table:style-name="ro1">
          <table:table-cell office:value-type="string" calcext:value-type="string">
            <text:p>XP_043284738.1</text:p>
          </table:table-cell>
          <table:table-cell office:value-type="string" calcext:value-type="string">
            <text:p>Chitin_synth_2</text:p>
          </table:table-cell>
          <table:table-cell office:value-type="float" office:value="7.6E-028" calcext:value-type="float">
            <text:p>7.6E-28</text:p>
          </table:table-cell>
          <table:table-cell office:value-type="float" office:value="6.5E-026" calcext:value-type="float">
            <text:p>6.5E-26</text:p>
          </table:table-cell>
          <table:table-cell office:value-type="float" office:value="4.1E-022" calcext:value-type="float">
            <text:p>4.1E-22</text:p>
          </table:table-cell>
          <table:table-cell office:value-type="string" calcext:value-type="string">
            <text:p>chitin synthase chs-2 isoform X1 [Venturia canescens]</text:p>
          </table:table-cell>
        </table:table-row>
        <table:table-row table:style-name="ro1">
          <table:table-cell office:value-type="string" calcext:value-type="string">
            <text:p>XP_039495857.1</text:p>
          </table:table-cell>
          <table:table-cell office:value-type="string" calcext:value-type="string">
            <text:p>Chitin_synth_2</text:p>
          </table:table-cell>
          <table:table-cell office:value-type="float" office:value="8.1E-028" calcext:value-type="float">
            <text:p>8.1E-28</text:p>
          </table:table-cell>
          <table:table-cell office:value-type="float" office:value="5.1E-026" calcext:value-type="float">
            <text:p>5.1E-26</text:p>
          </table:table-cell>
          <table:table-cell office:value-type="float" office:value="3.2E-022" calcext:value-type="float">
            <text:p>3.2E-22</text:p>
          </table:table-cell>
          <table:table-cell office:value-type="string" calcext:value-type="string">
            <text:p>chitin synthase chs-2 isoform X1 [Drosophila santomea]</text:p>
          </table:table-cell>
        </table:table-row>
        <table:table-row table:style-name="ro1">
          <table:table-cell office:value-type="string" calcext:value-type="string">
            <text:p>XP_012168812.1</text:p>
          </table:table-cell>
          <table:table-cell office:value-type="string" calcext:value-type="string">
            <text:p>Chitin_synth_2</text:p>
          </table:table-cell>
          <table:table-cell office:value-type="float" office:value="8.1E-028" calcext:value-type="float">
            <text:p>8.1E-28</text:p>
          </table:table-cell>
          <table:table-cell office:value-type="float" office:value="1.1E-026" calcext:value-type="float">
            <text:p>1.1E-26</text:p>
          </table:table-cell>
          <table:table-cell office:value-type="float" office:value="7.1E-023" calcext:value-type="float">
            <text:p>7.1E-23</text:p>
          </table:table-cell>
          <table:table-cell office:value-type="string" calcext:value-type="string">
            <text:p>uncharacterized protein LOC100647512 isoform X2 [Bombus terrestris]</text:p>
          </table:table-cell>
        </table:table-row>
        <table:table-row table:style-name="ro1">
          <table:table-cell office:value-type="string" calcext:value-type="string">
            <text:p>XP_002096048.2</text:p>
          </table:table-cell>
          <table:table-cell office:value-type="string" calcext:value-type="string">
            <text:p>Chitin_synth_2</text:p>
          </table:table-cell>
          <table:table-cell office:value-type="float" office:value="8.1E-028" calcext:value-type="float">
            <text:p>8.1E-28</text:p>
          </table:table-cell>
          <table:table-cell office:value-type="float" office:value="5.1E-026" calcext:value-type="float">
            <text:p>5.1E-26</text:p>
          </table:table-cell>
          <table:table-cell office:value-type="float" office:value="3.2E-022" calcext:value-type="float">
            <text:p>3.2E-22</text:p>
          </table:table-cell>
          <table:table-cell office:value-type="string" calcext:value-type="string">
            <text:p>chitin synthase chs-2 isoform X2 [Drosophila yakuba]</text:p>
          </table:table-cell>
        </table:table-row>
        <table:table-row table:style-name="ro1">
          <table:table-cell office:value-type="string" calcext:value-type="string">
            <text:p>XP_039495856.1</text:p>
          </table:table-cell>
          <table:table-cell office:value-type="string" calcext:value-type="string">
            <text:p>Chitin_synth_2</text:p>
          </table:table-cell>
          <table:table-cell office:value-type="float" office:value="8.1E-028" calcext:value-type="float">
            <text:p>8.1E-28</text:p>
          </table:table-cell>
          <table:table-cell office:value-type="float" office:value="5.1E-026" calcext:value-type="float">
            <text:p>5.1E-26</text:p>
          </table:table-cell>
          <table:table-cell office:value-type="float" office:value="3.2E-022" calcext:value-type="float">
            <text:p>3.2E-22</text:p>
          </table:table-cell>
          <table:table-cell office:value-type="string" calcext:value-type="string">
            <text:p>chitin synthase chs-2 isoform X2 [Drosophila santomea]</text:p>
          </table:table-cell>
        </table:table-row>
        <table:table-row table:style-name="ro1">
          <table:table-cell office:value-type="string" calcext:value-type="string">
            <text:p>XP_015047134.1</text:p>
          </table:table-cell>
          <table:table-cell office:value-type="string" calcext:value-type="string">
            <text:p>Chitin_synth_2</text:p>
          </table:table-cell>
          <table:table-cell office:value-type="float" office:value="8.2E-028" calcext:value-type="float">
            <text:p>8.2E-28</text:p>
          </table:table-cell>
          <table:table-cell office:value-type="float" office:value="5.1E-026" calcext:value-type="float">
            <text:p>5.1E-26</text:p>
          </table:table-cell>
          <table:table-cell office:value-type="float" office:value="3.2E-022" calcext:value-type="float">
            <text:p>3.2E-22</text:p>
          </table:table-cell>
          <table:table-cell office:value-type="string" calcext:value-type="string">
            <text:p>chitin synthase chs-2 isoform X1 [Drosophila yakuba]</text:p>
          </table:table-cell>
        </table:table-row>
        <table:table-row table:style-name="ro1">
          <table:table-cell office:value-type="string" calcext:value-type="string">
            <text:p>XP_033872879.1</text:p>
          </table:table-cell>
          <table:table-cell office:value-type="string" calcext:value-type="string">
            <text:p>Chitin_synth_2</text:p>
          </table:table-cell>
          <table:table-cell office:value-type="float" office:value="8.7E-028" calcext:value-type="float">
            <text:p>8.7E-28</text:p>
          </table:table-cell>
          <table:table-cell office:value-type="float" office:value="7.2E-025" calcext:value-type="float">
            <text:p>7.2E-25</text:p>
          </table:table-cell>
          <table:table-cell office:value-type="float" office:value="4.6E-021" calcext:value-type="float">
            <text:p>4.6E-21</text:p>
          </table:table-cell>
          <table:table-cell office:value-type="string" calcext:value-type="string">
            <text:p>chitin synthase chs-2-like [Acipenser ruthenus]</text:p>
          </table:table-cell>
        </table:table-row>
        <table:table-row table:style-name="ro1">
          <table:table-cell office:value-type="string" calcext:value-type="string">
            <text:p>XP_043593509.1</text:p>
          </table:table-cell>
          <table:table-cell office:value-type="string" calcext:value-type="string">
            <text:p>Chitin_synth_2</text:p>
          </table:table-cell>
          <table:table-cell office:value-type="float" office:value="9E-028" calcext:value-type="float">
            <text:p>9E-28</text:p>
          </table:table-cell>
          <table:table-cell office:value-type="float" office:value="1.2E-026" calcext:value-type="float">
            <text:p>1.2E-26</text:p>
          </table:table-cell>
          <table:table-cell office:value-type="float" office:value="7.4E-023" calcext:value-type="float">
            <text:p>7.4E-23</text:p>
          </table:table-cell>
          <table:table-cell office:value-type="string" calcext:value-type="string">
            <text:p>chitin synthase chs-2 isoform X3 [Bombus pyrosoma]</text:p>
          </table:table-cell>
        </table:table-row>
        <table:table-row table:style-name="ro1">
          <table:table-cell office:value-type="string" calcext:value-type="string">
            <text:p>XP_041369704.1</text:p>
          </table:table-cell>
          <table:table-cell office:value-type="string" calcext:value-type="string">
            <text:p>Chitin_synth_2</text:p>
          </table:table-cell>
          <table:table-cell office:value-type="float" office:value="9E-028" calcext:value-type="float">
            <text:p>9E-28</text:p>
          </table:table-cell>
          <table:table-cell office:value-type="float" office:value="3.5E-027" calcext:value-type="float">
            <text:p>3.5E-27</text:p>
          </table:table-cell>
          <table:table-cell office:value-type="float" office:value="2.2E-023" calcext:value-type="float">
            <text:p>2.2E-23</text:p>
          </table:table-cell>
          <table:table-cell office:value-type="string" calcext:value-type="string">
            <text:p>chitin synthase chs-2-like [Gigantopelta aegis]</text:p>
          </table:table-cell>
        </table:table-row>
        <table:table-row table:style-name="ro1">
          <table:table-cell office:value-type="string" calcext:value-type="string">
            <text:p>XP_035676967.1</text:p>
          </table:table-cell>
          <table:table-cell office:value-type="string" calcext:value-type="string">
            <text:p>Chitin_synth_2</text:p>
          </table:table-cell>
          <table:table-cell office:value-type="float" office:value="9.1E-028" calcext:value-type="float">
            <text:p>9.1E-28</text:p>
          </table:table-cell>
          <table:table-cell office:value-type="float" office:value="1E-030" calcext:value-type="float">
            <text:p>1E-30</text:p>
          </table:table-cell>
          <table:table-cell office:value-type="float" office:value="6.6E-027" calcext:value-type="float">
            <text:p>6.6E-27</text:p>
          </table:table-cell>
          <table:table-cell office:value-type="string" calcext:value-type="string">
            <text:p>uncharacterized protein LOC118416032 isoform X2 [Branchiostoma floridae]</text:p>
          </table:table-cell>
        </table:table-row>
        <table:table-row table:style-name="ro1">
          <table:table-cell office:value-type="string" calcext:value-type="string">
            <text:p>XP_035676966.1</text:p>
          </table:table-cell>
          <table:table-cell office:value-type="string" calcext:value-type="string">
            <text:p>Chitin_synth_2</text:p>
          </table:table-cell>
          <table:table-cell office:value-type="float" office:value="9.1E-028" calcext:value-type="float">
            <text:p>9.1E-28</text:p>
          </table:table-cell>
          <table:table-cell office:value-type="float" office:value="1E-030" calcext:value-type="float">
            <text:p>1E-30</text:p>
          </table:table-cell>
          <table:table-cell office:value-type="float" office:value="6.6E-027" calcext:value-type="float">
            <text:p>6.6E-27</text:p>
          </table:table-cell>
          <table:table-cell office:value-type="string" calcext:value-type="string">
            <text:p>uncharacterized protein LOC118416032 isoform X1 [Branchiostoma floridae]</text:p>
          </table:table-cell>
        </table:table-row>
        <table:table-row table:style-name="ro1">
          <table:table-cell office:value-type="string" calcext:value-type="string">
            <text:p>XP_043593508.1</text:p>
          </table:table-cell>
          <table:table-cell office:value-type="string" calcext:value-type="string">
            <text:p>Chitin_synth_2</text:p>
          </table:table-cell>
          <table:table-cell office:value-type="float" office:value="9.2E-028" calcext:value-type="float">
            <text:p>9.2E-28</text:p>
          </table:table-cell>
          <table:table-cell office:value-type="float" office:value="1.2E-026" calcext:value-type="float">
            <text:p>1.2E-26</text:p>
          </table:table-cell>
          <table:table-cell office:value-type="float" office:value="7.4E-023" calcext:value-type="float">
            <text:p>7.4E-23</text:p>
          </table:table-cell>
          <table:table-cell office:value-type="string" calcext:value-type="string">
            <text:p>chitin synthase chs-2 isoform X2 [Bombus pyrosoma]</text:p>
          </table:table-cell>
        </table:table-row>
        <table:table-row table:style-name="ro1">
          <table:table-cell office:value-type="string" calcext:value-type="string">
            <text:p>XP_031789391.1</text:p>
          </table:table-cell>
          <table:table-cell office:value-type="string" calcext:value-type="string">
            <text:p>Chitin_synth_2</text:p>
          </table:table-cell>
          <table:table-cell office:value-type="float" office:value="9.2E-028" calcext:value-type="float">
            <text:p>9.2E-28</text:p>
          </table:table-cell>
          <table:table-cell office:value-type="float" office:value="3E-027" calcext:value-type="float">
            <text:p>3E-27</text:p>
          </table:table-cell>
          <table:table-cell office:value-type="float" office:value="1.9E-023" calcext:value-type="float">
            <text:p>1.9E-23</text:p>
          </table:table-cell>
          <table:table-cell office:value-type="string" calcext:value-type="string">
            <text:p>chitin synthase chs-2 isoform X2 [Nasonia vitripennis]</text:p>
          </table:table-cell>
        </table:table-row>
        <table:table-row table:style-name="ro1">
          <table:table-cell office:value-type="string" calcext:value-type="string">
            <text:p>XP_008215129.1</text:p>
          </table:table-cell>
          <table:table-cell office:value-type="string" calcext:value-type="string">
            <text:p>Chitin_synth_2</text:p>
          </table:table-cell>
          <table:table-cell office:value-type="float" office:value="9.3E-028" calcext:value-type="float">
            <text:p>9.3E-28</text:p>
          </table:table-cell>
          <table:table-cell office:value-type="float" office:value="3.1E-027" calcext:value-type="float">
            <text:p>3.1E-27</text:p>
          </table:table-cell>
          <table:table-cell office:value-type="float" office:value="2E-023" calcext:value-type="float">
            <text:p>2E-23</text:p>
          </table:table-cell>
          <table:table-cell office:value-type="string" calcext:value-type="string">
            <text:p>chitin synthase chs-2 isoform X1 [Nasonia vitripennis]</text:p>
          </table:table-cell>
        </table:table-row>
        <table:table-row table:style-name="ro1">
          <table:table-cell office:value-type="string" calcext:value-type="string">
            <text:p>XP_043284739.1</text:p>
          </table:table-cell>
          <table:table-cell office:value-type="string" calcext:value-type="string">
            <text:p>Chitin_synth_2</text:p>
          </table:table-cell>
          <table:table-cell office:value-type="float" office:value="9.5E-028" calcext:value-type="float">
            <text:p>9.5E-28</text:p>
          </table:table-cell>
          <table:table-cell office:value-type="float" office:value="6.7E-026" calcext:value-type="float">
            <text:p>6.7E-26</text:p>
          </table:table-cell>
          <table:table-cell office:value-type="float" office:value="4.2E-022" calcext:value-type="float">
            <text:p>4.2E-22</text:p>
          </table:table-cell>
          <table:table-cell office:value-type="string" calcext:value-type="string">
            <text:p>chitin synthase chs-2 isoform X2 [Venturia canescens]</text:p>
          </table:table-cell>
        </table:table-row>
        <table:table-row table:style-name="ro1">
          <table:table-cell office:value-type="string" calcext:value-type="string">
            <text:p>XP_012168806.1</text:p>
          </table:table-cell>
          <table:table-cell office:value-type="string" calcext:value-type="string">
            <text:p>Chitin_synth_2</text:p>
          </table:table-cell>
          <table:table-cell office:value-type="float" office:value="9.5E-028" calcext:value-type="float">
            <text:p>9.5E-28</text:p>
          </table:table-cell>
          <table:table-cell office:value-type="float" office:value="3.9E-026" calcext:value-type="float">
            <text:p>3.9E-26</text:p>
          </table:table-cell>
          <table:table-cell office:value-type="float" office:value="2.4E-022" calcext:value-type="float">
            <text:p>2.4E-22</text:p>
          </table:table-cell>
          <table:table-cell office:value-type="string" calcext:value-type="string">
            <text:p>uncharacterized protein LOC100647512 isoform X1 [Bombus terrestris]</text:p>
          </table:table-cell>
        </table:table-row>
        <table:table-row table:style-name="ro1">
          <table:table-cell office:value-type="string" calcext:value-type="string">
            <text:p>XP_022324754.1</text:p>
          </table:table-cell>
          <table:table-cell office:value-type="string" calcext:value-type="string">
            <text:p>Chitin_synth_2</text:p>
          </table:table-cell>
          <table:table-cell office:value-type="float" office:value="9.7E-028" calcext:value-type="float">
            <text:p>9.7E-28</text:p>
          </table:table-cell>
          <table:table-cell office:value-type="float" office:value="2.9E-028" calcext:value-type="float">
            <text:p>2.9E-28</text:p>
          </table:table-cell>
          <table:table-cell office:value-type="float" office:value="1.8E-024" calcext:value-type="float">
            <text:p>1.8E-24</text:p>
          </table:table-cell>
          <table:table-cell office:value-type="string" calcext:value-type="string">
            <text:p>LOW QUALITY PROTEIN: uncharacterized protein LOC111125341 [Crassostrea virginica]</text:p>
          </table:table-cell>
        </table:table-row>
        <table:table-row table:style-name="ro1">
          <table:table-cell office:value-type="string" calcext:value-type="string">
            <text:p>XP_039279566.1</text:p>
          </table:table-cell>
          <table:table-cell office:value-type="string" calcext:value-type="string">
            <text:p>Chitin_synth_2</text:p>
          </table:table-cell>
          <table:table-cell office:value-type="float" office:value="9.8E-028" calcext:value-type="float">
            <text:p>9.8E-28</text:p>
          </table:table-cell>
          <table:table-cell office:value-type="float" office:value="2.6E-025" calcext:value-type="float">
            <text:p>2.6E-25</text:p>
          </table:table-cell>
          <table:table-cell office:value-type="float" office:value="1.6E-021" calcext:value-type="float">
            <text:p>1.6E-21</text:p>
          </table:table-cell>
          <table:table-cell office:value-type="string" calcext:value-type="string">
            <text:p>chitin synthase chs-2 isoform X2 [Nilaparvata lugens]</text:p>
          </table:table-cell>
        </table:table-row>
        <table:table-row table:style-name="ro1">
          <table:table-cell office:value-type="string" calcext:value-type="string">
            <text:p>XP_039279564.1</text:p>
          </table:table-cell>
          <table:table-cell office:value-type="string" calcext:value-type="string">
            <text:p>Chitin_synth_2</text:p>
          </table:table-cell>
          <table:table-cell office:value-type="float" office:value="9.9E-028" calcext:value-type="float">
            <text:p>9.9E-28</text:p>
          </table:table-cell>
          <table:table-cell office:value-type="float" office:value="2.6E-025" calcext:value-type="float">
            <text:p>2.6E-25</text:p>
          </table:table-cell>
          <table:table-cell office:value-type="float" office:value="1.6E-021" calcext:value-type="float">
            <text:p>1.6E-21</text:p>
          </table:table-cell>
          <table:table-cell office:value-type="string" calcext:value-type="string">
            <text:p>chitin synthase chs-2 isoform X1 [Nilaparvata lugens]</text:p>
          </table:table-cell>
        </table:table-row>
        <table:table-row table:style-name="ro1">
          <table:table-cell office:value-type="string" calcext:value-type="string">
            <text:p>XP_035796290.1</text:p>
          </table:table-cell>
          <table:table-cell office:value-type="string" calcext:value-type="string">
            <text:p>Chitin_synth_2</text:p>
          </table:table-cell>
          <table:table-cell office:value-type="float" office:value="1E-027" calcext:value-type="float">
            <text:p>1E-27</text:p>
          </table:table-cell>
          <table:table-cell office:value-type="float" office:value="9E-026" calcext:value-type="float">
            <text:p>9E-26</text:p>
          </table:table-cell>
          <table:table-cell office:value-type="float" office:value="5.7E-022" calcext:value-type="float">
            <text:p>5.7E-22</text:p>
          </table:table-cell>
          <table:table-cell office:value-type="string" calcext:value-type="string">
            <text:p>chitin synthase chs-2-like isoform X2 [Anopheles albimanus]</text:p>
          </table:table-cell>
        </table:table-row>
        <table:table-row table:style-name="ro1">
          <table:table-cell office:value-type="string" calcext:value-type="string">
            <text:p>XP_035796289.1</text:p>
          </table:table-cell>
          <table:table-cell office:value-type="string" calcext:value-type="string">
            <text:p>Chitin_synth_2</text:p>
          </table:table-cell>
          <table:table-cell office:value-type="float" office:value="1.1E-027" calcext:value-type="float">
            <text:p>1.1E-27</text:p>
          </table:table-cell>
          <table:table-cell office:value-type="float" office:value="9E-026" calcext:value-type="float">
            <text:p>9E-26</text:p>
          </table:table-cell>
          <table:table-cell office:value-type="float" office:value="5.7E-022" calcext:value-type="float">
            <text:p>5.7E-22</text:p>
          </table:table-cell>
          <table:table-cell office:value-type="string" calcext:value-type="string">
            <text:p>chitin synthase chs-2-like isoform X1 [Anopheles albimanus]</text:p>
          </table:table-cell>
        </table:table-row>
        <table:table-row table:style-name="ro1">
          <table:table-cell office:value-type="string" calcext:value-type="string">
            <text:p>XP_040158708.1</text:p>
          </table:table-cell>
          <table:table-cell office:value-type="string" calcext:value-type="string">
            <text:p>Chitin_synth_2</text:p>
          </table:table-cell>
          <table:table-cell office:value-type="float" office:value="1.1E-027" calcext:value-type="float">
            <text:p>1.1E-27</text:p>
          </table:table-cell>
          <table:table-cell office:value-type="float" office:value="1.6E-025" calcext:value-type="float">
            <text:p>1.6E-25</text:p>
          </table:table-cell>
          <table:table-cell office:value-type="float" office:value="1E-021" calcext:value-type="float">
            <text:p>1E-21</text:p>
          </table:table-cell>
          <table:table-cell office:value-type="string" calcext:value-type="string">
            <text:p>chitin synthase chs-2 isoform X2 [Anopheles arabiensis]</text:p>
          </table:table-cell>
        </table:table-row>
        <table:table-row table:style-name="ro1">
          <table:table-cell office:value-type="string" calcext:value-type="string">
            <text:p>XP_040158698.1</text:p>
          </table:table-cell>
          <table:table-cell office:value-type="string" calcext:value-type="string">
            <text:p>Chitin_synth_2</text:p>
          </table:table-cell>
          <table:table-cell office:value-type="float" office:value="1.1E-027" calcext:value-type="float">
            <text:p>1.1E-27</text:p>
          </table:table-cell>
          <table:table-cell office:value-type="float" office:value="1.6E-025" calcext:value-type="float">
            <text:p>1.6E-25</text:p>
          </table:table-cell>
          <table:table-cell office:value-type="float" office:value="1E-021" calcext:value-type="float">
            <text:p>1E-21</text:p>
          </table:table-cell>
          <table:table-cell office:value-type="string" calcext:value-type="string">
            <text:p>chitin synthase chs-2 isoform X1 [Anopheles arabiensis]</text:p>
          </table:table-cell>
        </table:table-row>
        <table:table-row table:style-name="ro1">
          <table:table-cell office:value-type="string" calcext:value-type="string">
            <text:p>XP_041356161.1</text:p>
          </table:table-cell>
          <table:table-cell office:value-type="string" calcext:value-type="string">
            <text:p>Chitin_synth_2</text:p>
          </table:table-cell>
          <table:table-cell office:value-type="float" office:value="1.2E-027" calcext:value-type="float">
            <text:p>1.2E-27</text:p>
          </table:table-cell>
          <table:table-cell office:value-type="float" office:value="6" calcext:value-type="float">
            <text:p>6</text:p>
          </table:table-cell>
          <table:table-cell office:value-type="float" office:value="38000" calcext:value-type="float">
            <text:p>38000</text:p>
          </table:table-cell>
          <table:table-cell office:value-type="string" calcext:value-type="string">
            <text:p>uncharacterized protein LOC121373551 [Gigantopelta aegis]</text:p>
          </table:table-cell>
        </table:table-row>
        <table:table-row table:style-name="ro1">
          <table:table-cell office:value-type="string" calcext:value-type="string">
            <text:p>XP_039461265.1</text:p>
          </table:table-cell>
          <table:table-cell office:value-type="string" calcext:value-type="string">
            <text:p>Chitin_synth_2</text:p>
          </table:table-cell>
          <table:table-cell office:value-type="float" office:value="1.2E-027" calcext:value-type="float">
            <text:p>1.2E-27</text:p>
          </table:table-cell>
          <table:table-cell office:value-type="float" office:value="5E-027" calcext:value-type="float">
            <text:p>5E-27</text:p>
          </table:table-cell>
          <table:table-cell office:value-type="float" office:value="3.2E-023" calcext:value-type="float">
            <text:p>3.2E-23</text:p>
          </table:table-cell>
          <table:table-cell office:value-type="string" calcext:value-type="string">
            <text:p>chitin synthase chs-1-like [Oreochromis aureus]</text:p>
          </table:table-cell>
        </table:table-row>
        <table:table-row table:style-name="ro1">
          <table:table-cell office:value-type="string" calcext:value-type="string">
            <text:p>XP_043593514.1</text:p>
          </table:table-cell>
          <table:table-cell office:value-type="string" calcext:value-type="string">
            <text:p>Chitin_synth_2</text:p>
          </table:table-cell>
          <table:table-cell office:value-type="float" office:value="1.3E-027" calcext:value-type="float">
            <text:p>1.3E-27</text:p>
          </table:table-cell>
          <table:table-cell office:value-type="float" office:value="2.7E-026" calcext:value-type="float">
            <text:p>2.7E-26</text:p>
          </table:table-cell>
          <table:table-cell office:value-type="float" office:value="1.7E-022" calcext:value-type="float">
            <text:p>1.7E-22</text:p>
          </table:table-cell>
          <table:table-cell office:value-type="string" calcext:value-type="string">
            <text:p>chitin synthase chs-2 isoform X5 [Bombus pyrosoma]</text:p>
          </table:table-cell>
        </table:table-row>
        <table:table-row table:style-name="ro1">
          <table:table-cell office:value-type="string" calcext:value-type="string">
            <text:p>XP_043593507.1</text:p>
          </table:table-cell>
          <table:table-cell office:value-type="string" calcext:value-type="string">
            <text:p>Chitin_synth_2</text:p>
          </table:table-cell>
          <table:table-cell office:value-type="float" office:value="1.3E-027" calcext:value-type="float">
            <text:p>1.3E-27</text:p>
          </table:table-cell>
          <table:table-cell office:value-type="float" office:value="2.7E-026" calcext:value-type="float">
            <text:p>2.7E-26</text:p>
          </table:table-cell>
          <table:table-cell office:value-type="float" office:value="1.7E-022" calcext:value-type="float">
            <text:p>1.7E-22</text:p>
          </table:table-cell>
          <table:table-cell office:value-type="string" calcext:value-type="string">
            <text:p>chitin synthase chs-2 isoform X1 [Bombus pyrosoma]</text:p>
          </table:table-cell>
        </table:table-row>
        <table:table-row table:style-name="ro1">
          <table:table-cell office:value-type="string" calcext:value-type="string">
            <text:p>XP_029188601.2</text:p>
          </table:table-cell>
          <table:table-cell office:value-type="string" calcext:value-type="string">
            <text:p>Chitin_synth_2</text:p>
          </table:table-cell>
          <table:table-cell office:value-type="float" office:value="1.3E-027" calcext:value-type="float">
            <text:p>1.3E-27</text:p>
          </table:table-cell>
          <table:table-cell office:value-type="float" office:value="2E-031" calcext:value-type="float">
            <text:p>2E-31</text:p>
          </table:table-cell>
          <table:table-cell office:value-type="float" office:value="1.3E-027" calcext:value-type="float">
            <text:p>1.3E-27</text:p>
          </table:table-cell>
          <table:table-cell office:value-type="string" calcext:value-type="string">
            <text:p>uncharacterized protein LOC114955850 [Acropora millepora]</text:p>
          </table:table-cell>
        </table:table-row>
        <table:table-row table:style-name="ro1">
          <table:table-cell office:value-type="string" calcext:value-type="string">
            <text:p>XP_043593510.1</text:p>
          </table:table-cell>
          <table:table-cell office:value-type="string" calcext:value-type="string">
            <text:p>Chitin_synth_2</text:p>
          </table:table-cell>
          <table:table-cell office:value-type="float" office:value="1.3E-027" calcext:value-type="float">
            <text:p>1.3E-27</text:p>
          </table:table-cell>
          <table:table-cell office:value-type="float" office:value="2.7E-026" calcext:value-type="float">
            <text:p>2.7E-26</text:p>
          </table:table-cell>
          <table:table-cell office:value-type="float" office:value="1.7E-022" calcext:value-type="float">
            <text:p>1.7E-22</text:p>
          </table:table-cell>
          <table:table-cell office:value-type="string" calcext:value-type="string">
            <text:p>chitin synthase chs-2 isoform X4 [Bombus pyrosoma]</text:p>
          </table:table-cell>
        </table:table-row>
        <table:table-row table:style-name="ro1">
          <table:table-cell office:value-type="string" calcext:value-type="string">
            <text:p>XP_035796292.1</text:p>
          </table:table-cell>
          <table:table-cell office:value-type="string" calcext:value-type="string">
            <text:p>Chitin_synth_2</text:p>
          </table:table-cell>
          <table:table-cell office:value-type="float" office:value="1.3E-027" calcext:value-type="float">
            <text:p>1.3E-27</text:p>
          </table:table-cell>
          <table:table-cell office:value-type="float" office:value="1.2E-025" calcext:value-type="float">
            <text:p>1.2E-25</text:p>
          </table:table-cell>
          <table:table-cell office:value-type="float" office:value="7.9E-022" calcext:value-type="float">
            <text:p>7.9E-22</text:p>
          </table:table-cell>
          <table:table-cell office:value-type="string" calcext:value-type="string">
            <text:p>chitin synthase chs-2-like isoform X4 [Anopheles albimanus]</text:p>
          </table:table-cell>
        </table:table-row>
        <table:table-row table:style-name="ro1">
          <table:table-cell office:value-type="string" calcext:value-type="string">
            <text:p>XP_035796291.1</text:p>
          </table:table-cell>
          <table:table-cell office:value-type="string" calcext:value-type="string">
            <text:p>Chitin_synth_2</text:p>
          </table:table-cell>
          <table:table-cell office:value-type="float" office:value="1.3E-027" calcext:value-type="float">
            <text:p>1.3E-27</text:p>
          </table:table-cell>
          <table:table-cell office:value-type="float" office:value="1.2E-025" calcext:value-type="float">
            <text:p>1.2E-25</text:p>
          </table:table-cell>
          <table:table-cell office:value-type="float" office:value="7.9E-022" calcext:value-type="float">
            <text:p>7.9E-22</text:p>
          </table:table-cell>
          <table:table-cell office:value-type="string" calcext:value-type="string">
            <text:p>chitin synthase chs-2-like isoform X3 [Anopheles albimanus]</text:p>
          </table:table-cell>
        </table:table-row>
        <table:table-row table:style-name="ro1">
          <table:table-cell office:value-type="string" calcext:value-type="string">
            <text:p>XP_039958116.1</text:p>
          </table:table-cell>
          <table:table-cell office:value-type="string" calcext:value-type="string">
            <text:p>Chitin_synth_2</text:p>
          </table:table-cell>
          <table:table-cell office:value-type="float" office:value="1.3E-027" calcext:value-type="float">
            <text:p>1.3E-27</text:p>
          </table:table-cell>
          <table:table-cell office:value-type="float" office:value="1.8E-025" calcext:value-type="float">
            <text:p>1.8E-25</text:p>
          </table:table-cell>
          <table:table-cell office:value-type="float" office:value="1.2E-021" calcext:value-type="float">
            <text:p>1.2E-21</text:p>
          </table:table-cell>
          <table:table-cell office:value-type="string" calcext:value-type="string">
            <text:p>chitin synthase chs-2 isoform X2 [Bactrocera tryoni]</text:p>
          </table:table-cell>
        </table:table-row>
        <table:table-row table:style-name="ro1">
          <table:table-cell office:value-type="string" calcext:value-type="string">
            <text:p>XP_039958108.1</text:p>
          </table:table-cell>
          <table:table-cell office:value-type="string" calcext:value-type="string">
            <text:p>Chitin_synth_2</text:p>
          </table:table-cell>
          <table:table-cell office:value-type="float" office:value="1.3E-027" calcext:value-type="float">
            <text:p>1.3E-27</text:p>
          </table:table-cell>
          <table:table-cell office:value-type="float" office:value="1.8E-025" calcext:value-type="float">
            <text:p>1.8E-25</text:p>
          </table:table-cell>
          <table:table-cell office:value-type="float" office:value="1.2E-021" calcext:value-type="float">
            <text:p>1.2E-21</text:p>
          </table:table-cell>
          <table:table-cell office:value-type="string" calcext:value-type="string">
            <text:p>chitin synthase chs-2 isoform X1 [Bactrocera tryoni]</text:p>
          </table:table-cell>
        </table:table-row>
        <table:table-row table:style-name="ro1">
          <table:table-cell office:value-type="string" calcext:value-type="string">
            <text:p>XP_033749882.1</text:p>
          </table:table-cell>
          <table:table-cell office:value-type="string" calcext:value-type="string">
            <text:p>Chitin_synth_2</text:p>
          </table:table-cell>
          <table:table-cell office:value-type="float" office:value="1.4E-027" calcext:value-type="float">
            <text:p>1.4E-27</text:p>
          </table:table-cell>
          <table:table-cell office:value-type="float" office:value="2.2E-031" calcext:value-type="float">
            <text:p>2.2E-31</text:p>
          </table:table-cell>
          <table:table-cell office:value-type="float" office:value="1.4E-027" calcext:value-type="float">
            <text:p>1.4E-27</text:p>
          </table:table-cell>
          <table:table-cell office:value-type="string" calcext:value-type="string">
            <text:p>uncharacterized protein LOC117334391 [Pecten maximus]</text:p>
          </table:table-cell>
        </table:table-row>
        <table:table-row table:style-name="ro1">
          <table:table-cell office:value-type="string" calcext:value-type="string">
            <text:p>XP_040229357.1</text:p>
          </table:table-cell>
          <table:table-cell office:value-type="string" calcext:value-type="string">
            <text:p>Chitin_synth_2</text:p>
          </table:table-cell>
          <table:table-cell office:value-type="float" office:value="1.4E-027" calcext:value-type="float">
            <text:p>1.4E-27</text:p>
          </table:table-cell>
          <table:table-cell office:value-type="float" office:value="1.3E-025" calcext:value-type="float">
            <text:p>1.3E-25</text:p>
          </table:table-cell>
          <table:table-cell office:value-type="float" office:value="8.4E-022" calcext:value-type="float">
            <text:p>8.4E-22</text:p>
          </table:table-cell>
          <table:table-cell office:value-type="string" calcext:value-type="string">
            <text:p>chitin synthase chs-2 isoform X4 [Anopheles coluzzii]</text:p>
          </table:table-cell>
        </table:table-row>
        <table:table-row table:style-name="ro1">
          <table:table-cell office:value-type="string" calcext:value-type="string">
            <text:p>XP_041761196.1</text:p>
          </table:table-cell>
          <table:table-cell office:value-type="string" calcext:value-type="string">
            <text:p>Chitin_synth_2</text:p>
          </table:table-cell>
          <table:table-cell office:value-type="float" office:value="1.4E-027" calcext:value-type="float">
            <text:p>1.4E-27</text:p>
          </table:table-cell>
          <table:table-cell office:value-type="float" office:value="1.3E-025" calcext:value-type="float">
            <text:p>1.3E-25</text:p>
          </table:table-cell>
          <table:table-cell office:value-type="float" office:value="8.4E-022" calcext:value-type="float">
            <text:p>8.4E-22</text:p>
          </table:table-cell>
          <table:table-cell office:value-type="string" calcext:value-type="string">
            <text:p>chitin synthase chs-2 isoform X1 [Anopheles merus]</text:p>
          </table:table-cell>
        </table:table-row>
        <table:table-row table:style-name="ro1">
          <table:table-cell office:value-type="string" calcext:value-type="string">
            <text:p>XP_003247517.1</text:p>
          </table:table-cell>
          <table:table-cell office:value-type="string" calcext:value-type="string">
            <text:p>Chitin_synth_2</text:p>
          </table:table-cell>
          <table:table-cell office:value-type="float" office:value="1.4E-027" calcext:value-type="float">
            <text:p>1.4E-27</text:p>
          </table:table-cell>
          <table:table-cell office:value-type="float" office:value="4.1E-027" calcext:value-type="float">
            <text:p>4.1E-27</text:p>
          </table:table-cell>
          <table:table-cell office:value-type="float" office:value="2.6E-023" calcext:value-type="float">
            <text:p>2.6E-23</text:p>
          </table:table-cell>
          <table:table-cell office:value-type="string" calcext:value-type="string">
            <text:p>chitin synthase chs-2 [Acyrthosiphon pisum]</text:p>
          </table:table-cell>
        </table:table-row>
        <table:table-row table:style-name="ro1">
          <table:table-cell office:value-type="string" calcext:value-type="string">
            <text:p>XP_040229355.1</text:p>
          </table:table-cell>
          <table:table-cell office:value-type="string" calcext:value-type="string">
            <text:p>Chitin_synth_2</text:p>
          </table:table-cell>
          <table:table-cell office:value-type="float" office:value="1.4E-027" calcext:value-type="float">
            <text:p>1.4E-27</text:p>
          </table:table-cell>
          <table:table-cell office:value-type="float" office:value="1.3E-025" calcext:value-type="float">
            <text:p>1.3E-25</text:p>
          </table:table-cell>
          <table:table-cell office:value-type="float" office:value="8.4E-022" calcext:value-type="float">
            <text:p>8.4E-22</text:p>
          </table:table-cell>
          <table:table-cell office:value-type="string" calcext:value-type="string">
            <text:p>chitin synthase chs-2 isoform X3 [Anopheles coluzzii]</text:p>
          </table:table-cell>
        </table:table-row>
        <table:table-row table:style-name="ro1">
          <table:table-cell office:value-type="string" calcext:value-type="string">
            <text:p>XP_041761197.1</text:p>
          </table:table-cell>
          <table:table-cell office:value-type="string" calcext:value-type="string">
            <text:p>Chitin_synth_2</text:p>
          </table:table-cell>
          <table:table-cell office:value-type="float" office:value="1.4E-027" calcext:value-type="float">
            <text:p>1.4E-27</text:p>
          </table:table-cell>
          <table:table-cell office:value-type="float" office:value="1.3E-025" calcext:value-type="float">
            <text:p>1.3E-25</text:p>
          </table:table-cell>
          <table:table-cell office:value-type="float" office:value="8.4E-022" calcext:value-type="float">
            <text:p>8.4E-22</text:p>
          </table:table-cell>
          <table:table-cell office:value-type="string" calcext:value-type="string">
            <text:p>chitin synthase chs-2 isoform X2 [Anopheles merus]</text:p>
          </table:table-cell>
        </table:table-row>
        <table:table-row table:style-name="ro1">
          <table:table-cell office:value-type="string" calcext:value-type="string">
            <text:p>XP_321336.5</text:p>
          </table:table-cell>
          <table:table-cell office:value-type="string" calcext:value-type="string">
            <text:p>Chitin_synth_2</text:p>
          </table:table-cell>
          <table:table-cell office:value-type="float" office:value="1.4E-027" calcext:value-type="float">
            <text:p>1.4E-27</text:p>
          </table:table-cell>
          <table:table-cell office:value-type="float" office:value="1.3E-025" calcext:value-type="float">
            <text:p>1.3E-25</text:p>
          </table:table-cell>
          <table:table-cell office:value-type="float" office:value="8.4E-022" calcext:value-type="float">
            <text:p>8.4E-22</text:p>
          </table:table-cell>
          <table:table-cell office:value-type="string" calcext:value-type="string">
            <text:p>AGAP001748-PA [Anopheles gambiae str. PEST]</text:p>
          </table:table-cell>
        </table:table-row>
        <table:table-row table:style-name="ro1">
          <table:table-cell office:value-type="string" calcext:value-type="string">
            <text:p>XP_025081670.1</text:p>
          </table:table-cell>
          <table:table-cell office:value-type="string" calcext:value-type="string">
            <text:p>Chitin_synth_2</text:p>
          </table:table-cell>
          <table:table-cell office:value-type="float" office:value="1.4E-027" calcext:value-type="float">
            <text:p>1.4E-27</text:p>
          </table:table-cell>
          <table:table-cell office:value-type="float" office:value="1.3E-028" calcext:value-type="float">
            <text:p>1.3E-28</text:p>
          </table:table-cell>
          <table:table-cell office:value-type="float" office:value="8E-025" calcext:value-type="float">
            <text:p>8E-25</text:p>
          </table:table-cell>
          <table:table-cell office:value-type="string" calcext:value-type="string">
            <text:p>LOW QUALITY PROTEIN: uncharacterized protein LOC112556673 [Pomacea canaliculata]</text:p>
          </table:table-cell>
        </table:table-row>
        <table:table-row table:style-name="ro1">
          <table:table-cell office:value-type="string" calcext:value-type="string">
            <text:p>XP_026813153.1</text:p>
          </table:table-cell>
          <table:table-cell office:value-type="string" calcext:value-type="string">
            <text:p>Chitin_synth_2</text:p>
          </table:table-cell>
          <table:table-cell office:value-type="float" office:value="1.4E-027" calcext:value-type="float">
            <text:p>1.4E-27</text:p>
          </table:table-cell>
          <table:table-cell office:value-type="float" office:value="4.1E-027" calcext:value-type="float">
            <text:p>4.1E-27</text:p>
          </table:table-cell>
          <table:table-cell office:value-type="float" office:value="2.6E-023" calcext:value-type="float">
            <text:p>2.6E-23</text:p>
          </table:table-cell>
          <table:table-cell office:value-type="string" calcext:value-type="string">
            <text:p>chitin synthase chs-2 [Rhopalosiphum maidis]</text:p>
          </table:table-cell>
        </table:table-row>
        <table:table-row table:style-name="ro1">
          <table:table-cell office:value-type="string" calcext:value-type="string">
            <text:p>XP_033749200.1</text:p>
          </table:table-cell>
          <table:table-cell office:value-type="string" calcext:value-type="string">
            <text:p>Chitin_synth_2</text:p>
          </table:table-cell>
          <table:table-cell office:value-type="float" office:value="1.4E-027" calcext:value-type="float">
            <text:p>1.4E-27</text:p>
          </table:table-cell>
          <table:table-cell office:value-type="float" office:value="4.6E-029" calcext:value-type="float">
            <text:p>4.6E-29</text:p>
          </table:table-cell>
          <table:table-cell office:value-type="float" office:value="2.9E-025" calcext:value-type="float">
            <text:p>2.9E-25</text:p>
          </table:table-cell>
          <table:table-cell office:value-type="string" calcext:value-type="string">
            <text:p>uncharacterized protein LOC117333891 [Pecten maximus]</text:p>
          </table:table-cell>
        </table:table-row>
        <table:table-row table:style-name="ro1">
          <table:table-cell office:value-type="string" calcext:value-type="string">
            <text:p>XP_021704893.1</text:p>
          </table:table-cell>
          <table:table-cell office:value-type="string" calcext:value-type="string">
            <text:p>Chitin_synth_2</text:p>
          </table:table-cell>
          <table:table-cell office:value-type="float" office:value="1.5E-027" calcext:value-type="float">
            <text:p>1.5E-27</text:p>
          </table:table-cell>
          <table:table-cell office:value-type="float" office:value="1.9E-025" calcext:value-type="float">
            <text:p>1.9E-25</text:p>
          </table:table-cell>
          <table:table-cell office:value-type="float" office:value="1.2E-021" calcext:value-type="float">
            <text:p>1.2E-21</text:p>
          </table:table-cell>
          <table:table-cell office:value-type="string" calcext:value-type="string">
            <text:p>uncharacterized protein LOC5575776 isoform X3 [Aedes aegypti]</text:p>
          </table:table-cell>
        </table:table-row>
        <table:table-row table:style-name="ro1">
          <table:table-cell office:value-type="string" calcext:value-type="string">
            <text:p>XP_021704897.1</text:p>
          </table:table-cell>
          <table:table-cell office:value-type="string" calcext:value-type="string">
            <text:p>Chitin_synth_2</text:p>
          </table:table-cell>
          <table:table-cell office:value-type="float" office:value="1.5E-027" calcext:value-type="float">
            <text:p>1.5E-27</text:p>
          </table:table-cell>
          <table:table-cell office:value-type="float" office:value="1.9E-025" calcext:value-type="float">
            <text:p>1.9E-25</text:p>
          </table:table-cell>
          <table:table-cell office:value-type="float" office:value="1.2E-021" calcext:value-type="float">
            <text:p>1.2E-21</text:p>
          </table:table-cell>
          <table:table-cell office:value-type="string" calcext:value-type="string">
            <text:p>uncharacterized protein LOC5575776 isoform X4 [Aedes aegypti]</text:p>
          </table:table-cell>
        </table:table-row>
        <table:table-row table:style-name="ro1">
          <table:table-cell office:value-type="string" calcext:value-type="string">
            <text:p>XP_044753059.1</text:p>
          </table:table-cell>
          <table:table-cell office:value-type="string" calcext:value-type="string">
            <text:p>Chitin_synth_2</text:p>
          </table:table-cell>
          <table:table-cell office:value-type="float" office:value="1.5E-027" calcext:value-type="float">
            <text:p>1.5E-27</text:p>
          </table:table-cell>
          <table:table-cell office:value-type="float" office:value="1.5E-025" calcext:value-type="float">
            <text:p>1.5E-25</text:p>
          </table:table-cell>
          <table:table-cell office:value-type="float" office:value="9.5E-022" calcext:value-type="float">
            <text:p>9.5E-22</text:p>
          </table:table-cell>
          <table:table-cell office:value-type="string" calcext:value-type="string">
            <text:p>chitin synthase chs-2 isoform X2 [Coccinella septempunctata]</text:p>
          </table:table-cell>
        </table:table-row>
        <table:table-row table:style-name="ro1">
          <table:table-cell office:value-type="string" calcext:value-type="string">
            <text:p>XP_021704891.1</text:p>
          </table:table-cell>
          <table:table-cell office:value-type="string" calcext:value-type="string">
            <text:p>Chitin_synth_2</text:p>
          </table:table-cell>
          <table:table-cell office:value-type="float" office:value="1.6E-027" calcext:value-type="float">
            <text:p>1.6E-27</text:p>
          </table:table-cell>
          <table:table-cell office:value-type="float" office:value="2E-025" calcext:value-type="float">
            <text:p>2E-25</text:p>
          </table:table-cell>
          <table:table-cell office:value-type="float" office:value="1.2E-021" calcext:value-type="float">
            <text:p>1.2E-21</text:p>
          </table:table-cell>
          <table:table-cell office:value-type="string" calcext:value-type="string">
            <text:p>uncharacterized protein LOC5575776 isoform X1 [Aedes aegypti]</text:p>
          </table:table-cell>
        </table:table-row>
        <table:table-row table:style-name="ro1">
          <table:table-cell office:value-type="string" calcext:value-type="string">
            <text:p>XP_044753058.1</text:p>
          </table:table-cell>
          <table:table-cell office:value-type="string" calcext:value-type="string">
            <text:p>Chitin_synth_2</text:p>
          </table:table-cell>
          <table:table-cell office:value-type="float" office:value="1.6E-027" calcext:value-type="float">
            <text:p>1.6E-27</text:p>
          </table:table-cell>
          <table:table-cell office:value-type="float" office:value="1.5E-025" calcext:value-type="float">
            <text:p>1.5E-25</text:p>
          </table:table-cell>
          <table:table-cell office:value-type="float" office:value="9.5E-022" calcext:value-type="float">
            <text:p>9.5E-22</text:p>
          </table:table-cell>
          <table:table-cell office:value-type="string" calcext:value-type="string">
            <text:p>chitin synthase chs-2 isoform X1 [Coccinella septempunctata]</text:p>
          </table:table-cell>
        </table:table-row>
        <table:table-row table:style-name="ro1">
          <table:table-cell office:value-type="string" calcext:value-type="string">
            <text:p>XP_021704892.1</text:p>
          </table:table-cell>
          <table:table-cell office:value-type="string" calcext:value-type="string">
            <text:p>Chitin_synth_2</text:p>
          </table:table-cell>
          <table:table-cell office:value-type="float" office:value="1.6E-027" calcext:value-type="float">
            <text:p>1.6E-27</text:p>
          </table:table-cell>
          <table:table-cell office:value-type="float" office:value="2E-025" calcext:value-type="float">
            <text:p>2E-25</text:p>
          </table:table-cell>
          <table:table-cell office:value-type="float" office:value="1.2E-021" calcext:value-type="float">
            <text:p>1.2E-21</text:p>
          </table:table-cell>
          <table:table-cell office:value-type="string" calcext:value-type="string">
            <text:p>uncharacterized protein LOC5575776 isoform X2 [Aedes aegypti]</text:p>
          </table:table-cell>
        </table:table-row>
        <table:table-row table:style-name="ro1">
          <table:table-cell office:value-type="string" calcext:value-type="string">
            <text:p>XP_031150655.2</text:p>
          </table:table-cell>
          <table:table-cell office:value-type="string" calcext:value-type="string">
            <text:p>Chitin_synth_2</text:p>
          </table:table-cell>
          <table:table-cell office:value-type="float" office:value="1.6E-027" calcext:value-type="float">
            <text:p>1.6E-27</text:p>
          </table:table-cell>
          <table:table-cell office:value-type="float" office:value="1.4E-026" calcext:value-type="float">
            <text:p>1.4E-26</text:p>
          </table:table-cell>
          <table:table-cell office:value-type="float" office:value="9.1E-023" calcext:value-type="float">
            <text:p>9.1E-23</text:p>
          </table:table-cell>
          <table:table-cell office:value-type="string" calcext:value-type="string">
            <text:p>LOW QUALITY PROTEIN: chitin synthase chs-2-like [Sander lucioperca]</text:p>
          </table:table-cell>
        </table:table-row>
        <table:table-row table:style-name="ro1">
          <table:table-cell office:value-type="string" calcext:value-type="string">
            <text:p>XP_040229354.1</text:p>
          </table:table-cell>
          <table:table-cell office:value-type="string" calcext:value-type="string">
            <text:p>Chitin_synth_2</text:p>
          </table:table-cell>
          <table:table-cell office:value-type="float" office:value="1.7E-027" calcext:value-type="float">
            <text:p>1.7E-27</text:p>
          </table:table-cell>
          <table:table-cell office:value-type="float" office:value="1.7E-025" calcext:value-type="float">
            <text:p>1.7E-25</text:p>
          </table:table-cell>
          <table:table-cell office:value-type="float" office:value="1E-021" calcext:value-type="float">
            <text:p>1E-21</text:p>
          </table:table-cell>
          <table:table-cell office:value-type="string" calcext:value-type="string">
            <text:p>chitin synthase chs-2 isoform X2 [Anopheles coluzzii]</text:p>
          </table:table-cell>
        </table:table-row>
        <table:table-row table:style-name="ro1">
          <table:table-cell office:value-type="string" calcext:value-type="string">
            <text:p>XP_040229353.1</text:p>
          </table:table-cell>
          <table:table-cell office:value-type="string" calcext:value-type="string">
            <text:p>Chitin_synth_2</text:p>
          </table:table-cell>
          <table:table-cell office:value-type="float" office:value="1.7E-027" calcext:value-type="float">
            <text:p>1.7E-27</text:p>
          </table:table-cell>
          <table:table-cell office:value-type="float" office:value="1.7E-025" calcext:value-type="float">
            <text:p>1.7E-25</text:p>
          </table:table-cell>
          <table:table-cell office:value-type="float" office:value="1E-021" calcext:value-type="float">
            <text:p>1E-21</text:p>
          </table:table-cell>
          <table:table-cell office:value-type="string" calcext:value-type="string">
            <text:p>chitin synthase chs-2 isoform X1 [Anopheles coluzzii]</text:p>
          </table:table-cell>
        </table:table-row>
        <table:table-row table:style-name="ro1">
          <table:table-cell office:value-type="string" calcext:value-type="string">
            <text:p>XP_030597626.1</text:p>
          </table:table-cell>
          <table:table-cell office:value-type="string" calcext:value-type="string">
            <text:p>Chitin_synth_2</text:p>
          </table:table-cell>
          <table:table-cell office:value-type="float" office:value="1.8E-027" calcext:value-type="float">
            <text:p>1.8E-27</text:p>
          </table:table-cell>
          <table:table-cell office:value-type="float" office:value="5.6E-028" calcext:value-type="float">
            <text:p>5.6E-28</text:p>
          </table:table-cell>
          <table:table-cell office:value-type="float" office:value="3.5E-024" calcext:value-type="float">
            <text:p>3.5E-24</text:p>
          </table:table-cell>
          <table:table-cell office:value-type="string" calcext:value-type="string">
            <text:p>chitin synthase chs-2-like [Archocentrus centrarchus]</text:p>
          </table:table-cell>
        </table:table-row>
        <table:table-row table:style-name="ro1">
          <table:table-cell office:value-type="string" calcext:value-type="string">
            <text:p>XP_037776976.1</text:p>
          </table:table-cell>
          <table:table-cell office:value-type="string" calcext:value-type="string">
            <text:p>Chitin_synth_2</text:p>
          </table:table-cell>
          <table:table-cell office:value-type="float" office:value="1.9E-027" calcext:value-type="float">
            <text:p>1.9E-27</text:p>
          </table:table-cell>
          <table:table-cell office:value-type="float" office:value="4.7E-026" calcext:value-type="float">
            <text:p>4.7E-26</text:p>
          </table:table-cell>
          <table:table-cell office:value-type="float" office:value="3E-022" calcext:value-type="float">
            <text:p>3E-22</text:p>
          </table:table-cell>
          <table:table-cell office:value-type="string" calcext:value-type="string">
            <text:p>LOW QUALITY PROTEIN: chitin synthase chs-2-like [Penaeus monodon]</text:p>
          </table:table-cell>
        </table:table-row>
        <table:table-row table:style-name="ro1">
          <table:table-cell office:value-type="string" calcext:value-type="string">
            <text:p>XP_019206504.1</text:p>
          </table:table-cell>
          <table:table-cell office:value-type="string" calcext:value-type="string">
            <text:p>Chitin_synth_2</text:p>
          </table:table-cell>
          <table:table-cell office:value-type="float" office:value="1.9E-027" calcext:value-type="float">
            <text:p>1.9E-27</text:p>
          </table:table-cell>
          <table:table-cell office:value-type="float" office:value="1.3E-026" calcext:value-type="float">
            <text:p>1.3E-26</text:p>
          </table:table-cell>
          <table:table-cell office:value-type="float" office:value="8E-023" calcext:value-type="float">
            <text:p>8E-23</text:p>
          </table:table-cell>
          <table:table-cell office:value-type="string" calcext:value-type="string">
            <text:p>chitin synthase chs-2 [Oreochromis niloticus]</text:p>
          </table:table-cell>
        </table:table-row>
        <table:table-row table:style-name="ro1">
          <table:table-cell office:value-type="string" calcext:value-type="string">
            <text:p>XP_029657956.2</text:p>
          </table:table-cell>
          <table:table-cell office:value-type="string" calcext:value-type="string">
            <text:p>Chitin_synth_2</text:p>
          </table:table-cell>
          <table:table-cell office:value-type="float" office:value="2E-027" calcext:value-type="float">
            <text:p>2E-27</text:p>
          </table:table-cell>
          <table:table-cell office:value-type="float" office:value="4.5E-030" calcext:value-type="float">
            <text:p>4.5E-30</text:p>
          </table:table-cell>
          <table:table-cell office:value-type="float" office:value="2.8E-026" calcext:value-type="float">
            <text:p>2.8E-26</text:p>
          </table:table-cell>
          <table:table-cell office:value-type="string" calcext:value-type="string">
            <text:p>chitin synthase chs-2-like isoform X2 [Octopus vulgaris]</text:p>
          </table:table-cell>
        </table:table-row>
        <table:table-row table:style-name="ro1">
          <table:table-cell office:value-type="string" calcext:value-type="string">
            <text:p>XP_036356207.1</text:p>
          </table:table-cell>
          <table:table-cell office:value-type="string" calcext:value-type="string">
            <text:p>Chitin_synth_2</text:p>
          </table:table-cell>
          <table:table-cell office:value-type="float" office:value="2.1E-027" calcext:value-type="float">
            <text:p>2.1E-27</text:p>
          </table:table-cell>
          <table:table-cell office:value-type="float" office:value="4.7E-030" calcext:value-type="float">
            <text:p>4.7E-30</text:p>
          </table:table-cell>
          <table:table-cell office:value-type="float" office:value="2.9E-026" calcext:value-type="float">
            <text:p>2.9E-26</text:p>
          </table:table-cell>
          <table:table-cell office:value-type="string" calcext:value-type="string">
            <text:p>chitin synthase chs-2-like isoform X1 [Octopus vulgaris]</text:p>
          </table:table-cell>
        </table:table-row>
        <table:table-row table:style-name="ro1">
          <table:table-cell office:value-type="string" calcext:value-type="string">
            <text:p>XP_037268093.1</text:p>
          </table:table-cell>
          <table:table-cell office:value-type="string" calcext:value-type="string">
            <text:p>Chitin_synth_2</text:p>
          </table:table-cell>
          <table:table-cell office:value-type="float" office:value="2.5E-027" calcext:value-type="float">
            <text:p>2.5E-27</text:p>
          </table:table-cell>
          <table:table-cell office:value-type="float" office:value="2.2E-028" calcext:value-type="float">
            <text:p>2.2E-28</text:p>
          </table:table-cell>
          <table:table-cell office:value-type="float" office:value="1.4E-024" calcext:value-type="float">
            <text:p>1.4E-24</text:p>
          </table:table-cell>
          <table:table-cell office:value-type="string" calcext:value-type="string">
            <text:p>chitin synthase chs-2-like isoform X2 [Rhipicephalus microplus]</text:p>
          </table:table-cell>
        </table:table-row>
        <table:table-row table:style-name="ro1">
          <table:table-cell office:value-type="string" calcext:value-type="string">
            <text:p>XP_032880921.1</text:p>
          </table:table-cell>
          <table:table-cell office:value-type="string" calcext:value-type="string">
            <text:p>Chitin_synth_2</text:p>
          </table:table-cell>
          <table:table-cell office:value-type="float" office:value="2.8E-027" calcext:value-type="float">
            <text:p>2.8E-27</text:p>
          </table:table-cell>
          <table:table-cell office:value-type="float" office:value="4.7E-026" calcext:value-type="float">
            <text:p>4.7E-26</text:p>
          </table:table-cell>
          <table:table-cell office:value-type="float" office:value="3E-022" calcext:value-type="float">
            <text:p>3E-22</text:p>
          </table:table-cell>
          <table:table-cell office:value-type="string" calcext:value-type="string">
            <text:p>chitin synthase chs-2-like [Amblyraja radiata]</text:p>
          </table:table-cell>
        </table:table-row>
        <table:table-row table:style-name="ro1">
          <table:table-cell office:value-type="string" calcext:value-type="string">
            <text:p>XP_035896992.1</text:p>
          </table:table-cell>
          <table:table-cell office:value-type="string" calcext:value-type="string">
            <text:p>Chitin_synth_2</text:p>
          </table:table-cell>
          <table:table-cell office:value-type="float" office:value="2.9E-027" calcext:value-type="float">
            <text:p>2.9E-27</text:p>
          </table:table-cell>
          <table:table-cell office:value-type="float" office:value="2.7E-025" calcext:value-type="float">
            <text:p>2.7E-25</text:p>
          </table:table-cell>
          <table:table-cell office:value-type="float" office:value="1.7E-021" calcext:value-type="float">
            <text:p>1.7E-21</text:p>
          </table:table-cell>
          <table:table-cell office:value-type="string" calcext:value-type="string">
            <text:p>chitin synthase chs-2 isoform X4 [Anopheles stephensi]</text:p>
          </table:table-cell>
        </table:table-row>
        <table:table-row table:style-name="ro1">
          <table:table-cell office:value-type="string" calcext:value-type="string">
            <text:p>XP_035896990.1</text:p>
          </table:table-cell>
          <table:table-cell office:value-type="string" calcext:value-type="string">
            <text:p>Chitin_synth_2</text:p>
          </table:table-cell>
          <table:table-cell office:value-type="float" office:value="2.9E-027" calcext:value-type="float">
            <text:p>2.9E-27</text:p>
          </table:table-cell>
          <table:table-cell office:value-type="float" office:value="2.7E-025" calcext:value-type="float">
            <text:p>2.7E-25</text:p>
          </table:table-cell>
          <table:table-cell office:value-type="float" office:value="1.7E-021" calcext:value-type="float">
            <text:p>1.7E-21</text:p>
          </table:table-cell>
          <table:table-cell office:value-type="string" calcext:value-type="string">
            <text:p>chitin synthase chs-2 isoform X3 [Anopheles stephensi]</text:p>
          </table:table-cell>
        </table:table-row>
        <table:table-row table:style-name="ro1">
          <table:table-cell office:value-type="string" calcext:value-type="string">
            <text:p>XP_035669155.1</text:p>
          </table:table-cell>
          <table:table-cell office:value-type="string" calcext:value-type="string">
            <text:p>Chitin_synth_2</text:p>
          </table:table-cell>
          <table:table-cell office:value-type="float" office:value="3.1E-027" calcext:value-type="float">
            <text:p>3.1E-27</text:p>
          </table:table-cell>
          <table:table-cell office:value-type="float" office:value="2.4E-026" calcext:value-type="float">
            <text:p>2.4E-26</text:p>
          </table:table-cell>
          <table:table-cell office:value-type="float" office:value="1.5E-022" calcext:value-type="float">
            <text:p>1.5E-22</text:p>
          </table:table-cell>
          <table:table-cell office:value-type="string" calcext:value-type="string">
            <text:p>uncharacterized protein LOC118411184 [Branchiostoma floridae]</text:p>
          </table:table-cell>
        </table:table-row>
        <table:table-row table:style-name="ro1">
          <table:table-cell office:value-type="string" calcext:value-type="string">
            <text:p>XP_035896988.1</text:p>
          </table:table-cell>
          <table:table-cell office:value-type="string" calcext:value-type="string">
            <text:p>Chitin_synth_2</text:p>
          </table:table-cell>
          <table:table-cell office:value-type="float" office:value="3.2E-027" calcext:value-type="float">
            <text:p>3.2E-27</text:p>
          </table:table-cell>
          <table:table-cell office:value-type="float" office:value="2.8E-025" calcext:value-type="float">
            <text:p>2.8E-25</text:p>
          </table:table-cell>
          <table:table-cell office:value-type="float" office:value="1.8E-021" calcext:value-type="float">
            <text:p>1.8E-21</text:p>
          </table:table-cell>
          <table:table-cell office:value-type="string" calcext:value-type="string">
            <text:p>chitin synthase chs-2 isoform X1 [Anopheles stephensi]</text:p>
          </table:table-cell>
        </table:table-row>
        <table:table-row table:style-name="ro1">
          <table:table-cell office:value-type="string" calcext:value-type="string">
            <text:p>XP_035896989.1</text:p>
          </table:table-cell>
          <table:table-cell office:value-type="string" calcext:value-type="string">
            <text:p>Chitin_synth_2</text:p>
          </table:table-cell>
          <table:table-cell office:value-type="float" office:value="3.2E-027" calcext:value-type="float">
            <text:p>3.2E-27</text:p>
          </table:table-cell>
          <table:table-cell office:value-type="float" office:value="2.8E-025" calcext:value-type="float">
            <text:p>2.8E-25</text:p>
          </table:table-cell>
          <table:table-cell office:value-type="float" office:value="1.8E-021" calcext:value-type="float">
            <text:p>1.8E-21</text:p>
          </table:table-cell>
          <table:table-cell office:value-type="string" calcext:value-type="string">
            <text:p>chitin synthase chs-2 isoform X2 [Anopheles stephensi]</text:p>
          </table:table-cell>
        </table:table-row>
        <table:table-row table:style-name="ro1">
          <table:table-cell office:value-type="string" calcext:value-type="string">
            <text:p>XP_024510228.1</text:p>
          </table:table-cell>
          <table:table-cell office:value-type="string" calcext:value-type="string">
            <text:p>Chitin_synth_2</text:p>
          </table:table-cell>
          <table:table-cell office:value-type="float" office:value="3.4E-027" calcext:value-type="float">
            <text:p>3.4E-27</text:p>
          </table:table-cell>
          <table:table-cell office:value-type="float" office:value="3.1E-027" calcext:value-type="float">
            <text:p>3.1E-27</text:p>
          </table:table-cell>
          <table:table-cell office:value-type="float" office:value="2E-023" calcext:value-type="float">
            <text:p>2E-23</text:p>
          </table:table-cell>
          <table:table-cell office:value-type="string" calcext:value-type="string">
            <text:p>Chitin synthase family-containing protein [Strongyloides ratti]</text:p>
          </table:table-cell>
        </table:table-row>
        <table:table-row table:style-name="ro1">
          <table:table-cell office:value-type="string" calcext:value-type="string">
            <text:p>XP_037039691.1</text:p>
          </table:table-cell>
          <table:table-cell office:value-type="string" calcext:value-type="string">
            <text:p>Chitin_synth_2</text:p>
          </table:table-cell>
          <table:table-cell office:value-type="float" office:value="3.7E-027" calcext:value-type="float">
            <text:p>3.7E-27</text:p>
          </table:table-cell>
          <table:table-cell office:value-type="float" office:value="3E-025" calcext:value-type="float">
            <text:p>3E-25</text:p>
          </table:table-cell>
          <table:table-cell office:value-type="float" office:value="1.9E-021" calcext:value-type="float">
            <text:p>1.9E-21</text:p>
          </table:table-cell>
          <table:table-cell office:value-type="string" calcext:value-type="string">
            <text:p>chitin synthase chs-2 isoform X5 [Bradysia coprophila]</text:p>
          </table:table-cell>
        </table:table-row>
        <table:table-row table:style-name="ro1">
          <table:table-cell office:value-type="string" calcext:value-type="string">
            <text:p>XP_037039690.1</text:p>
          </table:table-cell>
          <table:table-cell office:value-type="string" calcext:value-type="string">
            <text:p>Chitin_synth_2</text:p>
          </table:table-cell>
          <table:table-cell office:value-type="float" office:value="3.8E-027" calcext:value-type="float">
            <text:p>3.8E-27</text:p>
          </table:table-cell>
          <table:table-cell office:value-type="float" office:value="3E-025" calcext:value-type="float">
            <text:p>3E-25</text:p>
          </table:table-cell>
          <table:table-cell office:value-type="float" office:value="1.9E-021" calcext:value-type="float">
            <text:p>1.9E-21</text:p>
          </table:table-cell>
          <table:table-cell office:value-type="string" calcext:value-type="string">
            <text:p>chitin synthase chs-2 isoform X4 [Bradysia coprophila]</text:p>
          </table:table-cell>
        </table:table-row>
        <table:table-row table:style-name="ro1">
          <table:table-cell office:value-type="string" calcext:value-type="string">
            <text:p>XP_037039689.1</text:p>
          </table:table-cell>
          <table:table-cell office:value-type="string" calcext:value-type="string">
            <text:p>Chitin_synth_2</text:p>
          </table:table-cell>
          <table:table-cell office:value-type="float" office:value="3.8E-027" calcext:value-type="float">
            <text:p>3.8E-27</text:p>
          </table:table-cell>
          <table:table-cell office:value-type="float" office:value="3E-025" calcext:value-type="float">
            <text:p>3E-25</text:p>
          </table:table-cell>
          <table:table-cell office:value-type="float" office:value="1.9E-021" calcext:value-type="float">
            <text:p>1.9E-21</text:p>
          </table:table-cell>
          <table:table-cell office:value-type="string" calcext:value-type="string">
            <text:p>chitin synthase chs-2 isoform X3 [Bradysia coprophila]</text:p>
          </table:table-cell>
        </table:table-row>
        <table:table-row table:style-name="ro1">
          <table:table-cell office:value-type="string" calcext:value-type="string">
            <text:p>XP_037039688.1</text:p>
          </table:table-cell>
          <table:table-cell office:value-type="string" calcext:value-type="string">
            <text:p>Chitin_synth_2</text:p>
          </table:table-cell>
          <table:table-cell office:value-type="float" office:value="3.8E-027" calcext:value-type="float">
            <text:p>3.8E-27</text:p>
          </table:table-cell>
          <table:table-cell office:value-type="float" office:value="3E-025" calcext:value-type="float">
            <text:p>3E-25</text:p>
          </table:table-cell>
          <table:table-cell office:value-type="float" office:value="1.9E-021" calcext:value-type="float">
            <text:p>1.9E-21</text:p>
          </table:table-cell>
          <table:table-cell office:value-type="string" calcext:value-type="string">
            <text:p>chitin synthase chs-2 isoform X2 [Bradysia coprophila]</text:p>
          </table:table-cell>
        </table:table-row>
        <table:table-row table:style-name="ro1">
          <table:table-cell office:value-type="string" calcext:value-type="string">
            <text:p>XP_037945236.1</text:p>
          </table:table-cell>
          <table:table-cell office:value-type="string" calcext:value-type="string">
            <text:p>Chitin_synth_2</text:p>
          </table:table-cell>
          <table:table-cell office:value-type="float" office:value="3.8E-027" calcext:value-type="float">
            <text:p>3.8E-27</text:p>
          </table:table-cell>
          <table:table-cell office:value-type="float" office:value="4.9E-025" calcext:value-type="float">
            <text:p>4.9E-25</text:p>
          </table:table-cell>
          <table:table-cell office:value-type="float" office:value="3.1E-021" calcext:value-type="float">
            <text:p>3.1E-21</text:p>
          </table:table-cell>
          <table:table-cell office:value-type="string" calcext:value-type="string">
            <text:p>chitin synthase chs-2 isoform X2 [Teleopsis dalmanni]</text:p>
          </table:table-cell>
        </table:table-row>
        <table:table-row table:style-name="ro1">
          <table:table-cell office:value-type="string" calcext:value-type="string">
            <text:p>XP_037039686.1</text:p>
          </table:table-cell>
          <table:table-cell office:value-type="string" calcext:value-type="string">
            <text:p>Chitin_synth_2</text:p>
          </table:table-cell>
          <table:table-cell office:value-type="float" office:value="3.8E-027" calcext:value-type="float">
            <text:p>3.8E-27</text:p>
          </table:table-cell>
          <table:table-cell office:value-type="float" office:value="3E-025" calcext:value-type="float">
            <text:p>3E-25</text:p>
          </table:table-cell>
          <table:table-cell office:value-type="float" office:value="1.9E-021" calcext:value-type="float">
            <text:p>1.9E-21</text:p>
          </table:table-cell>
          <table:table-cell office:value-type="string" calcext:value-type="string">
            <text:p>chitin synthase chs-2 isoform X1 [Bradysia coprophila]</text:p>
          </table:table-cell>
        </table:table-row>
        <table:table-row table:style-name="ro1">
          <table:table-cell office:value-type="string" calcext:value-type="string">
            <text:p>XP_037945234.1</text:p>
          </table:table-cell>
          <table:table-cell office:value-type="string" calcext:value-type="string">
            <text:p>Chitin_synth_2</text:p>
          </table:table-cell>
          <table:table-cell office:value-type="float" office:value="3.9E-027" calcext:value-type="float">
            <text:p>3.9E-27</text:p>
          </table:table-cell>
          <table:table-cell office:value-type="float" office:value="4.9E-025" calcext:value-type="float">
            <text:p>4.9E-25</text:p>
          </table:table-cell>
          <table:table-cell office:value-type="float" office:value="3.1E-021" calcext:value-type="float">
            <text:p>3.1E-21</text:p>
          </table:table-cell>
          <table:table-cell office:value-type="string" calcext:value-type="string">
            <text:p>chitin synthase chs-2 isoform X1 [Teleopsis dalmanni]</text:p>
          </table:table-cell>
        </table:table-row>
        <table:table-row table:style-name="ro1">
          <table:table-cell office:value-type="string" calcext:value-type="string">
            <text:p>XP_025078070.1</text:p>
          </table:table-cell>
          <table:table-cell office:value-type="string" calcext:value-type="string">
            <text:p>Chitin_synth_2</text:p>
          </table:table-cell>
          <table:table-cell office:value-type="float" office:value="4.5E-027" calcext:value-type="float">
            <text:p>4.5E-27</text:p>
          </table:table-cell>
          <table:table-cell office:value-type="float" office:value="2.8E-028" calcext:value-type="float">
            <text:p>2.8E-28</text:p>
          </table:table-cell>
          <table:table-cell office:value-type="float" office:value="1.8E-024" calcext:value-type="float">
            <text:p>1.8E-24</text:p>
          </table:table-cell>
          <table:table-cell office:value-type="string" calcext:value-type="string">
            <text:p>LOW QUALITY PROTEIN: chitin synthase chs-2-like [Pomacea canaliculata]</text:p>
          </table:table-cell>
        </table:table-row>
        <table:table-row table:style-name="ro1">
          <table:table-cell office:value-type="string" calcext:value-type="string">
            <text:p>NP_001300544.1</text:p>
          </table:table-cell>
          <table:table-cell office:value-type="string" calcext:value-type="string">
            <text:p>Chitin_synth_2</text:p>
          </table:table-cell>
          <table:table-cell office:value-type="float" office:value="4.7E-027" calcext:value-type="float">
            <text:p>4.7E-27</text:p>
          </table:table-cell>
          <table:table-cell office:value-type="float" office:value="5.5E-028" calcext:value-type="float">
            <text:p>5.5E-28</text:p>
          </table:table-cell>
          <table:table-cell office:value-type="float" office:value="3.5E-024" calcext:value-type="float">
            <text:p>3.5E-24</text:p>
          </table:table-cell>
          <table:table-cell office:value-type="string" calcext:value-type="string">
            <text:p>Chitin synthase chs-2 [Caenorhabditis elegans]</text:p>
          </table:table-cell>
        </table:table-row>
        <table:table-row table:style-name="ro1">
          <table:table-cell office:value-type="string" calcext:value-type="string">
            <text:p>XP_041664364.1</text:p>
          </table:table-cell>
          <table:table-cell office:value-type="string" calcext:value-type="string">
            <text:p>Chitin_synth_2</text:p>
          </table:table-cell>
          <table:table-cell office:value-type="float" office:value="5.8E-027" calcext:value-type="float">
            <text:p>5.8E-27</text:p>
          </table:table-cell>
          <table:table-cell office:value-type="float" office:value="2.4E-024" calcext:value-type="float">
            <text:p>2.4E-24</text:p>
          </table:table-cell>
          <table:table-cell office:value-type="float" office:value="1.5E-020" calcext:value-type="float">
            <text:p>1.5E-20</text:p>
          </table:table-cell>
          <table:table-cell office:value-type="string" calcext:value-type="string">
            <text:p>chitin synthase chs-2-like [Cheilinus undulatus]</text:p>
          </table:table-cell>
        </table:table-row>
        <table:table-row table:style-name="ro1">
          <table:table-cell office:value-type="string" calcext:value-type="string">
            <text:p>NP_492113.2</text:p>
          </table:table-cell>
          <table:table-cell office:value-type="string" calcext:value-type="string">
            <text:p>Chitin_synth_2</text:p>
          </table:table-cell>
          <table:table-cell office:value-type="float" office:value="6E-027" calcext:value-type="float">
            <text:p>6E-27</text:p>
          </table:table-cell>
          <table:table-cell office:value-type="float" office:value="1.1E-028" calcext:value-type="float">
            <text:p>1.1E-28</text:p>
          </table:table-cell>
          <table:table-cell office:value-type="float" office:value="7.3E-025" calcext:value-type="float">
            <text:p>7.3E-25</text:p>
          </table:table-cell>
          <table:table-cell office:value-type="string" calcext:value-type="string">
            <text:p>Chitin synthase chs-1 [Caenorhabditis elegans]</text:p>
          </table:table-cell>
        </table:table-row>
        <table:table-row table:style-name="ro1">
          <table:table-cell office:value-type="string" calcext:value-type="string">
            <text:p>XP_032529650.1</text:p>
          </table:table-cell>
          <table:table-cell office:value-type="string" calcext:value-type="string">
            <text:p>Chitin_synth_2</text:p>
          </table:table-cell>
          <table:table-cell office:value-type="float" office:value="6E-027" calcext:value-type="float">
            <text:p>6E-27</text:p>
          </table:table-cell>
          <table:table-cell office:value-type="float" office:value="7.9E-028" calcext:value-type="float">
            <text:p>7.9E-28</text:p>
          </table:table-cell>
          <table:table-cell office:value-type="float" office:value="5E-024" calcext:value-type="float">
            <text:p>5E-24</text:p>
          </table:table-cell>
          <table:table-cell office:value-type="string" calcext:value-type="string">
            <text:p>chitin synthase chs-2-like [Danaus plexippus plexippus]</text:p>
          </table:table-cell>
        </table:table-row>
        <table:table-row table:style-name="ro1">
          <table:table-cell office:value-type="string" calcext:value-type="string">
            <text:p>XP_029521181.1</text:p>
          </table:table-cell>
          <table:table-cell office:value-type="string" calcext:value-type="string">
            <text:p>Chitin_synth_2</text:p>
          </table:table-cell>
          <table:table-cell office:value-type="float" office:value="6E-027" calcext:value-type="float">
            <text:p>6E-27</text:p>
          </table:table-cell>
          <table:table-cell office:value-type="float" office:value="1.5E-026" calcext:value-type="float">
            <text:p>1.5E-26</text:p>
          </table:table-cell>
          <table:table-cell office:value-type="float" office:value="9.7E-023" calcext:value-type="float">
            <text:p>9.7E-23</text:p>
          </table:table-cell>
          <table:table-cell office:value-type="string" calcext:value-type="string">
            <text:p>chitin synthase chs-1-like [Oncorhynchus nerka]</text:p>
          </table:table-cell>
        </table:table-row>
        <table:table-row table:style-name="ro1">
          <table:table-cell office:value-type="string" calcext:value-type="string">
            <text:p>XP_041920942.1</text:p>
          </table:table-cell>
          <table:table-cell office:value-type="string" calcext:value-type="string">
            <text:p>Chitin_synth_2</text:p>
          </table:table-cell>
          <table:table-cell office:value-type="float" office:value="6.4E-027" calcext:value-type="float">
            <text:p>6.4E-27</text:p>
          </table:table-cell>
          <table:table-cell office:value-type="float" office:value="2.9E-026" calcext:value-type="float">
            <text:p>2.9E-26</text:p>
          </table:table-cell>
          <table:table-cell office:value-type="float" office:value="1.8E-022" calcext:value-type="float">
            <text:p>1.8E-22</text:p>
          </table:table-cell>
          <table:table-cell office:value-type="string" calcext:value-type="string">
            <text:p>chitin synthase chs-2-like [Alosa sapidissima]</text:p>
          </table:table-cell>
        </table:table-row>
        <table:table-row table:style-name="ro1">
          <table:table-cell office:value-type="string" calcext:value-type="string">
            <text:p>XP_013997648.1</text:p>
          </table:table-cell>
          <table:table-cell office:value-type="string" calcext:value-type="string">
            <text:p>Chitin_synth_2</text:p>
          </table:table-cell>
          <table:table-cell office:value-type="float" office:value="6.7E-027" calcext:value-type="float">
            <text:p>6.7E-27</text:p>
          </table:table-cell>
          <table:table-cell office:value-type="float" office:value="9.7E-027" calcext:value-type="float">
            <text:p>9.7E-27</text:p>
          </table:table-cell>
          <table:table-cell office:value-type="float" office:value="6.2E-023" calcext:value-type="float">
            <text:p>6.2E-23</text:p>
          </table:table-cell>
          <table:table-cell office:value-type="string" calcext:value-type="string">
            <text:p>PREDICTED: uncharacterized protein LOC106570137 [Salmo salar]</text:p>
          </table:table-cell>
        </table:table-row>
        <table:table-row table:style-name="ro1">
          <table:table-cell office:value-type="string" calcext:value-type="string">
            <text:p>XP_043931790.1</text:p>
          </table:table-cell>
          <table:table-cell office:value-type="string" calcext:value-type="string">
            <text:p>Chitin_synth_2</text:p>
          </table:table-cell>
          <table:table-cell office:value-type="float" office:value="7.4E-027" calcext:value-type="float">
            <text:p>7.4E-27</text:p>
          </table:table-cell>
          <table:table-cell office:value-type="float" office:value="4.4E-027" calcext:value-type="float">
            <text:p>4.4E-27</text:p>
          </table:table-cell>
          <table:table-cell office:value-type="float" office:value="2.8E-023" calcext:value-type="float">
            <text:p>2.8E-23</text:p>
          </table:table-cell>
          <table:table-cell office:value-type="string" calcext:value-type="string">
            <text:p>chitin synthase chs-2-like [Protopterus annectens]</text:p>
          </table:table-cell>
        </table:table-row>
        <table:table-row table:style-name="ro1">
          <table:table-cell office:value-type="string" calcext:value-type="string">
            <text:p>XP_037510392.1</text:p>
          </table:table-cell>
          <table:table-cell office:value-type="string" calcext:value-type="string">
            <text:p>Chitin_synth_2</text:p>
          </table:table-cell>
          <table:table-cell office:value-type="float" office:value="8.7E-027" calcext:value-type="float">
            <text:p>8.7E-27</text:p>
          </table:table-cell>
          <table:table-cell office:value-type="float" office:value="5.5E-027" calcext:value-type="float">
            <text:p>5.5E-27</text:p>
          </table:table-cell>
          <table:table-cell office:value-type="float" office:value="3.5E-023" calcext:value-type="float">
            <text:p>3.5E-23</text:p>
          </table:table-cell>
          <table:table-cell office:value-type="string" calcext:value-type="string">
            <text:p>LOW QUALITY PROTEIN: chitin synthase chs-2-like [Rhipicephalus sanguineus]</text:p>
          </table:table-cell>
        </table:table-row>
        <table:table-row table:style-name="ro1">
          <table:table-cell office:value-type="string" calcext:value-type="string">
            <text:p>XP_033750429.1</text:p>
          </table:table-cell>
          <table:table-cell office:value-type="string" calcext:value-type="string">
            <text:p>Chitin_synth_2</text:p>
          </table:table-cell>
          <table:table-cell office:value-type="float" office:value="8.7E-027" calcext:value-type="float">
            <text:p>8.7E-27</text:p>
          </table:table-cell>
          <table:table-cell office:value-type="float" office:value="5.3E-028" calcext:value-type="float">
            <text:p>5.3E-28</text:p>
          </table:table-cell>
          <table:table-cell office:value-type="float" office:value="3.4E-024" calcext:value-type="float">
            <text:p>3.4E-24</text:p>
          </table:table-cell>
          <table:table-cell office:value-type="string" calcext:value-type="string">
            <text:p>LOW QUALITY PROTEIN: chitin synthase chs-2-like [Pecten maximus]</text:p>
          </table:table-cell>
        </table:table-row>
        <table:table-row table:style-name="ro1">
          <table:table-cell office:value-type="string" calcext:value-type="string">
            <text:p>XP_033757151.1</text:p>
          </table:table-cell>
          <table:table-cell office:value-type="string" calcext:value-type="string">
            <text:p>Chitin_synth_2</text:p>
          </table:table-cell>
          <table:table-cell office:value-type="float" office:value="8.8E-027" calcext:value-type="float">
            <text:p>8.8E-27</text:p>
          </table:table-cell>
          <table:table-cell office:value-type="float" office:value="1.4E-030" calcext:value-type="float">
            <text:p>1.4E-30</text:p>
          </table:table-cell>
          <table:table-cell office:value-type="float" office:value="8.8E-027" calcext:value-type="float">
            <text:p>8.8E-27</text:p>
          </table:table-cell>
          <table:table-cell office:value-type="string" calcext:value-type="string">
            <text:p>chitin synthase chs-2-like [Pecten maximus]</text:p>
          </table:table-cell>
        </table:table-row>
        <table:table-row table:style-name="ro1">
          <table:table-cell office:value-type="string" calcext:value-type="string">
            <text:p>XP_035648475.1</text:p>
          </table:table-cell>
          <table:table-cell office:value-type="string" calcext:value-type="string">
            <text:p>Chitin_synth_2</text:p>
          </table:table-cell>
          <table:table-cell office:value-type="float" office:value="9E-027" calcext:value-type="float">
            <text:p>9E-27</text:p>
          </table:table-cell>
          <table:table-cell office:value-type="float" office:value="3.4E-026" calcext:value-type="float">
            <text:p>3.4E-26</text:p>
          </table:table-cell>
          <table:table-cell office:value-type="float" office:value="2.1E-022" calcext:value-type="float">
            <text:p>2.1E-22</text:p>
          </table:table-cell>
          <table:table-cell office:value-type="string" calcext:value-type="string">
            <text:p>chitin synthase chs-2-like [Oncorhynchus keta]</text:p>
          </table:table-cell>
        </table:table-row>
        <table:table-row table:style-name="ro1">
          <table:table-cell office:value-type="string" calcext:value-type="string">
            <text:p>XP_031645086.1</text:p>
          </table:table-cell>
          <table:table-cell office:value-type="string" calcext:value-type="string">
            <text:p>Chitin_synth_2</text:p>
          </table:table-cell>
          <table:table-cell office:value-type="float" office:value="1E-026" calcext:value-type="float">
            <text:p>1E-26</text:p>
          </table:table-cell>
          <table:table-cell office:value-type="float" office:value="5.1E-026" calcext:value-type="float">
            <text:p>5.1E-26</text:p>
          </table:table-cell>
          <table:table-cell office:value-type="float" office:value="3.2E-022" calcext:value-type="float">
            <text:p>3.2E-22</text:p>
          </table:table-cell>
          <table:table-cell office:value-type="string" calcext:value-type="string">
            <text:p>chitin synthase chs-2-like [Oncorhynchus kisutch]</text:p>
          </table:table-cell>
        </table:table-row>
        <table:table-row table:style-name="ro1">
          <table:table-cell office:value-type="string" calcext:value-type="string">
            <text:p>XP_034561272.1</text:p>
          </table:table-cell>
          <table:table-cell office:value-type="string" calcext:value-type="string">
            <text:p>Chitin_synth_2</text:p>
          </table:table-cell>
          <table:table-cell office:value-type="float" office:value="1.1E-026" calcext:value-type="float">
            <text:p>1.1E-26</text:p>
          </table:table-cell>
          <table:table-cell office:value-type="float" office:value="2.5E-025" calcext:value-type="float">
            <text:p>2.5E-25</text:p>
          </table:table-cell>
          <table:table-cell office:value-type="float" office:value="1.6E-021" calcext:value-type="float">
            <text:p>1.6E-21</text:p>
          </table:table-cell>
          <table:table-cell office:value-type="string" calcext:value-type="string">
            <text:p>chitin synthase chs-2-like [Notolabrus celidotus]</text:p>
          </table:table-cell>
        </table:table-row>
        <table:table-row table:style-name="ro1">
          <table:table-cell office:value-type="string" calcext:value-type="string">
            <text:p>XP_037268094.1</text:p>
          </table:table-cell>
          <table:table-cell office:value-type="string" calcext:value-type="string">
            <text:p>Chitin_synth_2</text:p>
          </table:table-cell>
          <table:table-cell office:value-type="float" office:value="1.1E-026" calcext:value-type="float">
            <text:p>1.1E-26</text:p>
          </table:table-cell>
          <table:table-cell office:value-type="float" office:value="6.3E-027" calcext:value-type="float">
            <text:p>6.3E-27</text:p>
          </table:table-cell>
          <table:table-cell office:value-type="float" office:value="4E-023" calcext:value-type="float">
            <text:p>4E-23</text:p>
          </table:table-cell>
          <table:table-cell office:value-type="string" calcext:value-type="string">
            <text:p>chitin synthase chs-2-like [Rhipicephalus microplus]</text:p>
          </table:table-cell>
        </table:table-row>
        <table:table-row table:style-name="ro1">
          <table:table-cell office:value-type="string" calcext:value-type="string">
            <text:p>XP_037510394.1</text:p>
          </table:table-cell>
          <table:table-cell office:value-type="string" calcext:value-type="string">
            <text:p>Chitin_synth_2</text:p>
          </table:table-cell>
          <table:table-cell office:value-type="float" office:value="1.1E-026" calcext:value-type="float">
            <text:p>1.1E-26</text:p>
          </table:table-cell>
          <table:table-cell office:value-type="float" office:value="6.3E-027" calcext:value-type="float">
            <text:p>6.3E-27</text:p>
          </table:table-cell>
          <table:table-cell office:value-type="float" office:value="4E-023" calcext:value-type="float">
            <text:p>4E-23</text:p>
          </table:table-cell>
          <table:table-cell office:value-type="string" calcext:value-type="string">
            <text:p>chitin synthase chs-2-like [Rhipicephalus sanguineus]</text:p>
          </table:table-cell>
        </table:table-row>
        <table:table-row table:style-name="ro1">
          <table:table-cell office:value-type="string" calcext:value-type="string">
            <text:p>XP_032880922.1</text:p>
          </table:table-cell>
          <table:table-cell office:value-type="string" calcext:value-type="string">
            <text:p>Chitin_synth_2</text:p>
          </table:table-cell>
          <table:table-cell office:value-type="float" office:value="1.1E-026" calcext:value-type="float">
            <text:p>1.1E-26</text:p>
          </table:table-cell>
          <table:table-cell office:value-type="float" office:value="7.9E-025" calcext:value-type="float">
            <text:p>7.9E-25</text:p>
          </table:table-cell>
          <table:table-cell office:value-type="float" office:value="5E-021" calcext:value-type="float">
            <text:p>5E-21</text:p>
          </table:table-cell>
          <table:table-cell office:value-type="string" calcext:value-type="string">
            <text:p>LOW QUALITY PROTEIN: chitin synthase chs-1-like [Amblyraja radiata]</text:p>
          </table:table-cell>
        </table:table-row>
        <table:table-row table:style-name="ro1">
          <table:table-cell office:value-type="string" calcext:value-type="string">
            <text:p>XP_035669160.1</text:p>
          </table:table-cell>
          <table:table-cell office:value-type="string" calcext:value-type="string">
            <text:p>Chitin_synth_2</text:p>
          </table:table-cell>
          <table:table-cell office:value-type="float" office:value="1.1E-026" calcext:value-type="float">
            <text:p>1.1E-26</text:p>
          </table:table-cell>
          <table:table-cell office:value-type="float" office:value="1.4E-029" calcext:value-type="float">
            <text:p>1.4E-29</text:p>
          </table:table-cell>
          <table:table-cell office:value-type="float" office:value="9.2E-026" calcext:value-type="float">
            <text:p>9.2E-26</text:p>
          </table:table-cell>
          <table:table-cell office:value-type="string" calcext:value-type="string">
            <text:p>chitin synthase chs-2-like [Branchiostoma floridae]</text:p>
          </table:table-cell>
        </table:table-row>
        <table:table-row table:style-name="ro1">
          <table:table-cell office:value-type="string" calcext:value-type="string">
            <text:p>XP_036402786.1</text:p>
          </table:table-cell>
          <table:table-cell office:value-type="string" calcext:value-type="string">
            <text:p>Chitin_synth_2</text:p>
          </table:table-cell>
          <table:table-cell office:value-type="float" office:value="1.2E-026" calcext:value-type="float">
            <text:p>1.2E-26</text:p>
          </table:table-cell>
          <table:table-cell office:value-type="float" office:value="1.7E-027" calcext:value-type="float">
            <text:p>1.7E-27</text:p>
          </table:table-cell>
          <table:table-cell office:value-type="float" office:value="1.1E-023" calcext:value-type="float">
            <text:p>1.1E-23</text:p>
          </table:table-cell>
          <table:table-cell office:value-type="string" calcext:value-type="string">
            <text:p>chitin synthase chs-2-like [Megalops cyprinoides]</text:p>
          </table:table-cell>
        </table:table-row>
        <table:table-row table:style-name="ro1">
          <table:table-cell office:value-type="string" calcext:value-type="string">
            <text:p>XP_033725124.1</text:p>
          </table:table-cell>
          <table:table-cell office:value-type="string" calcext:value-type="string">
            <text:p>Chitin_synth_2</text:p>
          </table:table-cell>
          <table:table-cell office:value-type="float" office:value="1.3E-026" calcext:value-type="float">
            <text:p>1.3E-26</text:p>
          </table:table-cell>
          <table:table-cell office:value-type="float" office:value="5.6E-030" calcext:value-type="float">
            <text:p>5.6E-30</text:p>
          </table:table-cell>
          <table:table-cell office:value-type="float" office:value="3.6E-026" calcext:value-type="float">
            <text:p>3.6E-26</text:p>
          </table:table-cell>
          <table:table-cell office:value-type="string" calcext:value-type="string">
            <text:p>uncharacterized protein LOC117315086 isoform X3 [Pecten maximus]</text:p>
          </table:table-cell>
        </table:table-row>
        <table:table-row table:style-name="ro1">
          <table:table-cell office:value-type="string" calcext:value-type="string">
            <text:p>XP_029299583.1</text:p>
          </table:table-cell>
          <table:table-cell office:value-type="string" calcext:value-type="string">
            <text:p>Chitin_synth_2</text:p>
          </table:table-cell>
          <table:table-cell office:value-type="float" office:value="1.3E-026" calcext:value-type="float">
            <text:p>1.3E-26</text:p>
          </table:table-cell>
          <table:table-cell office:value-type="float" office:value="2.5E-026" calcext:value-type="float">
            <text:p>2.5E-26</text:p>
          </table:table-cell>
          <table:table-cell office:value-type="float" office:value="1.6E-022" calcext:value-type="float">
            <text:p>1.6E-22</text:p>
          </table:table-cell>
          <table:table-cell office:value-type="string" calcext:value-type="string">
            <text:p>chitin synthase chs-1-like [Cottoperca gobio]</text:p>
          </table:table-cell>
        </table:table-row>
        <table:table-row table:style-name="ro1">
          <table:table-cell office:value-type="string" calcext:value-type="string">
            <text:p>XP_033725123.1</text:p>
          </table:table-cell>
          <table:table-cell office:value-type="string" calcext:value-type="string">
            <text:p>Chitin_synth_2</text:p>
          </table:table-cell>
          <table:table-cell office:value-type="float" office:value="1.4E-026" calcext:value-type="float">
            <text:p>1.4E-26</text:p>
          </table:table-cell>
          <table:table-cell office:value-type="float" office:value="5.7E-030" calcext:value-type="float">
            <text:p>5.7E-30</text:p>
          </table:table-cell>
          <table:table-cell office:value-type="float" office:value="3.6E-026" calcext:value-type="float">
            <text:p>3.6E-26</text:p>
          </table:table-cell>
          <table:table-cell office:value-type="string" calcext:value-type="string">
            <text:p>uncharacterized protein LOC117315086 isoform X2 [Pecten maximus]</text:p>
          </table:table-cell>
        </table:table-row>
        <table:table-row table:style-name="ro1">
          <table:table-cell office:value-type="string" calcext:value-type="string">
            <text:p>XP_033725122.1</text:p>
          </table:table-cell>
          <table:table-cell office:value-type="string" calcext:value-type="string">
            <text:p>Chitin_synth_2</text:p>
          </table:table-cell>
          <table:table-cell office:value-type="float" office:value="1.4E-026" calcext:value-type="float">
            <text:p>1.4E-26</text:p>
          </table:table-cell>
          <table:table-cell office:value-type="float" office:value="5.7E-030" calcext:value-type="float">
            <text:p>5.7E-30</text:p>
          </table:table-cell>
          <table:table-cell office:value-type="float" office:value="3.6E-026" calcext:value-type="float">
            <text:p>3.6E-26</text:p>
          </table:table-cell>
          <table:table-cell office:value-type="string" calcext:value-type="string">
            <text:p>uncharacterized protein LOC117315086 isoform X1 [Pecten maximus]</text:p>
          </table:table-cell>
        </table:table-row>
        <table:table-row table:style-name="ro1">
          <table:table-cell office:value-type="string" calcext:value-type="string">
            <text:p>XP_032836323.1</text:p>
          </table:table-cell>
          <table:table-cell office:value-type="string" calcext:value-type="string">
            <text:p>Chitin_synth_2</text:p>
          </table:table-cell>
          <table:table-cell office:value-type="float" office:value="1.4E-026" calcext:value-type="float">
            <text:p>1.4E-26</text:p>
          </table:table-cell>
          <table:table-cell office:value-type="float" office:value="3E-027" calcext:value-type="float">
            <text:p>3E-27</text:p>
          </table:table-cell>
          <table:table-cell office:value-type="float" office:value="1.9E-023" calcext:value-type="float">
            <text:p>1.9E-23</text:p>
          </table:table-cell>
          <table:table-cell office:value-type="string" calcext:value-type="string">
            <text:p>chitin synthase chs-2-like [Petromyzon marinus]</text:p>
          </table:table-cell>
        </table:table-row>
        <table:table-row table:style-name="ro1">
          <table:table-cell office:value-type="string" calcext:value-type="string">
            <text:p>XP_040583648.1</text:p>
          </table:table-cell>
          <table:table-cell office:value-type="string" calcext:value-type="string">
            <text:p>Chitin_synth_2</text:p>
          </table:table-cell>
          <table:table-cell office:value-type="float" office:value="1.4E-026" calcext:value-type="float">
            <text:p>1.4E-26</text:p>
          </table:table-cell>
          <table:table-cell office:value-type="float" office:value="2.6E-026" calcext:value-type="float">
            <text:p>2.6E-26</text:p>
          </table:table-cell>
          <table:table-cell office:value-type="float" office:value="1.6E-022" calcext:value-type="float">
            <text:p>1.6E-22</text:p>
          </table:table-cell>
          <table:table-cell office:value-type="string" calcext:value-type="string">
            <text:p>chitin synthase chs-2-like [Lepeophtheirus salmonis]</text:p>
          </table:table-cell>
        </table:table-row>
        <table:table-row table:style-name="ro1">
          <table:table-cell office:value-type="string" calcext:value-type="string">
            <text:p>XP_027892612.1</text:p>
          </table:table-cell>
          <table:table-cell office:value-type="string" calcext:value-type="string">
            <text:p>Chitin_synth_2</text:p>
          </table:table-cell>
          <table:table-cell office:value-type="float" office:value="1.4E-026" calcext:value-type="float">
            <text:p>1.4E-26</text:p>
          </table:table-cell>
          <table:table-cell office:value-type="float" office:value="2.7E-029" calcext:value-type="float">
            <text:p>2.7E-29</text:p>
          </table:table-cell>
          <table:table-cell office:value-type="float" office:value="1.7E-025" calcext:value-type="float">
            <text:p>1.7E-25</text:p>
          </table:table-cell>
          <table:table-cell office:value-type="string" calcext:value-type="string">
            <text:p>chitin synthase chs-2-like isoform X2 [Xiphophorus couchianus]</text:p>
          </table:table-cell>
        </table:table-row>
        <table:table-row table:style-name="ro1">
          <table:table-cell office:value-type="string" calcext:value-type="string">
            <text:p>XP_036826901.1</text:p>
          </table:table-cell>
          <table:table-cell office:value-type="string" calcext:value-type="string">
            <text:p>Chitin_synth_2</text:p>
          </table:table-cell>
          <table:table-cell office:value-type="float" office:value="1.5E-026" calcext:value-type="float">
            <text:p>1.5E-26</text:p>
          </table:table-cell>
          <table:table-cell office:value-type="float" office:value="3.3E-026" calcext:value-type="float">
            <text:p>3.3E-26</text:p>
          </table:table-cell>
          <table:table-cell office:value-type="float" office:value="2.1E-022" calcext:value-type="float">
            <text:p>2.1E-22</text:p>
          </table:table-cell>
          <table:table-cell office:value-type="string" calcext:value-type="string">
            <text:p>chitin synthase chs-2-like [Oncorhynchus mykiss]</text:p>
          </table:table-cell>
        </table:table-row>
        <table:table-row table:style-name="ro1">
          <table:table-cell office:value-type="string" calcext:value-type="string">
            <text:p>XP_029920309.1</text:p>
          </table:table-cell>
          <table:table-cell office:value-type="string" calcext:value-type="string">
            <text:p>Chitin_synth_2</text:p>
          </table:table-cell>
          <table:table-cell office:value-type="float" office:value="1.7E-026" calcext:value-type="float">
            <text:p>1.7E-26</text:p>
          </table:table-cell>
          <table:table-cell office:value-type="float" office:value="1.2E-026" calcext:value-type="float">
            <text:p>1.2E-26</text:p>
          </table:table-cell>
          <table:table-cell office:value-type="float" office:value="7.5E-023" calcext:value-type="float">
            <text:p>7.5E-23</text:p>
          </table:table-cell>
          <table:table-cell office:value-type="string" calcext:value-type="string">
            <text:p>chitin synthase chs-1-like [Myripristis murdjan]</text:p>
          </table:table-cell>
        </table:table-row>
        <table:table-row table:style-name="ro1">
          <table:table-cell office:value-type="string" calcext:value-type="string">
            <text:p>XP_032510524.1</text:p>
          </table:table-cell>
          <table:table-cell office:value-type="string" calcext:value-type="string">
            <text:p>Chitin_synth_2</text:p>
          </table:table-cell>
          <table:table-cell office:value-type="float" office:value="1.7E-026" calcext:value-type="float">
            <text:p>1.7E-26</text:p>
          </table:table-cell>
          <table:table-cell office:value-type="float" office:value="6.2E-025" calcext:value-type="float">
            <text:p>6.2E-25</text:p>
          </table:table-cell>
          <table:table-cell office:value-type="float" office:value="3.9E-021" calcext:value-type="float">
            <text:p>3.9E-21</text:p>
          </table:table-cell>
          <table:table-cell office:value-type="string" calcext:value-type="string">
            <text:p>LOW QUALITY PROTEIN: chitin synthase chs-2-like [Danaus plexippus plexippus]</text:p>
          </table:table-cell>
        </table:table-row>
        <table:table-row table:style-name="ro1">
          <table:table-cell office:value-type="string" calcext:value-type="string">
            <text:p>XP_032363512.1</text:p>
          </table:table-cell>
          <table:table-cell office:value-type="string" calcext:value-type="string">
            <text:p>Chitin_synth_2</text:p>
          </table:table-cell>
          <table:table-cell office:value-type="float" office:value="1.7E-026" calcext:value-type="float">
            <text:p>1.7E-26</text:p>
          </table:table-cell>
          <table:table-cell office:value-type="float" office:value="2.8E-026" calcext:value-type="float">
            <text:p>2.8E-26</text:p>
          </table:table-cell>
          <table:table-cell office:value-type="float" office:value="1.8E-022" calcext:value-type="float">
            <text:p>1.8E-22</text:p>
          </table:table-cell>
          <table:table-cell office:value-type="string" calcext:value-type="string">
            <text:p>chitin synthase chs-2-like [Etheostoma spectabile]</text:p>
          </table:table-cell>
        </table:table-row>
        <table:table-row table:style-name="ro1">
          <table:table-cell office:value-type="string" calcext:value-type="string">
            <text:p>XP_023201014.1</text:p>
          </table:table-cell>
          <table:table-cell office:value-type="string" calcext:value-type="string">
            <text:p>Chitin_synth_2</text:p>
          </table:table-cell>
          <table:table-cell office:value-type="float" office:value="1.8E-026" calcext:value-type="float">
            <text:p>1.8E-26</text:p>
          </table:table-cell>
          <table:table-cell office:value-type="float" office:value="8.2E-029" calcext:value-type="float">
            <text:p>8.2E-29</text:p>
          </table:table-cell>
          <table:table-cell office:value-type="float" office:value="5.2E-025" calcext:value-type="float">
            <text:p>5.2E-25</text:p>
          </table:table-cell>
          <table:table-cell office:value-type="string" calcext:value-type="string">
            <text:p>uncharacterized protein LOC102223149 [Xiphophorus maculatus]</text:p>
          </table:table-cell>
        </table:table-row>
        <table:table-row table:style-name="ro1">
          <table:table-cell office:value-type="string" calcext:value-type="string">
            <text:p>XP_037563363.1</text:p>
          </table:table-cell>
          <table:table-cell office:value-type="string" calcext:value-type="string">
            <text:p>Chitin_synth_2</text:p>
          </table:table-cell>
          <table:table-cell office:value-type="float" office:value="1.8E-026" calcext:value-type="float">
            <text:p>1.8E-26</text:p>
          </table:table-cell>
          <table:table-cell office:value-type="float" office:value="8E-027" calcext:value-type="float">
            <text:p>8E-27</text:p>
          </table:table-cell>
          <table:table-cell office:value-type="float" office:value="5.1E-023" calcext:value-type="float">
            <text:p>5.1E-23</text:p>
          </table:table-cell>
          <table:table-cell office:value-type="string" calcext:value-type="string">
            <text:p>LOW QUALITY PROTEIN: chitin synthase chs-2-like [Dermacentor silvarum]</text:p>
          </table:table-cell>
        </table:table-row>
        <table:table-row table:style-name="ro1">
          <table:table-cell office:value-type="string" calcext:value-type="string">
            <text:p>XP_041369703.1</text:p>
          </table:table-cell>
          <table:table-cell office:value-type="string" calcext:value-type="string">
            <text:p>Chitin_synth_2</text:p>
          </table:table-cell>
          <table:table-cell office:value-type="float" office:value="1.9E-026" calcext:value-type="float">
            <text:p>1.9E-26</text:p>
          </table:table-cell>
          <table:table-cell office:value-type="float" office:value="3.5E-027" calcext:value-type="float">
            <text:p>3.5E-27</text:p>
          </table:table-cell>
          <table:table-cell office:value-type="float" office:value="2.2E-023" calcext:value-type="float">
            <text:p>2.2E-23</text:p>
          </table:table-cell>
          <table:table-cell office:value-type="string" calcext:value-type="string">
            <text:p>LOW QUALITY PROTEIN: chitin synthase chs-2-like [Gigantopelta aegis]</text:p>
          </table:table-cell>
        </table:table-row>
        <table:table-row table:style-name="ro1">
          <table:table-cell office:value-type="string" calcext:value-type="string">
            <text:p>XP_038211608.1</text:p>
          </table:table-cell>
          <table:table-cell office:value-type="string" calcext:value-type="string">
            <text:p>Chitin_synth_2</text:p>
          </table:table-cell>
          <table:table-cell office:value-type="float" office:value="1.9E-026" calcext:value-type="float">
            <text:p>1.9E-26</text:p>
          </table:table-cell>
          <table:table-cell office:value-type="float" office:value="6.9E-024" calcext:value-type="float">
            <text:p>6.9E-24</text:p>
          </table:table-cell>
          <table:table-cell office:value-type="float" office:value="4.4E-020" calcext:value-type="float">
            <text:p>4.4E-20</text:p>
          </table:table-cell>
          <table:table-cell office:value-type="string" calcext:value-type="string">
            <text:p>chitin synthase chs-2 isoform X3 [Zerene cesonia]</text:p>
          </table:table-cell>
        </table:table-row>
        <table:table-row table:style-name="ro1">
          <table:table-cell office:value-type="string" calcext:value-type="string">
            <text:p>XP_038211591.1</text:p>
          </table:table-cell>
          <table:table-cell office:value-type="string" calcext:value-type="string">
            <text:p>Chitin_synth_2</text:p>
          </table:table-cell>
          <table:table-cell office:value-type="float" office:value="1.9E-026" calcext:value-type="float">
            <text:p>1.9E-26</text:p>
          </table:table-cell>
          <table:table-cell office:value-type="float" office:value="6.9E-024" calcext:value-type="float">
            <text:p>6.9E-24</text:p>
          </table:table-cell>
          <table:table-cell office:value-type="float" office:value="4.4E-020" calcext:value-type="float">
            <text:p>4.4E-20</text:p>
          </table:table-cell>
          <table:table-cell office:value-type="string" calcext:value-type="string">
            <text:p>chitin synthase chs-2 isoform X1 [Zerene cesonia]</text:p>
          </table:table-cell>
        </table:table-row>
        <table:table-row table:style-name="ro1">
          <table:table-cell office:value-type="string" calcext:value-type="string">
            <text:p>XP_038211617.1</text:p>
          </table:table-cell>
          <table:table-cell office:value-type="string" calcext:value-type="string">
            <text:p>Chitin_synth_2</text:p>
          </table:table-cell>
          <table:table-cell office:value-type="float" office:value="1.9E-026" calcext:value-type="float">
            <text:p>1.9E-26</text:p>
          </table:table-cell>
          <table:table-cell office:value-type="float" office:value="6.9E-024" calcext:value-type="float">
            <text:p>6.9E-24</text:p>
          </table:table-cell>
          <table:table-cell office:value-type="float" office:value="4.4E-020" calcext:value-type="float">
            <text:p>4.4E-20</text:p>
          </table:table-cell>
          <table:table-cell office:value-type="string" calcext:value-type="string">
            <text:p>chitin synthase chs-2 isoform X4 [Zerene cesonia]</text:p>
          </table:table-cell>
        </table:table-row>
        <table:table-row table:style-name="ro1">
          <table:table-cell office:value-type="string" calcext:value-type="string">
            <text:p>XP_038211599.1</text:p>
          </table:table-cell>
          <table:table-cell office:value-type="string" calcext:value-type="string">
            <text:p>Chitin_synth_2</text:p>
          </table:table-cell>
          <table:table-cell office:value-type="float" office:value="1.9E-026" calcext:value-type="float">
            <text:p>1.9E-26</text:p>
          </table:table-cell>
          <table:table-cell office:value-type="float" office:value="6.9E-024" calcext:value-type="float">
            <text:p>6.9E-24</text:p>
          </table:table-cell>
          <table:table-cell office:value-type="float" office:value="4.4E-020" calcext:value-type="float">
            <text:p>4.4E-20</text:p>
          </table:table-cell>
          <table:table-cell office:value-type="string" calcext:value-type="string">
            <text:p>chitin synthase chs-2 isoform X2 [Zerene cesonia]</text:p>
          </table:table-cell>
        </table:table-row>
        <table:table-row table:style-name="ro1">
          <table:table-cell office:value-type="string" calcext:value-type="string">
            <text:p>XP_041976394.1</text:p>
          </table:table-cell>
          <table:table-cell office:value-type="string" calcext:value-type="string">
            <text:p>Chitin_synth_2</text:p>
          </table:table-cell>
          <table:table-cell office:value-type="float" office:value="2.1E-026" calcext:value-type="float">
            <text:p>2.1E-26</text:p>
          </table:table-cell>
          <table:table-cell office:value-type="float" office:value="2.9E-024" calcext:value-type="float">
            <text:p>2.9E-24</text:p>
          </table:table-cell>
          <table:table-cell office:value-type="float" office:value="1.8E-020" calcext:value-type="float">
            <text:p>1.8E-20</text:p>
          </table:table-cell>
          <table:table-cell office:value-type="string" calcext:value-type="string">
            <text:p>chitin synthase chs-2 isoform X2 [Aricia agestis]</text:p>
          </table:table-cell>
        </table:table-row>
        <table:table-row table:style-name="ro1">
          <table:table-cell office:value-type="string" calcext:value-type="string">
            <text:p>XP_043284265.1</text:p>
          </table:table-cell>
          <table:table-cell office:value-type="string" calcext:value-type="string">
            <text:p>Chitin_synth_2</text:p>
          </table:table-cell>
          <table:table-cell office:value-type="float" office:value="2.2E-026" calcext:value-type="float">
            <text:p>2.2E-26</text:p>
          </table:table-cell>
          <table:table-cell office:value-type="float" office:value="1.6E-025" calcext:value-type="float">
            <text:p>1.6E-25</text:p>
          </table:table-cell>
          <table:table-cell office:value-type="float" office:value="1E-021" calcext:value-type="float">
            <text:p>1E-21</text:p>
          </table:table-cell>
          <table:table-cell office:value-type="string" calcext:value-type="string">
            <text:p>chitin synthase chs-2-like [Venturia canescens]</text:p>
          </table:table-cell>
        </table:table-row>
        <table:table-row table:style-name="ro1">
          <table:table-cell office:value-type="string" calcext:value-type="string">
            <text:p>XP_037922525.1</text:p>
          </table:table-cell>
          <table:table-cell office:value-type="string" calcext:value-type="string">
            <text:p>Chitin_synth_2</text:p>
          </table:table-cell>
          <table:table-cell office:value-type="float" office:value="2.3E-026" calcext:value-type="float">
            <text:p>2.3E-26</text:p>
          </table:table-cell>
          <table:table-cell office:value-type="float" office:value="1.9E-025" calcext:value-type="float">
            <text:p>1.9E-25</text:p>
          </table:table-cell>
          <table:table-cell office:value-type="float" office:value="1.2E-021" calcext:value-type="float">
            <text:p>1.2E-21</text:p>
          </table:table-cell>
          <table:table-cell office:value-type="string" calcext:value-type="string">
            <text:p>chitin synthase chs-2 isoform X2 [Hermetia illucens]</text:p>
          </table:table-cell>
        </table:table-row>
        <table:table-row table:style-name="ro1">
          <table:table-cell office:value-type="string" calcext:value-type="string">
            <text:p>XP_037922524.1</text:p>
          </table:table-cell>
          <table:table-cell office:value-type="string" calcext:value-type="string">
            <text:p>Chitin_synth_2</text:p>
          </table:table-cell>
          <table:table-cell office:value-type="float" office:value="2.4E-026" calcext:value-type="float">
            <text:p>2.4E-26</text:p>
          </table:table-cell>
          <table:table-cell office:value-type="float" office:value="1.9E-025" calcext:value-type="float">
            <text:p>1.9E-25</text:p>
          </table:table-cell>
          <table:table-cell office:value-type="float" office:value="1.2E-021" calcext:value-type="float">
            <text:p>1.2E-21</text:p>
          </table:table-cell>
          <table:table-cell office:value-type="string" calcext:value-type="string">
            <text:p>chitin synthase chs-2 isoform X1 [Hermetia illucens]</text:p>
          </table:table-cell>
        </table:table-row>
        <table:table-row table:style-name="ro1">
          <table:table-cell office:value-type="string" calcext:value-type="string">
            <text:p>XP_033733062.1</text:p>
          </table:table-cell>
          <table:table-cell office:value-type="string" calcext:value-type="string">
            <text:p>Chitin_synth_2</text:p>
          </table:table-cell>
          <table:table-cell office:value-type="float" office:value="2.4E-026" calcext:value-type="float">
            <text:p>2.4E-26</text:p>
          </table:table-cell>
          <table:table-cell office:value-type="float" office:value="1.5E-025" calcext:value-type="float">
            <text:p>1.5E-25</text:p>
          </table:table-cell>
          <table:table-cell office:value-type="float" office:value="9.2E-022" calcext:value-type="float">
            <text:p>9.2E-22</text:p>
          </table:table-cell>
          <table:table-cell office:value-type="string" calcext:value-type="string">
            <text:p>uncharacterized protein LOC117322317 [Pecten maximus]</text:p>
          </table:table-cell>
        </table:table-row>
        <table:table-row table:style-name="ro1">
          <table:table-cell office:value-type="string" calcext:value-type="string">
            <text:p>XP_037877648.1</text:p>
          </table:table-cell>
          <table:table-cell office:value-type="string" calcext:value-type="string">
            <text:p>Chitin_synth_2</text:p>
          </table:table-cell>
          <table:table-cell office:value-type="float" office:value="2.6E-026" calcext:value-type="float">
            <text:p>2.6E-26</text:p>
          </table:table-cell>
          <table:table-cell office:value-type="float" office:value="8E-025" calcext:value-type="float">
            <text:p>8E-25</text:p>
          </table:table-cell>
          <table:table-cell office:value-type="float" office:value="5E-021" calcext:value-type="float">
            <text:p>5E-21</text:p>
          </table:table-cell>
          <table:table-cell office:value-type="string" calcext:value-type="string">
            <text:p>chitin synthase A isoform X5 [Bombyx mori]</text:p>
          </table:table-cell>
        </table:table-row>
        <table:table-row table:style-name="ro1">
          <table:table-cell office:value-type="string" calcext:value-type="string">
            <text:p>XP_030203546.1</text:p>
          </table:table-cell>
          <table:table-cell office:value-type="string" calcext:value-type="string">
            <text:p>Chitin_synth_2</text:p>
          </table:table-cell>
          <table:table-cell office:value-type="float" office:value="2.7E-026" calcext:value-type="float">
            <text:p>2.7E-26</text:p>
          </table:table-cell>
          <table:table-cell office:value-type="float" office:value="7.3E-026" calcext:value-type="float">
            <text:p>7.3E-26</text:p>
          </table:table-cell>
          <table:table-cell office:value-type="float" office:value="4.6E-022" calcext:value-type="float">
            <text:p>4.6E-22</text:p>
          </table:table-cell>
          <table:table-cell office:value-type="string" calcext:value-type="string">
            <text:p>chitin synthase chs-1-like [Gadus morhua]</text:p>
          </table:table-cell>
        </table:table-row>
        <table:table-row table:style-name="ro1">
          <table:table-cell office:value-type="string" calcext:value-type="string">
            <text:p>XP_041976387.1</text:p>
          </table:table-cell>
          <table:table-cell office:value-type="string" calcext:value-type="string">
            <text:p>Chitin_synth_2</text:p>
          </table:table-cell>
          <table:table-cell office:value-type="float" office:value="2.9E-026" calcext:value-type="float">
            <text:p>2.9E-26</text:p>
          </table:table-cell>
          <table:table-cell office:value-type="float" office:value="3.8E-024" calcext:value-type="float">
            <text:p>3.8E-24</text:p>
          </table:table-cell>
          <table:table-cell office:value-type="float" office:value="2.4E-020" calcext:value-type="float">
            <text:p>2.4E-20</text:p>
          </table:table-cell>
          <table:table-cell office:value-type="string" calcext:value-type="string">
            <text:p>chitin synthase chs-2 isoform X1 [Aricia agestis]</text:p>
          </table:table-cell>
        </table:table-row>
        <table:table-row table:style-name="ro1">
          <table:table-cell office:value-type="string" calcext:value-type="string">
            <text:p>XP_034748682.1</text:p>
          </table:table-cell>
          <table:table-cell office:value-type="string" calcext:value-type="string">
            <text:p>Chitin_synth_2</text:p>
          </table:table-cell>
          <table:table-cell office:value-type="float" office:value="3.1E-026" calcext:value-type="float">
            <text:p>3.1E-26</text:p>
          </table:table-cell>
          <table:table-cell office:value-type="float" office:value="2.8E-025" calcext:value-type="float">
            <text:p>2.8E-25</text:p>
          </table:table-cell>
          <table:table-cell office:value-type="float" office:value="1.8E-021" calcext:value-type="float">
            <text:p>1.8E-21</text:p>
          </table:table-cell>
          <table:table-cell office:value-type="string" calcext:value-type="string">
            <text:p>chitin synthase-like [Etheostoma cragini]</text:p>
          </table:table-cell>
        </table:table-row>
        <table:table-row table:style-name="ro1">
          <table:table-cell office:value-type="string" calcext:value-type="string">
            <text:p>XP_037038015.1</text:p>
          </table:table-cell>
          <table:table-cell office:value-type="string" calcext:value-type="string">
            <text:p>Chitin_synth_2</text:p>
          </table:table-cell>
          <table:table-cell office:value-type="float" office:value="3.5E-026" calcext:value-type="float">
            <text:p>3.5E-26</text:p>
          </table:table-cell>
          <table:table-cell office:value-type="float" office:value="0.087" calcext:value-type="float">
            <text:p>0.087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chitin synthase D-like isoform X1 [Bradysia coprophila]</text:p>
          </table:table-cell>
        </table:table-row>
        <table:table-row table:style-name="ro1">
          <table:table-cell office:value-type="string" calcext:value-type="string">
            <text:p>XP_025083706.1</text:p>
          </table:table-cell>
          <table:table-cell office:value-type="string" calcext:value-type="string">
            <text:p>Chitin_synth_2</text:p>
          </table:table-cell>
          <table:table-cell office:value-type="float" office:value="4.2E-026" calcext:value-type="float">
            <text:p>4.2E-26</text:p>
          </table:table-cell>
          <table:table-cell office:value-type="float" office:value="1.5E-028" calcext:value-type="float">
            <text:p>1.5E-28</text:p>
          </table:table-cell>
          <table:table-cell office:value-type="float" office:value="9.2E-025" calcext:value-type="float">
            <text:p>9.2E-25</text:p>
          </table:table-cell>
          <table:table-cell office:value-type="string" calcext:value-type="string">
            <text:p>LOW QUALITY PROTEIN: uncharacterized protein LOC112557843 [Pomacea canaliculata]</text:p>
          </table:table-cell>
        </table:table-row>
        <table:table-row table:style-name="ro1">
          <table:table-cell office:value-type="string" calcext:value-type="string">
            <text:p>XP_044020795.1</text:p>
          </table:table-cell>
          <table:table-cell office:value-type="string" calcext:value-type="string">
            <text:p>Chitin_synth_2</text:p>
          </table:table-cell>
          <table:table-cell office:value-type="float" office:value="4.7E-026" calcext:value-type="float">
            <text:p>4.7E-26</text:p>
          </table:table-cell>
          <table:table-cell office:value-type="float" office:value="2.5E-027" calcext:value-type="float">
            <text:p>2.5E-27</text:p>
          </table:table-cell>
          <table:table-cell office:value-type="float" office:value="1.6E-023" calcext:value-type="float">
            <text:p>1.6E-23</text:p>
          </table:table-cell>
          <table:table-cell office:value-type="string" calcext:value-type="string">
            <text:p>chitin synthase chs-2-like isoform X2 [Aphidius gifuensis]</text:p>
          </table:table-cell>
        </table:table-row>
        <table:table-row table:style-name="ro1">
          <table:table-cell office:value-type="string" calcext:value-type="string">
            <text:p>XP_035990232.1</text:p>
          </table:table-cell>
          <table:table-cell office:value-type="string" calcext:value-type="string">
            <text:p>Chitin_synth_2</text:p>
          </table:table-cell>
          <table:table-cell office:value-type="float" office:value="5.1E-026" calcext:value-type="float">
            <text:p>5.1E-26</text:p>
          </table:table-cell>
          <table:table-cell office:value-type="float" office:value="8E-030" calcext:value-type="float">
            <text:p>8E-30</text:p>
          </table:table-cell>
          <table:table-cell office:value-type="float" office:value="5.1E-026" calcext:value-type="float">
            <text:p>5.1E-26</text:p>
          </table:table-cell>
          <table:table-cell office:value-type="string" calcext:value-type="string">
            <text:p>uncharacterized protein LOC118562043 [Fundulus heteroclitus]</text:p>
          </table:table-cell>
        </table:table-row>
        <table:table-row table:style-name="ro1">
          <table:table-cell office:value-type="string" calcext:value-type="string">
            <text:p>XP_034319776.1</text:p>
          </table:table-cell>
          <table:table-cell office:value-type="string" calcext:value-type="string">
            <text:p>Chitin_synth_2</text:p>
          </table:table-cell>
          <table:table-cell office:value-type="float" office:value="5.2E-026" calcext:value-type="float">
            <text:p>5.2E-26</text:p>
          </table:table-cell>
          <table:table-cell office:value-type="float" office:value="9.5" calcext:value-type="float">
            <text:p>9.5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uncharacterized protein LOC105341257 isoform X2 [Crassostrea gigas]</text:p>
          </table:table-cell>
        </table:table-row>
        <table:table-row table:style-name="ro1">
          <table:table-cell office:value-type="string" calcext:value-type="string">
            <text:p>XP_039594756.1</text:p>
          </table:table-cell>
          <table:table-cell office:value-type="string" calcext:value-type="string">
            <text:p>Chitin_synth_2</text:p>
          </table:table-cell>
          <table:table-cell office:value-type="float" office:value="5.3E-026" calcext:value-type="float">
            <text:p>5.3E-26</text:p>
          </table:table-cell>
          <table:table-cell office:value-type="float" office:value="4.4E-028" calcext:value-type="float">
            <text:p>4.4E-28</text:p>
          </table:table-cell>
          <table:table-cell office:value-type="float" office:value="2.8E-024" calcext:value-type="float">
            <text:p>2.8E-24</text:p>
          </table:table-cell>
          <table:table-cell office:value-type="string" calcext:value-type="string">
            <text:p>chitin synthase chs-2-like isoform X2 [Polypterus senegalus]</text:p>
          </table:table-cell>
        </table:table-row>
        <table:table-row table:style-name="ro1">
          <table:table-cell office:value-type="string" calcext:value-type="string">
            <text:p>XP_022301694.1</text:p>
          </table:table-cell>
          <table:table-cell office:value-type="string" calcext:value-type="string">
            <text:p>Chitin_synth_2</text:p>
          </table:table-cell>
          <table:table-cell office:value-type="float" office:value="5.4E-026" calcext:value-type="float">
            <text:p>5.4E-26</text:p>
          </table:table-cell>
          <table:table-cell office:value-type="float" office:value="3.9E-027" calcext:value-type="float">
            <text:p>3.9E-27</text:p>
          </table:table-cell>
          <table:table-cell office:value-type="float" office:value="2.5E-023" calcext:value-type="float">
            <text:p>2.5E-23</text:p>
          </table:table-cell>
          <table:table-cell office:value-type="string" calcext:value-type="string">
            <text:p>LOW QUALITY PROTEIN: uncharacterized protein LOC111109754 [Crassostrea virginica]</text:p>
          </table:table-cell>
        </table:table-row>
        <table:table-row table:style-name="ro1">
          <table:table-cell office:value-type="string" calcext:value-type="string">
            <text:p>XP_037877646.1</text:p>
          </table:table-cell>
          <table:table-cell office:value-type="string" calcext:value-type="string">
            <text:p>Chitin_synth_2</text:p>
          </table:table-cell>
          <table:table-cell office:value-type="float" office:value="5.5E-026" calcext:value-type="float">
            <text:p>5.5E-26</text:p>
          </table:table-cell>
          <table:table-cell office:value-type="float" office:value="1.1E-024" calcext:value-type="float">
            <text:p>1.1E-24</text:p>
          </table:table-cell>
          <table:table-cell office:value-type="float" office:value="6.8E-021" calcext:value-type="float">
            <text:p>6.8E-21</text:p>
          </table:table-cell>
          <table:table-cell office:value-type="string" calcext:value-type="string">
            <text:p>chitin synthase A isoform X3 [Bombyx mori]</text:p>
          </table:table-cell>
        </table:table-row>
        <table:table-row table:style-name="ro1">
          <table:table-cell office:value-type="string" calcext:value-type="string">
            <text:p>XP_037877647.1</text:p>
          </table:table-cell>
          <table:table-cell office:value-type="string" calcext:value-type="string">
            <text:p>Chitin_synth_2</text:p>
          </table:table-cell>
          <table:table-cell office:value-type="float" office:value="5.5E-026" calcext:value-type="float">
            <text:p>5.5E-26</text:p>
          </table:table-cell>
          <table:table-cell office:value-type="float" office:value="1.1E-024" calcext:value-type="float">
            <text:p>1.1E-24</text:p>
          </table:table-cell>
          <table:table-cell office:value-type="float" office:value="6.8E-021" calcext:value-type="float">
            <text:p>6.8E-21</text:p>
          </table:table-cell>
          <table:table-cell office:value-type="string" calcext:value-type="string">
            <text:p>chitin synthase A isoform X4 [Bombyx mori]</text:p>
          </table:table-cell>
        </table:table-row>
        <table:table-row table:style-name="ro1">
          <table:table-cell office:value-type="string" calcext:value-type="string">
            <text:p>XP_044596133.1</text:p>
          </table:table-cell>
          <table:table-cell office:value-type="string" calcext:value-type="string">
            <text:p>Chitin_synth_2</text:p>
          </table:table-cell>
          <table:table-cell office:value-type="float" office:value="5.6E-026" calcext:value-type="float">
            <text:p>5.6E-26</text:p>
          </table:table-cell>
          <table:table-cell office:value-type="float" office:value="5.3E-027" calcext:value-type="float">
            <text:p>5.3E-27</text:p>
          </table:table-cell>
          <table:table-cell office:value-type="float" office:value="3.4E-023" calcext:value-type="float">
            <text:p>3.4E-23</text:p>
          </table:table-cell>
          <table:table-cell office:value-type="string" calcext:value-type="string">
            <text:p>chitin synthase chs-2-like [Cotesia glomerata]</text:p>
          </table:table-cell>
        </table:table-row>
        <table:table-row table:style-name="ro1">
          <table:table-cell office:value-type="string" calcext:value-type="string">
            <text:p>XP_037877645.1</text:p>
          </table:table-cell>
          <table:table-cell office:value-type="string" calcext:value-type="string">
            <text:p>Chitin_synth_2</text:p>
          </table:table-cell>
          <table:table-cell office:value-type="float" office:value="5.6E-026" calcext:value-type="float">
            <text:p>5.6E-26</text:p>
          </table:table-cell>
          <table:table-cell office:value-type="float" office:value="1.1E-024" calcext:value-type="float">
            <text:p>1.1E-24</text:p>
          </table:table-cell>
          <table:table-cell office:value-type="float" office:value="6.9E-021" calcext:value-type="float">
            <text:p>6.9E-21</text:p>
          </table:table-cell>
          <table:table-cell office:value-type="string" calcext:value-type="string">
            <text:p>chitin synthase A isoform X1 [Bombyx mori]</text:p>
          </table:table-cell>
        </table:table-row>
        <table:table-row table:style-name="ro1">
          <table:table-cell office:value-type="string" calcext:value-type="string">
            <text:p>XP_021206755.2</text:p>
          </table:table-cell>
          <table:table-cell office:value-type="string" calcext:value-type="string">
            <text:p>Chitin_synth_2</text:p>
          </table:table-cell>
          <table:table-cell office:value-type="float" office:value="5.7E-026" calcext:value-type="float">
            <text:p>5.7E-26</text:p>
          </table:table-cell>
          <table:table-cell office:value-type="float" office:value="1.1E-024" calcext:value-type="float">
            <text:p>1.1E-24</text:p>
          </table:table-cell>
          <table:table-cell office:value-type="float" office:value="6.9E-021" calcext:value-type="float">
            <text:p>6.9E-21</text:p>
          </table:table-cell>
          <table:table-cell office:value-type="string" calcext:value-type="string">
            <text:p>chitin synthase A isoform X2 [Bombyx mori]</text:p>
          </table:table-cell>
        </table:table-row>
        <table:table-row table:style-name="ro1">
          <table:table-cell office:value-type="string" calcext:value-type="string">
            <text:p>XP_044020793.1</text:p>
          </table:table-cell>
          <table:table-cell office:value-type="string" calcext:value-type="string">
            <text:p>Chitin_synth_2</text:p>
          </table:table-cell>
          <table:table-cell office:value-type="float" office:value="5.9E-026" calcext:value-type="float">
            <text:p>5.9E-26</text:p>
          </table:table-cell>
          <table:table-cell office:value-type="float" office:value="3.9E-027" calcext:value-type="float">
            <text:p>3.9E-27</text:p>
          </table:table-cell>
          <table:table-cell office:value-type="float" office:value="2.4E-023" calcext:value-type="float">
            <text:p>2.4E-23</text:p>
          </table:table-cell>
          <table:table-cell office:value-type="string" calcext:value-type="string">
            <text:p>chitin synthase chs-2-like isoform X1 [Aphidius gifuensis]</text:p>
          </table:table-cell>
        </table:table-row>
        <table:table-row table:style-name="ro1">
          <table:table-cell office:value-type="string" calcext:value-type="string">
            <text:p>XP_021323454.1</text:p>
          </table:table-cell>
          <table:table-cell office:value-type="string" calcext:value-type="string">
            <text:p>Chitin_synth_2</text:p>
          </table:table-cell>
          <table:table-cell office:value-type="float" office:value="6.2E-026" calcext:value-type="float">
            <text:p>6.2E-26</text:p>
          </table:table-cell>
          <table:table-cell office:value-type="float" office:value="8.5E-026" calcext:value-type="float">
            <text:p>8.5E-26</text:p>
          </table:table-cell>
          <table:table-cell office:value-type="float" office:value="5.4E-022" calcext:value-type="float">
            <text:p>5.4E-22</text:p>
          </table:table-cell>
          <table:table-cell office:value-type="string" calcext:value-type="string">
            <text:p>uncharacterized protein si:ch211-264e16.2 isoform X1 [Danio rerio]</text:p>
          </table:table-cell>
        </table:table-row>
        <table:table-row table:style-name="ro1">
          <table:table-cell office:value-type="string" calcext:value-type="string">
            <text:p>XP_039764506.1</text:p>
          </table:table-cell>
          <table:table-cell office:value-type="string" calcext:value-type="string">
            <text:p>Chitin_synth_2</text:p>
          </table:table-cell>
          <table:table-cell office:value-type="float" office:value="6.7E-026" calcext:value-type="float">
            <text:p>6.7E-26</text:p>
          </table:table-cell>
          <table:table-cell office:value-type="float" office:value="5.7E-024" calcext:value-type="float">
            <text:p>5.7E-24</text:p>
          </table:table-cell>
          <table:table-cell office:value-type="float" office:value="3.6E-020" calcext:value-type="float">
            <text:p>3.6E-20</text:p>
          </table:table-cell>
          <table:table-cell office:value-type="string" calcext:value-type="string">
            <text:p>chitin synthase chs-2 [Pararge aegeria]</text:p>
          </table:table-cell>
        </table:table-row>
        <table:table-row table:style-name="ro1">
          <table:table-cell office:value-type="string" calcext:value-type="string">
            <text:p>XP_032792018.1</text:p>
          </table:table-cell>
          <table:table-cell office:value-type="string" calcext:value-type="string">
            <text:p>Chitin_synth_2</text:p>
          </table:table-cell>
          <table:table-cell office:value-type="float" office:value="6.8E-026" calcext:value-type="float">
            <text:p>6.8E-26</text:p>
          </table:table-cell>
          <table:table-cell office:value-type="float" office:value="1.8E-024" calcext:value-type="float">
            <text:p>1.8E-24</text:p>
          </table:table-cell>
          <table:table-cell office:value-type="float" office:value="1.1E-020" calcext:value-type="float">
            <text:p>1.1E-20</text:p>
          </table:table-cell>
          <table:table-cell office:value-type="string" calcext:value-type="string">
            <text:p>chitin synthase chs-2-like isoform X2 [Daphnia magna]</text:p>
          </table:table-cell>
        </table:table-row>
        <table:table-row table:style-name="ro1">
          <table:table-cell office:value-type="string" calcext:value-type="string">
            <text:p>XP_029648976.1</text:p>
          </table:table-cell>
          <table:table-cell office:value-type="string" calcext:value-type="string">
            <text:p>Chitin_synth_2</text:p>
          </table:table-cell>
          <table:table-cell office:value-type="float" office:value="7E-026" calcext:value-type="float">
            <text:p>7E-26</text:p>
          </table:table-cell>
          <table:table-cell office:value-type="float" office:value="5.1E-026" calcext:value-type="float">
            <text:p>5.1E-26</text:p>
          </table:table-cell>
          <table:table-cell office:value-type="float" office:value="3.2E-022" calcext:value-type="float">
            <text:p>3.2E-22</text:p>
          </table:table-cell>
          <table:table-cell office:value-type="string" calcext:value-type="string">
            <text:p>chitin synthase chs-2-like [Octopus vulgaris]</text:p>
          </table:table-cell>
        </table:table-row>
        <table:table-row table:style-name="ro1">
          <table:table-cell office:value-type="string" calcext:value-type="string">
            <text:p>XP_033747575.1</text:p>
          </table:table-cell>
          <table:table-cell office:value-type="string" calcext:value-type="string">
            <text:p>Chitin_synth_2</text:p>
          </table:table-cell>
          <table:table-cell office:value-type="float" office:value="7.2E-026" calcext:value-type="float">
            <text:p>7.2E-26</text:p>
          </table:table-cell>
          <table:table-cell office:value-type="float" office:value="1.1E-029" calcext:value-type="float">
            <text:p>1.1E-29</text:p>
          </table:table-cell>
          <table:table-cell office:value-type="float" office:value="7.2E-026" calcext:value-type="float">
            <text:p>7.2E-26</text:p>
          </table:table-cell>
          <table:table-cell office:value-type="string" calcext:value-type="string">
            <text:p>uncharacterized protein LOC117332686 [Pecten maximus]</text:p>
          </table:table-cell>
        </table:table-row>
        <table:table-row table:style-name="ro1">
          <table:table-cell office:value-type="string" calcext:value-type="string">
            <text:p>XP_035669163.1</text:p>
          </table:table-cell>
          <table:table-cell office:value-type="string" calcext:value-type="string">
            <text:p>Chitin_synth_2</text:p>
          </table:table-cell>
          <table:table-cell office:value-type="float" office:value="7.4E-026" calcext:value-type="float">
            <text:p>7.4E-26</text:p>
          </table:table-cell>
          <table:table-cell office:value-type="float" office:value="2.3E-027" calcext:value-type="float">
            <text:p>2.3E-27</text:p>
          </table:table-cell>
          <table:table-cell office:value-type="float" office:value="1.5E-023" calcext:value-type="float">
            <text:p>1.5E-23</text:p>
          </table:table-cell>
          <table:table-cell office:value-type="string" calcext:value-type="string">
            <text:p>uncharacterized protein LOC118411191 [Branchiostoma floridae]</text:p>
          </table:table-cell>
        </table:table-row>
        <table:table-row table:style-name="ro1">
          <table:table-cell office:value-type="string" calcext:value-type="string">
            <text:p>XP_043072450.1</text:p>
          </table:table-cell>
          <table:table-cell office:value-type="string" calcext:value-type="string">
            <text:p>Chitin_synth_2</text:p>
          </table:table-cell>
          <table:table-cell office:value-type="float" office:value="7.4E-026" calcext:value-type="float">
            <text:p>7.4E-26</text:p>
          </table:table-cell>
          <table:table-cell office:value-type="float" office:value="5.3E-025" calcext:value-type="float">
            <text:p>5.3E-25</text:p>
          </table:table-cell>
          <table:table-cell office:value-type="float" office:value="3.4E-021" calcext:value-type="float">
            <text:p>3.4E-21</text:p>
          </table:table-cell>
          <table:table-cell office:value-type="string" calcext:value-type="string">
            <text:p>chitin synthase chs-1-like [Puntigrus tetrazona]</text:p>
          </table:table-cell>
        </table:table-row>
        <table:table-row table:style-name="ro1">
          <table:table-cell office:value-type="string" calcext:value-type="string">
            <text:p>XP_034319771.1</text:p>
          </table:table-cell>
          <table:table-cell office:value-type="string" calcext:value-type="string">
            <text:p>Chitin_synth_2</text:p>
          </table:table-cell>
          <table:table-cell office:value-type="float" office:value="7.4E-026" calcext:value-type="float">
            <text:p>7.4E-26</text:p>
          </table:table-cell>
          <table:table-cell office:value-type="float" office:value="2.8E-029" calcext:value-type="float">
            <text:p>2.8E-29</text:p>
          </table:table-cell>
          <table:table-cell office:value-type="float" office:value="1.8E-025" calcext:value-type="float">
            <text:p>1.8E-25</text:p>
          </table:table-cell>
          <table:table-cell office:value-type="string" calcext:value-type="string">
            <text:p>uncharacterized protein LOC105341257 isoform X1 [Crassostrea gigas]</text:p>
          </table:table-cell>
        </table:table-row>
        <table:table-row table:style-name="ro1">
          <table:table-cell office:value-type="string" calcext:value-type="string">
            <text:p>XP_022306572.1</text:p>
          </table:table-cell>
          <table:table-cell office:value-type="string" calcext:value-type="string">
            <text:p>Chitin_synth_2</text:p>
          </table:table-cell>
          <table:table-cell office:value-type="float" office:value="7.8E-026" calcext:value-type="float">
            <text:p>7.8E-26</text:p>
          </table:table-cell>
          <table:table-cell office:value-type="float" office:value="4.5E-027" calcext:value-type="float">
            <text:p>4.5E-27</text:p>
          </table:table-cell>
          <table:table-cell office:value-type="float" office:value="2.8E-023" calcext:value-type="float">
            <text:p>2.8E-23</text:p>
          </table:table-cell>
          <table:table-cell office:value-type="string" calcext:value-type="string">
            <text:p>uncharacterized protein LOC111112966 isoform X3 [Crassostrea virginica]</text:p>
          </table:table-cell>
        </table:table-row>
        <table:table-row table:style-name="ro1">
          <table:table-cell office:value-type="string" calcext:value-type="string">
            <text:p>XP_032836332.1</text:p>
          </table:table-cell>
          <table:table-cell office:value-type="string" calcext:value-type="string">
            <text:p>Chitin_synth_2</text:p>
          </table:table-cell>
          <table:table-cell office:value-type="float" office:value="7.9E-026" calcext:value-type="float">
            <text:p>7.9E-26</text:p>
          </table:table-cell>
          <table:table-cell office:value-type="float" office:value="1.8E-026" calcext:value-type="float">
            <text:p>1.8E-26</text:p>
          </table:table-cell>
          <table:table-cell office:value-type="float" office:value="1.1E-022" calcext:value-type="float">
            <text:p>1.1E-22</text:p>
          </table:table-cell>
          <table:table-cell office:value-type="string" calcext:value-type="string">
            <text:p>chitin synthase chs-2-like isoform X1 [Petromyzon marinus]</text:p>
          </table:table-cell>
        </table:table-row>
        <table:table-row table:style-name="ro1">
          <table:table-cell office:value-type="string" calcext:value-type="string">
            <text:p>XP_032792014.1</text:p>
          </table:table-cell>
          <table:table-cell office:value-type="string" calcext:value-type="string">
            <text:p>Chitin_synth_2</text:p>
          </table:table-cell>
          <table:table-cell office:value-type="float" office:value="8.1E-026" calcext:value-type="float">
            <text:p>8.1E-26</text:p>
          </table:table-cell>
          <table:table-cell office:value-type="float" office:value="1.9E-024" calcext:value-type="float">
            <text:p>1.9E-24</text:p>
          </table:table-cell>
          <table:table-cell office:value-type="float" office:value="1.2E-020" calcext:value-type="float">
            <text:p>1.2E-20</text:p>
          </table:table-cell>
          <table:table-cell office:value-type="string" calcext:value-type="string">
            <text:p>chitin synthase chs-2-like isoform X1 [Daphnia magna]</text:p>
          </table:table-cell>
        </table:table-row>
        <table:table-row table:style-name="ro1">
          <table:table-cell office:value-type="string" calcext:value-type="string">
            <text:p>XP_022306570.1</text:p>
          </table:table-cell>
          <table:table-cell office:value-type="string" calcext:value-type="string">
            <text:p>Chitin_synth_2</text:p>
          </table:table-cell>
          <table:table-cell office:value-type="float" office:value="8.3E-026" calcext:value-type="float">
            <text:p>8.3E-26</text:p>
          </table:table-cell>
          <table:table-cell office:value-type="float" office:value="4.6E-027" calcext:value-type="float">
            <text:p>4.6E-27</text:p>
          </table:table-cell>
          <table:table-cell office:value-type="float" office:value="2.9E-023" calcext:value-type="float">
            <text:p>2.9E-23</text:p>
          </table:table-cell>
          <table:table-cell office:value-type="string" calcext:value-type="string">
            <text:p>uncharacterized protein LOC111112966 isoform X1 [Crassostrea virginica]</text:p>
          </table:table-cell>
        </table:table-row>
        <table:table-row table:style-name="ro1">
          <table:table-cell office:value-type="string" calcext:value-type="string">
            <text:p>XP_034300665.1</text:p>
          </table:table-cell>
          <table:table-cell office:value-type="string" calcext:value-type="string">
            <text:p>Chitin_synth_2</text:p>
          </table:table-cell>
          <table:table-cell office:value-type="float" office:value="9.3E-026" calcext:value-type="float">
            <text:p>9.3E-26</text:p>
          </table:table-cell>
          <table:table-cell office:value-type="float" office:value="1.5E-026" calcext:value-type="float">
            <text:p>1.5E-26</text:p>
          </table:table-cell>
          <table:table-cell office:value-type="float" office:value="9.4E-023" calcext:value-type="float">
            <text:p>9.4E-23</text:p>
          </table:table-cell>
          <table:table-cell office:value-type="string" calcext:value-type="string">
            <text:p>uncharacterized protein LOC105317566 [Crassostrea gigas]</text:p>
          </table:table-cell>
        </table:table-row>
        <table:table-row table:style-name="ro1">
          <table:table-cell office:value-type="string" calcext:value-type="string">
            <text:p>NP_001034492.1</text:p>
          </table:table-cell>
          <table:table-cell office:value-type="string" calcext:value-type="string">
            <text:p>Chitin_synth_2</text:p>
          </table:table-cell>
          <table:table-cell office:value-type="float" office:value="9.9E-026" calcext:value-type="float">
            <text:p>9.9E-26</text:p>
          </table:table-cell>
          <table:table-cell office:value-type="float" office:value="2.4E-027" calcext:value-type="float">
            <text:p>2.4E-27</text:p>
          </table:table-cell>
          <table:table-cell office:value-type="float" office:value="1.5E-023" calcext:value-type="float">
            <text:p>1.5E-23</text:p>
          </table:table-cell>
          <table:table-cell office:value-type="string" calcext:value-type="string">
            <text:p>chitin synthase 2 [Tribolium castaneum]</text:p>
          </table:table-cell>
        </table:table-row>
        <table:table-row table:style-name="ro1">
          <table:table-cell office:value-type="string" calcext:value-type="string">
            <text:p>XP_035381348.1</text:p>
          </table:table-cell>
          <table:table-cell office:value-type="string" calcext:value-type="string">
            <text:p>Chitin_synth_2</text:p>
          </table:table-cell>
          <table:table-cell office:value-type="float" office:value="1.4E-025" calcext:value-type="float">
            <text:p>1.4E-25</text:p>
          </table:table-cell>
          <table:table-cell office:value-type="float" office:value="7.9E-026" calcext:value-type="float">
            <text:p>7.9E-26</text:p>
          </table:table-cell>
          <table:table-cell office:value-type="float" office:value="5E-022" calcext:value-type="float">
            <text:p>5E-22</text:p>
          </table:table-cell>
          <table:table-cell office:value-type="string" calcext:value-type="string">
            <text:p>LOW QUALITY PROTEIN: chitin synthase chs-1 [Electrophorus electricus]</text:p>
          </table:table-cell>
        </table:table-row>
        <table:table-row table:style-name="ro1">
          <table:table-cell office:value-type="string" calcext:value-type="string">
            <text:p>XP_041965271.1</text:p>
          </table:table-cell>
          <table:table-cell office:value-type="string" calcext:value-type="string">
            <text:p>Chitin_synth_2</text:p>
          </table:table-cell>
          <table:table-cell office:value-type="float" office:value="1.4E-025" calcext:value-type="float">
            <text:p>1.4E-25</text:p>
          </table:table-cell>
          <table:table-cell office:value-type="float" office:value="9.9E-029" calcext:value-type="float">
            <text:p>9.9E-29</text:p>
          </table:table-cell>
          <table:table-cell office:value-type="float" office:value="6.2E-025" calcext:value-type="float">
            <text:p>6.2E-25</text:p>
          </table:table-cell>
          <table:table-cell office:value-type="string" calcext:value-type="string">
            <text:p>chitin synthase chs-2 [Alosa sapidissima]</text:p>
          </table:table-cell>
        </table:table-row>
        <table:table-row table:style-name="ro1">
          <table:table-cell office:value-type="string" calcext:value-type="string">
            <text:p>XP_022324753.1</text:p>
          </table:table-cell>
          <table:table-cell office:value-type="string" calcext:value-type="string">
            <text:p>Chitin_synth_2</text:p>
          </table:table-cell>
          <table:table-cell office:value-type="float" office:value="1.4E-025" calcext:value-type="float">
            <text:p>1.4E-25</text:p>
          </table:table-cell>
          <table:table-cell office:value-type="float" office:value="1.5E-026" calcext:value-type="float">
            <text:p>1.5E-26</text:p>
          </table:table-cell>
          <table:table-cell office:value-type="float" office:value="9.7E-023" calcext:value-type="float">
            <text:p>9.7E-23</text:p>
          </table:table-cell>
          <table:table-cell office:value-type="string" calcext:value-type="string">
            <text:p>LOW QUALITY PROTEIN: uncharacterized protein LOC111125340 [Crassostrea virginica]</text:p>
          </table:table-cell>
        </table:table-row>
        <table:table-row table:style-name="ro1">
          <table:table-cell office:value-type="string" calcext:value-type="string">
            <text:p>XP_016767448.1</text:p>
          </table:table-cell>
          <table:table-cell office:value-type="string" calcext:value-type="string">
            <text:p>Chitin_synth_2</text:p>
          </table:table-cell>
          <table:table-cell office:value-type="float" office:value="1.5E-025" calcext:value-type="float">
            <text:p>1.5E-25</text:p>
          </table:table-cell>
          <table:table-cell office:value-type="float" office:value="5.4E-028" calcext:value-type="float">
            <text:p>5.4E-28</text:p>
          </table:table-cell>
          <table:table-cell office:value-type="float" office:value="3.4E-024" calcext:value-type="float">
            <text:p>3.4E-24</text:p>
          </table:table-cell>
          <table:table-cell office:value-type="string" calcext:value-type="string">
            <text:p>chitin synthase chs-2 [Apis mellifera]</text:p>
          </table:table-cell>
        </table:table-row>
        <table:table-row table:style-name="ro1">
          <table:table-cell office:value-type="string" calcext:value-type="string">
            <text:p>XP_044166096.1</text:p>
          </table:table-cell>
          <table:table-cell office:value-type="string" calcext:value-type="string">
            <text:p>Chitin_synth_2</text:p>
          </table:table-cell>
          <table:table-cell office:value-type="float" office:value="1.7E-025" calcext:value-type="float">
            <text:p>1.7E-25</text:p>
          </table:table-cell>
          <table:table-cell office:value-type="float" office:value="1.9E-026" calcext:value-type="float">
            <text:p>1.9E-26</text:p>
          </table:table-cell>
          <table:table-cell office:value-type="float" office:value="1.2E-022" calcext:value-type="float">
            <text:p>1.2E-22</text:p>
          </table:table-cell>
          <table:table-cell office:value-type="string" calcext:value-type="string">
            <text:p>chitin synthase chs-2-like [Acropora millepora]</text:p>
          </table:table-cell>
        </table:table-row>
        <table:table-row table:style-name="ro1">
          <table:table-cell office:value-type="string" calcext:value-type="string">
            <text:p>XP_032836333.1</text:p>
          </table:table-cell>
          <table:table-cell office:value-type="string" calcext:value-type="string">
            <text:p>Chitin_synth_2</text:p>
          </table:table-cell>
          <table:table-cell office:value-type="float" office:value="1.7E-025" calcext:value-type="float">
            <text:p>1.7E-25</text:p>
          </table:table-cell>
          <table:table-cell office:value-type="float" office:value="2.4E-026" calcext:value-type="float">
            <text:p>2.4E-26</text:p>
          </table:table-cell>
          <table:table-cell office:value-type="float" office:value="1.5E-022" calcext:value-type="float">
            <text:p>1.5E-22</text:p>
          </table:table-cell>
          <table:table-cell office:value-type="string" calcext:value-type="string">
            <text:p>chitin synthase chs-2-like isoform X2 [Petromyzon marinus]</text:p>
          </table:table-cell>
        </table:table-row>
        <table:table-row table:style-name="ro1">
          <table:table-cell office:value-type="string" calcext:value-type="string">
            <text:p>XP_039966363.1</text:p>
          </table:table-cell>
          <table:table-cell office:value-type="string" calcext:value-type="string">
            <text:p>Chitin_synth_2</text:p>
          </table:table-cell>
          <table:table-cell office:value-type="float" office:value="1.7E-025" calcext:value-type="float">
            <text:p>1.7E-25</text:p>
          </table:table-cell>
          <table:table-cell office:value-type="float" office:value="1.6E-027" calcext:value-type="float">
            <text:p>1.6E-27</text:p>
          </table:table-cell>
          <table:table-cell office:value-type="float" office:value="9.9E-024" calcext:value-type="float">
            <text:p>9.9E-24</text:p>
          </table:table-cell>
          <table:table-cell office:value-type="string" calcext:value-type="string">
            <text:p>chitin synthase chs-2 isoform X3 [Bactrocera tryoni]</text:p>
          </table:table-cell>
        </table:table-row>
        <table:table-row table:style-name="ro1">
          <table:table-cell office:value-type="string" calcext:value-type="string">
            <text:p>XP_032836330.1</text:p>
          </table:table-cell>
          <table:table-cell office:value-type="string" calcext:value-type="string">
            <text:p>Chitin_synth_2</text:p>
          </table:table-cell>
          <table:table-cell office:value-type="float" office:value="1.7E-025" calcext:value-type="float">
            <text:p>1.7E-25</text:p>
          </table:table-cell>
          <table:table-cell office:value-type="float" office:value="1.5E-026" calcext:value-type="float">
            <text:p>1.5E-26</text:p>
          </table:table-cell>
          <table:table-cell office:value-type="float" office:value="9.7E-023" calcext:value-type="float">
            <text:p>9.7E-23</text:p>
          </table:table-cell>
          <table:table-cell office:value-type="string" calcext:value-type="string">
            <text:p>chitin synthase-like [Petromyzon marinus]</text:p>
          </table:table-cell>
        </table:table-row>
        <table:table-row table:style-name="ro1">
          <table:table-cell office:value-type="string" calcext:value-type="string">
            <text:p>XP_031758804.1</text:p>
          </table:table-cell>
          <table:table-cell office:value-type="string" calcext:value-type="string">
            <text:p>Chitin_synth_2</text:p>
          </table:table-cell>
          <table:table-cell office:value-type="float" office:value="1.8E-025" calcext:value-type="float">
            <text:p>1.8E-25</text:p>
          </table:table-cell>
          <table:table-cell office:value-type="float" office:value="4E-026" calcext:value-type="float">
            <text:p>4E-26</text:p>
          </table:table-cell>
          <table:table-cell office:value-type="float" office:value="2.5E-022" calcext:value-type="float">
            <text:p>2.5E-22</text:p>
          </table:table-cell>
          <table:table-cell office:value-type="string" calcext:value-type="string">
            <text:p>chitin synthase chs-2-like isoform X1 [Xenopus tropicalis]</text:p>
          </table:table-cell>
        </table:table-row>
        <table:table-row table:style-name="ro1">
          <table:table-cell office:value-type="string" calcext:value-type="string">
            <text:p>XP_031758805.1</text:p>
          </table:table-cell>
          <table:table-cell office:value-type="string" calcext:value-type="string">
            <text:p>Chitin_synth_2</text:p>
          </table:table-cell>
          <table:table-cell office:value-type="float" office:value="1.8E-025" calcext:value-type="float">
            <text:p>1.8E-25</text:p>
          </table:table-cell>
          <table:table-cell office:value-type="float" office:value="4E-026" calcext:value-type="float">
            <text:p>4E-26</text:p>
          </table:table-cell>
          <table:table-cell office:value-type="float" office:value="2.5E-022" calcext:value-type="float">
            <text:p>2.5E-22</text:p>
          </table:table-cell>
          <table:table-cell office:value-type="string" calcext:value-type="string">
            <text:p>chitin synthase chs-2-like isoform X2 [Xenopus tropicalis]</text:p>
          </table:table-cell>
        </table:table-row>
        <table:table-row table:style-name="ro1">
          <table:table-cell office:value-type="string" calcext:value-type="string">
            <text:p>XP_029198792.2</text:p>
          </table:table-cell>
          <table:table-cell office:value-type="string" calcext:value-type="string">
            <text:p>Chitin_synth_2</text:p>
          </table:table-cell>
          <table:table-cell office:value-type="float" office:value="2.1E-025" calcext:value-type="float">
            <text:p>2.1E-25</text:p>
          </table:table-cell>
          <table:table-cell office:value-type="float" office:value="1.8E-026" calcext:value-type="float">
            <text:p>1.8E-26</text:p>
          </table:table-cell>
          <table:table-cell office:value-type="float" office:value="1.1E-022" calcext:value-type="float">
            <text:p>1.1E-22</text:p>
          </table:table-cell>
          <table:table-cell office:value-type="string" calcext:value-type="string">
            <text:p>uncharacterized protein LOC114963732 [Acropora millepora]</text:p>
          </table:table-cell>
        </table:table-row>
        <table:table-row table:style-name="ro1">
          <table:table-cell office:value-type="string" calcext:value-type="string">
            <text:p>XP_034320179.1</text:p>
          </table:table-cell>
          <table:table-cell office:value-type="string" calcext:value-type="string">
            <text:p>Chitin_synth_2</text:p>
          </table:table-cell>
          <table:table-cell office:value-type="float" office:value="2.1E-025" calcext:value-type="float">
            <text:p>2.1E-25</text:p>
          </table:table-cell>
          <table:table-cell office:value-type="float" office:value="8.9" calcext:value-type="float">
            <text:p>8.9</text:p>
          </table:table-cell>
          <table:table-cell office:value-type="float" office:value="56000" calcext:value-type="float">
            <text:p>56000</text:p>
          </table:table-cell>
          <table:table-cell office:value-type="string" calcext:value-type="string">
            <text:p>uncharacterized protein LOC105341274 isoform X1 [Crassostrea gigas]</text:p>
          </table:table-cell>
        </table:table-row>
        <table:table-row table:style-name="ro1">
          <table:table-cell office:value-type="string" calcext:value-type="string">
            <text:p>XP_037268092.1</text:p>
          </table:table-cell>
          <table:table-cell office:value-type="string" calcext:value-type="string">
            <text:p>Chitin_synth_2</text:p>
          </table:table-cell>
          <table:table-cell office:value-type="float" office:value="2.2E-025" calcext:value-type="float">
            <text:p>2.2E-25</text:p>
          </table:table-cell>
          <table:table-cell office:value-type="float" office:value="1.9E-028" calcext:value-type="float">
            <text:p>1.9E-28</text:p>
          </table:table-cell>
          <table:table-cell office:value-type="float" office:value="1.2E-024" calcext:value-type="float">
            <text:p>1.2E-24</text:p>
          </table:table-cell>
          <table:table-cell office:value-type="string" calcext:value-type="string">
            <text:p>chitin synthase chs-2-like isoform X1 [Rhipicephalus microplus]</text:p>
          </table:table-cell>
        </table:table-row>
        <table:table-row table:style-name="ro1">
          <table:table-cell office:value-type="string" calcext:value-type="string">
            <text:p>XP_027892611.1</text:p>
          </table:table-cell>
          <table:table-cell office:value-type="string" calcext:value-type="string">
            <text:p>Chitin_synth_2</text:p>
          </table:table-cell>
          <table:table-cell office:value-type="float" office:value="2.3E-025" calcext:value-type="float">
            <text:p>2.3E-25</text:p>
          </table:table-cell>
          <table:table-cell office:value-type="float" office:value="3.7E-029" calcext:value-type="float">
            <text:p>3.7E-29</text:p>
          </table:table-cell>
          <table:table-cell office:value-type="float" office:value="2.3E-025" calcext:value-type="float">
            <text:p>2.3E-25</text:p>
          </table:table-cell>
          <table:table-cell office:value-type="string" calcext:value-type="string">
            <text:p>chitin synthase chs-2-like isoform X1 [Xiphophorus couchianus]</text:p>
          </table:table-cell>
        </table:table-row>
        <table:table-row table:style-name="ro1">
          <table:table-cell office:value-type="string" calcext:value-type="string">
            <text:p>XP_039594758.1</text:p>
          </table:table-cell>
          <table:table-cell office:value-type="string" calcext:value-type="string">
            <text:p>Chitin_synth_2</text:p>
          </table:table-cell>
          <table:table-cell office:value-type="float" office:value="2.5E-025" calcext:value-type="float">
            <text:p>2.5E-25</text:p>
          </table:table-cell>
          <table:table-cell office:value-type="float" office:value="2.5E-027" calcext:value-type="float">
            <text:p>2.5E-27</text:p>
          </table:table-cell>
          <table:table-cell office:value-type="float" office:value="1.6E-023" calcext:value-type="float">
            <text:p>1.6E-23</text:p>
          </table:table-cell>
          <table:table-cell office:value-type="string" calcext:value-type="string">
            <text:p>chitin synthase-like isoform X4 [Polypterus senegalus]</text:p>
          </table:table-cell>
        </table:table-row>
        <table:table-row table:style-name="ro1">
          <table:table-cell office:value-type="string" calcext:value-type="string">
            <text:p>XP_034322785.1</text:p>
          </table:table-cell>
          <table:table-cell office:value-type="string" calcext:value-type="string">
            <text:p>Chitin_synth_2</text:p>
          </table:table-cell>
          <table:table-cell office:value-type="float" office:value="2.6E-025" calcext:value-type="float">
            <text:p>2.6E-25</text:p>
          </table:table-cell>
          <table:table-cell office:value-type="float" office:value="1.8E-028" calcext:value-type="float">
            <text:p>1.8E-28</text:p>
          </table:table-cell>
          <table:table-cell office:value-type="float" office:value="1.1E-024" calcext:value-type="float">
            <text:p>1.1E-24</text:p>
          </table:table-cell>
          <table:table-cell office:value-type="string" calcext:value-type="string">
            <text:p>chitin synthase chs-2-like isoform X1 [Crassostrea gigas]</text:p>
          </table:table-cell>
        </table:table-row>
        <table:table-row table:style-name="ro1">
          <table:table-cell office:value-type="string" calcext:value-type="string">
            <text:p>XP_034322786.1</text:p>
          </table:table-cell>
          <table:table-cell office:value-type="string" calcext:value-type="string">
            <text:p>Chitin_synth_2</text:p>
          </table:table-cell>
          <table:table-cell office:value-type="float" office:value="2.6E-025" calcext:value-type="float">
            <text:p>2.6E-25</text:p>
          </table:table-cell>
          <table:table-cell office:value-type="float" office:value="1.8E-028" calcext:value-type="float">
            <text:p>1.8E-28</text:p>
          </table:table-cell>
          <table:table-cell office:value-type="float" office:value="1.1E-024" calcext:value-type="float">
            <text:p>1.1E-24</text:p>
          </table:table-cell>
          <table:table-cell office:value-type="string" calcext:value-type="string">
            <text:p>chitin synthase chs-2-like isoform X2 [Crassostrea gigas]</text:p>
          </table:table-cell>
        </table:table-row>
        <table:table-row table:style-name="ro1">
          <table:table-cell office:value-type="string" calcext:value-type="string">
            <text:p>XP_039594757.1</text:p>
          </table:table-cell>
          <table:table-cell office:value-type="string" calcext:value-type="string">
            <text:p>Chitin_synth_2</text:p>
          </table:table-cell>
          <table:table-cell office:value-type="float" office:value="2.7E-025" calcext:value-type="float">
            <text:p>2.7E-25</text:p>
          </table:table-cell>
          <table:table-cell office:value-type="float" office:value="2.6E-027" calcext:value-type="float">
            <text:p>2.6E-27</text:p>
          </table:table-cell>
          <table:table-cell office:value-type="float" office:value="1.6E-023" calcext:value-type="float">
            <text:p>1.6E-23</text:p>
          </table:table-cell>
          <table:table-cell office:value-type="string" calcext:value-type="string">
            <text:p>chitin synthase chs-2-like isoform X3 [Polypterus senegalus]</text:p>
          </table:table-cell>
        </table:table-row>
        <table:table-row table:style-name="ro1">
          <table:table-cell office:value-type="string" calcext:value-type="string">
            <text:p>XP_019206588.1</text:p>
          </table:table-cell>
          <table:table-cell office:value-type="string" calcext:value-type="string">
            <text:p>Chitin_synth_2</text:p>
          </table:table-cell>
          <table:table-cell office:value-type="float" office:value="2.8E-025" calcext:value-type="float">
            <text:p>2.8E-25</text:p>
          </table:table-cell>
          <table:table-cell office:value-type="float" office:value="1.7E-028" calcext:value-type="float">
            <text:p>1.7E-28</text:p>
          </table:table-cell>
          <table:table-cell office:value-type="float" office:value="1.1E-024" calcext:value-type="float">
            <text:p>1.1E-24</text:p>
          </table:table-cell>
          <table:table-cell office:value-type="string" calcext:value-type="string">
            <text:p>chitin synthase chs-1 isoform X2 [Oreochromis niloticus]</text:p>
          </table:table-cell>
        </table:table-row>
        <table:table-row table:style-name="ro1">
          <table:table-cell office:value-type="string" calcext:value-type="string">
            <text:p>XP_019206587.1</text:p>
          </table:table-cell>
          <table:table-cell office:value-type="string" calcext:value-type="string">
            <text:p>Chitin_synth_2</text:p>
          </table:table-cell>
          <table:table-cell office:value-type="float" office:value="2.8E-025" calcext:value-type="float">
            <text:p>2.8E-25</text:p>
          </table:table-cell>
          <table:table-cell office:value-type="float" office:value="1.7E-028" calcext:value-type="float">
            <text:p>1.7E-28</text:p>
          </table:table-cell>
          <table:table-cell office:value-type="float" office:value="1.1E-024" calcext:value-type="float">
            <text:p>1.1E-24</text:p>
          </table:table-cell>
          <table:table-cell office:value-type="string" calcext:value-type="string">
            <text:p>chitin synthase chs-1 isoform X1 [Oreochromis niloticus]</text:p>
          </table:table-cell>
        </table:table-row>
        <table:table-row table:style-name="ro1">
          <table:table-cell office:value-type="string" calcext:value-type="string">
            <text:p>XP_032799432.1</text:p>
          </table:table-cell>
          <table:table-cell office:value-type="string" calcext:value-type="string">
            <text:p>Chitin_synth_2</text:p>
          </table:table-cell>
          <table:table-cell office:value-type="float" office:value="3E-025" calcext:value-type="float">
            <text:p>3E-25</text:p>
          </table:table-cell>
          <table:table-cell office:value-type="float" office:value="5E-027" calcext:value-type="float">
            <text:p>5E-27</text:p>
          </table:table-cell>
          <table:table-cell office:value-type="float" office:value="3.2E-023" calcext:value-type="float">
            <text:p>3.2E-23</text:p>
          </table:table-cell>
          <table:table-cell office:value-type="string" calcext:value-type="string">
            <text:p>chitin synthase chs-2-like [Daphnia magna]</text:p>
          </table:table-cell>
        </table:table-row>
        <table:table-row table:style-name="ro1">
          <table:table-cell office:value-type="string" calcext:value-type="string">
            <text:p>XP_039594755.1</text:p>
          </table:table-cell>
          <table:table-cell office:value-type="string" calcext:value-type="string">
            <text:p>Chitin_synth_2</text:p>
          </table:table-cell>
          <table:table-cell office:value-type="float" office:value="3E-025" calcext:value-type="float">
            <text:p>3E-25</text:p>
          </table:table-cell>
          <table:table-cell office:value-type="float" office:value="2.8E-027" calcext:value-type="float">
            <text:p>2.8E-27</text:p>
          </table:table-cell>
          <table:table-cell office:value-type="float" office:value="1.7E-023" calcext:value-type="float">
            <text:p>1.7E-23</text:p>
          </table:table-cell>
          <table:table-cell office:value-type="string" calcext:value-type="string">
            <text:p>chitin synthase chs-2-like isoform X1 [Polypterus senegalus]</text:p>
          </table:table-cell>
        </table:table-row>
        <table:table-row table:style-name="ro1">
          <table:table-cell office:value-type="string" calcext:value-type="string">
            <text:p>XP_044753771.1</text:p>
          </table:table-cell>
          <table:table-cell office:value-type="string" calcext:value-type="string">
            <text:p>Chitin_synth_2</text:p>
          </table:table-cell>
          <table:table-cell office:value-type="float" office:value="3.1E-025" calcext:value-type="float">
            <text:p>3.1E-25</text:p>
          </table:table-cell>
          <table:table-cell office:value-type="float" office:value="2.1E-028" calcext:value-type="float">
            <text:p>2.1E-28</text:p>
          </table:table-cell>
          <table:table-cell office:value-type="float" office:value="1.3E-024" calcext:value-type="float">
            <text:p>1.3E-24</text:p>
          </table:table-cell>
          <table:table-cell office:value-type="string" calcext:value-type="string">
            <text:p>chitin synthase chs-2-like isoform X2 [Coccinella septempunctata]</text:p>
          </table:table-cell>
        </table:table-row>
        <table:table-row table:style-name="ro1">
          <table:table-cell office:value-type="string" calcext:value-type="string">
            <text:p>XP_028975885.1</text:p>
          </table:table-cell>
          <table:table-cell office:value-type="string" calcext:value-type="string">
            <text:p>Chitin_synth_2</text:p>
          </table:table-cell>
          <table:table-cell office:value-type="float" office:value="3.4E-025" calcext:value-type="float">
            <text:p>3.4E-25</text:p>
          </table:table-cell>
          <table:table-cell office:value-type="float" office:value="1.9E-025" calcext:value-type="float">
            <text:p>1.9E-25</text:p>
          </table:table-cell>
          <table:table-cell office:value-type="float" office:value="1.2E-021" calcext:value-type="float">
            <text:p>1.2E-21</text:p>
          </table:table-cell>
          <table:table-cell office:value-type="string" calcext:value-type="string">
            <text:p>chitin synthase chs-1-like [Esox lucius]</text:p>
          </table:table-cell>
        </table:table-row>
        <table:table-row table:style-name="ro1">
          <table:table-cell office:value-type="string" calcext:value-type="string">
            <text:p>XP_034161257.1</text:p>
          </table:table-cell>
          <table:table-cell office:value-type="string" calcext:value-type="string">
            <text:p>Chitin_synth_2</text:p>
          </table:table-cell>
          <table:table-cell office:value-type="float" office:value="3.6E-025" calcext:value-type="float">
            <text:p>3.6E-25</text:p>
          </table:table-cell>
          <table:table-cell office:value-type="float" office:value="3.3E-026" calcext:value-type="float">
            <text:p>3.3E-26</text:p>
          </table:table-cell>
          <table:table-cell office:value-type="float" office:value="2.1E-022" calcext:value-type="float">
            <text:p>2.1E-22</text:p>
          </table:table-cell>
          <table:table-cell office:value-type="string" calcext:value-type="string">
            <text:p>chitin synthase chs-1-like [Pangasianodon hypophthalmus]</text:p>
          </table:table-cell>
        </table:table-row>
        <table:table-row table:style-name="ro1">
          <table:table-cell office:value-type="string" calcext:value-type="string">
            <text:p>XP_033731954.1</text:p>
          </table:table-cell>
          <table:table-cell office:value-type="string" calcext:value-type="string">
            <text:p>Chitin_synth_2</text:p>
          </table:table-cell>
          <table:table-cell office:value-type="float" office:value="3.7E-025" calcext:value-type="float">
            <text:p>3.7E-25</text:p>
          </table:table-cell>
          <table:table-cell office:value-type="float" office:value="8E-026" calcext:value-type="float">
            <text:p>8E-26</text:p>
          </table:table-cell>
          <table:table-cell office:value-type="float" office:value="5E-022" calcext:value-type="float">
            <text:p>5E-22</text:p>
          </table:table-cell>
          <table:table-cell office:value-type="string" calcext:value-type="string">
            <text:p>uncharacterized protein LOC117321593 [Pecten maximus]</text:p>
          </table:table-cell>
        </table:table-row>
        <table:table-row table:style-name="ro1">
          <table:table-cell office:value-type="string" calcext:value-type="string">
            <text:p>XP_039486702.1</text:p>
          </table:table-cell>
          <table:table-cell office:value-type="string" calcext:value-type="string">
            <text:p>Chitin_synth_2</text:p>
          </table:table-cell>
          <table:table-cell office:value-type="float" office:value="3.9E-025" calcext:value-type="float">
            <text:p>3.9E-25</text:p>
          </table:table-cell>
          <table:table-cell office:value-type="float" office:value="1.7E-026" calcext:value-type="float">
            <text:p>1.7E-26</text:p>
          </table:table-cell>
          <table:table-cell office:value-type="float" office:value="1.1E-022" calcext:value-type="float">
            <text:p>1.1E-22</text:p>
          </table:table-cell>
          <table:table-cell office:value-type="string" calcext:value-type="string">
            <text:p>chitin synthase chs-2 isoform X3 [Drosophila santomea]</text:p>
          </table:table-cell>
        </table:table-row>
        <table:table-row table:style-name="ro1">
          <table:table-cell office:value-type="string" calcext:value-type="string">
            <text:p>XP_034300595.1</text:p>
          </table:table-cell>
          <table:table-cell office:value-type="string" calcext:value-type="string">
            <text:p>Chitin_synth_2</text:p>
          </table:table-cell>
          <table:table-cell office:value-type="float" office:value="4.1E-025" calcext:value-type="float">
            <text:p>4.1E-25</text:p>
          </table:table-cell>
          <table:table-cell office:value-type="float" office:value="3E-025" calcext:value-type="float">
            <text:p>3E-25</text:p>
          </table:table-cell>
          <table:table-cell office:value-type="float" office:value="1.9E-021" calcext:value-type="float">
            <text:p>1.9E-21</text:p>
          </table:table-cell>
          <table:table-cell office:value-type="string" calcext:value-type="string">
            <text:p>uncharacterized protein LOC105317562 isoform X3 [Crassostrea gigas]</text:p>
          </table:table-cell>
        </table:table-row>
        <table:table-row table:style-name="ro1">
          <table:table-cell office:value-type="string" calcext:value-type="string">
            <text:p>XP_034300541.1</text:p>
          </table:table-cell>
          <table:table-cell office:value-type="string" calcext:value-type="string">
            <text:p>Chitin_synth_2</text:p>
          </table:table-cell>
          <table:table-cell office:value-type="float" office:value="4.1E-025" calcext:value-type="float">
            <text:p>4.1E-25</text:p>
          </table:table-cell>
          <table:table-cell office:value-type="float" office:value="3E-025" calcext:value-type="float">
            <text:p>3E-25</text:p>
          </table:table-cell>
          <table:table-cell office:value-type="float" office:value="1.9E-021" calcext:value-type="float">
            <text:p>1.9E-21</text:p>
          </table:table-cell>
          <table:table-cell office:value-type="string" calcext:value-type="string">
            <text:p>uncharacterized protein LOC105317562 isoform X2 [Crassostrea gigas]</text:p>
          </table:table-cell>
        </table:table-row>
        <table:table-row table:style-name="ro1">
          <table:table-cell office:value-type="string" calcext:value-type="string">
            <text:p>XP_034300503.1</text:p>
          </table:table-cell>
          <table:table-cell office:value-type="string" calcext:value-type="string">
            <text:p>Chitin_synth_2</text:p>
          </table:table-cell>
          <table:table-cell office:value-type="float" office:value="4.1E-025" calcext:value-type="float">
            <text:p>4.1E-25</text:p>
          </table:table-cell>
          <table:table-cell office:value-type="float" office:value="3E-025" calcext:value-type="float">
            <text:p>3E-25</text:p>
          </table:table-cell>
          <table:table-cell office:value-type="float" office:value="1.9E-021" calcext:value-type="float">
            <text:p>1.9E-21</text:p>
          </table:table-cell>
          <table:table-cell office:value-type="string" calcext:value-type="string">
            <text:p>uncharacterized protein LOC105317562 isoform X1 [Crassostrea gigas]</text:p>
          </table:table-cell>
        </table:table-row>
        <table:table-row table:style-name="ro1">
          <table:table-cell office:value-type="string" calcext:value-type="string">
            <text:p>XP_022330800.1</text:p>
          </table:table-cell>
          <table:table-cell office:value-type="string" calcext:value-type="string">
            <text:p>Chitin_synth_2</text:p>
          </table:table-cell>
          <table:table-cell office:value-type="float" office:value="4.6E-025" calcext:value-type="float">
            <text:p>4.6E-25</text:p>
          </table:table-cell>
          <table:table-cell office:value-type="float" office:value="7.3E-029" calcext:value-type="float">
            <text:p>7.3E-29</text:p>
          </table:table-cell>
          <table:table-cell office:value-type="float" office:value="4.6E-025" calcext:value-type="float">
            <text:p>4.6E-25</text:p>
          </table:table-cell>
          <table:table-cell office:value-type="string" calcext:value-type="string">
            <text:p>chitin synthase D-like <text:s/>partial [Crassostrea virginica]</text:p>
          </table:table-cell>
        </table:table-row>
        <table:table-row table:style-name="ro1">
          <table:table-cell office:value-type="string" calcext:value-type="string">
            <text:p>XP_044753770.1</text:p>
          </table:table-cell>
          <table:table-cell office:value-type="string" calcext:value-type="string">
            <text:p>Chitin_synth_2</text:p>
          </table:table-cell>
          <table:table-cell office:value-type="float" office:value="5E-025" calcext:value-type="float">
            <text:p>5E-25</text:p>
          </table:table-cell>
          <table:table-cell office:value-type="float" office:value="5.9E-028" calcext:value-type="float">
            <text:p>5.9E-28</text:p>
          </table:table-cell>
          <table:table-cell office:value-type="float" office:value="3.8E-024" calcext:value-type="float">
            <text:p>3.8E-24</text:p>
          </table:table-cell>
          <table:table-cell office:value-type="string" calcext:value-type="string">
            <text:p>chitin synthase chs-2-like isoform X1 [Coccinella septempunctata]</text:p>
          </table:table-cell>
        </table:table-row>
        <table:table-row table:style-name="ro1">
          <table:table-cell office:value-type="string" calcext:value-type="string">
            <text:p>XP_038827446.1</text:p>
          </table:table-cell>
          <table:table-cell office:value-type="string" calcext:value-type="string">
            <text:p>Chitin_synth_2</text:p>
          </table:table-cell>
          <table:table-cell office:value-type="float" office:value="5.5E-025" calcext:value-type="float">
            <text:p>5.5E-25</text:p>
          </table:table-cell>
          <table:table-cell office:value-type="float" office:value="1.4E-025" calcext:value-type="float">
            <text:p>1.4E-25</text:p>
          </table:table-cell>
          <table:table-cell office:value-type="float" office:value="9.1E-022" calcext:value-type="float">
            <text:p>9.1E-22</text:p>
          </table:table-cell>
          <table:table-cell office:value-type="string" calcext:value-type="string">
            <text:p>LOW QUALITY PROTEIN: chitin synthase chs-2-like [Salvelinus namaycush]</text:p>
          </table:table-cell>
        </table:table-row>
        <table:table-row table:style-name="ro1">
          <table:table-cell office:value-type="string" calcext:value-type="string">
            <text:p>XP_035445859.1</text:p>
          </table:table-cell>
          <table:table-cell office:value-type="string" calcext:value-type="string">
            <text:p>Chitin_synth_2</text:p>
          </table:table-cell>
          <table:table-cell office:value-type="float" office:value="6.4E-025" calcext:value-type="float">
            <text:p>6.4E-25</text:p>
          </table:table-cell>
          <table:table-cell office:value-type="float" office:value="1.6E-024" calcext:value-type="float">
            <text:p>1.6E-24</text:p>
          </table:table-cell>
          <table:table-cell office:value-type="float" office:value="9.9E-021" calcext:value-type="float">
            <text:p>9.9E-21</text:p>
          </table:table-cell>
          <table:table-cell office:value-type="string" calcext:value-type="string">
            <text:p>chitin synthase chs-2-like isoform X4 [Spodoptera frugiperda]</text:p>
          </table:table-cell>
        </table:table-row>
        <table:table-row table:style-name="ro1">
          <table:table-cell office:value-type="string" calcext:value-type="string">
            <text:p>XP_035445858.1</text:p>
          </table:table-cell>
          <table:table-cell office:value-type="string" calcext:value-type="string">
            <text:p>Chitin_synth_2</text:p>
          </table:table-cell>
          <table:table-cell office:value-type="float" office:value="6.5E-025" calcext:value-type="float">
            <text:p>6.5E-25</text:p>
          </table:table-cell>
          <table:table-cell office:value-type="float" office:value="1.6E-024" calcext:value-type="float">
            <text:p>1.6E-24</text:p>
          </table:table-cell>
          <table:table-cell office:value-type="float" office:value="9.9E-021" calcext:value-type="float">
            <text:p>9.9E-21</text:p>
          </table:table-cell>
          <table:table-cell office:value-type="string" calcext:value-type="string">
            <text:p>chitin synthase chs-2-like isoform X3 [Spodoptera frugiperda]</text:p>
          </table:table-cell>
        </table:table-row>
        <table:table-row table:style-name="ro1">
          <table:table-cell office:value-type="string" calcext:value-type="string">
            <text:p>XP_033930933.1</text:p>
          </table:table-cell>
          <table:table-cell office:value-type="string" calcext:value-type="string">
            <text:p>Chitin_synth_2</text:p>
          </table:table-cell>
          <table:table-cell office:value-type="float" office:value="6.5E-025" calcext:value-type="float">
            <text:p>6.5E-25</text:p>
          </table:table-cell>
          <table:table-cell office:value-type="float" office:value="3E-022" calcext:value-type="float">
            <text:p>3E-22</text:p>
          </table:table-cell>
          <table:table-cell office:value-type="float" office:value="1.9E-018" calcext:value-type="float">
            <text:p>1.9E-18</text:p>
          </table:table-cell>
          <table:table-cell office:value-type="string" calcext:value-type="string">
            <text:p>chitin synthase 1 [Pseudochaenichthys georgianus]</text:p>
          </table:table-cell>
        </table:table-row>
        <table:table-row table:style-name="ro1">
          <table:table-cell office:value-type="string" calcext:value-type="string">
            <text:p>XP_039676152.1</text:p>
          </table:table-cell>
          <table:table-cell office:value-type="string" calcext:value-type="string">
            <text:p>Chitin_synth_2</text:p>
          </table:table-cell>
          <table:table-cell office:value-type="float" office:value="6.5E-025" calcext:value-type="float">
            <text:p>6.5E-25</text:p>
          </table:table-cell>
          <table:table-cell office:value-type="float" office:value="1.7E-025" calcext:value-type="float">
            <text:p>1.7E-25</text:p>
          </table:table-cell>
          <table:table-cell office:value-type="float" office:value="1.1E-021" calcext:value-type="float">
            <text:p>1.1E-21</text:p>
          </table:table-cell>
          <table:table-cell office:value-type="string" calcext:value-type="string">
            <text:p>chitin synthase chs-2-like [Perca fluviatilis]</text:p>
          </table:table-cell>
        </table:table-row>
        <table:table-row table:style-name="ro1">
          <table:table-cell office:value-type="string" calcext:value-type="string">
            <text:p>XP_034657163.1</text:p>
          </table:table-cell>
          <table:table-cell office:value-type="string" calcext:value-type="string">
            <text:p>Chitin_synth_2</text:p>
          </table:table-cell>
          <table:table-cell office:value-type="float" office:value="7.1E-025" calcext:value-type="float">
            <text:p>7.1E-25</text:p>
          </table:table-cell>
          <table:table-cell office:value-type="float" office:value="2E-025" calcext:value-type="float">
            <text:p>2E-25</text:p>
          </table:table-cell>
          <table:table-cell office:value-type="float" office:value="1.3E-021" calcext:value-type="float">
            <text:p>1.3E-21</text:p>
          </table:table-cell>
          <table:table-cell office:value-type="string" calcext:value-type="string">
            <text:p>chitin synthase chs-2 [Drosophila subobscura]</text:p>
          </table:table-cell>
        </table:table-row>
        <table:table-row table:style-name="ro1">
          <table:table-cell office:value-type="string" calcext:value-type="string">
            <text:p>XP_024920762.1</text:p>
          </table:table-cell>
          <table:table-cell office:value-type="string" calcext:value-type="string">
            <text:p>Chitin_synth_2</text:p>
          </table:table-cell>
          <table:table-cell office:value-type="float" office:value="8E-025" calcext:value-type="float">
            <text:p>8E-25</text:p>
          </table:table-cell>
          <table:table-cell office:value-type="float" office:value="9.1E-026" calcext:value-type="float">
            <text:p>9.1E-26</text:p>
          </table:table-cell>
          <table:table-cell office:value-type="float" office:value="5.7E-022" calcext:value-type="float">
            <text:p>5.7E-22</text:p>
          </table:table-cell>
          <table:table-cell office:value-type="string" calcext:value-type="string">
            <text:p>chitin synthase chs-2-like [Cynoglossus semilaevis]</text:p>
          </table:table-cell>
        </table:table-row>
        <table:table-row table:style-name="ro1">
          <table:table-cell office:value-type="string" calcext:value-type="string">
            <text:p>XP_033492651.1</text:p>
          </table:table-cell>
          <table:table-cell office:value-type="string" calcext:value-type="string">
            <text:p>Chitin_synth_2</text:p>
          </table:table-cell>
          <table:table-cell office:value-type="float" office:value="8E-025" calcext:value-type="float">
            <text:p>8E-25</text:p>
          </table:table-cell>
          <table:table-cell office:value-type="float" office:value="2E-023" calcext:value-type="float">
            <text:p>2E-23</text:p>
          </table:table-cell>
          <table:table-cell office:value-type="float" office:value="1.3E-019" calcext:value-type="float">
            <text:p>1.3E-19</text:p>
          </table:table-cell>
          <table:table-cell office:value-type="string" calcext:value-type="string">
            <text:p>chitin synthase chs-1-like [Epinephelus lanceolatus]</text:p>
          </table:table-cell>
        </table:table-row>
        <table:table-row table:style-name="ro1">
          <table:table-cell office:value-type="string" calcext:value-type="string">
            <text:p>XP_022324756.1</text:p>
          </table:table-cell>
          <table:table-cell office:value-type="string" calcext:value-type="string">
            <text:p>Chitin_synth_2</text:p>
          </table:table-cell>
          <table:table-cell office:value-type="float" office:value="8.8E-025" calcext:value-type="float">
            <text:p>8.8E-25</text:p>
          </table:table-cell>
          <table:table-cell office:value-type="float" office:value="1.1E-026" calcext:value-type="float">
            <text:p>1.1E-26</text:p>
          </table:table-cell>
          <table:table-cell office:value-type="float" office:value="6.7E-023" calcext:value-type="float">
            <text:p>6.7E-23</text:p>
          </table:table-cell>
          <table:table-cell office:value-type="string" calcext:value-type="string">
            <text:p>LOW QUALITY PROTEIN: uncharacterized protein LOC111125342 [Crassostrea virginica]</text:p>
          </table:table-cell>
        </table:table-row>
        <table:table-row table:style-name="ro1">
          <table:table-cell office:value-type="string" calcext:value-type="string">
            <text:p>XP_035684216.1</text:p>
          </table:table-cell>
          <table:table-cell office:value-type="string" calcext:value-type="string">
            <text:p>Chitin_synth_2</text:p>
          </table:table-cell>
          <table:table-cell office:value-type="float" office:value="9.2E-025" calcext:value-type="float">
            <text:p>9.2E-25</text:p>
          </table:table-cell>
          <table:table-cell office:value-type="float" office:value="8.6E-028" calcext:value-type="float">
            <text:p>8.6E-28</text:p>
          </table:table-cell>
          <table:table-cell office:value-type="float" office:value="5.4E-024" calcext:value-type="float">
            <text:p>5.4E-24</text:p>
          </table:table-cell>
          <table:table-cell office:value-type="string" calcext:value-type="string">
            <text:p>uncharacterized protein LOC118421163 [Branchiostoma floridae]</text:p>
          </table:table-cell>
        </table:table-row>
        <table:table-row table:style-name="ro1">
          <table:table-cell office:value-type="string" calcext:value-type="string">
            <text:p>XP_037040684.1</text:p>
          </table:table-cell>
          <table:table-cell office:value-type="string" calcext:value-type="string">
            <text:p>Chitin_synth_2</text:p>
          </table:table-cell>
          <table:table-cell office:value-type="float" office:value="9.9E-025" calcext:value-type="float">
            <text:p>9.9E-25</text:p>
          </table:table-cell>
          <table:table-cell office:value-type="float" office:value="1.6E-028" calcext:value-type="float">
            <text:p>1.6E-28</text:p>
          </table:table-cell>
          <table:table-cell office:value-type="float" office:value="9.9E-025" calcext:value-type="float">
            <text:p>9.9E-25</text:p>
          </table:table-cell>
          <table:table-cell office:value-type="string" calcext:value-type="string">
            <text:p>chitin synthase chs-2 [Bradysia coprophila]</text:p>
          </table:table-cell>
        </table:table-row>
        <table:table-row table:style-name="ro1">
          <table:table-cell office:value-type="string" calcext:value-type="string">
            <text:p>XP_030646447.1</text:p>
          </table:table-cell>
          <table:table-cell office:value-type="string" calcext:value-type="string">
            <text:p>Chitin_synth_2</text:p>
          </table:table-cell>
          <table:table-cell office:value-type="float" office:value="1E-024" calcext:value-type="float">
            <text:p>1E-24</text:p>
          </table:table-cell>
          <table:table-cell office:value-type="float" office:value="4.3E-027" calcext:value-type="float">
            <text:p>4.3E-27</text:p>
          </table:table-cell>
          <table:table-cell office:value-type="float" office:value="2.7E-023" calcext:value-type="float">
            <text:p>2.7E-23</text:p>
          </table:table-cell>
          <table:table-cell office:value-type="string" calcext:value-type="string">
            <text:p>chitin synthase chs-2-like [Chanos chanos]</text:p>
          </table:table-cell>
        </table:table-row>
        <table:table-row table:style-name="ro1">
          <table:table-cell office:value-type="string" calcext:value-type="string">
            <text:p>XP_039230789.1</text:p>
          </table:table-cell>
          <table:table-cell office:value-type="string" calcext:value-type="string">
            <text:p>Chitin_synth_2</text:p>
          </table:table-cell>
          <table:table-cell office:value-type="float" office:value="1E-024" calcext:value-type="float">
            <text:p>1E-24</text:p>
          </table:table-cell>
          <table:table-cell office:value-type="float" office:value="7.6E-026" calcext:value-type="float">
            <text:p>7.6E-26</text:p>
          </table:table-cell>
          <table:table-cell office:value-type="float" office:value="4.8E-022" calcext:value-type="float">
            <text:p>4.8E-22</text:p>
          </table:table-cell>
          <table:table-cell office:value-type="string" calcext:value-type="string">
            <text:p>chitin synthase chs-2 isoform X4 [Drosophila yakuba]</text:p>
          </table:table-cell>
        </table:table-row>
        <table:table-row table:style-name="ro1">
          <table:table-cell office:value-type="string" calcext:value-type="string">
            <text:p>XP_021323453.1</text:p>
          </table:table-cell>
          <table:table-cell office:value-type="string" calcext:value-type="string">
            <text:p>Chitin_synth_2</text:p>
          </table:table-cell>
          <table:table-cell office:value-type="float" office:value="1E-024" calcext:value-type="float">
            <text:p>1E-24</text:p>
          </table:table-cell>
          <table:table-cell office:value-type="float" office:value="5.7E-026" calcext:value-type="float">
            <text:p>5.7E-26</text:p>
          </table:table-cell>
          <table:table-cell office:value-type="float" office:value="3.6E-022" calcext:value-type="float">
            <text:p>3.6E-22</text:p>
          </table:table-cell>
          <table:table-cell office:value-type="string" calcext:value-type="string">
            <text:p>uncharacterized protein si:ch211-264e16.1 isoform X2 [Danio rerio]</text:p>
          </table:table-cell>
        </table:table-row>
        <table:table-row table:style-name="ro1">
          <table:table-cell office:value-type="string" calcext:value-type="string">
            <text:p>XP_042599548.1</text:p>
          </table:table-cell>
          <table:table-cell office:value-type="string" calcext:value-type="string">
            <text:p>Chitin_synth_2</text:p>
          </table:table-cell>
          <table:table-cell office:value-type="float" office:value="1.4E-024" calcext:value-type="float">
            <text:p>1.4E-24</text:p>
          </table:table-cell>
          <table:table-cell office:value-type="float" office:value="7.9E-026" calcext:value-type="float">
            <text:p>7.9E-26</text:p>
          </table:table-cell>
          <table:table-cell office:value-type="float" office:value="5E-022" calcext:value-type="float">
            <text:p>5E-22</text:p>
          </table:table-cell>
          <table:table-cell office:value-type="string" calcext:value-type="string">
            <text:p>chitin synthase chs-1-like [Cyprinus carpio]</text:p>
          </table:table-cell>
        </table:table-row>
        <table:table-row table:style-name="ro1">
          <table:table-cell office:value-type="string" calcext:value-type="string">
            <text:p>XP_029976892.1</text:p>
          </table:table-cell>
          <table:table-cell office:value-type="string" calcext:value-type="string">
            <text:p>Chitin_synth_2</text:p>
          </table:table-cell>
          <table:table-cell office:value-type="float" office:value="1.7E-024" calcext:value-type="float">
            <text:p>1.7E-24</text:p>
          </table:table-cell>
          <table:table-cell office:value-type="float" office:value="2.1E-024" calcext:value-type="float">
            <text:p>2.1E-24</text:p>
          </table:table-cell>
          <table:table-cell office:value-type="float" office:value="1.3E-020" calcext:value-type="float">
            <text:p>1.3E-20</text:p>
          </table:table-cell>
          <table:table-cell office:value-type="string" calcext:value-type="string">
            <text:p>LOW QUALITY PROTEIN: chitin synthase chs-2-like [Salarias fasciatus]</text:p>
          </table:table-cell>
        </table:table-row>
        <table:table-row table:style-name="ro1">
          <table:table-cell office:value-type="string" calcext:value-type="string">
            <text:p>XP_034777352.1</text:p>
          </table:table-cell>
          <table:table-cell office:value-type="string" calcext:value-type="string">
            <text:p>Chitin_synth_2</text:p>
          </table:table-cell>
          <table:table-cell office:value-type="float" office:value="1.8E-024" calcext:value-type="float">
            <text:p>1.8E-24</text:p>
          </table:table-cell>
          <table:table-cell office:value-type="float" office:value="8.3E-023" calcext:value-type="float">
            <text:p>8.3E-23</text:p>
          </table:table-cell>
          <table:table-cell office:value-type="float" office:value="5.2E-019" calcext:value-type="float">
            <text:p>5.2E-19</text:p>
          </table:table-cell>
          <table:table-cell office:value-type="string" calcext:value-type="string">
            <text:p>chitin synthase chs-1-like [Acipenser ruthenus]</text:p>
          </table:table-cell>
        </table:table-row>
        <table:table-row table:style-name="ro1">
          <table:table-cell office:value-type="string" calcext:value-type="string">
            <text:p>XP_039651509.1</text:p>
          </table:table-cell>
          <table:table-cell office:value-type="string" calcext:value-type="string">
            <text:p>Chitin_synth_2</text:p>
          </table:table-cell>
          <table:table-cell office:value-type="float" office:value="1.8E-024" calcext:value-type="float">
            <text:p>1.8E-24</text:p>
          </table:table-cell>
          <table:table-cell office:value-type="float" office:value="4.6E-022" calcext:value-type="float">
            <text:p>4.6E-22</text:p>
          </table:table-cell>
          <table:table-cell office:value-type="float" office:value="2.9E-018" calcext:value-type="float">
            <text:p>2.9E-18</text:p>
          </table:table-cell>
          <table:table-cell office:value-type="string" calcext:value-type="string">
            <text:p>chitin synthase 1 isoform X2 [Perca fluviatilis]</text:p>
          </table:table-cell>
        </table:table-row>
        <table:table-row table:style-name="ro1">
          <table:table-cell office:value-type="string" calcext:value-type="string">
            <text:p>XP_026727306.1</text:p>
          </table:table-cell>
          <table:table-cell office:value-type="string" calcext:value-type="string">
            <text:p>Chitin_synth_2</text:p>
          </table:table-cell>
          <table:table-cell office:value-type="float" office:value="1.8E-024" calcext:value-type="float">
            <text:p>1.8E-24</text:p>
          </table:table-cell>
          <table:table-cell office:value-type="float" office:value="2E-024" calcext:value-type="float">
            <text:p>2E-24</text:p>
          </table:table-cell>
          <table:table-cell office:value-type="float" office:value="1.2E-020" calcext:value-type="float">
            <text:p>1.2E-20</text:p>
          </table:table-cell>
          <table:table-cell office:value-type="string" calcext:value-type="string">
            <text:p>chitin synthase chs-2 [Trichoplusia ni]</text:p>
          </table:table-cell>
        </table:table-row>
        <table:table-row table:style-name="ro1">
          <table:table-cell office:value-type="string" calcext:value-type="string">
            <text:p>XP_021323451.1</text:p>
          </table:table-cell>
          <table:table-cell office:value-type="string" calcext:value-type="string">
            <text:p>Chitin_synth_2</text:p>
          </table:table-cell>
          <table:table-cell office:value-type="float" office:value="1.9E-024" calcext:value-type="float">
            <text:p>1.9E-24</text:p>
          </table:table-cell>
          <table:table-cell office:value-type="float" office:value="6.8E-026" calcext:value-type="float">
            <text:p>6.8E-26</text:p>
          </table:table-cell>
          <table:table-cell office:value-type="float" office:value="4.3E-022" calcext:value-type="float">
            <text:p>4.3E-22</text:p>
          </table:table-cell>
          <table:table-cell office:value-type="string" calcext:value-type="string">
            <text:p>uncharacterized protein si:ch211-264e16.1 isoform X1 [Danio rerio]</text:p>
          </table:table-cell>
        </table:table-row>
        <table:table-row table:style-name="ro1">
          <table:table-cell office:value-type="string" calcext:value-type="string">
            <text:p>XP_043908046.1</text:p>
          </table:table-cell>
          <table:table-cell office:value-type="string" calcext:value-type="string">
            <text:p>Chitin_synth_2</text:p>
          </table:table-cell>
          <table:table-cell office:value-type="float" office:value="2E-024" calcext:value-type="float">
            <text:p>2E-24</text:p>
          </table:table-cell>
          <table:table-cell office:value-type="float" office:value="3.1E-028" calcext:value-type="float">
            <text:p>3.1E-28</text:p>
          </table:table-cell>
          <table:table-cell office:value-type="float" office:value="2E-024" calcext:value-type="float">
            <text:p>2E-24</text:p>
          </table:table-cell>
          <table:table-cell office:value-type="string" calcext:value-type="string">
            <text:p>chitin synthase chs-2-like [Solea senegalensis]</text:p>
          </table:table-cell>
        </table:table-row>
        <table:table-row table:style-name="ro1">
          <table:table-cell office:value-type="string" calcext:value-type="string">
            <text:p>XP_035684430.1</text:p>
          </table:table-cell>
          <table:table-cell office:value-type="string" calcext:value-type="string">
            <text:p>Chitin_synth_2</text:p>
          </table:table-cell>
          <table:table-cell office:value-type="float" office:value="2.1E-024" calcext:value-type="float">
            <text:p>2.1E-24</text:p>
          </table:table-cell>
          <table:table-cell office:value-type="float" office:value="3.3E-028" calcext:value-type="float">
            <text:p>3.3E-28</text:p>
          </table:table-cell>
          <table:table-cell office:value-type="float" office:value="2.1E-024" calcext:value-type="float">
            <text:p>2.1E-24</text:p>
          </table:table-cell>
          <table:table-cell office:value-type="string" calcext:value-type="string">
            <text:p>uncharacterized protein LOC118421304 [Branchiostoma floridae]</text:p>
          </table:table-cell>
        </table:table-row>
        <table:table-row table:style-name="ro1">
          <table:table-cell office:value-type="string" calcext:value-type="string">
            <text:p>XP_021330072.1</text:p>
          </table:table-cell>
          <table:table-cell office:value-type="string" calcext:value-type="string">
            <text:p>Chitin_synth_2</text:p>
          </table:table-cell>
          <table:table-cell office:value-type="float" office:value="2.1E-024" calcext:value-type="float">
            <text:p>2.1E-24</text:p>
          </table:table-cell>
          <table:table-cell office:value-type="float" office:value="6E-026" calcext:value-type="float">
            <text:p>6E-26</text:p>
          </table:table-cell>
          <table:table-cell office:value-type="float" office:value="3.8E-022" calcext:value-type="float">
            <text:p>3.8E-22</text:p>
          </table:table-cell>
          <table:table-cell office:value-type="string" calcext:value-type="string">
            <text:p>LOW QUALITY PROTEIN: uncharacterized protein si:ch211-264e16.2 isoform X2 [Danio rerio]</text:p>
          </table:table-cell>
        </table:table-row>
        <table:table-row table:style-name="ro1">
          <table:table-cell office:value-type="string" calcext:value-type="string">
            <text:p>XP_041375063.1</text:p>
          </table:table-cell>
          <table:table-cell office:value-type="string" calcext:value-type="string">
            <text:p>Chitin_synth_2</text:p>
          </table:table-cell>
          <table:table-cell office:value-type="float" office:value="2.1E-024" calcext:value-type="float">
            <text:p>2.1E-24</text:p>
          </table:table-cell>
          <table:table-cell office:value-type="float" office:value="3.4E-028" calcext:value-type="float">
            <text:p>3.4E-28</text:p>
          </table:table-cell>
          <table:table-cell office:value-type="float" office:value="2.1E-024" calcext:value-type="float">
            <text:p>2.1E-24</text:p>
          </table:table-cell>
          <table:table-cell office:value-type="string" calcext:value-type="string">
            <text:p>uncharacterized protein LOC121387901 [Gigantopelta aegis]</text:p>
          </table:table-cell>
        </table:table-row>
        <table:table-row table:style-name="ro1">
          <table:table-cell office:value-type="string" calcext:value-type="string">
            <text:p>XP_033232103.1</text:p>
          </table:table-cell>
          <table:table-cell office:value-type="string" calcext:value-type="string">
            <text:p>Chitin_synth_2</text:p>
          </table:table-cell>
          <table:table-cell office:value-type="float" office:value="2.2E-024" calcext:value-type="float">
            <text:p>2.2E-24</text:p>
          </table:table-cell>
          <table:table-cell office:value-type="float" office:value="5.5E-027" calcext:value-type="float">
            <text:p>5.5E-27</text:p>
          </table:table-cell>
          <table:table-cell office:value-type="float" office:value="3.5E-023" calcext:value-type="float">
            <text:p>3.5E-23</text:p>
          </table:table-cell>
          <table:table-cell office:value-type="string" calcext:value-type="string">
            <text:p>LOW QUALITY PROTEIN: chitin synthase chs-2-like [Belonocnema treatae]</text:p>
          </table:table-cell>
        </table:table-row>
        <table:table-row table:style-name="ro1">
          <table:table-cell office:value-type="string" calcext:value-type="string">
            <text:p>XP_022301680.1</text:p>
          </table:table-cell>
          <table:table-cell office:value-type="string" calcext:value-type="string">
            <text:p>Chitin_synth_2</text:p>
          </table:table-cell>
          <table:table-cell office:value-type="float" office:value="2.3E-024" calcext:value-type="float">
            <text:p>2.3E-24</text:p>
          </table:table-cell>
          <table:table-cell office:value-type="float" office:value="3E-024" calcext:value-type="float">
            <text:p>3E-24</text:p>
          </table:table-cell>
          <table:table-cell office:value-type="float" office:value="1.9E-020" calcext:value-type="float">
            <text:p>1.9E-20</text:p>
          </table:table-cell>
          <table:table-cell office:value-type="string" calcext:value-type="string">
            <text:p>LOW QUALITY PROTEIN: uncharacterized protein LOC111109745 [Crassostrea virginica]</text:p>
          </table:table-cell>
        </table:table-row>
        <table:table-row table:style-name="ro1">
          <table:table-cell office:value-type="string" calcext:value-type="string">
            <text:p>XP_039651508.1</text:p>
          </table:table-cell>
          <table:table-cell office:value-type="string" calcext:value-type="string">
            <text:p>Chitin_synth_2</text:p>
          </table:table-cell>
          <table:table-cell office:value-type="float" office:value="2.9E-024" calcext:value-type="float">
            <text:p>2.9E-24</text:p>
          </table:table-cell>
          <table:table-cell office:value-type="float" office:value="6.3E-022" calcext:value-type="float">
            <text:p>6.3E-22</text:p>
          </table:table-cell>
          <table:table-cell office:value-type="float" office:value="4E-018" calcext:value-type="float">
            <text:p>4E-18</text:p>
          </table:table-cell>
          <table:table-cell office:value-type="string" calcext:value-type="string">
            <text:p>chitin synthase 1 isoform X1 [Perca fluviatilis]</text:p>
          </table:table-cell>
        </table:table-row>
        <table:table-row table:style-name="ro1">
          <table:table-cell office:value-type="string" calcext:value-type="string">
            <text:p>XP_039230788.1</text:p>
          </table:table-cell>
          <table:table-cell office:value-type="string" calcext:value-type="string">
            <text:p>Chitin_synth_2</text:p>
          </table:table-cell>
          <table:table-cell office:value-type="float" office:value="3E-024" calcext:value-type="float">
            <text:p>3E-24</text:p>
          </table:table-cell>
          <table:table-cell office:value-type="float" office:value="4.6E-026" calcext:value-type="float">
            <text:p>4.6E-26</text:p>
          </table:table-cell>
          <table:table-cell office:value-type="float" office:value="2.9E-022" calcext:value-type="float">
            <text:p>2.9E-22</text:p>
          </table:table-cell>
          <table:table-cell office:value-type="string" calcext:value-type="string">
            <text:p>chitin synthase chs-2 isoform X3 [Drosophila yakuba]</text:p>
          </table:table-cell>
        </table:table-row>
        <table:table-row table:style-name="ro1">
          <table:table-cell office:value-type="string" calcext:value-type="string">
            <text:p>XP_028438551.1</text:p>
          </table:table-cell>
          <table:table-cell office:value-type="string" calcext:value-type="string">
            <text:p>Chitin_synth_2</text:p>
          </table:table-cell>
          <table:table-cell office:value-type="float" office:value="3E-024" calcext:value-type="float">
            <text:p>3E-24</text:p>
          </table:table-cell>
          <table:table-cell office:value-type="float" office:value="5.4E-022" calcext:value-type="float">
            <text:p>5.4E-22</text:p>
          </table:table-cell>
          <table:table-cell office:value-type="float" office:value="3.4E-018" calcext:value-type="float">
            <text:p>3.4E-18</text:p>
          </table:table-cell>
          <table:table-cell office:value-type="string" calcext:value-type="string">
            <text:p>chitin synthase chs-2-like [Perca flavescens]</text:p>
          </table:table-cell>
        </table:table-row>
        <table:table-row table:style-name="ro1">
          <table:table-cell office:value-type="string" calcext:value-type="string">
            <text:p>XP_008215122.2</text:p>
          </table:table-cell>
          <table:table-cell office:value-type="string" calcext:value-type="string">
            <text:p>Chitin_synth_2</text:p>
          </table:table-cell>
          <table:table-cell office:value-type="float" office:value="3.5E-024" calcext:value-type="float">
            <text:p>3.5E-24</text:p>
          </table:table-cell>
          <table:table-cell office:value-type="float" office:value="3.6E-024" calcext:value-type="float">
            <text:p>3.6E-24</text:p>
          </table:table-cell>
          <table:table-cell office:value-type="float" office:value="2.3E-020" calcext:value-type="float">
            <text:p>2.3E-20</text:p>
          </table:table-cell>
          <table:table-cell office:value-type="string" calcext:value-type="string">
            <text:p>chitin synthase chs-2 [Nasonia vitripennis]</text:p>
          </table:table-cell>
        </table:table-row>
        <table:table-row table:style-name="ro1">
          <table:table-cell office:value-type="string" calcext:value-type="string">
            <text:p>XP_024256311.1</text:p>
          </table:table-cell>
          <table:table-cell office:value-type="string" calcext:value-type="string">
            <text:p>Chitin_synth_2</text:p>
          </table:table-cell>
          <table:table-cell office:value-type="float" office:value="3.9E-024" calcext:value-type="float">
            <text:p>3.9E-24</text:p>
          </table:table-cell>
          <table:table-cell office:value-type="float" office:value="4.8E-026" calcext:value-type="float">
            <text:p>4.8E-26</text:p>
          </table:table-cell>
          <table:table-cell office:value-type="float" office:value="3E-022" calcext:value-type="float">
            <text:p>3E-22</text:p>
          </table:table-cell>
          <table:table-cell office:value-type="string" calcext:value-type="string">
            <text:p>chitin synthase chs-2-like [Oncorhynchus tshawytscha]</text:p>
          </table:table-cell>
        </table:table-row>
        <table:table-row table:style-name="ro1">
          <table:table-cell office:value-type="string" calcext:value-type="string">
            <text:p>XP_022324473.1</text:p>
          </table:table-cell>
          <table:table-cell office:value-type="string" calcext:value-type="string">
            <text:p>Chitin_synth_2</text:p>
          </table:table-cell>
          <table:table-cell office:value-type="float" office:value="4E-024" calcext:value-type="float">
            <text:p>4E-24</text:p>
          </table:table-cell>
          <table:table-cell office:value-type="float" office:value="1.1E-026" calcext:value-type="float">
            <text:p>1.1E-26</text:p>
          </table:table-cell>
          <table:table-cell office:value-type="float" office:value="7E-023" calcext:value-type="float">
            <text:p>7E-23</text:p>
          </table:table-cell>
          <table:table-cell office:value-type="string" calcext:value-type="string">
            <text:p>uncharacterized protein LOC111125208 isoform X5 [Crassostrea virginica]</text:p>
          </table:table-cell>
        </table:table-row>
        <table:table-row table:style-name="ro1">
          <table:table-cell office:value-type="string" calcext:value-type="string">
            <text:p>XP_022324472.1</text:p>
          </table:table-cell>
          <table:table-cell office:value-type="string" calcext:value-type="string">
            <text:p>Chitin_synth_2</text:p>
          </table:table-cell>
          <table:table-cell office:value-type="float" office:value="4.1E-024" calcext:value-type="float">
            <text:p>4.1E-24</text:p>
          </table:table-cell>
          <table:table-cell office:value-type="float" office:value="1.1E-026" calcext:value-type="float">
            <text:p>1.1E-26</text:p>
          </table:table-cell>
          <table:table-cell office:value-type="float" office:value="7.1E-023" calcext:value-type="float">
            <text:p>7.1E-23</text:p>
          </table:table-cell>
          <table:table-cell office:value-type="string" calcext:value-type="string">
            <text:p>uncharacterized protein LOC111125208 isoform X4 [Crassostrea virginica]</text:p>
          </table:table-cell>
        </table:table-row>
        <table:table-row table:style-name="ro1">
          <table:table-cell office:value-type="string" calcext:value-type="string">
            <text:p>XP_022324471.1</text:p>
          </table:table-cell>
          <table:table-cell office:value-type="string" calcext:value-type="string">
            <text:p>Chitin_synth_2</text:p>
          </table:table-cell>
          <table:table-cell office:value-type="float" office:value="4.1E-024" calcext:value-type="float">
            <text:p>4.1E-24</text:p>
          </table:table-cell>
          <table:table-cell office:value-type="float" office:value="1.1E-026" calcext:value-type="float">
            <text:p>1.1E-26</text:p>
          </table:table-cell>
          <table:table-cell office:value-type="float" office:value="7.1E-023" calcext:value-type="float">
            <text:p>7.1E-23</text:p>
          </table:table-cell>
          <table:table-cell office:value-type="string" calcext:value-type="string">
            <text:p>uncharacterized protein LOC111125208 isoform X3 [Crassostrea virginica]</text:p>
          </table:table-cell>
        </table:table-row>
        <table:table-row table:style-name="ro1">
          <table:table-cell office:value-type="string" calcext:value-type="string">
            <text:p>XP_022324468.1</text:p>
          </table:table-cell>
          <table:table-cell office:value-type="string" calcext:value-type="string">
            <text:p>Chitin_synth_2</text:p>
          </table:table-cell>
          <table:table-cell office:value-type="float" office:value="4.3E-024" calcext:value-type="float">
            <text:p>4.3E-24</text:p>
          </table:table-cell>
          <table:table-cell office:value-type="float" office:value="1.1E-026" calcext:value-type="float">
            <text:p>1.1E-26</text:p>
          </table:table-cell>
          <table:table-cell office:value-type="float" office:value="7.2E-023" calcext:value-type="float">
            <text:p>7.2E-23</text:p>
          </table:table-cell>
          <table:table-cell office:value-type="string" calcext:value-type="string">
            <text:p>uncharacterized protein LOC111125208 isoform X2 [Crassostrea virginica]</text:p>
          </table:table-cell>
        </table:table-row>
        <table:table-row table:style-name="ro1">
          <table:table-cell office:value-type="string" calcext:value-type="string">
            <text:p>XP_022324467.1</text:p>
          </table:table-cell>
          <table:table-cell office:value-type="string" calcext:value-type="string">
            <text:p>Chitin_synth_2</text:p>
          </table:table-cell>
          <table:table-cell office:value-type="float" office:value="4.3E-024" calcext:value-type="float">
            <text:p>4.3E-24</text:p>
          </table:table-cell>
          <table:table-cell office:value-type="float" office:value="1.2E-026" calcext:value-type="float">
            <text:p>1.2E-26</text:p>
          </table:table-cell>
          <table:table-cell office:value-type="float" office:value="7.3E-023" calcext:value-type="float">
            <text:p>7.3E-23</text:p>
          </table:table-cell>
          <table:table-cell office:value-type="string" calcext:value-type="string">
            <text:p>uncharacterized protein LOC111125208 isoform X1 [Crassostrea virginica]</text:p>
          </table:table-cell>
        </table:table-row>
        <table:table-row table:style-name="ro1">
          <table:table-cell office:value-type="string" calcext:value-type="string">
            <text:p>XP_041645086.1</text:p>
          </table:table-cell>
          <table:table-cell office:value-type="string" calcext:value-type="string">
            <text:p>Chitin_synth_2</text:p>
          </table:table-cell>
          <table:table-cell office:value-type="float" office:value="4.5E-024" calcext:value-type="float">
            <text:p>4.5E-24</text:p>
          </table:table-cell>
          <table:table-cell office:value-type="float" office:value="7.8E-022" calcext:value-type="float">
            <text:p>7.8E-22</text:p>
          </table:table-cell>
          <table:table-cell office:value-type="float" office:value="5E-018" calcext:value-type="float">
            <text:p>5E-18</text:p>
          </table:table-cell>
          <table:table-cell office:value-type="string" calcext:value-type="string">
            <text:p>chitin synthase 1 [Cheilinus undulatus]</text:p>
          </table:table-cell>
        </table:table-row>
        <table:table-row table:style-name="ro1">
          <table:table-cell office:value-type="string" calcext:value-type="string">
            <text:p>XP_021330071.1</text:p>
          </table:table-cell>
          <table:table-cell office:value-type="string" calcext:value-type="string">
            <text:p>Chitin_synth_2</text:p>
          </table:table-cell>
          <table:table-cell office:value-type="float" office:value="4.7E-024" calcext:value-type="float">
            <text:p>4.7E-24</text:p>
          </table:table-cell>
          <table:table-cell office:value-type="float" office:value="5.2E-026" calcext:value-type="float">
            <text:p>5.2E-26</text:p>
          </table:table-cell>
          <table:table-cell office:value-type="float" office:value="3.3E-022" calcext:value-type="float">
            <text:p>3.3E-22</text:p>
          </table:table-cell>
          <table:table-cell office:value-type="string" calcext:value-type="string">
            <text:p>uncharacterized protein si:ch211-264e16.1 isoform X3 [Danio rerio]</text:p>
          </table:table-cell>
        </table:table-row>
        <table:table-row table:style-name="ro1">
          <table:table-cell office:value-type="string" calcext:value-type="string">
            <text:p>XP_033160648.1</text:p>
          </table:table-cell>
          <table:table-cell office:value-type="string" calcext:value-type="string">
            <text:p>Chitin_synth_2</text:p>
          </table:table-cell>
          <table:table-cell office:value-type="float" office:value="5.6E-024" calcext:value-type="float">
            <text:p>5.6E-24</text:p>
          </table:table-cell>
          <table:table-cell office:value-type="float" office:value="5.7E-026" calcext:value-type="float">
            <text:p>5.7E-26</text:p>
          </table:table-cell>
          <table:table-cell office:value-type="float" office:value="3.6E-022" calcext:value-type="float">
            <text:p>3.6E-22</text:p>
          </table:table-cell>
          <table:table-cell office:value-type="string" calcext:value-type="string">
            <text:p>chitin synthase chs-2 [Drosophila mauritiana]</text:p>
          </table:table-cell>
        </table:table-row>
        <table:table-row table:style-name="ro1">
          <table:table-cell office:value-type="string" calcext:value-type="string">
            <text:p>XP_030646448.1</text:p>
          </table:table-cell>
          <table:table-cell office:value-type="string" calcext:value-type="string">
            <text:p>Chitin_synth_2</text:p>
          </table:table-cell>
          <table:table-cell office:value-type="float" office:value="5.6E-024" calcext:value-type="float">
            <text:p>5.6E-24</text:p>
          </table:table-cell>
          <table:table-cell office:value-type="float" office:value="8.9E-028" calcext:value-type="float">
            <text:p>8.9E-28</text:p>
          </table:table-cell>
          <table:table-cell office:value-type="float" office:value="5.6E-024" calcext:value-type="float">
            <text:p>5.6E-24</text:p>
          </table:table-cell>
          <table:table-cell office:value-type="string" calcext:value-type="string">
            <text:p>chitin synthase chs-1-like [Chanos chanos]</text:p>
          </table:table-cell>
        </table:table-row>
        <table:table-row table:style-name="ro1">
          <table:table-cell office:value-type="string" calcext:value-type="string">
            <text:p>XP_016032928.2</text:p>
          </table:table-cell>
          <table:table-cell office:value-type="string" calcext:value-type="string">
            <text:p>Chitin_synth_2</text:p>
          </table:table-cell>
          <table:table-cell office:value-type="float" office:value="5.8E-024" calcext:value-type="float">
            <text:p>5.8E-24</text:p>
          </table:table-cell>
          <table:table-cell office:value-type="float" office:value="5.8E-026" calcext:value-type="float">
            <text:p>5.8E-26</text:p>
          </table:table-cell>
          <table:table-cell office:value-type="float" office:value="3.7E-022" calcext:value-type="float">
            <text:p>3.7E-22</text:p>
          </table:table-cell>
          <table:table-cell office:value-type="string" calcext:value-type="string">
            <text:p>chitin synthase chs-2 [Drosophila simulans]</text:p>
          </table:table-cell>
        </table:table-row>
        <table:table-row table:style-name="ro1">
          <table:table-cell office:value-type="string" calcext:value-type="string">
            <text:p>NP_001137997.2</text:p>
          </table:table-cell>
          <table:table-cell office:value-type="string" calcext:value-type="string">
            <text:p>Chitin_synth_2</text:p>
          </table:table-cell>
          <table:table-cell office:value-type="float" office:value="6.1E-024" calcext:value-type="float">
            <text:p>6.1E-24</text:p>
          </table:table-cell>
          <table:table-cell office:value-type="float" office:value="9.4E-026" calcext:value-type="float">
            <text:p>9.4E-26</text:p>
          </table:table-cell>
          <table:table-cell office:value-type="float" office:value="6E-022" calcext:value-type="float">
            <text:p>6E-22</text:p>
          </table:table-cell>
          <table:table-cell office:value-type="string" calcext:value-type="string">
            <text:p>chitin synthase 2 <text:s/>isoform C [Drosophila melanogaster]</text:p>
          </table:table-cell>
        </table:table-row>
        <table:table-row table:style-name="ro1">
          <table:table-cell office:value-type="string" calcext:value-type="string">
            <text:p>NP_524209.3</text:p>
          </table:table-cell>
          <table:table-cell office:value-type="string" calcext:value-type="string">
            <text:p>Chitin_synth_2</text:p>
          </table:table-cell>
          <table:table-cell office:value-type="float" office:value="6.2E-024" calcext:value-type="float">
            <text:p>6.2E-24</text:p>
          </table:table-cell>
          <table:table-cell office:value-type="float" office:value="9.5E-026" calcext:value-type="float">
            <text:p>9.5E-26</text:p>
          </table:table-cell>
          <table:table-cell office:value-type="float" office:value="6E-022" calcext:value-type="float">
            <text:p>6E-22</text:p>
          </table:table-cell>
          <table:table-cell office:value-type="string" calcext:value-type="string">
            <text:p>chitin synthase 2 <text:s/>isoform D [Drosophila melanogaster]</text:p>
          </table:table-cell>
        </table:table-row>
        <table:table-row table:style-name="ro1">
          <table:table-cell office:value-type="string" calcext:value-type="string">
            <text:p>XP_001958473.1</text:p>
          </table:table-cell>
          <table:table-cell office:value-type="string" calcext:value-type="string">
            <text:p>Chitin_synth_2</text:p>
          </table:table-cell>
          <table:table-cell office:value-type="float" office:value="6.2E-024" calcext:value-type="float">
            <text:p>6.2E-24</text:p>
          </table:table-cell>
          <table:table-cell office:value-type="float" office:value="1.4E-025" calcext:value-type="float">
            <text:p>1.4E-25</text:p>
          </table:table-cell>
          <table:table-cell office:value-type="float" office:value="9.1E-022" calcext:value-type="float">
            <text:p>9.1E-22</text:p>
          </table:table-cell>
          <table:table-cell office:value-type="string" calcext:value-type="string">
            <text:p>chitin synthase chs-2 [Drosophila ananassae]</text:p>
          </table:table-cell>
        </table:table-row>
        <table:table-row table:style-name="ro1">
          <table:table-cell office:value-type="string" calcext:value-type="string">
            <text:p>XP_030646444.1</text:p>
          </table:table-cell>
          <table:table-cell office:value-type="string" calcext:value-type="string">
            <text:p>Chitin_synth_2</text:p>
          </table:table-cell>
          <table:table-cell office:value-type="float" office:value="6.5E-024" calcext:value-type="float">
            <text:p>6.5E-24</text:p>
          </table:table-cell>
          <table:table-cell office:value-type="float" office:value="1E-027" calcext:value-type="float">
            <text:p>1E-27</text:p>
          </table:table-cell>
          <table:table-cell office:value-type="float" office:value="6.5E-024" calcext:value-type="float">
            <text:p>6.5E-24</text:p>
          </table:table-cell>
          <table:table-cell office:value-type="string" calcext:value-type="string">
            <text:p>LOW QUALITY PROTEIN: chitin synthase chs-2-like [Chanos chanos]</text:p>
          </table:table-cell>
        </table:table-row>
        <table:table-row table:style-name="ro1">
          <table:table-cell office:value-type="string" calcext:value-type="string">
            <text:p>XP_039312304.1</text:p>
          </table:table-cell>
          <table:table-cell office:value-type="string" calcext:value-type="string">
            <text:p>Chitin_synth_2</text:p>
          </table:table-cell>
          <table:table-cell office:value-type="float" office:value="7.5E-024" calcext:value-type="float">
            <text:p>7.5E-24</text:p>
          </table:table-cell>
          <table:table-cell office:value-type="float" office:value="1E-026" calcext:value-type="float">
            <text:p>1E-26</text:p>
          </table:table-cell>
          <table:table-cell office:value-type="float" office:value="6.3E-023" calcext:value-type="float">
            <text:p>6.3E-23</text:p>
          </table:table-cell>
          <table:table-cell office:value-type="string" calcext:value-type="string">
            <text:p>chitin synthase chs-2 [Solenopsis invicta]</text:p>
          </table:table-cell>
        </table:table-row>
        <table:table-row table:style-name="ro1">
          <table:table-cell office:value-type="string" calcext:value-type="string">
            <text:p>XP_043885771.1</text:p>
          </table:table-cell>
          <table:table-cell office:value-type="string" calcext:value-type="string">
            <text:p>Chitin_synth_2</text:p>
          </table:table-cell>
          <table:table-cell office:value-type="float" office:value="9.5E-024" calcext:value-type="float">
            <text:p>9.5E-24</text:p>
          </table:table-cell>
          <table:table-cell office:value-type="float" office:value="1.1E-022" calcext:value-type="float">
            <text:p>1.1E-22</text:p>
          </table:table-cell>
          <table:table-cell office:value-type="float" office:value="7E-019" calcext:value-type="float">
            <text:p>7E-19</text:p>
          </table:table-cell>
          <table:table-cell office:value-type="string" calcext:value-type="string">
            <text:p>chitin synthase 1 isoform X2 [Solea senegalensis]</text:p>
          </table:table-cell>
        </table:table-row>
        <table:table-row table:style-name="ro1">
          <table:table-cell office:value-type="string" calcext:value-type="string">
            <text:p>XP_043885769.1</text:p>
          </table:table-cell>
          <table:table-cell office:value-type="string" calcext:value-type="string">
            <text:p>Chitin_synth_2</text:p>
          </table:table-cell>
          <table:table-cell office:value-type="float" office:value="9.5E-024" calcext:value-type="float">
            <text:p>9.5E-24</text:p>
          </table:table-cell>
          <table:table-cell office:value-type="float" office:value="1.1E-022" calcext:value-type="float">
            <text:p>1.1E-22</text:p>
          </table:table-cell>
          <table:table-cell office:value-type="float" office:value="7E-019" calcext:value-type="float">
            <text:p>7E-19</text:p>
          </table:table-cell>
          <table:table-cell office:value-type="string" calcext:value-type="string">
            <text:p>chitin synthase 1 isoform X1 [Solea senegalensis]</text:p>
          </table:table-cell>
        </table:table-row>
        <table:table-row table:style-name="ro1">
          <table:table-cell office:value-type="string" calcext:value-type="string">
            <text:p>XP_031170030.1</text:p>
          </table:table-cell>
          <table:table-cell office:value-type="string" calcext:value-type="string">
            <text:p>Chitin_synth_2</text:p>
          </table:table-cell>
          <table:table-cell office:value-type="float" office:value="1.1E-023" calcext:value-type="float">
            <text:p>1.1E-23</text:p>
          </table:table-cell>
          <table:table-cell office:value-type="float" office:value="7.9E-022" calcext:value-type="float">
            <text:p>7.9E-22</text:p>
          </table:table-cell>
          <table:table-cell office:value-type="float" office:value="5E-018" calcext:value-type="float">
            <text:p>5E-18</text:p>
          </table:table-cell>
          <table:table-cell office:value-type="string" calcext:value-type="string">
            <text:p>chitin synthase 1 [Sander lucioperca]</text:p>
          </table:table-cell>
        </table:table-row>
        <table:table-row table:style-name="ro1">
          <table:table-cell office:value-type="string" calcext:value-type="string">
            <text:p>XP_037938535.1</text:p>
          </table:table-cell>
          <table:table-cell office:value-type="string" calcext:value-type="string">
            <text:p>Chitin_synth_2</text:p>
          </table:table-cell>
          <table:table-cell office:value-type="float" office:value="1.2E-023" calcext:value-type="float">
            <text:p>1.2E-23</text:p>
          </table:table-cell>
          <table:table-cell office:value-type="float" office:value="1.9E-027" calcext:value-type="float">
            <text:p>1.9E-27</text:p>
          </table:table-cell>
          <table:table-cell office:value-type="float" office:value="1.2E-023" calcext:value-type="float">
            <text:p>1.2E-23</text:p>
          </table:table-cell>
          <table:table-cell office:value-type="string" calcext:value-type="string">
            <text:p>chitin synthase chs-2 [Teleopsis dalmanni]</text:p>
          </table:table-cell>
        </table:table-row>
        <table:table-row table:style-name="ro1">
          <table:table-cell office:value-type="string" calcext:value-type="string">
            <text:p>XP_028975632.2</text:p>
          </table:table-cell>
          <table:table-cell office:value-type="string" calcext:value-type="string">
            <text:p>Chitin_synth_2</text:p>
          </table:table-cell>
          <table:table-cell office:value-type="float" office:value="1.4E-023" calcext:value-type="float">
            <text:p>1.4E-23</text:p>
          </table:table-cell>
          <table:table-cell office:value-type="float" office:value="4.9E-027" calcext:value-type="float">
            <text:p>4.9E-27</text:p>
          </table:table-cell>
          <table:table-cell office:value-type="float" office:value="3.1E-023" calcext:value-type="float">
            <text:p>3.1E-23</text:p>
          </table:table-cell>
          <table:table-cell office:value-type="string" calcext:value-type="string">
            <text:p>chitin synthase chs-2-like isoform X1 [Esox lucius]</text:p>
          </table:table-cell>
        </table:table-row>
        <table:table-row table:style-name="ro1">
          <table:table-cell office:value-type="string" calcext:value-type="string">
            <text:p>XP_041664363.1</text:p>
          </table:table-cell>
          <table:table-cell office:value-type="string" calcext:value-type="string">
            <text:p>Chitin_synth_2</text:p>
          </table:table-cell>
          <table:table-cell office:value-type="float" office:value="1.4E-023" calcext:value-type="float">
            <text:p>1.4E-23</text:p>
          </table:table-cell>
          <table:table-cell office:value-type="float" office:value="6.8E-025" calcext:value-type="float">
            <text:p>6.8E-25</text:p>
          </table:table-cell>
          <table:table-cell office:value-type="float" office:value="4.3E-021" calcext:value-type="float">
            <text:p>4.3E-21</text:p>
          </table:table-cell>
          <table:table-cell office:value-type="string" calcext:value-type="string">
            <text:p>LOW QUALITY PROTEIN: chitin synthase chs-2-like [Cheilinus undulatus]</text:p>
          </table:table-cell>
        </table:table-row>
        <table:table-row table:style-name="ro1">
          <table:table-cell office:value-type="string" calcext:value-type="string">
            <text:p>XP_037721276.1</text:p>
          </table:table-cell>
          <table:table-cell office:value-type="string" calcext:value-type="string">
            <text:p>Chitin_synth_2</text:p>
          </table:table-cell>
          <table:table-cell office:value-type="float" office:value="1.5E-023" calcext:value-type="float">
            <text:p>1.5E-23</text:p>
          </table:table-cell>
          <table:table-cell office:value-type="float" office:value="7.3E-026" calcext:value-type="float">
            <text:p>7.3E-26</text:p>
          </table:table-cell>
          <table:table-cell office:value-type="float" office:value="4.6E-022" calcext:value-type="float">
            <text:p>4.6E-22</text:p>
          </table:table-cell>
          <table:table-cell office:value-type="string" calcext:value-type="string">
            <text:p>chitin synthase chs-2 [Drosophila subpulchrella]</text:p>
          </table:table-cell>
        </table:table-row>
        <table:table-row table:style-name="ro1">
          <table:table-cell office:value-type="string" calcext:value-type="string">
            <text:p>XP_035684244.1</text:p>
          </table:table-cell>
          <table:table-cell office:value-type="string" calcext:value-type="string">
            <text:p>Chitin_synth_2</text:p>
          </table:table-cell>
          <table:table-cell office:value-type="float" office:value="1.6E-023" calcext:value-type="float">
            <text:p>1.6E-23</text:p>
          </table:table-cell>
          <table:table-cell office:value-type="float" office:value="3.5E-026" calcext:value-type="float">
            <text:p>3.5E-26</text:p>
          </table:table-cell>
          <table:table-cell office:value-type="float" office:value="2.2E-022" calcext:value-type="float">
            <text:p>2.2E-22</text:p>
          </table:table-cell>
          <table:table-cell office:value-type="string" calcext:value-type="string">
            <text:p>uncharacterized protein LOC118421190 [Branchiostoma floridae]</text:p>
          </table:table-cell>
        </table:table-row>
        <table:table-row table:style-name="ro1">
          <table:table-cell office:value-type="string" calcext:value-type="string">
            <text:p>XP_012710607.2</text:p>
          </table:table-cell>
          <table:table-cell office:value-type="string" calcext:value-type="string">
            <text:p>Chitin_synth_2</text:p>
          </table:table-cell>
          <table:table-cell office:value-type="float" office:value="1.7E-023" calcext:value-type="float">
            <text:p>1.7E-23</text:p>
          </table:table-cell>
          <table:table-cell office:value-type="float" office:value="9.9E-022" calcext:value-type="float">
            <text:p>9.9E-22</text:p>
          </table:table-cell>
          <table:table-cell office:value-type="float" office:value="6.3E-018" calcext:value-type="float">
            <text:p>6.3E-18</text:p>
          </table:table-cell>
          <table:table-cell office:value-type="string" calcext:value-type="string">
            <text:p>chitin synthase 1 [Fundulus heteroclitus]</text:p>
          </table:table-cell>
        </table:table-row>
        <table:table-row table:style-name="ro1">
          <table:table-cell office:value-type="string" calcext:value-type="string">
            <text:p>XP_029950724.1</text:p>
          </table:table-cell>
          <table:table-cell office:value-type="string" calcext:value-type="string">
            <text:p>Chitin_synth_2</text:p>
          </table:table-cell>
          <table:table-cell office:value-type="float" office:value="1.8E-023" calcext:value-type="float">
            <text:p>1.8E-23</text:p>
          </table:table-cell>
          <table:table-cell office:value-type="float" office:value="2.8E-022" calcext:value-type="float">
            <text:p>2.8E-22</text:p>
          </table:table-cell>
          <table:table-cell office:value-type="float" office:value="1.7E-018" calcext:value-type="float">
            <text:p>1.7E-18</text:p>
          </table:table-cell>
          <table:table-cell office:value-type="string" calcext:value-type="string">
            <text:p>chitin synthase chs-2-like [Salarias fasciatus]</text:p>
          </table:table-cell>
        </table:table-row>
        <table:table-row table:style-name="ro1">
          <table:table-cell office:value-type="string" calcext:value-type="string">
            <text:p>XP_039594921.1</text:p>
          </table:table-cell>
          <table:table-cell office:value-type="string" calcext:value-type="string">
            <text:p>Chitin_synth_2</text:p>
          </table:table-cell>
          <table:table-cell office:value-type="float" office:value="2.2E-023" calcext:value-type="float">
            <text:p>2.2E-23</text:p>
          </table:table-cell>
          <table:table-cell office:value-type="float" office:value="2.6E-023" calcext:value-type="float">
            <text:p>2.6E-23</text:p>
          </table:table-cell>
          <table:table-cell office:value-type="float" office:value="1.7E-019" calcext:value-type="float">
            <text:p>1.7E-19</text:p>
          </table:table-cell>
          <table:table-cell office:value-type="string" calcext:value-type="string">
            <text:p>chitin synthase 1 [Polypterus senegalus]</text:p>
          </table:table-cell>
        </table:table-row>
        <table:table-row table:style-name="ro1">
          <table:table-cell office:value-type="string" calcext:value-type="string">
            <text:p>XP_037396071.1</text:p>
          </table:table-cell>
          <table:table-cell office:value-type="string" calcext:value-type="string">
            <text:p>Chitin_synth_2</text:p>
          </table:table-cell>
          <table:table-cell office:value-type="float" office:value="2.8E-023" calcext:value-type="float">
            <text:p>2.8E-23</text:p>
          </table:table-cell>
          <table:table-cell office:value-type="float" office:value="2.1E-024" calcext:value-type="float">
            <text:p>2.1E-24</text:p>
          </table:table-cell>
          <table:table-cell office:value-type="float" office:value="1.3E-020" calcext:value-type="float">
            <text:p>1.3E-20</text:p>
          </table:table-cell>
          <table:table-cell office:value-type="string" calcext:value-type="string">
            <text:p>chitin synthase chs-2 [Pygocentrus nattereri]</text:p>
          </table:table-cell>
        </table:table-row>
        <table:table-row table:style-name="ro1">
          <table:table-cell office:value-type="string" calcext:value-type="string">
            <text:p>XP_016927016.2</text:p>
          </table:table-cell>
          <table:table-cell office:value-type="string" calcext:value-type="string">
            <text:p>Chitin_synth_2</text:p>
          </table:table-cell>
          <table:table-cell office:value-type="float" office:value="3.3E-023" calcext:value-type="float">
            <text:p>3.3E-23</text:p>
          </table:table-cell>
          <table:table-cell office:value-type="float" office:value="7.4E-026" calcext:value-type="float">
            <text:p>7.4E-26</text:p>
          </table:table-cell>
          <table:table-cell office:value-type="float" office:value="4.7E-022" calcext:value-type="float">
            <text:p>4.7E-22</text:p>
          </table:table-cell>
          <table:table-cell office:value-type="string" calcext:value-type="string">
            <text:p>chitin synthase chs-2 [Drosophila suzukii]</text:p>
          </table:table-cell>
        </table:table-row>
        <table:table-row table:style-name="ro1">
          <table:table-cell office:value-type="string" calcext:value-type="string">
            <text:p>XP_041836604.1</text:p>
          </table:table-cell>
          <table:table-cell office:value-type="string" calcext:value-type="string">
            <text:p>Chitin_synth_2</text:p>
          </table:table-cell>
          <table:table-cell office:value-type="float" office:value="3.3E-023" calcext:value-type="float">
            <text:p>3.3E-23</text:p>
          </table:table-cell>
          <table:table-cell office:value-type="float" office:value="1.5E-021" calcext:value-type="float">
            <text:p>1.5E-21</text:p>
          </table:table-cell>
          <table:table-cell office:value-type="float" office:value="9.8E-018" calcext:value-type="float">
            <text:p>9.8E-18</text:p>
          </table:table-cell>
          <table:table-cell office:value-type="string" calcext:value-type="string">
            <text:p>chitin synthase 1 [Melanotaenia boesemani]</text:p>
          </table:table-cell>
        </table:table-row>
        <table:table-row table:style-name="ro1">
          <table:table-cell office:value-type="string" calcext:value-type="string">
            <text:p>XP_016770740.1</text:p>
          </table:table-cell>
          <table:table-cell office:value-type="string" calcext:value-type="string">
            <text:p>Chitin_synth_2</text:p>
          </table:table-cell>
          <table:table-cell office:value-type="float" office:value="3.5E-023" calcext:value-type="float">
            <text:p>3.5E-23</text:p>
          </table:table-cell>
          <table:table-cell office:value-type="float" office:value="9.6E-027" calcext:value-type="float">
            <text:p>9.6E-27</text:p>
          </table:table-cell>
          <table:table-cell office:value-type="float" office:value="6E-023" calcext:value-type="float">
            <text:p>6E-23</text:p>
          </table:table-cell>
          <table:table-cell office:value-type="string" calcext:value-type="string">
            <text:p>chitin synthase chs-2 isoform X5 [Apis mellifera]</text:p>
          </table:table-cell>
        </table:table-row>
        <table:table-row table:style-name="ro1">
          <table:table-cell office:value-type="string" calcext:value-type="string">
            <text:p>XP_026798939.2</text:p>
          </table:table-cell>
          <table:table-cell office:value-type="string" calcext:value-type="string">
            <text:p>Chitin_synth_2</text:p>
          </table:table-cell>
          <table:table-cell office:value-type="float" office:value="3.6E-023" calcext:value-type="float">
            <text:p>3.6E-23</text:p>
          </table:table-cell>
          <table:table-cell office:value-type="float" office:value="1.2E-021" calcext:value-type="float">
            <text:p>1.2E-21</text:p>
          </table:table-cell>
          <table:table-cell office:value-type="float" office:value="7.7E-018" calcext:value-type="float">
            <text:p>7.7E-18</text:p>
          </table:table-cell>
          <table:table-cell office:value-type="string" calcext:value-type="string">
            <text:p>chitin synthase 1 [Pangasianodon hypophthalmus]</text:p>
          </table:table-cell>
        </table:table-row>
        <table:table-row table:style-name="ro1">
          <table:table-cell office:value-type="string" calcext:value-type="string">
            <text:p>XP_014035675.1</text:p>
          </table:table-cell>
          <table:table-cell office:value-type="string" calcext:value-type="string">
            <text:p>Chitin_synth_2</text:p>
          </table:table-cell>
          <table:table-cell office:value-type="float" office:value="4.3E-023" calcext:value-type="float">
            <text:p>4.3E-23</text:p>
          </table:table-cell>
          <table:table-cell office:value-type="float" office:value="4E-022" calcext:value-type="float">
            <text:p>4E-22</text:p>
          </table:table-cell>
          <table:table-cell office:value-type="float" office:value="2.6E-018" calcext:value-type="float">
            <text:p>2.6E-18</text:p>
          </table:table-cell>
          <table:table-cell office:value-type="string" calcext:value-type="string">
            <text:p>PREDICTED: uncharacterized protein LOC106589822 isoform X2 [Salmo salar]</text:p>
          </table:table-cell>
        </table:table-row>
        <table:table-row table:style-name="ro1">
          <table:table-cell office:value-type="string" calcext:value-type="string">
            <text:p>XP_014035674.1</text:p>
          </table:table-cell>
          <table:table-cell office:value-type="string" calcext:value-type="string">
            <text:p>Chitin_synth_2</text:p>
          </table:table-cell>
          <table:table-cell office:value-type="float" office:value="4.3E-023" calcext:value-type="float">
            <text:p>4.3E-23</text:p>
          </table:table-cell>
          <table:table-cell office:value-type="float" office:value="4E-022" calcext:value-type="float">
            <text:p>4E-22</text:p>
          </table:table-cell>
          <table:table-cell office:value-type="float" office:value="2.6E-018" calcext:value-type="float">
            <text:p>2.6E-18</text:p>
          </table:table-cell>
          <table:table-cell office:value-type="string" calcext:value-type="string">
            <text:p>PREDICTED: uncharacterized protein LOC106589822 isoform X1 [Salmo salar]</text:p>
          </table:table-cell>
        </table:table-row>
        <table:table-row table:style-name="ro1">
          <table:table-cell office:value-type="string" calcext:value-type="string">
            <text:p>XP_014042462.1</text:p>
          </table:table-cell>
          <table:table-cell office:value-type="string" calcext:value-type="string">
            <text:p>Chitin_synth_2</text:p>
          </table:table-cell>
          <table:table-cell office:value-type="float" office:value="5.2E-023" calcext:value-type="float">
            <text:p>5.2E-23</text:p>
          </table:table-cell>
          <table:table-cell office:value-type="float" office:value="3.6E-023" calcext:value-type="float">
            <text:p>3.6E-23</text:p>
          </table:table-cell>
          <table:table-cell office:value-type="float" office:value="2.3E-019" calcext:value-type="float">
            <text:p>2.3E-19</text:p>
          </table:table-cell>
          <table:table-cell office:value-type="string" calcext:value-type="string">
            <text:p>PREDICTED: chitin synthase 8-like [Salmo salar]</text:p>
          </table:table-cell>
        </table:table-row>
        <table:table-row table:style-name="ro1">
          <table:table-cell office:value-type="string" calcext:value-type="string">
            <text:p>XP_010887243.2</text:p>
          </table:table-cell>
          <table:table-cell office:value-type="string" calcext:value-type="string">
            <text:p>Chitin_synth_2</text:p>
          </table:table-cell>
          <table:table-cell office:value-type="float" office:value="5.4E-023" calcext:value-type="float">
            <text:p>5.4E-23</text:p>
          </table:table-cell>
          <table:table-cell office:value-type="float" office:value="2.9E-022" calcext:value-type="float">
            <text:p>2.9E-22</text:p>
          </table:table-cell>
          <table:table-cell office:value-type="float" office:value="1.8E-018" calcext:value-type="float">
            <text:p>1.8E-18</text:p>
          </table:table-cell>
          <table:table-cell office:value-type="string" calcext:value-type="string">
            <text:p>chitin synthase 1 [Esox lucius]</text:p>
          </table:table-cell>
        </table:table-row>
        <table:table-row table:style-name="ro1">
          <table:table-cell office:value-type="string" calcext:value-type="string">
            <text:p>XP_043992616.1</text:p>
          </table:table-cell>
          <table:table-cell office:value-type="string" calcext:value-type="string">
            <text:p>Chitin_synth_2</text:p>
          </table:table-cell>
          <table:table-cell office:value-type="float" office:value="5.6E-023" calcext:value-type="float">
            <text:p>5.6E-23</text:p>
          </table:table-cell>
          <table:table-cell office:value-type="float" office:value="1.9E-021" calcext:value-type="float">
            <text:p>1.9E-21</text:p>
          </table:table-cell>
          <table:table-cell office:value-type="float" office:value="1.2E-017" calcext:value-type="float">
            <text:p>1.2E-17</text:p>
          </table:table-cell>
          <table:table-cell office:value-type="string" calcext:value-type="string">
            <text:p>chitin synthase 1 [Gambusia affinis]</text:p>
          </table:table-cell>
        </table:table-row>
        <table:table-row table:style-name="ro1">
          <table:table-cell office:value-type="string" calcext:value-type="string">
            <text:p>XP_040026061.1</text:p>
          </table:table-cell>
          <table:table-cell office:value-type="string" calcext:value-type="string">
            <text:p>Chitin_synth_2</text:p>
          </table:table-cell>
          <table:table-cell office:value-type="float" office:value="6.1E-023" calcext:value-type="float">
            <text:p>6.1E-23</text:p>
          </table:table-cell>
          <table:table-cell office:value-type="float" office:value="1.3E-021" calcext:value-type="float">
            <text:p>1.3E-21</text:p>
          </table:table-cell>
          <table:table-cell office:value-type="float" office:value="7.9E-018" calcext:value-type="float">
            <text:p>7.9E-18</text:p>
          </table:table-cell>
          <table:table-cell office:value-type="string" calcext:value-type="string">
            <text:p>LOW QUALITY PROTEIN: chitin synthase chs-1-like [Gasterosteus aculeatus aculeatus]</text:p>
          </table:table-cell>
        </table:table-row>
        <table:table-row table:style-name="ro1">
          <table:table-cell office:value-type="string" calcext:value-type="string">
            <text:p>XP_023849443.1</text:p>
          </table:table-cell>
          <table:table-cell office:value-type="string" calcext:value-type="string">
            <text:p>Chitin_synth_2</text:p>
          </table:table-cell>
          <table:table-cell office:value-type="float" office:value="6.3E-023" calcext:value-type="float">
            <text:p>6.3E-23</text:p>
          </table:table-cell>
          <table:table-cell office:value-type="float" office:value="5.1E-022" calcext:value-type="float">
            <text:p>5.1E-22</text:p>
          </table:table-cell>
          <table:table-cell office:value-type="float" office:value="3.2E-018" calcext:value-type="float">
            <text:p>3.2E-18</text:p>
          </table:table-cell>
          <table:table-cell office:value-type="string" calcext:value-type="string">
            <text:p>uncharacterized protein LOC111968120 isoform X2 [Salvelinus alpinus]</text:p>
          </table:table-cell>
        </table:table-row>
        <table:table-row table:style-name="ro1">
          <table:table-cell office:value-type="string" calcext:value-type="string">
            <text:p>XP_023849442.1</text:p>
          </table:table-cell>
          <table:table-cell office:value-type="string" calcext:value-type="string">
            <text:p>Chitin_synth_2</text:p>
          </table:table-cell>
          <table:table-cell office:value-type="float" office:value="6.4E-023" calcext:value-type="float">
            <text:p>6.4E-23</text:p>
          </table:table-cell>
          <table:table-cell office:value-type="float" office:value="5.1E-022" calcext:value-type="float">
            <text:p>5.1E-22</text:p>
          </table:table-cell>
          <table:table-cell office:value-type="float" office:value="3.2E-018" calcext:value-type="float">
            <text:p>3.2E-18</text:p>
          </table:table-cell>
          <table:table-cell office:value-type="string" calcext:value-type="string">
            <text:p>uncharacterized protein LOC111968120 isoform X1 [Salvelinus alpinus]</text:p>
          </table:table-cell>
        </table:table-row>
        <table:table-row table:style-name="ro1">
          <table:table-cell office:value-type="string" calcext:value-type="string">
            <text:p>XP_038830536.1</text:p>
          </table:table-cell>
          <table:table-cell office:value-type="string" calcext:value-type="string">
            <text:p>Chitin_synth_2</text:p>
          </table:table-cell>
          <table:table-cell office:value-type="float" office:value="8.1E-023" calcext:value-type="float">
            <text:p>8.1E-23</text:p>
          </table:table-cell>
          <table:table-cell office:value-type="float" office:value="6.6E-022" calcext:value-type="float">
            <text:p>6.6E-22</text:p>
          </table:table-cell>
          <table:table-cell office:value-type="float" office:value="4.2E-018" calcext:value-type="float">
            <text:p>4.2E-18</text:p>
          </table:table-cell>
          <table:table-cell office:value-type="string" calcext:value-type="string">
            <text:p>chitin synthase chs-2-like [Salvelinus namaycush]</text:p>
          </table:table-cell>
        </table:table-row>
        <table:table-row table:style-name="ro1">
          <table:table-cell office:value-type="string" calcext:value-type="string">
            <text:p>XP_013983103.1</text:p>
          </table:table-cell>
          <table:table-cell office:value-type="string" calcext:value-type="string">
            <text:p>Chitin_synth_2</text:p>
          </table:table-cell>
          <table:table-cell office:value-type="float" office:value="8.4E-023" calcext:value-type="float">
            <text:p>8.4E-23</text:p>
          </table:table-cell>
          <table:table-cell office:value-type="float" office:value="4.4E-023" calcext:value-type="float">
            <text:p>4.4E-23</text:p>
          </table:table-cell>
          <table:table-cell office:value-type="float" office:value="2.8E-019" calcext:value-type="float">
            <text:p>2.8E-19</text:p>
          </table:table-cell>
          <table:table-cell office:value-type="string" calcext:value-type="string">
            <text:p>PREDICTED: chitin synthase 2-like [Salmo salar]</text:p>
          </table:table-cell>
        </table:table-row>
        <table:table-row table:style-name="ro1">
          <table:table-cell office:value-type="string" calcext:value-type="string">
            <text:p>XP_017274207.1</text:p>
          </table:table-cell>
          <table:table-cell office:value-type="string" calcext:value-type="string">
            <text:p>Chitin_synth_2</text:p>
          </table:table-cell>
          <table:table-cell office:value-type="float" office:value="8.5E-023" calcext:value-type="float">
            <text:p>8.5E-23</text:p>
          </table:table-cell>
          <table:table-cell office:value-type="float" office:value="5.1E-022" calcext:value-type="float">
            <text:p>5.1E-22</text:p>
          </table:table-cell>
          <table:table-cell office:value-type="float" office:value="3.2E-018" calcext:value-type="float">
            <text:p>3.2E-18</text:p>
          </table:table-cell>
          <table:table-cell office:value-type="string" calcext:value-type="string">
            <text:p>chitin synthase 1 [Kryptolebias marmoratus]</text:p>
          </table:table-cell>
        </table:table-row>
        <table:table-row table:style-name="ro1">
          <table:table-cell office:value-type="string" calcext:value-type="string">
            <text:p>XP_039984615.1</text:p>
          </table:table-cell>
          <table:table-cell office:value-type="string" calcext:value-type="string">
            <text:p>Chitin_synth_2</text:p>
          </table:table-cell>
          <table:table-cell office:value-type="float" office:value="8.6E-023" calcext:value-type="float">
            <text:p>8.6E-23</text:p>
          </table:table-cell>
          <table:table-cell office:value-type="float" office:value="9.9E-022" calcext:value-type="float">
            <text:p>9.9E-22</text:p>
          </table:table-cell>
          <table:table-cell office:value-type="float" office:value="6.3E-018" calcext:value-type="float">
            <text:p>6.3E-18</text:p>
          </table:table-cell>
          <table:table-cell office:value-type="string" calcext:value-type="string">
            <text:p>chitin synthase 1 [Xiphias gladius]</text:p>
          </table:table-cell>
        </table:table-row>
        <table:table-row table:style-name="ro1">
          <table:table-cell office:value-type="string" calcext:value-type="string">
            <text:p>XP_033839656.1</text:p>
          </table:table-cell>
          <table:table-cell office:value-type="string" calcext:value-type="string">
            <text:p>Chitin_synth_2</text:p>
          </table:table-cell>
          <table:table-cell office:value-type="float" office:value="9.6E-023" calcext:value-type="float">
            <text:p>9.6E-23</text:p>
          </table:table-cell>
          <table:table-cell office:value-type="float" office:value="7.2E-022" calcext:value-type="float">
            <text:p>7.2E-22</text:p>
          </table:table-cell>
          <table:table-cell office:value-type="float" office:value="4.5E-018" calcext:value-type="float">
            <text:p>4.5E-18</text:p>
          </table:table-cell>
          <table:table-cell office:value-type="string" calcext:value-type="string">
            <text:p>chitin synthase 1 isoform X1 [Periophthalmus magnuspinnatus]</text:p>
          </table:table-cell>
        </table:table-row>
        <table:table-row table:style-name="ro1">
          <table:table-cell office:value-type="string" calcext:value-type="string">
            <text:p>XP_033839663.1</text:p>
          </table:table-cell>
          <table:table-cell office:value-type="string" calcext:value-type="string">
            <text:p>Chitin_synth_2</text:p>
          </table:table-cell>
          <table:table-cell office:value-type="float" office:value="9.6E-023" calcext:value-type="float">
            <text:p>9.6E-23</text:p>
          </table:table-cell>
          <table:table-cell office:value-type="float" office:value="7.2E-022" calcext:value-type="float">
            <text:p>7.2E-22</text:p>
          </table:table-cell>
          <table:table-cell office:value-type="float" office:value="4.5E-018" calcext:value-type="float">
            <text:p>4.5E-18</text:p>
          </table:table-cell>
          <table:table-cell office:value-type="string" calcext:value-type="string">
            <text:p>chitin synthase 1 isoform X2 [Periophthalmus magnuspinnatus]</text:p>
          </table:table-cell>
        </table:table-row>
        <table:table-row table:style-name="ro1">
          <table:table-cell office:value-type="string" calcext:value-type="string">
            <text:p>XP_024244107.1</text:p>
          </table:table-cell>
          <table:table-cell office:value-type="string" calcext:value-type="string">
            <text:p>Chitin_synth_2</text:p>
          </table:table-cell>
          <table:table-cell office:value-type="float" office:value="1.2E-022" calcext:value-type="float">
            <text:p>1.2E-22</text:p>
          </table:table-cell>
          <table:table-cell office:value-type="float" office:value="7.1E-022" calcext:value-type="float">
            <text:p>7.1E-22</text:p>
          </table:table-cell>
          <table:table-cell office:value-type="float" office:value="4.5E-018" calcext:value-type="float">
            <text:p>4.5E-18</text:p>
          </table:table-cell>
          <table:table-cell office:value-type="string" calcext:value-type="string">
            <text:p>chitin synthase chs-2 isoform X2 [Oncorhynchus tshawytscha]</text:p>
          </table:table-cell>
        </table:table-row>
        <table:table-row table:style-name="ro1">
          <table:table-cell office:value-type="string" calcext:value-type="string">
            <text:p>XP_024244106.1</text:p>
          </table:table-cell>
          <table:table-cell office:value-type="string" calcext:value-type="string">
            <text:p>Chitin_synth_2</text:p>
          </table:table-cell>
          <table:table-cell office:value-type="float" office:value="1.2E-022" calcext:value-type="float">
            <text:p>1.2E-22</text:p>
          </table:table-cell>
          <table:table-cell office:value-type="float" office:value="7.1E-022" calcext:value-type="float">
            <text:p>7.1E-22</text:p>
          </table:table-cell>
          <table:table-cell office:value-type="float" office:value="4.5E-018" calcext:value-type="float">
            <text:p>4.5E-18</text:p>
          </table:table-cell>
          <table:table-cell office:value-type="string" calcext:value-type="string">
            <text:p>chitin synthase chs-2 isoform X1 [Oncorhynchus tshawytscha]</text:p>
          </table:table-cell>
        </table:table-row>
        <table:table-row table:style-name="ro1">
          <table:table-cell office:value-type="string" calcext:value-type="string">
            <text:p>XP_020336474.1</text:p>
          </table:table-cell>
          <table:table-cell office:value-type="string" calcext:value-type="string">
            <text:p>Chitin_synth_2</text:p>
          </table:table-cell>
          <table:table-cell office:value-type="float" office:value="1.2E-022" calcext:value-type="float">
            <text:p>1.2E-22</text:p>
          </table:table-cell>
          <table:table-cell office:value-type="float" office:value="7.1E-022" calcext:value-type="float">
            <text:p>7.1E-22</text:p>
          </table:table-cell>
          <table:table-cell office:value-type="float" office:value="4.5E-018" calcext:value-type="float">
            <text:p>4.5E-18</text:p>
          </table:table-cell>
          <table:table-cell office:value-type="string" calcext:value-type="string">
            <text:p>chitin synthase chs-2 [Oncorhynchus kisutch]</text:p>
          </table:table-cell>
        </table:table-row>
        <table:table-row table:style-name="ro1">
          <table:table-cell office:value-type="string" calcext:value-type="string">
            <text:p>XP_030597372.1</text:p>
          </table:table-cell>
          <table:table-cell office:value-type="string" calcext:value-type="string">
            <text:p>Chitin_synth_2</text:p>
          </table:table-cell>
          <table:table-cell office:value-type="float" office:value="1.3E-022" calcext:value-type="float">
            <text:p>1.3E-22</text:p>
          </table:table-cell>
          <table:table-cell office:value-type="float" office:value="2E-026" calcext:value-type="float">
            <text:p>2E-26</text:p>
          </table:table-cell>
          <table:table-cell office:value-type="float" office:value="1.3E-022" calcext:value-type="float">
            <text:p>1.3E-22</text:p>
          </table:table-cell>
          <table:table-cell office:value-type="string" calcext:value-type="string">
            <text:p>LOW QUALITY PROTEIN: chitin synthase chs-1-like [Archocentrus centrarchus]</text:p>
          </table:table-cell>
        </table:table-row>
        <table:table-row table:style-name="ro1">
          <table:table-cell office:value-type="string" calcext:value-type="string">
            <text:p>XP_040894744.1</text:p>
          </table:table-cell>
          <table:table-cell office:value-type="string" calcext:value-type="string">
            <text:p>Chitin_synth_2</text:p>
          </table:table-cell>
          <table:table-cell office:value-type="float" office:value="1.3E-022" calcext:value-type="float">
            <text:p>1.3E-22</text:p>
          </table:table-cell>
          <table:table-cell office:value-type="float" office:value="1.2E-021" calcext:value-type="float">
            <text:p>1.2E-21</text:p>
          </table:table-cell>
          <table:table-cell office:value-type="float" office:value="7.4E-018" calcext:value-type="float">
            <text:p>7.4E-18</text:p>
          </table:table-cell>
          <table:table-cell office:value-type="string" calcext:value-type="string">
            <text:p>chitin synthase 1 [Toxotes jaculatrix]</text:p>
          </table:table-cell>
        </table:table-row>
        <table:table-row table:style-name="ro1">
          <table:table-cell office:value-type="string" calcext:value-type="string">
            <text:p>XP_029496070.1</text:p>
          </table:table-cell>
          <table:table-cell office:value-type="string" calcext:value-type="string">
            <text:p>Chitin_synth_2</text:p>
          </table:table-cell>
          <table:table-cell office:value-type="float" office:value="1.3E-022" calcext:value-type="float">
            <text:p>1.3E-22</text:p>
          </table:table-cell>
          <table:table-cell office:value-type="float" office:value="5.1E-022" calcext:value-type="float">
            <text:p>5.1E-22</text:p>
          </table:table-cell>
          <table:table-cell office:value-type="float" office:value="3.2E-018" calcext:value-type="float">
            <text:p>3.2E-18</text:p>
          </table:table-cell>
          <table:table-cell office:value-type="string" calcext:value-type="string">
            <text:p>chitin synthase chs-2-like isoform X2 [Oncorhynchus nerka]</text:p>
          </table:table-cell>
        </table:table-row>
        <table:table-row table:style-name="ro1">
          <table:table-cell office:value-type="string" calcext:value-type="string">
            <text:p>XP_029496069.1</text:p>
          </table:table-cell>
          <table:table-cell office:value-type="string" calcext:value-type="string">
            <text:p>Chitin_synth_2</text:p>
          </table:table-cell>
          <table:table-cell office:value-type="float" office:value="1.3E-022" calcext:value-type="float">
            <text:p>1.3E-22</text:p>
          </table:table-cell>
          <table:table-cell office:value-type="float" office:value="5.1E-022" calcext:value-type="float">
            <text:p>5.1E-22</text:p>
          </table:table-cell>
          <table:table-cell office:value-type="float" office:value="3.2E-018" calcext:value-type="float">
            <text:p>3.2E-18</text:p>
          </table:table-cell>
          <table:table-cell office:value-type="string" calcext:value-type="string">
            <text:p>chitin synthase chs-2-like isoform X1 [Oncorhynchus nerka]</text:p>
          </table:table-cell>
        </table:table-row>
        <table:table-row table:style-name="ro1">
          <table:table-cell office:value-type="string" calcext:value-type="string">
            <text:p>XP_009305300.1</text:p>
          </table:table-cell>
          <table:table-cell office:value-type="string" calcext:value-type="string">
            <text:p>Chitin_synth_2</text:p>
          </table:table-cell>
          <table:table-cell office:value-type="float" office:value="1.3E-022" calcext:value-type="float">
            <text:p>1.3E-22</text:p>
          </table:table-cell>
          <table:table-cell office:value-type="float" office:value="2.9E-022" calcext:value-type="float">
            <text:p>2.9E-22</text:p>
          </table:table-cell>
          <table:table-cell office:value-type="float" office:value="1.8E-018" calcext:value-type="float">
            <text:p>1.8E-18</text:p>
          </table:table-cell>
          <table:table-cell office:value-type="string" calcext:value-type="string">
            <text:p>uncharacterized protein LOC322468 isoform X1 [Danio rerio]</text:p>
          </table:table-cell>
        </table:table-row>
        <table:table-row table:style-name="ro1">
          <table:table-cell office:value-type="string" calcext:value-type="string">
            <text:p>NP_001303255.1</text:p>
          </table:table-cell>
          <table:table-cell office:value-type="string" calcext:value-type="string">
            <text:p>Chitin_synth_2</text:p>
          </table:table-cell>
          <table:table-cell office:value-type="float" office:value="1.3E-022" calcext:value-type="float">
            <text:p>1.3E-22</text:p>
          </table:table-cell>
          <table:table-cell office:value-type="float" office:value="2.9E-022" calcext:value-type="float">
            <text:p>2.9E-22</text:p>
          </table:table-cell>
          <table:table-cell office:value-type="float" office:value="1.8E-018" calcext:value-type="float">
            <text:p>1.8E-18</text:p>
          </table:table-cell>
          <table:table-cell office:value-type="string" calcext:value-type="string">
            <text:p>uncharacterized protein LOC322468 [Danio rerio]</text:p>
          </table:table-cell>
        </table:table-row>
        <table:table-row table:style-name="ro1">
          <table:table-cell office:value-type="string" calcext:value-type="string">
            <text:p>XP_035656851.1</text:p>
          </table:table-cell>
          <table:table-cell office:value-type="string" calcext:value-type="string">
            <text:p>Chitin_synth_2</text:p>
          </table:table-cell>
          <table:table-cell office:value-type="float" office:value="1.4E-022" calcext:value-type="float">
            <text:p>1.4E-22</text:p>
          </table:table-cell>
          <table:table-cell office:value-type="float" office:value="9.9E-022" calcext:value-type="float">
            <text:p>9.9E-22</text:p>
          </table:table-cell>
          <table:table-cell office:value-type="float" office:value="6.2E-018" calcext:value-type="float">
            <text:p>6.2E-18</text:p>
          </table:table-cell>
          <table:table-cell office:value-type="string" calcext:value-type="string">
            <text:p>chitin synthase chs-2-like isoform X2 [Oncorhynchus keta]</text:p>
          </table:table-cell>
        </table:table-row>
        <table:table-row table:style-name="ro1">
          <table:table-cell office:value-type="string" calcext:value-type="string">
            <text:p>XP_035656850.1</text:p>
          </table:table-cell>
          <table:table-cell office:value-type="string" calcext:value-type="string">
            <text:p>Chitin_synth_2</text:p>
          </table:table-cell>
          <table:table-cell office:value-type="float" office:value="1.4E-022" calcext:value-type="float">
            <text:p>1.4E-22</text:p>
          </table:table-cell>
          <table:table-cell office:value-type="float" office:value="9.9E-022" calcext:value-type="float">
            <text:p>9.9E-22</text:p>
          </table:table-cell>
          <table:table-cell office:value-type="float" office:value="6.3E-018" calcext:value-type="float">
            <text:p>6.3E-18</text:p>
          </table:table-cell>
          <table:table-cell office:value-type="string" calcext:value-type="string">
            <text:p>chitin synthase chs-2-like isoform X1 [Oncorhynchus keta]</text:p>
          </table:table-cell>
        </table:table-row>
        <table:table-row table:style-name="ro1">
          <table:table-cell office:value-type="string" calcext:value-type="string">
            <text:p>XP_026086049.1</text:p>
          </table:table-cell>
          <table:table-cell office:value-type="string" calcext:value-type="string">
            <text:p>Chitin_synth_2</text:p>
          </table:table-cell>
          <table:table-cell office:value-type="float" office:value="1.6E-022" calcext:value-type="float">
            <text:p>1.6E-22</text:p>
          </table:table-cell>
          <table:table-cell office:value-type="float" office:value="2.1E-024" calcext:value-type="float">
            <text:p>2.1E-24</text:p>
          </table:table-cell>
          <table:table-cell office:value-type="float" office:value="1.3E-020" calcext:value-type="float">
            <text:p>1.3E-20</text:p>
          </table:table-cell>
          <table:table-cell office:value-type="string" calcext:value-type="string">
            <text:p>chitin synthase chs-1-like [Carassius auratus]</text:p>
          </table:table-cell>
        </table:table-row>
        <table:table-row table:style-name="ro1">
          <table:table-cell office:value-type="string" calcext:value-type="string">
            <text:p>XP_035660388.1</text:p>
          </table:table-cell>
          <table:table-cell office:value-type="string" calcext:value-type="string">
            <text:p>Chitin_synth_2</text:p>
          </table:table-cell>
          <table:table-cell office:value-type="float" office:value="1.8E-022" calcext:value-type="float">
            <text:p>1.8E-22</text:p>
          </table:table-cell>
          <table:table-cell office:value-type="float" office:value="2.8E-026" calcext:value-type="float">
            <text:p>2.8E-26</text:p>
          </table:table-cell>
          <table:table-cell office:value-type="float" office:value="1.8E-022" calcext:value-type="float">
            <text:p>1.8E-22</text:p>
          </table:table-cell>
          <table:table-cell office:value-type="string" calcext:value-type="string">
            <text:p>uncharacterized protein LOC118405094 [Branchiostoma floridae]</text:p>
          </table:table-cell>
        </table:table-row>
        <table:table-row table:style-name="ro1">
          <table:table-cell office:value-type="string" calcext:value-type="string">
            <text:p>XP_021436644.1</text:p>
          </table:table-cell>
          <table:table-cell office:value-type="string" calcext:value-type="string">
            <text:p>Chitin_synth_2</text:p>
          </table:table-cell>
          <table:table-cell office:value-type="float" office:value="1.8E-022" calcext:value-type="float">
            <text:p>1.8E-22</text:p>
          </table:table-cell>
          <table:table-cell office:value-type="float" office:value="5.4E-022" calcext:value-type="float">
            <text:p>5.4E-22</text:p>
          </table:table-cell>
          <table:table-cell office:value-type="float" office:value="3.4E-018" calcext:value-type="float">
            <text:p>3.4E-18</text:p>
          </table:table-cell>
          <table:table-cell office:value-type="string" calcext:value-type="string">
            <text:p>chitin synthase chs-2 isoform X2 [Oncorhynchus mykiss]</text:p>
          </table:table-cell>
        </table:table-row>
        <table:table-row table:style-name="ro1">
          <table:table-cell office:value-type="string" calcext:value-type="string">
            <text:p>XP_021436643.1</text:p>
          </table:table-cell>
          <table:table-cell office:value-type="string" calcext:value-type="string">
            <text:p>Chitin_synth_2</text:p>
          </table:table-cell>
          <table:table-cell office:value-type="float" office:value="1.8E-022" calcext:value-type="float">
            <text:p>1.8E-22</text:p>
          </table:table-cell>
          <table:table-cell office:value-type="float" office:value="5.4E-022" calcext:value-type="float">
            <text:p>5.4E-22</text:p>
          </table:table-cell>
          <table:table-cell office:value-type="float" office:value="3.4E-018" calcext:value-type="float">
            <text:p>3.4E-18</text:p>
          </table:table-cell>
          <table:table-cell office:value-type="string" calcext:value-type="string">
            <text:p>chitin synthase chs-2 isoform X1 [Oncorhynchus mykiss]</text:p>
          </table:table-cell>
        </table:table-row>
        <table:table-row table:style-name="ro1">
          <table:table-cell office:value-type="string" calcext:value-type="string">
            <text:p>XP_037301744.1</text:p>
          </table:table-cell>
          <table:table-cell office:value-type="string" calcext:value-type="string">
            <text:p>Chitin_synth_2</text:p>
          </table:table-cell>
          <table:table-cell office:value-type="float" office:value="1.9E-022" calcext:value-type="float">
            <text:p>1.9E-22</text:p>
          </table:table-cell>
          <table:table-cell office:value-type="float" office:value="6.2E-026" calcext:value-type="float">
            <text:p>6.2E-26</text:p>
          </table:table-cell>
          <table:table-cell office:value-type="float" office:value="3.9E-022" calcext:value-type="float">
            <text:p>3.9E-22</text:p>
          </table:table-cell>
          <table:table-cell office:value-type="string" calcext:value-type="string">
            <text:p>LOW QUALITY PROTEIN: chitin synthase chs-2-like <text:s/>partial [Manduca sexta]</text:p>
          </table:table-cell>
        </table:table-row>
        <table:table-row table:style-name="ro1">
          <table:table-cell office:value-type="string" calcext:value-type="string">
            <text:p>XP_044051750.1</text:p>
          </table:table-cell>
          <table:table-cell office:value-type="string" calcext:value-type="string">
            <text:p>Chitin_synth_2</text:p>
          </table:table-cell>
          <table:table-cell office:value-type="float" office:value="2E-022" calcext:value-type="float">
            <text:p>2E-22</text:p>
          </table:table-cell>
          <table:table-cell office:value-type="float" office:value="4E-022" calcext:value-type="float">
            <text:p>4E-22</text:p>
          </table:table-cell>
          <table:table-cell office:value-type="float" office:value="2.6E-018" calcext:value-type="float">
            <text:p>2.6E-18</text:p>
          </table:table-cell>
          <table:table-cell office:value-type="string" calcext:value-type="string">
            <text:p>chitin synthase 1 [Siniperca chuatsi]</text:p>
          </table:table-cell>
        </table:table-row>
        <table:table-row table:style-name="ro1">
          <table:table-cell office:value-type="string" calcext:value-type="string">
            <text:p>XP_018604827.1</text:p>
          </table:table-cell>
          <table:table-cell office:value-type="string" calcext:value-type="string">
            <text:p>Chitin_synth_2</text:p>
          </table:table-cell>
          <table:table-cell office:value-type="float" office:value="2E-022" calcext:value-type="float">
            <text:p>2E-22</text:p>
          </table:table-cell>
          <table:table-cell office:value-type="float" office:value="1.2E-022" calcext:value-type="float">
            <text:p>1.2E-22</text:p>
          </table:table-cell>
          <table:table-cell office:value-type="float" office:value="7.3E-019" calcext:value-type="float">
            <text:p>7.3E-19</text:p>
          </table:table-cell>
          <table:table-cell office:value-type="string" calcext:value-type="string">
            <text:p>chitin synthase chs-2-like [Scleropages formosus]</text:p>
          </table:table-cell>
        </table:table-row>
        <table:table-row table:style-name="ro1">
          <table:table-cell office:value-type="string" calcext:value-type="string">
            <text:p>XP_023187927.1</text:p>
          </table:table-cell>
          <table:table-cell office:value-type="string" calcext:value-type="string">
            <text:p>Chitin_synth_2</text:p>
          </table:table-cell>
          <table:table-cell office:value-type="float" office:value="2.3E-022" calcext:value-type="float">
            <text:p>2.3E-22</text:p>
          </table:table-cell>
          <table:table-cell office:value-type="float" office:value="1.7E-021" calcext:value-type="float">
            <text:p>1.7E-21</text:p>
          </table:table-cell>
          <table:table-cell office:value-type="float" office:value="1.1E-017" calcext:value-type="float">
            <text:p>1.1E-17</text:p>
          </table:table-cell>
          <table:table-cell office:value-type="string" calcext:value-type="string">
            <text:p>uncharacterized protein LOC102216714 [Xiphophorus maculatus]</text:p>
          </table:table-cell>
        </table:table-row>
        <table:table-row table:style-name="ro1">
          <table:table-cell office:value-type="string" calcext:value-type="string">
            <text:p>XP_031435173.2</text:p>
          </table:table-cell>
          <table:table-cell office:value-type="string" calcext:value-type="string">
            <text:p>Chitin_synth_2</text:p>
          </table:table-cell>
          <table:table-cell office:value-type="float" office:value="2.3E-022" calcext:value-type="float">
            <text:p>2.3E-22</text:p>
          </table:table-cell>
          <table:table-cell office:value-type="float" office:value="1.1E-022" calcext:value-type="float">
            <text:p>1.1E-22</text:p>
          </table:table-cell>
          <table:table-cell office:value-type="float" office:value="6.9E-019" calcext:value-type="float">
            <text:p>6.9E-19</text:p>
          </table:table-cell>
          <table:table-cell office:value-type="string" calcext:value-type="string">
            <text:p>LOW QUALITY PROTEIN: chitin synthase chs-1-like [Clupea harengus]</text:p>
          </table:table-cell>
        </table:table-row>
        <table:table-row table:style-name="ro1">
          <table:table-cell office:value-type="string" calcext:value-type="string">
            <text:p>XP_023863650.1</text:p>
          </table:table-cell>
          <table:table-cell office:value-type="string" calcext:value-type="string">
            <text:p>Chitin_synth_2</text:p>
          </table:table-cell>
          <table:table-cell office:value-type="float" office:value="2.5E-022" calcext:value-type="float">
            <text:p>2.5E-22</text:p>
          </table:table-cell>
          <table:table-cell office:value-type="float" office:value="8.8E-022" calcext:value-type="float">
            <text:p>8.8E-22</text:p>
          </table:table-cell>
          <table:table-cell office:value-type="float" office:value="5.6E-018" calcext:value-type="float">
            <text:p>5.6E-18</text:p>
          </table:table-cell>
          <table:table-cell office:value-type="string" calcext:value-type="string">
            <text:p>uncharacterized protein LOC111978084 [Salvelinus alpinus]</text:p>
          </table:table-cell>
        </table:table-row>
        <table:table-row table:style-name="ro1">
          <table:table-cell office:value-type="string" calcext:value-type="string">
            <text:p>XP_014069157.1</text:p>
          </table:table-cell>
          <table:table-cell office:value-type="string" calcext:value-type="string">
            <text:p>Chitin_synth_2</text:p>
          </table:table-cell>
          <table:table-cell office:value-type="float" office:value="2.6E-022" calcext:value-type="float">
            <text:p>2.6E-22</text:p>
          </table:table-cell>
          <table:table-cell office:value-type="float" office:value="1.1E-021" calcext:value-type="float">
            <text:p>1.1E-21</text:p>
          </table:table-cell>
          <table:table-cell office:value-type="float" office:value="7.1E-018" calcext:value-type="float">
            <text:p>7.1E-18</text:p>
          </table:table-cell>
          <table:table-cell office:value-type="string" calcext:value-type="string">
            <text:p>PREDICTED: uncharacterized protein LOC106612488 isoform X2 [Salmo salar]</text:p>
          </table:table-cell>
        </table:table-row>
        <table:table-row table:style-name="ro1">
          <table:table-cell office:value-type="string" calcext:value-type="string">
            <text:p>XP_014069148.1</text:p>
          </table:table-cell>
          <table:table-cell office:value-type="string" calcext:value-type="string">
            <text:p>Chitin_synth_2</text:p>
          </table:table-cell>
          <table:table-cell office:value-type="float" office:value="2.6E-022" calcext:value-type="float">
            <text:p>2.6E-22</text:p>
          </table:table-cell>
          <table:table-cell office:value-type="float" office:value="1.1E-021" calcext:value-type="float">
            <text:p>1.1E-21</text:p>
          </table:table-cell>
          <table:table-cell office:value-type="float" office:value="7.1E-018" calcext:value-type="float">
            <text:p>7.1E-18</text:p>
          </table:table-cell>
          <table:table-cell office:value-type="string" calcext:value-type="string">
            <text:p>PREDICTED: uncharacterized protein LOC106612488 isoform X1 [Salmo salar]</text:p>
          </table:table-cell>
        </table:table-row>
        <table:table-row table:style-name="ro1">
          <table:table-cell office:value-type="string" calcext:value-type="string">
            <text:p>XP_033487927.1</text:p>
          </table:table-cell>
          <table:table-cell office:value-type="string" calcext:value-type="string">
            <text:p>Chitin_synth_2</text:p>
          </table:table-cell>
          <table:table-cell office:value-type="float" office:value="2.7E-022" calcext:value-type="float">
            <text:p>2.7E-22</text:p>
          </table:table-cell>
          <table:table-cell office:value-type="float" office:value="2.7E-021" calcext:value-type="float">
            <text:p>2.7E-21</text:p>
          </table:table-cell>
          <table:table-cell office:value-type="float" office:value="1.7E-017" calcext:value-type="float">
            <text:p>1.7E-17</text:p>
          </table:table-cell>
          <table:table-cell office:value-type="string" calcext:value-type="string">
            <text:p>chitin synthase 1 [Epinephelus lanceolatus]</text:p>
          </table:table-cell>
        </table:table-row>
        <table:table-row table:style-name="ro1">
          <table:table-cell office:value-type="string" calcext:value-type="string">
            <text:p>XP_041347263.1</text:p>
          </table:table-cell>
          <table:table-cell office:value-type="string" calcext:value-type="string">
            <text:p>Chitin_synth_2</text:p>
          </table:table-cell>
          <table:table-cell office:value-type="float" office:value="2.8E-022" calcext:value-type="float">
            <text:p>2.8E-22</text:p>
          </table:table-cell>
          <table:table-cell office:value-type="float" office:value="4.4E-026" calcext:value-type="float">
            <text:p>4.4E-26</text:p>
          </table:table-cell>
          <table:table-cell office:value-type="float" office:value="2.8E-022" calcext:value-type="float">
            <text:p>2.8E-22</text:p>
          </table:table-cell>
          <table:table-cell office:value-type="string" calcext:value-type="string">
            <text:p>chitin synthase chs-1-like [Gigantopelta aegis]</text:p>
          </table:table-cell>
        </table:table-row>
        <table:table-row table:style-name="ro1">
          <table:table-cell office:value-type="string" calcext:value-type="string">
            <text:p>XP_041744232.1</text:p>
          </table:table-cell>
          <table:table-cell office:value-type="string" calcext:value-type="string">
            <text:p>Chitin_synth_2</text:p>
          </table:table-cell>
          <table:table-cell office:value-type="float" office:value="2.8E-022" calcext:value-type="float">
            <text:p>2.8E-22</text:p>
          </table:table-cell>
          <table:table-cell office:value-type="float" office:value="1.3E-021" calcext:value-type="float">
            <text:p>1.3E-21</text:p>
          </table:table-cell>
          <table:table-cell office:value-type="float" office:value="8.4E-018" calcext:value-type="float">
            <text:p>8.4E-18</text:p>
          </table:table-cell>
          <table:table-cell office:value-type="string" calcext:value-type="string">
            <text:p>chitin synthase chs-2-like isoform X2 [Coregonus clupeaformis]</text:p>
          </table:table-cell>
        </table:table-row>
        <table:table-row table:style-name="ro1">
          <table:table-cell office:value-type="string" calcext:value-type="string">
            <text:p>XP_041744224.1</text:p>
          </table:table-cell>
          <table:table-cell office:value-type="string" calcext:value-type="string">
            <text:p>Chitin_synth_2</text:p>
          </table:table-cell>
          <table:table-cell office:value-type="float" office:value="2.8E-022" calcext:value-type="float">
            <text:p>2.8E-22</text:p>
          </table:table-cell>
          <table:table-cell office:value-type="float" office:value="1.3E-021" calcext:value-type="float">
            <text:p>1.3E-21</text:p>
          </table:table-cell>
          <table:table-cell office:value-type="float" office:value="8.4E-018" calcext:value-type="float">
            <text:p>8.4E-18</text:p>
          </table:table-cell>
          <table:table-cell office:value-type="string" calcext:value-type="string">
            <text:p>chitin synthase chs-2-like isoform X1 [Coregonus clupeaformis]</text:p>
          </table:table-cell>
        </table:table-row>
        <table:table-row table:style-name="ro1">
          <table:table-cell office:value-type="string" calcext:value-type="string">
            <text:p>XP_031691303.1</text:p>
          </table:table-cell>
          <table:table-cell office:value-type="string" calcext:value-type="string">
            <text:p>Chitin_synth_2</text:p>
          </table:table-cell>
          <table:table-cell office:value-type="float" office:value="3.1E-022" calcext:value-type="float">
            <text:p>3.1E-22</text:p>
          </table:table-cell>
          <table:table-cell office:value-type="float" office:value="5.7E-022" calcext:value-type="float">
            <text:p>5.7E-22</text:p>
          </table:table-cell>
          <table:table-cell office:value-type="float" office:value="3.6E-018" calcext:value-type="float">
            <text:p>3.6E-18</text:p>
          </table:table-cell>
          <table:table-cell office:value-type="string" calcext:value-type="string">
            <text:p>chitin synthase chs-2 isoform X2 [Oncorhynchus kisutch]</text:p>
          </table:table-cell>
        </table:table-row>
        <table:table-row table:style-name="ro1">
          <table:table-cell office:value-type="string" calcext:value-type="string">
            <text:p>XP_020349557.1</text:p>
          </table:table-cell>
          <table:table-cell office:value-type="string" calcext:value-type="string">
            <text:p>Chitin_synth_2</text:p>
          </table:table-cell>
          <table:table-cell office:value-type="float" office:value="3.1E-022" calcext:value-type="float">
            <text:p>3.1E-22</text:p>
          </table:table-cell>
          <table:table-cell office:value-type="float" office:value="5.7E-022" calcext:value-type="float">
            <text:p>5.7E-22</text:p>
          </table:table-cell>
          <table:table-cell office:value-type="float" office:value="3.6E-018" calcext:value-type="float">
            <text:p>3.6E-18</text:p>
          </table:table-cell>
          <table:table-cell office:value-type="string" calcext:value-type="string">
            <text:p>chitin synthase chs-2 isoform X1 [Oncorhynchus kisutch]</text:p>
          </table:table-cell>
        </table:table-row>
        <table:table-row table:style-name="ro1">
          <table:table-cell office:value-type="string" calcext:value-type="string">
            <text:p>XP_044203061.1</text:p>
          </table:table-cell>
          <table:table-cell office:value-type="string" calcext:value-type="string">
            <text:p>Chitin_synth_2</text:p>
          </table:table-cell>
          <table:table-cell office:value-type="float" office:value="3.4E-022" calcext:value-type="float">
            <text:p>3.4E-22</text:p>
          </table:table-cell>
          <table:table-cell office:value-type="float" office:value="1.4E-021" calcext:value-type="float">
            <text:p>1.4E-21</text:p>
          </table:table-cell>
          <table:table-cell office:value-type="float" office:value="8.6E-018" calcext:value-type="float">
            <text:p>8.6E-18</text:p>
          </table:table-cell>
          <table:table-cell office:value-type="string" calcext:value-type="string">
            <text:p>chitin synthase 1 [Thunnus albacares]</text:p>
          </table:table-cell>
        </table:table-row>
        <table:table-row table:style-name="ro1">
          <table:table-cell office:value-type="string" calcext:value-type="string">
            <text:p>XP_020721094.1</text:p>
          </table:table-cell>
          <table:table-cell office:value-type="string" calcext:value-type="string">
            <text:p>Chitin_synth_2</text:p>
          </table:table-cell>
          <table:table-cell office:value-type="float" office:value="3.4E-022" calcext:value-type="float">
            <text:p>3.4E-22</text:p>
          </table:table-cell>
          <table:table-cell office:value-type="float" office:value="5.4E-026" calcext:value-type="float">
            <text:p>5.4E-26</text:p>
          </table:table-cell>
          <table:table-cell office:value-type="float" office:value="3.4E-022" calcext:value-type="float">
            <text:p>3.4E-22</text:p>
          </table:table-cell>
          <table:table-cell office:value-type="string" calcext:value-type="string">
            <text:p>uncharacterized protein LOC100651910 [Bombus terrestris]</text:p>
          </table:table-cell>
        </table:table-row>
        <table:table-row table:style-name="ro1">
          <table:table-cell office:value-type="string" calcext:value-type="string">
            <text:p>XP_042266512.1</text:p>
          </table:table-cell>
          <table:table-cell office:value-type="string" calcext:value-type="string">
            <text:p>Chitin_synth_2</text:p>
          </table:table-cell>
          <table:table-cell office:value-type="float" office:value="4.3E-022" calcext:value-type="float">
            <text:p>4.3E-22</text:p>
          </table:table-cell>
          <table:table-cell office:value-type="float" office:value="1.3E-021" calcext:value-type="float">
            <text:p>1.3E-21</text:p>
          </table:table-cell>
          <table:table-cell office:value-type="float" office:value="8.1E-018" calcext:value-type="float">
            <text:p>8.1E-18</text:p>
          </table:table-cell>
          <table:table-cell office:value-type="string" calcext:value-type="string">
            <text:p>chitin synthase 1 [Thunnus maccoyii]</text:p>
          </table:table-cell>
        </table:table-row>
        <table:table-row table:style-name="ro1">
          <table:table-cell office:value-type="string" calcext:value-type="string">
            <text:p>XP_037609379.1</text:p>
          </table:table-cell>
          <table:table-cell office:value-type="string" calcext:value-type="string">
            <text:p>Chitin_synth_2</text:p>
          </table:table-cell>
          <table:table-cell office:value-type="float" office:value="4.7E-022" calcext:value-type="float">
            <text:p>4.7E-22</text:p>
          </table:table-cell>
          <table:table-cell office:value-type="float" office:value="4.9E-022" calcext:value-type="float">
            <text:p>4.9E-22</text:p>
          </table:table-cell>
          <table:table-cell office:value-type="float" office:value="3.1E-018" calcext:value-type="float">
            <text:p>3.1E-18</text:p>
          </table:table-cell>
          <table:table-cell office:value-type="string" calcext:value-type="string">
            <text:p>chitin synthase 1 [Sebastes umbrosus]</text:p>
          </table:table-cell>
        </table:table-row>
        <table:table-row table:style-name="ro1">
          <table:table-cell office:value-type="string" calcext:value-type="string">
            <text:p>XP_043578934.1</text:p>
          </table:table-cell>
          <table:table-cell office:value-type="string" calcext:value-type="string">
            <text:p>Chitin_synth_2</text:p>
          </table:table-cell>
          <table:table-cell office:value-type="float" office:value="4.9E-022" calcext:value-type="float">
            <text:p>4.9E-22</text:p>
          </table:table-cell>
          <table:table-cell office:value-type="float" office:value="7.7E-026" calcext:value-type="float">
            <text:p>7.7E-26</text:p>
          </table:table-cell>
          <table:table-cell office:value-type="float" office:value="4.9E-022" calcext:value-type="float">
            <text:p>4.9E-22</text:p>
          </table:table-cell>
          <table:table-cell office:value-type="string" calcext:value-type="string">
            <text:p>chitin synthase chs-2-like isoform X3 [Bombus pyrosoma]</text:p>
          </table:table-cell>
        </table:table-row>
        <table:table-row table:style-name="ro1">
          <table:table-cell office:value-type="string" calcext:value-type="string">
            <text:p>XP_042343741.1</text:p>
          </table:table-cell>
          <table:table-cell office:value-type="string" calcext:value-type="string">
            <text:p>Chitin_synth_2</text:p>
          </table:table-cell>
          <table:table-cell office:value-type="float" office:value="4.9E-022" calcext:value-type="float">
            <text:p>4.9E-22</text:p>
          </table:table-cell>
          <table:table-cell office:value-type="float" office:value="2.4E-021" calcext:value-type="float">
            <text:p>2.4E-21</text:p>
          </table:table-cell>
          <table:table-cell office:value-type="float" office:value="1.5E-017" calcext:value-type="float">
            <text:p>1.5E-17</text:p>
          </table:table-cell>
          <table:table-cell office:value-type="string" calcext:value-type="string">
            <text:p>chitin synthase 1 [Plectropomus leopardus]</text:p>
          </table:table-cell>
        </table:table-row>
        <table:table-row table:style-name="ro1">
          <table:table-cell office:value-type="string" calcext:value-type="string">
            <text:p>XP_043578928.1</text:p>
          </table:table-cell>
          <table:table-cell office:value-type="string" calcext:value-type="string">
            <text:p>Chitin_synth_2</text:p>
          </table:table-cell>
          <table:table-cell office:value-type="float" office:value="4.9E-022" calcext:value-type="float">
            <text:p>4.9E-22</text:p>
          </table:table-cell>
          <table:table-cell office:value-type="float" office:value="7.8E-026" calcext:value-type="float">
            <text:p>7.8E-26</text:p>
          </table:table-cell>
          <table:table-cell office:value-type="float" office:value="4.9E-022" calcext:value-type="float">
            <text:p>4.9E-22</text:p>
          </table:table-cell>
          <table:table-cell office:value-type="string" calcext:value-type="string">
            <text:p>chitin synthase chs-2-like isoform X2 [Bombus pyrosoma]</text:p>
          </table:table-cell>
        </table:table-row>
        <table:table-row table:style-name="ro1">
          <table:table-cell office:value-type="string" calcext:value-type="string">
            <text:p>XP_011490431.1</text:p>
          </table:table-cell>
          <table:table-cell office:value-type="string" calcext:value-type="string">
            <text:p>Chitin_synth_2</text:p>
          </table:table-cell>
          <table:table-cell office:value-type="float" office:value="5E-022" calcext:value-type="float">
            <text:p>5E-22</text:p>
          </table:table-cell>
          <table:table-cell office:value-type="float" office:value="1.4E-021" calcext:value-type="float">
            <text:p>1.4E-21</text:p>
          </table:table-cell>
          <table:table-cell office:value-type="float" office:value="9.1E-018" calcext:value-type="float">
            <text:p>9.1E-18</text:p>
          </table:table-cell>
          <table:table-cell office:value-type="string" calcext:value-type="string">
            <text:p>uncharacterized protein LOC105357250 [Oryzias latipes]</text:p>
          </table:table-cell>
        </table:table-row>
        <table:table-row table:style-name="ro1">
          <table:table-cell office:value-type="string" calcext:value-type="string">
            <text:p>XP_043578920.1</text:p>
          </table:table-cell>
          <table:table-cell office:value-type="string" calcext:value-type="string">
            <text:p>Chitin_synth_2</text:p>
          </table:table-cell>
          <table:table-cell office:value-type="float" office:value="5.1E-022" calcext:value-type="float">
            <text:p>5.1E-22</text:p>
          </table:table-cell>
          <table:table-cell office:value-type="float" office:value="8E-026" calcext:value-type="float">
            <text:p>8E-26</text:p>
          </table:table-cell>
          <table:table-cell office:value-type="float" office:value="5.1E-022" calcext:value-type="float">
            <text:p>5.1E-22</text:p>
          </table:table-cell>
          <table:table-cell office:value-type="string" calcext:value-type="string">
            <text:p>chitin synthase chs-2-like isoform X1 [Bombus pyrosoma]</text:p>
          </table:table-cell>
        </table:table-row>
        <table:table-row table:style-name="ro1">
          <table:table-cell office:value-type="string" calcext:value-type="string">
            <text:p>XP_022304825.1</text:p>
          </table:table-cell>
          <table:table-cell office:value-type="string" calcext:value-type="string">
            <text:p>Chitin_synth_2</text:p>
          </table:table-cell>
          <table:table-cell office:value-type="float" office:value="5.3E-022" calcext:value-type="float">
            <text:p>5.3E-22</text:p>
          </table:table-cell>
          <table:table-cell office:value-type="float" office:value="2.7E-021" calcext:value-type="float">
            <text:p>2.7E-21</text:p>
          </table:table-cell>
          <table:table-cell office:value-type="float" office:value="1.7E-017" calcext:value-type="float">
            <text:p>1.7E-17</text:p>
          </table:table-cell>
          <table:table-cell office:value-type="string" calcext:value-type="string">
            <text:p>uncharacterized protein LOC111111926 [Crassostrea virginica]</text:p>
          </table:table-cell>
        </table:table-row>
        <table:table-row table:style-name="ro1">
          <table:table-cell office:value-type="string" calcext:value-type="string">
            <text:p>XP_029000539.1</text:p>
          </table:table-cell>
          <table:table-cell office:value-type="string" calcext:value-type="string">
            <text:p>Chitin_synth_2</text:p>
          </table:table-cell>
          <table:table-cell office:value-type="float" office:value="6.2E-022" calcext:value-type="float">
            <text:p>6.2E-22</text:p>
          </table:table-cell>
          <table:table-cell office:value-type="float" office:value="1.9E-021" calcext:value-type="float">
            <text:p>1.9E-21</text:p>
          </table:table-cell>
          <table:table-cell office:value-type="float" office:value="1.2E-017" calcext:value-type="float">
            <text:p>1.2E-17</text:p>
          </table:table-cell>
          <table:table-cell office:value-type="string" calcext:value-type="string">
            <text:p>chitin synthase 1 isoform X2 [Betta splendens]</text:p>
          </table:table-cell>
        </table:table-row>
        <table:table-row table:style-name="ro1">
          <table:table-cell office:value-type="string" calcext:value-type="string">
            <text:p>XP_029000538.1</text:p>
          </table:table-cell>
          <table:table-cell office:value-type="string" calcext:value-type="string">
            <text:p>Chitin_synth_2</text:p>
          </table:table-cell>
          <table:table-cell office:value-type="float" office:value="6.2E-022" calcext:value-type="float">
            <text:p>6.2E-22</text:p>
          </table:table-cell>
          <table:table-cell office:value-type="float" office:value="1.9E-021" calcext:value-type="float">
            <text:p>1.9E-21</text:p>
          </table:table-cell>
          <table:table-cell office:value-type="float" office:value="1.2E-017" calcext:value-type="float">
            <text:p>1.2E-17</text:p>
          </table:table-cell>
          <table:table-cell office:value-type="string" calcext:value-type="string">
            <text:p>chitin synthase 1 isoform X1 [Betta splendens]</text:p>
          </table:table-cell>
        </table:table-row>
        <table:table-row table:style-name="ro1">
          <table:table-cell office:value-type="string" calcext:value-type="string">
            <text:p>XP_036356166.1</text:p>
          </table:table-cell>
          <table:table-cell office:value-type="string" calcext:value-type="string">
            <text:p>Chitin_synth_2</text:p>
          </table:table-cell>
          <table:table-cell office:value-type="float" office:value="6.2E-022" calcext:value-type="float">
            <text:p>6.2E-22</text:p>
          </table:table-cell>
          <table:table-cell office:value-type="float" office:value="9.8E-026" calcext:value-type="float">
            <text:p>9.8E-26</text:p>
          </table:table-cell>
          <table:table-cell office:value-type="float" office:value="6.2E-022" calcext:value-type="float">
            <text:p>6.2E-22</text:p>
          </table:table-cell>
          <table:table-cell office:value-type="string" calcext:value-type="string">
            <text:p>chitin synthase chs-1-like <text:s/>partial [Octopus vulgaris]</text:p>
          </table:table-cell>
        </table:table-row>
        <table:table-row table:style-name="ro1">
          <table:table-cell office:value-type="string" calcext:value-type="string">
            <text:p>XP_036374397.1</text:p>
          </table:table-cell>
          <table:table-cell office:value-type="string" calcext:value-type="string">
            <text:p>Chitin_synth_2</text:p>
          </table:table-cell>
          <table:table-cell office:value-type="float" office:value="6.8E-022" calcext:value-type="float">
            <text:p>6.8E-22</text:p>
          </table:table-cell>
          <table:table-cell office:value-type="float" office:value="1.2E-025" calcext:value-type="float">
            <text:p>1.2E-25</text:p>
          </table:table-cell>
          <table:table-cell office:value-type="float" office:value="7.6E-022" calcext:value-type="float">
            <text:p>7.6E-22</text:p>
          </table:table-cell>
          <table:table-cell office:value-type="string" calcext:value-type="string">
            <text:p>LOW QUALITY PROTEIN: chitin synthase chs-2-like [Megalops cyprinoides]</text:p>
          </table:table-cell>
        </table:table-row>
        <table:table-row table:style-name="ro1">
          <table:table-cell office:value-type="string" calcext:value-type="string">
            <text:p>XP_011440423.3</text:p>
          </table:table-cell>
          <table:table-cell office:value-type="string" calcext:value-type="string">
            <text:p>Chitin_synth_2</text:p>
          </table:table-cell>
          <table:table-cell office:value-type="float" office:value="7.7E-022" calcext:value-type="float">
            <text:p>7.7E-22</text:p>
          </table:table-cell>
          <table:table-cell office:value-type="float" office:value="7.9E-022" calcext:value-type="float">
            <text:p>7.9E-22</text:p>
          </table:table-cell>
          <table:table-cell office:value-type="float" office:value="5E-018" calcext:value-type="float">
            <text:p>5E-18</text:p>
          </table:table-cell>
          <table:table-cell office:value-type="string" calcext:value-type="string">
            <text:p>uncharacterized protein LOC105337412 [Crassostrea gigas]</text:p>
          </table:table-cell>
        </table:table-row>
        <table:table-row table:style-name="ro1">
          <table:table-cell office:value-type="string" calcext:value-type="string">
            <text:p>XP_002127419.2</text:p>
          </table:table-cell>
          <table:table-cell office:value-type="string" calcext:value-type="string">
            <text:p>Chitin_synth_2</text:p>
          </table:table-cell>
          <table:table-cell office:value-type="float" office:value="1.1E-021" calcext:value-type="float">
            <text:p>1.1E-21</text:p>
          </table:table-cell>
          <table:table-cell office:value-type="float" office:value="1.7E-025" calcext:value-type="float">
            <text:p>1.7E-25</text:p>
          </table:table-cell>
          <table:table-cell office:value-type="float" office:value="1.1E-021" calcext:value-type="float">
            <text:p>1.1E-21</text:p>
          </table:table-cell>
          <table:table-cell office:value-type="string" calcext:value-type="string">
            <text:p>chitin synthase-like [Ciona intestinalis]</text:p>
          </table:table-cell>
        </table:table-row>
        <table:table-row table:style-name="ro1">
          <table:table-cell office:value-type="string" calcext:value-type="string">
            <text:p>XP_036403039.1</text:p>
          </table:table-cell>
          <table:table-cell office:value-type="string" calcext:value-type="string">
            <text:p>Chitin_synth_2</text:p>
          </table:table-cell>
          <table:table-cell office:value-type="float" office:value="1.1E-021" calcext:value-type="float">
            <text:p>1.1E-21</text:p>
          </table:table-cell>
          <table:table-cell office:value-type="float" office:value="4.9E-023" calcext:value-type="float">
            <text:p>4.9E-23</text:p>
          </table:table-cell>
          <table:table-cell office:value-type="float" office:value="3.1E-019" calcext:value-type="float">
            <text:p>3.1E-19</text:p>
          </table:table-cell>
          <table:table-cell office:value-type="string" calcext:value-type="string">
            <text:p>chitin synthase 1 [Megalops cyprinoides]</text:p>
          </table:table-cell>
        </table:table-row>
        <table:table-row table:style-name="ro1">
          <table:table-cell office:value-type="string" calcext:value-type="string">
            <text:p>XP_031417776.2</text:p>
          </table:table-cell>
          <table:table-cell office:value-type="string" calcext:value-type="string">
            <text:p>Chitin_synth_2</text:p>
          </table:table-cell>
          <table:table-cell office:value-type="float" office:value="1.2E-021" calcext:value-type="float">
            <text:p>1.2E-21</text:p>
          </table:table-cell>
          <table:table-cell office:value-type="float" office:value="4.6E-025" calcext:value-type="float">
            <text:p>4.6E-25</text:p>
          </table:table-cell>
          <table:table-cell office:value-type="float" office:value="2.9E-021" calcext:value-type="float">
            <text:p>2.9E-21</text:p>
          </table:table-cell>
          <table:table-cell office:value-type="string" calcext:value-type="string">
            <text:p>LOW QUALITY PROTEIN: chitin synthase chs-2 [Clupea harengus]</text:p>
          </table:table-cell>
        </table:table-row>
        <table:table-row table:style-name="ro1">
          <table:table-cell office:value-type="string" calcext:value-type="string">
            <text:p>XP_024150646.1</text:p>
          </table:table-cell>
          <table:table-cell office:value-type="string" calcext:value-type="string">
            <text:p>Chitin_synth_2</text:p>
          </table:table-cell>
          <table:table-cell office:value-type="float" office:value="1.2E-021" calcext:value-type="float">
            <text:p>1.2E-21</text:p>
          </table:table-cell>
          <table:table-cell office:value-type="float" office:value="1.6E-021" calcext:value-type="float">
            <text:p>1.6E-21</text:p>
          </table:table-cell>
          <table:table-cell office:value-type="float" office:value="1E-017" calcext:value-type="float">
            <text:p>1E-17</text:p>
          </table:table-cell>
          <table:table-cell office:value-type="string" calcext:value-type="string">
            <text:p>chitin synthase 1 [Oryzias melastigma]</text:p>
          </table:table-cell>
        </table:table-row>
        <table:table-row table:style-name="ro1">
          <table:table-cell office:value-type="string" calcext:value-type="string">
            <text:p>XP_037102964.1</text:p>
          </table:table-cell>
          <table:table-cell office:value-type="string" calcext:value-type="string">
            <text:p>Chitin_synth_2</text:p>
          </table:table-cell>
          <table:table-cell office:value-type="float" office:value="1.4E-021" calcext:value-type="float">
            <text:p>1.4E-21</text:p>
          </table:table-cell>
          <table:table-cell office:value-type="float" office:value="1.3E-021" calcext:value-type="float">
            <text:p>1.3E-21</text:p>
          </table:table-cell>
          <table:table-cell office:value-type="float" office:value="8.4E-018" calcext:value-type="float">
            <text:p>8.4E-18</text:p>
          </table:table-cell>
          <table:table-cell office:value-type="string" calcext:value-type="string">
            <text:p>chitin synthase 1 [Syngnathus acus]</text:p>
          </table:table-cell>
        </table:table-row>
        <table:table-row table:style-name="ro1">
          <table:table-cell office:value-type="string" calcext:value-type="string">
            <text:p>XP_026135089.1</text:p>
          </table:table-cell>
          <table:table-cell office:value-type="string" calcext:value-type="string">
            <text:p>Chitin_synth_2</text:p>
          </table:table-cell>
          <table:table-cell office:value-type="float" office:value="1.5E-021" calcext:value-type="float">
            <text:p>1.5E-21</text:p>
          </table:table-cell>
          <table:table-cell office:value-type="float" office:value="4.7E-021" calcext:value-type="float">
            <text:p>4.7E-21</text:p>
          </table:table-cell>
          <table:table-cell office:value-type="float" office:value="3E-017" calcext:value-type="float">
            <text:p>3E-17</text:p>
          </table:table-cell>
          <table:table-cell office:value-type="string" calcext:value-type="string">
            <text:p>chitin synthase chs-2-like [Carassius auratus]</text:p>
          </table:table-cell>
        </table:table-row>
        <table:table-row table:style-name="ro1">
          <table:table-cell office:value-type="string" calcext:value-type="string">
            <text:p>XP_017842695.2</text:p>
          </table:table-cell>
          <table:table-cell office:value-type="string" calcext:value-type="string">
            <text:p>Chitin_synth_2</text:p>
          </table:table-cell>
          <table:table-cell office:value-type="float" office:value="1.7E-021" calcext:value-type="float">
            <text:p>1.7E-21</text:p>
          </table:table-cell>
          <table:table-cell office:value-type="float" office:value="5.8E-024" calcext:value-type="float">
            <text:p>5.8E-24</text:p>
          </table:table-cell>
          <table:table-cell office:value-type="float" office:value="3.6E-020" calcext:value-type="float">
            <text:p>3.6E-20</text:p>
          </table:table-cell>
          <table:table-cell office:value-type="string" calcext:value-type="string">
            <text:p>LOW QUALITY PROTEIN: chitin synthase chs-2 [Drosophila busckii]</text:p>
          </table:table-cell>
        </table:table-row>
        <table:table-row table:style-name="ro1">
          <table:table-cell office:value-type="string" calcext:value-type="string">
            <text:p>XP_017207547.2</text:p>
          </table:table-cell>
          <table:table-cell office:value-type="string" calcext:value-type="string">
            <text:p>Chitin_synth_2</text:p>
          </table:table-cell>
          <table:table-cell office:value-type="float" office:value="2E-021" calcext:value-type="float">
            <text:p>2E-21</text:p>
          </table:table-cell>
          <table:table-cell office:value-type="float" office:value="4.9E-023" calcext:value-type="float">
            <text:p>4.9E-23</text:p>
          </table:table-cell>
          <table:table-cell office:value-type="float" office:value="3.1E-019" calcext:value-type="float">
            <text:p>3.1E-19</text:p>
          </table:table-cell>
          <table:table-cell office:value-type="string" calcext:value-type="string">
            <text:p>uncharacterized protein si:ch211-219a15.4 [Danio rerio]</text:p>
          </table:table-cell>
        </table:table-row>
        <table:table-row table:style-name="ro1">
          <table:table-cell office:value-type="string" calcext:value-type="string">
            <text:p>NP_001245291.1</text:p>
          </table:table-cell>
          <table:table-cell office:value-type="string" calcext:value-type="string">
            <text:p>Chitin_synth_2</text:p>
          </table:table-cell>
          <table:table-cell office:value-type="float" office:value="2.2E-021" calcext:value-type="float">
            <text:p>2.2E-21</text:p>
          </table:table-cell>
          <table:table-cell office:value-type="float" office:value="7.3E-025" calcext:value-type="float">
            <text:p>7.3E-25</text:p>
          </table:table-cell>
          <table:table-cell office:value-type="float" office:value="4.6E-021" calcext:value-type="float">
            <text:p>4.6E-21</text:p>
          </table:table-cell>
          <table:table-cell office:value-type="string" calcext:value-type="string">
            <text:p>chitin synthase A [Bombyx mori]</text:p>
          </table:table-cell>
        </table:table-row>
        <table:table-row table:style-name="ro1">
          <table:table-cell office:value-type="string" calcext:value-type="string">
            <text:p>XP_025094394.1</text:p>
          </table:table-cell>
          <table:table-cell office:value-type="string" calcext:value-type="string">
            <text:p>Chitin_synth_2</text:p>
          </table:table-cell>
          <table:table-cell office:value-type="float" office:value="2.3E-021" calcext:value-type="float">
            <text:p>2.3E-21</text:p>
          </table:table-cell>
          <table:table-cell office:value-type="float" office:value="9.2E-024" calcext:value-type="float">
            <text:p>9.2E-24</text:p>
          </table:table-cell>
          <table:table-cell office:value-type="float" office:value="5.8E-020" calcext:value-type="float">
            <text:p>5.8E-20</text:p>
          </table:table-cell>
          <table:table-cell office:value-type="string" calcext:value-type="string">
            <text:p>uncharacterized protein LOC112564043 [Pomacea canaliculata]</text:p>
          </table:table-cell>
        </table:table-row>
        <table:table-row table:style-name="ro1">
          <table:table-cell office:value-type="string" calcext:value-type="string">
            <text:p>XP_017159367.1</text:p>
          </table:table-cell>
          <table:table-cell office:value-type="string" calcext:value-type="string">
            <text:p>Chitin_synth_2</text:p>
          </table:table-cell>
          <table:table-cell office:value-type="float" office:value="2.4E-021" calcext:value-type="float">
            <text:p>2.4E-21</text:p>
          </table:table-cell>
          <table:table-cell office:value-type="float" office:value="1.2E-020" calcext:value-type="float">
            <text:p>1.2E-20</text:p>
          </table:table-cell>
          <table:table-cell office:value-type="float" office:value="7.6E-017" calcext:value-type="float">
            <text:p>7.6E-17</text:p>
          </table:table-cell>
          <table:table-cell office:value-type="string" calcext:value-type="string">
            <text:p>PREDICTED: LOW QUALITY PROTEIN: uncharacterized protein LOC103462893 [Poecilia reticulata]</text:p>
          </table:table-cell>
        </table:table-row>
        <table:table-row table:style-name="ro1">
          <table:table-cell office:value-type="string" calcext:value-type="string">
            <text:p>XP_040570242.1</text:p>
          </table:table-cell>
          <table:table-cell office:value-type="string" calcext:value-type="string">
            <text:p>Chitin_synth_2</text:p>
          </table:table-cell>
          <table:table-cell office:value-type="float" office:value="2.6E-021" calcext:value-type="float">
            <text:p>2.6E-21</text:p>
          </table:table-cell>
          <table:table-cell office:value-type="float" office:value="4.1E-025" calcext:value-type="float">
            <text:p>4.1E-25</text:p>
          </table:table-cell>
          <table:table-cell office:value-type="float" office:value="2.6E-021" calcext:value-type="float">
            <text:p>2.6E-21</text:p>
          </table:table-cell>
          <table:table-cell office:value-type="string" calcext:value-type="string">
            <text:p>chitin synthase chs-2-like isoform X1 [Lepeophtheirus salmonis]</text:p>
          </table:table-cell>
        </table:table-row>
        <table:table-row table:style-name="ro1">
          <table:table-cell office:value-type="string" calcext:value-type="string">
            <text:p>XP_042624309.1</text:p>
          </table:table-cell>
          <table:table-cell office:value-type="string" calcext:value-type="string">
            <text:p>Chitin_synth_2</text:p>
          </table:table-cell>
          <table:table-cell office:value-type="float" office:value="2.6E-021" calcext:value-type="float">
            <text:p>2.6E-21</text:p>
          </table:table-cell>
          <table:table-cell office:value-type="float" office:value="1.6E-021" calcext:value-type="float">
            <text:p>1.6E-21</text:p>
          </table:table-cell>
          <table:table-cell office:value-type="float" office:value="9.9E-018" calcext:value-type="float">
            <text:p>9.9E-18</text:p>
          </table:table-cell>
          <table:table-cell office:value-type="string" calcext:value-type="string">
            <text:p>chitin synthase chs-2-like isoform X1 [Cyprinus carpio]</text:p>
          </table:table-cell>
        </table:table-row>
        <table:table-row table:style-name="ro1">
          <table:table-cell office:value-type="string" calcext:value-type="string">
            <text:p>XP_040570244.1</text:p>
          </table:table-cell>
          <table:table-cell office:value-type="string" calcext:value-type="string">
            <text:p>Chitin_synth_2</text:p>
          </table:table-cell>
          <table:table-cell office:value-type="float" office:value="2.6E-021" calcext:value-type="float">
            <text:p>2.6E-21</text:p>
          </table:table-cell>
          <table:table-cell office:value-type="float" office:value="4.1E-025" calcext:value-type="float">
            <text:p>4.1E-25</text:p>
          </table:table-cell>
          <table:table-cell office:value-type="float" office:value="2.6E-021" calcext:value-type="float">
            <text:p>2.6E-21</text:p>
          </table:table-cell>
          <table:table-cell office:value-type="string" calcext:value-type="string">
            <text:p>chitin synthase chs-2-like isoform X2 [Lepeophtheirus salmonis]</text:p>
          </table:table-cell>
        </table:table-row>
        <table:table-row table:style-name="ro1">
          <table:table-cell office:value-type="string" calcext:value-type="string">
            <text:p>XP_042624310.1</text:p>
          </table:table-cell>
          <table:table-cell office:value-type="string" calcext:value-type="string">
            <text:p>Chitin_synth_2</text:p>
          </table:table-cell>
          <table:table-cell office:value-type="float" office:value="2.6E-021" calcext:value-type="float">
            <text:p>2.6E-21</text:p>
          </table:table-cell>
          <table:table-cell office:value-type="float" office:value="1.6E-021" calcext:value-type="float">
            <text:p>1.6E-21</text:p>
          </table:table-cell>
          <table:table-cell office:value-type="float" office:value="9.9E-018" calcext:value-type="float">
            <text:p>9.9E-18</text:p>
          </table:table-cell>
          <table:table-cell office:value-type="string" calcext:value-type="string">
            <text:p>chitin synthase chs-2-like isoform X2 [Cyprinus carpio]</text:p>
          </table:table-cell>
        </table:table-row>
        <table:table-row table:style-name="ro1">
          <table:table-cell office:value-type="string" calcext:value-type="string">
            <text:p>XP_031435213.1</text:p>
          </table:table-cell>
          <table:table-cell office:value-type="string" calcext:value-type="string">
            <text:p>Chitin_synth_2</text:p>
          </table:table-cell>
          <table:table-cell office:value-type="float" office:value="3.2E-021" calcext:value-type="float">
            <text:p>3.2E-21</text:p>
          </table:table-cell>
          <table:table-cell office:value-type="float" office:value="1.3E-022" calcext:value-type="float">
            <text:p>1.3E-22</text:p>
          </table:table-cell>
          <table:table-cell office:value-type="float" office:value="8.2E-019" calcext:value-type="float">
            <text:p>8.2E-19</text:p>
          </table:table-cell>
          <table:table-cell office:value-type="string" calcext:value-type="string">
            <text:p>chitin synthase 1 [Clupea harengus]</text:p>
          </table:table-cell>
        </table:table-row>
        <table:table-row table:style-name="ro1">
          <table:table-cell office:value-type="string" calcext:value-type="string">
            <text:p>XP_017134826.1</text:p>
          </table:table-cell>
          <table:table-cell office:value-type="string" calcext:value-type="string">
            <text:p>Chitin_synth_2</text:p>
          </table:table-cell>
          <table:table-cell office:value-type="float" office:value="3.5E-021" calcext:value-type="float">
            <text:p>3.5E-21</text:p>
          </table:table-cell>
          <table:table-cell office:value-type="float" office:value="5.5E-025" calcext:value-type="float">
            <text:p>5.5E-25</text:p>
          </table:table-cell>
          <table:table-cell office:value-type="float" office:value="3.5E-021" calcext:value-type="float">
            <text:p>3.5E-21</text:p>
          </table:table-cell>
          <table:table-cell office:value-type="string" calcext:value-type="string">
            <text:p>chitin synthase chs-2 [Drosophila miranda]</text:p>
          </table:table-cell>
        </table:table-row>
        <table:table-row table:style-name="ro1">
          <table:table-cell office:value-type="string" calcext:value-type="string">
            <text:p>XP_036362447.1</text:p>
          </table:table-cell>
          <table:table-cell office:value-type="string" calcext:value-type="string">
            <text:p>Chitin_synth_2</text:p>
          </table:table-cell>
          <table:table-cell office:value-type="float" office:value="3.5E-021" calcext:value-type="float">
            <text:p>3.5E-21</text:p>
          </table:table-cell>
          <table:table-cell office:value-type="float" office:value="8.6E-024" calcext:value-type="float">
            <text:p>8.6E-24</text:p>
          </table:table-cell>
          <table:table-cell office:value-type="float" office:value="5.4E-020" calcext:value-type="float">
            <text:p>5.4E-20</text:p>
          </table:table-cell>
          <table:table-cell office:value-type="string" calcext:value-type="string">
            <text:p>uncharacterized protein LOC118765089 [Octopus vulgaris]</text:p>
          </table:table-cell>
        </table:table-row>
        <table:table-row table:style-name="ro1">
          <table:table-cell office:value-type="string" calcext:value-type="string">
            <text:p>XP_034044491.1</text:p>
          </table:table-cell>
          <table:table-cell office:value-type="string" calcext:value-type="string">
            <text:p>Chitin_synth_2</text:p>
          </table:table-cell>
          <table:table-cell office:value-type="float" office:value="3.8E-021" calcext:value-type="float">
            <text:p>3.8E-21</text:p>
          </table:table-cell>
          <table:table-cell office:value-type="float" office:value="3.7E-022" calcext:value-type="float">
            <text:p>3.7E-22</text:p>
          </table:table-cell>
          <table:table-cell office:value-type="float" office:value="2.3E-018" calcext:value-type="float">
            <text:p>2.3E-18</text:p>
          </table:table-cell>
          <table:table-cell office:value-type="string" calcext:value-type="string">
            <text:p>chitin synthase 1 [Thalassophryne amazonica]</text:p>
          </table:table-cell>
        </table:table-row>
        <table:table-row table:style-name="ro1">
          <table:table-cell office:value-type="string" calcext:value-type="string">
            <text:p>XP_034109385.1</text:p>
          </table:table-cell>
          <table:table-cell office:value-type="string" calcext:value-type="string">
            <text:p>Chitin_synth_2</text:p>
          </table:table-cell>
          <table:table-cell office:value-type="float" office:value="3.9E-021" calcext:value-type="float">
            <text:p>3.9E-21</text:p>
          </table:table-cell>
          <table:table-cell office:value-type="float" office:value="2E-024" calcext:value-type="float">
            <text:p>2E-24</text:p>
          </table:table-cell>
          <table:table-cell office:value-type="float" office:value="1.3E-020" calcext:value-type="float">
            <text:p>1.3E-20</text:p>
          </table:table-cell>
          <table:table-cell office:value-type="string" calcext:value-type="string">
            <text:p>chitin synthase chs-2 [Drosophila albomicans]</text:p>
          </table:table-cell>
        </table:table-row>
        <table:table-row table:style-name="ro1">
          <table:table-cell office:value-type="string" calcext:value-type="string">
            <text:p>XP_035011461.1</text:p>
          </table:table-cell>
          <table:table-cell office:value-type="string" calcext:value-type="string">
            <text:p>Chitin_synth_2</text:p>
          </table:table-cell>
          <table:table-cell office:value-type="float" office:value="4.5E-021" calcext:value-type="float">
            <text:p>4.5E-21</text:p>
          </table:table-cell>
          <table:table-cell office:value-type="float" office:value="6.2E-021" calcext:value-type="float">
            <text:p>6.2E-21</text:p>
          </table:table-cell>
          <table:table-cell office:value-type="float" office:value="3.9E-017" calcext:value-type="float">
            <text:p>3.9E-17</text:p>
          </table:table-cell>
          <table:table-cell office:value-type="string" calcext:value-type="string">
            <text:p>chitin synthase 1 [Hippoglossus stenolepis]</text:p>
          </table:table-cell>
        </table:table-row>
        <table:table-row table:style-name="ro1">
          <table:table-cell office:value-type="string" calcext:value-type="string">
            <text:p>XP_036951172.1</text:p>
          </table:table-cell>
          <table:table-cell office:value-type="string" calcext:value-type="string">
            <text:p>Chitin_synth_2</text:p>
          </table:table-cell>
          <table:table-cell office:value-type="float" office:value="6.5E-021" calcext:value-type="float">
            <text:p>6.5E-21</text:p>
          </table:table-cell>
          <table:table-cell office:value-type="float" office:value="1.1E-021" calcext:value-type="float">
            <text:p>1.1E-21</text:p>
          </table:table-cell>
          <table:table-cell office:value-type="float" office:value="7.2E-018" calcext:value-type="float">
            <text:p>7.2E-18</text:p>
          </table:table-cell>
          <table:table-cell office:value-type="string" calcext:value-type="string">
            <text:p>chitin synthase 1 [Acanthopagrus latus]</text:p>
          </table:table-cell>
        </table:table-row>
        <table:table-row table:style-name="ro1">
          <table:table-cell office:value-type="string" calcext:value-type="string">
            <text:p>XP_001352881.4</text:p>
          </table:table-cell>
          <table:table-cell office:value-type="string" calcext:value-type="string">
            <text:p>Chitin_synth_2</text:p>
          </table:table-cell>
          <table:table-cell office:value-type="float" office:value="7.8E-021" calcext:value-type="float">
            <text:p>7.8E-21</text:p>
          </table:table-cell>
          <table:table-cell office:value-type="float" office:value="1.2E-024" calcext:value-type="float">
            <text:p>1.2E-24</text:p>
          </table:table-cell>
          <table:table-cell office:value-type="float" office:value="7.8E-021" calcext:value-type="float">
            <text:p>7.8E-21</text:p>
          </table:table-cell>
          <table:table-cell office:value-type="string" calcext:value-type="string">
            <text:p>chitin synthase chs-2 [Drosophila pseudoobscura]</text:p>
          </table:table-cell>
        </table:table-row>
        <table:table-row table:style-name="ro1">
          <table:table-cell office:value-type="string" calcext:value-type="string">
            <text:p>XP_040056443.1</text:p>
          </table:table-cell>
          <table:table-cell office:value-type="string" calcext:value-type="string">
            <text:p>Chitin_synth_2</text:p>
          </table:table-cell>
          <table:table-cell office:value-type="float" office:value="8.9E-021" calcext:value-type="float">
            <text:p>8.9E-21</text:p>
          </table:table-cell>
          <table:table-cell office:value-type="float" office:value="1.5E-020" calcext:value-type="float">
            <text:p>1.5E-20</text:p>
          </table:table-cell>
          <table:table-cell office:value-type="float" office:value="9.2E-017" calcext:value-type="float">
            <text:p>9.2E-17</text:p>
          </table:table-cell>
          <table:table-cell office:value-type="string" calcext:value-type="string">
            <text:p>chitin synthase 1 [Gasterosteus aculeatus aculeatus]</text:p>
          </table:table-cell>
        </table:table-row>
        <table:table-row table:style-name="ro1">
          <table:table-cell office:value-type="string" calcext:value-type="string">
            <text:p>XP_034433772.1</text:p>
          </table:table-cell>
          <table:table-cell office:value-type="string" calcext:value-type="string">
            <text:p>Chitin_synth_2</text:p>
          </table:table-cell>
          <table:table-cell office:value-type="float" office:value="1.1E-020" calcext:value-type="float">
            <text:p>1.1E-20</text:p>
          </table:table-cell>
          <table:table-cell office:value-type="float" office:value="5.7E-021" calcext:value-type="float">
            <text:p>5.7E-21</text:p>
          </table:table-cell>
          <table:table-cell office:value-type="float" office:value="3.6E-017" calcext:value-type="float">
            <text:p>3.6E-17</text:p>
          </table:table-cell>
          <table:table-cell office:value-type="string" calcext:value-type="string">
            <text:p>chitin synthase 1 [Hippoglossus hippoglossus]</text:p>
          </table:table-cell>
        </table:table-row>
        <table:table-row table:style-name="ro1">
          <table:table-cell office:value-type="string" calcext:value-type="string">
            <text:p>XP_036362163.1</text:p>
          </table:table-cell>
          <table:table-cell office:value-type="string" calcext:value-type="string">
            <text:p>Chitin_synth_2</text:p>
          </table:table-cell>
          <table:table-cell office:value-type="float" office:value="1.1E-020" calcext:value-type="float">
            <text:p>1.1E-20</text:p>
          </table:table-cell>
          <table:table-cell office:value-type="float" office:value="1.7E-024" calcext:value-type="float">
            <text:p>1.7E-24</text:p>
          </table:table-cell>
          <table:table-cell office:value-type="float" office:value="1.1E-020" calcext:value-type="float">
            <text:p>1.1E-20</text:p>
          </table:table-cell>
          <table:table-cell office:value-type="string" calcext:value-type="string">
            <text:p>uncharacterized protein LOC118765021 [Octopus vulgaris]</text:p>
          </table:table-cell>
        </table:table-row>
        <table:table-row table:style-name="ro1">
          <table:table-cell office:value-type="string" calcext:value-type="string">
            <text:p>XP_035485068.1</text:p>
          </table:table-cell>
          <table:table-cell office:value-type="string" calcext:value-type="string">
            <text:p>Chitin_synth_2</text:p>
          </table:table-cell>
          <table:table-cell office:value-type="float" office:value="1.1E-020" calcext:value-type="float">
            <text:p>1.1E-20</text:p>
          </table:table-cell>
          <table:table-cell office:value-type="float" office:value="5.1E-021" calcext:value-type="float">
            <text:p>5.1E-21</text:p>
          </table:table-cell>
          <table:table-cell office:value-type="float" office:value="3.3E-017" calcext:value-type="float">
            <text:p>3.3E-17</text:p>
          </table:table-cell>
          <table:table-cell office:value-type="string" calcext:value-type="string">
            <text:p>LOW QUALITY PROTEIN: chitin synthase 1 [Scophthalmus maximus]</text:p>
          </table:table-cell>
        </table:table-row>
        <table:table-row table:style-name="ro1">
          <table:table-cell office:value-type="string" calcext:value-type="string">
            <text:p>XP_035684218.1</text:p>
          </table:table-cell>
          <table:table-cell office:value-type="string" calcext:value-type="string">
            <text:p>Chitin_synth_2</text:p>
          </table:table-cell>
          <table:table-cell office:value-type="float" office:value="1.5E-020" calcext:value-type="float">
            <text:p>1.5E-20</text:p>
          </table:table-cell>
          <table:table-cell office:value-type="float" office:value="5.4E-021" calcext:value-type="float">
            <text:p>5.4E-21</text:p>
          </table:table-cell>
          <table:table-cell office:value-type="float" office:value="3.4E-017" calcext:value-type="float">
            <text:p>3.4E-17</text:p>
          </table:table-cell>
          <table:table-cell office:value-type="string" calcext:value-type="string">
            <text:p>uncharacterized protein LOC118421164 [Branchiostoma floridae]</text:p>
          </table:table-cell>
        </table:table-row>
        <table:table-row table:style-name="ro1">
          <table:table-cell office:value-type="string" calcext:value-type="string">
            <text:p>XP_035699691.1</text:p>
          </table:table-cell>
          <table:table-cell office:value-type="string" calcext:value-type="string">
            <text:p>Chitin_synth_2</text:p>
          </table:table-cell>
          <table:table-cell office:value-type="float" office:value="1.6E-020" calcext:value-type="float">
            <text:p>1.6E-20</text:p>
          </table:table-cell>
          <table:table-cell office:value-type="float" office:value="2.6E-024" calcext:value-type="float">
            <text:p>2.6E-24</text:p>
          </table:table-cell>
          <table:table-cell office:value-type="float" office:value="1.6E-020" calcext:value-type="float">
            <text:p>1.6E-20</text:p>
          </table:table-cell>
          <table:table-cell office:value-type="string" calcext:value-type="string">
            <text:p>uncharacterized protein LOC118432263 [Branchiostoma floridae]</text:p>
          </table:table-cell>
        </table:table-row>
        <table:table-row table:style-name="ro1">
          <table:table-cell office:value-type="string" calcext:value-type="string">
            <text:p>XP_041107621.1</text:p>
          </table:table-cell>
          <table:table-cell office:value-type="string" calcext:value-type="string">
            <text:p>Chitin_synth_2</text:p>
          </table:table-cell>
          <table:table-cell office:value-type="float" office:value="1.9E-020" calcext:value-type="float">
            <text:p>1.9E-20</text:p>
          </table:table-cell>
          <table:table-cell office:value-type="float" office:value="1.3E-021" calcext:value-type="float">
            <text:p>1.3E-21</text:p>
          </table:table-cell>
          <table:table-cell office:value-type="float" office:value="8.3E-018" calcext:value-type="float">
            <text:p>8.3E-18</text:p>
          </table:table-cell>
          <table:table-cell office:value-type="string" calcext:value-type="string">
            <text:p>chitin synthase chs-2-like [Polyodon spathula]</text:p>
          </table:table-cell>
        </table:table-row>
        <table:table-row table:style-name="ro1">
          <table:table-cell office:value-type="string" calcext:value-type="string">
            <text:p>XP_032377131.1</text:p>
          </table:table-cell>
          <table:table-cell office:value-type="string" calcext:value-type="string">
            <text:p>Chitin_synth_2</text:p>
          </table:table-cell>
          <table:table-cell office:value-type="float" office:value="2.7E-020" calcext:value-type="float">
            <text:p>2.7E-20</text:p>
          </table:table-cell>
          <table:table-cell office:value-type="float" office:value="8.7E-022" calcext:value-type="float">
            <text:p>8.7E-22</text:p>
          </table:table-cell>
          <table:table-cell office:value-type="float" office:value="5.5E-018" calcext:value-type="float">
            <text:p>5.5E-18</text:p>
          </table:table-cell>
          <table:table-cell office:value-type="string" calcext:value-type="string">
            <text:p>chitin synthase chs-1-like [Etheostoma spectabile]</text:p>
          </table:table-cell>
        </table:table-row>
        <table:table-row table:style-name="ro1">
          <table:table-cell office:value-type="string" calcext:value-type="string">
            <text:p>XP_015218226.1</text:p>
          </table:table-cell>
          <table:table-cell office:value-type="string" calcext:value-type="string">
            <text:p>Chitin_synth_2</text:p>
          </table:table-cell>
          <table:table-cell office:value-type="float" office:value="3.8E-020" calcext:value-type="float">
            <text:p>3.8E-20</text:p>
          </table:table-cell>
          <table:table-cell office:value-type="float" office:value="2.9E-023" calcext:value-type="float">
            <text:p>2.9E-23</text:p>
          </table:table-cell>
          <table:table-cell office:value-type="float" office:value="1.8E-019" calcext:value-type="float">
            <text:p>1.8E-19</text:p>
          </table:table-cell>
          <table:table-cell office:value-type="string" calcext:value-type="string">
            <text:p>PREDICTED: uncharacterized protein LOC107079351 [Lepisosteus oculatus]</text:p>
          </table:table-cell>
        </table:table-row>
        <table:table-row table:style-name="ro1">
          <table:table-cell office:value-type="string" calcext:value-type="string">
            <text:p>XP_034733388.1</text:p>
          </table:table-cell>
          <table:table-cell office:value-type="string" calcext:value-type="string">
            <text:p>Chitin_synth_2</text:p>
          </table:table-cell>
          <table:table-cell office:value-type="float" office:value="4.3E-020" calcext:value-type="float">
            <text:p>4.3E-20</text:p>
          </table:table-cell>
          <table:table-cell office:value-type="float" office:value="9.1E-022" calcext:value-type="float">
            <text:p>9.1E-22</text:p>
          </table:table-cell>
          <table:table-cell office:value-type="float" office:value="5.8E-018" calcext:value-type="float">
            <text:p>5.8E-18</text:p>
          </table:table-cell>
          <table:table-cell office:value-type="string" calcext:value-type="string">
            <text:p>chitin synthase 1 [Etheostoma cragini]</text:p>
          </table:table-cell>
        </table:table-row>
        <table:table-row table:style-name="ro1">
          <table:table-cell office:value-type="string" calcext:value-type="string">
            <text:p>XP_032416117.1</text:p>
          </table:table-cell>
          <table:table-cell office:value-type="string" calcext:value-type="string">
            <text:p>Chitin_synth_2</text:p>
          </table:table-cell>
          <table:table-cell office:value-type="float" office:value="4.5E-020" calcext:value-type="float">
            <text:p>4.5E-20</text:p>
          </table:table-cell>
          <table:table-cell office:value-type="float" office:value="8.9E-022" calcext:value-type="float">
            <text:p>8.9E-22</text:p>
          </table:table-cell>
          <table:table-cell office:value-type="float" office:value="5.7E-018" calcext:value-type="float">
            <text:p>5.7E-18</text:p>
          </table:table-cell>
          <table:table-cell office:value-type="string" calcext:value-type="string">
            <text:p>chitin synthase chs-2-like isoform X2 [Xiphophorus hellerii]</text:p>
          </table:table-cell>
        </table:table-row>
        <table:table-row table:style-name="ro1">
          <table:table-cell office:value-type="string" calcext:value-type="string">
            <text:p>XP_032416116.1</text:p>
          </table:table-cell>
          <table:table-cell office:value-type="string" calcext:value-type="string">
            <text:p>Chitin_synth_2</text:p>
          </table:table-cell>
          <table:table-cell office:value-type="float" office:value="4.5E-020" calcext:value-type="float">
            <text:p>4.5E-20</text:p>
          </table:table-cell>
          <table:table-cell office:value-type="float" office:value="9E-022" calcext:value-type="float">
            <text:p>9E-22</text:p>
          </table:table-cell>
          <table:table-cell office:value-type="float" office:value="5.7E-018" calcext:value-type="float">
            <text:p>5.7E-18</text:p>
          </table:table-cell>
          <table:table-cell office:value-type="string" calcext:value-type="string">
            <text:p>chitin synthase chs-2-like isoform X1 [Xiphophorus hellerii]</text:p>
          </table:table-cell>
        </table:table-row>
        <table:table-row table:style-name="ro1">
          <table:table-cell office:value-type="string" calcext:value-type="string">
            <text:p>XP_022306571.1</text:p>
          </table:table-cell>
          <table:table-cell office:value-type="string" calcext:value-type="string">
            <text:p>Chitin_synth_2</text:p>
          </table:table-cell>
          <table:table-cell office:value-type="float" office:value="6.4E-020" calcext:value-type="float">
            <text:p>6.4E-20</text:p>
          </table:table-cell>
          <table:table-cell office:value-type="float" office:value="3.6E-021" calcext:value-type="float">
            <text:p>3.6E-21</text:p>
          </table:table-cell>
          <table:table-cell office:value-type="float" office:value="2.3E-017" calcext:value-type="float">
            <text:p>2.3E-17</text:p>
          </table:table-cell>
          <table:table-cell office:value-type="string" calcext:value-type="string">
            <text:p>uncharacterized protein LOC111112966 isoform X2 [Crassostrea virginica]</text:p>
          </table:table-cell>
        </table:table-row>
        <table:table-row table:style-name="ro1">
          <table:table-cell office:value-type="string" calcext:value-type="string">
            <text:p>XP_007250610.2</text:p>
          </table:table-cell>
          <table:table-cell office:value-type="string" calcext:value-type="string">
            <text:p>Chitin_synth_2</text:p>
          </table:table-cell>
          <table:table-cell office:value-type="float" office:value="7.7E-020" calcext:value-type="float">
            <text:p>7.7E-20</text:p>
          </table:table-cell>
          <table:table-cell office:value-type="float" office:value="1.2E-023" calcext:value-type="float">
            <text:p>1.2E-23</text:p>
          </table:table-cell>
          <table:table-cell office:value-type="float" office:value="7.7E-020" calcext:value-type="float">
            <text:p>7.7E-20</text:p>
          </table:table-cell>
          <table:table-cell office:value-type="string" calcext:value-type="string">
            <text:p>uncharacterized protein LOC103046676 [Astyanax mexicanus]</text:p>
          </table:table-cell>
        </table:table-row>
        <table:table-row table:style-name="ro1">
          <table:table-cell office:value-type="string" calcext:value-type="string">
            <text:p>XP_015809262.1</text:p>
          </table:table-cell>
          <table:table-cell office:value-type="string" calcext:value-type="string">
            <text:p>Chitin_synth_2</text:p>
          </table:table-cell>
          <table:table-cell office:value-type="float" office:value="8.5E-020" calcext:value-type="float">
            <text:p>8.5E-20</text:p>
          </table:table-cell>
          <table:table-cell office:value-type="float" office:value="4.9E-022" calcext:value-type="float">
            <text:p>4.9E-22</text:p>
          </table:table-cell>
          <table:table-cell office:value-type="float" office:value="3.1E-018" calcext:value-type="float">
            <text:p>3.1E-18</text:p>
          </table:table-cell>
          <table:table-cell office:value-type="string" calcext:value-type="string">
            <text:p>PREDICTED: uncharacterized protein LOC107381858 [Nothobranchius furzeri]</text:p>
          </table:table-cell>
        </table:table-row>
        <table:table-row table:style-name="ro1">
          <table:table-cell office:value-type="string" calcext:value-type="string">
            <text:p>XP_017283082.2</text:p>
          </table:table-cell>
          <table:table-cell office:value-type="string" calcext:value-type="string">
            <text:p>Chitin_synth_2</text:p>
          </table:table-cell>
          <table:table-cell office:value-type="float" office:value="1E-019" calcext:value-type="float">
            <text:p>1E-19</text:p>
          </table:table-cell>
          <table:table-cell office:value-type="float" office:value="4.3E-022" calcext:value-type="float">
            <text:p>4.3E-22</text:p>
          </table:table-cell>
          <table:table-cell office:value-type="float" office:value="2.7E-018" calcext:value-type="float">
            <text:p>2.7E-18</text:p>
          </table:table-cell>
          <table:table-cell office:value-type="string" calcext:value-type="string">
            <text:p>chitin synthase chs-1-like isoform X4 [Kryptolebias marmoratus]</text:p>
          </table:table-cell>
        </table:table-row>
        <table:table-row table:style-name="ro1">
          <table:table-cell office:value-type="string" calcext:value-type="string">
            <text:p>XP_037831667.1</text:p>
          </table:table-cell>
          <table:table-cell office:value-type="string" calcext:value-type="string">
            <text:p>Chitin_synth_2</text:p>
          </table:table-cell>
          <table:table-cell office:value-type="float" office:value="1E-019" calcext:value-type="float">
            <text:p>1E-19</text:p>
          </table:table-cell>
          <table:table-cell office:value-type="float" office:value="5.1E-022" calcext:value-type="float">
            <text:p>5.1E-22</text:p>
          </table:table-cell>
          <table:table-cell office:value-type="float" office:value="3.2E-018" calcext:value-type="float">
            <text:p>3.2E-18</text:p>
          </table:table-cell>
          <table:table-cell office:value-type="string" calcext:value-type="string">
            <text:p>chitin synthase chs-1-like isoform X3 [Kryptolebias marmoratus]</text:p>
          </table:table-cell>
        </table:table-row>
        <table:table-row table:style-name="ro1">
          <table:table-cell office:value-type="string" calcext:value-type="string">
            <text:p>XP_037831666.1</text:p>
          </table:table-cell>
          <table:table-cell office:value-type="string" calcext:value-type="string">
            <text:p>Chitin_synth_2</text:p>
          </table:table-cell>
          <table:table-cell office:value-type="float" office:value="1.2E-019" calcext:value-type="float">
            <text:p>1.2E-19</text:p>
          </table:table-cell>
          <table:table-cell office:value-type="float" office:value="5.6E-022" calcext:value-type="float">
            <text:p>5.6E-22</text:p>
          </table:table-cell>
          <table:table-cell office:value-type="float" office:value="3.5E-018" calcext:value-type="float">
            <text:p>3.5E-18</text:p>
          </table:table-cell>
          <table:table-cell office:value-type="string" calcext:value-type="string">
            <text:p>chitin synthase chs-1-like isoform X2 [Kryptolebias marmoratus]</text:p>
          </table:table-cell>
        </table:table-row>
        <table:table-row table:style-name="ro1">
          <table:table-cell office:value-type="string" calcext:value-type="string">
            <text:p>XP_029976891.1</text:p>
          </table:table-cell>
          <table:table-cell office:value-type="string" calcext:value-type="string">
            <text:p>Chitin_synth_2</text:p>
          </table:table-cell>
          <table:table-cell office:value-type="float" office:value="1.4E-019" calcext:value-type="float">
            <text:p>1.4E-19</text:p>
          </table:table-cell>
          <table:table-cell office:value-type="float" office:value="3.5E-023" calcext:value-type="float">
            <text:p>3.5E-23</text:p>
          </table:table-cell>
          <table:table-cell office:value-type="float" office:value="2.2E-019" calcext:value-type="float">
            <text:p>2.2E-19</text:p>
          </table:table-cell>
          <table:table-cell office:value-type="string" calcext:value-type="string">
            <text:p>LOW QUALITY PROTEIN: chitin synthase chs-1-like [Salarias fasciatus]</text:p>
          </table:table-cell>
        </table:table-row>
        <table:table-row table:style-name="ro1">
          <table:table-cell office:value-type="string" calcext:value-type="string">
            <text:p>XP_034536216.1</text:p>
          </table:table-cell>
          <table:table-cell office:value-type="string" calcext:value-type="string">
            <text:p>Chitin_synth_2</text:p>
          </table:table-cell>
          <table:table-cell office:value-type="float" office:value="2.3E-019" calcext:value-type="float">
            <text:p>2.3E-19</text:p>
          </table:table-cell>
          <table:table-cell office:value-type="float" office:value="1.7E-022" calcext:value-type="float">
            <text:p>1.7E-22</text:p>
          </table:table-cell>
          <table:table-cell office:value-type="float" office:value="1.1E-018" calcext:value-type="float">
            <text:p>1.1E-18</text:p>
          </table:table-cell>
          <table:table-cell office:value-type="string" calcext:value-type="string">
            <text:p>chitin synthase 1 [Notolabrus celidotus]</text:p>
          </table:table-cell>
        </table:table-row>
        <table:table-row table:style-name="ro1">
          <table:table-cell office:value-type="string" calcext:value-type="string">
            <text:p>XP_041365297.1</text:p>
          </table:table-cell>
          <table:table-cell office:value-type="string" calcext:value-type="string">
            <text:p>Chitin_synth_2</text:p>
          </table:table-cell>
          <table:table-cell office:value-type="float" office:value="2.3E-019" calcext:value-type="float">
            <text:p>2.3E-19</text:p>
          </table:table-cell>
          <table:table-cell office:value-type="float" office:value="3.7E-023" calcext:value-type="float">
            <text:p>3.7E-23</text:p>
          </table:table-cell>
          <table:table-cell office:value-type="float" office:value="2.3E-019" calcext:value-type="float">
            <text:p>2.3E-19</text:p>
          </table:table-cell>
          <table:table-cell office:value-type="string" calcext:value-type="string">
            <text:p>uncharacterized protein LOC121380520 [Gigantopelta aegis]</text:p>
          </table:table-cell>
        </table:table-row>
        <table:table-row table:style-name="ro1">
          <table:table-cell office:value-type="string" calcext:value-type="string">
            <text:p>XP_022537815.1</text:p>
          </table:table-cell>
          <table:table-cell office:value-type="string" calcext:value-type="string">
            <text:p>Chitin_synth_2</text:p>
          </table:table-cell>
          <table:table-cell office:value-type="float" office:value="2.7E-019" calcext:value-type="float">
            <text:p>2.7E-19</text:p>
          </table:table-cell>
          <table:table-cell office:value-type="float" office:value="1.4E-022" calcext:value-type="float">
            <text:p>1.4E-22</text:p>
          </table:table-cell>
          <table:table-cell office:value-type="float" office:value="9.1E-019" calcext:value-type="float">
            <text:p>9.1E-19</text:p>
          </table:table-cell>
          <table:table-cell office:value-type="string" calcext:value-type="string">
            <text:p>LOW QUALITY PROTEIN: uncharacterized protein LOC103041484 [Astyanax mexicanus]</text:p>
          </table:table-cell>
        </table:table-row>
        <table:table-row table:style-name="ro1">
          <table:table-cell office:value-type="string" calcext:value-type="string">
            <text:p>XP_025092648.1</text:p>
          </table:table-cell>
          <table:table-cell office:value-type="string" calcext:value-type="string">
            <text:p>Chitin_synth_2</text:p>
          </table:table-cell>
          <table:table-cell office:value-type="float" office:value="4.1E-019" calcext:value-type="float">
            <text:p>4.1E-19</text:p>
          </table:table-cell>
          <table:table-cell office:value-type="float" office:value="5.1E-020" calcext:value-type="float">
            <text:p>5.1E-20</text:p>
          </table:table-cell>
          <table:table-cell office:value-type="float" office:value="3.2E-016" calcext:value-type="float">
            <text:p>3.2E-16</text:p>
          </table:table-cell>
          <table:table-cell office:value-type="string" calcext:value-type="string">
            <text:p>uncharacterized protein LOC112563113 [Pomacea canaliculata]</text:p>
          </table:table-cell>
        </table:table-row>
        <table:table-row table:style-name="ro1">
          <table:table-cell office:value-type="string" calcext:value-type="string">
            <text:p>XP_029655378.2</text:p>
          </table:table-cell>
          <table:table-cell office:value-type="string" calcext:value-type="string">
            <text:p>Chitin_synth_2</text:p>
          </table:table-cell>
          <table:table-cell office:value-type="float" office:value="4.3E-019" calcext:value-type="float">
            <text:p>4.3E-19</text:p>
          </table:table-cell>
          <table:table-cell office:value-type="float" office:value="6.8E-023" calcext:value-type="float">
            <text:p>6.8E-23</text:p>
          </table:table-cell>
          <table:table-cell office:value-type="float" office:value="4.3E-019" calcext:value-type="float">
            <text:p>4.3E-19</text:p>
          </table:table-cell>
          <table:table-cell office:value-type="string" calcext:value-type="string">
            <text:p>uncharacterized protein LOC115229098 <text:s/>partial [Octopus vulgaris]</text:p>
          </table:table-cell>
        </table:table-row>
        <table:table-row table:style-name="ro1">
          <table:table-cell office:value-type="string" calcext:value-type="string">
            <text:p>XP_033762780.1</text:p>
          </table:table-cell>
          <table:table-cell office:value-type="string" calcext:value-type="string">
            <text:p>Chitin_synth_2</text:p>
          </table:table-cell>
          <table:table-cell office:value-type="float" office:value="6E-019" calcext:value-type="float">
            <text:p>6E-19</text:p>
          </table:table-cell>
          <table:table-cell office:value-type="float" office:value="5E-020" calcext:value-type="float">
            <text:p>5E-20</text:p>
          </table:table-cell>
          <table:table-cell office:value-type="float" office:value="3.2E-016" calcext:value-type="float">
            <text:p>3.2E-16</text:p>
          </table:table-cell>
          <table:table-cell office:value-type="string" calcext:value-type="string">
            <text:p>uncharacterized protein LOC117344218 [Pecten maximus]</text:p>
          </table:table-cell>
        </table:table-row>
        <table:table-row table:style-name="ro1">
          <table:table-cell office:value-type="string" calcext:value-type="string">
            <text:p>XP_030232360.1</text:p>
          </table:table-cell>
          <table:table-cell office:value-type="string" calcext:value-type="string">
            <text:p>Chitin_synth_2</text:p>
          </table:table-cell>
          <table:table-cell office:value-type="float" office:value="6.4E-019" calcext:value-type="float">
            <text:p>6.4E-19</text:p>
          </table:table-cell>
          <table:table-cell office:value-type="float" office:value="2E-021" calcext:value-type="float">
            <text:p>2E-21</text:p>
          </table:table-cell>
          <table:table-cell office:value-type="float" office:value="1.3E-017" calcext:value-type="float">
            <text:p>1.3E-17</text:p>
          </table:table-cell>
          <table:table-cell office:value-type="string" calcext:value-type="string">
            <text:p>LOW QUALITY PROTEIN: chitin synthase chs-2-like [Gadus morhua]</text:p>
          </table:table-cell>
        </table:table-row>
        <table:table-row table:style-name="ro1">
          <table:table-cell office:value-type="string" calcext:value-type="string">
            <text:p>XP_023007999.2</text:p>
          </table:table-cell>
          <table:table-cell office:value-type="string" calcext:value-type="string">
            <text:p>Chitin_synth_2</text:p>
          </table:table-cell>
          <table:table-cell office:value-type="float" office:value="7.5E-019" calcext:value-type="float">
            <text:p>7.5E-19</text:p>
          </table:table-cell>
          <table:table-cell office:value-type="float" office:value="7.1E-022" calcext:value-type="float">
            <text:p>7.1E-22</text:p>
          </table:table-cell>
          <table:table-cell office:value-type="float" office:value="4.5E-018" calcext:value-type="float">
            <text:p>4.5E-18</text:p>
          </table:table-cell>
          <table:table-cell office:value-type="string" calcext:value-type="string">
            <text:p>chitin synthase chs-1-like [Maylandia zebra]</text:p>
          </table:table-cell>
        </table:table-row>
        <table:table-row table:style-name="ro1">
          <table:table-cell office:value-type="string" calcext:value-type="string">
            <text:p>XP_020944639.1</text:p>
          </table:table-cell>
          <table:table-cell office:value-type="string" calcext:value-type="string">
            <text:p>Chitin_synth_2</text:p>
          </table:table-cell>
          <table:table-cell office:value-type="float" office:value="8.7E-019" calcext:value-type="float">
            <text:p>8.7E-19</text:p>
          </table:table-cell>
          <table:table-cell office:value-type="float" office:value="0.0013" calcext:value-type="float">
            <text:p>0.0013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hyaluronan synthase 2-like [Sus scrofa]</text:p>
          </table:table-cell>
        </table:table-row>
        <table:table-row table:style-name="ro1">
          <table:table-cell office:value-type="string" calcext:value-type="string">
            <text:p>XP_017580185.1</text:p>
          </table:table-cell>
          <table:table-cell office:value-type="string" calcext:value-type="string">
            <text:p>Chitin_synth_2</text:p>
          </table:table-cell>
          <table:table-cell office:value-type="float" office:value="1.4E-018" calcext:value-type="float">
            <text:p>1.4E-18</text:p>
          </table:table-cell>
          <table:table-cell office:value-type="float" office:value="2.3E-022" calcext:value-type="float">
            <text:p>2.3E-22</text:p>
          </table:table-cell>
          <table:table-cell office:value-type="float" office:value="1.4E-018" calcext:value-type="float">
            <text:p>1.4E-18</text:p>
          </table:table-cell>
          <table:table-cell office:value-type="string" calcext:value-type="string">
            <text:p>chitin synthase 1 [Pygocentrus nattereri]</text:p>
          </table:table-cell>
        </table:table-row>
        <table:table-row table:style-name="ro1">
          <table:table-cell office:value-type="string" calcext:value-type="string">
            <text:p>XP_019214875.1</text:p>
          </table:table-cell>
          <table:table-cell office:value-type="string" calcext:value-type="string">
            <text:p>Chitin_synth_2</text:p>
          </table:table-cell>
          <table:table-cell office:value-type="float" office:value="1.6E-018" calcext:value-type="float">
            <text:p>1.6E-18</text:p>
          </table:table-cell>
          <table:table-cell office:value-type="float" office:value="1.9E-021" calcext:value-type="float">
            <text:p>1.9E-21</text:p>
          </table:table-cell>
          <table:table-cell office:value-type="float" office:value="1.2E-017" calcext:value-type="float">
            <text:p>1.2E-17</text:p>
          </table:table-cell>
          <table:table-cell office:value-type="string" calcext:value-type="string">
            <text:p>chitin synthase chs-1 [Oreochromis niloticus]</text:p>
          </table:table-cell>
        </table:table-row>
        <table:table-row table:style-name="ro1">
          <table:table-cell office:value-type="string" calcext:value-type="string">
            <text:p>XP_035256043.1</text:p>
          </table:table-cell>
          <table:table-cell office:value-type="string" calcext:value-type="string">
            <text:p>Chitin_synth_2</text:p>
          </table:table-cell>
          <table:table-cell office:value-type="float" office:value="1.8E-018" calcext:value-type="float">
            <text:p>1.8E-18</text:p>
          </table:table-cell>
          <table:table-cell office:value-type="float" office:value="2.9E-022" calcext:value-type="float">
            <text:p>2.9E-22</text:p>
          </table:table-cell>
          <table:table-cell office:value-type="float" office:value="1.8E-018" calcext:value-type="float">
            <text:p>1.8E-18</text:p>
          </table:table-cell>
          <table:table-cell office:value-type="string" calcext:value-type="string">
            <text:p>chitin synthase 1 [Anguilla anguilla]</text:p>
          </table:table-cell>
        </table:table-row>
        <table:table-row table:style-name="ro1">
          <table:table-cell office:value-type="string" calcext:value-type="string">
            <text:p>XP_041920815.1</text:p>
          </table:table-cell>
          <table:table-cell office:value-type="string" calcext:value-type="string">
            <text:p>Chitin_synth_2</text:p>
          </table:table-cell>
          <table:table-cell office:value-type="float" office:value="2.4E-018" calcext:value-type="float">
            <text:p>2.4E-18</text:p>
          </table:table-cell>
          <table:table-cell office:value-type="float" office:value="9.9E-022" calcext:value-type="float">
            <text:p>9.9E-22</text:p>
          </table:table-cell>
          <table:table-cell office:value-type="float" office:value="6.2E-018" calcext:value-type="float">
            <text:p>6.2E-18</text:p>
          </table:table-cell>
          <table:table-cell office:value-type="string" calcext:value-type="string">
            <text:p>chitin synthase 1 [Alosa sapidissima]</text:p>
          </table:table-cell>
        </table:table-row>
        <table:table-row table:style-name="ro1">
          <table:table-cell office:value-type="string" calcext:value-type="string">
            <text:p>XP_037831671.1</text:p>
          </table:table-cell>
          <table:table-cell office:value-type="string" calcext:value-type="string">
            <text:p>Chitin_synth_2</text:p>
          </table:table-cell>
          <table:table-cell office:value-type="float" office:value="2.6E-018" calcext:value-type="float">
            <text:p>2.6E-18</text:p>
          </table:table-cell>
          <table:table-cell office:value-type="float" office:value="4.4E-022" calcext:value-type="float">
            <text:p>4.4E-22</text:p>
          </table:table-cell>
          <table:table-cell office:value-type="float" office:value="2.8E-018" calcext:value-type="float">
            <text:p>2.8E-18</text:p>
          </table:table-cell>
          <table:table-cell office:value-type="string" calcext:value-type="string">
            <text:p>chitin synthase chs-1-like isoform X5 [Kryptolebias marmoratus]</text:p>
          </table:table-cell>
        </table:table-row>
        <table:table-row table:style-name="ro1">
          <table:table-cell office:value-type="string" calcext:value-type="string">
            <text:p>XP_037831668.1</text:p>
          </table:table-cell>
          <table:table-cell office:value-type="string" calcext:value-type="string">
            <text:p>Chitin_synth_2</text:p>
          </table:table-cell>
          <table:table-cell office:value-type="float" office:value="4.6E-018" calcext:value-type="float">
            <text:p>4.6E-18</text:p>
          </table:table-cell>
          <table:table-cell office:value-type="float" office:value="7.2E-022" calcext:value-type="float">
            <text:p>7.2E-22</text:p>
          </table:table-cell>
          <table:table-cell office:value-type="float" office:value="4.6E-018" calcext:value-type="float">
            <text:p>4.6E-18</text:p>
          </table:table-cell>
          <table:table-cell office:value-type="string" calcext:value-type="string">
            <text:p>chitin synthase chs-1-like isoform X1 [Kryptolebias marmoratus]</text:p>
          </table:table-cell>
        </table:table-row>
        <table:table-row table:style-name="ro1">
          <table:table-cell office:value-type="string" calcext:value-type="string">
            <text:p>XP_024864200.1</text:p>
          </table:table-cell>
          <table:table-cell office:value-type="string" calcext:value-type="string">
            <text:p>Chitin_synth_2</text:p>
          </table:table-cell>
          <table:table-cell office:value-type="float" office:value="6.2E-018" calcext:value-type="float">
            <text:p>6.2E-18</text:p>
          </table:table-cell>
          <table:table-cell office:value-type="float" office:value="9.8E-022" calcext:value-type="float">
            <text:p>9.8E-22</text:p>
          </table:table-cell>
          <table:table-cell office:value-type="float" office:value="6.2E-018" calcext:value-type="float">
            <text:p>6.2E-18</text:p>
          </table:table-cell>
          <table:table-cell office:value-type="string" calcext:value-type="string">
            <text:p>chitin synthase chs-2-like isoform X1 [Kryptolebias marmoratus]</text:p>
          </table:table-cell>
        </table:table-row>
        <table:table-row table:style-name="ro1">
          <table:table-cell office:value-type="string" calcext:value-type="string">
            <text:p>XP_031597611.1</text:p>
          </table:table-cell>
          <table:table-cell office:value-type="string" calcext:value-type="string">
            <text:p>Chitin_synth_2</text:p>
          </table:table-cell>
          <table:table-cell office:value-type="float" office:value="8.3E-018" calcext:value-type="float">
            <text:p>8.3E-18</text:p>
          </table:table-cell>
          <table:table-cell office:value-type="float" office:value="1.9E-021" calcext:value-type="float">
            <text:p>1.9E-21</text:p>
          </table:table-cell>
          <table:table-cell office:value-type="float" office:value="1.2E-017" calcext:value-type="float">
            <text:p>1.2E-17</text:p>
          </table:table-cell>
          <table:table-cell office:value-type="string" calcext:value-type="string">
            <text:p>chitin synthase 1 [Oreochromis aureus]</text:p>
          </table:table-cell>
        </table:table-row>
        <table:table-row table:style-name="ro1">
          <table:table-cell office:value-type="string" calcext:value-type="string">
            <text:p>XP_019109831.1</text:p>
          </table:table-cell>
          <table:table-cell office:value-type="string" calcext:value-type="string">
            <text:p>Chitin_synth_2</text:p>
          </table:table-cell>
          <table:table-cell office:value-type="float" office:value="1.5E-017" calcext:value-type="float">
            <text:p>1.5E-17</text:p>
          </table:table-cell>
          <table:table-cell office:value-type="float" office:value="1.6E-020" calcext:value-type="float">
            <text:p>1.6E-20</text:p>
          </table:table-cell>
          <table:table-cell office:value-type="float" office:value="1E-016" calcext:value-type="float">
            <text:p>1E-16</text:p>
          </table:table-cell>
          <table:table-cell office:value-type="string" calcext:value-type="string">
            <text:p>chitin synthase chs-2 [Larimichthys crocea]</text:p>
          </table:table-cell>
        </table:table-row>
        <table:table-row table:style-name="ro1">
          <table:table-cell office:value-type="string" calcext:value-type="string">
            <text:p>XP_043111067.1</text:p>
          </table:table-cell>
          <table:table-cell office:value-type="string" calcext:value-type="string">
            <text:p>Chitin_synth_2</text:p>
          </table:table-cell>
          <table:table-cell office:value-type="float" office:value="1.7E-017" calcext:value-type="float">
            <text:p>1.7E-17</text:p>
          </table:table-cell>
          <table:table-cell office:value-type="float" office:value="2.7E-021" calcext:value-type="float">
            <text:p>2.7E-21</text:p>
          </table:table-cell>
          <table:table-cell office:value-type="float" office:value="1.7E-017" calcext:value-type="float">
            <text:p>1.7E-17</text:p>
          </table:table-cell>
          <table:table-cell office:value-type="string" calcext:value-type="string">
            <text:p>chitin synthase 1 [Puntigrus tetrazona]</text:p>
          </table:table-cell>
        </table:table-row>
        <table:table-row table:style-name="ro1">
          <table:table-cell office:value-type="string" calcext:value-type="string">
            <text:p>XP_033824688.1</text:p>
          </table:table-cell>
          <table:table-cell office:value-type="string" calcext:value-type="string">
            <text:p>Chitin_synth_2</text:p>
          </table:table-cell>
          <table:table-cell office:value-type="float" office:value="1.7E-017" calcext:value-type="float">
            <text:p>1.7E-17</text:p>
          </table:table-cell>
          <table:table-cell office:value-type="float" office:value="0.097" calcext:value-type="float">
            <text:p>0.097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hyaluronan synthase 3 [Periophthalmus magnuspinnatus]</text:p>
          </table:table-cell>
        </table:table-row>
        <table:table-row table:style-name="ro1">
          <table:table-cell office:value-type="string" calcext:value-type="string">
            <text:p>XP_040185150.1</text:p>
          </table:table-cell>
          <table:table-cell office:value-type="string" calcext:value-type="string">
            <text:p>Chitin_synth_2</text:p>
          </table:table-cell>
          <table:table-cell office:value-type="float" office:value="2.1E-017" calcext:value-type="float">
            <text:p>2.1E-17</text:p>
          </table:table-cell>
          <table:table-cell office:value-type="float" office:value="0.011" calcext:value-type="float">
            <text:p>0.01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yaluronan synthase 3 isoform X2 [Rana temporaria]</text:p>
          </table:table-cell>
        </table:table-row>
        <table:table-row table:style-name="ro1">
          <table:table-cell office:value-type="string" calcext:value-type="string">
            <text:p>XP_042592125.1</text:p>
          </table:table-cell>
          <table:table-cell office:value-type="string" calcext:value-type="string">
            <text:p>Chitin_synth_2</text:p>
          </table:table-cell>
          <table:table-cell office:value-type="float" office:value="2.1E-017" calcext:value-type="float">
            <text:p>2.1E-17</text:p>
          </table:table-cell>
          <table:table-cell office:value-type="float" office:value="3.3E-021" calcext:value-type="float">
            <text:p>3.3E-21</text:p>
          </table:table-cell>
          <table:table-cell office:value-type="float" office:value="2.1E-017" calcext:value-type="float">
            <text:p>2.1E-17</text:p>
          </table:table-cell>
          <table:table-cell office:value-type="string" calcext:value-type="string">
            <text:p>chitin synthase chs-2-like [Cyprinus carpio]</text:p>
          </table:table-cell>
        </table:table-row>
        <table:table-row table:style-name="ro1">
          <table:table-cell office:value-type="string" calcext:value-type="string">
            <text:p>XP_040185149.1</text:p>
          </table:table-cell>
          <table:table-cell office:value-type="string" calcext:value-type="string">
            <text:p>Chitin_synth_2</text:p>
          </table:table-cell>
          <table:table-cell office:value-type="float" office:value="2.4E-017" calcext:value-type="float">
            <text:p>2.4E-17</text:p>
          </table:table-cell>
          <table:table-cell office:value-type="float" office:value="0.011" calcext:value-type="float">
            <text:p>0.01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yaluronan synthase 3 isoform X1 [Rana temporaria]</text:p>
          </table:table-cell>
        </table:table-row>
        <table:table-row table:style-name="ro1">
          <table:table-cell office:value-type="string" calcext:value-type="string">
            <text:p>XP_039593205.1</text:p>
          </table:table-cell>
          <table:table-cell office:value-type="string" calcext:value-type="string">
            <text:p>Chitin_synth_2</text:p>
          </table:table-cell>
          <table:table-cell office:value-type="float" office:value="2.7E-017" calcext:value-type="float">
            <text:p>2.7E-17</text:p>
          </table:table-cell>
          <table:table-cell office:value-type="float" office:value="0.014" calcext:value-type="float">
            <text:p>0.01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yaluronan synthase 2 [Polypterus senegalus]</text:p>
          </table:table-cell>
        </table:table-row>
        <table:table-row table:style-name="ro1">
          <table:table-cell office:value-type="string" calcext:value-type="string">
            <text:p>XP_034419469.1</text:p>
          </table:table-cell>
          <table:table-cell office:value-type="string" calcext:value-type="string">
            <text:p>Chitin_synth_2</text:p>
          </table:table-cell>
          <table:table-cell office:value-type="float" office:value="2.7E-017" calcext:value-type="float">
            <text:p>2.7E-17</text:p>
          </table:table-cell>
          <table:table-cell office:value-type="float" office:value="6.1E-021" calcext:value-type="float">
            <text:p>6.1E-21</text:p>
          </table:table-cell>
          <table:table-cell office:value-type="float" office:value="3.8E-017" calcext:value-type="float">
            <text:p>3.8E-17</text:p>
          </table:table-cell>
          <table:table-cell office:value-type="string" calcext:value-type="string">
            <text:p>chitin synthase 1 [Cyclopterus lumpus]</text:p>
          </table:table-cell>
        </table:table-row>
        <table:table-row table:style-name="ro1">
          <table:table-cell office:value-type="string" calcext:value-type="string">
            <text:p>XP_004556264.1</text:p>
          </table:table-cell>
          <table:table-cell office:value-type="string" calcext:value-type="string">
            <text:p>Chitin_synth_2</text:p>
          </table:table-cell>
          <table:table-cell office:value-type="float" office:value="3.1E-017" calcext:value-type="float">
            <text:p>3.1E-17</text:p>
          </table:table-cell>
          <table:table-cell office:value-type="float" office:value="0.081" calcext:value-type="float">
            <text:p>0.08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hyaluronan synthase 3 [Maylandia zebra]</text:p>
          </table:table-cell>
        </table:table-row>
        <table:table-row table:style-name="ro1">
          <table:table-cell office:value-type="string" calcext:value-type="string">
            <text:p>XP_043297442.1</text:p>
          </table:table-cell>
          <table:table-cell office:value-type="string" calcext:value-type="string">
            <text:p>Chitin_synth_2</text:p>
          </table:table-cell>
          <table:table-cell office:value-type="float" office:value="3.8E-017" calcext:value-type="float">
            <text:p>3.8E-17</text:p>
          </table:table-cell>
          <table:table-cell office:value-type="float" office:value="0.024" calcext:value-type="float">
            <text:p>0.02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yaluronan synthase 2-like [Cervus canadensis]</text:p>
          </table:table-cell>
        </table:table-row>
        <table:table-row table:style-name="ro1">
          <table:table-cell office:value-type="string" calcext:value-type="string">
            <text:p>XP_037548982.1</text:p>
          </table:table-cell>
          <table:table-cell office:value-type="string" calcext:value-type="string">
            <text:p>Chitin_synth_2</text:p>
          </table:table-cell>
          <table:table-cell office:value-type="float" office:value="3.8E-017" calcext:value-type="float">
            <text:p>3.8E-17</text:p>
          </table:table-cell>
          <table:table-cell office:value-type="float" office:value="1.3E-019" calcext:value-type="float">
            <text:p>1.3E-19</text:p>
          </table:table-cell>
          <table:table-cell office:value-type="float" office:value="8.2E-016" calcext:value-type="float">
            <text:p>8.2E-16</text:p>
          </table:table-cell>
          <table:table-cell office:value-type="string" calcext:value-type="string">
            <text:p>chitin synthase chs-1-like <text:s/>partial [Nematolebias whitei]</text:p>
          </table:table-cell>
        </table:table-row>
        <table:table-row table:style-name="ro1">
          <table:table-cell office:value-type="string" calcext:value-type="string">
            <text:p>XP_007249277.2</text:p>
          </table:table-cell>
          <table:table-cell office:value-type="string" calcext:value-type="string">
            <text:p>Chitin_synth_2</text:p>
          </table:table-cell>
          <table:table-cell office:value-type="float" office:value="3.9E-017" calcext:value-type="float">
            <text:p>3.9E-17</text:p>
          </table:table-cell>
          <table:table-cell office:value-type="float" office:value="0.24" calcext:value-type="float">
            <text:p>0.2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hyaluronan synthase 3 [Astyanax mexicanus]</text:p>
          </table:table-cell>
        </table:table-row>
        <table:table-row table:style-name="ro1">
          <table:table-cell office:value-type="string" calcext:value-type="string">
            <text:p>XP_025139081.1</text:p>
          </table:table-cell>
          <table:table-cell office:value-type="string" calcext:value-type="string">
            <text:p>Chitin_synth_2</text:p>
          </table:table-cell>
          <table:table-cell office:value-type="float" office:value="4.3E-017" calcext:value-type="float">
            <text:p>4.3E-17</text:p>
          </table:table-cell>
          <table:table-cell office:value-type="float" office:value="0.017" calcext:value-type="float">
            <text:p>0.01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yaluronan synthase 2-like [Bubalus bubalis]</text:p>
          </table:table-cell>
        </table:table-row>
        <table:table-row table:style-name="ro1">
          <table:table-cell office:value-type="string" calcext:value-type="string">
            <text:p>XP_005354658.1</text:p>
          </table:table-cell>
          <table:table-cell office:value-type="string" calcext:value-type="string">
            <text:p>Chitin_synth_2</text:p>
          </table:table-cell>
          <table:table-cell office:value-type="float" office:value="4.5E-017" calcext:value-type="float">
            <text:p>4.5E-17</text:p>
          </table:table-cell>
          <table:table-cell office:value-type="float" office:value="0.016" calcext:value-type="float">
            <text:p>0.0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yaluronan synthase 2 [Microtus ochrogaster]</text:p>
          </table:table-cell>
        </table:table-row>
        <table:table-row table:style-name="ro1">
          <table:table-cell office:value-type="string" calcext:value-type="string">
            <text:p>XP_042103442.1</text:p>
          </table:table-cell>
          <table:table-cell office:value-type="string" calcext:value-type="string">
            <text:p>Chitin_synth_2</text:p>
          </table:table-cell>
          <table:table-cell office:value-type="float" office:value="4.7E-017" calcext:value-type="float">
            <text:p>4.7E-17</text:p>
          </table:table-cell>
          <table:table-cell office:value-type="float" office:value="0.023" calcext:value-type="float">
            <text:p>0.02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hyaluronan synthase 2-like [Ovis aries]</text:p>
          </table:table-cell>
        </table:table-row>
        <table:table-row table:style-name="ro1">
          <table:table-cell office:value-type="string" calcext:value-type="string">
            <text:p>XP_012598796.1</text:p>
          </table:table-cell>
          <table:table-cell office:value-type="string" calcext:value-type="string">
            <text:p>Chitin_synth_2</text:p>
          </table:table-cell>
          <table:table-cell office:value-type="float" office:value="5E-017" calcext:value-type="float">
            <text:p>5E-17</text:p>
          </table:table-cell>
          <table:table-cell office:value-type="float" office:value="0.016" calcext:value-type="float">
            <text:p>0.0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yaluronan synthase 2 [Microcebus murinus]</text:p>
          </table:table-cell>
        </table:table-row>
        <table:table-row table:style-name="ro1">
          <table:table-cell office:value-type="string" calcext:value-type="string">
            <text:p>XP_043738311.1</text:p>
          </table:table-cell>
          <table:table-cell office:value-type="string" calcext:value-type="string">
            <text:p>Chitin_synth_2</text:p>
          </table:table-cell>
          <table:table-cell office:value-type="float" office:value="5.2E-017" calcext:value-type="float">
            <text:p>5.2E-17</text:p>
          </table:table-cell>
          <table:table-cell office:value-type="float" office:value="0.024" calcext:value-type="float">
            <text:p>0.02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yaluronan synthase 2-like [Cervus elaphus]</text:p>
          </table:table-cell>
        </table:table-row>
        <table:table-row table:style-name="ro1">
          <table:table-cell office:value-type="string" calcext:value-type="string">
            <text:p>XP_038199534.1</text:p>
          </table:table-cell>
          <table:table-cell office:value-type="string" calcext:value-type="string">
            <text:p>Chitin_synth_2</text:p>
          </table:table-cell>
          <table:table-cell office:value-type="float" office:value="5.3E-017" calcext:value-type="float">
            <text:p>5.3E-17</text:p>
          </table:table-cell>
          <table:table-cell office:value-type="float" office:value="0.02" calcext:value-type="float">
            <text:p>0.0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hyaluronan synthase 2 [Arvicola amphibius]</text:p>
          </table:table-cell>
        </table:table-row>
        <table:table-row table:style-name="ro1">
          <table:table-cell office:value-type="string" calcext:value-type="string">
            <text:p>XP_034541949.1</text:p>
          </table:table-cell>
          <table:table-cell office:value-type="string" calcext:value-type="string">
            <text:p>Chitin_synth_2</text:p>
          </table:table-cell>
          <table:table-cell office:value-type="float" office:value="5.4E-017" calcext:value-type="float">
            <text:p>5.4E-17</text:p>
          </table:table-cell>
          <table:table-cell office:value-type="float" office:value="0.2" calcext:value-type="float">
            <text:p>0.2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hyaluronan synthase 3 [Notolabrus celidotus]</text:p>
          </table:table-cell>
        </table:table-row>
        <table:table-row table:style-name="ro1">
          <table:table-cell office:value-type="string" calcext:value-type="string">
            <text:p>NP_001075479.1</text:p>
          </table:table-cell>
          <table:table-cell office:value-type="string" calcext:value-type="string">
            <text:p>Chitin_synth_2</text:p>
          </table:table-cell>
          <table:table-cell office:value-type="float" office:value="5.5E-017" calcext:value-type="float">
            <text:p>5.5E-17</text:p>
          </table:table-cell>
          <table:table-cell office:value-type="float" office:value="0.016" calcext:value-type="float">
            <text:p>0.0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yaluronan synthase 2 [Oryctolagus cuniculus]</text:p>
          </table:table-cell>
        </table:table-row>
        <table:table-row table:style-name="ro1">
          <table:table-cell office:value-type="string" calcext:value-type="string">
            <text:p>XP_008253862.1</text:p>
          </table:table-cell>
          <table:table-cell office:value-type="string" calcext:value-type="string">
            <text:p>Chitin_synth_2</text:p>
          </table:table-cell>
          <table:table-cell office:value-type="float" office:value="5.5E-017" calcext:value-type="float">
            <text:p>5.5E-17</text:p>
          </table:table-cell>
          <table:table-cell office:value-type="float" office:value="0.016" calcext:value-type="float">
            <text:p>0.0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EDICTED: hyaluronan synthase 2 isoform X1 [Oryctolagus cuniculus]</text:p>
          </table:table-cell>
        </table:table-row>
        <table:table-row table:style-name="ro1">
          <table:table-cell office:value-type="string" calcext:value-type="string">
            <text:p>XP_027287481.1</text:p>
          </table:table-cell>
          <table:table-cell office:value-type="string" calcext:value-type="string">
            <text:p>Chitin_synth_2</text:p>
          </table:table-cell>
          <table:table-cell office:value-type="float" office:value="5.5E-017" calcext:value-type="float">
            <text:p>5.5E-17</text:p>
          </table:table-cell>
          <table:table-cell office:value-type="float" office:value="0.015" calcext:value-type="float">
            <text:p>0.01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hyaluronan synthase 2 isoform X3 [Cricetulus griseus]</text:p>
          </table:table-cell>
        </table:table-row>
        <table:table-row table:style-name="ro1">
          <table:table-cell office:value-type="string" calcext:value-type="string">
            <text:p>XP_030221823.1</text:p>
          </table:table-cell>
          <table:table-cell office:value-type="string" calcext:value-type="string">
            <text:p>Chitin_synth_2</text:p>
          </table:table-cell>
          <table:table-cell office:value-type="float" office:value="5.5E-017" calcext:value-type="float">
            <text:p>5.5E-17</text:p>
          </table:table-cell>
          <table:table-cell office:value-type="float" office:value="0.32" calcext:value-type="float">
            <text:p>0.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yaluronan synthase 3 [Gadus morhua]</text:p>
          </table:table-cell>
        </table:table-row>
        <table:table-row table:style-name="ro1">
          <table:table-cell office:value-type="string" calcext:value-type="string">
            <text:p>XP_004580762.1</text:p>
          </table:table-cell>
          <table:table-cell office:value-type="string" calcext:value-type="string">
            <text:p>Chitin_synth_2</text:p>
          </table:table-cell>
          <table:table-cell office:value-type="float" office:value="5.5E-017" calcext:value-type="float">
            <text:p>5.5E-17</text:p>
          </table:table-cell>
          <table:table-cell office:value-type="float" office:value="0.015" calcext:value-type="float">
            <text:p>0.01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yaluronan synthase 2 [Ochotona princeps]</text:p>
          </table:table-cell>
        </table:table-row>
        <table:table-row table:style-name="ro1">
          <table:table-cell office:value-type="string" calcext:value-type="string">
            <text:p>NP_037285.1</text:p>
          </table:table-cell>
          <table:table-cell office:value-type="string" calcext:value-type="string">
            <text:p>Chitin_synth_2</text:p>
          </table:table-cell>
          <table:table-cell office:value-type="float" office:value="5.6E-017" calcext:value-type="float">
            <text:p>5.6E-17</text:p>
          </table:table-cell>
          <table:table-cell office:value-type="float" office:value="0.018" calcext:value-type="float">
            <text:p>0.01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yaluronan synthase 2 [Rattus norvegicus]</text:p>
          </table:table-cell>
        </table:table-row>
        <table:table-row table:style-name="ro1">
          <table:table-cell office:value-type="string" calcext:value-type="string">
            <text:p>XP_032746737.1</text:p>
          </table:table-cell>
          <table:table-cell office:value-type="string" calcext:value-type="string">
            <text:p>Chitin_synth_2</text:p>
          </table:table-cell>
          <table:table-cell office:value-type="float" office:value="5.6E-017" calcext:value-type="float">
            <text:p>5.6E-17</text:p>
          </table:table-cell>
          <table:table-cell office:value-type="float" office:value="0.018" calcext:value-type="float">
            <text:p>0.01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yaluronan synthase 2 [Rattus rattus]</text:p>
          </table:table-cell>
        </table:table-row>
        <table:table-row table:style-name="ro1">
          <table:table-cell office:value-type="string" calcext:value-type="string">
            <text:p>XP_034031463.1</text:p>
          </table:table-cell>
          <table:table-cell office:value-type="string" calcext:value-type="string">
            <text:p>Chitin_synth_2</text:p>
          </table:table-cell>
          <table:table-cell office:value-type="float" office:value="5.8E-017" calcext:value-type="float">
            <text:p>5.8E-17</text:p>
          </table:table-cell>
          <table:table-cell office:value-type="float" office:value="0.22" calcext:value-type="float">
            <text:p>0.22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hyaluronan synthase 3 [Thalassophryne amazonica]</text:p>
          </table:table-cell>
        </table:table-row>
        <table:table-row table:style-name="ro1">
          <table:table-cell office:value-type="string" calcext:value-type="string">
            <text:p>XP_030586823.1</text:p>
          </table:table-cell>
          <table:table-cell office:value-type="string" calcext:value-type="string">
            <text:p>Chitin_synth_2</text:p>
          </table:table-cell>
          <table:table-cell office:value-type="float" office:value="5.9E-017" calcext:value-type="float">
            <text:p>5.9E-17</text:p>
          </table:table-cell>
          <table:table-cell office:value-type="float" office:value="0.17" calcext:value-type="float">
            <text:p>0.17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LOW QUALITY PROTEIN: hyaluronan synthase 3 [Archocentrus centrarchus]</text:p>
          </table:table-cell>
        </table:table-row>
        <table:table-row table:style-name="ro1">
          <table:table-cell office:value-type="string" calcext:value-type="string">
            <text:p>XP_042352650.1</text:p>
          </table:table-cell>
          <table:table-cell office:value-type="string" calcext:value-type="string">
            <text:p>Chitin_synth_2</text:p>
          </table:table-cell>
          <table:table-cell office:value-type="float" office:value="6.2E-017" calcext:value-type="float">
            <text:p>6.2E-17</text:p>
          </table:table-cell>
          <table:table-cell office:value-type="float" office:value="0.18" calcext:value-type="float">
            <text:p>0.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hyaluronan synthase 3 [Plectropomus leopardus]</text:p>
          </table:table-cell>
        </table:table-row>
        <table:table-row table:style-name="ro1">
          <table:table-cell office:value-type="string" calcext:value-type="string">
            <text:p>NP_032242.3</text:p>
          </table:table-cell>
          <table:table-cell office:value-type="string" calcext:value-type="string">
            <text:p>Chitin_synth_2</text:p>
          </table:table-cell>
          <table:table-cell office:value-type="float" office:value="6.2E-017" calcext:value-type="float">
            <text:p>6.2E-17</text:p>
          </table:table-cell>
          <table:table-cell office:value-type="float" office:value="0.018" calcext:value-type="float">
            <text:p>0.01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yaluronan synthase 2 [Mus musculus]</text:p>
          </table:table-cell>
        </table:table-row>
        <table:table-row table:style-name="ro1">
          <table:table-cell office:value-type="string" calcext:value-type="string">
            <text:p>XP_006982443.1</text:p>
          </table:table-cell>
          <table:table-cell office:value-type="string" calcext:value-type="string">
            <text:p>Chitin_synth_2</text:p>
          </table:table-cell>
          <table:table-cell office:value-type="float" office:value="6.2E-017" calcext:value-type="float">
            <text:p>6.2E-17</text:p>
          </table:table-cell>
          <table:table-cell office:value-type="float" office:value="0.018" calcext:value-type="float">
            <text:p>0.01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yaluronan synthase 2 [Peromyscus maniculatus bairdii]</text:p>
          </table:table-cell>
        </table:table-row>
        <table:table-row table:style-name="ro1">
          <table:table-cell office:value-type="string" calcext:value-type="string">
            <text:p>XP_021039450.1</text:p>
          </table:table-cell>
          <table:table-cell office:value-type="string" calcext:value-type="string">
            <text:p>Chitin_synth_2</text:p>
          </table:table-cell>
          <table:table-cell office:value-type="float" office:value="6.2E-017" calcext:value-type="float">
            <text:p>6.2E-17</text:p>
          </table:table-cell>
          <table:table-cell office:value-type="float" office:value="0.018" calcext:value-type="float">
            <text:p>0.01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yaluronan synthase 2 [Mus caroli]</text:p>
          </table:table-cell>
        </table:table-row>
        <table:table-row table:style-name="ro1">
          <table:table-cell office:value-type="string" calcext:value-type="string">
            <text:p>XP_028727736.1</text:p>
          </table:table-cell>
          <table:table-cell office:value-type="string" calcext:value-type="string">
            <text:p>Chitin_synth_2</text:p>
          </table:table-cell>
          <table:table-cell office:value-type="float" office:value="6.2E-017" calcext:value-type="float">
            <text:p>6.2E-17</text:p>
          </table:table-cell>
          <table:table-cell office:value-type="float" office:value="0.018" calcext:value-type="float">
            <text:p>0.01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yaluronan synthase 2 [Peromyscus leucopus]</text:p>
          </table:table-cell>
        </table:table-row>
        <table:table-row table:style-name="ro1">
          <table:table-cell office:value-type="string" calcext:value-type="string">
            <text:p>XP_031214923.1</text:p>
          </table:table-cell>
          <table:table-cell office:value-type="string" calcext:value-type="string">
            <text:p>Chitin_synth_2</text:p>
          </table:table-cell>
          <table:table-cell office:value-type="float" office:value="6.2E-017" calcext:value-type="float">
            <text:p>6.2E-17</text:p>
          </table:table-cell>
          <table:table-cell office:value-type="float" office:value="0.018" calcext:value-type="float">
            <text:p>0.01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yaluronan synthase 2 [Mastomys coucha]</text:p>
          </table:table-cell>
        </table:table-row>
        <table:table-row table:style-name="ro1">
          <table:table-cell office:value-type="string" calcext:value-type="string">
            <text:p>XP_034373127.1</text:p>
          </table:table-cell>
          <table:table-cell office:value-type="string" calcext:value-type="string">
            <text:p>Chitin_synth_2</text:p>
          </table:table-cell>
          <table:table-cell office:value-type="float" office:value="6.2E-017" calcext:value-type="float">
            <text:p>6.2E-17</text:p>
          </table:table-cell>
          <table:table-cell office:value-type="float" office:value="0.018" calcext:value-type="float">
            <text:p>0.01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yaluronan synthase 2 [Arvicanthis niloticus]</text:p>
          </table:table-cell>
        </table:table-row>
        <table:table-row table:style-name="ro1">
          <table:table-cell office:value-type="string" calcext:value-type="string">
            <text:p>XP_036064564.1</text:p>
          </table:table-cell>
          <table:table-cell office:value-type="string" calcext:value-type="string">
            <text:p>Chitin_synth_2</text:p>
          </table:table-cell>
          <table:table-cell office:value-type="float" office:value="6.2E-017" calcext:value-type="float">
            <text:p>6.2E-17</text:p>
          </table:table-cell>
          <table:table-cell office:value-type="float" office:value="0.018" calcext:value-type="float">
            <text:p>0.01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yaluronan synthase 2 [Onychomys torridus]</text:p>
          </table:table-cell>
        </table:table-row>
        <table:table-row table:style-name="ro1">
          <table:table-cell office:value-type="string" calcext:value-type="string">
            <text:p>XP_021072243.1</text:p>
          </table:table-cell>
          <table:table-cell office:value-type="string" calcext:value-type="string">
            <text:p>Chitin_synth_2</text:p>
          </table:table-cell>
          <table:table-cell office:value-type="float" office:value="6.2E-017" calcext:value-type="float">
            <text:p>6.2E-17</text:p>
          </table:table-cell>
          <table:table-cell office:value-type="float" office:value="0.018" calcext:value-type="float">
            <text:p>0.01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yaluronan synthase 2 [Mus pahari]</text:p>
          </table:table-cell>
        </table:table-row>
        <table:table-row table:style-name="ro1">
          <table:table-cell office:value-type="string" calcext:value-type="string">
            <text:p>XP_005316252.1</text:p>
          </table:table-cell>
          <table:table-cell office:value-type="string" calcext:value-type="string">
            <text:p>Chitin_synth_2</text:p>
          </table:table-cell>
          <table:table-cell office:value-type="float" office:value="6.3E-017" calcext:value-type="float">
            <text:p>6.3E-17</text:p>
          </table:table-cell>
          <table:table-cell office:value-type="float" office:value="0.018" calcext:value-type="float">
            <text:p>0.01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yaluronan synthase 2 [Ictidomys tridecemlineatus]</text:p>
          </table:table-cell>
        </table:table-row>
        <table:table-row table:style-name="ro1">
          <table:table-cell office:value-type="string" calcext:value-type="string">
            <text:p>XP_040024970.1</text:p>
          </table:table-cell>
          <table:table-cell office:value-type="string" calcext:value-type="string">
            <text:p>Chitin_synth_2</text:p>
          </table:table-cell>
          <table:table-cell office:value-type="float" office:value="6.8E-017" calcext:value-type="float">
            <text:p>6.8E-17</text:p>
          </table:table-cell>
          <table:table-cell office:value-type="float" office:value="0.15" calcext:value-type="float">
            <text:p>0.15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hyaluronan synthase 3-like [Gasterosteus aculeatus aculeatus]</text:p>
          </table:table-cell>
        </table:table-row>
        <table:table-row table:style-name="ro1">
          <table:table-cell office:value-type="string" calcext:value-type="string">
            <text:p>XP_030588331.1</text:p>
          </table:table-cell>
          <table:table-cell office:value-type="string" calcext:value-type="string">
            <text:p>Chitin_synth_2</text:p>
          </table:table-cell>
          <table:table-cell office:value-type="float" office:value="7E-017" calcext:value-type="float">
            <text:p>7E-17</text:p>
          </table:table-cell>
          <table:table-cell office:value-type="float" office:value="0.18" calcext:value-type="float">
            <text:p>0.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hyaluronan synthase 3-like [Archocentrus centrarchus]</text:p>
          </table:table-cell>
        </table:table-row>
        <table:table-row table:style-name="ro1">
          <table:table-cell office:value-type="string" calcext:value-type="string">
            <text:p>XP_031609345.1</text:p>
          </table:table-cell>
          <table:table-cell office:value-type="string" calcext:value-type="string">
            <text:p>Chitin_synth_2</text:p>
          </table:table-cell>
          <table:table-cell office:value-type="float" office:value="7E-017" calcext:value-type="float">
            <text:p>7E-17</text:p>
          </table:table-cell>
          <table:table-cell office:value-type="float" office:value="0.12" calcext:value-type="float">
            <text:p>0.12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hyaluronan synthase 3 [Oreochromis aureus]</text:p>
          </table:table-cell>
        </table:table-row>
        <table:table-row table:style-name="ro1">
          <table:table-cell office:value-type="string" calcext:value-type="string">
            <text:p>XP_040019543.1</text:p>
          </table:table-cell>
          <table:table-cell office:value-type="string" calcext:value-type="string">
            <text:p>Chitin_synth_2</text:p>
          </table:table-cell>
          <table:table-cell office:value-type="float" office:value="7.3E-017" calcext:value-type="float">
            <text:p>7.3E-17</text:p>
          </table:table-cell>
          <table:table-cell office:value-type="float" office:value="0.15" calcext:value-type="float">
            <text:p>0.15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hyaluronan synthase 3-like isoform X1 [Gasterosteus aculeatus aculeatus]</text:p>
          </table:table-cell>
        </table:table-row>
        <table:table-row table:style-name="ro1">
          <table:table-cell office:value-type="string" calcext:value-type="string">
            <text:p>XP_003449238.1</text:p>
          </table:table-cell>
          <table:table-cell office:value-type="string" calcext:value-type="string">
            <text:p>Chitin_synth_2</text:p>
          </table:table-cell>
          <table:table-cell office:value-type="float" office:value="7.4E-017" calcext:value-type="float">
            <text:p>7.4E-17</text:p>
          </table:table-cell>
          <table:table-cell office:value-type="float" office:value="0.12" calcext:value-type="float">
            <text:p>0.12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hyaluronan synthase 3 [Oreochromis niloticus]</text:p>
          </table:table-cell>
        </table:table-row>
        <table:table-row table:style-name="ro1">
          <table:table-cell office:value-type="string" calcext:value-type="string">
            <text:p>XP_028595727.1</text:p>
          </table:table-cell>
          <table:table-cell office:value-type="string" calcext:value-type="string">
            <text:p>Chitin_synth_2</text:p>
          </table:table-cell>
          <table:table-cell office:value-type="float" office:value="7.8E-017" calcext:value-type="float">
            <text:p>7.8E-17</text:p>
          </table:table-cell>
          <table:table-cell office:value-type="float" office:value="0.056" calcext:value-type="float">
            <text:p>0.056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hyaluronan synthase 3 isoform X3 [Podarcis muralis]</text:p>
          </table:table-cell>
        </table:table-row>
        <table:table-row table:style-name="ro1">
          <table:table-cell office:value-type="string" calcext:value-type="string">
            <text:p>XP_029909950.1</text:p>
          </table:table-cell>
          <table:table-cell office:value-type="string" calcext:value-type="string">
            <text:p>Chitin_synth_2</text:p>
          </table:table-cell>
          <table:table-cell office:value-type="float" office:value="8.4E-017" calcext:value-type="float">
            <text:p>8.4E-17</text:p>
          </table:table-cell>
          <table:table-cell office:value-type="float" office:value="0.18" calcext:value-type="float">
            <text:p>0.18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yaluronan synthase 3 [Myripristis murdjan]</text:p>
          </table:table-cell>
        </table:table-row>
        <table:table-row table:style-name="ro1">
          <table:table-cell office:value-type="string" calcext:value-type="string">
            <text:p>XP_040019544.1</text:p>
          </table:table-cell>
          <table:table-cell office:value-type="string" calcext:value-type="string">
            <text:p>Chitin_synth_2</text:p>
          </table:table-cell>
          <table:table-cell office:value-type="float" office:value="8.4E-017" calcext:value-type="float">
            <text:p>8.4E-17</text:p>
          </table:table-cell>
          <table:table-cell office:value-type="float" office:value="0.23" calcext:value-type="float">
            <text:p>0.23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hyaluronan synthase 3-like isoform X2 [Gasterosteus aculeatus aculeatus]</text:p>
          </table:table-cell>
        </table:table-row>
        <table:table-row table:style-name="ro1">
          <table:table-cell office:value-type="string" calcext:value-type="string">
            <text:p>XP_028390573.1</text:p>
          </table:table-cell>
          <table:table-cell office:value-type="string" calcext:value-type="string">
            <text:p>Chitin_synth_2</text:p>
          </table:table-cell>
          <table:table-cell office:value-type="float" office:value="8.5E-017" calcext:value-type="float">
            <text:p>8.5E-17</text:p>
          </table:table-cell>
          <table:table-cell office:value-type="float" office:value="0.048" calcext:value-type="float">
            <text:p>0.04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yaluronan synthase 3 isoform X2 [Phyllostomus discolor]</text:p>
          </table:table-cell>
        </table:table-row>
        <table:table-row table:style-name="ro1">
          <table:table-cell office:value-type="string" calcext:value-type="string">
            <text:p>NP_005319.1</text:p>
          </table:table-cell>
          <table:table-cell office:value-type="string" calcext:value-type="string">
            <text:p>Chitin_synth_2</text:p>
          </table:table-cell>
          <table:table-cell office:value-type="float" office:value="8.6E-017" calcext:value-type="float">
            <text:p>8.6E-17</text:p>
          </table:table-cell>
          <table:table-cell office:value-type="float" office:value="0.018" calcext:value-type="float">
            <text:p>0.01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yaluronan synthase 2 [Homo sapiens]</text:p>
          </table:table-cell>
        </table:table-row>
        <table:table-row table:style-name="ro1">
          <table:table-cell office:value-type="string" calcext:value-type="string">
            <text:p>XP_001098841.1</text:p>
          </table:table-cell>
          <table:table-cell office:value-type="string" calcext:value-type="string">
            <text:p>Chitin_synth_2</text:p>
          </table:table-cell>
          <table:table-cell office:value-type="float" office:value="8.6E-017" calcext:value-type="float">
            <text:p>8.6E-17</text:p>
          </table:table-cell>
          <table:table-cell office:value-type="float" office:value="0.018" calcext:value-type="float">
            <text:p>0.01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yaluronan synthase 2 [Macaca mulatta]</text:p>
          </table:table-cell>
        </table:table-row>
        <table:table-row table:style-name="ro1">
          <table:table-cell office:value-type="string" calcext:value-type="string">
            <text:p>XP_002759314.1</text:p>
          </table:table-cell>
          <table:table-cell office:value-type="string" calcext:value-type="string">
            <text:p>Chitin_synth_2</text:p>
          </table:table-cell>
          <table:table-cell office:value-type="float" office:value="8.6E-017" calcext:value-type="float">
            <text:p>8.6E-17</text:p>
          </table:table-cell>
          <table:table-cell office:value-type="float" office:value="0.018" calcext:value-type="float">
            <text:p>0.01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yaluronan synthase 2 [Callithrix jacchus]</text:p>
          </table:table-cell>
        </table:table-row>
        <table:table-row table:style-name="ro1">
          <table:table-cell office:value-type="string" calcext:value-type="string">
            <text:p>XP_003256212.1</text:p>
          </table:table-cell>
          <table:table-cell office:value-type="string" calcext:value-type="string">
            <text:p>Chitin_synth_2</text:p>
          </table:table-cell>
          <table:table-cell office:value-type="float" office:value="8.6E-017" calcext:value-type="float">
            <text:p>8.6E-17</text:p>
          </table:table-cell>
          <table:table-cell office:value-type="float" office:value="0.018" calcext:value-type="float">
            <text:p>0.01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yaluronan synthase 2 [Nomascus leucogenys]</text:p>
          </table:table-cell>
        </table:table-row>
        <table:table-row table:style-name="ro1">
          <table:table-cell office:value-type="string" calcext:value-type="string">
            <text:p>XP_005564062.1</text:p>
          </table:table-cell>
          <table:table-cell office:value-type="string" calcext:value-type="string">
            <text:p>Chitin_synth_2</text:p>
          </table:table-cell>
          <table:table-cell office:value-type="float" office:value="8.6E-017" calcext:value-type="float">
            <text:p>8.6E-17</text:p>
          </table:table-cell>
          <table:table-cell office:value-type="float" office:value="0.018" calcext:value-type="float">
            <text:p>0.01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REDICTED: hyaluronan synthase 2 [Macaca fascicularis]</text:p>
          </table:table-cell>
        </table:table-row>
        <table:table-row table:style-name="ro1">
          <table:table-cell office:value-type="string" calcext:value-type="string">
            <text:p>XP_010379820.1</text:p>
          </table:table-cell>
          <table:table-cell office:value-type="string" calcext:value-type="string">
            <text:p>Chitin_synth_2</text:p>
          </table:table-cell>
          <table:table-cell office:value-type="float" office:value="8.6E-017" calcext:value-type="float">
            <text:p>8.6E-17</text:p>
          </table:table-cell>
          <table:table-cell office:value-type="float" office:value="0.018" calcext:value-type="float">
            <text:p>0.01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yaluronan synthase 2 [Rhinopithecus roxellana]</text:p>
          </table:table-cell>
        </table:table-row>
        <table:table-row table:style-name="ro1">
          <table:table-cell office:value-type="string" calcext:value-type="string">
            <text:p>XP_023078840.1</text:p>
          </table:table-cell>
          <table:table-cell office:value-type="string" calcext:value-type="string">
            <text:p>Chitin_synth_2</text:p>
          </table:table-cell>
          <table:table-cell office:value-type="float" office:value="8.6E-017" calcext:value-type="float">
            <text:p>8.6E-17</text:p>
          </table:table-cell>
          <table:table-cell office:value-type="float" office:value="0.018" calcext:value-type="float">
            <text:p>0.01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yaluronan synthase 2 [Piliocolobus tephrosceles]</text:p>
          </table:table-cell>
        </table:table-row>
        <table:table-row table:style-name="ro1">
          <table:table-cell office:value-type="string" calcext:value-type="string">
            <text:p>XP_024107202.1</text:p>
          </table:table-cell>
          <table:table-cell office:value-type="string" calcext:value-type="string">
            <text:p>Chitin_synth_2</text:p>
          </table:table-cell>
          <table:table-cell office:value-type="float" office:value="8.6E-017" calcext:value-type="float">
            <text:p>8.6E-17</text:p>
          </table:table-cell>
          <table:table-cell office:value-type="float" office:value="0.018" calcext:value-type="float">
            <text:p>0.01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yaluronan synthase 2 [Pongo abelii]</text:p>
          </table:table-cell>
        </table:table-row>
        <table:table-row table:style-name="ro1">
          <table:table-cell office:value-type="string" calcext:value-type="string">
            <text:p>XP_024201035.1</text:p>
          </table:table-cell>
          <table:table-cell office:value-type="string" calcext:value-type="string">
            <text:p>Chitin_synth_2</text:p>
          </table:table-cell>
          <table:table-cell office:value-type="float" office:value="8.6E-017" calcext:value-type="float">
            <text:p>8.6E-17</text:p>
          </table:table-cell>
          <table:table-cell office:value-type="float" office:value="0.018" calcext:value-type="float">
            <text:p>0.01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yaluronan synthase 2 [Pan troglodytes]</text:p>
          </table:table-cell>
        </table:table-row>
        <table:table-row table:style-name="ro1">
          <table:table-cell office:value-type="string" calcext:value-type="string">
            <text:p>XP_025250275.1</text:p>
          </table:table-cell>
          <table:table-cell office:value-type="string" calcext:value-type="string">
            <text:p>Chitin_synth_2</text:p>
          </table:table-cell>
          <table:table-cell office:value-type="float" office:value="8.6E-017" calcext:value-type="float">
            <text:p>8.6E-17</text:p>
          </table:table-cell>
          <table:table-cell office:value-type="float" office:value="0.018" calcext:value-type="float">
            <text:p>0.01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yaluronan synthase 2 [Theropithecus gelada]</text:p>
          </table:table-cell>
        </table:table-row>
        <table:table-row table:style-name="ro1">
          <table:table-cell office:value-type="string" calcext:value-type="string">
            <text:p>XP_030869424.1</text:p>
          </table:table-cell>
          <table:table-cell office:value-type="string" calcext:value-type="string">
            <text:p>Chitin_synth_2</text:p>
          </table:table-cell>
          <table:table-cell office:value-type="float" office:value="8.6E-017" calcext:value-type="float">
            <text:p>8.6E-17</text:p>
          </table:table-cell>
          <table:table-cell office:value-type="float" office:value="0.018" calcext:value-type="float">
            <text:p>0.01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yaluronan synthase 2 [Gorilla gorilla gorilla]</text:p>
          </table:table-cell>
        </table:table-row>
        <table:table-row table:style-name="ro1">
          <table:table-cell office:value-type="string" calcext:value-type="string">
            <text:p>XP_038610300.1</text:p>
          </table:table-cell>
          <table:table-cell office:value-type="string" calcext:value-type="string">
            <text:p>Chitin_synth_2</text:p>
          </table:table-cell>
          <table:table-cell office:value-type="float" office:value="8.6E-017" calcext:value-type="float">
            <text:p>8.6E-17</text:p>
          </table:table-cell>
          <table:table-cell office:value-type="float" office:value="0.046" calcext:value-type="float">
            <text:p>0.04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hyaluronan synthase 3 [Tachyglossus aculeatus]</text:p>
          </table:table-cell>
        </table:table-row>
        <table:table-row table:style-name="ro1">
          <table:table-cell office:value-type="string" calcext:value-type="string">
            <text:p>XP_033012963.1</text:p>
          </table:table-cell>
          <table:table-cell office:value-type="string" calcext:value-type="string">
            <text:p>Chitin_synth_2</text:p>
          </table:table-cell>
          <table:table-cell office:value-type="float" office:value="8.9E-017" calcext:value-type="float">
            <text:p>8.9E-17</text:p>
          </table:table-cell>
          <table:table-cell office:value-type="float" office:value="0.045" calcext:value-type="float">
            <text:p>0.04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hyaluronan synthase 3 [Lacerta agilis]</text:p>
          </table:table-cell>
        </table:table-row>
        <table:table-row table:style-name="ro1">
          <table:table-cell office:value-type="string" calcext:value-type="string">
            <text:p>XP_043119939.1</text:p>
          </table:table-cell>
          <table:table-cell office:value-type="string" calcext:value-type="string">
            <text:p>Chitin_synth_2</text:p>
          </table:table-cell>
          <table:table-cell office:value-type="float" office:value="9E-017" calcext:value-type="float">
            <text:p>9E-17</text:p>
          </table:table-cell>
          <table:table-cell office:value-type="float" office:value="0.31" calcext:value-type="float">
            <text:p>0.3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yaluronan synthase 3 isoform X2 [Puntigrus tetrazona]</text:p>
          </table:table-cell>
        </table:table-row>
        <table:table-row table:style-name="ro1">
          <table:table-cell office:value-type="string" calcext:value-type="string">
            <text:p>XP_043119938.1</text:p>
          </table:table-cell>
          <table:table-cell office:value-type="string" calcext:value-type="string">
            <text:p>Chitin_synth_2</text:p>
          </table:table-cell>
          <table:table-cell office:value-type="float" office:value="9.2E-017" calcext:value-type="float">
            <text:p>9.2E-17</text:p>
          </table:table-cell>
          <table:table-cell office:value-type="float" office:value="0.31" calcext:value-type="float">
            <text:p>0.3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yaluronan synthase 3 isoform X1 [Puntigrus tetrazona]</text:p>
          </table:table-cell>
        </table:table-row>
        <table:table-row table:style-name="ro1">
          <table:table-cell office:value-type="string" calcext:value-type="string">
            <text:p>XP_035867974.1</text:p>
          </table:table-cell>
          <table:table-cell office:value-type="string" calcext:value-type="string">
            <text:p>Chitin_synth_2</text:p>
          </table:table-cell>
          <table:table-cell office:value-type="float" office:value="1E-016" calcext:value-type="float">
            <text:p>1E-16</text:p>
          </table:table-cell>
          <table:table-cell office:value-type="float" office:value="0.049" calcext:value-type="float">
            <text:p>0.049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hyaluronan synthase 3 isoform X1 [Phyllostomus discolor]</text:p>
          </table:table-cell>
        </table:table-row>
        <table:table-row table:style-name="ro1">
          <table:table-cell office:value-type="string" calcext:value-type="string">
            <text:p>XP_028988713.1</text:p>
          </table:table-cell>
          <table:table-cell office:value-type="string" calcext:value-type="string">
            <text:p>Chitin_synth_2</text:p>
          </table:table-cell>
          <table:table-cell office:value-type="float" office:value="1.1E-016" calcext:value-type="float">
            <text:p>1.1E-16</text:p>
          </table:table-cell>
          <table:table-cell office:value-type="float" office:value="0.34" calcext:value-type="float">
            <text:p>0.34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hyaluronan synthase 3-like isoform X2 [Betta splendens]</text:p>
          </table:table-cell>
        </table:table-row>
        <table:table-row table:style-name="ro1">
          <table:table-cell office:value-type="string" calcext:value-type="string">
            <text:p>XP_029009115.1</text:p>
          </table:table-cell>
          <table:table-cell office:value-type="string" calcext:value-type="string">
            <text:p>Chitin_synth_2</text:p>
          </table:table-cell>
          <table:table-cell office:value-type="float" office:value="1.1E-016" calcext:value-type="float">
            <text:p>1.1E-16</text:p>
          </table:table-cell>
          <table:table-cell office:value-type="float" office:value="0.34" calcext:value-type="float">
            <text:p>0.34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hyaluronan synthase 3 isoform X2 [Betta splendens]</text:p>
          </table:table-cell>
        </table:table-row>
        <table:table-row table:style-name="ro1">
          <table:table-cell office:value-type="string" calcext:value-type="string">
            <text:p>XP_040894440.1</text:p>
          </table:table-cell>
          <table:table-cell office:value-type="string" calcext:value-type="string">
            <text:p>Chitin_synth_2</text:p>
          </table:table-cell>
          <table:table-cell office:value-type="float" office:value="1.1E-016" calcext:value-type="float">
            <text:p>1.1E-16</text:p>
          </table:table-cell>
          <table:table-cell office:value-type="float" office:value="0.34" calcext:value-type="float">
            <text:p>0.34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hyaluronan synthase 3 [Toxotes jaculatrix]</text:p>
          </table:table-cell>
        </table:table-row>
        <table:table-row table:style-name="ro1">
          <table:table-cell office:value-type="string" calcext:value-type="string">
            <text:p>XP_037658909.1</text:p>
          </table:table-cell>
          <table:table-cell office:value-type="string" calcext:value-type="string">
            <text:p>Chitin_synth_2</text:p>
          </table:table-cell>
          <table:table-cell office:value-type="float" office:value="1.1E-016" calcext:value-type="float">
            <text:p>1.1E-16</text:p>
          </table:table-cell>
          <table:table-cell office:value-type="float" office:value="0.018" calcext:value-type="float">
            <text:p>0.01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yaluronan synthase 2 [Choloepus didactylus]</text:p>
          </table:table-cell>
        </table:table-row>
        <table:table-row table:style-name="ro1">
          <table:table-cell office:value-type="string" calcext:value-type="string">
            <text:p>XP_028595726.1</text:p>
          </table:table-cell>
          <table:table-cell office:value-type="string" calcext:value-type="string">
            <text:p>Chitin_synth_2</text:p>
          </table:table-cell>
          <table:table-cell office:value-type="float" office:value="1.1E-016" calcext:value-type="float">
            <text:p>1.1E-16</text:p>
          </table:table-cell>
          <table:table-cell office:value-type="float" office:value="0.063" calcext:value-type="float">
            <text:p>0.06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hyaluronan synthase 3 isoform X2 [Podarcis muralis]</text:p>
          </table:table-cell>
        </table:table-row>
        <table:table-row table:style-name="ro1">
          <table:table-cell office:value-type="string" calcext:value-type="string">
            <text:p>XP_006641229.1</text:p>
          </table:table-cell>
          <table:table-cell office:value-type="string" calcext:value-type="string">
            <text:p>Chitin_synth_2</text:p>
          </table:table-cell>
          <table:table-cell office:value-type="float" office:value="1.1E-016" calcext:value-type="float">
            <text:p>1.1E-16</text:p>
          </table:table-cell>
          <table:table-cell office:value-type="float" office:value="0.14" calcext:value-type="float">
            <text:p>0.14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PREDICTED: hyaluronan synthase 3 [Lepisosteus oculatus]</text:p>
          </table:table-cell>
        </table:table-row>
        <table:table-row table:style-name="ro1">
          <table:table-cell office:value-type="string" calcext:value-type="string">
            <text:p>XP_041652121.1</text:p>
          </table:table-cell>
          <table:table-cell office:value-type="string" calcext:value-type="string">
            <text:p>Chitin_synth_2</text:p>
          </table:table-cell>
          <table:table-cell office:value-type="float" office:value="1.2E-016" calcext:value-type="float">
            <text:p>1.2E-16</text:p>
          </table:table-cell>
          <table:table-cell office:value-type="float" office:value="0.36" calcext:value-type="float">
            <text:p>0.36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hyaluronan synthase 3 isoform X2 [Cheilinus undulatus]</text:p>
          </table:table-cell>
        </table:table-row>
        <table:table-row table:style-name="ro1">
          <table:table-cell office:value-type="string" calcext:value-type="string">
            <text:p>XP_041652120.1</text:p>
          </table:table-cell>
          <table:table-cell office:value-type="string" calcext:value-type="string">
            <text:p>Chitin_synth_2</text:p>
          </table:table-cell>
          <table:table-cell office:value-type="float" office:value="1.2E-016" calcext:value-type="float">
            <text:p>1.2E-16</text:p>
          </table:table-cell>
          <table:table-cell office:value-type="float" office:value="0.36" calcext:value-type="float">
            <text:p>0.36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hyaluronan synthase 3 isoform X1 [Cheilinus undulatus]</text:p>
          </table:table-cell>
        </table:table-row>
        <table:table-row table:style-name="ro1">
          <table:table-cell office:value-type="string" calcext:value-type="string">
            <text:p>XP_039989413.1</text:p>
          </table:table-cell>
          <table:table-cell office:value-type="string" calcext:value-type="string">
            <text:p>Chitin_synth_2</text:p>
          </table:table-cell>
          <table:table-cell office:value-type="float" office:value="1.3E-016" calcext:value-type="float">
            <text:p>1.3E-16</text:p>
          </table:table-cell>
          <table:table-cell office:value-type="float" office:value="0.38" calcext:value-type="float">
            <text:p>0.38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hyaluronan synthase 3 [Xiphias gladius]</text:p>
          </table:table-cell>
        </table:table-row>
        <table:table-row table:style-name="ro1">
          <table:table-cell office:value-type="string" calcext:value-type="string">
            <text:p>XP_024138066.1</text:p>
          </table:table-cell>
          <table:table-cell office:value-type="string" calcext:value-type="string">
            <text:p>Chitin_synth_2</text:p>
          </table:table-cell>
          <table:table-cell office:value-type="float" office:value="1.3E-016" calcext:value-type="float">
            <text:p>1.3E-16</text:p>
          </table:table-cell>
          <table:table-cell office:value-type="float" office:value="0.39" calcext:value-type="float">
            <text:p>0.3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yaluronan synthase 3 isoform X2 [Oryzias melastigma]</text:p>
          </table:table-cell>
        </table:table-row>
        <table:table-row table:style-name="ro1">
          <table:table-cell office:value-type="string" calcext:value-type="string">
            <text:p>XP_034973723.1</text:p>
          </table:table-cell>
          <table:table-cell office:value-type="string" calcext:value-type="string">
            <text:p>Chitin_synth_2</text:p>
          </table:table-cell>
          <table:table-cell office:value-type="float" office:value="1.3E-016" calcext:value-type="float">
            <text:p>1.3E-16</text:p>
          </table:table-cell>
          <table:table-cell office:value-type="float" office:value="0.054" calcext:value-type="float">
            <text:p>0.054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hyaluronan synthase 3 [Zootoca vivipara]</text:p>
          </table:table-cell>
        </table:table-row>
        <table:table-row table:style-name="ro1">
          <table:table-cell office:value-type="string" calcext:value-type="string">
            <text:p>XP_028988712.1</text:p>
          </table:table-cell>
          <table:table-cell office:value-type="string" calcext:value-type="string">
            <text:p>Chitin_synth_2</text:p>
          </table:table-cell>
          <table:table-cell office:value-type="float" office:value="1.3E-016" calcext:value-type="float">
            <text:p>1.3E-16</text:p>
          </table:table-cell>
          <table:table-cell office:value-type="float" office:value="0.36" calcext:value-type="float">
            <text:p>0.36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hyaluronan synthase 3-like isoform X1 [Betta splendens]</text:p>
          </table:table-cell>
        </table:table-row>
        <table:table-row table:style-name="ro1">
          <table:table-cell office:value-type="string" calcext:value-type="string">
            <text:p>XP_029009114.1</text:p>
          </table:table-cell>
          <table:table-cell office:value-type="string" calcext:value-type="string">
            <text:p>Chitin_synth_2</text:p>
          </table:table-cell>
          <table:table-cell office:value-type="float" office:value="1.3E-016" calcext:value-type="float">
            <text:p>1.3E-16</text:p>
          </table:table-cell>
          <table:table-cell office:value-type="float" office:value="0.36" calcext:value-type="float">
            <text:p>0.36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hyaluronan synthase 3 isoform X1 [Betta splendens]</text:p>
          </table:table-cell>
        </table:table-row>
        <table:table-row table:style-name="ro1">
          <table:table-cell office:value-type="string" calcext:value-type="string">
            <text:p>XP_035298544.1</text:p>
          </table:table-cell>
          <table:table-cell office:value-type="string" calcext:value-type="string">
            <text:p>Chitin_synth_2</text:p>
          </table:table-cell>
          <table:table-cell office:value-type="float" office:value="1.4E-016" calcext:value-type="float">
            <text:p>1.4E-16</text:p>
          </table:table-cell>
          <table:table-cell office:value-type="float" office:value="0.078" calcext:value-type="float">
            <text:p>0.07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yaluronan synthase 3 [Cricetulus griseus]</text:p>
          </table:table-cell>
        </table:table-row>
        <table:table-row table:style-name="ro1">
          <table:table-cell office:value-type="string" calcext:value-type="string">
            <text:p>XP_037622901.1</text:p>
          </table:table-cell>
          <table:table-cell office:value-type="string" calcext:value-type="string">
            <text:p>Chitin_synth_2</text:p>
          </table:table-cell>
          <table:table-cell office:value-type="float" office:value="1.5E-016" calcext:value-type="float">
            <text:p>1.5E-16</text:p>
          </table:table-cell>
          <table:table-cell office:value-type="float" office:value="0.26" calcext:value-type="float">
            <text:p>0.26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hyaluronan synthase 3 [Sebastes umbrosus]</text:p>
          </table:table-cell>
        </table:table-row>
        <table:table-row table:style-name="ro1">
          <table:table-cell office:value-type="string" calcext:value-type="string">
            <text:p>XP_044213523.1</text:p>
          </table:table-cell>
          <table:table-cell office:value-type="string" calcext:value-type="string">
            <text:p>Chitin_synth_2</text:p>
          </table:table-cell>
          <table:table-cell office:value-type="float" office:value="1.5E-016" calcext:value-type="float">
            <text:p>1.5E-16</text:p>
          </table:table-cell>
          <table:table-cell office:value-type="float" office:value="0.29" calcext:value-type="float">
            <text:p>0.29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hyaluronan synthase 3 [Thunnus albacares]</text:p>
          </table:table-cell>
        </table:table-row>
        <table:table-row table:style-name="ro1">
          <table:table-cell office:value-type="string" calcext:value-type="string">
            <text:p>XP_036068409.1</text:p>
          </table:table-cell>
          <table:table-cell office:value-type="string" calcext:value-type="string">
            <text:p>Chitin_synth_2</text:p>
          </table:table-cell>
          <table:table-cell office:value-type="float" office:value="1.5E-016" calcext:value-type="float">
            <text:p>1.5E-16</text:p>
          </table:table-cell>
          <table:table-cell office:value-type="float" office:value="0.41" calcext:value-type="float">
            <text:p>0.41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hyaluronan synthase 3 isoform X1 [Oryzias melastigma]</text:p>
          </table:table-cell>
        </table:table-row>
        <table:table-row table:style-name="ro1">
          <table:table-cell office:value-type="string" calcext:value-type="string">
            <text:p>XP_028595725.1</text:p>
          </table:table-cell>
          <table:table-cell office:value-type="string" calcext:value-type="string">
            <text:p>Chitin_synth_2</text:p>
          </table:table-cell>
          <table:table-cell office:value-type="float" office:value="1.5E-016" calcext:value-type="float">
            <text:p>1.5E-16</text:p>
          </table:table-cell>
          <table:table-cell office:value-type="float" office:value="0.071" calcext:value-type="float">
            <text:p>0.07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hyaluronan synthase 3 isoform X1 [Podarcis muralis]</text:p>
          </table:table-cell>
        </table:table-row>
        <table:table-row table:style-name="ro1">
          <table:table-cell office:value-type="string" calcext:value-type="string">
            <text:p>XP_023811798.1</text:p>
          </table:table-cell>
          <table:table-cell office:value-type="string" calcext:value-type="string">
            <text:p>Chitin_synth_2</text:p>
          </table:table-cell>
          <table:table-cell office:value-type="float" office:value="1.5E-016" calcext:value-type="float">
            <text:p>1.5E-16</text:p>
          </table:table-cell>
          <table:table-cell office:value-type="float" office:value="0.42" calcext:value-type="float">
            <text:p>0.42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hyaluronan synthase 3 [Oryzias latipes]</text:p>
          </table:table-cell>
        </table:table-row>
        <table:table-row table:style-name="ro1">
          <table:table-cell office:value-type="string" calcext:value-type="string">
            <text:p>XP_042268409.1</text:p>
          </table:table-cell>
          <table:table-cell office:value-type="string" calcext:value-type="string">
            <text:p>Chitin_synth_2</text:p>
          </table:table-cell>
          <table:table-cell office:value-type="float" office:value="1.5E-016" calcext:value-type="float">
            <text:p>1.5E-16</text:p>
          </table:table-cell>
          <table:table-cell office:value-type="float" office:value="0.29" calcext:value-type="float">
            <text:p>0.29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hyaluronan synthase 3 [Thunnus maccoyii]</text:p>
          </table:table-cell>
        </table:table-row>
        <table:table-row table:style-name="ro1">
          <table:table-cell office:value-type="string" calcext:value-type="string">
            <text:p>XP_041693246.1</text:p>
          </table:table-cell>
          <table:table-cell office:value-type="string" calcext:value-type="string">
            <text:p>Chitin_synth_2</text:p>
          </table:table-cell>
          <table:table-cell office:value-type="float" office:value="1.5E-016" calcext:value-type="float">
            <text:p>1.5E-16</text:p>
          </table:table-cell>
          <table:table-cell office:value-type="float" office:value="0.39" calcext:value-type="float">
            <text:p>0.3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yaluronan synthase 3-like [Coregonus clupeaformis]</text:p>
          </table:table-cell>
        </table:table-row>
        <table:table-row table:style-name="ro1">
          <table:table-cell office:value-type="string" calcext:value-type="string">
            <text:p>XP_027128341.1</text:p>
          </table:table-cell>
          <table:table-cell office:value-type="string" calcext:value-type="string">
            <text:p>Chitin_synth_2</text:p>
          </table:table-cell>
          <table:table-cell office:value-type="float" office:value="1.6E-016" calcext:value-type="float">
            <text:p>1.6E-16</text:p>
          </table:table-cell>
          <table:table-cell office:value-type="float" office:value="0.37" calcext:value-type="float">
            <text:p>0.37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hyaluronan synthase 3 [Larimichthys crocea]</text:p>
          </table:table-cell>
        </table:table-row>
        <table:table-row table:style-name="ro1">
          <table:table-cell office:value-type="string" calcext:value-type="string">
            <text:p>XP_015820661.1</text:p>
          </table:table-cell>
          <table:table-cell office:value-type="string" calcext:value-type="string">
            <text:p>Chitin_synth_2</text:p>
          </table:table-cell>
          <table:table-cell office:value-type="float" office:value="1.7E-016" calcext:value-type="float">
            <text:p>1.7E-16</text:p>
          </table:table-cell>
          <table:table-cell office:value-type="float" office:value="0.36" calcext:value-type="float">
            <text:p>0.36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PREDICTED: hyaluronan synthase 3 isoform X2 [Nothobranchius furzeri]</text:p>
          </table:table-cell>
        </table:table-row>
        <table:table-row table:style-name="ro1">
          <table:table-cell office:value-type="string" calcext:value-type="string">
            <text:p>XP_017546405.1</text:p>
          </table:table-cell>
          <table:table-cell office:value-type="string" calcext:value-type="string">
            <text:p>Chitin_synth_2</text:p>
          </table:table-cell>
          <table:table-cell office:value-type="float" office:value="1.7E-016" calcext:value-type="float">
            <text:p>1.7E-16</text:p>
          </table:table-cell>
          <table:table-cell office:value-type="float" office:value="0.5" calcext:value-type="float">
            <text:p>0.5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hyaluronan synthase 3 [Pygocentrus nattereri]</text:p>
          </table:table-cell>
        </table:table-row>
        <table:table-row table:style-name="ro1">
          <table:table-cell office:value-type="string" calcext:value-type="string">
            <text:p>XP_040266248.1</text:p>
          </table:table-cell>
          <table:table-cell office:value-type="string" calcext:value-type="string">
            <text:p>Chitin_synth_2</text:p>
          </table:table-cell>
          <table:table-cell office:value-type="float" office:value="1.7E-016" calcext:value-type="float">
            <text:p>1.7E-16</text:p>
          </table:table-cell>
          <table:table-cell office:value-type="float" office:value="0.034" calcext:value-type="float">
            <text:p>0.034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hyaluronan synthase 3 isoform X2 [Bufo bufo]</text:p>
          </table:table-cell>
        </table:table-row>
        <table:table-row table:style-name="ro1">
          <table:table-cell office:value-type="string" calcext:value-type="string">
            <text:p>XP_029993203.1</text:p>
          </table:table-cell>
          <table:table-cell office:value-type="string" calcext:value-type="string">
            <text:p>Chitin_synth_2</text:p>
          </table:table-cell>
          <table:table-cell office:value-type="float" office:value="1.7E-016" calcext:value-type="float">
            <text:p>1.7E-16</text:p>
          </table:table-cell>
          <table:table-cell office:value-type="float" office:value="0.44" calcext:value-type="float">
            <text:p>0.44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hyaluronan synthase 3 [Sphaeramia orbicularis]</text:p>
          </table:table-cell>
        </table:table-row>
        <table:table-row table:style-name="ro1">
          <table:table-cell office:value-type="string" calcext:value-type="string">
            <text:p>XP_026086436.1</text:p>
          </table:table-cell>
          <table:table-cell office:value-type="string" calcext:value-type="string">
            <text:p>Chitin_synth_2</text:p>
          </table:table-cell>
          <table:table-cell office:value-type="float" office:value="1.7E-016" calcext:value-type="float">
            <text:p>1.7E-16</text:p>
          </table:table-cell>
          <table:table-cell office:value-type="float" office:value="0.31" calcext:value-type="float">
            <text:p>0.3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yaluronan synthase 3-like [Carassius auratus]</text:p>
          </table:table-cell>
        </table:table-row>
        <table:table-row table:style-name="ro1">
          <table:table-cell office:value-type="string" calcext:value-type="string">
            <text:p>XP_044048285.1</text:p>
          </table:table-cell>
          <table:table-cell office:value-type="string" calcext:value-type="string">
            <text:p>Chitin_synth_2</text:p>
          </table:table-cell>
          <table:table-cell office:value-type="float" office:value="1.8E-016" calcext:value-type="float">
            <text:p>1.8E-16</text:p>
          </table:table-cell>
          <table:table-cell office:value-type="float" office:value="0.28" calcext:value-type="float">
            <text:p>0.28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hyaluronan synthase 3 isoform X1 [Siniperca chuatsi]</text:p>
          </table:table-cell>
        </table:table-row>
        <table:table-row table:style-name="ro1">
          <table:table-cell office:value-type="string" calcext:value-type="string">
            <text:p>XP_044048287.1</text:p>
          </table:table-cell>
          <table:table-cell office:value-type="string" calcext:value-type="string">
            <text:p>Chitin_synth_2</text:p>
          </table:table-cell>
          <table:table-cell office:value-type="float" office:value="1.8E-016" calcext:value-type="float">
            <text:p>1.8E-16</text:p>
          </table:table-cell>
          <table:table-cell office:value-type="float" office:value="0.27" calcext:value-type="float">
            <text:p>0.27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hyaluronan synthase 3 isoform X2 [Siniperca chuatsi]</text:p>
          </table:table-cell>
        </table:table-row>
        <table:table-row table:style-name="ro1">
          <table:table-cell office:value-type="string" calcext:value-type="string">
            <text:p>XP_037549422.1</text:p>
          </table:table-cell>
          <table:table-cell office:value-type="string" calcext:value-type="string">
            <text:p>Chitin_synth_2</text:p>
          </table:table-cell>
          <table:table-cell office:value-type="float" office:value="1.8E-016" calcext:value-type="float">
            <text:p>1.8E-16</text:p>
          </table:table-cell>
          <table:table-cell office:value-type="float" office:value="2.9E-019" calcext:value-type="float">
            <text:p>2.9E-19</text:p>
          </table:table-cell>
          <table:table-cell office:value-type="float" office:value="1.8E-015" calcext:value-type="float">
            <text:p>1.8E-15</text:p>
          </table:table-cell>
          <table:table-cell office:value-type="string" calcext:value-type="string">
            <text:p>chitin synthase 1 [Nematolebias whitei]</text:p>
          </table:table-cell>
        </table:table-row>
        <table:table-row table:style-name="ro1">
          <table:table-cell office:value-type="string" calcext:value-type="string">
            <text:p>XP_028917840.1</text:p>
          </table:table-cell>
          <table:table-cell office:value-type="string" calcext:value-type="string">
            <text:p>Chitin_synth_2</text:p>
          </table:table-cell>
          <table:table-cell office:value-type="float" office:value="1.9E-016" calcext:value-type="float">
            <text:p>1.9E-16</text:p>
          </table:table-cell>
          <table:table-cell office:value-type="float" office:value="0.089" calcext:value-type="float">
            <text:p>0.089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hyaluronan synthase 2 isoform X1 [Ornithorhynchus anatinus]</text:p>
          </table:table-cell>
        </table:table-row>
        <table:table-row table:style-name="ro1">
          <table:table-cell office:value-type="string" calcext:value-type="string">
            <text:p>XP_038601399.1</text:p>
          </table:table-cell>
          <table:table-cell office:value-type="string" calcext:value-type="string">
            <text:p>Chitin_synth_2</text:p>
          </table:table-cell>
          <table:table-cell office:value-type="float" office:value="1.9E-016" calcext:value-type="float">
            <text:p>1.9E-16</text:p>
          </table:table-cell>
          <table:table-cell office:value-type="float" office:value="0.089" calcext:value-type="float">
            <text:p>0.089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hyaluronan synthase 2 [Tachyglossus aculeatus]</text:p>
          </table:table-cell>
        </table:table-row>
        <table:table-row table:style-name="ro1">
          <table:table-cell office:value-type="string" calcext:value-type="string">
            <text:p>XP_037538532.1</text:p>
          </table:table-cell>
          <table:table-cell office:value-type="string" calcext:value-type="string">
            <text:p>Chitin_synth_2</text:p>
          </table:table-cell>
          <table:table-cell office:value-type="float" office:value="1.9E-016" calcext:value-type="float">
            <text:p>1.9E-16</text:p>
          </table:table-cell>
          <table:table-cell office:value-type="float" office:value="0.64" calcext:value-type="float">
            <text:p>0.64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hyaluronan synthase 3 [Nematolebias whitei]</text:p>
          </table:table-cell>
        </table:table-row>
        <table:table-row table:style-name="ro1">
          <table:table-cell office:value-type="string" calcext:value-type="string">
            <text:p>XP_036963443.1</text:p>
          </table:table-cell>
          <table:table-cell office:value-type="string" calcext:value-type="string">
            <text:p>Chitin_synth_2</text:p>
          </table:table-cell>
          <table:table-cell office:value-type="float" office:value="2E-016" calcext:value-type="float">
            <text:p>2E-16</text:p>
          </table:table-cell>
          <table:table-cell office:value-type="float" office:value="0.31" calcext:value-type="float">
            <text:p>0.3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yaluronan synthase 3 [Acanthopagrus latus]</text:p>
          </table:table-cell>
        </table:table-row>
        <table:table-row table:style-name="ro1">
          <table:table-cell office:value-type="string" calcext:value-type="string">
            <text:p>XP_034304652.1</text:p>
          </table:table-cell>
          <table:table-cell office:value-type="string" calcext:value-type="string">
            <text:p>Chitin_synth_2</text:p>
          </table:table-cell>
          <table:table-cell office:value-type="float" office:value="2E-016" calcext:value-type="float">
            <text:p>2E-16</text:p>
          </table:table-cell>
          <table:table-cell office:value-type="float" office:value="3.2E-020" calcext:value-type="float">
            <text:p>3.2E-20</text:p>
          </table:table-cell>
          <table:table-cell office:value-type="float" office:value="2E-016" calcext:value-type="float">
            <text:p>2E-16</text:p>
          </table:table-cell>
          <table:table-cell office:value-type="string" calcext:value-type="string">
            <text:p>uncharacterized protein LOC105321379 isoform X2 [Crassostrea gigas]</text:p>
          </table:table-cell>
        </table:table-row>
        <table:table-row table:style-name="ro1">
          <table:table-cell office:value-type="string" calcext:value-type="string">
            <text:p>XP_044126863.1</text:p>
          </table:table-cell>
          <table:table-cell office:value-type="string" calcext:value-type="string">
            <text:p>Chitin_synth_2</text:p>
          </table:table-cell>
          <table:table-cell office:value-type="float" office:value="2.1E-016" calcext:value-type="float">
            <text:p>2.1E-16</text:p>
          </table:table-cell>
          <table:table-cell office:value-type="float" office:value="0.039" calcext:value-type="float">
            <text:p>0.03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hyaluronan synthase 3 [Bufo gargarizans]</text:p>
          </table:table-cell>
        </table:table-row>
        <table:table-row table:style-name="ro1">
          <table:table-cell office:value-type="string" calcext:value-type="string">
            <text:p>XP_043981740.1</text:p>
          </table:table-cell>
          <table:table-cell office:value-type="string" calcext:value-type="string">
            <text:p>Chitin_synth_2</text:p>
          </table:table-cell>
          <table:table-cell office:value-type="float" office:value="2.2E-016" calcext:value-type="float">
            <text:p>2.2E-16</text:p>
          </table:table-cell>
          <table:table-cell office:value-type="float" office:value="0.41" calcext:value-type="float">
            <text:p>0.41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hyaluronan synthase 3 [Gambusia affinis]</text:p>
          </table:table-cell>
        </table:table-row>
        <table:table-row table:style-name="ro1">
          <table:table-cell office:value-type="string" calcext:value-type="string">
            <text:p>XP_027885809.1</text:p>
          </table:table-cell>
          <table:table-cell office:value-type="string" calcext:value-type="string">
            <text:p>Chitin_synth_2</text:p>
          </table:table-cell>
          <table:table-cell office:value-type="float" office:value="2.2E-016" calcext:value-type="float">
            <text:p>2.2E-16</text:p>
          </table:table-cell>
          <table:table-cell office:value-type="float" office:value="0.41" calcext:value-type="float">
            <text:p>0.41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hyaluronan synthase 3 [Xiphophorus couchianus]</text:p>
          </table:table-cell>
        </table:table-row>
        <table:table-row table:style-name="ro1">
          <table:table-cell office:value-type="string" calcext:value-type="string">
            <text:p>XP_005795847.1</text:p>
          </table:table-cell>
          <table:table-cell office:value-type="string" calcext:value-type="string">
            <text:p>Chitin_synth_2</text:p>
          </table:table-cell>
          <table:table-cell office:value-type="float" office:value="2.2E-016" calcext:value-type="float">
            <text:p>2.2E-16</text:p>
          </table:table-cell>
          <table:table-cell office:value-type="float" office:value="0.41" calcext:value-type="float">
            <text:p>0.41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hyaluronan synthase 3 [Xiphophorus maculatus]</text:p>
          </table:table-cell>
        </table:table-row>
        <table:table-row table:style-name="ro1">
          <table:table-cell office:value-type="string" calcext:value-type="string">
            <text:p>XP_032436598.1</text:p>
          </table:table-cell>
          <table:table-cell office:value-type="string" calcext:value-type="string">
            <text:p>Chitin_synth_2</text:p>
          </table:table-cell>
          <table:table-cell office:value-type="float" office:value="2.2E-016" calcext:value-type="float">
            <text:p>2.2E-16</text:p>
          </table:table-cell>
          <table:table-cell office:value-type="float" office:value="0.41" calcext:value-type="float">
            <text:p>0.41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hyaluronan synthase 3 isoform X2 [Xiphophorus hellerii]</text:p>
          </table:table-cell>
        </table:table-row>
        <table:table-row table:style-name="ro1">
          <table:table-cell office:value-type="string" calcext:value-type="string">
            <text:p>XP_037675856.1</text:p>
          </table:table-cell>
          <table:table-cell office:value-type="string" calcext:value-type="string">
            <text:p>Chitin_synth_2</text:p>
          </table:table-cell>
          <table:table-cell office:value-type="float" office:value="2.2E-016" calcext:value-type="float">
            <text:p>2.2E-16</text:p>
          </table:table-cell>
          <table:table-cell office:value-type="float" office:value="0.048" calcext:value-type="float">
            <text:p>0.04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yaluronan synthase 1 isoform X4 [Choloepus didactylus]</text:p>
          </table:table-cell>
        </table:table-row>
        <table:table-row table:style-name="ro1">
          <table:table-cell office:value-type="string" calcext:value-type="string">
            <text:p>XP_037675855.1</text:p>
          </table:table-cell>
          <table:table-cell office:value-type="string" calcext:value-type="string">
            <text:p>Chitin_synth_2</text:p>
          </table:table-cell>
          <table:table-cell office:value-type="float" office:value="2.3E-016" calcext:value-type="float">
            <text:p>2.3E-16</text:p>
          </table:table-cell>
          <table:table-cell office:value-type="float" office:value="0.048" calcext:value-type="float">
            <text:p>0.04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yaluronan synthase 1 isoform X3 [Choloepus didactylus]</text:p>
          </table:table-cell>
        </table:table-row>
        <table:table-row table:style-name="ro1">
          <table:table-cell office:value-type="string" calcext:value-type="string">
            <text:p>XP_040266247.1</text:p>
          </table:table-cell>
          <table:table-cell office:value-type="string" calcext:value-type="string">
            <text:p>Chitin_synth_2</text:p>
          </table:table-cell>
          <table:table-cell office:value-type="float" office:value="2.3E-016" calcext:value-type="float">
            <text:p>2.3E-16</text:p>
          </table:table-cell>
          <table:table-cell office:value-type="float" office:value="0.037" calcext:value-type="float">
            <text:p>0.03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hyaluronan synthase 3 isoform X1 [Bufo bufo]</text:p>
          </table:table-cell>
        </table:table-row>
        <table:table-row table:style-name="ro1">
          <table:table-cell office:value-type="string" calcext:value-type="string">
            <text:p>XP_008309633.1</text:p>
          </table:table-cell>
          <table:table-cell office:value-type="string" calcext:value-type="string">
            <text:p>Chitin_synth_2</text:p>
          </table:table-cell>
          <table:table-cell office:value-type="float" office:value="2.4E-016" calcext:value-type="float">
            <text:p>2.4E-16</text:p>
          </table:table-cell>
          <table:table-cell office:value-type="float" office:value="0.28" calcext:value-type="float">
            <text:p>0.28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hyaluronan synthase 3 isoform X2 [Cynoglossus semilaevis]</text:p>
          </table:table-cell>
        </table:table-row>
        <table:table-row table:style-name="ro1">
          <table:table-cell office:value-type="string" calcext:value-type="string">
            <text:p>XP_017296531.1</text:p>
          </table:table-cell>
          <table:table-cell office:value-type="string" calcext:value-type="string">
            <text:p>Chitin_synth_2</text:p>
          </table:table-cell>
          <table:table-cell office:value-type="float" office:value="2.4E-016" calcext:value-type="float">
            <text:p>2.4E-16</text:p>
          </table:table-cell>
          <table:table-cell office:value-type="float" office:value="0.8" calcext:value-type="float">
            <text:p>0.8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yaluronan synthase 3 [Kryptolebias marmoratus]</text:p>
          </table:table-cell>
        </table:table-row>
        <table:table-row table:style-name="ro1">
          <table:table-cell office:value-type="string" calcext:value-type="string">
            <text:p>XP_025121229.1</text:p>
          </table:table-cell>
          <table:table-cell office:value-type="string" calcext:value-type="string">
            <text:p>Chitin_synth_2</text:p>
          </table:table-cell>
          <table:table-cell office:value-type="float" office:value="2.4E-016" calcext:value-type="float">
            <text:p>2.4E-16</text:p>
          </table:table-cell>
          <table:table-cell office:value-type="float" office:value="0.018" calcext:value-type="float">
            <text:p>0.01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yaluronan synthase 2 isoform X1 [Bubalus bubalis]</text:p>
          </table:table-cell>
        </table:table-row>
        <table:table-row table:style-name="ro1">
          <table:table-cell office:value-type="string" calcext:value-type="string">
            <text:p>XP_032891501.1</text:p>
          </table:table-cell>
          <table:table-cell office:value-type="string" calcext:value-type="string">
            <text:p>Chitin_synth_2</text:p>
          </table:table-cell>
          <table:table-cell office:value-type="float" office:value="2.6E-016" calcext:value-type="float">
            <text:p>2.6E-16</text:p>
          </table:table-cell>
          <table:table-cell office:value-type="float" office:value="0.0083" calcext:value-type="float">
            <text:p>0.008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hyaluronan synthase 3-like isoform X1 [Amblyraja radiata]</text:p>
          </table:table-cell>
        </table:table-row>
        <table:table-row table:style-name="ro1">
          <table:table-cell office:value-type="string" calcext:value-type="string">
            <text:p>XP_044514211.1</text:p>
          </table:table-cell>
          <table:table-cell office:value-type="string" calcext:value-type="string">
            <text:p>Chitin_synth_2</text:p>
          </table:table-cell>
          <table:table-cell office:value-type="float" office:value="2.6E-016" calcext:value-type="float">
            <text:p>2.6E-16</text:p>
          </table:table-cell>
          <table:table-cell office:value-type="float" office:value="0.16" calcext:value-type="float">
            <text:p>0.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yaluronan synthase 2 [Gracilinanus agilis]</text:p>
          </table:table-cell>
        </table:table-row>
        <table:table-row table:style-name="ro1">
          <table:table-cell office:value-type="string" calcext:value-type="string">
            <text:p>XP_034389937.1</text:p>
          </table:table-cell>
          <table:table-cell office:value-type="string" calcext:value-type="string">
            <text:p>Chitin_synth_2</text:p>
          </table:table-cell>
          <table:table-cell office:value-type="float" office:value="2.6E-016" calcext:value-type="float">
            <text:p>2.6E-16</text:p>
          </table:table-cell>
          <table:table-cell office:value-type="float" office:value="0.52" calcext:value-type="float">
            <text:p>0.52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hyaluronan synthase 3 [Cyclopterus lumpus]</text:p>
          </table:table-cell>
        </table:table-row>
        <table:table-row table:style-name="ro1">
          <table:table-cell office:value-type="string" calcext:value-type="string">
            <text:p>XP_018113437.2</text:p>
          </table:table-cell>
          <table:table-cell office:value-type="string" calcext:value-type="string">
            <text:p>Chitin_synth_2</text:p>
          </table:table-cell>
          <table:table-cell office:value-type="float" office:value="2.7E-016" calcext:value-type="float">
            <text:p>2.7E-16</text:p>
          </table:table-cell>
          <table:table-cell office:value-type="float" office:value="0.016" calcext:value-type="float">
            <text:p>0.0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yaluronan synthase 3 [Xenopus laevis]</text:p>
          </table:table-cell>
        </table:table-row>
        <table:table-row table:style-name="ro1">
          <table:table-cell office:value-type="string" calcext:value-type="string">
            <text:p>XP_029288749.1</text:p>
          </table:table-cell>
          <table:table-cell office:value-type="string" calcext:value-type="string">
            <text:p>Chitin_synth_2</text:p>
          </table:table-cell>
          <table:table-cell office:value-type="float" office:value="2.7E-016" calcext:value-type="float">
            <text:p>2.7E-16</text:p>
          </table:table-cell>
          <table:table-cell office:value-type="float" office:value="0.65" calcext:value-type="float">
            <text:p>0.65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hyaluronan synthase 3 [Cottoperca gobio]</text:p>
          </table:table-cell>
        </table:table-row>
        <table:table-row table:style-name="ro1">
          <table:table-cell office:value-type="string" calcext:value-type="string">
            <text:p>XP_036597375.1</text:p>
          </table:table-cell>
          <table:table-cell office:value-type="string" calcext:value-type="string">
            <text:p>Chitin_synth_2</text:p>
          </table:table-cell>
          <table:table-cell office:value-type="float" office:value="2.7E-016" calcext:value-type="float">
            <text:p>2.7E-16</text:p>
          </table:table-cell>
          <table:table-cell office:value-type="float" office:value="0.16" calcext:value-type="float">
            <text:p>0.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yaluronan synthase 2 [Trichosurus vulpecula]</text:p>
          </table:table-cell>
        </table:table-row>
        <table:table-row table:style-name="ro1">
          <table:table-cell office:value-type="string" calcext:value-type="string">
            <text:p>XP_018594996.2</text:p>
          </table:table-cell>
          <table:table-cell office:value-type="string" calcext:value-type="string">
            <text:p>Chitin_synth_2</text:p>
          </table:table-cell>
          <table:table-cell office:value-type="float" office:value="2.7E-016" calcext:value-type="float">
            <text:p>2.7E-16</text:p>
          </table:table-cell>
          <table:table-cell office:value-type="float" office:value="0.24" calcext:value-type="float">
            <text:p>0.2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hyaluronan synthase 3 [Scleropages formosus]</text:p>
          </table:table-cell>
        </table:table-row>
        <table:table-row table:style-name="ro1">
          <table:table-cell office:value-type="string" calcext:value-type="string">
            <text:p>XP_043834200.1</text:p>
          </table:table-cell>
          <table:table-cell office:value-type="string" calcext:value-type="string">
            <text:p>Chitin_synth_2</text:p>
          </table:table-cell>
          <table:table-cell office:value-type="float" office:value="2.7E-016" calcext:value-type="float">
            <text:p>2.7E-16</text:p>
          </table:table-cell>
          <table:table-cell office:value-type="float" office:value="0.16" calcext:value-type="float">
            <text:p>0.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yaluronan synthase 2 [Dromiciops gliroides]</text:p>
          </table:table-cell>
        </table:table-row>
        <table:table-row table:style-name="ro1">
          <table:table-cell office:value-type="string" calcext:value-type="string">
            <text:p>NP_776504.2</text:p>
          </table:table-cell>
          <table:table-cell office:value-type="string" calcext:value-type="string">
            <text:p>Chitin_synth_2</text:p>
          </table:table-cell>
          <table:table-cell office:value-type="float" office:value="2.7E-016" calcext:value-type="float">
            <text:p>2.7E-16</text:p>
          </table:table-cell>
          <table:table-cell office:value-type="float" office:value="0.017" calcext:value-type="float">
            <text:p>0.01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yaluronan synthase 2 [Bos taurus]</text:p>
          </table:table-cell>
        </table:table-row>
        <table:table-row table:style-name="ro1">
          <table:table-cell office:value-type="string" calcext:value-type="string">
            <text:p>XP_004011715.1</text:p>
          </table:table-cell>
          <table:table-cell office:value-type="string" calcext:value-type="string">
            <text:p>Chitin_synth_2</text:p>
          </table:table-cell>
          <table:table-cell office:value-type="float" office:value="2.7E-016" calcext:value-type="float">
            <text:p>2.7E-16</text:p>
          </table:table-cell>
          <table:table-cell office:value-type="float" office:value="0.017" calcext:value-type="float">
            <text:p>0.01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yaluronan synthase 2 [Ovis aries]</text:p>
          </table:table-cell>
        </table:table-row>
        <table:table-row table:style-name="ro1">
          <table:table-cell office:value-type="string" calcext:value-type="string">
            <text:p>XP_005688930.1</text:p>
          </table:table-cell>
          <table:table-cell office:value-type="string" calcext:value-type="string">
            <text:p>Chitin_synth_2</text:p>
          </table:table-cell>
          <table:table-cell office:value-type="float" office:value="2.7E-016" calcext:value-type="float">
            <text:p>2.7E-16</text:p>
          </table:table-cell>
          <table:table-cell office:value-type="float" office:value="0.017" calcext:value-type="float">
            <text:p>0.01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REDICTED: hyaluronan synthase 2 [Capra hircus]</text:p>
          </table:table-cell>
        </table:table-row>
        <table:table-row table:style-name="ro1">
          <table:table-cell office:value-type="string" calcext:value-type="string">
            <text:p>XP_019829671.1</text:p>
          </table:table-cell>
          <table:table-cell office:value-type="string" calcext:value-type="string">
            <text:p>Chitin_synth_2</text:p>
          </table:table-cell>
          <table:table-cell office:value-type="float" office:value="2.7E-016" calcext:value-type="float">
            <text:p>2.7E-16</text:p>
          </table:table-cell>
          <table:table-cell office:value-type="float" office:value="0.017" calcext:value-type="float">
            <text:p>0.01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REDICTED: hyaluronan synthase 2 [Bos indicus]</text:p>
          </table:table-cell>
        </table:table-row>
        <table:table-row table:style-name="ro1">
          <table:table-cell office:value-type="string" calcext:value-type="string">
            <text:p>XP_025121230.1</text:p>
          </table:table-cell>
          <table:table-cell office:value-type="string" calcext:value-type="string">
            <text:p>Chitin_synth_2</text:p>
          </table:table-cell>
          <table:table-cell office:value-type="float" office:value="2.7E-016" calcext:value-type="float">
            <text:p>2.7E-16</text:p>
          </table:table-cell>
          <table:table-cell office:value-type="float" office:value="0.017" calcext:value-type="float">
            <text:p>0.01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yaluronan synthase 2 isoform X2 [Bubalus bubalis]</text:p>
          </table:table-cell>
        </table:table-row>
        <table:table-row table:style-name="ro1">
          <table:table-cell office:value-type="string" calcext:value-type="string">
            <text:p>XP_027416735.1</text:p>
          </table:table-cell>
          <table:table-cell office:value-type="string" calcext:value-type="string">
            <text:p>Chitin_synth_2</text:p>
          </table:table-cell>
          <table:table-cell office:value-type="float" office:value="2.7E-016" calcext:value-type="float">
            <text:p>2.7E-16</text:p>
          </table:table-cell>
          <table:table-cell office:value-type="float" office:value="0.017" calcext:value-type="float">
            <text:p>0.01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yaluronan synthase 2 [Bos indicus x Bos taurus]</text:p>
          </table:table-cell>
        </table:table-row>
        <table:table-row table:style-name="ro1">
          <table:table-cell office:value-type="string" calcext:value-type="string">
            <text:p>XP_043339756.1</text:p>
          </table:table-cell>
          <table:table-cell office:value-type="string" calcext:value-type="string">
            <text:p>Chitin_synth_2</text:p>
          </table:table-cell>
          <table:table-cell office:value-type="float" office:value="2.7E-016" calcext:value-type="float">
            <text:p>2.7E-16</text:p>
          </table:table-cell>
          <table:table-cell office:value-type="float" office:value="0.017" calcext:value-type="float">
            <text:p>0.01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yaluronan synthase 2 [Cervus canadensis]</text:p>
          </table:table-cell>
        </table:table-row>
        <table:table-row table:style-name="ro1">
          <table:table-cell office:value-type="string" calcext:value-type="string">
            <text:p>XP_043736055.1</text:p>
          </table:table-cell>
          <table:table-cell office:value-type="string" calcext:value-type="string">
            <text:p>Chitin_synth_2</text:p>
          </table:table-cell>
          <table:table-cell office:value-type="float" office:value="2.7E-016" calcext:value-type="float">
            <text:p>2.7E-16</text:p>
          </table:table-cell>
          <table:table-cell office:value-type="float" office:value="0.017" calcext:value-type="float">
            <text:p>0.01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yaluronan synthase 2 [Cervus elaphus]</text:p>
          </table:table-cell>
        </table:table-row>
        <table:table-row table:style-name="ro1">
          <table:table-cell office:value-type="string" calcext:value-type="string">
            <text:p>XP_001370289.1</text:p>
          </table:table-cell>
          <table:table-cell office:value-type="string" calcext:value-type="string">
            <text:p>Chitin_synth_2</text:p>
          </table:table-cell>
          <table:table-cell office:value-type="float" office:value="2.7E-016" calcext:value-type="float">
            <text:p>2.7E-16</text:p>
          </table:table-cell>
          <table:table-cell office:value-type="float" office:value="0.16" calcext:value-type="float">
            <text:p>0.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REDICTED: hyaluronan synthase 2 [Monodelphis domestica]</text:p>
          </table:table-cell>
        </table:table-row>
        <table:table-row table:style-name="ro1">
          <table:table-cell office:value-type="string" calcext:value-type="string">
            <text:p>XP_030646648.1</text:p>
          </table:table-cell>
          <table:table-cell office:value-type="string" calcext:value-type="string">
            <text:p>Chitin_synth_2</text:p>
          </table:table-cell>
          <table:table-cell office:value-type="float" office:value="2.8E-016" calcext:value-type="float">
            <text:p>2.8E-16</text:p>
          </table:table-cell>
          <table:table-cell office:value-type="float" office:value="0.56" calcext:value-type="float">
            <text:p>0.56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hyaluronan synthase 3 [Chanos chanos]</text:p>
          </table:table-cell>
        </table:table-row>
        <table:table-row table:style-name="ro1">
          <table:table-cell office:value-type="string" calcext:value-type="string">
            <text:p>XP_026782787.1</text:p>
          </table:table-cell>
          <table:table-cell office:value-type="string" calcext:value-type="string">
            <text:p>Chitin_synth_2</text:p>
          </table:table-cell>
          <table:table-cell office:value-type="float" office:value="2.8E-016" calcext:value-type="float">
            <text:p>2.8E-16</text:p>
          </table:table-cell>
          <table:table-cell office:value-type="float" office:value="0.19" calcext:value-type="float">
            <text:p>0.19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hyaluronan synthase 3 [Pangasianodon hypophthalmus]</text:p>
          </table:table-cell>
        </table:table-row>
        <table:table-row table:style-name="ro1">
          <table:table-cell office:value-type="string" calcext:value-type="string">
            <text:p>XP_010989299.1</text:p>
          </table:table-cell>
          <table:table-cell office:value-type="string" calcext:value-type="string">
            <text:p>Chitin_synth_2</text:p>
          </table:table-cell>
          <table:table-cell office:value-type="float" office:value="2.9E-016" calcext:value-type="float">
            <text:p>2.9E-16</text:p>
          </table:table-cell>
          <table:table-cell office:value-type="float" office:value="0.017" calcext:value-type="float">
            <text:p>0.01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yaluronan synthase 2 [Camelus dromedarius]</text:p>
          </table:table-cell>
        </table:table-row>
        <table:table-row table:style-name="ro1">
          <table:table-cell office:value-type="string" calcext:value-type="string">
            <text:p>XP_032323603.1</text:p>
          </table:table-cell>
          <table:table-cell office:value-type="string" calcext:value-type="string">
            <text:p>Chitin_synth_2</text:p>
          </table:table-cell>
          <table:table-cell office:value-type="float" office:value="2.9E-016" calcext:value-type="float">
            <text:p>2.9E-16</text:p>
          </table:table-cell>
          <table:table-cell office:value-type="float" office:value="0.017" calcext:value-type="float">
            <text:p>0.01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yaluronan synthase 2 [Camelus ferus]</text:p>
          </table:table-cell>
        </table:table-row>
        <table:table-row table:style-name="ro1">
          <table:table-cell office:value-type="string" calcext:value-type="string">
            <text:p>XP_021544089.1</text:p>
          </table:table-cell>
          <table:table-cell office:value-type="string" calcext:value-type="string">
            <text:p>Chitin_synth_2</text:p>
          </table:table-cell>
          <table:table-cell office:value-type="float" office:value="2.9E-016" calcext:value-type="float">
            <text:p>2.9E-16</text:p>
          </table:table-cell>
          <table:table-cell office:value-type="float" office:value="0.017" calcext:value-type="float">
            <text:p>0.01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yaluronan synthase 2 [Neomonachus schauinslandi]</text:p>
          </table:table-cell>
        </table:table-row>
        <table:table-row table:style-name="ro1">
          <table:table-cell office:value-type="string" calcext:value-type="string">
            <text:p>XP_027437936.1</text:p>
          </table:table-cell>
          <table:table-cell office:value-type="string" calcext:value-type="string">
            <text:p>Chitin_synth_2</text:p>
          </table:table-cell>
          <table:table-cell office:value-type="float" office:value="2.9E-016" calcext:value-type="float">
            <text:p>2.9E-16</text:p>
          </table:table-cell>
          <table:table-cell office:value-type="float" office:value="0.017" calcext:value-type="float">
            <text:p>0.01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yaluronan synthase 2 [Zalophus californianus]</text:p>
          </table:table-cell>
        </table:table-row>
        <table:table-row table:style-name="ro1">
          <table:table-cell office:value-type="string" calcext:value-type="string">
            <text:p>XP_029958774.1</text:p>
          </table:table-cell>
          <table:table-cell office:value-type="string" calcext:value-type="string">
            <text:p>Chitin_synth_2</text:p>
          </table:table-cell>
          <table:table-cell office:value-type="float" office:value="3E-016" calcext:value-type="float">
            <text:p>3E-16</text:p>
          </table:table-cell>
          <table:table-cell office:value-type="float" office:value="0.095" calcext:value-type="float">
            <text:p>0.0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hyaluronan synthase 2 [Salarias fasciatus]</text:p>
          </table:table-cell>
        </table:table-row>
        <table:table-row table:style-name="ro1">
          <table:table-cell office:value-type="string" calcext:value-type="string">
            <text:p>XP_003760405.1</text:p>
          </table:table-cell>
          <table:table-cell office:value-type="string" calcext:value-type="string">
            <text:p>Chitin_synth_2</text:p>
          </table:table-cell>
          <table:table-cell office:value-type="float" office:value="3E-016" calcext:value-type="float">
            <text:p>3E-16</text:p>
          </table:table-cell>
          <table:table-cell office:value-type="float" office:value="0.16" calcext:value-type="float">
            <text:p>0.16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hyaluronan synthase 2 [Sarcophilus harrisii]</text:p>
          </table:table-cell>
        </table:table-row>
        <table:table-row table:style-name="ro1">
          <table:table-cell office:value-type="string" calcext:value-type="string">
            <text:p>XP_025277185.1</text:p>
          </table:table-cell>
          <table:table-cell office:value-type="string" calcext:value-type="string">
            <text:p>Chitin_synth_2</text:p>
          </table:table-cell>
          <table:table-cell office:value-type="float" office:value="3E-016" calcext:value-type="float">
            <text:p>3E-16</text:p>
          </table:table-cell>
          <table:table-cell office:value-type="float" office:value="0.04" calcext:value-type="float">
            <text:p>0.0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yaluronan synthase 1 isoform X2 [Canis lupus dingo]</text:p>
          </table:table-cell>
        </table:table-row>
        <table:table-row table:style-name="ro1">
          <table:table-cell office:value-type="string" calcext:value-type="string">
            <text:p>XP_038507725.1</text:p>
          </table:table-cell>
          <table:table-cell office:value-type="string" calcext:value-type="string">
            <text:p>Chitin_synth_2</text:p>
          </table:table-cell>
          <table:table-cell office:value-type="float" office:value="3E-016" calcext:value-type="float">
            <text:p>3E-16</text:p>
          </table:table-cell>
          <table:table-cell office:value-type="float" office:value="0.04" calcext:value-type="float">
            <text:p>0.0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yaluronan synthase 1 isoform X2 [Canis lupus familiaris]</text:p>
          </table:table-cell>
        </table:table-row>
        <table:table-row table:style-name="ro1">
          <table:table-cell office:value-type="string" calcext:value-type="string">
            <text:p>XP_031668072.1</text:p>
          </table:table-cell>
          <table:table-cell office:value-type="string" calcext:value-type="string">
            <text:p>Chitin_synth_2</text:p>
          </table:table-cell>
          <table:table-cell office:value-type="float" office:value="3E-016" calcext:value-type="float">
            <text:p>3E-16</text:p>
          </table:table-cell>
          <table:table-cell office:value-type="float" office:value="0.11" calcext:value-type="float">
            <text:p>0.11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hyaluronan synthase 2-like [Oncorhynchus kisutch]</text:p>
          </table:table-cell>
        </table:table-row>
        <table:table-row table:style-name="ro1">
          <table:table-cell office:value-type="string" calcext:value-type="string">
            <text:p>XP_035561789.1</text:p>
          </table:table-cell>
          <table:table-cell office:value-type="string" calcext:value-type="string">
            <text:p>Chitin_synth_2</text:p>
          </table:table-cell>
          <table:table-cell office:value-type="float" office:value="3E-016" calcext:value-type="float">
            <text:p>3E-16</text:p>
          </table:table-cell>
          <table:table-cell office:value-type="float" office:value="0.04" calcext:value-type="float">
            <text:p>0.0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yaluronan synthase 1 isoform X1 [Canis lupus dingo]</text:p>
          </table:table-cell>
        </table:table-row>
        <table:table-row table:style-name="ro1">
          <table:table-cell office:value-type="string" calcext:value-type="string">
            <text:p>XP_038507654.1</text:p>
          </table:table-cell>
          <table:table-cell office:value-type="string" calcext:value-type="string">
            <text:p>Chitin_synth_2</text:p>
          </table:table-cell>
          <table:table-cell office:value-type="float" office:value="3E-016" calcext:value-type="float">
            <text:p>3E-16</text:p>
          </table:table-cell>
          <table:table-cell office:value-type="float" office:value="0.04" calcext:value-type="float">
            <text:p>0.0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yaluronan synthase 1 isoform X1 [Canis lupus familiaris]</text:p>
          </table:table-cell>
        </table:table-row>
        <table:table-row table:style-name="ro1">
          <table:table-cell office:value-type="string" calcext:value-type="string">
            <text:p>XP_032436589.1</text:p>
          </table:table-cell>
          <table:table-cell office:value-type="string" calcext:value-type="string">
            <text:p>Chitin_synth_2</text:p>
          </table:table-cell>
          <table:table-cell office:value-type="float" office:value="3.1E-016" calcext:value-type="float">
            <text:p>3.1E-16</text:p>
          </table:table-cell>
          <table:table-cell office:value-type="float" office:value="0.46" calcext:value-type="float">
            <text:p>0.46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hyaluronan synthase 3 isoform X1 [Xiphophorus hellerii]</text:p>
          </table:table-cell>
        </table:table-row>
        <table:table-row table:style-name="ro1">
          <table:table-cell office:value-type="string" calcext:value-type="string">
            <text:p>NP_999218.1</text:p>
          </table:table-cell>
          <table:table-cell office:value-type="string" calcext:value-type="string">
            <text:p>Chitin_synth_2</text:p>
          </table:table-cell>
          <table:table-cell office:value-type="float" office:value="3.1E-016" calcext:value-type="float">
            <text:p>3.1E-16</text:p>
          </table:table-cell>
          <table:table-cell office:value-type="float" office:value="0.018" calcext:value-type="float">
            <text:p>0.01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yaluronan synthase 2 [Sus scrofa]</text:p>
          </table:table-cell>
        </table:table-row>
        <table:table-row table:style-name="ro1">
          <table:table-cell office:value-type="string" calcext:value-type="string">
            <text:p>XP_012707764.2</text:p>
          </table:table-cell>
          <table:table-cell office:value-type="string" calcext:value-type="string">
            <text:p>Chitin_synth_2</text:p>
          </table:table-cell>
          <table:table-cell office:value-type="float" office:value="3.1E-016" calcext:value-type="float">
            <text:p>3.1E-16</text:p>
          </table:table-cell>
          <table:table-cell office:value-type="float" office:value="0.48" calcext:value-type="float">
            <text:p>0.48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hyaluronan synthase 3 [Fundulus heteroclitus]</text:p>
          </table:table-cell>
        </table:table-row>
        <table:table-row table:style-name="ro1">
          <table:table-cell office:value-type="string" calcext:value-type="string">
            <text:p>XP_034304651.1</text:p>
          </table:table-cell>
          <table:table-cell office:value-type="string" calcext:value-type="string">
            <text:p>Chitin_synth_2</text:p>
          </table:table-cell>
          <table:table-cell office:value-type="float" office:value="3.1E-016" calcext:value-type="float">
            <text:p>3.1E-16</text:p>
          </table:table-cell>
          <table:table-cell office:value-type="float" office:value="4.9E-020" calcext:value-type="float">
            <text:p>4.9E-20</text:p>
          </table:table-cell>
          <table:table-cell office:value-type="float" office:value="3.1E-016" calcext:value-type="float">
            <text:p>3.1E-16</text:p>
          </table:table-cell>
          <table:table-cell office:value-type="string" calcext:value-type="string">
            <text:p>uncharacterized protein LOC105321379 isoform X1 [Crassostrea gigas]</text:p>
          </table:table-cell>
        </table:table-row>
        <table:table-row table:style-name="ro1">
          <table:table-cell office:value-type="string" calcext:value-type="string">
            <text:p>NP_758822.1</text:p>
          </table:table-cell>
          <table:table-cell office:value-type="string" calcext:value-type="string">
            <text:p>Chitin_synth_2</text:p>
          </table:table-cell>
          <table:table-cell office:value-type="float" office:value="3.2E-016" calcext:value-type="float">
            <text:p>3.2E-16</text:p>
          </table:table-cell>
          <table:table-cell office:value-type="float" office:value="0.12" calcext:value-type="float">
            <text:p>0.12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hyaluronan synthase 3 [Rattus norvegicus]</text:p>
          </table:table-cell>
        </table:table-row>
        <table:table-row table:style-name="ro1">
          <table:table-cell office:value-type="string" calcext:value-type="string">
            <text:p>XP_006255623.1</text:p>
          </table:table-cell>
          <table:table-cell office:value-type="string" calcext:value-type="string">
            <text:p>Chitin_synth_2</text:p>
          </table:table-cell>
          <table:table-cell office:value-type="float" office:value="3.2E-016" calcext:value-type="float">
            <text:p>3.2E-16</text:p>
          </table:table-cell>
          <table:table-cell office:value-type="float" office:value="0.12" calcext:value-type="float">
            <text:p>0.12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hyaluronan synthase 3 isoform X1 [Rattus norvegicus]</text:p>
          </table:table-cell>
        </table:table-row>
        <table:table-row table:style-name="ro1">
          <table:table-cell office:value-type="string" calcext:value-type="string">
            <text:p>XP_032743273.1</text:p>
          </table:table-cell>
          <table:table-cell office:value-type="string" calcext:value-type="string">
            <text:p>Chitin_synth_2</text:p>
          </table:table-cell>
          <table:table-cell office:value-type="float" office:value="3.2E-016" calcext:value-type="float">
            <text:p>3.2E-16</text:p>
          </table:table-cell>
          <table:table-cell office:value-type="float" office:value="0.12" calcext:value-type="float">
            <text:p>0.12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hyaluronan synthase 3 [Rattus rattus]</text:p>
          </table:table-cell>
        </table:table-row>
        <table:table-row table:style-name="ro1">
          <table:table-cell office:value-type="string" calcext:value-type="string">
            <text:p>XP_002936057.2</text:p>
          </table:table-cell>
          <table:table-cell office:value-type="string" calcext:value-type="string">
            <text:p>Chitin_synth_2</text:p>
          </table:table-cell>
          <table:table-cell office:value-type="float" office:value="3.2E-016" calcext:value-type="float">
            <text:p>3.2E-16</text:p>
          </table:table-cell>
          <table:table-cell office:value-type="float" office:value="0.017" calcext:value-type="float">
            <text:p>0.01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yaluronan synthase 3 [Xenopus tropicalis]</text:p>
          </table:table-cell>
        </table:table-row>
        <table:table-row table:style-name="ro1">
          <table:table-cell office:value-type="string" calcext:value-type="string">
            <text:p>XP_034378111.1</text:p>
          </table:table-cell>
          <table:table-cell office:value-type="string" calcext:value-type="string">
            <text:p>Chitin_synth_2</text:p>
          </table:table-cell>
          <table:table-cell office:value-type="float" office:value="3.2E-016" calcext:value-type="float">
            <text:p>3.2E-16</text:p>
          </table:table-cell>
          <table:table-cell office:value-type="float" office:value="0.15" calcext:value-type="float">
            <text:p>0.15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hyaluronan synthase 3 isoform X1 [Arvicanthis niloticus]</text:p>
          </table:table-cell>
        </table:table-row>
        <table:table-row table:style-name="ro1">
          <table:table-cell office:value-type="string" calcext:value-type="string">
            <text:p>XP_043872934.1</text:p>
          </table:table-cell>
          <table:table-cell office:value-type="string" calcext:value-type="string">
            <text:p>Chitin_synth_2</text:p>
          </table:table-cell>
          <table:table-cell office:value-type="float" office:value="3.3E-016" calcext:value-type="float">
            <text:p>3.3E-16</text:p>
          </table:table-cell>
          <table:table-cell office:value-type="float" office:value="0.43" calcext:value-type="float">
            <text:p>0.43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hyaluronan synthase 3-like [Solea senegalensis]</text:p>
          </table:table-cell>
        </table:table-row>
        <table:table-row table:style-name="ro1">
          <table:table-cell office:value-type="string" calcext:value-type="string">
            <text:p>XP_031197167.1</text:p>
          </table:table-cell>
          <table:table-cell office:value-type="string" calcext:value-type="string">
            <text:p>Chitin_synth_2</text:p>
          </table:table-cell>
          <table:table-cell office:value-type="float" office:value="3.3E-016" calcext:value-type="float">
            <text:p>3.3E-16</text:p>
          </table:table-cell>
          <table:table-cell office:value-type="float" office:value="0.15" calcext:value-type="float">
            <text:p>0.15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hyaluronan synthase 3 isoform X1 [Mastomys coucha]</text:p>
          </table:table-cell>
        </table:table-row>
        <table:table-row table:style-name="ro1">
          <table:table-cell office:value-type="string" calcext:value-type="string">
            <text:p>XP_032172362.1</text:p>
          </table:table-cell>
          <table:table-cell office:value-type="string" calcext:value-type="string">
            <text:p>Chitin_synth_2</text:p>
          </table:table-cell>
          <table:table-cell office:value-type="float" office:value="3.4E-016" calcext:value-type="float">
            <text:p>3.4E-16</text:p>
          </table:table-cell>
          <table:table-cell office:value-type="float" office:value="0.021" calcext:value-type="float">
            <text:p>0.02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hyaluronan synthase 2 [Mustela erminea]</text:p>
          </table:table-cell>
        </table:table-row>
        <table:table-row table:style-name="ro1">
          <table:table-cell office:value-type="string" calcext:value-type="string">
            <text:p>XP_044100958.1</text:p>
          </table:table-cell>
          <table:table-cell office:value-type="string" calcext:value-type="string">
            <text:p>Chitin_synth_2</text:p>
          </table:table-cell>
          <table:table-cell office:value-type="float" office:value="3.4E-016" calcext:value-type="float">
            <text:p>3.4E-16</text:p>
          </table:table-cell>
          <table:table-cell office:value-type="float" office:value="0.021" calcext:value-type="float">
            <text:p>0.02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hyaluronan synthase 2 [Neovison vison]</text:p>
          </table:table-cell>
        </table:table-row>
        <table:table-row table:style-name="ro1">
          <table:table-cell office:value-type="string" calcext:value-type="string">
            <text:p>XP_015820660.1</text:p>
          </table:table-cell>
          <table:table-cell office:value-type="string" calcext:value-type="string">
            <text:p>Chitin_synth_2</text:p>
          </table:table-cell>
          <table:table-cell office:value-type="float" office:value="3.5E-016" calcext:value-type="float">
            <text:p>3.5E-16</text:p>
          </table:table-cell>
          <table:table-cell office:value-type="float" office:value="0.46" calcext:value-type="float">
            <text:p>0.46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PREDICTED: hyaluronan synthase 3 isoform X1 [Nothobranchius furzeri]</text:p>
          </table:table-cell>
        </table:table-row>
        <table:table-row table:style-name="ro1">
          <table:table-cell office:value-type="string" calcext:value-type="string">
            <text:p>XP_032379230.1</text:p>
          </table:table-cell>
          <table:table-cell office:value-type="string" calcext:value-type="string">
            <text:p>Chitin_synth_2</text:p>
          </table:table-cell>
          <table:table-cell office:value-type="float" office:value="3.5E-016" calcext:value-type="float">
            <text:p>3.5E-16</text:p>
          </table:table-cell>
          <table:table-cell office:value-type="float" office:value="0.38" calcext:value-type="float">
            <text:p>0.38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hyaluronan synthase 3 [Etheostoma spectabile]</text:p>
          </table:table-cell>
        </table:table-row>
        <table:table-row table:style-name="ro1">
          <table:table-cell office:value-type="string" calcext:value-type="string">
            <text:p>XP_033490558.1</text:p>
          </table:table-cell>
          <table:table-cell office:value-type="string" calcext:value-type="string">
            <text:p>Chitin_synth_2</text:p>
          </table:table-cell>
          <table:table-cell office:value-type="float" office:value="3.5E-016" calcext:value-type="float">
            <text:p>3.5E-16</text:p>
          </table:table-cell>
          <table:table-cell office:value-type="float" office:value="1.2" calcext:value-type="float">
            <text:p>1.2</text:p>
          </table:table-cell>
          <table:table-cell office:value-type="float" office:value="7700" calcext:value-type="float">
            <text:p>7700</text:p>
          </table:table-cell>
          <table:table-cell office:value-type="string" calcext:value-type="string">
            <text:p>hyaluronan synthase 3 [Epinephelus lanceolatus]</text:p>
          </table:table-cell>
        </table:table-row>
        <table:table-row table:style-name="ro1">
          <table:table-cell office:value-type="string" calcext:value-type="string">
            <text:p>XP_006974213.1</text:p>
          </table:table-cell>
          <table:table-cell office:value-type="string" calcext:value-type="string">
            <text:p>Chitin_synth_2</text:p>
          </table:table-cell>
          <table:table-cell office:value-type="float" office:value="3.6E-016" calcext:value-type="float">
            <text:p>3.6E-16</text:p>
          </table:table-cell>
          <table:table-cell office:value-type="float" office:value="0.13" calcext:value-type="float">
            <text:p>0.13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hyaluronan synthase 3 [Peromyscus maniculatus bairdii]</text:p>
          </table:table-cell>
        </table:table-row>
        <table:table-row table:style-name="ro1">
          <table:table-cell office:value-type="string" calcext:value-type="string">
            <text:p>XP_028713556.1</text:p>
          </table:table-cell>
          <table:table-cell office:value-type="string" calcext:value-type="string">
            <text:p>Chitin_synth_2</text:p>
          </table:table-cell>
          <table:table-cell office:value-type="float" office:value="3.6E-016" calcext:value-type="float">
            <text:p>3.6E-16</text:p>
          </table:table-cell>
          <table:table-cell office:value-type="float" office:value="0.13" calcext:value-type="float">
            <text:p>0.13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hyaluronan synthase 3 isoform X2 [Peromyscus leucopus]</text:p>
          </table:table-cell>
        </table:table-row>
        <table:table-row table:style-name="ro1">
          <table:table-cell office:value-type="string" calcext:value-type="string">
            <text:p>XP_008410764.1</text:p>
          </table:table-cell>
          <table:table-cell office:value-type="string" calcext:value-type="string">
            <text:p>Chitin_synth_2</text:p>
          </table:table-cell>
          <table:table-cell office:value-type="float" office:value="3.7E-016" calcext:value-type="float">
            <text:p>3.7E-16</text:p>
          </table:table-cell>
          <table:table-cell office:value-type="float" office:value="0.52" calcext:value-type="float">
            <text:p>0.52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PREDICTED: hyaluronan synthase 3 [Poecilia reticulata]</text:p>
          </table:table-cell>
        </table:table-row>
        <table:table-row table:style-name="ro1">
          <table:table-cell office:value-type="string" calcext:value-type="string">
            <text:p>XP_024244657.1</text:p>
          </table:table-cell>
          <table:table-cell office:value-type="string" calcext:value-type="string">
            <text:p>Chitin_synth_2</text:p>
          </table:table-cell>
          <table:table-cell office:value-type="float" office:value="3.7E-016" calcext:value-type="float">
            <text:p>3.7E-16</text:p>
          </table:table-cell>
          <table:table-cell office:value-type="float" office:value="0.11" calcext:value-type="float">
            <text:p>0.11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hyaluronan synthase 2 [Oncorhynchus tshawytscha]</text:p>
          </table:table-cell>
        </table:table-row>
        <table:table-row table:style-name="ro1">
          <table:table-cell office:value-type="string" calcext:value-type="string">
            <text:p>XP_021536782.1</text:p>
          </table:table-cell>
          <table:table-cell office:value-type="string" calcext:value-type="string">
            <text:p>Chitin_synth_2</text:p>
          </table:table-cell>
          <table:table-cell office:value-type="float" office:value="3.7E-016" calcext:value-type="float">
            <text:p>3.7E-16</text:p>
          </table:table-cell>
          <table:table-cell office:value-type="float" office:value="0.034" calcext:value-type="float">
            <text:p>0.034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hyaluronan synthase 1 [Neomonachus schauinslandi]</text:p>
          </table:table-cell>
        </table:table-row>
        <table:table-row table:style-name="ro1">
          <table:table-cell office:value-type="string" calcext:value-type="string">
            <text:p>XP_028441958.1</text:p>
          </table:table-cell>
          <table:table-cell office:value-type="string" calcext:value-type="string">
            <text:p>Chitin_synth_2</text:p>
          </table:table-cell>
          <table:table-cell office:value-type="float" office:value="3.7E-016" calcext:value-type="float">
            <text:p>3.7E-16</text:p>
          </table:table-cell>
          <table:table-cell office:value-type="float" office:value="0.22" calcext:value-type="float">
            <text:p>0.22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hyaluronan synthase 3 [Perca flavescens]</text:p>
          </table:table-cell>
        </table:table-row>
        <table:table-row table:style-name="ro1">
          <table:table-cell office:value-type="string" calcext:value-type="string">
            <text:p>XP_004324133.1</text:p>
          </table:table-cell>
          <table:table-cell office:value-type="string" calcext:value-type="string">
            <text:p>Chitin_synth_2</text:p>
          </table:table-cell>
          <table:table-cell office:value-type="float" office:value="3.8E-016" calcext:value-type="float">
            <text:p>3.8E-16</text:p>
          </table:table-cell>
          <table:table-cell office:value-type="float" office:value="0.018" calcext:value-type="float">
            <text:p>0.01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yaluronan synthase 2 [Tursiops truncatus]</text:p>
          </table:table-cell>
        </table:table-row>
        <table:table-row table:style-name="ro1">
          <table:table-cell office:value-type="string" calcext:value-type="string">
            <text:p>XP_007106994.1</text:p>
          </table:table-cell>
          <table:table-cell office:value-type="string" calcext:value-type="string">
            <text:p>Chitin_synth_2</text:p>
          </table:table-cell>
          <table:table-cell office:value-type="float" office:value="3.8E-016" calcext:value-type="float">
            <text:p>3.8E-16</text:p>
          </table:table-cell>
          <table:table-cell office:value-type="float" office:value="0.018" calcext:value-type="float">
            <text:p>0.01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yaluronan synthase 2 isoform X1 [Physeter catodon]</text:p>
          </table:table-cell>
        </table:table-row>
        <table:table-row table:style-name="ro1">
          <table:table-cell office:value-type="string" calcext:value-type="string">
            <text:p>XP_032465924.1</text:p>
          </table:table-cell>
          <table:table-cell office:value-type="string" calcext:value-type="string">
            <text:p>Chitin_synth_2</text:p>
          </table:table-cell>
          <table:table-cell office:value-type="float" office:value="3.8E-016" calcext:value-type="float">
            <text:p>3.8E-16</text:p>
          </table:table-cell>
          <table:table-cell office:value-type="float" office:value="0.018" calcext:value-type="float">
            <text:p>0.01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yaluronan synthase 2 [Phocoena sinus]</text:p>
          </table:table-cell>
        </table:table-row>
        <table:table-row table:style-name="ro1">
          <table:table-cell office:value-type="string" calcext:value-type="string">
            <text:p>XP_036686851.1</text:p>
          </table:table-cell>
          <table:table-cell office:value-type="string" calcext:value-type="string">
            <text:p>Chitin_synth_2</text:p>
          </table:table-cell>
          <table:table-cell office:value-type="float" office:value="3.8E-016" calcext:value-type="float">
            <text:p>3.8E-16</text:p>
          </table:table-cell>
          <table:table-cell office:value-type="float" office:value="0.018" calcext:value-type="float">
            <text:p>0.01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yaluronan synthase 2 [Balaenoptera musculus]</text:p>
          </table:table-cell>
        </table:table-row>
        <table:table-row table:style-name="ro1">
          <table:table-cell office:value-type="string" calcext:value-type="string">
            <text:p>XP_004000138.1</text:p>
          </table:table-cell>
          <table:table-cell office:value-type="string" calcext:value-type="string">
            <text:p>Chitin_synth_2</text:p>
          </table:table-cell>
          <table:table-cell office:value-type="float" office:value="3.8E-016" calcext:value-type="float">
            <text:p>3.8E-16</text:p>
          </table:table-cell>
          <table:table-cell office:value-type="float" office:value="0.018" calcext:value-type="float">
            <text:p>0.01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LOW QUALITY PROTEIN: hyaluronan synthase 2 [Felis catus]</text:p>
          </table:table-cell>
        </table:table-row>
        <table:table-row table:style-name="ro1">
          <table:table-cell office:value-type="string" calcext:value-type="string">
            <text:p>XP_007075654.1</text:p>
          </table:table-cell>
          <table:table-cell office:value-type="string" calcext:value-type="string">
            <text:p>Chitin_synth_2</text:p>
          </table:table-cell>
          <table:table-cell office:value-type="float" office:value="3.8E-016" calcext:value-type="float">
            <text:p>3.8E-16</text:p>
          </table:table-cell>
          <table:table-cell office:value-type="float" office:value="0.018" calcext:value-type="float">
            <text:p>0.01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yaluronan synthase 2 [Panthera tigris]</text:p>
          </table:table-cell>
        </table:table-row>
        <table:table-row table:style-name="ro1">
          <table:table-cell office:value-type="string" calcext:value-type="string">
            <text:p>XP_019664187.1</text:p>
          </table:table-cell>
          <table:table-cell office:value-type="string" calcext:value-type="string">
            <text:p>Chitin_synth_2</text:p>
          </table:table-cell>
          <table:table-cell office:value-type="float" office:value="3.8E-016" calcext:value-type="float">
            <text:p>3.8E-16</text:p>
          </table:table-cell>
          <table:table-cell office:value-type="float" office:value="0.018" calcext:value-type="float">
            <text:p>0.01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yaluronan synthase 2 [Ailuropoda melanoleuca]</text:p>
          </table:table-cell>
        </table:table-row>
        <table:table-row table:style-name="ro1">
          <table:table-cell office:value-type="string" calcext:value-type="string">
            <text:p>XP_025306650.1</text:p>
          </table:table-cell>
          <table:table-cell office:value-type="string" calcext:value-type="string">
            <text:p>Chitin_synth_2</text:p>
          </table:table-cell>
          <table:table-cell office:value-type="float" office:value="3.8E-016" calcext:value-type="float">
            <text:p>3.8E-16</text:p>
          </table:table-cell>
          <table:table-cell office:value-type="float" office:value="0.018" calcext:value-type="float">
            <text:p>0.01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yaluronan synthase 2 [Canis lupus dingo]</text:p>
          </table:table-cell>
        </table:table-row>
        <table:table-row table:style-name="ro1">
          <table:table-cell office:value-type="string" calcext:value-type="string">
            <text:p>XP_030160146.1</text:p>
          </table:table-cell>
          <table:table-cell office:value-type="string" calcext:value-type="string">
            <text:p>Chitin_synth_2</text:p>
          </table:table-cell>
          <table:table-cell office:value-type="float" office:value="3.8E-016" calcext:value-type="float">
            <text:p>3.8E-16</text:p>
          </table:table-cell>
          <table:table-cell office:value-type="float" office:value="0.018" calcext:value-type="float">
            <text:p>0.01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yaluronan synthase 2 [Lynx canadensis]</text:p>
          </table:table-cell>
        </table:table-row>
        <table:table-row table:style-name="ro1">
          <table:table-cell office:value-type="string" calcext:value-type="string">
            <text:p>XP_038285573.1</text:p>
          </table:table-cell>
          <table:table-cell office:value-type="string" calcext:value-type="string">
            <text:p>Chitin_synth_2</text:p>
          </table:table-cell>
          <table:table-cell office:value-type="float" office:value="3.8E-016" calcext:value-type="float">
            <text:p>3.8E-16</text:p>
          </table:table-cell>
          <table:table-cell office:value-type="float" office:value="0.018" calcext:value-type="float">
            <text:p>0.01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yaluronan synthase 2 [Canis lupus familiaris]</text:p>
          </table:table-cell>
        </table:table-row>
        <table:table-row table:style-name="ro1">
          <table:table-cell office:value-type="string" calcext:value-type="string">
            <text:p>XP_041624392.1</text:p>
          </table:table-cell>
          <table:table-cell office:value-type="string" calcext:value-type="string">
            <text:p>Chitin_synth_2</text:p>
          </table:table-cell>
          <table:table-cell office:value-type="float" office:value="3.8E-016" calcext:value-type="float">
            <text:p>3.8E-16</text:p>
          </table:table-cell>
          <table:table-cell office:value-type="float" office:value="0.018" calcext:value-type="float">
            <text:p>0.01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yaluronan synthase 2 [Vulpes lagopus]</text:p>
          </table:table-cell>
        </table:table-row>
        <table:table-row table:style-name="ro1">
          <table:table-cell office:value-type="string" calcext:value-type="string">
            <text:p>XP_042779726.1</text:p>
          </table:table-cell>
          <table:table-cell office:value-type="string" calcext:value-type="string">
            <text:p>Chitin_synth_2</text:p>
          </table:table-cell>
          <table:table-cell office:value-type="float" office:value="3.8E-016" calcext:value-type="float">
            <text:p>3.8E-16</text:p>
          </table:table-cell>
          <table:table-cell office:value-type="float" office:value="0.018" calcext:value-type="float">
            <text:p>0.01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yaluronan synthase 2 [Panthera leo]</text:p>
          </table:table-cell>
        </table:table-row>
        <table:table-row table:style-name="ro1">
          <table:table-cell office:value-type="string" calcext:value-type="string">
            <text:p>XP_043457615.1</text:p>
          </table:table-cell>
          <table:table-cell office:value-type="string" calcext:value-type="string">
            <text:p>Chitin_synth_2</text:p>
          </table:table-cell>
          <table:table-cell office:value-type="float" office:value="3.8E-016" calcext:value-type="float">
            <text:p>3.8E-16</text:p>
          </table:table-cell>
          <table:table-cell office:value-type="float" office:value="0.018" calcext:value-type="float">
            <text:p>0.01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yaluronan synthase 2 [Prionailurus bengalensis]</text:p>
          </table:table-cell>
        </table:table-row>
        <table:table-row table:style-name="ro1">
          <table:table-cell office:value-type="string" calcext:value-type="string">
            <text:p>NP_001075270.1</text:p>
          </table:table-cell>
          <table:table-cell office:value-type="string" calcext:value-type="string">
            <text:p>Chitin_synth_2</text:p>
          </table:table-cell>
          <table:table-cell office:value-type="float" office:value="3.8E-016" calcext:value-type="float">
            <text:p>3.8E-16</text:p>
          </table:table-cell>
          <table:table-cell office:value-type="float" office:value="0.017" calcext:value-type="float">
            <text:p>0.01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yaluronan synthase 2 [Equus caballus]</text:p>
          </table:table-cell>
        </table:table-row>
        <table:table-row table:style-name="ro1">
          <table:table-cell office:value-type="string" calcext:value-type="string">
            <text:p>XP_014710785.1</text:p>
          </table:table-cell>
          <table:table-cell office:value-type="string" calcext:value-type="string">
            <text:p>Chitin_synth_2</text:p>
          </table:table-cell>
          <table:table-cell office:value-type="float" office:value="3.8E-016" calcext:value-type="float">
            <text:p>3.8E-16</text:p>
          </table:table-cell>
          <table:table-cell office:value-type="float" office:value="0.017" calcext:value-type="float">
            <text:p>0.01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yaluronan synthase 2 [Equus asinus]</text:p>
          </table:table-cell>
        </table:table-row>
        <table:table-row table:style-name="ro1">
          <table:table-cell office:value-type="string" calcext:value-type="string">
            <text:p>XP_038168182.1</text:p>
          </table:table-cell>
          <table:table-cell office:value-type="string" calcext:value-type="string">
            <text:p>Chitin_synth_2</text:p>
          </table:table-cell>
          <table:table-cell office:value-type="float" office:value="3.9E-016" calcext:value-type="float">
            <text:p>3.9E-16</text:p>
          </table:table-cell>
          <table:table-cell office:value-type="float" office:value="0.11" calcext:value-type="float">
            <text:p>0.11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hyaluronan synthase 3 [Arvicola amphibius]</text:p>
          </table:table-cell>
        </table:table-row>
        <table:table-row table:style-name="ro1">
          <table:table-cell office:value-type="string" calcext:value-type="string">
            <text:p>XP_029779462.1</text:p>
          </table:table-cell>
          <table:table-cell office:value-type="string" calcext:value-type="string">
            <text:p>Chitin_synth_2</text:p>
          </table:table-cell>
          <table:table-cell office:value-type="float" office:value="3.9E-016" calcext:value-type="float">
            <text:p>3.9E-16</text:p>
          </table:table-cell>
          <table:table-cell office:value-type="float" office:value="0.021" calcext:value-type="float">
            <text:p>0.02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hyaluronan synthase 2 [Suricata suricatta]</text:p>
          </table:table-cell>
        </table:table-row>
        <table:table-row table:style-name="ro1">
          <table:table-cell office:value-type="string" calcext:value-type="string">
            <text:p>XP_042776256.1</text:p>
          </table:table-cell>
          <table:table-cell office:value-type="string" calcext:value-type="string">
            <text:p>Chitin_synth_2</text:p>
          </table:table-cell>
          <table:table-cell office:value-type="float" office:value="3.9E-016" calcext:value-type="float">
            <text:p>3.9E-16</text:p>
          </table:table-cell>
          <table:table-cell office:value-type="float" office:value="0.036" calcext:value-type="float">
            <text:p>0.036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LOW QUALITY PROTEIN: hyaluronan synthase 1 [Panthera leo]</text:p>
          </table:table-cell>
        </table:table-row>
        <table:table-row table:style-name="ro1">
          <table:table-cell office:value-type="string" calcext:value-type="string">
            <text:p>XP_036042984.1</text:p>
          </table:table-cell>
          <table:table-cell office:value-type="string" calcext:value-type="string">
            <text:p>Chitin_synth_2</text:p>
          </table:table-cell>
          <table:table-cell office:value-type="float" office:value="3.9E-016" calcext:value-type="float">
            <text:p>3.9E-16</text:p>
          </table:table-cell>
          <table:table-cell office:value-type="float" office:value="0.13" calcext:value-type="float">
            <text:p>0.13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hyaluronan synthase 3 [Onychomys torridus]</text:p>
          </table:table-cell>
        </table:table-row>
        <table:table-row table:style-name="ro1">
          <table:table-cell office:value-type="string" calcext:value-type="string">
            <text:p>XP_011288058.3</text:p>
          </table:table-cell>
          <table:table-cell office:value-type="string" calcext:value-type="string">
            <text:p>Chitin_synth_2</text:p>
          </table:table-cell>
          <table:table-cell office:value-type="float" office:value="3.9E-016" calcext:value-type="float">
            <text:p>3.9E-16</text:p>
          </table:table-cell>
          <table:table-cell office:value-type="float" office:value="0.036" calcext:value-type="float">
            <text:p>0.036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hyaluronan synthase 1 [Felis catus]</text:p>
          </table:table-cell>
        </table:table-row>
        <table:table-row table:style-name="ro1">
          <table:table-cell office:value-type="string" calcext:value-type="string">
            <text:p>XP_043456149.1</text:p>
          </table:table-cell>
          <table:table-cell office:value-type="string" calcext:value-type="string">
            <text:p>Chitin_synth_2</text:p>
          </table:table-cell>
          <table:table-cell office:value-type="float" office:value="3.9E-016" calcext:value-type="float">
            <text:p>3.9E-16</text:p>
          </table:table-cell>
          <table:table-cell office:value-type="float" office:value="0.036" calcext:value-type="float">
            <text:p>0.036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hyaluronan synthase 1 isoform X2 [Prionailurus bengalensis]</text:p>
          </table:table-cell>
        </table:table-row>
        <table:table-row table:style-name="ro1">
          <table:table-cell office:value-type="string" calcext:value-type="string">
            <text:p>NP_775327.2</text:p>
          </table:table-cell>
          <table:table-cell office:value-type="string" calcext:value-type="string">
            <text:p>Chitin_synth_2</text:p>
          </table:table-cell>
          <table:table-cell office:value-type="float" office:value="3.9E-016" calcext:value-type="float">
            <text:p>3.9E-16</text:p>
          </table:table-cell>
          <table:table-cell office:value-type="float" office:value="0.34" calcext:value-type="float">
            <text:p>0.34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hyaluronan synthase 3 [Danio rerio]</text:p>
          </table:table-cell>
        </table:table-row>
        <table:table-row table:style-name="ro1">
          <table:table-cell office:value-type="string" calcext:value-type="string">
            <text:p>XP_042826282.1</text:p>
          </table:table-cell>
          <table:table-cell office:value-type="string" calcext:value-type="string">
            <text:p>Chitin_synth_2</text:p>
          </table:table-cell>
          <table:table-cell office:value-type="float" office:value="4E-016" calcext:value-type="float">
            <text:p>4E-16</text:p>
          </table:table-cell>
          <table:table-cell office:value-type="float" office:value="0.036" calcext:value-type="float">
            <text:p>0.036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hyaluronan synthase 1 [Panthera tigris]</text:p>
          </table:table-cell>
        </table:table-row>
        <table:table-row table:style-name="ro1">
          <table:table-cell office:value-type="string" calcext:value-type="string">
            <text:p>XP_037675854.1</text:p>
          </table:table-cell>
          <table:table-cell office:value-type="string" calcext:value-type="string">
            <text:p>Chitin_synth_2</text:p>
          </table:table-cell>
          <table:table-cell office:value-type="float" office:value="4E-016" calcext:value-type="float">
            <text:p>4E-16</text:p>
          </table:table-cell>
          <table:table-cell office:value-type="float" office:value="0.058" calcext:value-type="float">
            <text:p>0.058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hyaluronan synthase 1 isoform X2 [Choloepus didactylus]</text:p>
          </table:table-cell>
        </table:table-row>
        <table:table-row table:style-name="ro1">
          <table:table-cell office:value-type="string" calcext:value-type="string">
            <text:p>XP_032179909.1</text:p>
          </table:table-cell>
          <table:table-cell office:value-type="string" calcext:value-type="string">
            <text:p>Chitin_synth_2</text:p>
          </table:table-cell>
          <table:table-cell office:value-type="float" office:value="4E-016" calcext:value-type="float">
            <text:p>4E-16</text:p>
          </table:table-cell>
          <table:table-cell office:value-type="float" office:value="0.036" calcext:value-type="float">
            <text:p>0.036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hyaluronan synthase 1 isoform X2 [Mustela erminea]</text:p>
          </table:table-cell>
        </table:table-row>
        <table:table-row table:style-name="ro1">
          <table:table-cell office:value-type="string" calcext:value-type="string">
            <text:p>XP_009291796.1</text:p>
          </table:table-cell>
          <table:table-cell office:value-type="string" calcext:value-type="string">
            <text:p>Chitin_synth_2</text:p>
          </table:table-cell>
          <table:table-cell office:value-type="float" office:value="4E-016" calcext:value-type="float">
            <text:p>4E-16</text:p>
          </table:table-cell>
          <table:table-cell office:value-type="float" office:value="0.34" calcext:value-type="float">
            <text:p>0.34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hyaluronan synthase 3 isoform X1 [Danio rerio]</text:p>
          </table:table-cell>
        </table:table-row>
        <table:table-row table:style-name="ro1">
          <table:table-cell office:value-type="string" calcext:value-type="string">
            <text:p>XP_027474142.1</text:p>
          </table:table-cell>
          <table:table-cell office:value-type="string" calcext:value-type="string">
            <text:p>Chitin_synth_2</text:p>
          </table:table-cell>
          <table:table-cell office:value-type="float" office:value="4E-016" calcext:value-type="float">
            <text:p>4E-16</text:p>
          </table:table-cell>
          <table:table-cell office:value-type="float" office:value="0.032" calcext:value-type="float">
            <text:p>0.0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yaluronan synthase 1 isoform X2 [Zalophus californianus]</text:p>
          </table:table-cell>
        </table:table-row>
        <table:table-row table:style-name="ro1">
          <table:table-cell office:value-type="string" calcext:value-type="string">
            <text:p>XP_032179908.1</text:p>
          </table:table-cell>
          <table:table-cell office:value-type="string" calcext:value-type="string">
            <text:p>Chitin_synth_2</text:p>
          </table:table-cell>
          <table:table-cell office:value-type="float" office:value="4E-016" calcext:value-type="float">
            <text:p>4E-16</text:p>
          </table:table-cell>
          <table:table-cell office:value-type="float" office:value="0.036" calcext:value-type="float">
            <text:p>0.036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hyaluronan synthase 1 isoform X1 [Mustela erminea]</text:p>
          </table:table-cell>
        </table:table-row>
        <table:table-row table:style-name="ro1">
          <table:table-cell office:value-type="string" calcext:value-type="string">
            <text:p>XP_027474141.1</text:p>
          </table:table-cell>
          <table:table-cell office:value-type="string" calcext:value-type="string">
            <text:p>Chitin_synth_2</text:p>
          </table:table-cell>
          <table:table-cell office:value-type="float" office:value="4.1E-016" calcext:value-type="float">
            <text:p>4.1E-16</text:p>
          </table:table-cell>
          <table:table-cell office:value-type="float" office:value="0.032" calcext:value-type="float">
            <text:p>0.0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yaluronan synthase 1 isoform X1 [Zalophus californianus]</text:p>
          </table:table-cell>
        </table:table-row>
        <table:table-row table:style-name="ro1">
          <table:table-cell office:value-type="string" calcext:value-type="string">
            <text:p>XP_044112625.1</text:p>
          </table:table-cell>
          <table:table-cell office:value-type="string" calcext:value-type="string">
            <text:p>Chitin_synth_2</text:p>
          </table:table-cell>
          <table:table-cell office:value-type="float" office:value="4.1E-016" calcext:value-type="float">
            <text:p>4.1E-16</text:p>
          </table:table-cell>
          <table:table-cell office:value-type="float" office:value="0.037" calcext:value-type="float">
            <text:p>0.03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hyaluronan synthase 1 [Neovison vison]</text:p>
          </table:table-cell>
        </table:table-row>
        <table:table-row table:style-name="ro1">
          <table:table-cell office:value-type="string" calcext:value-type="string">
            <text:p>XP_024912125.1</text:p>
          </table:table-cell>
          <table:table-cell office:value-type="string" calcext:value-type="string">
            <text:p>Chitin_synth_2</text:p>
          </table:table-cell>
          <table:table-cell office:value-type="float" office:value="4.1E-016" calcext:value-type="float">
            <text:p>4.1E-16</text:p>
          </table:table-cell>
          <table:table-cell office:value-type="float" office:value="0.34" calcext:value-type="float">
            <text:p>0.34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hyaluronan synthase 3 isoform X1 [Cynoglossus semilaevis]</text:p>
          </table:table-cell>
        </table:table-row>
        <table:table-row table:style-name="ro1">
          <table:table-cell office:value-type="string" calcext:value-type="string">
            <text:p>XP_026634309.1</text:p>
          </table:table-cell>
          <table:table-cell office:value-type="string" calcext:value-type="string">
            <text:p>Chitin_synth_2</text:p>
          </table:table-cell>
          <table:table-cell office:value-type="float" office:value="4.2E-016" calcext:value-type="float">
            <text:p>4.2E-16</text:p>
          </table:table-cell>
          <table:table-cell office:value-type="float" office:value="0.13" calcext:value-type="float">
            <text:p>0.13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hyaluronan synthase 3 [Microtus ochrogaster]</text:p>
          </table:table-cell>
        </table:table-row>
        <table:table-row table:style-name="ro1">
          <table:table-cell office:value-type="string" calcext:value-type="string">
            <text:p>XP_029388214.1</text:p>
          </table:table-cell>
          <table:table-cell office:value-type="string" calcext:value-type="string">
            <text:p>Chitin_synth_2</text:p>
          </table:table-cell>
          <table:table-cell office:value-type="float" office:value="4.2E-016" calcext:value-type="float">
            <text:p>4.2E-16</text:p>
          </table:table-cell>
          <table:table-cell office:value-type="float" office:value="0.15" calcext:value-type="float">
            <text:p>0.15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hyaluronan synthase 3 [Mus pahari]</text:p>
          </table:table-cell>
        </table:table-row>
        <table:table-row table:style-name="ro1">
          <table:table-cell office:value-type="string" calcext:value-type="string">
            <text:p>XP_041600503.1</text:p>
          </table:table-cell>
          <table:table-cell office:value-type="string" calcext:value-type="string">
            <text:p>Chitin_synth_2</text:p>
          </table:table-cell>
          <table:table-cell office:value-type="float" office:value="4.4E-016" calcext:value-type="float">
            <text:p>4.4E-16</text:p>
          </table:table-cell>
          <table:table-cell office:value-type="float" office:value="0.04" calcext:value-type="float">
            <text:p>0.0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yaluronan synthase 1 [Vulpes lagopus]</text:p>
          </table:table-cell>
        </table:table-row>
        <table:table-row table:style-name="ro1">
          <table:table-cell office:value-type="string" calcext:value-type="string">
            <text:p>XP_043889263.1</text:p>
          </table:table-cell>
          <table:table-cell office:value-type="string" calcext:value-type="string">
            <text:p>Chitin_synth_2</text:p>
          </table:table-cell>
          <table:table-cell office:value-type="float" office:value="4.4E-016" calcext:value-type="float">
            <text:p>4.4E-16</text:p>
          </table:table-cell>
          <table:table-cell office:value-type="float" office:value="0.11" calcext:value-type="float">
            <text:p>0.11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hyaluronan synthase 2 [Solea senegalensis]</text:p>
          </table:table-cell>
        </table:table-row>
        <table:table-row table:style-name="ro1">
          <table:table-cell office:value-type="string" calcext:value-type="string">
            <text:p>XP_044767218.1</text:p>
          </table:table-cell>
          <table:table-cell office:value-type="string" calcext:value-type="string">
            <text:p>Chitin_synth_2</text:p>
          </table:table-cell>
          <table:table-cell office:value-type="float" office:value="4.5E-016" calcext:value-type="float">
            <text:p>4.5E-16</text:p>
          </table:table-cell>
          <table:table-cell office:value-type="float" office:value="0.39" calcext:value-type="float">
            <text:p>0.3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yaluronan synthase 3 [Neomonachus schauinslandi]</text:p>
          </table:table-cell>
        </table:table-row>
        <table:table-row table:style-name="ro1">
          <table:table-cell office:value-type="string" calcext:value-type="string">
            <text:p>XP_034734268.1</text:p>
          </table:table-cell>
          <table:table-cell office:value-type="string" calcext:value-type="string">
            <text:p>Chitin_synth_2</text:p>
          </table:table-cell>
          <table:table-cell office:value-type="float" office:value="4.5E-016" calcext:value-type="float">
            <text:p>4.5E-16</text:p>
          </table:table-cell>
          <table:table-cell office:value-type="float" office:value="0.41" calcext:value-type="float">
            <text:p>0.41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hyaluronan synthase 3 isoform X2 [Etheostoma cragini]</text:p>
          </table:table-cell>
        </table:table-row>
        <table:table-row table:style-name="ro1">
          <table:table-cell office:value-type="string" calcext:value-type="string">
            <text:p>XP_034494448.1</text:p>
          </table:table-cell>
          <table:table-cell office:value-type="string" calcext:value-type="string">
            <text:p>Chitin_synth_2</text:p>
          </table:table-cell>
          <table:table-cell office:value-type="float" office:value="4.6E-016" calcext:value-type="float">
            <text:p>4.6E-16</text:p>
          </table:table-cell>
          <table:table-cell office:value-type="float" office:value="0.33" calcext:value-type="float">
            <text:p>0.33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hyaluronan synthase 3 isoform X8 [Ailuropoda melanoleuca]</text:p>
          </table:table-cell>
        </table:table-row>
        <table:table-row table:style-name="ro1">
          <table:table-cell office:value-type="string" calcext:value-type="string">
            <text:p>XP_037675853.1</text:p>
          </table:table-cell>
          <table:table-cell office:value-type="string" calcext:value-type="string">
            <text:p>Chitin_synth_2</text:p>
          </table:table-cell>
          <table:table-cell office:value-type="float" office:value="4.6E-016" calcext:value-type="float">
            <text:p>4.6E-16</text:p>
          </table:table-cell>
          <table:table-cell office:value-type="float" office:value="0.061" calcext:value-type="float">
            <text:p>0.061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hyaluronan synthase 1 isoform X1 [Choloepus didactylus]</text:p>
          </table:table-cell>
        </table:table-row>
        <table:table-row table:style-name="ro1">
          <table:table-cell office:value-type="string" calcext:value-type="string">
            <text:p>XP_019659329.1</text:p>
          </table:table-cell>
          <table:table-cell office:value-type="string" calcext:value-type="string">
            <text:p>Chitin_synth_2</text:p>
          </table:table-cell>
          <table:table-cell office:value-type="float" office:value="4.7E-016" calcext:value-type="float">
            <text:p>4.7E-16</text:p>
          </table:table-cell>
          <table:table-cell office:value-type="float" office:value="0.33" calcext:value-type="float">
            <text:p>0.33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hyaluronan synthase 3 isoform X9 [Ailuropoda melanoleuca]</text:p>
          </table:table-cell>
        </table:table-row>
        <table:table-row table:style-name="ro1">
          <table:table-cell office:value-type="string" calcext:value-type="string">
            <text:p>XP_035887278.1</text:p>
          </table:table-cell>
          <table:table-cell office:value-type="string" calcext:value-type="string">
            <text:p>Chitin_synth_2</text:p>
          </table:table-cell>
          <table:table-cell office:value-type="float" office:value="4.8E-016" calcext:value-type="float">
            <text:p>4.8E-16</text:p>
          </table:table-cell>
          <table:table-cell office:value-type="float" office:value="0.017" calcext:value-type="float">
            <text:p>0.01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yaluronan synthase 2 isoform X1 [Phyllostomus discolor]</text:p>
          </table:table-cell>
        </table:table-row>
        <table:table-row table:style-name="ro1">
          <table:table-cell office:value-type="string" calcext:value-type="string">
            <text:p>XP_028389628.1</text:p>
          </table:table-cell>
          <table:table-cell office:value-type="string" calcext:value-type="string">
            <text:p>Chitin_synth_2</text:p>
          </table:table-cell>
          <table:table-cell office:value-type="float" office:value="4.8E-016" calcext:value-type="float">
            <text:p>4.8E-16</text:p>
          </table:table-cell>
          <table:table-cell office:value-type="float" office:value="0.017" calcext:value-type="float">
            <text:p>0.01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yaluronan synthase 2 isoform X2 [Phyllostomus discolor]</text:p>
          </table:table-cell>
        </table:table-row>
        <table:table-row table:style-name="ro1">
          <table:table-cell office:value-type="string" calcext:value-type="string">
            <text:p>NP_001317977.1</text:p>
          </table:table-cell>
          <table:table-cell office:value-type="string" calcext:value-type="string">
            <text:p>Chitin_synth_2</text:p>
          </table:table-cell>
          <table:table-cell office:value-type="float" office:value="4.8E-016" calcext:value-type="float">
            <text:p>4.8E-16</text:p>
          </table:table-cell>
          <table:table-cell office:value-type="float" office:value="0.15" calcext:value-type="float">
            <text:p>0.15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hyaluronan synthase 3 [Mus musculus]</text:p>
          </table:table-cell>
        </table:table-row>
        <table:table-row table:style-name="ro1">
          <table:table-cell office:value-type="string" calcext:value-type="string">
            <text:p>XP_006530763.1</text:p>
          </table:table-cell>
          <table:table-cell office:value-type="string" calcext:value-type="string">
            <text:p>Chitin_synth_2</text:p>
          </table:table-cell>
          <table:table-cell office:value-type="float" office:value="4.8E-016" calcext:value-type="float">
            <text:p>4.8E-16</text:p>
          </table:table-cell>
          <table:table-cell office:value-type="float" office:value="0.15" calcext:value-type="float">
            <text:p>0.15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hyaluronan synthase 3 isoform X1 [Mus musculus]</text:p>
          </table:table-cell>
        </table:table-row>
        <table:table-row table:style-name="ro1">
          <table:table-cell office:value-type="string" calcext:value-type="string">
            <text:p>XP_029336625.1</text:p>
          </table:table-cell>
          <table:table-cell office:value-type="string" calcext:value-type="string">
            <text:p>Chitin_synth_2</text:p>
          </table:table-cell>
          <table:table-cell office:value-type="float" office:value="4.8E-016" calcext:value-type="float">
            <text:p>4.8E-16</text:p>
          </table:table-cell>
          <table:table-cell office:value-type="float" office:value="0.15" calcext:value-type="float">
            <text:p>0.15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hyaluronan synthase 3 [Mus caroli]</text:p>
          </table:table-cell>
        </table:table-row>
        <table:table-row table:style-name="ro1">
          <table:table-cell office:value-type="string" calcext:value-type="string">
            <text:p>XP_043456148.1</text:p>
          </table:table-cell>
          <table:table-cell office:value-type="string" calcext:value-type="string">
            <text:p>Chitin_synth_2</text:p>
          </table:table-cell>
          <table:table-cell office:value-type="float" office:value="4.9E-016" calcext:value-type="float">
            <text:p>4.9E-16</text:p>
          </table:table-cell>
          <table:table-cell office:value-type="float" office:value="0.039" calcext:value-type="float">
            <text:p>0.03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yaluronan synthase 1 isoform X1 [Prionailurus bengalensis]</text:p>
          </table:table-cell>
        </table:table-row>
        <table:table-row table:style-name="ro1">
          <table:table-cell office:value-type="string" calcext:value-type="string">
            <text:p>XP_028385584.1</text:p>
          </table:table-cell>
          <table:table-cell office:value-type="string" calcext:value-type="string">
            <text:p>Chitin_synth_2</text:p>
          </table:table-cell>
          <table:table-cell office:value-type="float" office:value="4.9E-016" calcext:value-type="float">
            <text:p>4.9E-16</text:p>
          </table:table-cell>
          <table:table-cell office:value-type="float" office:value="0.044" calcext:value-type="float">
            <text:p>0.044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hyaluronan synthase 1 [Phyllostomus discolor]</text:p>
          </table:table-cell>
        </table:table-row>
        <table:table-row table:style-name="ro1">
          <table:table-cell office:value-type="string" calcext:value-type="string">
            <text:p>XP_014039685.1</text:p>
          </table:table-cell>
          <table:table-cell office:value-type="string" calcext:value-type="string">
            <text:p>Chitin_synth_2</text:p>
          </table:table-cell>
          <table:table-cell office:value-type="float" office:value="5E-016" calcext:value-type="float">
            <text:p>5E-16</text:p>
          </table:table-cell>
          <table:table-cell office:value-type="float" office:value="0.19" calcext:value-type="float">
            <text:p>0.19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PREDICTED: hyaluronan synthase 2-like [Salmo salar]</text:p>
          </table:table-cell>
        </table:table-row>
        <table:table-row table:style-name="ro1">
          <table:table-cell office:value-type="string" calcext:value-type="string">
            <text:p>XP_006636013.1</text:p>
          </table:table-cell>
          <table:table-cell office:value-type="string" calcext:value-type="string">
            <text:p>Chitin_synth_2</text:p>
          </table:table-cell>
          <table:table-cell office:value-type="float" office:value="5E-016" calcext:value-type="float">
            <text:p>5E-16</text:p>
          </table:table-cell>
          <table:table-cell office:value-type="float" office:value="0.054" calcext:value-type="float">
            <text:p>0.054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PREDICTED: hyaluronan synthase 2 [Lepisosteus oculatus]</text:p>
          </table:table-cell>
        </table:table-row>
        <table:table-row table:style-name="ro1">
          <table:table-cell office:value-type="string" calcext:value-type="string">
            <text:p>XP_008503559.1</text:p>
          </table:table-cell>
          <table:table-cell office:value-type="string" calcext:value-type="string">
            <text:p>Chitin_synth_2</text:p>
          </table:table-cell>
          <table:table-cell office:value-type="float" office:value="5.1E-016" calcext:value-type="float">
            <text:p>5.1E-16</text:p>
          </table:table-cell>
          <table:table-cell office:value-type="float" office:value="0.083" calcext:value-type="float">
            <text:p>0.083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hyaluronan synthase 2 [Calypte anna]</text:p>
          </table:table-cell>
        </table:table-row>
        <table:table-row table:style-name="ro1">
          <table:table-cell office:value-type="string" calcext:value-type="string">
            <text:p>XP_034734267.1</text:p>
          </table:table-cell>
          <table:table-cell office:value-type="string" calcext:value-type="string">
            <text:p>Chitin_synth_2</text:p>
          </table:table-cell>
          <table:table-cell office:value-type="float" office:value="5.2E-016" calcext:value-type="float">
            <text:p>5.2E-16</text:p>
          </table:table-cell>
          <table:table-cell office:value-type="float" office:value="0.43" calcext:value-type="float">
            <text:p>0.43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hyaluronan synthase 3 isoform X1 [Etheostoma cragini]</text:p>
          </table:table-cell>
        </table:table-row>
        <table:table-row table:style-name="ro1">
          <table:table-cell office:value-type="string" calcext:value-type="string">
            <text:p>XP_041798875.1</text:p>
          </table:table-cell>
          <table:table-cell office:value-type="string" calcext:value-type="string">
            <text:p>Chitin_synth_2</text:p>
          </table:table-cell>
          <table:table-cell office:value-type="float" office:value="5.3E-016" calcext:value-type="float">
            <text:p>5.3E-16</text:p>
          </table:table-cell>
          <table:table-cell office:value-type="float" office:value="0.097" calcext:value-type="float">
            <text:p>0.097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hyaluronan synthase 2 [Chelmon rostratus]</text:p>
          </table:table-cell>
        </table:table-row>
        <table:table-row table:style-name="ro1">
          <table:table-cell office:value-type="string" calcext:value-type="string">
            <text:p>XP_028917843.1</text:p>
          </table:table-cell>
          <table:table-cell office:value-type="string" calcext:value-type="string">
            <text:p>Chitin_synth_2</text:p>
          </table:table-cell>
          <table:table-cell office:value-type="float" office:value="5.3E-016" calcext:value-type="float">
            <text:p>5.3E-16</text:p>
          </table:table-cell>
          <table:table-cell office:value-type="float" office:value="0.14" calcext:value-type="float">
            <text:p>0.14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hyaluronan synthase 2 isoform X2 [Ornithorhynchus anatinus]</text:p>
          </table:table-cell>
        </table:table-row>
        <table:table-row table:style-name="ro1">
          <table:table-cell office:value-type="string" calcext:value-type="string">
            <text:p>XP_037238133.1</text:p>
          </table:table-cell>
          <table:table-cell office:value-type="string" calcext:value-type="string">
            <text:p>Chitin_synth_2</text:p>
          </table:table-cell>
          <table:table-cell office:value-type="float" office:value="5.3E-016" calcext:value-type="float">
            <text:p>5.3E-16</text:p>
          </table:table-cell>
          <table:table-cell office:value-type="float" office:value="0.081" calcext:value-type="float">
            <text:p>0.08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hyaluronan synthase 2 [Falco rusticolus]</text:p>
          </table:table-cell>
        </table:table-row>
        <table:table-row table:style-name="ro1">
          <table:table-cell office:value-type="string" calcext:value-type="string">
            <text:p>XP_040444729.1</text:p>
          </table:table-cell>
          <table:table-cell office:value-type="string" calcext:value-type="string">
            <text:p>Chitin_synth_2</text:p>
          </table:table-cell>
          <table:table-cell office:value-type="float" office:value="5.3E-016" calcext:value-type="float">
            <text:p>5.3E-16</text:p>
          </table:table-cell>
          <table:table-cell office:value-type="float" office:value="0.081" calcext:value-type="float">
            <text:p>0.08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hyaluronan synthase 2 [Falco naumanni]</text:p>
          </table:table-cell>
        </table:table-row>
        <table:table-row table:style-name="ro1">
          <table:table-cell office:value-type="string" calcext:value-type="string">
            <text:p>XP_038843995.1</text:p>
          </table:table-cell>
          <table:table-cell office:value-type="string" calcext:value-type="string">
            <text:p>Chitin_synth_2</text:p>
          </table:table-cell>
          <table:table-cell office:value-type="float" office:value="5.5E-016" calcext:value-type="float">
            <text:p>5.5E-16</text:p>
          </table:table-cell>
          <table:table-cell office:value-type="float" office:value="0.19" calcext:value-type="float">
            <text:p>0.19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hyaluronan synthase 2-like [Salvelinus namaycush]</text:p>
          </table:table-cell>
        </table:table-row>
        <table:table-row table:style-name="ro1">
          <table:table-cell office:value-type="string" calcext:value-type="string">
            <text:p>XP_038849272.1</text:p>
          </table:table-cell>
          <table:table-cell office:value-type="string" calcext:value-type="string">
            <text:p>Chitin_synth_2</text:p>
          </table:table-cell>
          <table:table-cell office:value-type="float" office:value="5.5E-016" calcext:value-type="float">
            <text:p>5.5E-16</text:p>
          </table:table-cell>
          <table:table-cell office:value-type="float" office:value="0.19" calcext:value-type="float">
            <text:p>0.19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hyaluronan synthase 2 [Salvelinus namaycush]</text:p>
          </table:table-cell>
        </table:table-row>
        <table:table-row table:style-name="ro1">
          <table:table-cell office:value-type="string" calcext:value-type="string">
            <text:p>XP_025282441.1</text:p>
          </table:table-cell>
          <table:table-cell office:value-type="string" calcext:value-type="string">
            <text:p>Chitin_synth_2</text:p>
          </table:table-cell>
          <table:table-cell office:value-type="float" office:value="5.6E-016" calcext:value-type="float">
            <text:p>5.6E-16</text:p>
          </table:table-cell>
          <table:table-cell office:value-type="float" office:value="0.43" calcext:value-type="float">
            <text:p>0.43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hyaluronan synthase 3 [Canis lupus dingo]</text:p>
          </table:table-cell>
        </table:table-row>
        <table:table-row table:style-name="ro1">
          <table:table-cell office:value-type="string" calcext:value-type="string">
            <text:p>XP_038385497.1</text:p>
          </table:table-cell>
          <table:table-cell office:value-type="string" calcext:value-type="string">
            <text:p>Chitin_synth_2</text:p>
          </table:table-cell>
          <table:table-cell office:value-type="float" office:value="5.6E-016" calcext:value-type="float">
            <text:p>5.6E-16</text:p>
          </table:table-cell>
          <table:table-cell office:value-type="float" office:value="0.43" calcext:value-type="float">
            <text:p>0.43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hyaluronan synthase 3 [Canis lupus familiaris]</text:p>
          </table:table-cell>
        </table:table-row>
        <table:table-row table:style-name="ro1">
          <table:table-cell office:value-type="string" calcext:value-type="string">
            <text:p>XP_041625826.1</text:p>
          </table:table-cell>
          <table:table-cell office:value-type="string" calcext:value-type="string">
            <text:p>Chitin_synth_2</text:p>
          </table:table-cell>
          <table:table-cell office:value-type="float" office:value="5.6E-016" calcext:value-type="float">
            <text:p>5.6E-16</text:p>
          </table:table-cell>
          <table:table-cell office:value-type="float" office:value="0.43" calcext:value-type="float">
            <text:p>0.43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hyaluronan synthase 3 [Vulpes lagopus]</text:p>
          </table:table-cell>
        </table:table-row>
        <table:table-row table:style-name="ro1">
          <table:table-cell office:value-type="string" calcext:value-type="string">
            <text:p>XP_028715628.2</text:p>
          </table:table-cell>
          <table:table-cell office:value-type="string" calcext:value-type="string">
            <text:p>Chitin_synth_2</text:p>
          </table:table-cell>
          <table:table-cell office:value-type="float" office:value="5.6E-016" calcext:value-type="float">
            <text:p>5.6E-16</text:p>
          </table:table-cell>
          <table:table-cell office:value-type="float" office:value="0.051" calcext:value-type="float">
            <text:p>0.051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hyaluronan synthase 1 [Peromyscus leucopus]</text:p>
          </table:table-cell>
        </table:table-row>
        <table:table-row table:style-name="ro1">
          <table:table-cell office:value-type="string" calcext:value-type="string">
            <text:p>XP_036791534.1</text:p>
          </table:table-cell>
          <table:table-cell office:value-type="string" calcext:value-type="string">
            <text:p>Chitin_synth_2</text:p>
          </table:table-cell>
          <table:table-cell office:value-type="float" office:value="5.7E-016" calcext:value-type="float">
            <text:p>5.7E-16</text:p>
          </table:table-cell>
          <table:table-cell office:value-type="float" office:value="0.14" calcext:value-type="float">
            <text:p>0.14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hyaluronan synthase 2 [Oncorhynchus mykiss]</text:p>
          </table:table-cell>
        </table:table-row>
        <table:table-row table:style-name="ro1">
          <table:table-cell office:value-type="string" calcext:value-type="string">
            <text:p>XP_042124624.1</text:p>
          </table:table-cell>
          <table:table-cell office:value-type="string" calcext:value-type="string">
            <text:p>Chitin_synth_2</text:p>
          </table:table-cell>
          <table:table-cell office:value-type="float" office:value="5.7E-016" calcext:value-type="float">
            <text:p>5.7E-16</text:p>
          </table:table-cell>
          <table:table-cell office:value-type="float" office:value="0.052" calcext:value-type="float">
            <text:p>0.05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hyaluronan synthase 1 [Peromyscus maniculatus bairdii]</text:p>
          </table:table-cell>
        </table:table-row>
        <table:table-row table:style-name="ro1">
          <table:table-cell office:value-type="string" calcext:value-type="string">
            <text:p>XP_040135015.1</text:p>
          </table:table-cell>
          <table:table-cell office:value-type="string" calcext:value-type="string">
            <text:p>Chitin_synth_2</text:p>
          </table:table-cell>
          <table:table-cell office:value-type="float" office:value="5.8E-016" calcext:value-type="float">
            <text:p>5.8E-16</text:p>
          </table:table-cell>
          <table:table-cell office:value-type="float" office:value="0.23" calcext:value-type="float">
            <text:p>0.2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hyaluronan synthase 3 isoform X2 [Ictidomys tridecemlineatus]</text:p>
          </table:table-cell>
        </table:table-row>
        <table:table-row table:style-name="ro1">
          <table:table-cell office:value-type="string" calcext:value-type="string">
            <text:p>NP_001001268.1</text:p>
          </table:table-cell>
          <table:table-cell office:value-type="string" calcext:value-type="string">
            <text:p>Chitin_synth_2</text:p>
          </table:table-cell>
          <table:table-cell office:value-type="float" office:value="5.8E-016" calcext:value-type="float">
            <text:p>5.8E-16</text:p>
          </table:table-cell>
          <table:table-cell office:value-type="float" office:value="0.36" calcext:value-type="float">
            <text:p>0.36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hyaluronan synthase 3 [Sus scrofa]</text:p>
          </table:table-cell>
        </table:table-row>
        <table:table-row table:style-name="ro1">
          <table:table-cell office:value-type="string" calcext:value-type="string">
            <text:p>XP_020949245.1</text:p>
          </table:table-cell>
          <table:table-cell office:value-type="string" calcext:value-type="string">
            <text:p>Chitin_synth_2</text:p>
          </table:table-cell>
          <table:table-cell office:value-type="float" office:value="5.8E-016" calcext:value-type="float">
            <text:p>5.8E-16</text:p>
          </table:table-cell>
          <table:table-cell office:value-type="float" office:value="0.36" calcext:value-type="float">
            <text:p>0.36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hyaluronan synthase 3 isoform X1 [Sus scrofa]</text:p>
          </table:table-cell>
        </table:table-row>
        <table:table-row table:style-name="ro1">
          <table:table-cell office:value-type="string" calcext:value-type="string">
            <text:p>XP_039664854.1</text:p>
          </table:table-cell>
          <table:table-cell office:value-type="string" calcext:value-type="string">
            <text:p>Chitin_synth_2</text:p>
          </table:table-cell>
          <table:table-cell office:value-type="float" office:value="5.8E-016" calcext:value-type="float">
            <text:p>5.8E-16</text:p>
          </table:table-cell>
          <table:table-cell office:value-type="float" office:value="0.35" calcext:value-type="float">
            <text:p>0.35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hyaluronan synthase 3 [Perca fluviatilis]</text:p>
          </table:table-cell>
        </table:table-row>
        <table:table-row table:style-name="ro1">
          <table:table-cell office:value-type="string" calcext:value-type="string">
            <text:p>XP_019791181.1</text:p>
          </table:table-cell>
          <table:table-cell office:value-type="string" calcext:value-type="string">
            <text:p>Chitin_synth_2</text:p>
          </table:table-cell>
          <table:table-cell office:value-type="float" office:value="5.9E-016" calcext:value-type="float">
            <text:p>5.9E-16</text:p>
          </table:table-cell>
          <table:table-cell office:value-type="float" office:value="0.45" calcext:value-type="float">
            <text:p>0.45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hyaluronan synthase 3 isoform X6 [Tursiops truncatus]</text:p>
          </table:table-cell>
        </table:table-row>
        <table:table-row table:style-name="ro1">
          <table:table-cell office:value-type="string" calcext:value-type="string">
            <text:p>XP_032467744.1</text:p>
          </table:table-cell>
          <table:table-cell office:value-type="string" calcext:value-type="string">
            <text:p>Chitin_synth_2</text:p>
          </table:table-cell>
          <table:table-cell office:value-type="float" office:value="5.9E-016" calcext:value-type="float">
            <text:p>5.9E-16</text:p>
          </table:table-cell>
          <table:table-cell office:value-type="float" office:value="0.45" calcext:value-type="float">
            <text:p>0.45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hyaluronan synthase 3 isoform X1 [Phocoena sinus]</text:p>
          </table:table-cell>
        </table:table-row>
        <table:table-row table:style-name="ro1">
          <table:table-cell office:value-type="string" calcext:value-type="string">
            <text:p>XP_025225298.1</text:p>
          </table:table-cell>
          <table:table-cell office:value-type="string" calcext:value-type="string">
            <text:p>Chitin_synth_2</text:p>
          </table:table-cell>
          <table:table-cell office:value-type="float" office:value="5.9E-016" calcext:value-type="float">
            <text:p>5.9E-16</text:p>
          </table:table-cell>
          <table:table-cell office:value-type="float" office:value="0.35" calcext:value-type="float">
            <text:p>0.35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hyaluronan synthase 3 isoform X1 [Theropithecus gelada]</text:p>
          </table:table-cell>
        </table:table-row>
        <table:table-row table:style-name="ro1">
          <table:table-cell office:value-type="string" calcext:value-type="string">
            <text:p>XP_005019097.1</text:p>
          </table:table-cell>
          <table:table-cell office:value-type="string" calcext:value-type="string">
            <text:p>Chitin_synth_2</text:p>
          </table:table-cell>
          <table:table-cell office:value-type="float" office:value="6E-016" calcext:value-type="float">
            <text:p>6E-16</text:p>
          </table:table-cell>
          <table:table-cell office:value-type="float" office:value="0.077" calcext:value-type="float">
            <text:p>0.077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hyaluronan synthase 2 [Anas platyrhynchos]</text:p>
          </table:table-cell>
        </table:table-row>
        <table:table-row table:style-name="ro1">
          <table:table-cell office:value-type="string" calcext:value-type="string">
            <text:p>XP_036689922.1</text:p>
          </table:table-cell>
          <table:table-cell office:value-type="string" calcext:value-type="string">
            <text:p>Chitin_synth_2</text:p>
          </table:table-cell>
          <table:table-cell office:value-type="float" office:value="6E-016" calcext:value-type="float">
            <text:p>6E-16</text:p>
          </table:table-cell>
          <table:table-cell office:value-type="float" office:value="0.45" calcext:value-type="float">
            <text:p>0.45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hyaluronan synthase 3 [Balaenoptera musculus]</text:p>
          </table:table-cell>
        </table:table-row>
        <table:table-row table:style-name="ro1">
          <table:table-cell office:value-type="string" calcext:value-type="string">
            <text:p>XP_005143890.1</text:p>
          </table:table-cell>
          <table:table-cell office:value-type="string" calcext:value-type="string">
            <text:p>Chitin_synth_2</text:p>
          </table:table-cell>
          <table:table-cell office:value-type="float" office:value="6E-016" calcext:value-type="float">
            <text:p>6E-16</text:p>
          </table:table-cell>
          <table:table-cell office:value-type="float" office:value="0.079" calcext:value-type="float">
            <text:p>0.07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yaluronan synthase 2 [Melopsittacus undulatus]</text:p>
          </table:table-cell>
        </table:table-row>
        <table:table-row table:style-name="ro1">
          <table:table-cell office:value-type="string" calcext:value-type="string">
            <text:p>XP_030363040.1</text:p>
          </table:table-cell>
          <table:table-cell office:value-type="string" calcext:value-type="string">
            <text:p>Chitin_synth_2</text:p>
          </table:table-cell>
          <table:table-cell office:value-type="float" office:value="6E-016" calcext:value-type="float">
            <text:p>6E-16</text:p>
          </table:table-cell>
          <table:table-cell office:value-type="float" office:value="0.079" calcext:value-type="float">
            <text:p>0.07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yaluronan synthase 2 [Strigops habroptila]</text:p>
          </table:table-cell>
        </table:table-row>
        <table:table-row table:style-name="ro1">
          <table:table-cell office:value-type="string" calcext:value-type="string">
            <text:p>NP_001104247.2</text:p>
          </table:table-cell>
          <table:table-cell office:value-type="string" calcext:value-type="string">
            <text:p>Chitin_synth_2</text:p>
          </table:table-cell>
          <table:table-cell office:value-type="float" office:value="6.1E-016" calcext:value-type="float">
            <text:p>6.1E-16</text:p>
          </table:table-cell>
          <table:table-cell office:value-type="float" office:value="0.34" calcext:value-type="float">
            <text:p>0.34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hyaluronan synthase 3 [Macaca mulatta]</text:p>
          </table:table-cell>
        </table:table-row>
        <table:table-row table:style-name="ro1">
          <table:table-cell office:value-type="string" calcext:value-type="string">
            <text:p>XP_002826626.1</text:p>
          </table:table-cell>
          <table:table-cell office:value-type="string" calcext:value-type="string">
            <text:p>Chitin_synth_2</text:p>
          </table:table-cell>
          <table:table-cell office:value-type="float" office:value="6.1E-016" calcext:value-type="float">
            <text:p>6.1E-16</text:p>
          </table:table-cell>
          <table:table-cell office:value-type="float" office:value="0.38" calcext:value-type="float">
            <text:p>0.38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hyaluronan synthase 3 [Pongo abelii]</text:p>
          </table:table-cell>
        </table:table-row>
        <table:table-row table:style-name="ro1">
          <table:table-cell office:value-type="string" calcext:value-type="string">
            <text:p>XP_033896655.2</text:p>
          </table:table-cell>
          <table:table-cell office:value-type="string" calcext:value-type="string">
            <text:p>Chitin_synth_2</text:p>
          </table:table-cell>
          <table:table-cell office:value-type="float" office:value="6.3E-016" calcext:value-type="float">
            <text:p>6.3E-16</text:p>
          </table:table-cell>
          <table:table-cell office:value-type="float" office:value="0.2" calcext:value-type="float">
            <text:p>0.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hyaluronan synthase 3-like isoform X2 [Acipenser ruthenus]</text:p>
          </table:table-cell>
        </table:table-row>
        <table:table-row table:style-name="ro1">
          <table:table-cell office:value-type="string" calcext:value-type="string">
            <text:p>XP_008255761.1</text:p>
          </table:table-cell>
          <table:table-cell office:value-type="string" calcext:value-type="string">
            <text:p>Chitin_synth_2</text:p>
          </table:table-cell>
          <table:table-cell office:value-type="float" office:value="6.3E-016" calcext:value-type="float">
            <text:p>6.3E-16</text:p>
          </table:table-cell>
          <table:table-cell office:value-type="float" office:value="0.38" calcext:value-type="float">
            <text:p>0.38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EDICTED: hyaluronan synthase 3 isoform X1 [Oryctolagus cuniculus]</text:p>
          </table:table-cell>
        </table:table-row>
        <table:table-row table:style-name="ro1">
          <table:table-cell office:value-type="string" calcext:value-type="string">
            <text:p>XP_041852013.1</text:p>
          </table:table-cell>
          <table:table-cell office:value-type="string" calcext:value-type="string">
            <text:p>Chitin_synth_2</text:p>
          </table:table-cell>
          <table:table-cell office:value-type="float" office:value="6.3E-016" calcext:value-type="float">
            <text:p>6.3E-16</text:p>
          </table:table-cell>
          <table:table-cell office:value-type="float" office:value="2" calcext:value-type="float">
            <text:p>2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>hyaluronan synthase 3 [Melanotaenia boesemani]</text:p>
          </table:table-cell>
        </table:table-row>
        <table:table-row table:style-name="ro1">
          <table:table-cell office:value-type="string" calcext:value-type="string">
            <text:p>XP_036024605.1</text:p>
          </table:table-cell>
          <table:table-cell office:value-type="string" calcext:value-type="string">
            <text:p>Chitin_synth_2</text:p>
          </table:table-cell>
          <table:table-cell office:value-type="float" office:value="6.4E-016" calcext:value-type="float">
            <text:p>6.4E-16</text:p>
          </table:table-cell>
          <table:table-cell office:value-type="float" office:value="0.054" calcext:value-type="float">
            <text:p>0.054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hyaluronan synthase 1 [Onychomys torridus]</text:p>
          </table:table-cell>
        </table:table-row>
        <table:table-row table:style-name="ro1">
          <table:table-cell office:value-type="string" calcext:value-type="string">
            <text:p>XP_041758469.1</text:p>
          </table:table-cell>
          <table:table-cell office:value-type="string" calcext:value-type="string">
            <text:p>Chitin_synth_2</text:p>
          </table:table-cell>
          <table:table-cell office:value-type="float" office:value="6.4E-016" calcext:value-type="float">
            <text:p>6.4E-16</text:p>
          </table:table-cell>
          <table:table-cell office:value-type="float" office:value="0.19" calcext:value-type="float">
            <text:p>0.19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hyaluronan synthase 2-like [Coregonus clupeaformis]</text:p>
          </table:table-cell>
        </table:table-row>
        <table:table-row table:style-name="ro1">
          <table:table-cell office:value-type="string" calcext:value-type="string">
            <text:p>XP_001366683.1</text:p>
          </table:table-cell>
          <table:table-cell office:value-type="string" calcext:value-type="string">
            <text:p>Chitin_synth_2</text:p>
          </table:table-cell>
          <table:table-cell office:value-type="float" office:value="6.5E-016" calcext:value-type="float">
            <text:p>6.5E-16</text:p>
          </table:table-cell>
          <table:table-cell office:value-type="float" office:value="0.38" calcext:value-type="float">
            <text:p>0.38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EDICTED: hyaluronan synthase 3 [Monodelphis domestica]</text:p>
          </table:table-cell>
        </table:table-row>
        <table:table-row table:style-name="ro1">
          <table:table-cell office:value-type="string" calcext:value-type="string">
            <text:p>XP_044516449.1</text:p>
          </table:table-cell>
          <table:table-cell office:value-type="string" calcext:value-type="string">
            <text:p>Chitin_synth_2</text:p>
          </table:table-cell>
          <table:table-cell office:value-type="float" office:value="6.5E-016" calcext:value-type="float">
            <text:p>6.5E-16</text:p>
          </table:table-cell>
          <table:table-cell office:value-type="float" office:value="0.38" calcext:value-type="float">
            <text:p>0.38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hyaluronan synthase 3 [Gracilinanus agilis]</text:p>
          </table:table-cell>
        </table:table-row>
        <table:table-row table:style-name="ro1">
          <table:table-cell office:value-type="string" calcext:value-type="string">
            <text:p>XP_007110834.1</text:p>
          </table:table-cell>
          <table:table-cell office:value-type="string" calcext:value-type="string">
            <text:p>Chitin_synth_2</text:p>
          </table:table-cell>
          <table:table-cell office:value-type="float" office:value="6.6E-016" calcext:value-type="float">
            <text:p>6.6E-16</text:p>
          </table:table-cell>
          <table:table-cell office:value-type="float" office:value="0.44" calcext:value-type="float">
            <text:p>0.44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hyaluronan synthase 3 isoform X1 [Physeter catodon]</text:p>
          </table:table-cell>
        </table:table-row>
        <table:table-row table:style-name="ro1">
          <table:table-cell office:value-type="string" calcext:value-type="string">
            <text:p>XP_042600122.1</text:p>
          </table:table-cell>
          <table:table-cell office:value-type="string" calcext:value-type="string">
            <text:p>Chitin_synth_2</text:p>
          </table:table-cell>
          <table:table-cell office:value-type="float" office:value="6.6E-016" calcext:value-type="float">
            <text:p>6.6E-16</text:p>
          </table:table-cell>
          <table:table-cell office:value-type="float" office:value="0.31" calcext:value-type="float">
            <text:p>0.3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yaluronan synthase 3-like isoform X2 [Cyprinus carpio]</text:p>
          </table:table-cell>
        </table:table-row>
        <table:table-row table:style-name="ro1">
          <table:table-cell office:value-type="string" calcext:value-type="string">
            <text:p>XP_018114998.2</text:p>
          </table:table-cell>
          <table:table-cell office:value-type="string" calcext:value-type="string">
            <text:p>Chitin_synth_2</text:p>
          </table:table-cell>
          <table:table-cell office:value-type="float" office:value="6.7E-016" calcext:value-type="float">
            <text:p>6.7E-16</text:p>
          </table:table-cell>
          <table:table-cell office:value-type="float" office:value="0.01" calcext:value-type="float">
            <text:p>0.0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yaluronan synthase 3 isoform X2 [Xenopus laevis]</text:p>
          </table:table-cell>
        </table:table-row>
        <table:table-row table:style-name="ro1">
          <table:table-cell office:value-type="string" calcext:value-type="string">
            <text:p>XP_007090413.1</text:p>
          </table:table-cell>
          <table:table-cell office:value-type="string" calcext:value-type="string">
            <text:p>Chitin_synth_2</text:p>
          </table:table-cell>
          <table:table-cell office:value-type="float" office:value="6.8E-016" calcext:value-type="float">
            <text:p>6.8E-16</text:p>
          </table:table-cell>
          <table:table-cell office:value-type="float" office:value="0.4" calcext:value-type="float">
            <text:p>0.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OW QUALITY PROTEIN: hyaluronan synthase 3 [Panthera tigris]</text:p>
          </table:table-cell>
        </table:table-row>
        <table:table-row table:style-name="ro1">
          <table:table-cell office:value-type="string" calcext:value-type="string">
            <text:p>XP_042774029.1</text:p>
          </table:table-cell>
          <table:table-cell office:value-type="string" calcext:value-type="string">
            <text:p>Chitin_synth_2</text:p>
          </table:table-cell>
          <table:table-cell office:value-type="float" office:value="6.8E-016" calcext:value-type="float">
            <text:p>6.8E-16</text:p>
          </table:table-cell>
          <table:table-cell office:value-type="float" office:value="0.4" calcext:value-type="float">
            <text:p>0.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yaluronan synthase 3 [Panthera leo]</text:p>
          </table:table-cell>
        </table:table-row>
        <table:table-row table:style-name="ro1">
          <table:table-cell office:value-type="string" calcext:value-type="string">
            <text:p>XP_032836154.1</text:p>
          </table:table-cell>
          <table:table-cell office:value-type="string" calcext:value-type="string">
            <text:p>Chitin_synth_2</text:p>
          </table:table-cell>
          <table:table-cell office:value-type="float" office:value="6.8E-016" calcext:value-type="float">
            <text:p>6.8E-16</text:p>
          </table:table-cell>
          <table:table-cell office:value-type="float" office:value="0.06" calcext:value-type="float">
            <text:p>0.06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hyaluronan synthase 3-like [Petromyzon marinus]</text:p>
          </table:table-cell>
        </table:table-row>
        <table:table-row table:style-name="ro1">
          <table:table-cell office:value-type="string" calcext:value-type="string">
            <text:p>XP_026143169.1</text:p>
          </table:table-cell>
          <table:table-cell office:value-type="string" calcext:value-type="string">
            <text:p>Chitin_synth_2</text:p>
          </table:table-cell>
          <table:table-cell office:value-type="float" office:value="6.9E-016" calcext:value-type="float">
            <text:p>6.9E-16</text:p>
          </table:table-cell>
          <table:table-cell office:value-type="float" office:value="0.36" calcext:value-type="float">
            <text:p>0.36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hyaluronan synthase 3-like isoform X3 [Carassius auratus]</text:p>
          </table:table-cell>
        </table:table-row>
        <table:table-row table:style-name="ro1">
          <table:table-cell office:value-type="string" calcext:value-type="string">
            <text:p>XP_042631296.1</text:p>
          </table:table-cell>
          <table:table-cell office:value-type="string" calcext:value-type="string">
            <text:p>Chitin_synth_2</text:p>
          </table:table-cell>
          <table:table-cell office:value-type="float" office:value="6.9E-016" calcext:value-type="float">
            <text:p>6.9E-16</text:p>
          </table:table-cell>
          <table:table-cell office:value-type="float" office:value="0.32" calcext:value-type="float">
            <text:p>0.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yaluronan synthase 3-like isoform X1 [Cyprinus carpio]</text:p>
          </table:table-cell>
        </table:table-row>
        <table:table-row table:style-name="ro1">
          <table:table-cell office:value-type="string" calcext:value-type="string">
            <text:p>XP_035859287.1</text:p>
          </table:table-cell>
          <table:table-cell office:value-type="string" calcext:value-type="string">
            <text:p>Chitin_synth_2</text:p>
          </table:table-cell>
          <table:table-cell office:value-type="float" office:value="6.9E-016" calcext:value-type="float">
            <text:p>6.9E-16</text:p>
          </table:table-cell>
          <table:table-cell office:value-type="float" office:value="0.42" calcext:value-type="float">
            <text:p>0.42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hyaluronan synthase 3 [Sander lucioperca]</text:p>
          </table:table-cell>
        </table:table-row>
        <table:table-row table:style-name="ro1">
          <table:table-cell office:value-type="string" calcext:value-type="string">
            <text:p>XP_012697927.1</text:p>
          </table:table-cell>
          <table:table-cell office:value-type="string" calcext:value-type="string">
            <text:p>Chitin_synth_2</text:p>
          </table:table-cell>
          <table:table-cell office:value-type="float" office:value="7E-016" calcext:value-type="float">
            <text:p>7E-16</text:p>
          </table:table-cell>
          <table:table-cell office:value-type="float" office:value="0.64" calcext:value-type="float">
            <text:p>0.64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hyaluronan synthase 3 [Clupea harengus]</text:p>
          </table:table-cell>
        </table:table-row>
        <table:table-row table:style-name="ro1">
          <table:table-cell office:value-type="string" calcext:value-type="string">
            <text:p>XP_037111154.1</text:p>
          </table:table-cell>
          <table:table-cell office:value-type="string" calcext:value-type="string">
            <text:p>Chitin_synth_2</text:p>
          </table:table-cell>
          <table:table-cell office:value-type="float" office:value="7E-016" calcext:value-type="float">
            <text:p>7E-16</text:p>
          </table:table-cell>
          <table:table-cell office:value-type="float" office:value="0.17" calcext:value-type="float">
            <text:p>0.1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yaluronan synthase 3 isoform X2 [Syngnathus acus]</text:p>
          </table:table-cell>
        </table:table-row>
        <table:table-row table:style-name="ro1">
          <table:table-cell office:value-type="string" calcext:value-type="string">
            <text:p>XP_030153538.1</text:p>
          </table:table-cell>
          <table:table-cell office:value-type="string" calcext:value-type="string">
            <text:p>Chitin_synth_2</text:p>
          </table:table-cell>
          <table:table-cell office:value-type="float" office:value="7E-016" calcext:value-type="float">
            <text:p>7E-16</text:p>
          </table:table-cell>
          <table:table-cell office:value-type="float" office:value="0.43" calcext:value-type="float">
            <text:p>0.43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hyaluronan synthase 3 isoform X1 [Lynx canadensis]</text:p>
          </table:table-cell>
        </table:table-row>
        <table:table-row table:style-name="ro1">
          <table:table-cell office:value-type="string" calcext:value-type="string">
            <text:p>XP_043455454.1</text:p>
          </table:table-cell>
          <table:table-cell office:value-type="string" calcext:value-type="string">
            <text:p>Chitin_synth_2</text:p>
          </table:table-cell>
          <table:table-cell office:value-type="float" office:value="7E-016" calcext:value-type="float">
            <text:p>7E-16</text:p>
          </table:table-cell>
          <table:table-cell office:value-type="float" office:value="0.43" calcext:value-type="float">
            <text:p>0.43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hyaluronan synthase 3 isoform X1 [Prionailurus bengalensis]</text:p>
          </table:table-cell>
        </table:table-row>
        <table:table-row table:style-name="ro1">
          <table:table-cell office:value-type="string" calcext:value-type="string">
            <text:p>XP_041746979.1</text:p>
          </table:table-cell>
          <table:table-cell office:value-type="string" calcext:value-type="string">
            <text:p>Chitin_synth_2</text:p>
          </table:table-cell>
          <table:table-cell office:value-type="float" office:value="7.1E-016" calcext:value-type="float">
            <text:p>7.1E-16</text:p>
          </table:table-cell>
          <table:table-cell office:value-type="float" office:value="0.39" calcext:value-type="float">
            <text:p>0.3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OW QUALITY PROTEIN: hyaluronan synthase 3 [Coregonus clupeaformis]</text:p>
          </table:table-cell>
        </table:table-row>
        <table:table-row table:style-name="ro1">
          <table:table-cell office:value-type="string" calcext:value-type="string">
            <text:p>XP_041417114.1</text:p>
          </table:table-cell>
          <table:table-cell office:value-type="string" calcext:value-type="string">
            <text:p>Chitin_synth_2</text:p>
          </table:table-cell>
          <table:table-cell office:value-type="float" office:value="7.1E-016" calcext:value-type="float">
            <text:p>7.1E-16</text:p>
          </table:table-cell>
          <table:table-cell office:value-type="float" office:value="0.01" calcext:value-type="float">
            <text:p>0.0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yaluronan synthase 3 isoform X1 [Xenopus laevis]</text:p>
          </table:table-cell>
        </table:table-row>
        <table:table-row table:style-name="ro1">
          <table:table-cell office:value-type="string" calcext:value-type="string">
            <text:p>XP_035175172.1</text:p>
          </table:table-cell>
          <table:table-cell office:value-type="string" calcext:value-type="string">
            <text:p>Chitin_synth_2</text:p>
          </table:table-cell>
          <table:table-cell office:value-type="float" office:value="7.2E-016" calcext:value-type="float">
            <text:p>7.2E-16</text:p>
          </table:table-cell>
          <table:table-cell office:value-type="float" office:value="0.083" calcext:value-type="float">
            <text:p>0.083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hyaluronan synthase 2 [Oxyura jamaicensis]</text:p>
          </table:table-cell>
        </table:table-row>
        <table:table-row table:style-name="ro1">
          <table:table-cell office:value-type="string" calcext:value-type="string">
            <text:p>XP_040402919.1</text:p>
          </table:table-cell>
          <table:table-cell office:value-type="string" calcext:value-type="string">
            <text:p>Chitin_synth_2</text:p>
          </table:table-cell>
          <table:table-cell office:value-type="float" office:value="7.2E-016" calcext:value-type="float">
            <text:p>7.2E-16</text:p>
          </table:table-cell>
          <table:table-cell office:value-type="float" office:value="0.083" calcext:value-type="float">
            <text:p>0.083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hyaluronan synthase 2 [Cygnus olor]</text:p>
          </table:table-cell>
        </table:table-row>
        <table:table-row table:style-name="ro1">
          <table:table-cell office:value-type="string" calcext:value-type="string">
            <text:p>NP_990137.2</text:p>
          </table:table-cell>
          <table:table-cell office:value-type="string" calcext:value-type="string">
            <text:p>Chitin_synth_2</text:p>
          </table:table-cell>
          <table:table-cell office:value-type="float" office:value="7.2E-016" calcext:value-type="float">
            <text:p>7.2E-16</text:p>
          </table:table-cell>
          <table:table-cell office:value-type="float" office:value="0.086" calcext:value-type="float">
            <text:p>0.086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hyaluronan synthase 2 [Gallus gallus]</text:p>
          </table:table-cell>
        </table:table-row>
        <table:table-row table:style-name="ro1">
          <table:table-cell office:value-type="string" calcext:value-type="string">
            <text:p>XP_015711724.1</text:p>
          </table:table-cell>
          <table:table-cell office:value-type="string" calcext:value-type="string">
            <text:p>Chitin_synth_2</text:p>
          </table:table-cell>
          <table:table-cell office:value-type="float" office:value="7.2E-016" calcext:value-type="float">
            <text:p>7.2E-16</text:p>
          </table:table-cell>
          <table:table-cell office:value-type="float" office:value="0.086" calcext:value-type="float">
            <text:p>0.086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hyaluronan synthase 2 [Coturnix japonica]</text:p>
          </table:table-cell>
        </table:table-row>
        <table:table-row table:style-name="ro1">
          <table:table-cell office:value-type="string" calcext:value-type="string">
            <text:p>XP_021243479.1</text:p>
          </table:table-cell>
          <table:table-cell office:value-type="string" calcext:value-type="string">
            <text:p>Chitin_synth_2</text:p>
          </table:table-cell>
          <table:table-cell office:value-type="float" office:value="7.2E-016" calcext:value-type="float">
            <text:p>7.2E-16</text:p>
          </table:table-cell>
          <table:table-cell office:value-type="float" office:value="0.086" calcext:value-type="float">
            <text:p>0.086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hyaluronan synthase 2 [Numida meleagris]</text:p>
          </table:table-cell>
        </table:table-row>
        <table:table-row table:style-name="ro1">
          <table:table-cell office:value-type="string" calcext:value-type="string">
            <text:p>XP_040531402.1</text:p>
          </table:table-cell>
          <table:table-cell office:value-type="string" calcext:value-type="string">
            <text:p>Chitin_synth_2</text:p>
          </table:table-cell>
          <table:table-cell office:value-type="float" office:value="7.2E-016" calcext:value-type="float">
            <text:p>7.2E-16</text:p>
          </table:table-cell>
          <table:table-cell office:value-type="float" office:value="0.086" calcext:value-type="float">
            <text:p>0.086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hyaluronan synthase 2 isoform X1 [Gallus gallus]</text:p>
          </table:table-cell>
        </table:table-row>
        <table:table-row table:style-name="ro1">
          <table:table-cell office:value-type="string" calcext:value-type="string">
            <text:p>XP_029780317.1</text:p>
          </table:table-cell>
          <table:table-cell office:value-type="string" calcext:value-type="string">
            <text:p>Chitin_synth_2</text:p>
          </table:table-cell>
          <table:table-cell office:value-type="float" office:value="7.4E-016" calcext:value-type="float">
            <text:p>7.4E-16</text:p>
          </table:table-cell>
          <table:table-cell office:value-type="float" office:value="0.39" calcext:value-type="float">
            <text:p>0.3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yaluronan synthase 3 [Suricata suricatta]</text:p>
          </table:table-cell>
        </table:table-row>
        <table:table-row table:style-name="ro1">
          <table:table-cell office:value-type="string" calcext:value-type="string">
            <text:p>XP_036607559.1</text:p>
          </table:table-cell>
          <table:table-cell office:value-type="string" calcext:value-type="string">
            <text:p>Chitin_synth_2</text:p>
          </table:table-cell>
          <table:table-cell office:value-type="float" office:value="7.4E-016" calcext:value-type="float">
            <text:p>7.4E-16</text:p>
          </table:table-cell>
          <table:table-cell office:value-type="float" office:value="0.42" calcext:value-type="float">
            <text:p>0.42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hyaluronan synthase 3 [Trichosurus vulpecula]</text:p>
          </table:table-cell>
        </table:table-row>
        <table:table-row table:style-name="ro1">
          <table:table-cell office:value-type="string" calcext:value-type="string">
            <text:p>XP_029868684.1</text:p>
          </table:table-cell>
          <table:table-cell office:value-type="string" calcext:value-type="string">
            <text:p>Chitin_synth_2</text:p>
          </table:table-cell>
          <table:table-cell office:value-type="float" office:value="7.5E-016" calcext:value-type="float">
            <text:p>7.5E-16</text:p>
          </table:table-cell>
          <table:table-cell office:value-type="float" office:value="0.08" calcext:value-type="float">
            <text:p>0.08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hyaluronan synthase 2 [Aquila chrysaetos chrysaetos]</text:p>
          </table:table-cell>
        </table:table-row>
        <table:table-row table:style-name="ro1">
          <table:table-cell office:value-type="string" calcext:value-type="string">
            <text:p>XP_043837405.1</text:p>
          </table:table-cell>
          <table:table-cell office:value-type="string" calcext:value-type="string">
            <text:p>Chitin_synth_2</text:p>
          </table:table-cell>
          <table:table-cell office:value-type="float" office:value="7.6E-016" calcext:value-type="float">
            <text:p>7.6E-16</text:p>
          </table:table-cell>
          <table:table-cell office:value-type="float" office:value="0.43" calcext:value-type="float">
            <text:p>0.43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hyaluronan synthase 3 [Dromiciops gliroides]</text:p>
          </table:table-cell>
        </table:table-row>
        <table:table-row table:style-name="ro1">
          <table:table-cell office:value-type="string" calcext:value-type="string">
            <text:p>XP_023988156.1</text:p>
          </table:table-cell>
          <table:table-cell office:value-type="string" calcext:value-type="string">
            <text:p>Chitin_synth_2</text:p>
          </table:table-cell>
          <table:table-cell office:value-type="float" office:value="7.6E-016" calcext:value-type="float">
            <text:p>7.6E-16</text:p>
          </table:table-cell>
          <table:table-cell office:value-type="float" office:value="0.11" calcext:value-type="float">
            <text:p>0.11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hyaluronan synthase 1 [Physeter catodon]</text:p>
          </table:table-cell>
        </table:table-row>
        <table:table-row table:style-name="ro1">
          <table:table-cell office:value-type="string" calcext:value-type="string">
            <text:p>XP_033943809.1</text:p>
          </table:table-cell>
          <table:table-cell office:value-type="string" calcext:value-type="string">
            <text:p>Chitin_synth_2</text:p>
          </table:table-cell>
          <table:table-cell office:value-type="float" office:value="7.7E-016" calcext:value-type="float">
            <text:p>7.7E-16</text:p>
          </table:table-cell>
          <table:table-cell office:value-type="float" office:value="1" calcext:value-type="float">
            <text:p>1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hyaluronan synthase 3 [Pseudochaenichthys georgianus]</text:p>
          </table:table-cell>
        </table:table-row>
        <table:table-row table:style-name="ro1">
          <table:table-cell office:value-type="string" calcext:value-type="string">
            <text:p>XP_014004454.1</text:p>
          </table:table-cell>
          <table:table-cell office:value-type="string" calcext:value-type="string">
            <text:p>Chitin_synth_2</text:p>
          </table:table-cell>
          <table:table-cell office:value-type="float" office:value="7.7E-016" calcext:value-type="float">
            <text:p>7.7E-16</text:p>
          </table:table-cell>
          <table:table-cell office:value-type="float" office:value="0.37" calcext:value-type="float">
            <text:p>0.37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PREDICTED: hyaluronan synthase 3-like isoform X2 [Salmo salar]</text:p>
          </table:table-cell>
        </table:table-row>
        <table:table-row table:style-name="ro1">
          <table:table-cell office:value-type="string" calcext:value-type="string">
            <text:p>XP_029524032.1</text:p>
          </table:table-cell>
          <table:table-cell office:value-type="string" calcext:value-type="string">
            <text:p>Chitin_synth_2</text:p>
          </table:table-cell>
          <table:table-cell office:value-type="float" office:value="7.7E-016" calcext:value-type="float">
            <text:p>7.7E-16</text:p>
          </table:table-cell>
          <table:table-cell office:value-type="float" office:value="0.39" calcext:value-type="float">
            <text:p>0.3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yaluronan synthase 3 [Oncorhynchus nerka]</text:p>
          </table:table-cell>
        </table:table-row>
        <table:table-row table:style-name="ro1">
          <table:table-cell office:value-type="string" calcext:value-type="string">
            <text:p>XP_026143168.1</text:p>
          </table:table-cell>
          <table:table-cell office:value-type="string" calcext:value-type="string">
            <text:p>Chitin_synth_2</text:p>
          </table:table-cell>
          <table:table-cell office:value-type="float" office:value="7.8E-016" calcext:value-type="float">
            <text:p>7.8E-16</text:p>
          </table:table-cell>
          <table:table-cell office:value-type="float" office:value="0.36" calcext:value-type="float">
            <text:p>0.36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hyaluronan synthase 3-like isoform X2 [Carassius auratus]</text:p>
          </table:table-cell>
        </table:table-row>
        <table:table-row table:style-name="ro1">
          <table:table-cell office:value-type="string" calcext:value-type="string">
            <text:p>XP_017917688.1</text:p>
          </table:table-cell>
          <table:table-cell office:value-type="string" calcext:value-type="string">
            <text:p>Chitin_synth_2</text:p>
          </table:table-cell>
          <table:table-cell office:value-type="float" office:value="8E-016" calcext:value-type="float">
            <text:p>8E-16</text:p>
          </table:table-cell>
          <table:table-cell office:value-type="float" office:value="0.23" calcext:value-type="float">
            <text:p>0.2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REDICTED: hyaluronan synthase 3 [Capra hircus]</text:p>
          </table:table-cell>
        </table:table-row>
        <table:table-row table:style-name="ro1">
          <table:table-cell office:value-type="string" calcext:value-type="string">
            <text:p>XP_027833920.1</text:p>
          </table:table-cell>
          <table:table-cell office:value-type="string" calcext:value-type="string">
            <text:p>Chitin_synth_2</text:p>
          </table:table-cell>
          <table:table-cell office:value-type="float" office:value="8E-016" calcext:value-type="float">
            <text:p>8E-16</text:p>
          </table:table-cell>
          <table:table-cell office:value-type="float" office:value="0.23" calcext:value-type="float">
            <text:p>0.2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hyaluronan synthase 3 [Ovis aries]</text:p>
          </table:table-cell>
        </table:table-row>
        <table:table-row table:style-name="ro1">
          <table:table-cell office:value-type="string" calcext:value-type="string">
            <text:p>XP_043754856.1</text:p>
          </table:table-cell>
          <table:table-cell office:value-type="string" calcext:value-type="string">
            <text:p>Chitin_synth_2</text:p>
          </table:table-cell>
          <table:table-cell office:value-type="float" office:value="8E-016" calcext:value-type="float">
            <text:p>8E-16</text:p>
          </table:table-cell>
          <table:table-cell office:value-type="float" office:value="0.28" calcext:value-type="float">
            <text:p>0.28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hyaluronan synthase 3 [Cervus elaphus]</text:p>
          </table:table-cell>
        </table:table-row>
        <table:table-row table:style-name="ro1">
          <table:table-cell office:value-type="string" calcext:value-type="string">
            <text:p>XP_032874985.1</text:p>
          </table:table-cell>
          <table:table-cell office:value-type="string" calcext:value-type="string">
            <text:p>Chitin_synth_2</text:p>
          </table:table-cell>
          <table:table-cell office:value-type="float" office:value="8E-016" calcext:value-type="float">
            <text:p>8E-16</text:p>
          </table:table-cell>
          <table:table-cell office:value-type="float" office:value="0.15" calcext:value-type="float">
            <text:p>0.15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hyaluronan synthase 2 [Amblyraja radiata]</text:p>
          </table:table-cell>
        </table:table-row>
        <table:table-row table:style-name="ro1">
          <table:table-cell office:value-type="string" calcext:value-type="string">
            <text:p>XP_023101474.2</text:p>
          </table:table-cell>
          <table:table-cell office:value-type="string" calcext:value-type="string">
            <text:p>Chitin_synth_2</text:p>
          </table:table-cell>
          <table:table-cell office:value-type="float" office:value="8E-016" calcext:value-type="float">
            <text:p>8E-16</text:p>
          </table:table-cell>
          <table:table-cell office:value-type="float" office:value="0.45" calcext:value-type="float">
            <text:p>0.45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hyaluronan synthase 3 isoform X1 [Felis catus]</text:p>
          </table:table-cell>
        </table:table-row>
        <table:table-row table:style-name="ro1">
          <table:table-cell office:value-type="string" calcext:value-type="string">
            <text:p>XP_033896654.2</text:p>
          </table:table-cell>
          <table:table-cell office:value-type="string" calcext:value-type="string">
            <text:p>Chitin_synth_2</text:p>
          </table:table-cell>
          <table:table-cell office:value-type="float" office:value="8E-016" calcext:value-type="float">
            <text:p>8E-16</text:p>
          </table:table-cell>
          <table:table-cell office:value-type="float" office:value="0.2" calcext:value-type="float">
            <text:p>0.2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hyaluronan synthase 3-like isoform X1 [Acipenser ruthenus]</text:p>
          </table:table-cell>
        </table:table-row>
        <table:table-row table:style-name="ro1">
          <table:table-cell office:value-type="string" calcext:value-type="string">
            <text:p>XP_021452603.2</text:p>
          </table:table-cell>
          <table:table-cell office:value-type="string" calcext:value-type="string">
            <text:p>Chitin_synth_2</text:p>
          </table:table-cell>
          <table:table-cell office:value-type="float" office:value="8.1E-016" calcext:value-type="float">
            <text:p>8.1E-16</text:p>
          </table:table-cell>
          <table:table-cell office:value-type="float" office:value="0.45" calcext:value-type="float">
            <text:p>0.45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hyaluronan synthase 3 [Oncorhynchus mykiss]</text:p>
          </table:table-cell>
        </table:table-row>
        <table:table-row table:style-name="ro1">
          <table:table-cell office:value-type="string" calcext:value-type="string">
            <text:p>XP_042157417.1</text:p>
          </table:table-cell>
          <table:table-cell office:value-type="string" calcext:value-type="string">
            <text:p>Chitin_synth_2</text:p>
          </table:table-cell>
          <table:table-cell office:value-type="float" office:value="8.1E-016" calcext:value-type="float">
            <text:p>8.1E-16</text:p>
          </table:table-cell>
          <table:table-cell office:value-type="float" office:value="0.39" calcext:value-type="float">
            <text:p>0.3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yaluronan synthase 3 isoform X2 [Oncorhynchus tshawytscha]</text:p>
          </table:table-cell>
        </table:table-row>
        <table:table-row table:style-name="ro1">
          <table:table-cell office:value-type="string" calcext:value-type="string">
            <text:p>XP_020311360.1</text:p>
          </table:table-cell>
          <table:table-cell office:value-type="string" calcext:value-type="string">
            <text:p>Chitin_synth_2</text:p>
          </table:table-cell>
          <table:table-cell office:value-type="float" office:value="8.1E-016" calcext:value-type="float">
            <text:p>8.1E-16</text:p>
          </table:table-cell>
          <table:table-cell office:value-type="float" office:value="0.39" calcext:value-type="float">
            <text:p>0.3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yaluronan synthase 3 [Oncorhynchus kisutch]</text:p>
          </table:table-cell>
        </table:table-row>
        <table:table-row table:style-name="ro1">
          <table:table-cell office:value-type="string" calcext:value-type="string">
            <text:p>XP_034494447.1</text:p>
          </table:table-cell>
          <table:table-cell office:value-type="string" calcext:value-type="string">
            <text:p>Chitin_synth_2</text:p>
          </table:table-cell>
          <table:table-cell office:value-type="float" office:value="8.1E-016" calcext:value-type="float">
            <text:p>8.1E-16</text:p>
          </table:table-cell>
          <table:table-cell office:value-type="float" office:value="0.4" calcext:value-type="float">
            <text:p>0.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yaluronan synthase 3 isoform X7 [Ailuropoda melanoleuca]</text:p>
          </table:table-cell>
        </table:table-row>
        <table:table-row table:style-name="ro1">
          <table:table-cell office:value-type="string" calcext:value-type="string">
            <text:p>XP_024235095.2</text:p>
          </table:table-cell>
          <table:table-cell office:value-type="string" calcext:value-type="string">
            <text:p>Chitin_synth_2</text:p>
          </table:table-cell>
          <table:table-cell office:value-type="float" office:value="8.1E-016" calcext:value-type="float">
            <text:p>8.1E-16</text:p>
          </table:table-cell>
          <table:table-cell office:value-type="float" office:value="0.39" calcext:value-type="float">
            <text:p>0.3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yaluronan synthase 3 isoform X1 [Oncorhynchus tshawytscha]</text:p>
          </table:table-cell>
        </table:table-row>
        <table:table-row table:style-name="ro1">
          <table:table-cell office:value-type="string" calcext:value-type="string">
            <text:p>XP_041795050.1</text:p>
          </table:table-cell>
          <table:table-cell office:value-type="string" calcext:value-type="string">
            <text:p>Chitin_synth_2</text:p>
          </table:table-cell>
          <table:table-cell office:value-type="float" office:value="8.2E-016" calcext:value-type="float">
            <text:p>8.2E-16</text:p>
          </table:table-cell>
          <table:table-cell office:value-type="float" office:value="1.9" calcext:value-type="float">
            <text:p>1.9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hyaluronan synthase 3 [Chelmon rostratus]</text:p>
          </table:table-cell>
        </table:table-row>
        <table:table-row table:style-name="ro1">
          <table:table-cell office:value-type="string" calcext:value-type="string">
            <text:p>XP_031805952.1</text:p>
          </table:table-cell>
          <table:table-cell office:value-type="string" calcext:value-type="string">
            <text:p>Chitin_synth_2</text:p>
          </table:table-cell>
          <table:table-cell office:value-type="float" office:value="8.3E-016" calcext:value-type="float">
            <text:p>8.3E-16</text:p>
          </table:table-cell>
          <table:table-cell office:value-type="float" office:value="0.36" calcext:value-type="float">
            <text:p>0.36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hyaluronan synthase 3 [Sarcophilus harrisii]</text:p>
          </table:table-cell>
        </table:table-row>
        <table:table-row table:style-name="ro1">
          <table:table-cell office:value-type="string" calcext:value-type="string">
            <text:p>XP_019829046.1</text:p>
          </table:table-cell>
          <table:table-cell office:value-type="string" calcext:value-type="string">
            <text:p>Chitin_synth_2</text:p>
          </table:table-cell>
          <table:table-cell office:value-type="float" office:value="8.3E-016" calcext:value-type="float">
            <text:p>8.3E-16</text:p>
          </table:table-cell>
          <table:table-cell office:value-type="float" office:value="0.023" calcext:value-type="float">
            <text:p>0.02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REDICTED: LOW QUALITY PROTEIN: hyaluronan synthase 2-like [Bos indicus]</text:p>
          </table:table-cell>
        </table:table-row>
        <table:table-row table:style-name="ro1">
          <table:table-cell office:value-type="string" calcext:value-type="string">
            <text:p>XP_014004453.1</text:p>
          </table:table-cell>
          <table:table-cell office:value-type="string" calcext:value-type="string">
            <text:p>Chitin_synth_2</text:p>
          </table:table-cell>
          <table:table-cell office:value-type="float" office:value="8.5E-016" calcext:value-type="float">
            <text:p>8.5E-16</text:p>
          </table:table-cell>
          <table:table-cell office:value-type="float" office:value="0.38" calcext:value-type="float">
            <text:p>0.38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EDICTED: hyaluronan synthase 3-like isoform X1 [Salmo salar]</text:p>
          </table:table-cell>
        </table:table-row>
        <table:table-row table:style-name="ro1">
          <table:table-cell office:value-type="string" calcext:value-type="string">
            <text:p>XP_024279201.1</text:p>
          </table:table-cell>
          <table:table-cell office:value-type="string" calcext:value-type="string">
            <text:p>Chitin_synth_2</text:p>
          </table:table-cell>
          <table:table-cell office:value-type="float" office:value="8.6E-016" calcext:value-type="float">
            <text:p>8.6E-16</text:p>
          </table:table-cell>
          <table:table-cell office:value-type="float" office:value="0.45" calcext:value-type="float">
            <text:p>0.45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hyaluronan synthase 3-like [Oncorhynchus tshawytscha]</text:p>
          </table:table-cell>
        </table:table-row>
        <table:table-row table:style-name="ro1">
          <table:table-cell office:value-type="string" calcext:value-type="string">
            <text:p>XP_020335388.1</text:p>
          </table:table-cell>
          <table:table-cell office:value-type="string" calcext:value-type="string">
            <text:p>Chitin_synth_2</text:p>
          </table:table-cell>
          <table:table-cell office:value-type="float" office:value="8.6E-016" calcext:value-type="float">
            <text:p>8.6E-16</text:p>
          </table:table-cell>
          <table:table-cell office:value-type="float" office:value="0.45" calcext:value-type="float">
            <text:p>0.45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hyaluronan synthase 3-like [Oncorhynchus kisutch]</text:p>
          </table:table-cell>
        </table:table-row>
        <table:table-row table:style-name="ro1">
          <table:table-cell office:value-type="string" calcext:value-type="string">
            <text:p>XP_021077230.1</text:p>
          </table:table-cell>
          <table:table-cell office:value-type="string" calcext:value-type="string">
            <text:p>Chitin_synth_2</text:p>
          </table:table-cell>
          <table:table-cell office:value-type="float" office:value="8.8E-016" calcext:value-type="float">
            <text:p>8.8E-16</text:p>
          </table:table-cell>
          <table:table-cell office:value-type="float" office:value="0.078" calcext:value-type="float">
            <text:p>0.07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yaluronan synthase 1 [Mus pahari]</text:p>
          </table:table-cell>
        </table:table-row>
        <table:table-row table:style-name="ro1">
          <table:table-cell office:value-type="string" calcext:value-type="string">
            <text:p>XP_041966289.1</text:p>
          </table:table-cell>
          <table:table-cell office:value-type="string" calcext:value-type="string">
            <text:p>Chitin_synth_2</text:p>
          </table:table-cell>
          <table:table-cell office:value-type="float" office:value="8.8E-016" calcext:value-type="float">
            <text:p>8.8E-16</text:p>
          </table:table-cell>
          <table:table-cell office:value-type="float" office:value="0.74" calcext:value-type="float">
            <text:p>0.74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hyaluronan synthase 3 isoform X3 [Alosa sapidissima]</text:p>
          </table:table-cell>
        </table:table-row>
        <table:table-row table:style-name="ro1">
          <table:table-cell office:value-type="string" calcext:value-type="string">
            <text:p>XP_002761148.2</text:p>
          </table:table-cell>
          <table:table-cell office:value-type="string" calcext:value-type="string">
            <text:p>Chitin_synth_2</text:p>
          </table:table-cell>
          <table:table-cell office:value-type="float" office:value="8.8E-016" calcext:value-type="float">
            <text:p>8.8E-16</text:p>
          </table:table-cell>
          <table:table-cell office:value-type="float" office:value="0.37" calcext:value-type="float">
            <text:p>0.37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hyaluronan synthase 3 isoform X10 [Callithrix jacchus]</text:p>
          </table:table-cell>
        </table:table-row>
        <table:table-row table:style-name="ro1">
          <table:table-cell office:value-type="string" calcext:value-type="string">
            <text:p>XP_026143167.1</text:p>
          </table:table-cell>
          <table:table-cell office:value-type="string" calcext:value-type="string">
            <text:p>Chitin_synth_2</text:p>
          </table:table-cell>
          <table:table-cell office:value-type="float" office:value="9E-016" calcext:value-type="float">
            <text:p>9E-16</text:p>
          </table:table-cell>
          <table:table-cell office:value-type="float" office:value="0.36" calcext:value-type="float">
            <text:p>0.36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hyaluronan synthase 3-like isoform X1 [Carassius auratus]</text:p>
          </table:table-cell>
        </table:table-row>
        <table:table-row table:style-name="ro1">
          <table:table-cell office:value-type="string" calcext:value-type="string">
            <text:p>XP_028713555.1</text:p>
          </table:table-cell>
          <table:table-cell office:value-type="string" calcext:value-type="string">
            <text:p>Chitin_synth_2</text:p>
          </table:table-cell>
          <table:table-cell office:value-type="float" office:value="9.1E-016" calcext:value-type="float">
            <text:p>9.1E-16</text:p>
          </table:table-cell>
          <table:table-cell office:value-type="float" office:value="0.15" calcext:value-type="float">
            <text:p>0.15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hyaluronan synthase 3 isoform X1 [Peromyscus leucopus]</text:p>
          </table:table-cell>
        </table:table-row>
        <table:table-row table:style-name="ro1">
          <table:table-cell office:value-type="string" calcext:value-type="string">
            <text:p>XP_023492961.1</text:p>
          </table:table-cell>
          <table:table-cell office:value-type="string" calcext:value-type="string">
            <text:p>Chitin_synth_2</text:p>
          </table:table-cell>
          <table:table-cell office:value-type="float" office:value="9.1E-016" calcext:value-type="float">
            <text:p>9.1E-16</text:p>
          </table:table-cell>
          <table:table-cell office:value-type="float" office:value="0.24" calcext:value-type="float">
            <text:p>0.2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hyaluronan synthase 3 [Equus caballus]</text:p>
          </table:table-cell>
        </table:table-row>
        <table:table-row table:style-name="ro1">
          <table:table-cell office:value-type="string" calcext:value-type="string">
            <text:p>XP_012597863.1</text:p>
          </table:table-cell>
          <table:table-cell office:value-type="string" calcext:value-type="string">
            <text:p>Chitin_synth_2</text:p>
          </table:table-cell>
          <table:table-cell office:value-type="float" office:value="9.1E-016" calcext:value-type="float">
            <text:p>9.1E-16</text:p>
          </table:table-cell>
          <table:table-cell office:value-type="float" office:value="0.55" calcext:value-type="float">
            <text:p>0.5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hyaluronan synthase 3 isoform X4 [Microcebus murinus]</text:p>
          </table:table-cell>
        </table:table-row>
        <table:table-row table:style-name="ro1">
          <table:table-cell office:value-type="string" calcext:value-type="string">
            <text:p>XP_005042501.1</text:p>
          </table:table-cell>
          <table:table-cell office:value-type="string" calcext:value-type="string">
            <text:p>Chitin_synth_2</text:p>
          </table:table-cell>
          <table:table-cell office:value-type="float" office:value="9.1E-016" calcext:value-type="float">
            <text:p>9.1E-16</text:p>
          </table:table-cell>
          <table:table-cell office:value-type="float" office:value="0.096" calcext:value-type="float">
            <text:p>0.096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PREDICTED: hyaluronan synthase 2 [Ficedula albicollis]</text:p>
          </table:table-cell>
        </table:table-row>
        <table:table-row table:style-name="ro1">
          <table:table-cell office:value-type="string" calcext:value-type="string">
            <text:p>XP_010403112.1</text:p>
          </table:table-cell>
          <table:table-cell office:value-type="string" calcext:value-type="string">
            <text:p>Chitin_synth_2</text:p>
          </table:table-cell>
          <table:table-cell office:value-type="float" office:value="9.1E-016" calcext:value-type="float">
            <text:p>9.1E-16</text:p>
          </table:table-cell>
          <table:table-cell office:value-type="float" office:value="0.096" calcext:value-type="float">
            <text:p>0.096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hyaluronan synthase 2 [Corvus cornix cornix]</text:p>
          </table:table-cell>
        </table:table-row>
        <table:table-row table:style-name="ro1">
          <table:table-cell office:value-type="string" calcext:value-type="string">
            <text:p>XP_015475607.1</text:p>
          </table:table-cell>
          <table:table-cell office:value-type="string" calcext:value-type="string">
            <text:p>Chitin_synth_2</text:p>
          </table:table-cell>
          <table:table-cell office:value-type="float" office:value="9.1E-016" calcext:value-type="float">
            <text:p>9.1E-16</text:p>
          </table:table-cell>
          <table:table-cell office:value-type="float" office:value="0.096" calcext:value-type="float">
            <text:p>0.096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hyaluronan synthase 2 [Parus major]</text:p>
          </table:table-cell>
        </table:table-row>
        <table:table-row table:style-name="ro1">
          <table:table-cell office:value-type="string" calcext:value-type="string">
            <text:p>XP_030798965.1</text:p>
          </table:table-cell>
          <table:table-cell office:value-type="string" calcext:value-type="string">
            <text:p>Chitin_synth_2</text:p>
          </table:table-cell>
          <table:table-cell office:value-type="float" office:value="9.1E-016" calcext:value-type="float">
            <text:p>9.1E-16</text:p>
          </table:table-cell>
          <table:table-cell office:value-type="float" office:value="0.096" calcext:value-type="float">
            <text:p>0.096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hyaluronan synthase 2 [Camarhynchus parvulus]</text:p>
          </table:table-cell>
        </table:table-row>
        <table:table-row table:style-name="ro1">
          <table:table-cell office:value-type="string" calcext:value-type="string">
            <text:p>XP_031988307.1</text:p>
          </table:table-cell>
          <table:table-cell office:value-type="string" calcext:value-type="string">
            <text:p>Chitin_synth_2</text:p>
          </table:table-cell>
          <table:table-cell office:value-type="float" office:value="9.1E-016" calcext:value-type="float">
            <text:p>9.1E-16</text:p>
          </table:table-cell>
          <table:table-cell office:value-type="float" office:value="0.096" calcext:value-type="float">
            <text:p>0.096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hyaluronan synthase 2 [Corvus moneduloides]</text:p>
          </table:table-cell>
        </table:table-row>
        <table:table-row table:style-name="ro1">
          <table:table-cell office:value-type="string" calcext:value-type="string">
            <text:p>XP_032922475.1</text:p>
          </table:table-cell>
          <table:table-cell office:value-type="string" calcext:value-type="string">
            <text:p>Chitin_synth_2</text:p>
          </table:table-cell>
          <table:table-cell office:value-type="float" office:value="9.1E-016" calcext:value-type="float">
            <text:p>9.1E-16</text:p>
          </table:table-cell>
          <table:table-cell office:value-type="float" office:value="0.096" calcext:value-type="float">
            <text:p>0.096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hyaluronan synthase 2 [Catharus ustulatus]</text:p>
          </table:table-cell>
        </table:table-row>
        <table:table-row table:style-name="ro1">
          <table:table-cell office:value-type="string" calcext:value-type="string">
            <text:p>XP_036260255.1</text:p>
          </table:table-cell>
          <table:table-cell office:value-type="string" calcext:value-type="string">
            <text:p>Chitin_synth_2</text:p>
          </table:table-cell>
          <table:table-cell office:value-type="float" office:value="9.1E-016" calcext:value-type="float">
            <text:p>9.1E-16</text:p>
          </table:table-cell>
          <table:table-cell office:value-type="float" office:value="0.096" calcext:value-type="float">
            <text:p>0.096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hyaluronan synthase 2 [Molothrus ater]</text:p>
          </table:table-cell>
        </table:table-row>
        <table:table-row table:style-name="ro1">
          <table:table-cell office:value-type="string" calcext:value-type="string">
            <text:p>XP_037985264.1</text:p>
          </table:table-cell>
          <table:table-cell office:value-type="string" calcext:value-type="string">
            <text:p>Chitin_synth_2</text:p>
          </table:table-cell>
          <table:table-cell office:value-type="float" office:value="9.1E-016" calcext:value-type="float">
            <text:p>9.1E-16</text:p>
          </table:table-cell>
          <table:table-cell office:value-type="float" office:value="0.096" calcext:value-type="float">
            <text:p>0.096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hyaluronan synthase 2 [Motacilla alba alba]</text:p>
          </table:table-cell>
        </table:table-row>
        <table:table-row table:style-name="ro1">
          <table:table-cell office:value-type="string" calcext:value-type="string">
            <text:p>XP_039923213.1</text:p>
          </table:table-cell>
          <table:table-cell office:value-type="string" calcext:value-type="string">
            <text:p>Chitin_synth_2</text:p>
          </table:table-cell>
          <table:table-cell office:value-type="float" office:value="9.1E-016" calcext:value-type="float">
            <text:p>9.1E-16</text:p>
          </table:table-cell>
          <table:table-cell office:value-type="float" office:value="0.096" calcext:value-type="float">
            <text:p>0.096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hyaluronan synthase 2 [Hirundo rustica]</text:p>
          </table:table-cell>
        </table:table-row>
        <table:table-row table:style-name="ro1">
          <table:table-cell office:value-type="string" calcext:value-type="string">
            <text:p>XP_013979743.1</text:p>
          </table:table-cell>
          <table:table-cell office:value-type="string" calcext:value-type="string">
            <text:p>Chitin_synth_2</text:p>
          </table:table-cell>
          <table:table-cell office:value-type="float" office:value="9.3E-016" calcext:value-type="float">
            <text:p>9.3E-16</text:p>
          </table:table-cell>
          <table:table-cell office:value-type="float" office:value="0.42" calcext:value-type="float">
            <text:p>0.42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PREDICTED: hyaluronan synthase 3 [Salmo salar]</text:p>
          </table:table-cell>
        </table:table-row>
        <table:table-row table:style-name="ro1">
          <table:table-cell office:value-type="string" calcext:value-type="string">
            <text:p>XP_041966288.1</text:p>
          </table:table-cell>
          <table:table-cell office:value-type="string" calcext:value-type="string">
            <text:p>Chitin_synth_2</text:p>
          </table:table-cell>
          <table:table-cell office:value-type="float" office:value="9.4E-016" calcext:value-type="float">
            <text:p>9.4E-16</text:p>
          </table:table-cell>
          <table:table-cell office:value-type="float" office:value="0.75" calcext:value-type="float">
            <text:p>0.75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hyaluronan synthase 3 isoform X2 [Alosa sapidissima]</text:p>
          </table:table-cell>
        </table:table-row>
        <table:table-row table:style-name="ro1">
          <table:table-cell office:value-type="string" calcext:value-type="string">
            <text:p>XP_032546922.1</text:p>
          </table:table-cell>
          <table:table-cell office:value-type="string" calcext:value-type="string">
            <text:p>Chitin_synth_2</text:p>
          </table:table-cell>
          <table:table-cell office:value-type="float" office:value="9.4E-016" calcext:value-type="float">
            <text:p>9.4E-16</text:p>
          </table:table-cell>
          <table:table-cell office:value-type="float" office:value="0.093" calcext:value-type="float">
            <text:p>0.093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hyaluronan synthase 2 [Chiroxiphia lanceolata]</text:p>
          </table:table-cell>
        </table:table-row>
        <table:table-row table:style-name="ro1">
          <table:table-cell office:value-type="string" calcext:value-type="string">
            <text:p>XP_035653665.1</text:p>
          </table:table-cell>
          <table:table-cell office:value-type="string" calcext:value-type="string">
            <text:p>Chitin_synth_2</text:p>
          </table:table-cell>
          <table:table-cell office:value-type="float" office:value="9.5E-016" calcext:value-type="float">
            <text:p>9.5E-16</text:p>
          </table:table-cell>
          <table:table-cell office:value-type="float" office:value="0.46" calcext:value-type="float">
            <text:p>0.46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hyaluronan synthase 3-like [Oncorhynchus keta]</text:p>
          </table:table-cell>
        </table:table-row>
        <table:table-row table:style-name="ro1">
          <table:table-cell office:value-type="string" calcext:value-type="string">
            <text:p>XP_041966287.1</text:p>
          </table:table-cell>
          <table:table-cell office:value-type="string" calcext:value-type="string">
            <text:p>Chitin_synth_2</text:p>
          </table:table-cell>
          <table:table-cell office:value-type="float" office:value="9.6E-016" calcext:value-type="float">
            <text:p>9.6E-16</text:p>
          </table:table-cell>
          <table:table-cell office:value-type="float" office:value="0.75" calcext:value-type="float">
            <text:p>0.75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hyaluronan synthase 3 isoform X1 [Alosa sapidissima]</text:p>
          </table:table-cell>
        </table:table-row>
        <table:table-row table:style-name="ro1">
          <table:table-cell office:value-type="string" calcext:value-type="string">
            <text:p>XP_010810282.1</text:p>
          </table:table-cell>
          <table:table-cell office:value-type="string" calcext:value-type="string">
            <text:p>Chitin_synth_2</text:p>
          </table:table-cell>
          <table:table-cell office:value-type="float" office:value="9.7E-016" calcext:value-type="float">
            <text:p>9.7E-16</text:p>
          </table:table-cell>
          <table:table-cell office:value-type="float" office:value="0.046" calcext:value-type="float">
            <text:p>0.04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LOW QUALITY PROTEIN: hyaluronan synthase 2-like [Bos taurus]</text:p>
          </table:table-cell>
        </table:table-row>
        <table:table-row table:style-name="ro1">
          <table:table-cell office:value-type="string" calcext:value-type="string">
            <text:p>XP_010716460.1</text:p>
          </table:table-cell>
          <table:table-cell office:value-type="string" calcext:value-type="string">
            <text:p>Chitin_synth_2</text:p>
          </table:table-cell>
          <table:table-cell office:value-type="float" office:value="9.9E-016" calcext:value-type="float">
            <text:p>9.9E-16</text:p>
          </table:table-cell>
          <table:table-cell office:value-type="float" office:value="0.27" calcext:value-type="float">
            <text:p>0.27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hyaluronan synthase 3 [Meleagris gallopavo]</text:p>
          </table:table-cell>
        </table:table-row>
        <table:table-row table:style-name="ro1">
          <table:table-cell office:value-type="string" calcext:value-type="string">
            <text:p>NP_001179796.1</text:p>
          </table:table-cell>
          <table:table-cell office:value-type="string" calcext:value-type="string">
            <text:p>Chitin_synth_2</text:p>
          </table:table-cell>
          <table:table-cell office:value-type="float" office:value="1E-015" calcext:value-type="float">
            <text:p>1E-15</text:p>
          </table:table-cell>
          <table:table-cell office:value-type="float" office:value="0.29" calcext:value-type="float">
            <text:p>0.29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hyaluronan synthase 3 [Bos taurus]</text:p>
          </table:table-cell>
        </table:table-row>
        <table:table-row table:style-name="ro1">
          <table:table-cell office:value-type="string" calcext:value-type="string">
            <text:p>XP_005218517.1</text:p>
          </table:table-cell>
          <table:table-cell office:value-type="string" calcext:value-type="string">
            <text:p>Chitin_synth_2</text:p>
          </table:table-cell>
          <table:table-cell office:value-type="float" office:value="1E-015" calcext:value-type="float">
            <text:p>1E-15</text:p>
          </table:table-cell>
          <table:table-cell office:value-type="float" office:value="0.29" calcext:value-type="float">
            <text:p>0.29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hyaluronan synthase 3 isoform X3 [Bos taurus]</text:p>
          </table:table-cell>
        </table:table-row>
        <table:table-row table:style-name="ro1">
          <table:table-cell office:value-type="string" calcext:value-type="string">
            <text:p>XP_019834469.1</text:p>
          </table:table-cell>
          <table:table-cell office:value-type="string" calcext:value-type="string">
            <text:p>Chitin_synth_2</text:p>
          </table:table-cell>
          <table:table-cell office:value-type="float" office:value="1E-015" calcext:value-type="float">
            <text:p>1E-15</text:p>
          </table:table-cell>
          <table:table-cell office:value-type="float" office:value="0.29" calcext:value-type="float">
            <text:p>0.29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PREDICTED: hyaluronan synthase 3 isoform X3 [Bos indicus]</text:p>
          </table:table-cell>
        </table:table-row>
        <table:table-row table:style-name="ro1">
          <table:table-cell office:value-type="string" calcext:value-type="string">
            <text:p>XP_027371953.1</text:p>
          </table:table-cell>
          <table:table-cell office:value-type="string" calcext:value-type="string">
            <text:p>Chitin_synth_2</text:p>
          </table:table-cell>
          <table:table-cell office:value-type="float" office:value="1E-015" calcext:value-type="float">
            <text:p>1E-15</text:p>
          </table:table-cell>
          <table:table-cell office:value-type="float" office:value="0.29" calcext:value-type="float">
            <text:p>0.29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hyaluronan synthase 3 isoform X3 [Bos indicus x Bos taurus]</text:p>
          </table:table-cell>
        </table:table-row>
        <table:table-row table:style-name="ro1">
          <table:table-cell office:value-type="string" calcext:value-type="string">
            <text:p>XP_043293869.1</text:p>
          </table:table-cell>
          <table:table-cell office:value-type="string" calcext:value-type="string">
            <text:p>Chitin_synth_2</text:p>
          </table:table-cell>
          <table:table-cell office:value-type="float" office:value="1E-015" calcext:value-type="float">
            <text:p>1E-15</text:p>
          </table:table-cell>
          <table:table-cell office:value-type="float" office:value="0.29" calcext:value-type="float">
            <text:p>0.29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hyaluronan synthase 3 isoform X2 [Cervus canadensis]</text:p>
          </table:table-cell>
        </table:table-row>
        <table:table-row table:style-name="ro1">
          <table:table-cell office:value-type="string" calcext:value-type="string">
            <text:p>XP_044788041.1</text:p>
          </table:table-cell>
          <table:table-cell office:value-type="string" calcext:value-type="string">
            <text:p>Chitin_synth_2</text:p>
          </table:table-cell>
          <table:table-cell office:value-type="float" office:value="1E-015" calcext:value-type="float">
            <text:p>1E-15</text:p>
          </table:table-cell>
          <table:table-cell office:value-type="float" office:value="0.29" calcext:value-type="float">
            <text:p>0.29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hyaluronan synthase 3 isoform X9 [Bubalus bubalis]</text:p>
          </table:table-cell>
        </table:table-row>
        <table:table-row table:style-name="ro1">
          <table:table-cell office:value-type="string" calcext:value-type="string">
            <text:p>XP_002200498.1</text:p>
          </table:table-cell>
          <table:table-cell office:value-type="string" calcext:value-type="string">
            <text:p>Chitin_synth_2</text:p>
          </table:table-cell>
          <table:table-cell office:value-type="float" office:value="1E-015" calcext:value-type="float">
            <text:p>1E-15</text:p>
          </table:table-cell>
          <table:table-cell office:value-type="float" office:value="0.11" calcext:value-type="float">
            <text:p>0.11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hyaluronan synthase 2 [Taeniopygia guttata]</text:p>
          </table:table-cell>
        </table:table-row>
        <table:table-row table:style-name="ro1">
          <table:table-cell office:value-type="string" calcext:value-type="string">
            <text:p>XP_021402110.1</text:p>
          </table:table-cell>
          <table:table-cell office:value-type="string" calcext:value-type="string">
            <text:p>Chitin_synth_2</text:p>
          </table:table-cell>
          <table:table-cell office:value-type="float" office:value="1E-015" calcext:value-type="float">
            <text:p>1E-15</text:p>
          </table:table-cell>
          <table:table-cell office:value-type="float" office:value="0.11" calcext:value-type="float">
            <text:p>0.11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hyaluronan synthase 2 [Lonchura striata domestica]</text:p>
          </table:table-cell>
        </table:table-row>
        <table:table-row table:style-name="ro1">
          <table:table-cell office:value-type="string" calcext:value-type="string">
            <text:p>XP_026795387.1</text:p>
          </table:table-cell>
          <table:table-cell office:value-type="string" calcext:value-type="string">
            <text:p>Chitin_synth_2</text:p>
          </table:table-cell>
          <table:table-cell office:value-type="float" office:value="1E-015" calcext:value-type="float">
            <text:p>1E-15</text:p>
          </table:table-cell>
          <table:table-cell office:value-type="float" office:value="0.0088" calcext:value-type="float">
            <text:p>0.008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yaluronan synthase 2 [Pangasianodon hypophthalmus]</text:p>
          </table:table-cell>
        </table:table-row>
        <table:table-row table:style-name="ro1">
          <table:table-cell office:value-type="string" calcext:value-type="string">
            <text:p>NP_032241.1</text:p>
          </table:table-cell>
          <table:table-cell office:value-type="string" calcext:value-type="string">
            <text:p>Chitin_synth_2</text:p>
          </table:table-cell>
          <table:table-cell office:value-type="float" office:value="1E-015" calcext:value-type="float">
            <text:p>1E-15</text:p>
          </table:table-cell>
          <table:table-cell office:value-type="float" office:value="0.094" calcext:value-type="float">
            <text:p>0.0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hyaluronan synthase 1 [Mus musculus]</text:p>
          </table:table-cell>
        </table:table-row>
        <table:table-row table:style-name="ro1">
          <table:table-cell office:value-type="string" calcext:value-type="string">
            <text:p>XP_037671574.1</text:p>
          </table:table-cell>
          <table:table-cell office:value-type="string" calcext:value-type="string">
            <text:p>Chitin_synth_2</text:p>
          </table:table-cell>
          <table:table-cell office:value-type="float" office:value="1.1E-015" calcext:value-type="float">
            <text:p>1.1E-15</text:p>
          </table:table-cell>
          <table:table-cell office:value-type="float" office:value="0.18" calcext:value-type="float">
            <text:p>0.18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yaluronan synthase 3 [Choloepus didactylus]</text:p>
          </table:table-cell>
        </table:table-row>
        <table:table-row table:style-name="ro1">
          <table:table-cell office:value-type="string" calcext:value-type="string">
            <text:p>XP_034982046.1</text:p>
          </table:table-cell>
          <table:table-cell office:value-type="string" calcext:value-type="string">
            <text:p>Chitin_synth_2</text:p>
          </table:table-cell>
          <table:table-cell office:value-type="float" office:value="1.1E-015" calcext:value-type="float">
            <text:p>1.1E-15</text:p>
          </table:table-cell>
          <table:table-cell office:value-type="float" office:value="0.076" calcext:value-type="float">
            <text:p>0.076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hyaluronan synthase 2 isoform X1 [Zootoca vivipara]</text:p>
          </table:table-cell>
        </table:table-row>
        <table:table-row table:style-name="ro1">
          <table:table-cell office:value-type="string" calcext:value-type="string">
            <text:p>XP_039377194.1</text:p>
          </table:table-cell>
          <table:table-cell office:value-type="string" calcext:value-type="string">
            <text:p>Chitin_synth_2</text:p>
          </table:table-cell>
          <table:table-cell office:value-type="float" office:value="1.1E-015" calcext:value-type="float">
            <text:p>1.1E-15</text:p>
          </table:table-cell>
          <table:table-cell office:value-type="float" office:value="0.064" calcext:value-type="float">
            <text:p>0.064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hyaluronan synthase 2 isoform X1 [Mauremys reevesii]</text:p>
          </table:table-cell>
        </table:table-row>
        <table:table-row table:style-name="ro1">
          <table:table-cell office:value-type="string" calcext:value-type="string">
            <text:p>XP_029489320.1</text:p>
          </table:table-cell>
          <table:table-cell office:value-type="string" calcext:value-type="string">
            <text:p>Chitin_synth_2</text:p>
          </table:table-cell>
          <table:table-cell office:value-type="float" office:value="1.1E-015" calcext:value-type="float">
            <text:p>1.1E-15</text:p>
          </table:table-cell>
          <table:table-cell office:value-type="float" office:value="0.45" calcext:value-type="float">
            <text:p>0.45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hyaluronan synthase 3-like [Oncorhynchus nerka]</text:p>
          </table:table-cell>
        </table:table-row>
        <table:table-row table:style-name="ro1">
          <table:table-cell office:value-type="string" calcext:value-type="string">
            <text:p>XP_021787793.2</text:p>
          </table:table-cell>
          <table:table-cell office:value-type="string" calcext:value-type="string">
            <text:p>Chitin_synth_2</text:p>
          </table:table-cell>
          <table:table-cell office:value-type="float" office:value="1.1E-015" calcext:value-type="float">
            <text:p>1.1E-15</text:p>
          </table:table-cell>
          <table:table-cell office:value-type="float" office:value="0.32" calcext:value-type="float">
            <text:p>0.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yaluronan synthase 3 [Papio anubis]</text:p>
          </table:table-cell>
        </table:table-row>
        <table:table-row table:style-name="ro1">
          <table:table-cell office:value-type="string" calcext:value-type="string">
            <text:p>XP_033011690.1</text:p>
          </table:table-cell>
          <table:table-cell office:value-type="string" calcext:value-type="string">
            <text:p>Chitin_synth_2</text:p>
          </table:table-cell>
          <table:table-cell office:value-type="float" office:value="1.1E-015" calcext:value-type="float">
            <text:p>1.1E-15</text:p>
          </table:table-cell>
          <table:table-cell office:value-type="float" office:value="0.072" calcext:value-type="float">
            <text:p>0.072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hyaluronan synthase 2 [Lacerta agilis]</text:p>
          </table:table-cell>
        </table:table-row>
        <table:table-row table:style-name="ro1">
          <table:table-cell office:value-type="string" calcext:value-type="string">
            <text:p>XP_033701457.1</text:p>
          </table:table-cell>
          <table:table-cell office:value-type="string" calcext:value-type="string">
            <text:p>Chitin_synth_2</text:p>
          </table:table-cell>
          <table:table-cell office:value-type="float" office:value="1.1E-015" calcext:value-type="float">
            <text:p>1.1E-15</text:p>
          </table:table-cell>
          <table:table-cell office:value-type="float" office:value="0.13" calcext:value-type="float">
            <text:p>0.13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hyaluronan synthase 1 [Tursiops truncatus]</text:p>
          </table:table-cell>
        </table:table-row>
        <table:table-row table:style-name="ro1">
          <table:table-cell office:value-type="string" calcext:value-type="string">
            <text:p>XP_032468620.1</text:p>
          </table:table-cell>
          <table:table-cell office:value-type="string" calcext:value-type="string">
            <text:p>Chitin_synth_2</text:p>
          </table:table-cell>
          <table:table-cell office:value-type="float" office:value="1.1E-015" calcext:value-type="float">
            <text:p>1.1E-15</text:p>
          </table:table-cell>
          <table:table-cell office:value-type="float" office:value="0.13" calcext:value-type="float">
            <text:p>0.13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hyaluronan synthase 1 [Phocoena sinus]</text:p>
          </table:table-cell>
        </table:table-row>
        <table:table-row table:style-name="ro1">
          <table:table-cell office:value-type="string" calcext:value-type="string">
            <text:p>XP_012039021.2</text:p>
          </table:table-cell>
          <table:table-cell office:value-type="string" calcext:value-type="string">
            <text:p>Chitin_synth_2</text:p>
          </table:table-cell>
          <table:table-cell office:value-type="float" office:value="1.1E-015" calcext:value-type="float">
            <text:p>1.1E-15</text:p>
          </table:table-cell>
          <table:table-cell office:value-type="float" office:value="0.024" calcext:value-type="float">
            <text:p>0.02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OW QUALITY PROTEIN: hyaluronan synthase 2-like [Ovis aries]</text:p>
          </table:table-cell>
        </table:table-row>
        <table:table-row table:style-name="ro1">
          <table:table-cell office:value-type="string" calcext:value-type="string">
            <text:p>XP_023827648.1</text:p>
          </table:table-cell>
          <table:table-cell office:value-type="string" calcext:value-type="string">
            <text:p>Chitin_synth_2</text:p>
          </table:table-cell>
          <table:table-cell office:value-type="float" office:value="1.1E-015" calcext:value-type="float">
            <text:p>1.1E-15</text:p>
          </table:table-cell>
          <table:table-cell office:value-type="float" office:value="0.68" calcext:value-type="float">
            <text:p>0.68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hyaluronan synthase 3-like [Salvelinus alpinus]</text:p>
          </table:table-cell>
        </table:table-row>
        <table:table-row table:style-name="ro1">
          <table:table-cell office:value-type="string" calcext:value-type="string">
            <text:p>XP_038856490.1</text:p>
          </table:table-cell>
          <table:table-cell office:value-type="string" calcext:value-type="string">
            <text:p>Chitin_synth_2</text:p>
          </table:table-cell>
          <table:table-cell office:value-type="float" office:value="1.1E-015" calcext:value-type="float">
            <text:p>1.1E-15</text:p>
          </table:table-cell>
          <table:table-cell office:value-type="float" office:value="0.67" calcext:value-type="float">
            <text:p>0.67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hyaluronan synthase 3-like [Salvelinus namaycush]</text:p>
          </table:table-cell>
        </table:table-row>
        <table:table-row table:style-name="ro1">
          <table:table-cell office:value-type="string" calcext:value-type="string">
            <text:p>XP_035498338.1</text:p>
          </table:table-cell>
          <table:table-cell office:value-type="string" calcext:value-type="string">
            <text:p>Chitin_synth_2</text:p>
          </table:table-cell>
          <table:table-cell office:value-type="float" office:value="1.2E-015" calcext:value-type="float">
            <text:p>1.2E-15</text:p>
          </table:table-cell>
          <table:table-cell office:value-type="float" office:value="0.44" calcext:value-type="float">
            <text:p>0.44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LOW QUALITY PROTEIN: hyaluronan synthase 3 [Scophthalmus maximus]</text:p>
          </table:table-cell>
        </table:table-row>
        <table:table-row table:style-name="ro1">
          <table:table-cell office:value-type="string" calcext:value-type="string">
            <text:p>XP_008984389.1</text:p>
          </table:table-cell>
          <table:table-cell office:value-type="string" calcext:value-type="string">
            <text:p>Chitin_synth_2</text:p>
          </table:table-cell>
          <table:table-cell office:value-type="float" office:value="1.2E-015" calcext:value-type="float">
            <text:p>1.2E-15</text:p>
          </table:table-cell>
          <table:table-cell office:value-type="float" office:value="0.27" calcext:value-type="float">
            <text:p>0.27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hyaluronan synthase 3 isoform X13 [Callithrix jacchus]</text:p>
          </table:table-cell>
        </table:table-row>
        <table:table-row table:style-name="ro1">
          <table:table-cell office:value-type="string" calcext:value-type="string">
            <text:p>NP_001186209.1</text:p>
          </table:table-cell>
          <table:table-cell office:value-type="string" calcext:value-type="string">
            <text:p>Chitin_synth_2</text:p>
          </table:table-cell>
          <table:table-cell office:value-type="float" office:value="1.2E-015" calcext:value-type="float">
            <text:p>1.2E-15</text:p>
          </table:table-cell>
          <table:table-cell office:value-type="float" office:value="0.37" calcext:value-type="float">
            <text:p>0.37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hyaluronan synthase 3 isoform a [Homo sapiens]</text:p>
          </table:table-cell>
        </table:table-row>
        <table:table-row table:style-name="ro1">
          <table:table-cell office:value-type="string" calcext:value-type="string">
            <text:p>XP_001168498.2</text:p>
          </table:table-cell>
          <table:table-cell office:value-type="string" calcext:value-type="string">
            <text:p>Chitin_synth_2</text:p>
          </table:table-cell>
          <table:table-cell office:value-type="float" office:value="1.2E-015" calcext:value-type="float">
            <text:p>1.2E-15</text:p>
          </table:table-cell>
          <table:table-cell office:value-type="float" office:value="0.37" calcext:value-type="float">
            <text:p>0.37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hyaluronan synthase 3 [Pan troglodytes]</text:p>
          </table:table-cell>
        </table:table-row>
        <table:table-row table:style-name="ro1">
          <table:table-cell office:value-type="string" calcext:value-type="string">
            <text:p>XP_005255978.1</text:p>
          </table:table-cell>
          <table:table-cell office:value-type="string" calcext:value-type="string">
            <text:p>Chitin_synth_2</text:p>
          </table:table-cell>
          <table:table-cell office:value-type="float" office:value="1.2E-015" calcext:value-type="float">
            <text:p>1.2E-15</text:p>
          </table:table-cell>
          <table:table-cell office:value-type="float" office:value="0.37" calcext:value-type="float">
            <text:p>0.37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hyaluronan synthase 3 isoform X1 [Homo sapiens]</text:p>
          </table:table-cell>
        </table:table-row>
        <table:table-row table:style-name="ro1">
          <table:table-cell office:value-type="string" calcext:value-type="string">
            <text:p>XP_018867521.1</text:p>
          </table:table-cell>
          <table:table-cell office:value-type="string" calcext:value-type="string">
            <text:p>Chitin_synth_2</text:p>
          </table:table-cell>
          <table:table-cell office:value-type="float" office:value="1.2E-015" calcext:value-type="float">
            <text:p>1.2E-15</text:p>
          </table:table-cell>
          <table:table-cell office:value-type="float" office:value="0.37" calcext:value-type="float">
            <text:p>0.37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hyaluronan synthase 3 isoform X1 [Gorilla gorilla gorilla]</text:p>
          </table:table-cell>
        </table:table-row>
        <table:table-row table:style-name="ro1">
          <table:table-cell office:value-type="string" calcext:value-type="string">
            <text:p>NP_758826.1</text:p>
          </table:table-cell>
          <table:table-cell office:value-type="string" calcext:value-type="string">
            <text:p>Chitin_synth_2</text:p>
          </table:table-cell>
          <table:table-cell office:value-type="float" office:value="1.3E-015" calcext:value-type="float">
            <text:p>1.3E-15</text:p>
          </table:table-cell>
          <table:table-cell office:value-type="float" office:value="0.11" calcext:value-type="float">
            <text:p>0.11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hyaluronan synthase 1 [Rattus norvegicus]</text:p>
          </table:table-cell>
        </table:table-row>
        <table:table-row table:style-name="ro1">
          <table:table-cell office:value-type="string" calcext:value-type="string">
            <text:p>XP_032749030.1</text:p>
          </table:table-cell>
          <table:table-cell office:value-type="string" calcext:value-type="string">
            <text:p>Chitin_synth_2</text:p>
          </table:table-cell>
          <table:table-cell office:value-type="float" office:value="1.3E-015" calcext:value-type="float">
            <text:p>1.3E-15</text:p>
          </table:table-cell>
          <table:table-cell office:value-type="float" office:value="0.11" calcext:value-type="float">
            <text:p>0.1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hyaluronan synthase 1 [Rattus rattus]</text:p>
          </table:table-cell>
        </table:table-row>
        <table:table-row table:style-name="ro1">
          <table:table-cell office:value-type="string" calcext:value-type="string">
            <text:p>XP_038872772.1</text:p>
          </table:table-cell>
          <table:table-cell office:value-type="string" calcext:value-type="string">
            <text:p>Chitin_synth_2</text:p>
          </table:table-cell>
          <table:table-cell office:value-type="float" office:value="1.3E-015" calcext:value-type="float">
            <text:p>1.3E-15</text:p>
          </table:table-cell>
          <table:table-cell office:value-type="float" office:value="0.61" calcext:value-type="float">
            <text:p>0.61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hyaluronan synthase 3 [Salvelinus namaycush]</text:p>
          </table:table-cell>
        </table:table-row>
        <table:table-row table:style-name="ro1">
          <table:table-cell office:value-type="string" calcext:value-type="string">
            <text:p>XP_042317505.1</text:p>
          </table:table-cell>
          <table:table-cell office:value-type="string" calcext:value-type="string">
            <text:p>Chitin_synth_2</text:p>
          </table:table-cell>
          <table:table-cell office:value-type="float" office:value="1.3E-015" calcext:value-type="float">
            <text:p>1.3E-15</text:p>
          </table:table-cell>
          <table:table-cell office:value-type="float" office:value="0.079" calcext:value-type="float">
            <text:p>0.07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yaluronan synthase 2 isoform X1 [Sceloporus undulatus]</text:p>
          </table:table-cell>
        </table:table-row>
        <table:table-row table:style-name="ro1">
          <table:table-cell office:value-type="string" calcext:value-type="string">
            <text:p>XP_005592427.1</text:p>
          </table:table-cell>
          <table:table-cell office:value-type="string" calcext:value-type="string">
            <text:p>Chitin_synth_2</text:p>
          </table:table-cell>
          <table:table-cell office:value-type="float" office:value="1.3E-015" calcext:value-type="float">
            <text:p>1.3E-15</text:p>
          </table:table-cell>
          <table:table-cell office:value-type="float" office:value="0.33" calcext:value-type="float">
            <text:p>0.33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PREDICTED: hyaluronan synthase 3 [Macaca fascicularis]</text:p>
          </table:table-cell>
        </table:table-row>
        <table:table-row table:style-name="ro1">
          <table:table-cell office:value-type="string" calcext:value-type="string">
            <text:p>XP_028696300.1</text:p>
          </table:table-cell>
          <table:table-cell office:value-type="string" calcext:value-type="string">
            <text:p>Chitin_synth_2</text:p>
          </table:table-cell>
          <table:table-cell office:value-type="float" office:value="1.3E-015" calcext:value-type="float">
            <text:p>1.3E-15</text:p>
          </table:table-cell>
          <table:table-cell office:value-type="float" office:value="0.33" calcext:value-type="float">
            <text:p>0.33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hyaluronan synthase 3 isoform X1 [Macaca mulatta]</text:p>
          </table:table-cell>
        </table:table-row>
        <table:table-row table:style-name="ro1">
          <table:table-cell office:value-type="string" calcext:value-type="string">
            <text:p>XP_010353330.1</text:p>
          </table:table-cell>
          <table:table-cell office:value-type="string" calcext:value-type="string">
            <text:p>Chitin_synth_2</text:p>
          </table:table-cell>
          <table:table-cell office:value-type="float" office:value="1.3E-015" calcext:value-type="float">
            <text:p>1.3E-15</text:p>
          </table:table-cell>
          <table:table-cell office:value-type="float" office:value="0.33" calcext:value-type="float">
            <text:p>0.33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hyaluronan synthase 3 [Rhinopithecus roxellana]</text:p>
          </table:table-cell>
        </table:table-row>
        <table:table-row table:style-name="ro1">
          <table:table-cell office:value-type="string" calcext:value-type="string">
            <text:p>XP_023066047.1</text:p>
          </table:table-cell>
          <table:table-cell office:value-type="string" calcext:value-type="string">
            <text:p>Chitin_synth_2</text:p>
          </table:table-cell>
          <table:table-cell office:value-type="float" office:value="1.3E-015" calcext:value-type="float">
            <text:p>1.3E-15</text:p>
          </table:table-cell>
          <table:table-cell office:value-type="float" office:value="0.33" calcext:value-type="float">
            <text:p>0.33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hyaluronan synthase 3 [Piliocolobus tephrosceles]</text:p>
          </table:table-cell>
        </table:table-row>
        <table:table-row table:style-name="ro1">
          <table:table-cell office:value-type="string" calcext:value-type="string">
            <text:p>XP_030677039.1</text:p>
          </table:table-cell>
          <table:table-cell office:value-type="string" calcext:value-type="string">
            <text:p>Chitin_synth_2</text:p>
          </table:table-cell>
          <table:table-cell office:value-type="float" office:value="1.3E-015" calcext:value-type="float">
            <text:p>1.3E-15</text:p>
          </table:table-cell>
          <table:table-cell office:value-type="float" office:value="0.17" calcext:value-type="float">
            <text:p>0.17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yaluronan synthase 1 isoform X3 [Nomascus leucogenys]</text:p>
          </table:table-cell>
        </table:table-row>
        <table:table-row table:style-name="ro1">
          <table:table-cell office:value-type="string" calcext:value-type="string">
            <text:p>XP_030677038.1</text:p>
          </table:table-cell>
          <table:table-cell office:value-type="string" calcext:value-type="string">
            <text:p>Chitin_synth_2</text:p>
          </table:table-cell>
          <table:table-cell office:value-type="float" office:value="1.3E-015" calcext:value-type="float">
            <text:p>1.3E-15</text:p>
          </table:table-cell>
          <table:table-cell office:value-type="float" office:value="0.17" calcext:value-type="float">
            <text:p>0.17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yaluronan synthase 1 isoform X2 [Nomascus leucogenys]</text:p>
          </table:table-cell>
        </table:table-row>
        <table:table-row table:style-name="ro1">
          <table:table-cell office:value-type="string" calcext:value-type="string">
            <text:p>XP_008115126.1</text:p>
          </table:table-cell>
          <table:table-cell office:value-type="string" calcext:value-type="string">
            <text:p>Chitin_synth_2</text:p>
          </table:table-cell>
          <table:table-cell office:value-type="float" office:value="1.3E-015" calcext:value-type="float">
            <text:p>1.3E-15</text:p>
          </table:table-cell>
          <table:table-cell office:value-type="float" office:value="0.074" calcext:value-type="float">
            <text:p>0.074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PREDICTED: hyaluronan synthase 2 [Anolis carolinensis]</text:p>
          </table:table-cell>
        </table:table-row>
        <table:table-row table:style-name="ro1">
          <table:table-cell office:value-type="string" calcext:value-type="string">
            <text:p>XP_004087341.1</text:p>
          </table:table-cell>
          <table:table-cell office:value-type="string" calcext:value-type="string">
            <text:p>Chitin_synth_2</text:p>
          </table:table-cell>
          <table:table-cell office:value-type="float" office:value="1.3E-015" calcext:value-type="float">
            <text:p>1.3E-15</text:p>
          </table:table-cell>
          <table:table-cell office:value-type="float" office:value="0.37" calcext:value-type="float">
            <text:p>0.37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hyaluronan synthase 3 isoform X1 [Nomascus leucogenys]</text:p>
          </table:table-cell>
        </table:table-row>
        <table:table-row table:style-name="ro1">
          <table:table-cell office:value-type="string" calcext:value-type="string">
            <text:p>XP_030650655.1</text:p>
          </table:table-cell>
          <table:table-cell office:value-type="string" calcext:value-type="string">
            <text:p>Chitin_synth_2</text:p>
          </table:table-cell>
          <table:table-cell office:value-type="float" office:value="1.3E-015" calcext:value-type="float">
            <text:p>1.3E-15</text:p>
          </table:table-cell>
          <table:table-cell office:value-type="float" office:value="0.37" calcext:value-type="float">
            <text:p>0.37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hyaluronan synthase 3 isoform X2 [Nomascus leucogenys]</text:p>
          </table:table-cell>
        </table:table-row>
        <table:table-row table:style-name="ro1">
          <table:table-cell office:value-type="string" calcext:value-type="string">
            <text:p>XP_031210597.1</text:p>
          </table:table-cell>
          <table:table-cell office:value-type="string" calcext:value-type="string">
            <text:p>Chitin_synth_2</text:p>
          </table:table-cell>
          <table:table-cell office:value-type="float" office:value="1.3E-015" calcext:value-type="float">
            <text:p>1.3E-15</text:p>
          </table:table-cell>
          <table:table-cell office:value-type="float" office:value="0.12" calcext:value-type="float">
            <text:p>0.12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hyaluronan synthase 1 [Mastomys coucha]</text:p>
          </table:table-cell>
        </table:table-row>
        <table:table-row table:style-name="ro1">
          <table:table-cell office:value-type="string" calcext:value-type="string">
            <text:p>XP_030677036.1</text:p>
          </table:table-cell>
          <table:table-cell office:value-type="string" calcext:value-type="string">
            <text:p>Chitin_synth_2</text:p>
          </table:table-cell>
          <table:table-cell office:value-type="float" office:value="1.4E-015" calcext:value-type="float">
            <text:p>1.4E-15</text:p>
          </table:table-cell>
          <table:table-cell office:value-type="float" office:value="0.17" calcext:value-type="float">
            <text:p>0.17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yaluronan synthase 1 isoform X1 [Nomascus leucogenys]</text:p>
          </table:table-cell>
        </table:table-row>
        <table:table-row table:style-name="ro1">
          <table:table-cell office:value-type="string" calcext:value-type="string">
            <text:p>XP_026873783.2</text:p>
          </table:table-cell>
          <table:table-cell office:value-type="string" calcext:value-type="string">
            <text:p>Chitin_synth_2</text:p>
          </table:table-cell>
          <table:table-cell office:value-type="float" office:value="1.4E-015" calcext:value-type="float">
            <text:p>1.4E-15</text:p>
          </table:table-cell>
          <table:table-cell office:value-type="float" office:value="1.4" calcext:value-type="float">
            <text:p>1.4</text:p>
          </table:table-cell>
          <table:table-cell office:value-type="float" office:value="8700" calcext:value-type="float">
            <text:p>8700</text:p>
          </table:table-cell>
          <table:table-cell office:value-type="string" calcext:value-type="string">
            <text:p>hyaluronan synthase 3 [Electrophorus electricus]</text:p>
          </table:table-cell>
        </table:table-row>
        <table:table-row table:style-name="ro1">
          <table:table-cell office:value-type="string" calcext:value-type="string">
            <text:p>XP_037264867.1</text:p>
          </table:table-cell>
          <table:table-cell office:value-type="string" calcext:value-type="string">
            <text:p>Chitin_synth_2</text:p>
          </table:table-cell>
          <table:table-cell office:value-type="float" office:value="1.4E-015" calcext:value-type="float">
            <text:p>1.4E-15</text:p>
          </table:table-cell>
          <table:table-cell office:value-type="float" office:value="0.3" calcext:value-type="float">
            <text:p>0.3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hyaluronan synthase 3 [Falco rusticolus]</text:p>
          </table:table-cell>
        </table:table-row>
        <table:table-row table:style-name="ro1">
          <table:table-cell office:value-type="string" calcext:value-type="string">
            <text:p>XP_040471204.1</text:p>
          </table:table-cell>
          <table:table-cell office:value-type="string" calcext:value-type="string">
            <text:p>Chitin_synth_2</text:p>
          </table:table-cell>
          <table:table-cell office:value-type="float" office:value="1.4E-015" calcext:value-type="float">
            <text:p>1.4E-15</text:p>
          </table:table-cell>
          <table:table-cell office:value-type="float" office:value="0.3" calcext:value-type="float">
            <text:p>0.3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hyaluronan synthase 3 [Falco naumanni]</text:p>
          </table:table-cell>
        </table:table-row>
        <table:table-row table:style-name="ro1">
          <table:table-cell office:value-type="string" calcext:value-type="string">
            <text:p>XP_034348727.1</text:p>
          </table:table-cell>
          <table:table-cell office:value-type="string" calcext:value-type="string">
            <text:p>Chitin_synth_2</text:p>
          </table:table-cell>
          <table:table-cell office:value-type="float" office:value="1.4E-015" calcext:value-type="float">
            <text:p>1.4E-15</text:p>
          </table:table-cell>
          <table:table-cell office:value-type="float" office:value="0.13" calcext:value-type="float">
            <text:p>0.13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hyaluronan synthase 1 [Arvicanthis niloticus]</text:p>
          </table:table-cell>
        </table:table-row>
        <table:table-row table:style-name="ro1">
          <table:table-cell office:value-type="string" calcext:value-type="string">
            <text:p>NP_001076178.1</text:p>
          </table:table-cell>
          <table:table-cell office:value-type="string" calcext:value-type="string">
            <text:p>Chitin_synth_2</text:p>
          </table:table-cell>
          <table:table-cell office:value-type="float" office:value="1.4E-015" calcext:value-type="float">
            <text:p>1.4E-15</text:p>
          </table:table-cell>
          <table:table-cell office:value-type="float" office:value="0.37" calcext:value-type="float">
            <text:p>0.37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hyaluronan synthase 3 [Oryctolagus cuniculus]</text:p>
          </table:table-cell>
        </table:table-row>
        <table:table-row table:style-name="ro1">
          <table:table-cell office:value-type="string" calcext:value-type="string">
            <text:p>XP_035137701.1</text:p>
          </table:table-cell>
          <table:table-cell office:value-type="string" calcext:value-type="string">
            <text:p>Chitin_synth_2</text:p>
          </table:table-cell>
          <table:table-cell office:value-type="float" office:value="1.4E-015" calcext:value-type="float">
            <text:p>1.4E-15</text:p>
          </table:table-cell>
          <table:table-cell office:value-type="float" office:value="0.29" calcext:value-type="float">
            <text:p>0.29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hyaluronan synthase 3 isoform X12 [Callithrix jacchus]</text:p>
          </table:table-cell>
        </table:table-row>
        <table:table-row table:style-name="ro1">
          <table:table-cell office:value-type="string" calcext:value-type="string">
            <text:p>XP_034760117.1</text:p>
          </table:table-cell>
          <table:table-cell office:value-type="string" calcext:value-type="string">
            <text:p>Chitin_synth_2</text:p>
          </table:table-cell>
          <table:table-cell office:value-type="float" office:value="1.4E-015" calcext:value-type="float">
            <text:p>1.4E-15</text:p>
          </table:table-cell>
          <table:table-cell office:value-type="float" office:value="0.21" calcext:value-type="float">
            <text:p>0.21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hyaluronan synthase 3-like [Acipenser ruthenus]</text:p>
          </table:table-cell>
        </table:table-row>
        <table:table-row table:style-name="ro1">
          <table:table-cell office:value-type="string" calcext:value-type="string">
            <text:p>XP_029326726.1</text:p>
          </table:table-cell>
          <table:table-cell office:value-type="string" calcext:value-type="string">
            <text:p>Chitin_synth_2</text:p>
          </table:table-cell>
          <table:table-cell office:value-type="float" office:value="1.4E-015" calcext:value-type="float">
            <text:p>1.4E-15</text:p>
          </table:table-cell>
          <table:table-cell office:value-type="float" office:value="0.13" calcext:value-type="float">
            <text:p>0.13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hyaluronan synthase 1 [Mus caroli]</text:p>
          </table:table-cell>
        </table:table-row>
        <table:table-row table:style-name="ro1">
          <table:table-cell office:value-type="string" calcext:value-type="string">
            <text:p>XP_012641008.1</text:p>
          </table:table-cell>
          <table:table-cell office:value-type="string" calcext:value-type="string">
            <text:p>Chitin_synth_2</text:p>
          </table:table-cell>
          <table:table-cell office:value-type="float" office:value="1.5E-015" calcext:value-type="float">
            <text:p>1.5E-15</text:p>
          </table:table-cell>
          <table:table-cell office:value-type="float" office:value="0.14" calcext:value-type="float">
            <text:p>0.14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hyaluronan synthase 1 isoform X2 [Microcebus murinus]</text:p>
          </table:table-cell>
        </table:table-row>
        <table:table-row table:style-name="ro1">
          <table:table-cell office:value-type="string" calcext:value-type="string">
            <text:p>XP_012641007.1</text:p>
          </table:table-cell>
          <table:table-cell office:value-type="string" calcext:value-type="string">
            <text:p>Chitin_synth_2</text:p>
          </table:table-cell>
          <table:table-cell office:value-type="float" office:value="1.5E-015" calcext:value-type="float">
            <text:p>1.5E-15</text:p>
          </table:table-cell>
          <table:table-cell office:value-type="float" office:value="0.14" calcext:value-type="float">
            <text:p>0.14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hyaluronan synthase 1 isoform X1 [Microcebus murinus]</text:p>
          </table:table-cell>
        </table:table-row>
        <table:table-row table:style-name="ro1">
          <table:table-cell office:value-type="string" calcext:value-type="string">
            <text:p>XP_032180872.1</text:p>
          </table:table-cell>
          <table:table-cell office:value-type="string" calcext:value-type="string">
            <text:p>Chitin_synth_2</text:p>
          </table:table-cell>
          <table:table-cell office:value-type="float" office:value="1.6E-015" calcext:value-type="float">
            <text:p>1.6E-15</text:p>
          </table:table-cell>
          <table:table-cell office:value-type="float" office:value="0.93" calcext:value-type="float">
            <text:p>0.93</text:p>
          </table:table-cell>
          <table:table-cell office:value-type="float" office:value="5900" calcext:value-type="float">
            <text:p>5900</text:p>
          </table:table-cell>
          <table:table-cell office:value-type="string" calcext:value-type="string">
            <text:p>hyaluronan synthase 3 isoform X2 [Mustela erminea]</text:p>
          </table:table-cell>
        </table:table-row>
        <table:table-row table:style-name="ro1">
          <table:table-cell office:value-type="string" calcext:value-type="string">
            <text:p>XP_044111779.1</text:p>
          </table:table-cell>
          <table:table-cell office:value-type="string" calcext:value-type="string">
            <text:p>Chitin_synth_2</text:p>
          </table:table-cell>
          <table:table-cell office:value-type="float" office:value="1.6E-015" calcext:value-type="float">
            <text:p>1.6E-15</text:p>
          </table:table-cell>
          <table:table-cell office:value-type="float" office:value="0.93" calcext:value-type="float">
            <text:p>0.93</text:p>
          </table:table-cell>
          <table:table-cell office:value-type="float" office:value="5900" calcext:value-type="float">
            <text:p>5900</text:p>
          </table:table-cell>
          <table:table-cell office:value-type="string" calcext:value-type="string">
            <text:p>hyaluronan synthase 3 [Neovison vison]</text:p>
          </table:table-cell>
        </table:table-row>
        <table:table-row table:style-name="ro1">
          <table:table-cell office:value-type="string" calcext:value-type="string">
            <text:p>XP_027416419.1</text:p>
          </table:table-cell>
          <table:table-cell office:value-type="string" calcext:value-type="string">
            <text:p>Chitin_synth_2</text:p>
          </table:table-cell>
          <table:table-cell office:value-type="float" office:value="1.6E-015" calcext:value-type="float">
            <text:p>1.6E-15</text:p>
          </table:table-cell>
          <table:table-cell office:value-type="float" office:value="0.046" calcext:value-type="float">
            <text:p>0.04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LOW QUALITY PROTEIN: hyaluronan synthase 2-like [Bos indicus x Bos taurus]</text:p>
          </table:table-cell>
        </table:table-row>
        <table:table-row table:style-name="ro1">
          <table:table-cell office:value-type="string" calcext:value-type="string">
            <text:p>XP_005288805.1</text:p>
          </table:table-cell>
          <table:table-cell office:value-type="string" calcext:value-type="string">
            <text:p>Chitin_synth_2</text:p>
          </table:table-cell>
          <table:table-cell office:value-type="float" office:value="1.6E-015" calcext:value-type="float">
            <text:p>1.6E-15</text:p>
          </table:table-cell>
          <table:table-cell office:value-type="float" office:value="0.071" calcext:value-type="float">
            <text:p>0.07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hyaluronan synthase 2 [Chrysemys picta bellii]</text:p>
          </table:table-cell>
        </table:table-row>
        <table:table-row table:style-name="ro1">
          <table:table-cell office:value-type="string" calcext:value-type="string">
            <text:p>XP_034619431.1</text:p>
          </table:table-cell>
          <table:table-cell office:value-type="string" calcext:value-type="string">
            <text:p>Chitin_synth_2</text:p>
          </table:table-cell>
          <table:table-cell office:value-type="float" office:value="1.6E-015" calcext:value-type="float">
            <text:p>1.6E-15</text:p>
          </table:table-cell>
          <table:table-cell office:value-type="float" office:value="0.071" calcext:value-type="float">
            <text:p>0.07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hyaluronan synthase 2 [Trachemys scripta elegans]</text:p>
          </table:table-cell>
        </table:table-row>
        <table:table-row table:style-name="ro1">
          <table:table-cell office:value-type="string" calcext:value-type="string">
            <text:p>XP_039377195.1</text:p>
          </table:table-cell>
          <table:table-cell office:value-type="string" calcext:value-type="string">
            <text:p>Chitin_synth_2</text:p>
          </table:table-cell>
          <table:table-cell office:value-type="float" office:value="1.6E-015" calcext:value-type="float">
            <text:p>1.6E-15</text:p>
          </table:table-cell>
          <table:table-cell office:value-type="float" office:value="0.071" calcext:value-type="float">
            <text:p>0.07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hyaluronan synthase 2 isoform X2 [Mauremys reevesii]</text:p>
          </table:table-cell>
        </table:table-row>
        <table:table-row table:style-name="ro1">
          <table:table-cell office:value-type="string" calcext:value-type="string">
            <text:p>XP_044862018.1</text:p>
          </table:table-cell>
          <table:table-cell office:value-type="string" calcext:value-type="string">
            <text:p>Chitin_synth_2</text:p>
          </table:table-cell>
          <table:table-cell office:value-type="float" office:value="1.6E-015" calcext:value-type="float">
            <text:p>1.6E-15</text:p>
          </table:table-cell>
          <table:table-cell office:value-type="float" office:value="0.071" calcext:value-type="float">
            <text:p>0.07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hyaluronan synthase 2 [Mauremys mutica]</text:p>
          </table:table-cell>
        </table:table-row>
        <table:table-row table:style-name="ro1">
          <table:table-cell office:value-type="string" calcext:value-type="string">
            <text:p>XP_030409626.1</text:p>
          </table:table-cell>
          <table:table-cell office:value-type="string" calcext:value-type="string">
            <text:p>Chitin_synth_2</text:p>
          </table:table-cell>
          <table:table-cell office:value-type="float" office:value="1.7E-015" calcext:value-type="float">
            <text:p>1.7E-15</text:p>
          </table:table-cell>
          <table:table-cell office:value-type="float" office:value="0.071" calcext:value-type="float">
            <text:p>0.07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hyaluronan synthase 2 [Gopherus evgoodei]</text:p>
          </table:table-cell>
        </table:table-row>
        <table:table-row table:style-name="ro1">
          <table:table-cell office:value-type="string" calcext:value-type="string">
            <text:p>XP_027474534.1</text:p>
          </table:table-cell>
          <table:table-cell office:value-type="string" calcext:value-type="string">
            <text:p>Chitin_synth_2</text:p>
          </table:table-cell>
          <table:table-cell office:value-type="float" office:value="1.7E-015" calcext:value-type="float">
            <text:p>1.7E-15</text:p>
          </table:table-cell>
          <table:table-cell office:value-type="float" office:value="0.36" calcext:value-type="float">
            <text:p>0.36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hyaluronan synthase 3 isoform X2 [Zalophus californianus]</text:p>
          </table:table-cell>
        </table:table-row>
        <table:table-row table:style-name="ro1">
          <table:table-cell office:value-type="string" calcext:value-type="string">
            <text:p>XP_044788040.1</text:p>
          </table:table-cell>
          <table:table-cell office:value-type="string" calcext:value-type="string">
            <text:p>Chitin_synth_2</text:p>
          </table:table-cell>
          <table:table-cell office:value-type="float" office:value="1.7E-015" calcext:value-type="float">
            <text:p>1.7E-15</text:p>
          </table:table-cell>
          <table:table-cell office:value-type="float" office:value="0.34" calcext:value-type="float">
            <text:p>0.34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hyaluronan synthase 3 isoform X8 [Bubalus bubalis]</text:p>
          </table:table-cell>
        </table:table-row>
        <table:table-row table:style-name="ro1">
          <table:table-cell office:value-type="string" calcext:value-type="string">
            <text:p>XP_019834468.1</text:p>
          </table:table-cell>
          <table:table-cell office:value-type="string" calcext:value-type="string">
            <text:p>Chitin_synth_2</text:p>
          </table:table-cell>
          <table:table-cell office:value-type="float" office:value="1.7E-015" calcext:value-type="float">
            <text:p>1.7E-15</text:p>
          </table:table-cell>
          <table:table-cell office:value-type="float" office:value="0.34" calcext:value-type="float">
            <text:p>0.34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PREDICTED: hyaluronan synthase 3 isoform X2 [Bos indicus]</text:p>
          </table:table-cell>
        </table:table-row>
        <table:table-row table:style-name="ro1">
          <table:table-cell office:value-type="string" calcext:value-type="string">
            <text:p>XP_024833726.1</text:p>
          </table:table-cell>
          <table:table-cell office:value-type="string" calcext:value-type="string">
            <text:p>Chitin_synth_2</text:p>
          </table:table-cell>
          <table:table-cell office:value-type="float" office:value="1.7E-015" calcext:value-type="float">
            <text:p>1.7E-15</text:p>
          </table:table-cell>
          <table:table-cell office:value-type="float" office:value="0.34" calcext:value-type="float">
            <text:p>0.34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hyaluronan synthase 3 isoform X2 [Bos taurus]</text:p>
          </table:table-cell>
        </table:table-row>
        <table:table-row table:style-name="ro1">
          <table:table-cell office:value-type="string" calcext:value-type="string">
            <text:p>XP_027371952.1</text:p>
          </table:table-cell>
          <table:table-cell office:value-type="string" calcext:value-type="string">
            <text:p>Chitin_synth_2</text:p>
          </table:table-cell>
          <table:table-cell office:value-type="float" office:value="1.7E-015" calcext:value-type="float">
            <text:p>1.7E-15</text:p>
          </table:table-cell>
          <table:table-cell office:value-type="float" office:value="0.34" calcext:value-type="float">
            <text:p>0.34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hyaluronan synthase 3 isoform X2 [Bos indicus x Bos taurus]</text:p>
          </table:table-cell>
        </table:table-row>
        <table:table-row table:style-name="ro1">
          <table:table-cell office:value-type="string" calcext:value-type="string">
            <text:p>XP_028592055.1</text:p>
          </table:table-cell>
          <table:table-cell office:value-type="string" calcext:value-type="string">
            <text:p>Chitin_synth_2</text:p>
          </table:table-cell>
          <table:table-cell office:value-type="float" office:value="1.7E-015" calcext:value-type="float">
            <text:p>1.7E-15</text:p>
          </table:table-cell>
          <table:table-cell office:value-type="float" office:value="0.12" calcext:value-type="float">
            <text:p>0.12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LOW QUALITY PROTEIN: hyaluronan synthase 2 [Podarcis muralis]</text:p>
          </table:table-cell>
        </table:table-row>
        <table:table-row table:style-name="ro1">
          <table:table-cell office:value-type="string" calcext:value-type="string">
            <text:p>XP_035139868.1</text:p>
          </table:table-cell>
          <table:table-cell office:value-type="string" calcext:value-type="string">
            <text:p>Chitin_synth_2</text:p>
          </table:table-cell>
          <table:table-cell office:value-type="float" office:value="1.7E-015" calcext:value-type="float">
            <text:p>1.7E-15</text:p>
          </table:table-cell>
          <table:table-cell office:value-type="float" office:value="0.15" calcext:value-type="float">
            <text:p>0.15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hyaluronan synthase 1 isoform X2 [Callithrix jacchus]</text:p>
          </table:table-cell>
        </table:table-row>
        <table:table-row table:style-name="ro1">
          <table:table-cell office:value-type="string" calcext:value-type="string">
            <text:p>XP_035139867.1</text:p>
          </table:table-cell>
          <table:table-cell office:value-type="string" calcext:value-type="string">
            <text:p>Chitin_synth_2</text:p>
          </table:table-cell>
          <table:table-cell office:value-type="float" office:value="1.7E-015" calcext:value-type="float">
            <text:p>1.7E-15</text:p>
          </table:table-cell>
          <table:table-cell office:value-type="float" office:value="0.15" calcext:value-type="float">
            <text:p>0.15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hyaluronan synthase 1 isoform X1 [Callithrix jacchus]</text:p>
          </table:table-cell>
        </table:table-row>
        <table:table-row table:style-name="ro1">
          <table:table-cell office:value-type="string" calcext:value-type="string">
            <text:p>XP_037111153.1</text:p>
          </table:table-cell>
          <table:table-cell office:value-type="string" calcext:value-type="string">
            <text:p>Chitin_synth_2</text:p>
          </table:table-cell>
          <table:table-cell office:value-type="float" office:value="1.7E-015" calcext:value-type="float">
            <text:p>1.7E-15</text:p>
          </table:table-cell>
          <table:table-cell office:value-type="float" office:value="0.19" calcext:value-type="float">
            <text:p>0.19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hyaluronan synthase 3 isoform X1 [Syngnathus acus]</text:p>
          </table:table-cell>
        </table:table-row>
        <table:table-row table:style-name="ro1">
          <table:table-cell office:value-type="string" calcext:value-type="string">
            <text:p>XP_015331190.1</text:p>
          </table:table-cell>
          <table:table-cell office:value-type="string" calcext:value-type="string">
            <text:p>Chitin_synth_2</text:p>
          </table:table-cell>
          <table:table-cell office:value-type="float" office:value="1.7E-015" calcext:value-type="float">
            <text:p>1.7E-15</text:p>
          </table:table-cell>
          <table:table-cell office:value-type="float" office:value="0.34" calcext:value-type="float">
            <text:p>0.34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hyaluronan synthase 3 isoform X1 [Bos taurus]</text:p>
          </table:table-cell>
        </table:table-row>
        <table:table-row table:style-name="ro1">
          <table:table-cell office:value-type="string" calcext:value-type="string">
            <text:p>XP_019834467.1</text:p>
          </table:table-cell>
          <table:table-cell office:value-type="string" calcext:value-type="string">
            <text:p>Chitin_synth_2</text:p>
          </table:table-cell>
          <table:table-cell office:value-type="float" office:value="1.7E-015" calcext:value-type="float">
            <text:p>1.7E-15</text:p>
          </table:table-cell>
          <table:table-cell office:value-type="float" office:value="0.34" calcext:value-type="float">
            <text:p>0.34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PREDICTED: hyaluronan synthase 3 isoform X1 [Bos indicus]</text:p>
          </table:table-cell>
        </table:table-row>
        <table:table-row table:style-name="ro1">
          <table:table-cell office:value-type="string" calcext:value-type="string">
            <text:p>XP_027371951.1</text:p>
          </table:table-cell>
          <table:table-cell office:value-type="string" calcext:value-type="string">
            <text:p>Chitin_synth_2</text:p>
          </table:table-cell>
          <table:table-cell office:value-type="float" office:value="1.7E-015" calcext:value-type="float">
            <text:p>1.7E-15</text:p>
          </table:table-cell>
          <table:table-cell office:value-type="float" office:value="0.34" calcext:value-type="float">
            <text:p>0.34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hyaluronan synthase 3 isoform X1 [Bos indicus x Bos taurus]</text:p>
          </table:table-cell>
        </table:table-row>
        <table:table-row table:style-name="ro1">
          <table:table-cell office:value-type="string" calcext:value-type="string">
            <text:p>XP_023506091.1</text:p>
          </table:table-cell>
          <table:table-cell office:value-type="string" calcext:value-type="string">
            <text:p>Chitin_synth_2</text:p>
          </table:table-cell>
          <table:table-cell office:value-type="float" office:value="1.7E-015" calcext:value-type="float">
            <text:p>1.7E-15</text:p>
          </table:table-cell>
          <table:table-cell office:value-type="float" office:value="0.17" calcext:value-type="float">
            <text:p>0.17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yaluronan synthase 1 isoform X2 [Equus caballus]</text:p>
          </table:table-cell>
        </table:table-row>
        <table:table-row table:style-name="ro1">
          <table:table-cell office:value-type="string" calcext:value-type="string">
            <text:p>XP_016792227.1</text:p>
          </table:table-cell>
          <table:table-cell office:value-type="string" calcext:value-type="string">
            <text:p>Chitin_synth_2</text:p>
          </table:table-cell>
          <table:table-cell office:value-type="float" office:value="1.9E-015" calcext:value-type="float">
            <text:p>1.9E-15</text:p>
          </table:table-cell>
          <table:table-cell office:value-type="float" office:value="0.17" calcext:value-type="float">
            <text:p>0.17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yaluronan synthase 1 isoform X3 [Pan troglodytes]</text:p>
          </table:table-cell>
        </table:table-row>
        <table:table-row table:style-name="ro1">
          <table:table-cell office:value-type="string" calcext:value-type="string">
            <text:p>XP_016792226.1</text:p>
          </table:table-cell>
          <table:table-cell office:value-type="string" calcext:value-type="string">
            <text:p>Chitin_synth_2</text:p>
          </table:table-cell>
          <table:table-cell office:value-type="float" office:value="1.9E-015" calcext:value-type="float">
            <text:p>1.9E-15</text:p>
          </table:table-cell>
          <table:table-cell office:value-type="float" office:value="0.17" calcext:value-type="float">
            <text:p>0.17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yaluronan synthase 1 isoform X2 [Pan troglodytes]</text:p>
          </table:table-cell>
        </table:table-row>
        <table:table-row table:style-name="ro1">
          <table:table-cell office:value-type="string" calcext:value-type="string">
            <text:p>XP_030437162.1</text:p>
          </table:table-cell>
          <table:table-cell office:value-type="string" calcext:value-type="string">
            <text:p>Chitin_synth_2</text:p>
          </table:table-cell>
          <table:table-cell office:value-type="float" office:value="1.9E-015" calcext:value-type="float">
            <text:p>1.9E-15</text:p>
          </table:table-cell>
          <table:table-cell office:value-type="float" office:value="0.3" calcext:value-type="float">
            <text:p>0.3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hyaluronan synthase 3 [Gopherus evgoodei]</text:p>
          </table:table-cell>
        </table:table-row>
        <table:table-row table:style-name="ro1">
          <table:table-cell office:value-type="string" calcext:value-type="string">
            <text:p>XP_042336586.1</text:p>
          </table:table-cell>
          <table:table-cell office:value-type="string" calcext:value-type="string">
            <text:p>Chitin_synth_2</text:p>
          </table:table-cell>
          <table:table-cell office:value-type="float" office:value="2E-015" calcext:value-type="float">
            <text:p>2E-15</text:p>
          </table:table-cell>
          <table:table-cell office:value-type="float" office:value="0.42" calcext:value-type="float">
            <text:p>0.42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hyaluronan synthase 3 isoform X1 [Sceloporus undulatus]</text:p>
          </table:table-cell>
        </table:table-row>
        <table:table-row table:style-name="ro1">
          <table:table-cell office:value-type="string" calcext:value-type="string">
            <text:p>XP_036697128.1</text:p>
          </table:table-cell>
          <table:table-cell office:value-type="string" calcext:value-type="string">
            <text:p>Chitin_synth_2</text:p>
          </table:table-cell>
          <table:table-cell office:value-type="float" office:value="2E-015" calcext:value-type="float">
            <text:p>2E-15</text:p>
          </table:table-cell>
          <table:table-cell office:value-type="float" office:value="0.17" calcext:value-type="float">
            <text:p>0.17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yaluronan synthase 1 <text:s/>partial [Balaenoptera musculus]</text:p>
          </table:table-cell>
        </table:table-row>
        <table:table-row table:style-name="ro1">
          <table:table-cell office:value-type="string" calcext:value-type="string">
            <text:p>XP_035011758.1</text:p>
          </table:table-cell>
          <table:table-cell office:value-type="string" calcext:value-type="string">
            <text:p>Chitin_synth_2</text:p>
          </table:table-cell>
          <table:table-cell office:value-type="float" office:value="2E-015" calcext:value-type="float">
            <text:p>2E-15</text:p>
          </table:table-cell>
          <table:table-cell office:value-type="float" office:value="1.7" calcext:value-type="float">
            <text:p>1.7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LOW QUALITY PROTEIN: hyaluronan synthase 3 [Hippoglossus stenolepis]</text:p>
          </table:table-cell>
        </table:table-row>
        <table:table-row table:style-name="ro1">
          <table:table-cell office:value-type="string" calcext:value-type="string">
            <text:p>XP_039358795.1</text:p>
          </table:table-cell>
          <table:table-cell office:value-type="string" calcext:value-type="string">
            <text:p>Chitin_synth_2</text:p>
          </table:table-cell>
          <table:table-cell office:value-type="float" office:value="2E-015" calcext:value-type="float">
            <text:p>2E-15</text:p>
          </table:table-cell>
          <table:table-cell office:value-type="float" office:value="0.3" calcext:value-type="float">
            <text:p>0.3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hyaluronan synthase 3 isoform X1 [Mauremys reevesii]</text:p>
          </table:table-cell>
        </table:table-row>
        <table:table-row table:style-name="ro1">
          <table:table-cell office:value-type="string" calcext:value-type="string">
            <text:p>XP_033849580.2</text:p>
          </table:table-cell>
          <table:table-cell office:value-type="string" calcext:value-type="string">
            <text:p>Chitin_synth_2</text:p>
          </table:table-cell>
          <table:table-cell office:value-type="float" office:value="2E-015" calcext:value-type="float">
            <text:p>2E-15</text:p>
          </table:table-cell>
          <table:table-cell office:value-type="float" office:value="0.47" calcext:value-type="float">
            <text:p>0.47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yaluronan synthase 2-like [Acipenser ruthenus]</text:p>
          </table:table-cell>
        </table:table-row>
        <table:table-row table:style-name="ro1">
          <table:table-cell office:value-type="string" calcext:value-type="string">
            <text:p>NP_001284365.1</text:p>
          </table:table-cell>
          <table:table-cell office:value-type="string" calcext:value-type="string">
            <text:p>Chitin_synth_2</text:p>
          </table:table-cell>
          <table:table-cell office:value-type="float" office:value="2E-015" calcext:value-type="float">
            <text:p>2E-15</text:p>
          </table:table-cell>
          <table:table-cell office:value-type="float" office:value="0.18" calcext:value-type="float">
            <text:p>0.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hyaluronan synthase 1 isoform 2 [Homo sapiens]</text:p>
          </table:table-cell>
        </table:table-row>
        <table:table-row table:style-name="ro1">
          <table:table-cell office:value-type="string" calcext:value-type="string">
            <text:p>NP_001514.2</text:p>
          </table:table-cell>
          <table:table-cell office:value-type="string" calcext:value-type="string">
            <text:p>Chitin_synth_2</text:p>
          </table:table-cell>
          <table:table-cell office:value-type="float" office:value="2E-015" calcext:value-type="float">
            <text:p>2E-15</text:p>
          </table:table-cell>
          <table:table-cell office:value-type="float" office:value="0.18" calcext:value-type="float">
            <text:p>0.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hyaluronan synthase 1 isoform 1 [Homo sapiens]</text:p>
          </table:table-cell>
        </table:table-row>
        <table:table-row table:style-name="ro1">
          <table:table-cell office:value-type="string" calcext:value-type="string">
            <text:p>XP_044615694.1</text:p>
          </table:table-cell>
          <table:table-cell office:value-type="string" calcext:value-type="string">
            <text:p>Chitin_synth_2</text:p>
          </table:table-cell>
          <table:table-cell office:value-type="float" office:value="2E-015" calcext:value-type="float">
            <text:p>2E-15</text:p>
          </table:table-cell>
          <table:table-cell office:value-type="float" office:value="0.2" calcext:value-type="float">
            <text:p>0.2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LOW QUALITY PROTEIN: hyaluronan synthase 1 [Equus asinus]</text:p>
          </table:table-cell>
        </table:table-row>
        <table:table-row table:style-name="ro1">
          <table:table-cell office:value-type="string" calcext:value-type="string">
            <text:p>XP_016792225.1</text:p>
          </table:table-cell>
          <table:table-cell office:value-type="string" calcext:value-type="string">
            <text:p>Chitin_synth_2</text:p>
          </table:table-cell>
          <table:table-cell office:value-type="float" office:value="2E-015" calcext:value-type="float">
            <text:p>2E-15</text:p>
          </table:table-cell>
          <table:table-cell office:value-type="float" office:value="0.17" calcext:value-type="float">
            <text:p>0.17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yaluronan synthase 1 isoform X1 [Pan troglodytes]</text:p>
          </table:table-cell>
        </table:table-row>
        <table:table-row table:style-name="ro1">
          <table:table-cell office:value-type="string" calcext:value-type="string">
            <text:p>XP_044843220.1</text:p>
          </table:table-cell>
          <table:table-cell office:value-type="string" calcext:value-type="string">
            <text:p>Chitin_synth_2</text:p>
          </table:table-cell>
          <table:table-cell office:value-type="float" office:value="2E-015" calcext:value-type="float">
            <text:p>2E-15</text:p>
          </table:table-cell>
          <table:table-cell office:value-type="float" office:value="0.3" calcext:value-type="float">
            <text:p>0.3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hyaluronan synthase 3 [Mauremys mutica]</text:p>
          </table:table-cell>
        </table:table-row>
        <table:table-row table:style-name="ro1">
          <table:table-cell office:value-type="string" calcext:value-type="string">
            <text:p>XP_042317506.1</text:p>
          </table:table-cell>
          <table:table-cell office:value-type="string" calcext:value-type="string">
            <text:p>Chitin_synth_2</text:p>
          </table:table-cell>
          <table:table-cell office:value-type="float" office:value="2.1E-015" calcext:value-type="float">
            <text:p>2.1E-15</text:p>
          </table:table-cell>
          <table:table-cell office:value-type="float" office:value="0.13" calcext:value-type="float">
            <text:p>0.13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hyaluronan synthase 2 isoform X2 [Sceloporus undulatus]</text:p>
          </table:table-cell>
        </table:table-row>
        <table:table-row table:style-name="ro1">
          <table:table-cell office:value-type="string" calcext:value-type="string">
            <text:p>XP_032038035.1</text:p>
          </table:table-cell>
          <table:table-cell office:value-type="string" calcext:value-type="string">
            <text:p>Chitin_synth_2</text:p>
          </table:table-cell>
          <table:table-cell office:value-type="float" office:value="2.1E-015" calcext:value-type="float">
            <text:p>2.1E-15</text:p>
          </table:table-cell>
          <table:table-cell office:value-type="float" office:value="0.1" calcext:value-type="float">
            <text:p>0.1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hyaluronan synthase 2 [Aythya fuligula]</text:p>
          </table:table-cell>
        </table:table-row>
        <table:table-row table:style-name="ro1">
          <table:table-cell office:value-type="string" calcext:value-type="string">
            <text:p>XP_004584034.1</text:p>
          </table:table-cell>
          <table:table-cell office:value-type="string" calcext:value-type="string">
            <text:p>Chitin_synth_2</text:p>
          </table:table-cell>
          <table:table-cell office:value-type="float" office:value="2.1E-015" calcext:value-type="float">
            <text:p>2.1E-15</text:p>
          </table:table-cell>
          <table:table-cell office:value-type="float" office:value="0.3" calcext:value-type="float">
            <text:p>0.3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hyaluronan synthase 3 [Ochotona princeps]</text:p>
          </table:table-cell>
        </table:table-row>
        <table:table-row table:style-name="ro1">
          <table:table-cell office:value-type="string" calcext:value-type="string">
            <text:p>XP_007063455.1</text:p>
          </table:table-cell>
          <table:table-cell office:value-type="string" calcext:value-type="string">
            <text:p>Chitin_synth_2</text:p>
          </table:table-cell>
          <table:table-cell office:value-type="float" office:value="2.1E-015" calcext:value-type="float">
            <text:p>2.1E-15</text:p>
          </table:table-cell>
          <table:table-cell office:value-type="float" office:value="0.078" calcext:value-type="float">
            <text:p>0.078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hyaluronan synthase 2 [Chelonia mydas]</text:p>
          </table:table-cell>
        </table:table-row>
        <table:table-row table:style-name="ro1">
          <table:table-cell office:value-type="string" calcext:value-type="string">
            <text:p>XP_041104547.1</text:p>
          </table:table-cell>
          <table:table-cell office:value-type="string" calcext:value-type="string">
            <text:p>Chitin_synth_2</text:p>
          </table:table-cell>
          <table:table-cell office:value-type="float" office:value="2.2E-015" calcext:value-type="float">
            <text:p>2.2E-15</text:p>
          </table:table-cell>
          <table:table-cell office:value-type="float" office:value="0.5" calcext:value-type="float">
            <text:p>0.5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hyaluronan synthase 2-like [Polyodon spathula]</text:p>
          </table:table-cell>
        </table:table-row>
        <table:table-row table:style-name="ro1">
          <table:table-cell office:value-type="string" calcext:value-type="string">
            <text:p>XP_015729811.1</text:p>
          </table:table-cell>
          <table:table-cell office:value-type="string" calcext:value-type="string">
            <text:p>Chitin_synth_2</text:p>
          </table:table-cell>
          <table:table-cell office:value-type="float" office:value="2.2E-015" calcext:value-type="float">
            <text:p>2.2E-15</text:p>
          </table:table-cell>
          <table:table-cell office:value-type="float" office:value="0.28" calcext:value-type="float">
            <text:p>0.28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hyaluronan synthase 3 [Coturnix japonica]</text:p>
          </table:table-cell>
        </table:table-row>
        <table:table-row table:style-name="ro1">
          <table:table-cell office:value-type="string" calcext:value-type="string">
            <text:p>XP_025125893.2</text:p>
          </table:table-cell>
          <table:table-cell office:value-type="string" calcext:value-type="string">
            <text:p>Chitin_synth_2</text:p>
          </table:table-cell>
          <table:table-cell office:value-type="float" office:value="2.2E-015" calcext:value-type="float">
            <text:p>2.2E-15</text:p>
          </table:table-cell>
          <table:table-cell office:value-type="float" office:value="0.2" calcext:value-type="float">
            <text:p>0.2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hyaluronan synthase 1 [Bubalus bubalis]</text:p>
          </table:table-cell>
        </table:table-row>
        <table:table-row table:style-name="ro1">
          <table:table-cell office:value-type="string" calcext:value-type="string">
            <text:p>XP_032342513.1</text:p>
          </table:table-cell>
          <table:table-cell office:value-type="string" calcext:value-type="string">
            <text:p>Chitin_synth_2</text:p>
          </table:table-cell>
          <table:table-cell office:value-type="float" office:value="2.2E-015" calcext:value-type="float">
            <text:p>2.2E-15</text:p>
          </table:table-cell>
          <table:table-cell office:value-type="float" office:value="1.2" calcext:value-type="float">
            <text:p>1.2</text:p>
          </table:table-cell>
          <table:table-cell office:value-type="float" office:value="7600" calcext:value-type="float">
            <text:p>7600</text:p>
          </table:table-cell>
          <table:table-cell office:value-type="string" calcext:value-type="string">
            <text:p>hyaluronan synthase 3 isoform X1 [Camelus ferus]</text:p>
          </table:table-cell>
        </table:table-row>
        <table:table-row table:style-name="ro1">
          <table:table-cell office:value-type="string" calcext:value-type="string">
            <text:p>XP_010977531.1</text:p>
          </table:table-cell>
          <table:table-cell office:value-type="string" calcext:value-type="string">
            <text:p>Chitin_synth_2</text:p>
          </table:table-cell>
          <table:table-cell office:value-type="float" office:value="2.2E-015" calcext:value-type="float">
            <text:p>2.2E-15</text:p>
          </table:table-cell>
          <table:table-cell office:value-type="float" office:value="1.2" calcext:value-type="float">
            <text:p>1.2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hyaluronan synthase 3 [Camelus dromedarius]</text:p>
          </table:table-cell>
        </table:table-row>
        <table:table-row table:style-name="ro1">
          <table:table-cell office:value-type="string" calcext:value-type="string">
            <text:p>XP_014411245.1</text:p>
          </table:table-cell>
          <table:table-cell office:value-type="string" calcext:value-type="string">
            <text:p>Chitin_synth_2</text:p>
          </table:table-cell>
          <table:table-cell office:value-type="float" office:value="2.2E-015" calcext:value-type="float">
            <text:p>2.2E-15</text:p>
          </table:table-cell>
          <table:table-cell office:value-type="float" office:value="1.2" calcext:value-type="float">
            <text:p>1.2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hyaluronan synthase 3 isoform X2 [Camelus ferus]</text:p>
          </table:table-cell>
        </table:table-row>
        <table:table-row table:style-name="ro1">
          <table:table-cell office:value-type="string" calcext:value-type="string">
            <text:p>XP_024834545.1</text:p>
          </table:table-cell>
          <table:table-cell office:value-type="string" calcext:value-type="string">
            <text:p>Chitin_synth_2</text:p>
          </table:table-cell>
          <table:table-cell office:value-type="float" office:value="2.2E-015" calcext:value-type="float">
            <text:p>2.2E-15</text:p>
          </table:table-cell>
          <table:table-cell office:value-type="float" office:value="0.21" calcext:value-type="float">
            <text:p>0.21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hyaluronan synthase 1 [Bos taurus]</text:p>
          </table:table-cell>
        </table:table-row>
        <table:table-row table:style-name="ro1">
          <table:table-cell office:value-type="string" calcext:value-type="string">
            <text:p>XP_027369922.1</text:p>
          </table:table-cell>
          <table:table-cell office:value-type="string" calcext:value-type="string">
            <text:p>Chitin_synth_2</text:p>
          </table:table-cell>
          <table:table-cell office:value-type="float" office:value="2.2E-015" calcext:value-type="float">
            <text:p>2.2E-15</text:p>
          </table:table-cell>
          <table:table-cell office:value-type="float" office:value="0.21" calcext:value-type="float">
            <text:p>0.21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hyaluronan synthase 1 [Bos indicus x Bos taurus]</text:p>
          </table:table-cell>
        </table:table-row>
        <table:table-row table:style-name="ro1">
          <table:table-cell office:value-type="string" calcext:value-type="string">
            <text:p>XP_023506090.1</text:p>
          </table:table-cell>
          <table:table-cell office:value-type="string" calcext:value-type="string">
            <text:p>Chitin_synth_2</text:p>
          </table:table-cell>
          <table:table-cell office:value-type="float" office:value="2.2E-015" calcext:value-type="float">
            <text:p>2.2E-15</text:p>
          </table:table-cell>
          <table:table-cell office:value-type="float" office:value="0.19" calcext:value-type="float">
            <text:p>0.19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hyaluronan synthase 1 isoform X1 [Equus caballus]</text:p>
          </table:table-cell>
        </table:table-row>
        <table:table-row table:style-name="ro1">
          <table:table-cell office:value-type="string" calcext:value-type="string">
            <text:p>XP_034444301.1</text:p>
          </table:table-cell>
          <table:table-cell office:value-type="string" calcext:value-type="string">
            <text:p>Chitin_synth_2</text:p>
          </table:table-cell>
          <table:table-cell office:value-type="float" office:value="2.2E-015" calcext:value-type="float">
            <text:p>2.2E-15</text:p>
          </table:table-cell>
          <table:table-cell office:value-type="float" office:value="2.2" calcext:value-type="float">
            <text:p>2.2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LOW QUALITY PROTEIN: hyaluronan synthase 3 [Hippoglossus hippoglossus]</text:p>
          </table:table-cell>
        </table:table-row>
        <table:table-row table:style-name="ro1">
          <table:table-cell office:value-type="string" calcext:value-type="string">
            <text:p>XP_044788039.1</text:p>
          </table:table-cell>
          <table:table-cell office:value-type="string" calcext:value-type="string">
            <text:p>Chitin_synth_2</text:p>
          </table:table-cell>
          <table:table-cell office:value-type="float" office:value="2.2E-015" calcext:value-type="float">
            <text:p>2.2E-15</text:p>
          </table:table-cell>
          <table:table-cell office:value-type="float" office:value="0.37" calcext:value-type="float">
            <text:p>0.37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hyaluronan synthase 3 isoform X7 [Bubalus bubalis]</text:p>
          </table:table-cell>
        </table:table-row>
        <table:table-row table:style-name="ro1">
          <table:table-cell office:value-type="string" calcext:value-type="string">
            <text:p>XP_035137700.1</text:p>
          </table:table-cell>
          <table:table-cell office:value-type="string" calcext:value-type="string">
            <text:p>Chitin_synth_2</text:p>
          </table:table-cell>
          <table:table-cell office:value-type="float" office:value="2.3E-015" calcext:value-type="float">
            <text:p>2.3E-15</text:p>
          </table:table-cell>
          <table:table-cell office:value-type="float" office:value="0.32" calcext:value-type="float">
            <text:p>0.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yaluronan synthase 3 isoform X11 [Callithrix jacchus]</text:p>
          </table:table-cell>
        </table:table-row>
        <table:table-row table:style-name="ro1">
          <table:table-cell office:value-type="string" calcext:value-type="string">
            <text:p>XP_031514857.1</text:p>
          </table:table-cell>
          <table:table-cell office:value-type="string" calcext:value-type="string">
            <text:p>Chitin_synth_2</text:p>
          </table:table-cell>
          <table:table-cell office:value-type="float" office:value="2.3E-015" calcext:value-type="float">
            <text:p>2.3E-15</text:p>
          </table:table-cell>
          <table:table-cell office:value-type="float" office:value="0.35" calcext:value-type="float">
            <text:p>0.35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hyaluronan synthase 1 isoform X2 [Papio anubis]</text:p>
          </table:table-cell>
        </table:table-row>
        <table:table-row table:style-name="ro1">
          <table:table-cell office:value-type="string" calcext:value-type="string">
            <text:p>XP_035266574.1</text:p>
          </table:table-cell>
          <table:table-cell office:value-type="string" calcext:value-type="string">
            <text:p>Chitin_synth_2</text:p>
          </table:table-cell>
          <table:table-cell office:value-type="float" office:value="2.3E-015" calcext:value-type="float">
            <text:p>2.3E-15</text:p>
          </table:table-cell>
          <table:table-cell office:value-type="float" office:value="0.12" calcext:value-type="float">
            <text:p>0.12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hyaluronan synthase 2 [Anguilla anguilla]</text:p>
          </table:table-cell>
        </table:table-row>
        <table:table-row table:style-name="ro1">
          <table:table-cell office:value-type="string" calcext:value-type="string">
            <text:p>XP_039358796.1</text:p>
          </table:table-cell>
          <table:table-cell office:value-type="string" calcext:value-type="string">
            <text:p>Chitin_synth_2</text:p>
          </table:table-cell>
          <table:table-cell office:value-type="float" office:value="2.4E-015" calcext:value-type="float">
            <text:p>2.4E-15</text:p>
          </table:table-cell>
          <table:table-cell office:value-type="float" office:value="0.32" calcext:value-type="float">
            <text:p>0.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yaluronan synthase 3 isoform X2 [Mauremys reevesii]</text:p>
          </table:table-cell>
        </table:table-row>
        <table:table-row table:style-name="ro1">
          <table:table-cell office:value-type="string" calcext:value-type="string">
            <text:p>XP_029952973.1</text:p>
          </table:table-cell>
          <table:table-cell office:value-type="string" calcext:value-type="string">
            <text:p>Chitin_synth_2</text:p>
          </table:table-cell>
          <table:table-cell office:value-type="float" office:value="2.4E-015" calcext:value-type="float">
            <text:p>2.4E-15</text:p>
          </table:table-cell>
          <table:table-cell office:value-type="float" office:value="3" calcext:value-type="float">
            <text:p>3</text:p>
          </table:table-cell>
          <table:table-cell office:value-type="float" office:value="19000" calcext:value-type="float">
            <text:p>19000</text:p>
          </table:table-cell>
          <table:table-cell office:value-type="string" calcext:value-type="string">
            <text:p>hyaluronan synthase 3 [Salarias fasciatus]</text:p>
          </table:table-cell>
        </table:table-row>
        <table:table-row table:style-name="ro1">
          <table:table-cell office:value-type="string" calcext:value-type="string">
            <text:p>XP_021264335.1</text:p>
          </table:table-cell>
          <table:table-cell office:value-type="string" calcext:value-type="string">
            <text:p>Chitin_synth_2</text:p>
          </table:table-cell>
          <table:table-cell office:value-type="float" office:value="2.4E-015" calcext:value-type="float">
            <text:p>2.4E-15</text:p>
          </table:table-cell>
          <table:table-cell office:value-type="float" office:value="0.33" calcext:value-type="float">
            <text:p>0.33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hyaluronan synthase 3 [Numida meleagris]</text:p>
          </table:table-cell>
        </table:table-row>
        <table:table-row table:style-name="ro1">
          <table:table-cell office:value-type="string" calcext:value-type="string">
            <text:p>XP_037111155.1</text:p>
          </table:table-cell>
          <table:table-cell office:value-type="string" calcext:value-type="string">
            <text:p>Chitin_synth_2</text:p>
          </table:table-cell>
          <table:table-cell office:value-type="float" office:value="2.4E-015" calcext:value-type="float">
            <text:p>2.4E-15</text:p>
          </table:table-cell>
          <table:table-cell office:value-type="float" office:value="0.17" calcext:value-type="float">
            <text:p>0.17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yaluronan synthase 3 isoform X3 [Syngnathus acus]</text:p>
          </table:table-cell>
        </table:table-row>
        <table:table-row table:style-name="ro1">
          <table:table-cell office:value-type="string" calcext:value-type="string">
            <text:p>XP_043544613.1</text:p>
          </table:table-cell>
          <table:table-cell office:value-type="string" calcext:value-type="string">
            <text:p>Chitin_synth_2</text:p>
          </table:table-cell>
          <table:table-cell office:value-type="float" office:value="2.4E-015" calcext:value-type="float">
            <text:p>2.4E-15</text:p>
          </table:table-cell>
          <table:table-cell office:value-type="float" office:value="0.25" calcext:value-type="float">
            <text:p>0.25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hyaluronan synthase 2 [Chiloscyllium plagiosum]</text:p>
          </table:table-cell>
        </table:table-row>
        <table:table-row table:style-name="ro1">
          <table:table-cell office:value-type="string" calcext:value-type="string">
            <text:p>XP_035168165.1</text:p>
          </table:table-cell>
          <table:table-cell office:value-type="string" calcext:value-type="string">
            <text:p>Chitin_synth_2</text:p>
          </table:table-cell>
          <table:table-cell office:value-type="float" office:value="2.5E-015" calcext:value-type="float">
            <text:p>2.5E-15</text:p>
          </table:table-cell>
          <table:table-cell office:value-type="float" office:value="0.52" calcext:value-type="float">
            <text:p>0.52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hyaluronan synthase 3 [Oxyura jamaicensis]</text:p>
          </table:table-cell>
        </table:table-row>
        <table:table-row table:style-name="ro1">
          <table:table-cell office:value-type="string" calcext:value-type="string">
            <text:p>XP_027322235.1</text:p>
          </table:table-cell>
          <table:table-cell office:value-type="string" calcext:value-type="string">
            <text:p>Chitin_synth_2</text:p>
          </table:table-cell>
          <table:table-cell office:value-type="float" office:value="2.5E-015" calcext:value-type="float">
            <text:p>2.5E-15</text:p>
          </table:table-cell>
          <table:table-cell office:value-type="float" office:value="0.52" calcext:value-type="float">
            <text:p>0.52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hyaluronan synthase 3 [Anas platyrhynchos]</text:p>
          </table:table-cell>
        </table:table-row>
        <table:table-row table:style-name="ro1">
          <table:table-cell office:value-type="string" calcext:value-type="string">
            <text:p>XP_044617754.1</text:p>
          </table:table-cell>
          <table:table-cell office:value-type="string" calcext:value-type="string">
            <text:p>Chitin_synth_2</text:p>
          </table:table-cell>
          <table:table-cell office:value-type="float" office:value="2.5E-015" calcext:value-type="float">
            <text:p>2.5E-15</text:p>
          </table:table-cell>
          <table:table-cell office:value-type="float" office:value="0.21" calcext:value-type="float">
            <text:p>0.21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hyaluronan synthase 3 isoform X2 [Equus asinus]</text:p>
          </table:table-cell>
        </table:table-row>
        <table:table-row table:style-name="ro1">
          <table:table-cell office:value-type="string" calcext:value-type="string">
            <text:p>XP_038223855.1</text:p>
          </table:table-cell>
          <table:table-cell office:value-type="string" calcext:value-type="string">
            <text:p>Chitin_synth_2</text:p>
          </table:table-cell>
          <table:table-cell office:value-type="float" office:value="2.5E-015" calcext:value-type="float">
            <text:p>2.5E-15</text:p>
          </table:table-cell>
          <table:table-cell office:value-type="float" office:value="0.36" calcext:value-type="float">
            <text:p>0.36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hyaluronan synthase 3 [Dermochelys coriacea]</text:p>
          </table:table-cell>
        </table:table-row>
        <table:table-row table:style-name="ro1">
          <table:table-cell office:value-type="string" calcext:value-type="string">
            <text:p>XP_041101611.1</text:p>
          </table:table-cell>
          <table:table-cell office:value-type="string" calcext:value-type="string">
            <text:p>Chitin_synth_2</text:p>
          </table:table-cell>
          <table:table-cell office:value-type="float" office:value="2.6E-015" calcext:value-type="float">
            <text:p>2.6E-15</text:p>
          </table:table-cell>
          <table:table-cell office:value-type="float" office:value="0.48" calcext:value-type="float">
            <text:p>0.48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yaluronan synthase 2 [Polyodon spathula]</text:p>
          </table:table-cell>
        </table:table-row>
        <table:table-row table:style-name="ro1">
          <table:table-cell office:value-type="string" calcext:value-type="string">
            <text:p>XP_042336587.1</text:p>
          </table:table-cell>
          <table:table-cell office:value-type="string" calcext:value-type="string">
            <text:p>Chitin_synth_2</text:p>
          </table:table-cell>
          <table:table-cell office:value-type="float" office:value="2.7E-015" calcext:value-type="float">
            <text:p>2.7E-15</text:p>
          </table:table-cell>
          <table:table-cell office:value-type="float" office:value="0.39" calcext:value-type="float">
            <text:p>0.3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yaluronan synthase 3 isoform X2 [Sceloporus undulatus]</text:p>
          </table:table-cell>
        </table:table-row>
        <table:table-row table:style-name="ro1">
          <table:table-cell office:value-type="string" calcext:value-type="string">
            <text:p>XP_010882449.1</text:p>
          </table:table-cell>
          <table:table-cell office:value-type="string" calcext:value-type="string">
            <text:p>Chitin_synth_2</text:p>
          </table:table-cell>
          <table:table-cell office:value-type="float" office:value="2.7E-015" calcext:value-type="float">
            <text:p>2.7E-15</text:p>
          </table:table-cell>
          <table:table-cell office:value-type="float" office:value="0.58" calcext:value-type="float">
            <text:p>0.58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hyaluronan synthase 3 [Esox lucius]</text:p>
          </table:table-cell>
        </table:table-row>
        <table:table-row table:style-name="ro1">
          <table:table-cell office:value-type="string" calcext:value-type="string">
            <text:p>XP_005590196.1</text:p>
          </table:table-cell>
          <table:table-cell office:value-type="string" calcext:value-type="string">
            <text:p>Chitin_synth_2</text:p>
          </table:table-cell>
          <table:table-cell office:value-type="float" office:value="2.8E-015" calcext:value-type="float">
            <text:p>2.8E-15</text:p>
          </table:table-cell>
          <table:table-cell office:value-type="float" office:value="0.37" calcext:value-type="float">
            <text:p>0.37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EDICTED: hyaluronan synthase 1 isoform X2 [Macaca fascicularis]</text:p>
          </table:table-cell>
        </table:table-row>
        <table:table-row table:style-name="ro1">
          <table:table-cell office:value-type="string" calcext:value-type="string">
            <text:p>XP_043922845.1</text:p>
          </table:table-cell>
          <table:table-cell office:value-type="string" calcext:value-type="string">
            <text:p>Chitin_synth_2</text:p>
          </table:table-cell>
          <table:table-cell office:value-type="float" office:value="2.9E-015" calcext:value-type="float">
            <text:p>2.9E-15</text:p>
          </table:table-cell>
          <table:table-cell office:value-type="float" office:value="0.046" calcext:value-type="float">
            <text:p>0.04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hyaluronan synthase 2 [Protopterus annectens]</text:p>
          </table:table-cell>
        </table:table-row>
        <table:table-row table:style-name="ro1">
          <table:table-cell office:value-type="string" calcext:value-type="string">
            <text:p>XP_025223903.1</text:p>
          </table:table-cell>
          <table:table-cell office:value-type="string" calcext:value-type="string">
            <text:p>Chitin_synth_2</text:p>
          </table:table-cell>
          <table:table-cell office:value-type="float" office:value="3E-015" calcext:value-type="float">
            <text:p>3E-15</text:p>
          </table:table-cell>
          <table:table-cell office:value-type="float" office:value="0.38" calcext:value-type="float">
            <text:p>0.38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hyaluronan synthase 1 isoform X3 [Theropithecus gelada]</text:p>
          </table:table-cell>
        </table:table-row>
        <table:table-row table:style-name="ro1">
          <table:table-cell office:value-type="string" calcext:value-type="string">
            <text:p>XP_031514856.1</text:p>
          </table:table-cell>
          <table:table-cell office:value-type="string" calcext:value-type="string">
            <text:p>Chitin_synth_2</text:p>
          </table:table-cell>
          <table:table-cell office:value-type="float" office:value="3E-015" calcext:value-type="float">
            <text:p>3E-15</text:p>
          </table:table-cell>
          <table:table-cell office:value-type="float" office:value="0.38" calcext:value-type="float">
            <text:p>0.38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hyaluronan synthase 1 isoform X1 [Papio anubis]</text:p>
          </table:table-cell>
        </table:table-row>
        <table:table-row table:style-name="ro1">
          <table:table-cell office:value-type="string" calcext:value-type="string">
            <text:p>XP_025223902.1</text:p>
          </table:table-cell>
          <table:table-cell office:value-type="string" calcext:value-type="string">
            <text:p>Chitin_synth_2</text:p>
          </table:table-cell>
          <table:table-cell office:value-type="float" office:value="3E-015" calcext:value-type="float">
            <text:p>3E-15</text:p>
          </table:table-cell>
          <table:table-cell office:value-type="float" office:value="0.38" calcext:value-type="float">
            <text:p>0.38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hyaluronan synthase 1 isoform X2 [Theropithecus gelada]</text:p>
          </table:table-cell>
        </table:table-row>
        <table:table-row table:style-name="ro1">
          <table:table-cell office:value-type="string" calcext:value-type="string">
            <text:p>XP_015297596.1</text:p>
          </table:table-cell>
          <table:table-cell office:value-type="string" calcext:value-type="string">
            <text:p>Chitin_synth_2</text:p>
          </table:table-cell>
          <table:table-cell office:value-type="float" office:value="3E-015" calcext:value-type="float">
            <text:p>3E-15</text:p>
          </table:table-cell>
          <table:table-cell office:value-type="float" office:value="0.38" calcext:value-type="float">
            <text:p>0.38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REDICTED: hyaluronan synthase 1 isoform X1 [Macaca fascicularis]</text:p>
          </table:table-cell>
        </table:table-row>
        <table:table-row table:style-name="ro1">
          <table:table-cell office:value-type="string" calcext:value-type="string">
            <text:p>NP_001106081.1</text:p>
          </table:table-cell>
          <table:table-cell office:value-type="string" calcext:value-type="string">
            <text:p>Chitin_synth_2</text:p>
          </table:table-cell>
          <table:table-cell office:value-type="float" office:value="3E-015" calcext:value-type="float">
            <text:p>3E-15</text:p>
          </table:table-cell>
          <table:table-cell office:value-type="float" office:value="0.4" calcext:value-type="float">
            <text:p>0.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yaluronan synthase 1 [Papio anubis]</text:p>
          </table:table-cell>
        </table:table-row>
        <table:table-row table:style-name="ro1">
          <table:table-cell office:value-type="string" calcext:value-type="string">
            <text:p>XP_026634272.1</text:p>
          </table:table-cell>
          <table:table-cell office:value-type="string" calcext:value-type="string">
            <text:p>Chitin_synth_2</text:p>
          </table:table-cell>
          <table:table-cell office:value-type="float" office:value="3E-015" calcext:value-type="float">
            <text:p>3E-15</text:p>
          </table:table-cell>
          <table:table-cell office:value-type="float" office:value="0.12" calcext:value-type="float">
            <text:p>0.12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hyaluronan synthase 1 [Microtus ochrogaster]</text:p>
          </table:table-cell>
        </table:table-row>
        <table:table-row table:style-name="ro1">
          <table:table-cell office:value-type="string" calcext:value-type="string">
            <text:p>XP_027474531.2</text:p>
          </table:table-cell>
          <table:table-cell office:value-type="string" calcext:value-type="string">
            <text:p>Chitin_synth_2</text:p>
          </table:table-cell>
          <table:table-cell office:value-type="float" office:value="3.1E-015" calcext:value-type="float">
            <text:p>3.1E-15</text:p>
          </table:table-cell>
          <table:table-cell office:value-type="float" office:value="0.41" calcext:value-type="float">
            <text:p>0.41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hyaluronan synthase 3 isoform X1 [Zalophus californianus]</text:p>
          </table:table-cell>
        </table:table-row>
        <table:table-row table:style-name="ro1">
          <table:table-cell office:value-type="string" calcext:value-type="string">
            <text:p>XP_043291865.1</text:p>
          </table:table-cell>
          <table:table-cell office:value-type="string" calcext:value-type="string">
            <text:p>Chitin_synth_2</text:p>
          </table:table-cell>
          <table:table-cell office:value-type="float" office:value="3.1E-015" calcext:value-type="float">
            <text:p>3.1E-15</text:p>
          </table:table-cell>
          <table:table-cell office:value-type="float" office:value="0.23" calcext:value-type="float">
            <text:p>0.2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hyaluronan synthase 1 [Cervus canadensis]</text:p>
          </table:table-cell>
        </table:table-row>
        <table:table-row table:style-name="ro1">
          <table:table-cell office:value-type="string" calcext:value-type="string">
            <text:p>XP_043755976.1</text:p>
          </table:table-cell>
          <table:table-cell office:value-type="string" calcext:value-type="string">
            <text:p>Chitin_synth_2</text:p>
          </table:table-cell>
          <table:table-cell office:value-type="float" office:value="3.1E-015" calcext:value-type="float">
            <text:p>3.1E-15</text:p>
          </table:table-cell>
          <table:table-cell office:value-type="float" office:value="0.23" calcext:value-type="float">
            <text:p>0.2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hyaluronan synthase 1 [Cervus elaphus]</text:p>
          </table:table-cell>
        </table:table-row>
        <table:table-row table:style-name="ro1">
          <table:table-cell office:value-type="string" calcext:value-type="string">
            <text:p>XP_033855323.1</text:p>
          </table:table-cell>
          <table:table-cell office:value-type="string" calcext:value-type="string">
            <text:p>Chitin_synth_2</text:p>
          </table:table-cell>
          <table:table-cell office:value-type="float" office:value="3.1E-015" calcext:value-type="float">
            <text:p>3.1E-15</text:p>
          </table:table-cell>
          <table:table-cell office:value-type="float" office:value="0.48" calcext:value-type="float">
            <text:p>0.48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yaluronan synthase 2 [Acipenser ruthenus]</text:p>
          </table:table-cell>
        </table:table-row>
        <table:table-row table:style-name="ro1">
          <table:table-cell office:value-type="string" calcext:value-type="string">
            <text:p>XP_035137706.1</text:p>
          </table:table-cell>
          <table:table-cell office:value-type="string" calcext:value-type="string">
            <text:p>Chitin_synth_2</text:p>
          </table:table-cell>
          <table:table-cell office:value-type="float" office:value="3.1E-015" calcext:value-type="float">
            <text:p>3.1E-15</text:p>
          </table:table-cell>
          <table:table-cell office:value-type="float" office:value="0.35" calcext:value-type="float">
            <text:p>0.35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hyaluronan synthase 3 isoform X14 [Callithrix jacchus]</text:p>
          </table:table-cell>
        </table:table-row>
        <table:table-row table:style-name="ro1">
          <table:table-cell office:value-type="string" calcext:value-type="string">
            <text:p>XP_025223901.1</text:p>
          </table:table-cell>
          <table:table-cell office:value-type="string" calcext:value-type="string">
            <text:p>Chitin_synth_2</text:p>
          </table:table-cell>
          <table:table-cell office:value-type="float" office:value="3.1E-015" calcext:value-type="float">
            <text:p>3.1E-15</text:p>
          </table:table-cell>
          <table:table-cell office:value-type="float" office:value="0.39" calcext:value-type="float">
            <text:p>0.3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yaluronan synthase 1 isoform X1 [Theropithecus gelada]</text:p>
          </table:table-cell>
        </table:table-row>
        <table:table-row table:style-name="ro1">
          <table:table-cell office:value-type="string" calcext:value-type="string">
            <text:p>XP_041123701.1</text:p>
          </table:table-cell>
          <table:table-cell office:value-type="string" calcext:value-type="string">
            <text:p>Chitin_synth_2</text:p>
          </table:table-cell>
          <table:table-cell office:value-type="float" office:value="3.2E-015" calcext:value-type="float">
            <text:p>3.2E-15</text:p>
          </table:table-cell>
          <table:table-cell office:value-type="float" office:value="0.16" calcext:value-type="float">
            <text:p>0.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yaluronan synthase 3-like [Polyodon spathula]</text:p>
          </table:table-cell>
        </table:table-row>
        <table:table-row table:style-name="ro1">
          <table:table-cell office:value-type="string" calcext:value-type="string">
            <text:p>XP_023038495.1</text:p>
          </table:table-cell>
          <table:table-cell office:value-type="string" calcext:value-type="string">
            <text:p>Chitin_synth_2</text:p>
          </table:table-cell>
          <table:table-cell office:value-type="float" office:value="3.2E-015" calcext:value-type="float">
            <text:p>3.2E-15</text:p>
          </table:table-cell>
          <table:table-cell office:value-type="float" office:value="0.33" calcext:value-type="float">
            <text:p>0.33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hyaluronan synthase 1 isoform X3 [Piliocolobus tephrosceles]</text:p>
          </table:table-cell>
        </table:table-row>
        <table:table-row table:style-name="ro1">
          <table:table-cell office:value-type="string" calcext:value-type="string">
            <text:p>XP_014980199.2</text:p>
          </table:table-cell>
          <table:table-cell office:value-type="string" calcext:value-type="string">
            <text:p>Chitin_synth_2</text:p>
          </table:table-cell>
          <table:table-cell office:value-type="float" office:value="3.2E-015" calcext:value-type="float">
            <text:p>3.2E-15</text:p>
          </table:table-cell>
          <table:table-cell office:value-type="float" office:value="0.29" calcext:value-type="float">
            <text:p>0.29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hyaluronan synthase 1 [Macaca mulatta]</text:p>
          </table:table-cell>
        </table:table-row>
        <table:table-row table:style-name="ro1">
          <table:table-cell office:value-type="string" calcext:value-type="string">
            <text:p>XP_032051711.1</text:p>
          </table:table-cell>
          <table:table-cell office:value-type="string" calcext:value-type="string">
            <text:p>Chitin_synth_2</text:p>
          </table:table-cell>
          <table:table-cell office:value-type="float" office:value="3.2E-015" calcext:value-type="float">
            <text:p>3.2E-15</text:p>
          </table:table-cell>
          <table:table-cell office:value-type="float" office:value="0.57" calcext:value-type="float">
            <text:p>0.57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hyaluronan synthase 3 [Aythya fuligula]</text:p>
          </table:table-cell>
        </table:table-row>
        <table:table-row table:style-name="ro1">
          <table:table-cell office:value-type="string" calcext:value-type="string">
            <text:p>XP_034494445.1</text:p>
          </table:table-cell>
          <table:table-cell office:value-type="string" calcext:value-type="string">
            <text:p>Chitin_synth_2</text:p>
          </table:table-cell>
          <table:table-cell office:value-type="float" office:value="3.3E-015" calcext:value-type="float">
            <text:p>3.3E-15</text:p>
          </table:table-cell>
          <table:table-cell office:value-type="float" office:value="0.65" calcext:value-type="float">
            <text:p>0.65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hyaluronan synthase 3 isoform X6 [Ailuropoda melanoleuca]</text:p>
          </table:table-cell>
        </table:table-row>
        <table:table-row table:style-name="ro1">
          <table:table-cell office:value-type="string" calcext:value-type="string">
            <text:p>XP_029882237.1</text:p>
          </table:table-cell>
          <table:table-cell office:value-type="string" calcext:value-type="string">
            <text:p>Chitin_synth_2</text:p>
          </table:table-cell>
          <table:table-cell office:value-type="float" office:value="3.3E-015" calcext:value-type="float">
            <text:p>3.3E-15</text:p>
          </table:table-cell>
          <table:table-cell office:value-type="float" office:value="0.5" calcext:value-type="float">
            <text:p>0.5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hyaluronan synthase 3 [Aquila chrysaetos chrysaetos]</text:p>
          </table:table-cell>
        </table:table-row>
        <table:table-row table:style-name="ro1">
          <table:table-cell office:value-type="string" calcext:value-type="string">
            <text:p>XP_032086200.1</text:p>
          </table:table-cell>
          <table:table-cell office:value-type="string" calcext:value-type="string">
            <text:p>Chitin_synth_2</text:p>
          </table:table-cell>
          <table:table-cell office:value-type="float" office:value="3.4E-015" calcext:value-type="float">
            <text:p>3.4E-15</text:p>
          </table:table-cell>
          <table:table-cell office:value-type="float" office:value="0.35" calcext:value-type="float">
            <text:p>0.35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hyaluronan synthase 3 [Thamnophis elegans]</text:p>
          </table:table-cell>
        </table:table-row>
        <table:table-row table:style-name="ro1">
          <table:table-cell office:value-type="string" calcext:value-type="string">
            <text:p>XP_034495014.1</text:p>
          </table:table-cell>
          <table:table-cell office:value-type="string" calcext:value-type="string">
            <text:p>Chitin_synth_2</text:p>
          </table:table-cell>
          <table:table-cell office:value-type="float" office:value="3.5E-015" calcext:value-type="float">
            <text:p>3.5E-15</text:p>
          </table:table-cell>
          <table:table-cell office:value-type="float" office:value="0.073" calcext:value-type="float">
            <text:p>0.073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LOW QUALITY PROTEIN: hyaluronan synthase 1 [Ailuropoda melanoleuca]</text:p>
          </table:table-cell>
        </table:table-row>
        <table:table-row table:style-name="ro1">
          <table:table-cell office:value-type="string" calcext:value-type="string">
            <text:p>XP_032343651.1</text:p>
          </table:table-cell>
          <table:table-cell office:value-type="string" calcext:value-type="string">
            <text:p>Chitin_synth_2</text:p>
          </table:table-cell>
          <table:table-cell office:value-type="float" office:value="3.9E-015" calcext:value-type="float">
            <text:p>3.9E-15</text:p>
          </table:table-cell>
          <table:table-cell office:value-type="float" office:value="0.35" calcext:value-type="float">
            <text:p>0.35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hyaluronan synthase 1 isoform X2 [Camelus ferus]</text:p>
          </table:table-cell>
        </table:table-row>
        <table:table-row table:style-name="ro1">
          <table:table-cell office:value-type="string" calcext:value-type="string">
            <text:p>XP_032343650.1</text:p>
          </table:table-cell>
          <table:table-cell office:value-type="string" calcext:value-type="string">
            <text:p>Chitin_synth_2</text:p>
          </table:table-cell>
          <table:table-cell office:value-type="float" office:value="3.9E-015" calcext:value-type="float">
            <text:p>3.9E-15</text:p>
          </table:table-cell>
          <table:table-cell office:value-type="float" office:value="0.35" calcext:value-type="float">
            <text:p>0.35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hyaluronan synthase 1 isoform X1 [Camelus ferus]</text:p>
          </table:table-cell>
        </table:table-row>
        <table:table-row table:style-name="ro1">
          <table:table-cell office:value-type="string" calcext:value-type="string">
            <text:p>XP_027254478.2</text:p>
          </table:table-cell>
          <table:table-cell office:value-type="string" calcext:value-type="string">
            <text:p>Chitin_synth_2</text:p>
          </table:table-cell>
          <table:table-cell office:value-type="float" office:value="4E-015" calcext:value-type="float">
            <text:p>4E-15</text:p>
          </table:table-cell>
          <table:table-cell office:value-type="float" office:value="0.13" calcext:value-type="float">
            <text:p>0.13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hyaluronan synthase 1 [Cricetulus griseus]</text:p>
          </table:table-cell>
        </table:table-row>
        <table:table-row table:style-name="ro1">
          <table:table-cell office:value-type="string" calcext:value-type="string">
            <text:p>XP_010878735.2</text:p>
          </table:table-cell>
          <table:table-cell office:value-type="string" calcext:value-type="string">
            <text:p>Chitin_synth_2</text:p>
          </table:table-cell>
          <table:table-cell office:value-type="float" office:value="4E-015" calcext:value-type="float">
            <text:p>4E-15</text:p>
          </table:table-cell>
          <table:table-cell office:value-type="float" office:value="0.88" calcext:value-type="float">
            <text:p>0.88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hyaluronan synthase 2 [Esox lucius]</text:p>
          </table:table-cell>
        </table:table-row>
        <table:table-row table:style-name="ro1">
          <table:table-cell office:value-type="string" calcext:value-type="string">
            <text:p>XP_023038494.1</text:p>
          </table:table-cell>
          <table:table-cell office:value-type="string" calcext:value-type="string">
            <text:p>Chitin_synth_2</text:p>
          </table:table-cell>
          <table:table-cell office:value-type="float" office:value="4E-015" calcext:value-type="float">
            <text:p>4E-15</text:p>
          </table:table-cell>
          <table:table-cell office:value-type="float" office:value="0.36" calcext:value-type="float">
            <text:p>0.36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hyaluronan synthase 1 isoform X2 [Piliocolobus tephrosceles]</text:p>
          </table:table-cell>
        </table:table-row>
        <table:table-row table:style-name="ro1">
          <table:table-cell office:value-type="string" calcext:value-type="string">
            <text:p>XP_023038493.1</text:p>
          </table:table-cell>
          <table:table-cell office:value-type="string" calcext:value-type="string">
            <text:p>Chitin_synth_2</text:p>
          </table:table-cell>
          <table:table-cell office:value-type="float" office:value="4.1E-015" calcext:value-type="float">
            <text:p>4.1E-15</text:p>
          </table:table-cell>
          <table:table-cell office:value-type="float" office:value="0.36" calcext:value-type="float">
            <text:p>0.36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hyaluronan synthase 1 isoform X1 [Piliocolobus tephrosceles]</text:p>
          </table:table-cell>
        </table:table-row>
        <table:table-row table:style-name="ro1">
          <table:table-cell office:value-type="string" calcext:value-type="string">
            <text:p>XP_017918428.1</text:p>
          </table:table-cell>
          <table:table-cell office:value-type="string" calcext:value-type="string">
            <text:p>Chitin_synth_2</text:p>
          </table:table-cell>
          <table:table-cell office:value-type="float" office:value="4.1E-015" calcext:value-type="float">
            <text:p>4.1E-15</text:p>
          </table:table-cell>
          <table:table-cell office:value-type="float" office:value="0.32" calcext:value-type="float">
            <text:p>0.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REDICTED: hyaluronan synthase 1 [Capra hircus]</text:p>
          </table:table-cell>
        </table:table-row>
        <table:table-row table:style-name="ro1">
          <table:table-cell office:value-type="string" calcext:value-type="string">
            <text:p>XP_007062507.1</text:p>
          </table:table-cell>
          <table:table-cell office:value-type="string" calcext:value-type="string">
            <text:p>Chitin_synth_2</text:p>
          </table:table-cell>
          <table:table-cell office:value-type="float" office:value="4.1E-015" calcext:value-type="float">
            <text:p>4.1E-15</text:p>
          </table:table-cell>
          <table:table-cell office:value-type="float" office:value="0.6" calcext:value-type="float">
            <text:p>0.6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hyaluronan synthase 3 [Chelonia mydas]</text:p>
          </table:table-cell>
        </table:table-row>
        <table:table-row table:style-name="ro1">
          <table:table-cell office:value-type="string" calcext:value-type="string">
            <text:p>XP_010374853.1</text:p>
          </table:table-cell>
          <table:table-cell office:value-type="string" calcext:value-type="string">
            <text:p>Chitin_synth_2</text:p>
          </table:table-cell>
          <table:table-cell office:value-type="float" office:value="4.2E-015" calcext:value-type="float">
            <text:p>4.2E-15</text:p>
          </table:table-cell>
          <table:table-cell office:value-type="float" office:value="0.37" calcext:value-type="float">
            <text:p>0.37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hyaluronan synthase 1 isoform X2 [Rhinopithecus roxellana]</text:p>
          </table:table-cell>
        </table:table-row>
        <table:table-row table:style-name="ro1">
          <table:table-cell office:value-type="string" calcext:value-type="string">
            <text:p>XP_024093294.1</text:p>
          </table:table-cell>
          <table:table-cell office:value-type="string" calcext:value-type="string">
            <text:p>Chitin_synth_2</text:p>
          </table:table-cell>
          <table:table-cell office:value-type="float" office:value="4.2E-015" calcext:value-type="float">
            <text:p>4.2E-15</text:p>
          </table:table-cell>
          <table:table-cell office:value-type="float" office:value="0.16" calcext:value-type="float">
            <text:p>0.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yaluronan synthase 1 isoform X3 [Pongo abelii]</text:p>
          </table:table-cell>
        </table:table-row>
        <table:table-row table:style-name="ro1">
          <table:table-cell office:value-type="string" calcext:value-type="string">
            <text:p>XP_010374852.1</text:p>
          </table:table-cell>
          <table:table-cell office:value-type="string" calcext:value-type="string">
            <text:p>Chitin_synth_2</text:p>
          </table:table-cell>
          <table:table-cell office:value-type="float" office:value="4.3E-015" calcext:value-type="float">
            <text:p>4.3E-15</text:p>
          </table:table-cell>
          <table:table-cell office:value-type="float" office:value="0.38" calcext:value-type="float">
            <text:p>0.38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hyaluronan synthase 1 isoform X1 [Rhinopithecus roxellana]</text:p>
          </table:table-cell>
        </table:table-row>
        <table:table-row table:style-name="ro1">
          <table:table-cell office:value-type="string" calcext:value-type="string">
            <text:p>XP_024093293.1</text:p>
          </table:table-cell>
          <table:table-cell office:value-type="string" calcext:value-type="string">
            <text:p>Chitin_synth_2</text:p>
          </table:table-cell>
          <table:table-cell office:value-type="float" office:value="4.3E-015" calcext:value-type="float">
            <text:p>4.3E-15</text:p>
          </table:table-cell>
          <table:table-cell office:value-type="float" office:value="0.16" calcext:value-type="float">
            <text:p>0.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yaluronan synthase 1 isoform X2 [Pongo abelii]</text:p>
          </table:table-cell>
        </table:table-row>
        <table:table-row table:style-name="ro1">
          <table:table-cell office:value-type="string" calcext:value-type="string">
            <text:p>XP_032079153.1</text:p>
          </table:table-cell>
          <table:table-cell office:value-type="string" calcext:value-type="string">
            <text:p>Chitin_synth_2</text:p>
          </table:table-cell>
          <table:table-cell office:value-type="float" office:value="4.3E-015" calcext:value-type="float">
            <text:p>4.3E-15</text:p>
          </table:table-cell>
          <table:table-cell office:value-type="float" office:value="0.26" calcext:value-type="float">
            <text:p>0.26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hyaluronan synthase 2 [Thamnophis elegans]</text:p>
          </table:table-cell>
        </table:table-row>
        <table:table-row table:style-name="ro1">
          <table:table-cell office:value-type="string" calcext:value-type="string">
            <text:p>XP_027833278.2</text:p>
          </table:table-cell>
          <table:table-cell office:value-type="string" calcext:value-type="string">
            <text:p>Chitin_synth_2</text:p>
          </table:table-cell>
          <table:table-cell office:value-type="float" office:value="4.3E-015" calcext:value-type="float">
            <text:p>4.3E-15</text:p>
          </table:table-cell>
          <table:table-cell office:value-type="float" office:value="0.35" calcext:value-type="float">
            <text:p>0.35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hyaluronan synthase 1 [Ovis aries]</text:p>
          </table:table-cell>
        </table:table-row>
        <table:table-row table:style-name="ro1">
          <table:table-cell office:value-type="string" calcext:value-type="string">
            <text:p>XP_035137699.1</text:p>
          </table:table-cell>
          <table:table-cell office:value-type="string" calcext:value-type="string">
            <text:p>Chitin_synth_2</text:p>
          </table:table-cell>
          <table:table-cell office:value-type="float" office:value="4.3E-015" calcext:value-type="float">
            <text:p>4.3E-15</text:p>
          </table:table-cell>
          <table:table-cell office:value-type="float" office:value="0.65" calcext:value-type="float">
            <text:p>0.65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hyaluronan synthase 3 isoform X9 [Callithrix jacchus]</text:p>
          </table:table-cell>
        </table:table-row>
        <table:table-row table:style-name="ro1">
          <table:table-cell office:value-type="string" calcext:value-type="string">
            <text:p>XP_023841109.1</text:p>
          </table:table-cell>
          <table:table-cell office:value-type="string" calcext:value-type="string">
            <text:p>Chitin_synth_2</text:p>
          </table:table-cell>
          <table:table-cell office:value-type="float" office:value="4.3E-015" calcext:value-type="float">
            <text:p>4.3E-15</text:p>
          </table:table-cell>
          <table:table-cell office:value-type="float" office:value="0.46" calcext:value-type="float">
            <text:p>0.46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hyaluronan synthase 3 [Salvelinus alpinus]</text:p>
          </table:table-cell>
        </table:table-row>
        <table:table-row table:style-name="ro1">
          <table:table-cell office:value-type="string" calcext:value-type="string">
            <text:p>XP_040427230.1</text:p>
          </table:table-cell>
          <table:table-cell office:value-type="string" calcext:value-type="string">
            <text:p>Chitin_synth_2</text:p>
          </table:table-cell>
          <table:table-cell office:value-type="float" office:value="4.3E-015" calcext:value-type="float">
            <text:p>4.3E-15</text:p>
          </table:table-cell>
          <table:table-cell office:value-type="float" office:value="0.62" calcext:value-type="float">
            <text:p>0.62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hyaluronan synthase 3 [Cygnus olor]</text:p>
          </table:table-cell>
        </table:table-row>
        <table:table-row table:style-name="ro1">
          <table:table-cell office:value-type="string" calcext:value-type="string">
            <text:p>XP_024093292.1</text:p>
          </table:table-cell>
          <table:table-cell office:value-type="string" calcext:value-type="string">
            <text:p>Chitin_synth_2</text:p>
          </table:table-cell>
          <table:table-cell office:value-type="float" office:value="4.5E-015" calcext:value-type="float">
            <text:p>4.5E-15</text:p>
          </table:table-cell>
          <table:table-cell office:value-type="float" office:value="0.16" calcext:value-type="float">
            <text:p>0.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yaluronan synthase 1 isoform X1 [Pongo abelii]</text:p>
          </table:table-cell>
        </table:table-row>
        <table:table-row table:style-name="ro1">
          <table:table-cell office:value-type="string" calcext:value-type="string">
            <text:p>XP_023985187.1</text:p>
          </table:table-cell>
          <table:table-cell office:value-type="string" calcext:value-type="string">
            <text:p>Chitin_synth_2</text:p>
          </table:table-cell>
          <table:table-cell office:value-type="float" office:value="4.5E-015" calcext:value-type="float">
            <text:p>4.5E-15</text:p>
          </table:table-cell>
          <table:table-cell office:value-type="float" office:value="0.0075" calcext:value-type="float">
            <text:p>0.007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yaluronan synthase 2 isoform X2 [Physeter catodon]</text:p>
          </table:table-cell>
        </table:table-row>
        <table:table-row table:style-name="ro1">
          <table:table-cell office:value-type="string" calcext:value-type="string">
            <text:p>XP_019791179.1</text:p>
          </table:table-cell>
          <table:table-cell office:value-type="string" calcext:value-type="string">
            <text:p>Chitin_synth_2</text:p>
          </table:table-cell>
          <table:table-cell office:value-type="float" office:value="4.5E-015" calcext:value-type="float">
            <text:p>4.5E-15</text:p>
          </table:table-cell>
          <table:table-cell office:value-type="float" office:value="0.82" calcext:value-type="float">
            <text:p>0.82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hyaluronan synthase 3 isoform X5 [Tursiops truncatus]</text:p>
          </table:table-cell>
        </table:table-row>
        <table:table-row table:style-name="ro1">
          <table:table-cell office:value-type="string" calcext:value-type="string">
            <text:p>XP_041911504.1</text:p>
          </table:table-cell>
          <table:table-cell office:value-type="string" calcext:value-type="string">
            <text:p>Chitin_synth_2</text:p>
          </table:table-cell>
          <table:table-cell office:value-type="float" office:value="4.6E-015" calcext:value-type="float">
            <text:p>4.6E-15</text:p>
          </table:table-cell>
          <table:table-cell office:value-type="float" office:value="0.12" calcext:value-type="float">
            <text:p>0.12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hyaluronan synthase 1 [Arvicola amphibius]</text:p>
          </table:table-cell>
        </table:table-row>
        <table:table-row table:style-name="ro1">
          <table:table-cell office:value-type="string" calcext:value-type="string">
            <text:p>XP_021577367.2</text:p>
          </table:table-cell>
          <table:table-cell office:value-type="string" calcext:value-type="string">
            <text:p>Chitin_synth_2</text:p>
          </table:table-cell>
          <table:table-cell office:value-type="float" office:value="4.6E-015" calcext:value-type="float">
            <text:p>4.6E-15</text:p>
          </table:table-cell>
          <table:table-cell office:value-type="float" office:value="0.28" calcext:value-type="float">
            <text:p>0.28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hyaluronan synthase 3 isoform X1 [Ictidomys tridecemlineatus]</text:p>
          </table:table-cell>
        </table:table-row>
        <table:table-row table:style-name="ro1">
          <table:table-cell office:value-type="string" calcext:value-type="string">
            <text:p>XP_035137698.1</text:p>
          </table:table-cell>
          <table:table-cell office:value-type="string" calcext:value-type="string">
            <text:p>Chitin_synth_2</text:p>
          </table:table-cell>
          <table:table-cell office:value-type="float" office:value="4.9E-015" calcext:value-type="float">
            <text:p>4.9E-15</text:p>
          </table:table-cell>
          <table:table-cell office:value-type="float" office:value="0.71" calcext:value-type="float">
            <text:p>0.71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hyaluronan synthase 3 isoform X7 [Callithrix jacchus]</text:p>
          </table:table-cell>
        </table:table-row>
        <table:table-row table:style-name="ro1">
          <table:table-cell office:value-type="string" calcext:value-type="string">
            <text:p>XP_003205319.2</text:p>
          </table:table-cell>
          <table:table-cell office:value-type="string" calcext:value-type="string">
            <text:p>Chitin_synth_2</text:p>
          </table:table-cell>
          <table:table-cell office:value-type="float" office:value="5.9E-015" calcext:value-type="float">
            <text:p>5.9E-15</text:p>
          </table:table-cell>
          <table:table-cell office:value-type="float" office:value="0.088" calcext:value-type="float">
            <text:p>0.088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hyaluronan synthase 2 [Meleagris gallopavo]</text:p>
          </table:table-cell>
        </table:table-row>
        <table:table-row table:style-name="ro1">
          <table:table-cell office:value-type="string" calcext:value-type="string">
            <text:p>XP_015148168.1</text:p>
          </table:table-cell>
          <table:table-cell office:value-type="string" calcext:value-type="string">
            <text:p>Chitin_synth_2</text:p>
          </table:table-cell>
          <table:table-cell office:value-type="float" office:value="6.2E-015" calcext:value-type="float">
            <text:p>6.2E-15</text:p>
          </table:table-cell>
          <table:table-cell office:value-type="float" office:value="0.92" calcext:value-type="float">
            <text:p>0.92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hyaluronan synthase 3 isoform X1 [Gallus gallus]</text:p>
          </table:table-cell>
        </table:table-row>
        <table:table-row table:style-name="ro1">
          <table:table-cell office:value-type="string" calcext:value-type="string">
            <text:p>XP_018870452.1</text:p>
          </table:table-cell>
          <table:table-cell office:value-type="string" calcext:value-type="string">
            <text:p>Chitin_synth_2</text:p>
          </table:table-cell>
          <table:table-cell office:value-type="float" office:value="6.4E-015" calcext:value-type="float">
            <text:p>6.4E-15</text:p>
          </table:table-cell>
          <table:table-cell office:value-type="float" office:value="0.17" calcext:value-type="float">
            <text:p>0.17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yaluronan synthase 1 isoform X2 [Gorilla gorilla gorilla]</text:p>
          </table:table-cell>
        </table:table-row>
        <table:table-row table:style-name="ro1">
          <table:table-cell office:value-type="string" calcext:value-type="string">
            <text:p>XP_036391197.1</text:p>
          </table:table-cell>
          <table:table-cell office:value-type="string" calcext:value-type="string">
            <text:p>Chitin_synth_2</text:p>
          </table:table-cell>
          <table:table-cell office:value-type="float" office:value="6.4E-015" calcext:value-type="float">
            <text:p>6.4E-15</text:p>
          </table:table-cell>
          <table:table-cell office:value-type="float" office:value="3.8" calcext:value-type="float">
            <text:p>3.8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hyaluronan synthase 3 [Megalops cyprinoides]</text:p>
          </table:table-cell>
        </table:table-row>
        <table:table-row table:style-name="ro1">
          <table:table-cell office:value-type="string" calcext:value-type="string">
            <text:p>XP_016854090.1</text:p>
          </table:table-cell>
          <table:table-cell office:value-type="string" calcext:value-type="string">
            <text:p>Chitin_synth_2</text:p>
          </table:table-cell>
          <table:table-cell office:value-type="float" office:value="6.5E-015" calcext:value-type="float">
            <text:p>6.5E-15</text:p>
          </table:table-cell>
          <table:table-cell office:value-type="float" office:value="6.7" calcext:value-type="float">
            <text:p>6.7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PREDICTED: hyaluronan synthase 3 isoform X1 [Anolis carolinensis]</text:p>
          </table:table-cell>
        </table:table-row>
        <table:table-row table:style-name="ro1">
          <table:table-cell office:value-type="string" calcext:value-type="string">
            <text:p>XP_044788038.1</text:p>
          </table:table-cell>
          <table:table-cell office:value-type="string" calcext:value-type="string">
            <text:p>Chitin_synth_2</text:p>
          </table:table-cell>
          <table:table-cell office:value-type="float" office:value="6.8E-015" calcext:value-type="float">
            <text:p>6.8E-15</text:p>
          </table:table-cell>
          <table:table-cell office:value-type="float" office:value="0.76" calcext:value-type="float">
            <text:p>0.76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transport and Golgi organization protein 6 homolog isoform X5 [Bubalus bubalis]</text:p>
          </table:table-cell>
        </table:table-row>
        <table:table-row table:style-name="ro1">
          <table:table-cell office:value-type="string" calcext:value-type="string">
            <text:p>XP_018870451.1</text:p>
          </table:table-cell>
          <table:table-cell office:value-type="string" calcext:value-type="string">
            <text:p>Chitin_synth_2</text:p>
          </table:table-cell>
          <table:table-cell office:value-type="float" office:value="7E-015" calcext:value-type="float">
            <text:p>7E-15</text:p>
          </table:table-cell>
          <table:table-cell office:value-type="float" office:value="0.17" calcext:value-type="float">
            <text:p>0.17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yaluronan synthase 1 isoform X1 [Gorilla gorilla gorilla]</text:p>
          </table:table-cell>
        </table:table-row>
        <table:table-row table:style-name="ro1">
          <table:table-cell office:value-type="string" calcext:value-type="string">
            <text:p>XP_033929126.1</text:p>
          </table:table-cell>
          <table:table-cell office:value-type="string" calcext:value-type="string">
            <text:p>Chitin_synth_2</text:p>
          </table:table-cell>
          <table:table-cell office:value-type="float" office:value="7.1E-015" calcext:value-type="float">
            <text:p>7.1E-15</text:p>
          </table:table-cell>
          <table:table-cell office:value-type="float" office:value="1.2" calcext:value-type="float">
            <text:p>1.2</text:p>
          </table:table-cell>
          <table:table-cell office:value-type="float" office:value="7700" calcext:value-type="float">
            <text:p>7700</text:p>
          </table:table-cell>
          <table:table-cell office:value-type="string" calcext:value-type="string">
            <text:p>hyaluronan synthase 3 [Melopsittacus undulatus]</text:p>
          </table:table-cell>
        </table:table-row>
        <table:table-row table:style-name="ro1">
          <table:table-cell office:value-type="string" calcext:value-type="string">
            <text:p>XP_032905412.1</text:p>
          </table:table-cell>
          <table:table-cell office:value-type="string" calcext:value-type="string">
            <text:p>Chitin_synth_2</text:p>
          </table:table-cell>
          <table:table-cell office:value-type="float" office:value="7.2E-015" calcext:value-type="float">
            <text:p>7.2E-15</text:p>
          </table:table-cell>
          <table:table-cell office:value-type="float" office:value="0.013" calcext:value-type="float">
            <text:p>0.01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hyaluronan synthase 1-like [Amblyraja radiata]</text:p>
          </table:table-cell>
        </table:table-row>
        <table:table-row table:style-name="ro1">
          <table:table-cell office:value-type="string" calcext:value-type="string">
            <text:p>XP_035137697.1</text:p>
          </table:table-cell>
          <table:table-cell office:value-type="string" calcext:value-type="string">
            <text:p>Chitin_synth_2</text:p>
          </table:table-cell>
          <table:table-cell office:value-type="float" office:value="7.4E-015" calcext:value-type="float">
            <text:p>7.4E-15</text:p>
          </table:table-cell>
          <table:table-cell office:value-type="float" office:value="0.81" calcext:value-type="float">
            <text:p>0.81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transport and Golgi organization protein 6 homolog isoform X6 [Callithrix jacchus]</text:p>
          </table:table-cell>
        </table:table-row>
        <table:table-row table:style-name="ro1">
          <table:table-cell office:value-type="string" calcext:value-type="string">
            <text:p>XP_043937961.1</text:p>
          </table:table-cell>
          <table:table-cell office:value-type="string" calcext:value-type="string">
            <text:p>Chitin_synth_2</text:p>
          </table:table-cell>
          <table:table-cell office:value-type="float" office:value="7.5E-015" calcext:value-type="float">
            <text:p>7.5E-15</text:p>
          </table:table-cell>
          <table:table-cell office:value-type="float" office:value="0.033" calcext:value-type="float">
            <text:p>0.033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hyaluronan synthase 3 [Protopterus annectens]</text:p>
          </table:table-cell>
        </table:table-row>
        <table:table-row table:style-name="ro1">
          <table:table-cell office:value-type="string" calcext:value-type="string">
            <text:p>XP_035137695.1</text:p>
          </table:table-cell>
          <table:table-cell office:value-type="string" calcext:value-type="string">
            <text:p>Chitin_synth_2</text:p>
          </table:table-cell>
          <table:table-cell office:value-type="float" office:value="7.5E-015" calcext:value-type="float">
            <text:p>7.5E-15</text:p>
          </table:table-cell>
          <table:table-cell office:value-type="float" office:value="0.82" calcext:value-type="float">
            <text:p>0.82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transport and Golgi organization protein 6 homolog isoform X5 [Callithrix jacchus]</text:p>
          </table:table-cell>
        </table:table-row>
        <table:table-row table:style-name="ro1">
          <table:table-cell office:value-type="string" calcext:value-type="string">
            <text:p>XP_041947512.1</text:p>
          </table:table-cell>
          <table:table-cell office:value-type="string" calcext:value-type="string">
            <text:p>Chitin_synth_2</text:p>
          </table:table-cell>
          <table:table-cell office:value-type="float" office:value="7.5E-015" calcext:value-type="float">
            <text:p>7.5E-15</text:p>
          </table:table-cell>
          <table:table-cell office:value-type="float" office:value="1.5E-018" calcext:value-type="float">
            <text:p>1.5E-18</text:p>
          </table:table-cell>
          <table:table-cell office:value-type="float" office:value="9.4E-015" calcext:value-type="float">
            <text:p>9.4E-15</text:p>
          </table:table-cell>
          <table:table-cell office:value-type="string" calcext:value-type="string">
            <text:p>LOW QUALITY PROTEIN: chitin synthase chs-1-like [Alosa sapidissima]</text:p>
          </table:table-cell>
        </table:table-row>
        <table:table-row table:style-name="ro1">
          <table:table-cell office:value-type="string" calcext:value-type="string">
            <text:p>XP_043562403.1</text:p>
          </table:table-cell>
          <table:table-cell office:value-type="string" calcext:value-type="string">
            <text:p>Chitin_synth_2</text:p>
          </table:table-cell>
          <table:table-cell office:value-type="float" office:value="7.5E-015" calcext:value-type="float">
            <text:p>7.5E-15</text:p>
          </table:table-cell>
          <table:table-cell office:value-type="float" office:value="0.026" calcext:value-type="float">
            <text:p>0.02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hyaluronan synthase 3 isoform X2 [Chiloscyllium plagiosum]</text:p>
          </table:table-cell>
        </table:table-row>
        <table:table-row table:style-name="ro1">
          <table:table-cell office:value-type="string" calcext:value-type="string">
            <text:p>XP_041046368.1</text:p>
          </table:table-cell>
          <table:table-cell office:value-type="string" calcext:value-type="string">
            <text:p>Chitin_synth_2</text:p>
          </table:table-cell>
          <table:table-cell office:value-type="float" office:value="7.6E-015" calcext:value-type="float">
            <text:p>7.6E-15</text:p>
          </table:table-cell>
          <table:table-cell office:value-type="float" office:value="1.3" calcext:value-type="float">
            <text:p>1.3</text:p>
          </table:table-cell>
          <table:table-cell office:value-type="float" office:value="8400" calcext:value-type="float">
            <text:p>8400</text:p>
          </table:table-cell>
          <table:table-cell office:value-type="string" calcext:value-type="string">
            <text:p>hyaluronan synthase 2 [Carcharodon carcharias]</text:p>
          </table:table-cell>
        </table:table-row>
        <table:table-row table:style-name="ro1">
          <table:table-cell office:value-type="string" calcext:value-type="string">
            <text:p>XP_039619450.1</text:p>
          </table:table-cell>
          <table:table-cell office:value-type="string" calcext:value-type="string">
            <text:p>Chitin_synth_2</text:p>
          </table:table-cell>
          <table:table-cell office:value-type="float" office:value="7.9E-015" calcext:value-type="float">
            <text:p>7.9E-15</text:p>
          </table:table-cell>
          <table:table-cell office:value-type="float" office:value="0.012" calcext:value-type="float">
            <text:p>0.01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yaluronan synthase 3 [Polypterus senegalus]</text:p>
          </table:table-cell>
        </table:table-row>
        <table:table-row table:style-name="ro1">
          <table:table-cell office:value-type="string" calcext:value-type="string">
            <text:p>XP_043293868.1</text:p>
          </table:table-cell>
          <table:table-cell office:value-type="string" calcext:value-type="string">
            <text:p>Chitin_synth_2</text:p>
          </table:table-cell>
          <table:table-cell office:value-type="float" office:value="8.6E-015" calcext:value-type="float">
            <text:p>8.6E-15</text:p>
          </table:table-cell>
          <table:table-cell office:value-type="float" office:value="0.31" calcext:value-type="float">
            <text:p>0.3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yaluronan synthase 3 isoform X1 [Cervus canadensis]</text:p>
          </table:table-cell>
        </table:table-row>
        <table:table-row table:style-name="ro1">
          <table:table-cell office:value-type="string" calcext:value-type="string">
            <text:p>XP_043562402.1</text:p>
          </table:table-cell>
          <table:table-cell office:value-type="string" calcext:value-type="string">
            <text:p>Chitin_synth_2</text:p>
          </table:table-cell>
          <table:table-cell office:value-type="float" office:value="8.7E-015" calcext:value-type="float">
            <text:p>8.7E-15</text:p>
          </table:table-cell>
          <table:table-cell office:value-type="float" office:value="0.027" calcext:value-type="float">
            <text:p>0.02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hyaluronan synthase 3 isoform X1 [Chiloscyllium plagiosum]</text:p>
          </table:table-cell>
        </table:table-row>
        <table:table-row table:style-name="ro1">
          <table:table-cell office:value-type="string" calcext:value-type="string">
            <text:p>XP_044788037.1</text:p>
          </table:table-cell>
          <table:table-cell office:value-type="string" calcext:value-type="string">
            <text:p>Chitin_synth_2</text:p>
          </table:table-cell>
          <table:table-cell office:value-type="float" office:value="9.5E-015" calcext:value-type="float">
            <text:p>9.5E-15</text:p>
          </table:table-cell>
          <table:table-cell office:value-type="float" office:value="0.84" calcext:value-type="float">
            <text:p>0.84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transport and Golgi organization protein 6 homolog isoform X4 [Bubalus bubalis]</text:p>
          </table:table-cell>
        </table:table-row>
        <table:table-row table:style-name="ro1">
          <table:table-cell office:value-type="string" calcext:value-type="string">
            <text:p>XP_030313624.1</text:p>
          </table:table-cell>
          <table:table-cell office:value-type="string" calcext:value-type="string">
            <text:p>Chitin_synth_2</text:p>
          </table:table-cell>
          <table:table-cell office:value-type="float" office:value="9.5E-015" calcext:value-type="float">
            <text:p>9.5E-15</text:p>
          </table:table-cell>
          <table:table-cell office:value-type="float" office:value="0.81" calcext:value-type="float">
            <text:p>0.81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hyaluronan synthase 3 [Calypte anna]</text:p>
          </table:table-cell>
        </table:table-row>
        <table:table-row table:style-name="ro1">
          <table:table-cell office:value-type="string" calcext:value-type="string">
            <text:p>NP_001129684.1</text:p>
          </table:table-cell>
          <table:table-cell office:value-type="string" calcext:value-type="string">
            <text:p>Chitin_synth_2</text:p>
          </table:table-cell>
          <table:table-cell office:value-type="float" office:value="9.6E-015" calcext:value-type="float">
            <text:p>9.6E-15</text:p>
          </table:table-cell>
          <table:table-cell office:value-type="float" office:value="0.59" calcext:value-type="float">
            <text:p>0.59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hyaluronan synthase 1 [Sus scrofa]</text:p>
          </table:table-cell>
        </table:table-row>
        <table:table-row table:style-name="ro1">
          <table:table-cell office:value-type="string" calcext:value-type="string">
            <text:p>XP_014683162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01" calcext:value-type="float">
            <text:p>1E-14</text:p>
          </table:table-cell>
          <table:table-cell office:value-type="float" office:value="0.26" calcext:value-type="float">
            <text:p>0.26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hyaluronan synthase 3 isoform X1 [Equus asinus]</text:p>
          </table:table-cell>
        </table:table-row>
        <table:table-row table:style-name="ro1">
          <table:table-cell office:value-type="string" calcext:value-type="string">
            <text:p>XP_016854091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01" calcext:value-type="float">
            <text:p>1E-14</text:p>
          </table:table-cell>
          <table:table-cell office:value-type="float" office:value="7.7" calcext:value-type="float">
            <text:p>7.7</text:p>
          </table:table-cell>
          <table:table-cell office:value-type="float" office:value="49000" calcext:value-type="float">
            <text:p>49000</text:p>
          </table:table-cell>
          <table:table-cell office:value-type="string" calcext:value-type="string">
            <text:p>PREDICTED: hyaluronan synthase 3 isoform X2 [Anolis carolinensis]</text:p>
          </table:table-cell>
        </table:table-row>
        <table:table-row table:style-name="ro1">
          <table:table-cell office:value-type="string" calcext:value-type="string">
            <text:p>XP_041048191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011" calcext:value-type="float">
            <text:p>1.1E-14</text:p>
          </table:table-cell>
          <table:table-cell office:value-type="float" office:value="0.048" calcext:value-type="float">
            <text:p>0.04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yaluronan synthase 3 [Carcharodon carcharias]</text:p>
          </table:table-cell>
        </table:table-row>
        <table:table-row table:style-name="ro1">
          <table:table-cell office:value-type="string" calcext:value-type="string">
            <text:p>XP_031315093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011" calcext:value-type="float">
            <text:p>1.1E-14</text:p>
          </table:table-cell>
          <table:table-cell office:value-type="float" office:value="0.56" calcext:value-type="float">
            <text:p>0.56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LOW QUALITY PROTEIN: hyaluronan synthase 1 [Camelus dromedarius]</text:p>
          </table:table-cell>
        </table:table-row>
        <table:table-row table:style-name="ro1">
          <table:table-cell office:value-type="string" calcext:value-type="string">
            <text:p>XP_005310642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013" calcext:value-type="float">
            <text:p>1.3E-14</text:p>
          </table:table-cell>
          <table:table-cell office:value-type="float" office:value="0.6" calcext:value-type="float">
            <text:p>0.6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hyaluronan synthase 3 [Chrysemys picta bellii]</text:p>
          </table:table-cell>
        </table:table-row>
        <table:table-row table:style-name="ro1">
          <table:table-cell office:value-type="string" calcext:value-type="string">
            <text:p>XP_013824525.2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015" calcext:value-type="float">
            <text:p>1.5E-14</text:p>
          </table:table-cell>
          <table:table-cell office:value-type="float" office:value="0.024" calcext:value-type="float">
            <text:p>0.02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EDICTED: LOW QUALITY PROTEIN: hyaluronan synthase 2-like [Capra hircus]</text:p>
          </table:table-cell>
        </table:table-row>
        <table:table-row table:style-name="ro1">
          <table:table-cell office:value-type="string" calcext:value-type="string">
            <text:p>XP_034494444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016" calcext:value-type="float">
            <text:p>1.6E-14</text:p>
          </table:table-cell>
          <table:table-cell office:value-type="float" office:value="1.1" calcext:value-type="float">
            <text:p>1.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transport and Golgi organization protein 6 homolog isoform X4 [Ailuropoda melanoleuca]</text:p>
          </table:table-cell>
        </table:table-row>
        <table:table-row table:style-name="ro1">
          <table:table-cell office:value-type="string" calcext:value-type="string">
            <text:p>XP_012785803.2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016" calcext:value-type="float">
            <text:p>1.6E-14</text:p>
          </table:table-cell>
          <table:table-cell office:value-type="float" office:value="0.35" calcext:value-type="float">
            <text:p>0.35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hyaluronan synthase 1 [Ochotona princeps]</text:p>
          </table:table-cell>
        </table:table-row>
        <table:table-row table:style-name="ro1">
          <table:table-cell office:value-type="string" calcext:value-type="string">
            <text:p>XP_035137693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017" calcext:value-type="float">
            <text:p>1.7E-14</text:p>
          </table:table-cell>
          <table:table-cell office:value-type="float" office:value="1.1" calcext:value-type="float">
            <text:p>1.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transport and Golgi organization protein 6 homolog isoform X3 [Callithrix jacchus]</text:p>
          </table:table-cell>
        </table:table-row>
        <table:table-row table:style-name="ro1">
          <table:table-cell office:value-type="string" calcext:value-type="string">
            <text:p>XP_035137694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017" calcext:value-type="float">
            <text:p>1.7E-14</text:p>
          </table:table-cell>
          <table:table-cell office:value-type="float" office:value="1.1" calcext:value-type="float">
            <text:p>1.1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transport and Golgi organization protein 6 homolog isoform X4 [Callithrix jacchus]</text:p>
          </table:table-cell>
        </table:table-row>
        <table:table-row table:style-name="ro1">
          <table:table-cell office:value-type="string" calcext:value-type="string">
            <text:p>XP_035137691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017" calcext:value-type="float">
            <text:p>1.7E-14</text:p>
          </table:table-cell>
          <table:table-cell office:value-type="float" office:value="1.1" calcext:value-type="float">
            <text:p>1.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transport and Golgi organization protein 6 homolog isoform X1 [Callithrix jacchus]</text:p>
          </table:table-cell>
        </table:table-row>
        <table:table-row table:style-name="ro1">
          <table:table-cell office:value-type="string" calcext:value-type="string">
            <text:p>XP_035137692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017" calcext:value-type="float">
            <text:p>1.7E-14</text:p>
          </table:table-cell>
          <table:table-cell office:value-type="float" office:value="1.1" calcext:value-type="float">
            <text:p>1.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transport and Golgi organization protein 6 homolog isoform X2 [Callithrix jacchus]</text:p>
          </table:table-cell>
        </table:table-row>
        <table:table-row table:style-name="ro1">
          <table:table-cell office:value-type="string" calcext:value-type="string">
            <text:p>XP_044788036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018" calcext:value-type="float">
            <text:p>1.8E-14</text:p>
          </table:table-cell>
          <table:table-cell office:value-type="float" office:value="1" calcext:value-type="float">
            <text:p>1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transport and Golgi organization protein 6 homolog isoform X3 [Bubalus bubalis]</text:p>
          </table:table-cell>
        </table:table-row>
        <table:table-row table:style-name="ro1">
          <table:table-cell office:value-type="string" calcext:value-type="string">
            <text:p>XP_034494443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018" calcext:value-type="float">
            <text:p>1.8E-14</text:p>
          </table:table-cell>
          <table:table-cell office:value-type="float" office:value="1.2" calcext:value-type="float">
            <text:p>1.2</text:p>
          </table:table-cell>
          <table:table-cell office:value-type="float" office:value="7300" calcext:value-type="float">
            <text:p>7300</text:p>
          </table:table-cell>
          <table:table-cell office:value-type="string" calcext:value-type="string">
            <text:p>transport and Golgi organization protein 6 homolog isoform X3 [Ailuropoda melanoleuca]</text:p>
          </table:table-cell>
        </table:table-row>
        <table:table-row table:style-name="ro1">
          <table:table-cell office:value-type="string" calcext:value-type="string">
            <text:p>XP_044788035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019" calcext:value-type="float">
            <text:p>1.9E-14</text:p>
          </table:table-cell>
          <table:table-cell office:value-type="float" office:value="1.1" calcext:value-type="float">
            <text:p>1.1</text:p>
          </table:table-cell>
          <table:table-cell office:value-type="float" office:value="6700" calcext:value-type="float">
            <text:p>6700</text:p>
          </table:table-cell>
          <table:table-cell office:value-type="string" calcext:value-type="string">
            <text:p>transport and Golgi organization protein 6 homolog isoform X2 [Bubalus bubalis]</text:p>
          </table:table-cell>
        </table:table-row>
        <table:table-row table:style-name="ro1">
          <table:table-cell office:value-type="string" calcext:value-type="string">
            <text:p>XP_044788034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02" calcext:value-type="float">
            <text:p>2E-14</text:p>
          </table:table-cell>
          <table:table-cell office:value-type="float" office:value="1.1" calcext:value-type="float">
            <text:p>1.1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transport and Golgi organization protein 6 homolog isoform X1 [Bubalus bubalis]</text:p>
          </table:table-cell>
        </table:table-row>
        <table:table-row table:style-name="ro1">
          <table:table-cell office:value-type="string" calcext:value-type="string">
            <text:p>XP_034982047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02" calcext:value-type="float">
            <text:p>2E-14</text:p>
          </table:table-cell>
          <table:table-cell office:value-type="float" office:value="1.2" calcext:value-type="float">
            <text:p>1.2</text:p>
          </table:table-cell>
          <table:table-cell office:value-type="float" office:value="7600" calcext:value-type="float">
            <text:p>7600</text:p>
          </table:table-cell>
          <table:table-cell office:value-type="string" calcext:value-type="string">
            <text:p>hyaluronan synthase 2 isoform X2 [Zootoca vivipara]</text:p>
          </table:table-cell>
        </table:table-row>
        <table:table-row table:style-name="ro1">
          <table:table-cell office:value-type="string" calcext:value-type="string">
            <text:p>XP_034494441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02" calcext:value-type="float">
            <text:p>2E-14</text:p>
          </table:table-cell>
          <table:table-cell office:value-type="float" office:value="1.2" calcext:value-type="float">
            <text:p>1.2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transport and Golgi organization protein 6 homolog isoform X1 [Ailuropoda melanoleuca]</text:p>
          </table:table-cell>
        </table:table-row>
        <table:table-row table:style-name="ro1">
          <table:table-cell office:value-type="string" calcext:value-type="string">
            <text:p>XP_034494442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02" calcext:value-type="float">
            <text:p>2E-14</text:p>
          </table:table-cell>
          <table:table-cell office:value-type="float" office:value="1.2" calcext:value-type="float">
            <text:p>1.2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transport and Golgi organization protein 6 homolog isoform X2 [Ailuropoda melanoleuca]</text:p>
          </table:table-cell>
        </table:table-row>
        <table:table-row table:style-name="ro1">
          <table:table-cell office:value-type="string" calcext:value-type="string">
            <text:p>XP_032557135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023" calcext:value-type="float">
            <text:p>2.3E-14</text:p>
          </table:table-cell>
          <table:table-cell office:value-type="float" office:value="5" calcext:value-type="float">
            <text:p>5</text:p>
          </table:table-cell>
          <table:table-cell office:value-type="float" office:value="31000" calcext:value-type="float">
            <text:p>31000</text:p>
          </table:table-cell>
          <table:table-cell office:value-type="string" calcext:value-type="string">
            <text:p>hyaluronan synthase 3 isoform X2 [Chiroxiphia lanceolata]</text:p>
          </table:table-cell>
        </table:table-row>
        <table:table-row table:style-name="ro1">
          <table:table-cell office:value-type="string" calcext:value-type="string">
            <text:p>XP_019791176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026" calcext:value-type="float">
            <text:p>2.6E-14</text:p>
          </table:table-cell>
          <table:table-cell office:value-type="float" office:value="1.5" calcext:value-type="float">
            <text:p>1.5</text:p>
          </table:table-cell>
          <table:table-cell office:value-type="float" office:value="9600" calcext:value-type="float">
            <text:p>9600</text:p>
          </table:table-cell>
          <table:table-cell office:value-type="string" calcext:value-type="string">
            <text:p>transport and Golgi organization protein 6 homolog isoform X2 [Tursiops truncatus]</text:p>
          </table:table-cell>
        </table:table-row>
        <table:table-row table:style-name="ro1">
          <table:table-cell office:value-type="string" calcext:value-type="string">
            <text:p>NP_001083837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026" calcext:value-type="float">
            <text:p>2.6E-14</text:p>
          </table:table-cell>
          <table:table-cell office:value-type="float" office:value="0.022" calcext:value-type="float">
            <text:p>0.02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hyaluronan synthase 2 [Xenopus laevis]</text:p>
          </table:table-cell>
        </table:table-row>
        <table:table-row table:style-name="ro1">
          <table:table-cell office:value-type="string" calcext:value-type="string">
            <text:p>XP_040210844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028" calcext:value-type="float">
            <text:p>2.8E-14</text:p>
          </table:table-cell>
          <table:table-cell office:value-type="float" office:value="0.071" calcext:value-type="float">
            <text:p>0.07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hyaluronan synthase 2 [Rana temporaria]</text:p>
          </table:table-cell>
        </table:table-row>
        <table:table-row table:style-name="ro1">
          <table:table-cell office:value-type="string" calcext:value-type="string">
            <text:p>XP_044149773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028" calcext:value-type="float">
            <text:p>2.8E-14</text:p>
          </table:table-cell>
          <table:table-cell office:value-type="float" office:value="0.071" calcext:value-type="float">
            <text:p>0.07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hyaluronan synthase 2 [Bufo gargarizans]</text:p>
          </table:table-cell>
        </table:table-row>
        <table:table-row table:style-name="ro1">
          <table:table-cell office:value-type="string" calcext:value-type="string">
            <text:p>XP_019791175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029" calcext:value-type="float">
            <text:p>2.9E-14</text:p>
          </table:table-cell>
          <table:table-cell office:value-type="float" office:value="1.6" calcext:value-type="float">
            <text:p>1.6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transport and Golgi organization protein 6 homolog isoform X1 [Tursiops truncatus]</text:p>
          </table:table-cell>
        </table:table-row>
        <table:table-row table:style-name="ro1">
          <table:table-cell office:value-type="string" calcext:value-type="string">
            <text:p>XP_030138415.3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03" calcext:value-type="float">
            <text:p>3E-14</text:p>
          </table:table-cell>
          <table:table-cell office:value-type="float" office:value="4.6" calcext:value-type="float">
            <text:p>4.6</text:p>
          </table:table-cell>
          <table:table-cell office:value-type="float" office:value="29000" calcext:value-type="float">
            <text:p>29000</text:p>
          </table:table-cell>
          <table:table-cell office:value-type="string" calcext:value-type="string">
            <text:p>hyaluronan synthase 3 [Taeniopygia guttata]</text:p>
          </table:table-cell>
        </table:table-row>
        <table:table-row table:style-name="ro1">
          <table:table-cell office:value-type="string" calcext:value-type="string">
            <text:p>XP_030015121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031" calcext:value-type="float">
            <text:p>3.1E-14</text:p>
          </table:table-cell>
          <table:table-cell office:value-type="float" office:value="0.039" calcext:value-type="float">
            <text:p>0.03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OW QUALITY PROTEIN: hyaluronan synthase 1-like [Sphaeramia orbicularis]</text:p>
          </table:table-cell>
        </table:table-row>
        <table:table-row table:style-name="ro1">
          <table:table-cell office:value-type="string" calcext:value-type="string">
            <text:p>XP_038623440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033" calcext:value-type="float">
            <text:p>3.3E-14</text:p>
          </table:table-cell>
          <table:table-cell office:value-type="float" office:value="0.98" calcext:value-type="float">
            <text:p>0.98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hyaluronan synthase 1 [Tachyglossus aculeatus]</text:p>
          </table:table-cell>
        </table:table-row>
        <table:table-row table:style-name="ro1">
          <table:table-cell office:value-type="string" calcext:value-type="string">
            <text:p>XP_028922117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033" calcext:value-type="float">
            <text:p>3.3E-14</text:p>
          </table:table-cell>
          <table:table-cell office:value-type="float" office:value="0.99" calcext:value-type="float">
            <text:p>0.99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hyaluronan synthase 1 [Ornithorhynchus anatinus]</text:p>
          </table:table-cell>
        </table:table-row>
        <table:table-row table:style-name="ro1">
          <table:table-cell office:value-type="string" calcext:value-type="string">
            <text:p>XP_032557134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033" calcext:value-type="float">
            <text:p>3.3E-14</text:p>
          </table:table-cell>
          <table:table-cell office:value-type="float" office:value="6.4" calcext:value-type="float">
            <text:p>6.4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hyaluronan synthase 3 isoform X1 [Chiroxiphia lanceolata]</text:p>
          </table:table-cell>
        </table:table-row>
        <table:table-row table:style-name="ro1">
          <table:table-cell office:value-type="string" calcext:value-type="string">
            <text:p>XP_021382659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035" calcext:value-type="float">
            <text:p>3.5E-14</text:p>
          </table:table-cell>
          <table:table-cell office:value-type="float" office:value="5.3" calcext:value-type="float">
            <text:p>5.3</text:p>
          </table:table-cell>
          <table:table-cell office:value-type="float" office:value="33000" calcext:value-type="float">
            <text:p>33000</text:p>
          </table:table-cell>
          <table:table-cell office:value-type="string" calcext:value-type="string">
            <text:p>hyaluronan synthase 3 [Lonchura striata domestica]</text:p>
          </table:table-cell>
        </table:table-row>
        <table:table-row table:style-name="ro1">
          <table:table-cell office:value-type="string" calcext:value-type="string">
            <text:p>XP_040289279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036" calcext:value-type="float">
            <text:p>3.6E-14</text:p>
          </table:table-cell>
          <table:table-cell office:value-type="float" office:value="0.078" calcext:value-type="float">
            <text:p>0.07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yaluronan synthase 2 [Bufo bufo]</text:p>
          </table:table-cell>
        </table:table-row>
        <table:table-row table:style-name="ro1">
          <table:table-cell office:value-type="string" calcext:value-type="string">
            <text:p>XP_012597862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039" calcext:value-type="float">
            <text:p>3.9E-14</text:p>
          </table:table-cell>
          <table:table-cell office:value-type="float" office:value="0.61" calcext:value-type="float">
            <text:p>0.61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hyaluronan synthase 3 isoform X3 [Microcebus murinus]</text:p>
          </table:table-cell>
        </table:table-row>
        <table:table-row table:style-name="ro1">
          <table:table-cell office:value-type="string" calcext:value-type="string">
            <text:p>XP_001511307.2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039" calcext:value-type="float">
            <text:p>3.9E-14</text:p>
          </table:table-cell>
          <table:table-cell office:value-type="float" office:value="2.9E-015" calcext:value-type="float">
            <text:p>2.9E-15</text:p>
          </table:table-cell>
          <table:table-cell office:value-type="float" office:value="0.000000000018" calcext:value-type="float">
            <text:p>1.8E-11</text:p>
          </table:table-cell>
          <table:table-cell office:value-type="string" calcext:value-type="string">
            <text:p>LOW QUALITY PROTEIN: hyaluronan synthase 3 [Ornithorhynchus anatinus]</text:p>
          </table:table-cell>
        </table:table-row>
        <table:table-row table:style-name="ro1">
          <table:table-cell office:value-type="string" calcext:value-type="string">
            <text:p>XP_036246188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04" calcext:value-type="float">
            <text:p>4E-14</text:p>
          </table:table-cell>
          <table:table-cell office:value-type="float" office:value="5.9" calcext:value-type="float">
            <text:p>5.9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hyaluronan synthase 3 [Molothrus ater]</text:p>
          </table:table-cell>
        </table:table-row>
        <table:table-row table:style-name="ro1">
          <table:table-cell office:value-type="string" calcext:value-type="string">
            <text:p>XP_038004395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04" calcext:value-type="float">
            <text:p>4E-14</text:p>
          </table:table-cell>
          <table:table-cell office:value-type="float" office:value="5.9" calcext:value-type="float">
            <text:p>5.9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hyaluronan synthase 3 [Motacilla alba alba]</text:p>
          </table:table-cell>
        </table:table-row>
        <table:table-row table:style-name="ro1">
          <table:table-cell office:value-type="string" calcext:value-type="string">
            <text:p>XP_039414506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043" calcext:value-type="float">
            <text:p>4.3E-14</text:p>
          </table:table-cell>
          <table:table-cell office:value-type="float" office:value="6.1" calcext:value-type="float">
            <text:p>6.1</text:p>
          </table:table-cell>
          <table:table-cell office:value-type="float" office:value="38000" calcext:value-type="float">
            <text:p>38000</text:p>
          </table:table-cell>
          <table:table-cell office:value-type="string" calcext:value-type="string">
            <text:p>hyaluronan synthase 3 [Corvus cornix cornix]</text:p>
          </table:table-cell>
        </table:table-row>
        <table:table-row table:style-name="ro1">
          <table:table-cell office:value-type="string" calcext:value-type="string">
            <text:p>XP_039931722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044" calcext:value-type="float">
            <text:p>4.4E-14</text:p>
          </table:table-cell>
          <table:table-cell office:value-type="float" office:value="6.2" calcext:value-type="float">
            <text:p>6.2</text:p>
          </table:table-cell>
          <table:table-cell office:value-type="float" office:value="39000" calcext:value-type="float">
            <text:p>39000</text:p>
          </table:table-cell>
          <table:table-cell office:value-type="string" calcext:value-type="string">
            <text:p>hyaluronan synthase 3 [Hirundo rustica]</text:p>
          </table:table-cell>
        </table:table-row>
        <table:table-row table:style-name="ro1">
          <table:table-cell office:value-type="string" calcext:value-type="string">
            <text:p>XP_012597861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044" calcext:value-type="float">
            <text:p>4.4E-14</text:p>
          </table:table-cell>
          <table:table-cell office:value-type="float" office:value="0.63" calcext:value-type="float">
            <text:p>0.63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hyaluronan synthase 3 isoform X2 [Microcebus murinus]</text:p>
          </table:table-cell>
        </table:table-row>
        <table:table-row table:style-name="ro1">
          <table:table-cell office:value-type="string" calcext:value-type="string">
            <text:p>XP_031977970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044" calcext:value-type="float">
            <text:p>4.4E-14</text:p>
          </table:table-cell>
          <table:table-cell office:value-type="float" office:value="6.2" calcext:value-type="float">
            <text:p>6.2</text:p>
          </table:table-cell>
          <table:table-cell office:value-type="float" office:value="39000" calcext:value-type="float">
            <text:p>39000</text:p>
          </table:table-cell>
          <table:table-cell office:value-type="string" calcext:value-type="string">
            <text:p>hyaluronan synthase 3 [Corvus moneduloides]</text:p>
          </table:table-cell>
        </table:table-row>
        <table:table-row table:style-name="ro1">
          <table:table-cell office:value-type="string" calcext:value-type="string">
            <text:p>XP_012597858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044" calcext:value-type="float">
            <text:p>4.4E-14</text:p>
          </table:table-cell>
          <table:table-cell office:value-type="float" office:value="0.63" calcext:value-type="float">
            <text:p>0.63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hyaluronan synthase 3 isoform X1 [Microcebus murinus]</text:p>
          </table:table-cell>
        </table:table-row>
        <table:table-row table:style-name="ro1">
          <table:table-cell office:value-type="string" calcext:value-type="string">
            <text:p>XP_036603301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046" calcext:value-type="float">
            <text:p>4.6E-14</text:p>
          </table:table-cell>
          <table:table-cell office:value-type="float" office:value="0.022" calcext:value-type="float">
            <text:p>0.02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hyaluronan synthase 1 [Trichosurus vulpecula]</text:p>
          </table:table-cell>
        </table:table-row>
        <table:table-row table:style-name="ro1">
          <table:table-cell office:value-type="string" calcext:value-type="string">
            <text:p>XP_030811806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049" calcext:value-type="float">
            <text:p>4.9E-14</text:p>
          </table:table-cell>
          <table:table-cell office:value-type="float" office:value="7.4" calcext:value-type="float">
            <text:p>7.4</text:p>
          </table:table-cell>
          <table:table-cell office:value-type="float" office:value="47000" calcext:value-type="float">
            <text:p>47000</text:p>
          </table:table-cell>
          <table:table-cell office:value-type="string" calcext:value-type="string">
            <text:p>hyaluronan synthase 3 [Camarhynchus parvulus]</text:p>
          </table:table-cell>
        </table:table-row>
        <table:table-row table:style-name="ro1">
          <table:table-cell office:value-type="string" calcext:value-type="string">
            <text:p>XP_035693964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049" calcext:value-type="float">
            <text:p>4.9E-14</text:p>
          </table:table-cell>
          <table:table-cell office:value-type="float" office:value="0.067" calcext:value-type="float">
            <text:p>0.067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yaluronan synthase 2-like isoform X2 [Branchiostoma floridae]</text:p>
          </table:table-cell>
        </table:table-row>
        <table:table-row table:style-name="ro1">
          <table:table-cell office:value-type="string" calcext:value-type="string">
            <text:p>XP_032926073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052" calcext:value-type="float">
            <text:p>5.2E-14</text:p>
          </table:table-cell>
          <table:table-cell office:value-type="float" office:value="6.7" calcext:value-type="float">
            <text:p>6.7</text:p>
          </table:table-cell>
          <table:table-cell office:value-type="float" office:value="43000" calcext:value-type="float">
            <text:p>43000</text:p>
          </table:table-cell>
          <table:table-cell office:value-type="string" calcext:value-type="string">
            <text:p>hyaluronan synthase 3 isoform X2 [Catharus ustulatus]</text:p>
          </table:table-cell>
        </table:table-row>
        <table:table-row table:style-name="ro1">
          <table:table-cell office:value-type="string" calcext:value-type="string">
            <text:p>XP_032926072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057" calcext:value-type="float">
            <text:p>5.7E-14</text:p>
          </table:table-cell>
          <table:table-cell office:value-type="float" office:value="6.8" calcext:value-type="float">
            <text:p>6.8</text:p>
          </table:table-cell>
          <table:table-cell office:value-type="float" office:value="43000" calcext:value-type="float">
            <text:p>43000</text:p>
          </table:table-cell>
          <table:table-cell office:value-type="string" calcext:value-type="string">
            <text:p>hyaluronan synthase 3 isoform X1 [Catharus ustulatus]</text:p>
          </table:table-cell>
        </table:table-row>
        <table:table-row table:style-name="ro1">
          <table:table-cell office:value-type="string" calcext:value-type="string">
            <text:p>XP_015495018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06" calcext:value-type="float">
            <text:p>6E-14</text:p>
          </table:table-cell>
          <table:table-cell office:value-type="float" office:value="7.9" calcext:value-type="float">
            <text:p>7.9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hyaluronan synthase 3 [Parus major]</text:p>
          </table:table-cell>
        </table:table-row>
        <table:table-row table:style-name="ro1">
          <table:table-cell office:value-type="string" calcext:value-type="string">
            <text:p>XP_035693963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064" calcext:value-type="float">
            <text:p>6.4E-14</text:p>
          </table:table-cell>
          <table:table-cell office:value-type="float" office:value="0.073" calcext:value-type="float">
            <text:p>0.073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hyaluronan synthase 2-like isoform X1 [Branchiostoma floridae]</text:p>
          </table:table-cell>
        </table:table-row>
        <table:table-row table:style-name="ro1">
          <table:table-cell office:value-type="string" calcext:value-type="string">
            <text:p>XP_005052285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066" calcext:value-type="float">
            <text:p>6.6E-14</text:p>
          </table:table-cell>
          <table:table-cell office:value-type="float" office:value="5.9" calcext:value-type="float">
            <text:p>5.9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PREDICTED: hyaluronan synthase 3 [Ficedula albicollis]</text:p>
          </table:table-cell>
        </table:table-row>
        <table:table-row table:style-name="ro1">
          <table:table-cell office:value-type="string" calcext:value-type="string">
            <text:p>XP_034976804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066" calcext:value-type="float">
            <text:p>6.6E-14</text:p>
          </table:table-cell>
          <table:table-cell office:value-type="float" office:value="0.012" calcext:value-type="float">
            <text:p>0.01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yaluronan synthase 1 isoform X2 [Zootoca vivipara]</text:p>
          </table:table-cell>
        </table:table-row>
        <table:table-row table:style-name="ro1">
          <table:table-cell office:value-type="string" calcext:value-type="string">
            <text:p>XP_034976803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073" calcext:value-type="float">
            <text:p>7.3E-14</text:p>
          </table:table-cell>
          <table:table-cell office:value-type="float" office:value="0.012" calcext:value-type="float">
            <text:p>0.01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yaluronan synthase 1 isoform X1 [Zootoca vivipara]</text:p>
          </table:table-cell>
        </table:table-row>
        <table:table-row table:style-name="ro1">
          <table:table-cell office:value-type="string" calcext:value-type="string">
            <text:p>XP_033014097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074" calcext:value-type="float">
            <text:p>7.4E-14</text:p>
          </table:table-cell>
          <table:table-cell office:value-type="float" office:value="0.012" calcext:value-type="float">
            <text:p>0.01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yaluronan synthase 1 [Lacerta agilis]</text:p>
          </table:table-cell>
        </table:table-row>
        <table:table-row table:style-name="ro1">
          <table:table-cell office:value-type="string" calcext:value-type="string">
            <text:p>XP_037739202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076" calcext:value-type="float">
            <text:p>7.6E-14</text:p>
          </table:table-cell>
          <table:table-cell office:value-type="float" office:value="0.0052" calcext:value-type="float">
            <text:p>0.005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yaluronan synthase 1 [Chelonia mydas]</text:p>
          </table:table-cell>
        </table:table-row>
        <table:table-row table:style-name="ro1">
          <table:table-cell office:value-type="string" calcext:value-type="string">
            <text:p>XP_033957628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079" calcext:value-type="float">
            <text:p>7.9E-14</text:p>
          </table:table-cell>
          <table:table-cell office:value-type="float" office:value="0.15" calcext:value-type="float">
            <text:p>0.15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hyaluronan synthase 2 [Pseudochaenichthys georgianus]</text:p>
          </table:table-cell>
        </table:table-row>
        <table:table-row table:style-name="ro1">
          <table:table-cell office:value-type="string" calcext:value-type="string">
            <text:p>XP_036686473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081" calcext:value-type="float">
            <text:p>8.1E-14</text:p>
          </table:table-cell>
          <table:table-cell office:value-type="float" office:value="0.26" calcext:value-type="float">
            <text:p>0.26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LOW QUALITY PROTEIN: hyaluronan synthase 2-like [Balaenoptera musculus]</text:p>
          </table:table-cell>
        </table:table-row>
        <table:table-row table:style-name="ro1">
          <table:table-cell office:value-type="string" calcext:value-type="string">
            <text:p>XP_042297181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082" calcext:value-type="float">
            <text:p>8.2E-14</text:p>
          </table:table-cell>
          <table:table-cell office:value-type="float" office:value="0.0082" calcext:value-type="float">
            <text:p>0.008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hyaluronan synthase 1 [Sceloporus undulatus]</text:p>
          </table:table-cell>
        </table:table-row>
        <table:table-row table:style-name="ro1">
          <table:table-cell office:value-type="string" calcext:value-type="string">
            <text:p>XP_028598344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085" calcext:value-type="float">
            <text:p>8.5E-14</text:p>
          </table:table-cell>
          <table:table-cell office:value-type="float" office:value="0.013" calcext:value-type="float">
            <text:p>0.01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hyaluronan synthase 1 [Podarcis muralis]</text:p>
          </table:table-cell>
        </table:table-row>
        <table:table-row table:style-name="ro1">
          <table:table-cell office:value-type="string" calcext:value-type="string">
            <text:p>XP_032180871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097" calcext:value-type="float">
            <text:p>9.7E-14</text:p>
          </table:table-cell>
          <table:table-cell office:value-type="float" office:value="1" calcext:value-type="float">
            <text:p>1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hyaluronan synthase 3 isoform X1 [Mustela erminea]</text:p>
          </table:table-cell>
        </table:table-row>
        <table:table-row table:style-name="ro1">
          <table:table-cell office:value-type="string" calcext:value-type="string">
            <text:p>XP_032084142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11" calcext:value-type="float">
            <text:p>1.1E-13</text:p>
          </table:table-cell>
          <table:table-cell office:value-type="float" office:value="0.014" calcext:value-type="float">
            <text:p>0.01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hyaluronan synthase 1-like [Thamnophis elegans]</text:p>
          </table:table-cell>
        </table:table-row>
        <table:table-row table:style-name="ro1">
          <table:table-cell office:value-type="string" calcext:value-type="string">
            <text:p>XP_043852178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12" calcext:value-type="float">
            <text:p>1.2E-13</text:p>
          </table:table-cell>
          <table:table-cell office:value-type="float" office:value="0.056" calcext:value-type="float">
            <text:p>0.056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LOW QUALITY PROTEIN: hyaluronan synthase 1 [Dromiciops gliroides]</text:p>
          </table:table-cell>
        </table:table-row>
        <table:table-row table:style-name="ro1">
          <table:table-cell office:value-type="string" calcext:value-type="string">
            <text:p>XP_043973774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12" calcext:value-type="float">
            <text:p>1.2E-13</text:p>
          </table:table-cell>
          <table:table-cell office:value-type="float" office:value="0.15" calcext:value-type="float">
            <text:p>0.15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hyaluronan synthase 2 [Gambusia affinis]</text:p>
          </table:table-cell>
        </table:table-row>
        <table:table-row table:style-name="ro1">
          <table:table-cell office:value-type="string" calcext:value-type="string">
            <text:p>XP_027871933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15" calcext:value-type="float">
            <text:p>1.5E-13</text:p>
          </table:table-cell>
          <table:table-cell office:value-type="float" office:value="0.13" calcext:value-type="float">
            <text:p>0.13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hyaluronan synthase 2 [Xiphophorus couchianus]</text:p>
          </table:table-cell>
        </table:table-row>
        <table:table-row table:style-name="ro1">
          <table:table-cell office:value-type="string" calcext:value-type="string">
            <text:p>XP_005799073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15" calcext:value-type="float">
            <text:p>1.5E-13</text:p>
          </table:table-cell>
          <table:table-cell office:value-type="float" office:value="0.13" calcext:value-type="float">
            <text:p>0.13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hyaluronan synthase 2 [Xiphophorus maculatus]</text:p>
          </table:table-cell>
        </table:table-row>
        <table:table-row table:style-name="ro1">
          <table:table-cell office:value-type="string" calcext:value-type="string">
            <text:p>XP_008322177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16" calcext:value-type="float">
            <text:p>1.6E-13</text:p>
          </table:table-cell>
          <table:table-cell office:value-type="float" office:value="0.11" calcext:value-type="float">
            <text:p>0.11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hyaluronan synthase 2 [Cynoglossus semilaevis]</text:p>
          </table:table-cell>
        </table:table-row>
        <table:table-row table:style-name="ro1">
          <table:table-cell office:value-type="string" calcext:value-type="string">
            <text:p>NP_001120557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17" calcext:value-type="float">
            <text:p>1.7E-13</text:p>
          </table:table-cell>
          <table:table-cell office:value-type="float" office:value="0.068" calcext:value-type="float">
            <text:p>0.068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hyaluronan synthase 2 [Xenopus tropicalis]</text:p>
          </table:table-cell>
        </table:table-row>
        <table:table-row table:style-name="ro1">
          <table:table-cell office:value-type="string" calcext:value-type="string">
            <text:p>XP_032785590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19" calcext:value-type="float">
            <text:p>1.9E-13</text:p>
          </table:table-cell>
          <table:table-cell office:value-type="float" office:value="6.8E-017" calcext:value-type="float">
            <text:p>6.8E-17</text:p>
          </table:table-cell>
          <table:table-cell office:value-type="float" office:value="0.00000000000043" calcext:value-type="float">
            <text:p>4.3E-13</text:p>
          </table:table-cell>
          <table:table-cell office:value-type="string" calcext:value-type="string">
            <text:p>chitin synthase chs-2-like isoform X4 [Daphnia magna]</text:p>
          </table:table-cell>
        </table:table-row>
        <table:table-row table:style-name="ro1">
          <table:table-cell office:value-type="string" calcext:value-type="string">
            <text:p>XP_027142183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19" calcext:value-type="float">
            <text:p>1.9E-13</text:p>
          </table:table-cell>
          <table:table-cell office:value-type="float" office:value="0.024" calcext:value-type="float">
            <text:p>0.02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yaluronan synthase 1 isoform X3 [Larimichthys crocea]</text:p>
          </table:table-cell>
        </table:table-row>
        <table:table-row table:style-name="ro1">
          <table:table-cell office:value-type="string" calcext:value-type="string">
            <text:p>XP_027142182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2" calcext:value-type="float">
            <text:p>2E-13</text:p>
          </table:table-cell>
          <table:table-cell office:value-type="float" office:value="0.025" calcext:value-type="float">
            <text:p>0.02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hyaluronan synthase 1 isoform X2 [Larimichthys crocea]</text:p>
          </table:table-cell>
        </table:table-row>
        <table:table-row table:style-name="ro1">
          <table:table-cell office:value-type="string" calcext:value-type="string">
            <text:p>XP_029928401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21" calcext:value-type="float">
            <text:p>2.1E-13</text:p>
          </table:table-cell>
          <table:table-cell office:value-type="float" office:value="0.094" calcext:value-type="float">
            <text:p>0.0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hyaluronan synthase 2 [Myripristis murdjan]</text:p>
          </table:table-cell>
        </table:table-row>
        <table:table-row table:style-name="ro1">
          <table:table-cell office:value-type="string" calcext:value-type="string">
            <text:p>XP_029307938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22" calcext:value-type="float">
            <text:p>2.2E-13</text:p>
          </table:table-cell>
          <table:table-cell office:value-type="float" office:value="0.093" calcext:value-type="float">
            <text:p>0.093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hyaluronan synthase 2 [Cottoperca gobio]</text:p>
          </table:table-cell>
        </table:table-row>
        <table:table-row table:style-name="ro1">
          <table:table-cell office:value-type="string" calcext:value-type="string">
            <text:p>XP_029780225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22" calcext:value-type="float">
            <text:p>2.2E-13</text:p>
          </table:table-cell>
          <table:table-cell office:value-type="float" office:value="3.7E-015" calcext:value-type="float">
            <text:p>3.7E-15</text:p>
          </table:table-cell>
          <table:table-cell office:value-type="float" office:value="0.000000000024" calcext:value-type="float">
            <text:p>2.4E-11</text:p>
          </table:table-cell>
          <table:table-cell office:value-type="string" calcext:value-type="string">
            <text:p>hyaluronan synthase 1 [Suricata suricatta]</text:p>
          </table:table-cell>
        </table:table-row>
        <table:table-row table:style-name="ro1">
          <table:table-cell office:value-type="string" calcext:value-type="string">
            <text:p>XP_024119263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23" calcext:value-type="float">
            <text:p>2.3E-13</text:p>
          </table:table-cell>
          <table:table-cell office:value-type="float" office:value="0.14" calcext:value-type="float">
            <text:p>0.14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hyaluronan synthase 2 [Oryzias melastigma]</text:p>
          </table:table-cell>
        </table:table-row>
        <table:table-row table:style-name="ro1">
          <table:table-cell office:value-type="string" calcext:value-type="string">
            <text:p>XP_034467878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24" calcext:value-type="float">
            <text:p>2.4E-13</text:p>
          </table:table-cell>
          <table:table-cell office:value-type="float" office:value="0.15" calcext:value-type="float">
            <text:p>0.15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hyaluronan synthase 2 [Hippoglossus hippoglossus]</text:p>
          </table:table-cell>
        </table:table-row>
        <table:table-row table:style-name="ro1">
          <table:table-cell office:value-type="string" calcext:value-type="string">
            <text:p>XP_035020593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24" calcext:value-type="float">
            <text:p>2.4E-13</text:p>
          </table:table-cell>
          <table:table-cell office:value-type="float" office:value="0.15" calcext:value-type="float">
            <text:p>0.15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hyaluronan synthase 2 [Hippoglossus stenolepis]</text:p>
          </table:table-cell>
        </table:table-row>
        <table:table-row table:style-name="ro1">
          <table:table-cell office:value-type="string" calcext:value-type="string">
            <text:p>XP_030399123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24" calcext:value-type="float">
            <text:p>2.4E-13</text:p>
          </table:table-cell>
          <table:table-cell office:value-type="float" office:value="0.0035" calcext:value-type="float">
            <text:p>0.003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yaluronan synthase 1 [Gopherus evgoodei]</text:p>
          </table:table-cell>
        </table:table-row>
        <table:table-row table:style-name="ro1">
          <table:table-cell office:value-type="string" calcext:value-type="string">
            <text:p>XP_004086691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25" calcext:value-type="float">
            <text:p>2.5E-13</text:p>
          </table:table-cell>
          <table:table-cell office:value-type="float" office:value="0.14" calcext:value-type="float">
            <text:p>0.14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hyaluronan synthase 2 [Oryzias latipes]</text:p>
          </table:table-cell>
        </table:table-row>
        <table:table-row table:style-name="ro1">
          <table:table-cell office:value-type="string" calcext:value-type="string">
            <text:p>XP_030227219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25" calcext:value-type="float">
            <text:p>2.5E-13</text:p>
          </table:table-cell>
          <table:table-cell office:value-type="float" office:value="0.11" calcext:value-type="float">
            <text:p>0.1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hyaluronan synthase 2 [Gadus morhua]</text:p>
          </table:table-cell>
        </table:table-row>
        <table:table-row table:style-name="ro1">
          <table:table-cell office:value-type="string" calcext:value-type="string">
            <text:p>XP_040022314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25" calcext:value-type="float">
            <text:p>2.5E-13</text:p>
          </table:table-cell>
          <table:table-cell office:value-type="float" office:value="0.12" calcext:value-type="float">
            <text:p>0.12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hyaluronan synthase 2 [Gasterosteus aculeatus aculeatus]</text:p>
          </table:table-cell>
        </table:table-row>
        <table:table-row table:style-name="ro1">
          <table:table-cell office:value-type="string" calcext:value-type="string">
            <text:p>XP_044524445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26" calcext:value-type="float">
            <text:p>2.6E-13</text:p>
          </table:table-cell>
          <table:table-cell office:value-type="float" office:value="0.037" calcext:value-type="float">
            <text:p>0.03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hyaluronan synthase 1 [Gracilinanus agilis]</text:p>
          </table:table-cell>
        </table:table-row>
        <table:table-row table:style-name="ro1">
          <table:table-cell office:value-type="string" calcext:value-type="string">
            <text:p>XP_026854895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26" calcext:value-type="float">
            <text:p>2.6E-13</text:p>
          </table:table-cell>
          <table:table-cell office:value-type="float" office:value="0.024" calcext:value-type="float">
            <text:p>0.02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yaluronan synthase 2 [Electrophorus electricus]</text:p>
          </table:table-cell>
        </table:table-row>
        <table:table-row table:style-name="ro1">
          <table:table-cell office:value-type="string" calcext:value-type="string">
            <text:p>XP_032375419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27" calcext:value-type="float">
            <text:p>2.7E-13</text:p>
          </table:table-cell>
          <table:table-cell office:value-type="float" office:value="0.13" calcext:value-type="float">
            <text:p>0.13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hyaluronan synthase 2 [Etheostoma spectabile]</text:p>
          </table:table-cell>
        </table:table-row>
        <table:table-row table:style-name="ro1">
          <table:table-cell office:value-type="string" calcext:value-type="string">
            <text:p>XP_034730802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27" calcext:value-type="float">
            <text:p>2.7E-13</text:p>
          </table:table-cell>
          <table:table-cell office:value-type="float" office:value="0.13" calcext:value-type="float">
            <text:p>0.13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hyaluronan synthase 2 [Etheostoma cragini]</text:p>
          </table:table-cell>
        </table:table-row>
        <table:table-row table:style-name="ro1">
          <table:table-cell office:value-type="string" calcext:value-type="string">
            <text:p>XP_018123734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3" calcext:value-type="float">
            <text:p>3E-13</text:p>
          </table:table-cell>
          <table:table-cell office:value-type="float" office:value="0.13" calcext:value-type="float">
            <text:p>0.13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hyaluronan synthase 2-like [Xenopus laevis]</text:p>
          </table:table-cell>
        </table:table-row>
        <table:table-row table:style-name="ro1">
          <table:table-cell office:value-type="string" calcext:value-type="string">
            <text:p>XP_035477743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3" calcext:value-type="float">
            <text:p>3E-13</text:p>
          </table:table-cell>
          <table:table-cell office:value-type="float" office:value="0.11" calcext:value-type="float">
            <text:p>0.11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hyaluronan synthase 2 [Scophthalmus maximus]</text:p>
          </table:table-cell>
        </table:table-row>
        <table:table-row table:style-name="ro1">
          <table:table-cell office:value-type="string" calcext:value-type="string">
            <text:p>XP_039368944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3" calcext:value-type="float">
            <text:p>3E-13</text:p>
          </table:table-cell>
          <table:table-cell office:value-type="float" office:value="0.0035" calcext:value-type="float">
            <text:p>0.003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yaluronan synthase 1 [Mauremys reevesii]</text:p>
          </table:table-cell>
        </table:table-row>
        <table:table-row table:style-name="ro1">
          <table:table-cell office:value-type="string" calcext:value-type="string">
            <text:p>XP_003443743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3" calcext:value-type="float">
            <text:p>3E-13</text:p>
          </table:table-cell>
          <table:table-cell office:value-type="float" office:value="0.036" calcext:value-type="float">
            <text:p>0.036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hyaluronan synthase 2 [Oreochromis niloticus]</text:p>
          </table:table-cell>
        </table:table-row>
        <table:table-row table:style-name="ro1">
          <table:table-cell office:value-type="string" calcext:value-type="string">
            <text:p>XP_031819145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31" calcext:value-type="float">
            <text:p>3.1E-13</text:p>
          </table:table-cell>
          <table:table-cell office:value-type="float" office:value="0.06" calcext:value-type="float">
            <text:p>0.06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hyaluronan synthase 1 [Sarcophilus harrisii]</text:p>
          </table:table-cell>
        </table:table-row>
        <table:table-row table:style-name="ro1">
          <table:table-cell office:value-type="string" calcext:value-type="string">
            <text:p>XP_004566868.2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34" calcext:value-type="float">
            <text:p>3.4E-13</text:p>
          </table:table-cell>
          <table:table-cell office:value-type="float" office:value="0.037" calcext:value-type="float">
            <text:p>0.03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hyaluronan synthase 2 [Maylandia zebra]</text:p>
          </table:table-cell>
        </table:table-row>
        <table:table-row table:style-name="ro1">
          <table:table-cell office:value-type="string" calcext:value-type="string">
            <text:p>XP_031134267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34" calcext:value-type="float">
            <text:p>3.4E-13</text:p>
          </table:table-cell>
          <table:table-cell office:value-type="float" office:value="0.11" calcext:value-type="float">
            <text:p>0.11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hyaluronan synthase 2 [Sander lucioperca]</text:p>
          </table:table-cell>
        </table:table-row>
        <table:table-row table:style-name="ro1">
          <table:table-cell office:value-type="string" calcext:value-type="string">
            <text:p>XP_032415496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35" calcext:value-type="float">
            <text:p>3.5E-13</text:p>
          </table:table-cell>
          <table:table-cell office:value-type="float" office:value="0.14" calcext:value-type="float">
            <text:p>0.14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hyaluronan synthase 2 [Xiphophorus hellerii]</text:p>
          </table:table-cell>
        </table:table-row>
        <table:table-row table:style-name="ro1">
          <table:table-cell office:value-type="string" calcext:value-type="string">
            <text:p>XP_031604034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36" calcext:value-type="float">
            <text:p>3.6E-13</text:p>
          </table:table-cell>
          <table:table-cell office:value-type="float" office:value="0.036" calcext:value-type="float">
            <text:p>0.036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hyaluronan synthase 2 [Oreochromis aureus]</text:p>
          </table:table-cell>
        </table:table-row>
        <table:table-row table:style-name="ro1">
          <table:table-cell office:value-type="string" calcext:value-type="string">
            <text:p>XP_042346056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37" calcext:value-type="float">
            <text:p>3.7E-13</text:p>
          </table:table-cell>
          <table:table-cell office:value-type="float" office:value="0.11" calcext:value-type="float">
            <text:p>0.11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hyaluronan synthase 2 [Plectropomus leopardus]</text:p>
          </table:table-cell>
        </table:table-row>
        <table:table-row table:style-name="ro1">
          <table:table-cell office:value-type="string" calcext:value-type="string">
            <text:p>XP_017265377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37" calcext:value-type="float">
            <text:p>3.7E-13</text:p>
          </table:table-cell>
          <table:table-cell office:value-type="float" office:value="0.088" calcext:value-type="float">
            <text:p>0.088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hyaluronan synthase 2 [Kryptolebias marmoratus]</text:p>
          </table:table-cell>
        </table:table-row>
        <table:table-row table:style-name="ro1">
          <table:table-cell office:value-type="string" calcext:value-type="string">
            <text:p>XP_030606051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39" calcext:value-type="float">
            <text:p>3.9E-13</text:p>
          </table:table-cell>
          <table:table-cell office:value-type="float" office:value="0.12" calcext:value-type="float">
            <text:p>0.12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hyaluronan synthase 2 isoform X1 [Archocentrus centrarchus]</text:p>
          </table:table-cell>
        </table:table-row>
        <table:table-row table:style-name="ro1">
          <table:table-cell office:value-type="string" calcext:value-type="string">
            <text:p>XP_028437348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4" calcext:value-type="float">
            <text:p>4E-13</text:p>
          </table:table-cell>
          <table:table-cell office:value-type="float" office:value="0.11" calcext:value-type="float">
            <text:p>0.11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hyaluronan synthase 2 [Perca flavescens]</text:p>
          </table:table-cell>
        </table:table-row>
        <table:table-row table:style-name="ro1">
          <table:table-cell office:value-type="string" calcext:value-type="string">
            <text:p>XP_039660699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4" calcext:value-type="float">
            <text:p>4E-13</text:p>
          </table:table-cell>
          <table:table-cell office:value-type="float" office:value="0.11" calcext:value-type="float">
            <text:p>0.11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hyaluronan synthase 2 [Perca fluviatilis]</text:p>
          </table:table-cell>
        </table:table-row>
        <table:table-row table:style-name="ro1">
          <table:table-cell office:value-type="string" calcext:value-type="string">
            <text:p>XP_042702449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41" calcext:value-type="float">
            <text:p>4.1E-13</text:p>
          </table:table-cell>
          <table:table-cell office:value-type="float" office:value="0.0036" calcext:value-type="float">
            <text:p>0.003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yaluronan synthase 1 [Chrysemys picta bellii]</text:p>
          </table:table-cell>
        </table:table-row>
        <table:table-row table:style-name="ro1">
          <table:table-cell office:value-type="string" calcext:value-type="string">
            <text:p>XP_012681908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41" calcext:value-type="float">
            <text:p>4.1E-13</text:p>
          </table:table-cell>
          <table:table-cell office:value-type="float" office:value="0.12" calcext:value-type="float">
            <text:p>0.12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hyaluronan synthase 2 [Clupea harengus]</text:p>
          </table:table-cell>
        </table:table-row>
        <table:table-row table:style-name="ro1">
          <table:table-cell office:value-type="string" calcext:value-type="string">
            <text:p>XP_041844358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41" calcext:value-type="float">
            <text:p>4.1E-13</text:p>
          </table:table-cell>
          <table:table-cell office:value-type="float" office:value="0.12" calcext:value-type="float">
            <text:p>0.12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hyaluronan synthase 2 [Melanotaenia boesemani]</text:p>
          </table:table-cell>
        </table:table-row>
        <table:table-row table:style-name="ro1">
          <table:table-cell office:value-type="string" calcext:value-type="string">
            <text:p>XP_035985981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41" calcext:value-type="float">
            <text:p>4.1E-13</text:p>
          </table:table-cell>
          <table:table-cell office:value-type="float" office:value="0.11" calcext:value-type="float">
            <text:p>0.11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hyaluronan synthase 2 [Fundulus heteroclitus]</text:p>
          </table:table-cell>
        </table:table-row>
        <table:table-row table:style-name="ro1">
          <table:table-cell office:value-type="string" calcext:value-type="string">
            <text:p>XP_035625363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42" calcext:value-type="float">
            <text:p>4.2E-13</text:p>
          </table:table-cell>
          <table:table-cell office:value-type="float" office:value="3E-015" calcext:value-type="float">
            <text:p>3E-15</text:p>
          </table:table-cell>
          <table:table-cell office:value-type="float" office:value="0.000000000019" calcext:value-type="float">
            <text:p>1.9E-11</text:p>
          </table:table-cell>
          <table:table-cell office:value-type="string" calcext:value-type="string">
            <text:p>hyaluronan synthase 2 <text:s/>partial [Oncorhynchus keta]</text:p>
          </table:table-cell>
        </table:table-row>
        <table:table-row table:style-name="ro1">
          <table:table-cell office:value-type="string" calcext:value-type="string">
            <text:p>XP_044847558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49" calcext:value-type="float">
            <text:p>4.9E-13</text:p>
          </table:table-cell>
          <table:table-cell office:value-type="float" office:value="0.0038" calcext:value-type="float">
            <text:p>0.003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yaluronan synthase 1 [Mauremys mutica]</text:p>
          </table:table-cell>
        </table:table-row>
        <table:table-row table:style-name="ro1">
          <table:table-cell office:value-type="string" calcext:value-type="string">
            <text:p>XP_008119994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0.024" calcext:value-type="float">
            <text:p>0.02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EDICTED: hyaluronan synthase 1 isoform X3 [Anolis carolinensis]</text:p>
          </table:table-cell>
        </table:table-row>
        <table:table-row table:style-name="ro1">
          <table:table-cell office:value-type="string" calcext:value-type="string">
            <text:p>XP_037639432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52" calcext:value-type="float">
            <text:p>5.2E-13</text:p>
          </table:table-cell>
          <table:table-cell office:value-type="float" office:value="0.088" calcext:value-type="float">
            <text:p>0.088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hyaluronan synthase 2 [Sebastes umbrosus]</text:p>
          </table:table-cell>
        </table:table-row>
        <table:table-row table:style-name="ro1">
          <table:table-cell office:value-type="string" calcext:value-type="string">
            <text:p>XP_042280331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54" calcext:value-type="float">
            <text:p>5.4E-13</text:p>
          </table:table-cell>
          <table:table-cell office:value-type="float" office:value="0.12" calcext:value-type="float">
            <text:p>0.12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hyaluronan synthase 2 [Thunnus maccoyii]</text:p>
          </table:table-cell>
        </table:table-row>
        <table:table-row table:style-name="ro1">
          <table:table-cell office:value-type="string" calcext:value-type="string">
            <text:p>XP_044216323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54" calcext:value-type="float">
            <text:p>5.4E-13</text:p>
          </table:table-cell>
          <table:table-cell office:value-type="float" office:value="0.12" calcext:value-type="float">
            <text:p>0.12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hyaluronan synthase 2 [Thunnus albacares]</text:p>
          </table:table-cell>
        </table:table-row>
        <table:table-row table:style-name="ro1">
          <table:table-cell office:value-type="string" calcext:value-type="string">
            <text:p>XP_041943637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54" calcext:value-type="float">
            <text:p>5.4E-13</text:p>
          </table:table-cell>
          <table:table-cell office:value-type="float" office:value="0.071" calcext:value-type="float">
            <text:p>0.07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hyaluronan synthase 2 isoform X1 [Alosa sapidissima]</text:p>
          </table:table-cell>
        </table:table-row>
        <table:table-row table:style-name="ro1">
          <table:table-cell office:value-type="string" calcext:value-type="string">
            <text:p>XP_008119993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59" calcext:value-type="float">
            <text:p>5.9E-13</text:p>
          </table:table-cell>
          <table:table-cell office:value-type="float" office:value="0.025" calcext:value-type="float">
            <text:p>0.02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PREDICTED: hyaluronan synthase 1 isoform X2 [Anolis carolinensis]</text:p>
          </table:table-cell>
        </table:table-row>
        <table:table-row table:style-name="ro1">
          <table:table-cell office:value-type="string" calcext:value-type="string">
            <text:p>XP_033495821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62" calcext:value-type="float">
            <text:p>6.2E-13</text:p>
          </table:table-cell>
          <table:table-cell office:value-type="float" office:value="0.11" calcext:value-type="float">
            <text:p>0.1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hyaluronan synthase 2 [Epinephelus lanceolatus]</text:p>
          </table:table-cell>
        </table:table-row>
        <table:table-row table:style-name="ro1">
          <table:table-cell office:value-type="string" calcext:value-type="string">
            <text:p>XP_008119992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64" calcext:value-type="float">
            <text:p>6.4E-13</text:p>
          </table:table-cell>
          <table:table-cell office:value-type="float" office:value="0.026" calcext:value-type="float">
            <text:p>0.02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PREDICTED: hyaluronan synthase 1 isoform X1 [Anolis carolinensis]</text:p>
          </table:table-cell>
        </table:table-row>
        <table:table-row table:style-name="ro1">
          <table:table-cell office:value-type="string" calcext:value-type="string">
            <text:p>XP_008430237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74" calcext:value-type="float">
            <text:p>7.4E-13</text:p>
          </table:table-cell>
          <table:table-cell office:value-type="float" office:value="0.15" calcext:value-type="float">
            <text:p>0.15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PREDICTED: hyaluronan synthase 2 [Poecilia reticulata]</text:p>
          </table:table-cell>
        </table:table-row>
        <table:table-row table:style-name="ro1">
          <table:table-cell office:value-type="string" calcext:value-type="string">
            <text:p>XP_026770087.2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74" calcext:value-type="float">
            <text:p>7.4E-13</text:p>
          </table:table-cell>
          <table:table-cell office:value-type="float" office:value="0.04" calcext:value-type="float">
            <text:p>0.0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yaluronan synthase 1 isoform X2 [Pangasianodon hypophthalmus]</text:p>
          </table:table-cell>
        </table:table-row>
        <table:table-row table:style-name="ro1">
          <table:table-cell office:value-type="string" calcext:value-type="string">
            <text:p>XP_022529691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74" calcext:value-type="float">
            <text:p>7.4E-13</text:p>
          </table:table-cell>
          <table:table-cell office:value-type="float" office:value="0.087" calcext:value-type="float">
            <text:p>0.087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hyaluronan synthase 2 [Astyanax mexicanus]</text:p>
          </table:table-cell>
        </table:table-row>
        <table:table-row table:style-name="ro1">
          <table:table-cell office:value-type="string" calcext:value-type="string">
            <text:p>XP_039974844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77" calcext:value-type="float">
            <text:p>7.7E-13</text:p>
          </table:table-cell>
          <table:table-cell office:value-type="float" office:value="0.11" calcext:value-type="float">
            <text:p>0.1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hyaluronan synthase 2 [Xiphias gladius]</text:p>
          </table:table-cell>
        </table:table-row>
        <table:table-row table:style-name="ro1">
          <table:table-cell office:value-type="string" calcext:value-type="string">
            <text:p>XP_040899383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78" calcext:value-type="float">
            <text:p>7.8E-13</text:p>
          </table:table-cell>
          <table:table-cell office:value-type="float" office:value="0.1" calcext:value-type="float">
            <text:p>0.1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hyaluronan synthase 2 [Toxotes jaculatrix]</text:p>
          </table:table-cell>
        </table:table-row>
        <table:table-row table:style-name="ro1">
          <table:table-cell office:value-type="string" calcext:value-type="string">
            <text:p>XP_015804941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79" calcext:value-type="float">
            <text:p>7.9E-13</text:p>
          </table:table-cell>
          <table:table-cell office:value-type="float" office:value="0.084" calcext:value-type="float">
            <text:p>0.084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PREDICTED: hyaluronan synthase 2 [Nothobranchius furzeri]</text:p>
          </table:table-cell>
        </table:table-row>
        <table:table-row table:style-name="ro1">
          <table:table-cell office:value-type="string" calcext:value-type="string">
            <text:p>XP_043116176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85" calcext:value-type="float">
            <text:p>8.5E-13</text:p>
          </table:table-cell>
          <table:table-cell office:value-type="float" office:value="0.12" calcext:value-type="float">
            <text:p>0.12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hyaluronan synthase 2 [Puntigrus tetrazona]</text:p>
          </table:table-cell>
        </table:table-row>
        <table:table-row table:style-name="ro1">
          <table:table-cell office:value-type="string" calcext:value-type="string">
            <text:p>XP_034031292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92" calcext:value-type="float">
            <text:p>9.2E-13</text:p>
          </table:table-cell>
          <table:table-cell office:value-type="float" office:value="0.12" calcext:value-type="float">
            <text:p>0.12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LOW QUALITY PROTEIN: hyaluronan synthase 2-like [Thalassophryne amazonica]</text:p>
          </table:table-cell>
        </table:table-row>
        <table:table-row table:style-name="ro1">
          <table:table-cell office:value-type="string" calcext:value-type="string">
            <text:p>XP_036395408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096" calcext:value-type="float">
            <text:p>9.6E-13</text:p>
          </table:table-cell>
          <table:table-cell office:value-type="float" office:value="0.11" calcext:value-type="float">
            <text:p>0.1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hyaluronan synthase 2 [Megalops cyprinoides]</text:p>
          </table:table-cell>
        </table:table-row>
        <table:table-row table:style-name="ro1">
          <table:table-cell office:value-type="string" calcext:value-type="string">
            <text:p>XP_030013198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11" calcext:value-type="float">
            <text:p>1.1E-12</text:p>
          </table:table-cell>
          <table:table-cell office:value-type="float" office:value="0.11" calcext:value-type="float">
            <text:p>0.11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hyaluronan synthase 2 [Sphaeramia orbicularis]</text:p>
          </table:table-cell>
        </table:table-row>
        <table:table-row table:style-name="ro1">
          <table:table-cell office:value-type="string" calcext:value-type="string">
            <text:p>XP_010740604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11" calcext:value-type="float">
            <text:p>1.1E-12</text:p>
          </table:table-cell>
          <table:table-cell office:value-type="float" office:value="0.11" calcext:value-type="float">
            <text:p>0.11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hyaluronan synthase 2 [Larimichthys crocea]</text:p>
          </table:table-cell>
        </table:table-row>
        <table:table-row table:style-name="ro1">
          <table:table-cell office:value-type="string" calcext:value-type="string">
            <text:p>XP_017541426.2</text:p>
          </table:table-cell>
          <table:table-cell office:value-type="string" calcext:value-type="string">
            <text:p>Chitin_synth_2</text:p>
          </table:table-cell>
          <table:table-cell office:value-type="float" office:value="0.0000000000011" calcext:value-type="float">
            <text:p>1.1E-12</text:p>
          </table:table-cell>
          <table:table-cell office:value-type="float" office:value="0.12" calcext:value-type="float">
            <text:p>0.12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LOW QUALITY PROTEIN: hyaluronan synthase 2 [Pygocentrus nattereri]</text:p>
          </table:table-cell>
        </table:table-row>
        <table:table-row table:style-name="ro1">
          <table:table-cell office:value-type="string" calcext:value-type="string">
            <text:p>XP_044064530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11" calcext:value-type="float">
            <text:p>1.1E-12</text:p>
          </table:table-cell>
          <table:table-cell office:value-type="float" office:value="0.098" calcext:value-type="float">
            <text:p>0.098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hyaluronan synthase 2 [Siniperca chuatsi]</text:p>
          </table:table-cell>
        </table:table-row>
        <table:table-row table:style-name="ro1">
          <table:table-cell office:value-type="string" calcext:value-type="string">
            <text:p>XP_037130005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14" calcext:value-type="float">
            <text:p>1.4E-12</text:p>
          </table:table-cell>
          <table:table-cell office:value-type="float" office:value="0.076" calcext:value-type="float">
            <text:p>0.076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hyaluronan synthase 2 [Syngnathus acus]</text:p>
          </table:table-cell>
        </table:table-row>
        <table:table-row table:style-name="ro1">
          <table:table-cell office:value-type="string" calcext:value-type="string">
            <text:p>XP_026084352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14" calcext:value-type="float">
            <text:p>1.4E-12</text:p>
          </table:table-cell>
          <table:table-cell office:value-type="float" office:value="0.13" calcext:value-type="float">
            <text:p>0.13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hyaluronan synthase 2-like [Carassius auratus]</text:p>
          </table:table-cell>
        </table:table-row>
        <table:table-row table:style-name="ro1">
          <table:table-cell office:value-type="string" calcext:value-type="string">
            <text:p>XP_042628131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14" calcext:value-type="float">
            <text:p>1.4E-12</text:p>
          </table:table-cell>
          <table:table-cell office:value-type="float" office:value="0.12" calcext:value-type="float">
            <text:p>0.12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hyaluronan synthase 2 [Cyprinus carpio]</text:p>
          </table:table-cell>
        </table:table-row>
        <table:table-row table:style-name="ro1">
          <table:table-cell office:value-type="string" calcext:value-type="string">
            <text:p>XP_037533045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17" calcext:value-type="float">
            <text:p>1.7E-12</text:p>
          </table:table-cell>
          <table:table-cell office:value-type="float" office:value="0.085" calcext:value-type="float">
            <text:p>0.085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hyaluronan synthase 2 [Nematolebias whitei]</text:p>
          </table:table-cell>
        </table:table-row>
        <table:table-row table:style-name="ro1">
          <table:table-cell office:value-type="string" calcext:value-type="string">
            <text:p>XP_034554125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18" calcext:value-type="float">
            <text:p>1.8E-12</text:p>
          </table:table-cell>
          <table:table-cell office:value-type="float" office:value="0.17" calcext:value-type="float">
            <text:p>0.17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yaluronan synthase 2 [Notolabrus celidotus]</text:p>
          </table:table-cell>
        </table:table-row>
        <table:table-row table:style-name="ro1">
          <table:table-cell office:value-type="string" calcext:value-type="string">
            <text:p>XP_036928769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19" calcext:value-type="float">
            <text:p>1.9E-12</text:p>
          </table:table-cell>
          <table:table-cell office:value-type="float" office:value="0.16" calcext:value-type="float">
            <text:p>0.16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hyaluronan synthase 2 [Acanthopagrus latus]</text:p>
          </table:table-cell>
        </table:table-row>
        <table:table-row table:style-name="ro1">
          <table:table-cell office:value-type="string" calcext:value-type="string">
            <text:p>NP_705936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2" calcext:value-type="float">
            <text:p>2E-12</text:p>
          </table:table-cell>
          <table:table-cell office:value-type="float" office:value="0.12" calcext:value-type="float">
            <text:p>0.12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hyaluronan synthase 2 [Danio rerio]</text:p>
          </table:table-cell>
        </table:table-row>
        <table:table-row table:style-name="ro1">
          <table:table-cell office:value-type="string" calcext:value-type="string">
            <text:p>XP_041649735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2" calcext:value-type="float">
            <text:p>2E-12</text:p>
          </table:table-cell>
          <table:table-cell office:value-type="float" office:value="0.14" calcext:value-type="float">
            <text:p>0.14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hyaluronan synthase 2 [Cheilinus undulatus]</text:p>
          </table:table-cell>
        </table:table-row>
        <table:table-row table:style-name="ro1">
          <table:table-cell office:value-type="string" calcext:value-type="string">
            <text:p>XP_043935303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21" calcext:value-type="float">
            <text:p>2.1E-12</text:p>
          </table:table-cell>
          <table:table-cell office:value-type="float" office:value="0.0024" calcext:value-type="float">
            <text:p>0.0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W QUALITY PROTEIN: hyaluronan synthase 1-like [Protopterus annectens]</text:p>
          </table:table-cell>
        </table:table-row>
        <table:table-row table:style-name="ro1">
          <table:table-cell office:value-type="string" calcext:value-type="string">
            <text:p>XP_041426666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23" calcext:value-type="float">
            <text:p>2.3E-12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yaluronan synthase 1-like [Xenopus laevis]</text:p>
          </table:table-cell>
        </table:table-row>
        <table:table-row table:style-name="ro1">
          <table:table-cell office:value-type="string" calcext:value-type="string">
            <text:p>XP_033837065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24" calcext:value-type="float">
            <text:p>2.4E-12</text:p>
          </table:table-cell>
          <table:table-cell office:value-type="float" office:value="0.13" calcext:value-type="float">
            <text:p>0.13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hyaluronan synthase 2 [Periophthalmus magnuspinnatus]</text:p>
          </table:table-cell>
        </table:table-row>
        <table:table-row table:style-name="ro1">
          <table:table-cell office:value-type="string" calcext:value-type="string">
            <text:p>XP_026770086.2</text:p>
          </table:table-cell>
          <table:table-cell office:value-type="string" calcext:value-type="string">
            <text:p>Chitin_synth_2</text:p>
          </table:table-cell>
          <table:table-cell office:value-type="float" office:value="0.0000000000025" calcext:value-type="float">
            <text:p>2.5E-12</text:p>
          </table:table-cell>
          <table:table-cell office:value-type="float" office:value="0.044" calcext:value-type="float">
            <text:p>0.044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hyaluronan synthase 1 isoform X1 [Pangasianodon hypophthalmus]</text:p>
          </table:table-cell>
        </table:table-row>
        <table:table-row table:style-name="ro1">
          <table:table-cell office:value-type="string" calcext:value-type="string">
            <text:p>XP_032799988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26" calcext:value-type="float">
            <text:p>2.6E-12</text:p>
          </table:table-cell>
          <table:table-cell office:value-type="float" office:value="0.000000097" calcext:value-type="float">
            <text:p>0.000000097</text:p>
          </table:table-cell>
          <table:table-cell office:value-type="float" office:value="0.00061" calcext:value-type="float">
            <text:p>0.00061</text:p>
          </table:table-cell>
          <table:table-cell office:value-type="string" calcext:value-type="string">
            <text:p>chitin synthase chs-2-like <text:s/>partial [Petromyzon marinus]</text:p>
          </table:table-cell>
        </table:table-row>
        <table:table-row table:style-name="ro1">
          <table:table-cell office:value-type="string" calcext:value-type="string">
            <text:p>XP_034384923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29" calcext:value-type="float">
            <text:p>2.9E-12</text:p>
          </table:table-cell>
          <table:table-cell office:value-type="float" office:value="0.48" calcext:value-type="float">
            <text:p>0.48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yaluronan synthase 2 [Cyclopterus lumpus]</text:p>
          </table:table-cell>
        </table:table-row>
        <table:table-row table:style-name="ro1">
          <table:table-cell office:value-type="string" calcext:value-type="string">
            <text:p>XP_035252035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29" calcext:value-type="float">
            <text:p>2.9E-12</text:p>
          </table:table-cell>
          <table:table-cell office:value-type="float" office:value="6.6" calcext:value-type="float">
            <text:p>6.6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hyaluronan synthase 3 isoform X2 [Anguilla anguilla]</text:p>
          </table:table-cell>
        </table:table-row>
        <table:table-row table:style-name="ro1">
          <table:table-cell office:value-type="string" calcext:value-type="string">
            <text:p>XP_040183359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39" calcext:value-type="float">
            <text:p>3.9E-12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hyaluronan synthase 1-like [Rana temporaria]</text:p>
          </table:table-cell>
        </table:table-row>
        <table:table-row table:style-name="ro1">
          <table:table-cell office:value-type="string" calcext:value-type="string">
            <text:p>XP_041425999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39" calcext:value-type="float">
            <text:p>3.9E-12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hyaluronan synthase 1 [Xenopus laevis]</text:p>
          </table:table-cell>
        </table:table-row>
        <table:table-row table:style-name="ro1">
          <table:table-cell office:value-type="string" calcext:value-type="string">
            <text:p>XP_036372099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42" calcext:value-type="float">
            <text:p>4.2E-12</text:p>
          </table:table-cell>
          <table:table-cell office:value-type="float" office:value="0.031" calcext:value-type="float">
            <text:p>0.03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hyaluronan synthase 2-like [Megalops cyprinoides]</text:p>
          </table:table-cell>
        </table:table-row>
        <table:table-row table:style-name="ro1">
          <table:table-cell office:value-type="string" calcext:value-type="string">
            <text:p>XP_026140187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43" calcext:value-type="float">
            <text:p>4.3E-12</text:p>
          </table:table-cell>
          <table:table-cell office:value-type="float" office:value="0.52" calcext:value-type="float">
            <text:p>0.52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hyaluronan synthase 2 [Carassius auratus]</text:p>
          </table:table-cell>
        </table:table-row>
        <table:table-row table:style-name="ro1">
          <table:table-cell office:value-type="string" calcext:value-type="string">
            <text:p>XP_030155222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45" calcext:value-type="float">
            <text:p>4.5E-12</text:p>
          </table:table-cell>
          <table:table-cell office:value-type="float" office:value="0.000000000000035" calcext:value-type="float">
            <text:p>3.5E-14</text:p>
          </table:table-cell>
          <table:table-cell office:value-type="float" office:value="0.00000000022" calcext:value-type="float">
            <text:p>2.2E-10</text:p>
          </table:table-cell>
          <table:table-cell office:value-type="string" calcext:value-type="string">
            <text:p>hyaluronan synthase 1 [Lynx canadensis]</text:p>
          </table:table-cell>
        </table:table-row>
        <table:table-row table:style-name="ro1">
          <table:table-cell office:value-type="string" calcext:value-type="string">
            <text:p>XP_038958527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47" calcext:value-type="float">
            <text:p>4.7E-12</text:p>
          </table:table-cell>
          <table:table-cell office:value-type="float" office:value="0.057" calcext:value-type="float">
            <text:p>0.057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hyaluronan synthase 1 isoform X1 [Rattus norvegicus]</text:p>
          </table:table-cell>
        </table:table-row>
        <table:table-row table:style-name="ro1">
          <table:table-cell office:value-type="string" calcext:value-type="string">
            <text:p>XP_038238505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5" calcext:value-type="float">
            <text:p>5E-12</text:p>
          </table:table-cell>
          <table:table-cell office:value-type="float" office:value="0.084" calcext:value-type="float">
            <text:p>0.084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hyaluronan synthase 1-like [Dermochelys coriacea]</text:p>
          </table:table-cell>
        </table:table-row>
        <table:table-row table:style-name="ro1">
          <table:table-cell office:value-type="string" calcext:value-type="string">
            <text:p>XP_018618206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61" calcext:value-type="float">
            <text:p>6.1E-12</text:p>
          </table:table-cell>
          <table:table-cell office:value-type="float" office:value="0.11" calcext:value-type="float">
            <text:p>0.11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hyaluronan synthase 2 [Scleropages formosus]</text:p>
          </table:table-cell>
        </table:table-row>
        <table:table-row table:style-name="ro1">
          <table:table-cell office:value-type="string" calcext:value-type="string">
            <text:p>XP_044138578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65" calcext:value-type="float">
            <text:p>6.5E-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yaluronan synthase 1 [Bufo gargarizans]</text:p>
          </table:table-cell>
        </table:table-row>
        <table:table-row table:style-name="ro1">
          <table:table-cell office:value-type="string" calcext:value-type="string">
            <text:p>XP_028986036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7" calcext:value-type="float">
            <text:p>7E-12</text:p>
          </table:table-cell>
          <table:table-cell office:value-type="float" office:value="2.5" calcext:value-type="float">
            <text:p>2.5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hyaluronan synthase 2 isoform X2 [Betta splendens]</text:p>
          </table:table-cell>
        </table:table-row>
        <table:table-row table:style-name="ro1">
          <table:table-cell office:value-type="string" calcext:value-type="string">
            <text:p>XP_028986035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71" calcext:value-type="float">
            <text:p>7.1E-12</text:p>
          </table:table-cell>
          <table:table-cell office:value-type="float" office:value="2.6" calcext:value-type="float">
            <text:p>2.6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hyaluronan synthase 2 isoform X1 [Betta splendens]</text:p>
          </table:table-cell>
        </table:table-row>
        <table:table-row table:style-name="ro1">
          <table:table-cell office:value-type="string" calcext:value-type="string">
            <text:p>XP_019834315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84" calcext:value-type="float">
            <text:p>8.4E-12</text:p>
          </table:table-cell>
          <table:table-cell office:value-type="float" office:value="0.1" calcext:value-type="float">
            <text:p>0.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PREDICTED: hyaluronan synthase 1 [Bos indicus]</text:p>
          </table:table-cell>
        </table:table-row>
        <table:table-row table:style-name="ro1">
          <table:table-cell office:value-type="string" calcext:value-type="string">
            <text:p>XP_040276394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087" calcext:value-type="float">
            <text:p>8.7E-12</text:p>
          </table:table-cell>
          <table:table-cell office:value-type="float" office:value="0.0024" calcext:value-type="float">
            <text:p>0.0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yaluronan synthase 1 [Bufo bufo]</text:p>
          </table:table-cell>
        </table:table-row>
        <table:table-row table:style-name="ro1">
          <table:table-cell office:value-type="string" calcext:value-type="string">
            <text:p>XP_032833078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11" calcext:value-type="float">
            <text:p>1.1E-11</text:p>
          </table:table-cell>
          <table:table-cell office:value-type="float" office:value="1.4" calcext:value-type="float">
            <text:p>1.4</text:p>
          </table:table-cell>
          <table:table-cell office:value-type="float" office:value="9100" calcext:value-type="float">
            <text:p>9100</text:p>
          </table:table-cell>
          <table:table-cell office:value-type="string" calcext:value-type="string">
            <text:p>hyaluronan synthase 1-like [Petromyzon marinus]</text:p>
          </table:table-cell>
        </table:table-row>
        <table:table-row table:style-name="ro1">
          <table:table-cell office:value-type="string" calcext:value-type="string">
            <text:p>XP_030638536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12" calcext:value-type="float">
            <text:p>1.2E-11</text:p>
          </table:table-cell>
          <table:table-cell office:value-type="float" office:value="0.12" calcext:value-type="float">
            <text:p>0.12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hyaluronan synthase 2 [Chanos chanos]</text:p>
          </table:table-cell>
        </table:table-row>
        <table:table-row table:style-name="ro1">
          <table:table-cell office:value-type="string" calcext:value-type="string">
            <text:p>XP_031762651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15" calcext:value-type="float">
            <text:p>1.5E-11</text:p>
          </table:table-cell>
          <table:table-cell office:value-type="float" office:value="0.0019" calcext:value-type="float">
            <text:p>0.00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yaluronan synthase 1 [Xenopus tropicalis]</text:p>
          </table:table-cell>
        </table:table-row>
        <table:table-row table:style-name="ro1">
          <table:table-cell office:value-type="string" calcext:value-type="string">
            <text:p>XP_007491782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34" calcext:value-type="float">
            <text:p>3.4E-11</text:p>
          </table:table-cell>
          <table:table-cell office:value-type="float" office:value="0.042" calcext:value-type="float">
            <text:p>0.04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PREDICTED: hyaluronan synthase 1 [Monodelphis domestica]</text:p>
          </table:table-cell>
        </table:table-row>
        <table:table-row table:style-name="ro1">
          <table:table-cell office:value-type="string" calcext:value-type="string">
            <text:p>XP_043532337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38" calcext:value-type="float">
            <text:p>3.8E-11</text:p>
          </table:table-cell>
          <table:table-cell office:value-type="float" office:value="0.0044" calcext:value-type="float">
            <text:p>0.004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yaluronan synthase 1-like [Chiloscyllium plagiosum]</text:p>
          </table:table-cell>
        </table:table-row>
        <table:table-row table:style-name="ro1">
          <table:table-cell office:value-type="string" calcext:value-type="string">
            <text:p>XP_044063611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39" calcext:value-type="float">
            <text:p>3.9E-11</text:p>
          </table:table-cell>
          <table:table-cell office:value-type="float" office:value="0.054" calcext:value-type="float">
            <text:p>0.054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LOW QUALITY PROTEIN: hyaluronan synthase 1 [Siniperca chuatsi]</text:p>
          </table:table-cell>
        </table:table-row>
        <table:table-row table:style-name="ro1">
          <table:table-cell office:value-type="string" calcext:value-type="string">
            <text:p>XP_043946509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41" calcext:value-type="float">
            <text:p>4.1E-11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yaluronan synthase 2-like [Protopterus annectens]</text:p>
          </table:table-cell>
        </table:table-row>
        <table:table-row table:style-name="ro1">
          <table:table-cell office:value-type="string" calcext:value-type="string">
            <text:p>XP_025758074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43" calcext:value-type="float">
            <text:p>4.3E-11</text:p>
          </table:table-cell>
          <table:table-cell office:value-type="float" office:value="9.1E-015" calcext:value-type="float">
            <text:p>9.1E-15</text:p>
          </table:table-cell>
          <table:table-cell office:value-type="float" office:value="0.000000000058" calcext:value-type="float">
            <text:p>5.8E-11</text:p>
          </table:table-cell>
          <table:table-cell office:value-type="string" calcext:value-type="string">
            <text:p>chitin synthase chs-2 isoform X2 [Oreochromis niloticus]</text:p>
          </table:table-cell>
        </table:table-row>
        <table:table-row table:style-name="ro1">
          <table:table-cell office:value-type="string" calcext:value-type="string">
            <text:p>XP_030226951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44" calcext:value-type="float">
            <text:p>4.4E-11</text:p>
          </table:table-cell>
          <table:table-cell office:value-type="float" office:value="0.034" calcext:value-type="float">
            <text:p>0.034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hyaluronan synthase 1 [Gadus morhua]</text:p>
          </table:table-cell>
        </table:table-row>
        <table:table-row table:style-name="ro1">
          <table:table-cell office:value-type="string" calcext:value-type="string">
            <text:p>XP_025758075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46" calcext:value-type="float">
            <text:p>4.6E-11</text:p>
          </table:table-cell>
          <table:table-cell office:value-type="float" office:value="8E-015" calcext:value-type="float">
            <text:p>8E-15</text:p>
          </table:table-cell>
          <table:table-cell office:value-type="float" office:value="0.00000000005" calcext:value-type="float">
            <text:p>5E-11</text:p>
          </table:table-cell>
          <table:table-cell office:value-type="string" calcext:value-type="string">
            <text:p>chitin synthase chs-1 isoform X3 [Oreochromis niloticus]</text:p>
          </table:table-cell>
        </table:table-row>
        <table:table-row table:style-name="ro1">
          <table:table-cell office:value-type="string" calcext:value-type="string">
            <text:p>XP_024864204.2</text:p>
          </table:table-cell>
          <table:table-cell office:value-type="string" calcext:value-type="string">
            <text:p>Chitin_synth_2</text:p>
          </table:table-cell>
          <table:table-cell office:value-type="float" office:value="0.000000000047" calcext:value-type="float">
            <text:p>4.7E-11</text:p>
          </table:table-cell>
          <table:table-cell office:value-type="float" office:value="7.4E-015" calcext:value-type="float">
            <text:p>7.4E-15</text:p>
          </table:table-cell>
          <table:table-cell office:value-type="float" office:value="0.000000000047" calcext:value-type="float">
            <text:p>4.7E-11</text:p>
          </table:table-cell>
          <table:table-cell office:value-type="string" calcext:value-type="string">
            <text:p>uncharacterized protein LOC108242633 [Kryptolebias marmoratus]</text:p>
          </table:table-cell>
        </table:table-row>
        <table:table-row table:style-name="ro1">
          <table:table-cell office:value-type="string" calcext:value-type="string">
            <text:p>XP_035669165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47" calcext:value-type="float">
            <text:p>4.7E-11</text:p>
          </table:table-cell>
          <table:table-cell office:value-type="float" office:value="0.000000000014" calcext:value-type="float">
            <text:p>1.4E-11</text:p>
          </table:table-cell>
          <table:table-cell office:value-type="float" office:value="0.000000085" calcext:value-type="float">
            <text:p>0.000000085</text:p>
          </table:table-cell>
          <table:table-cell office:value-type="string" calcext:value-type="string">
            <text:p>uncharacterized protein LOC118411193 [Branchiostoma floridae]</text:p>
          </table:table-cell>
        </table:table-row>
        <table:table-row table:style-name="ro1">
          <table:table-cell office:value-type="string" calcext:value-type="string">
            <text:p>NP_001157502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56" calcext:value-type="float">
            <text:p>5.6E-11</text:p>
          </table:table-cell>
          <table:table-cell office:value-type="float" office:value="0.025" calcext:value-type="float">
            <text:p>0.02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hyaluronan synthase 1 [Danio rerio]</text:p>
          </table:table-cell>
        </table:table-row>
        <table:table-row table:style-name="ro1">
          <table:table-cell office:value-type="string" calcext:value-type="string">
            <text:p>XP_035646823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59" calcext:value-type="float">
            <text:p>5.9E-11</text:p>
          </table:table-cell>
          <table:table-cell office:value-type="float" office:value="9.3E-015" calcext:value-type="float">
            <text:p>9.3E-15</text:p>
          </table:table-cell>
          <table:table-cell office:value-type="float" office:value="0.000000000059" calcext:value-type="float">
            <text:p>5.9E-11</text:p>
          </table:table-cell>
          <table:table-cell office:value-type="string" calcext:value-type="string">
            <text:p>hyaluronan synthase 3 [Oncorhynchus keta]</text:p>
          </table:table-cell>
        </table:table-row>
        <table:table-row table:style-name="ro1">
          <table:table-cell office:value-type="string" calcext:value-type="string">
            <text:p>XP_019206508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64" calcext:value-type="float">
            <text:p>6.4E-11</text:p>
          </table:table-cell>
          <table:table-cell office:value-type="float" office:value="0.000000000000014" calcext:value-type="float">
            <text:p>1.4E-14</text:p>
          </table:table-cell>
          <table:table-cell office:value-type="float" office:value="0.000000000088" calcext:value-type="float">
            <text:p>8.8E-11</text:p>
          </table:table-cell>
          <table:table-cell office:value-type="string" calcext:value-type="string">
            <text:p>chitin synthase chs-2 isoform X1 [Oreochromis niloticus]</text:p>
          </table:table-cell>
        </table:table-row>
        <table:table-row table:style-name="ro1">
          <table:table-cell office:value-type="string" calcext:value-type="string">
            <text:p>XP_021322342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75" calcext:value-type="float">
            <text:p>7.5E-11</text:p>
          </table:table-cell>
          <table:table-cell office:value-type="float" office:value="0.028" calcext:value-type="float">
            <text:p>0.0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hyaluronan synthase 1 isoform X1 [Danio rerio]</text:p>
          </table:table-cell>
        </table:table-row>
        <table:table-row table:style-name="ro1">
          <table:table-cell office:value-type="string" calcext:value-type="string">
            <text:p>XP_012673496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86" calcext:value-type="float">
            <text:p>8.6E-11</text:p>
          </table:table-cell>
          <table:table-cell office:value-type="float" office:value="0.0042" calcext:value-type="float">
            <text:p>0.004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yaluronan synthase 1 [Clupea harengus]</text:p>
          </table:table-cell>
        </table:table-row>
        <table:table-row table:style-name="ro1">
          <table:table-cell office:value-type="string" calcext:value-type="string">
            <text:p>XP_043973409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97" calcext:value-type="float">
            <text:p>9.7E-11</text:p>
          </table:table-cell>
          <table:table-cell office:value-type="float" office:value="0.0049" calcext:value-type="float">
            <text:p>0.004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yaluronan synthase 1 [Gambusia affinis]</text:p>
          </table:table-cell>
        </table:table-row>
        <table:table-row table:style-name="ro1">
          <table:table-cell office:value-type="string" calcext:value-type="string">
            <text:p>XP_035667618.1</text:p>
          </table:table-cell>
          <table:table-cell office:value-type="string" calcext:value-type="string">
            <text:p>Chitin_synth_2</text:p>
          </table:table-cell>
          <table:table-cell office:value-type="float" office:value="0.000000000099" calcext:value-type="float">
            <text:p>9.9E-11</text:p>
          </table:table-cell>
          <table:table-cell office:value-type="float" office:value="0.012" calcext:value-type="float">
            <text:p>0.01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hyaluronan synthase 2-like [Branchiostoma floridae]</text:p>
          </table:table-cell>
        </table:table-row>
        <table:table-row table:style-name="ro1">
          <table:table-cell office:value-type="string" calcext:value-type="string">
            <text:p>XP_033912488.2</text:p>
          </table:table-cell>
          <table:table-cell office:value-type="string" calcext:value-type="string">
            <text:p>Chitin_synth_2</text:p>
          </table:table-cell>
          <table:table-cell office:value-type="float" office:value="0.00000000011" calcext:value-type="float">
            <text:p>1.1E-10</text:p>
          </table:table-cell>
          <table:table-cell office:value-type="float" office:value="0.0032" calcext:value-type="float">
            <text:p>0.00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yaluronan synthase 1-like [Acipenser ruthenus]</text:p>
          </table:table-cell>
        </table:table-row>
        <table:table-row table:style-name="ro1">
          <table:table-cell office:value-type="string" calcext:value-type="string">
            <text:p>XP_037130275.1</text:p>
          </table:table-cell>
          <table:table-cell office:value-type="string" calcext:value-type="string">
            <text:p>Chitin_synth_2</text:p>
          </table:table-cell>
          <table:table-cell office:value-type="float" office:value="0.00000000012" calcext:value-type="float">
            <text:p>1.2E-10</text:p>
          </table:table-cell>
          <table:table-cell office:value-type="float" office:value="0.0094" calcext:value-type="float">
            <text:p>0.009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hyaluronan synthase 1 [Syngnathus acus]</text:p>
          </table:table-cell>
        </table:table-row>
        <table:table-row table:style-name="ro1">
          <table:table-cell office:value-type="string" calcext:value-type="string">
            <text:p>XP_023835647.1</text:p>
          </table:table-cell>
          <table:table-cell office:value-type="string" calcext:value-type="string">
            <text:p>Chitin_synth_2</text:p>
          </table:table-cell>
          <table:table-cell office:value-type="float" office:value="0.00000000012" calcext:value-type="float">
            <text:p>1.2E-10</text:p>
          </table:table-cell>
          <table:table-cell office:value-type="float" office:value="0.024" calcext:value-type="float">
            <text:p>0.02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yaluronan synthase 1 [Salvelinus alpinus]</text:p>
          </table:table-cell>
        </table:table-row>
        <table:table-row table:style-name="ro1">
          <table:table-cell office:value-type="string" calcext:value-type="string">
            <text:p>XP_041082772.1</text:p>
          </table:table-cell>
          <table:table-cell office:value-type="string" calcext:value-type="string">
            <text:p>Chitin_synth_2</text:p>
          </table:table-cell>
          <table:table-cell office:value-type="float" office:value="0.00000000014" calcext:value-type="float">
            <text:p>1.4E-10</text:p>
          </table:table-cell>
          <table:table-cell office:value-type="float" office:value="0.0039" calcext:value-type="float">
            <text:p>0.003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yaluronan synthase 1 [Polyodon spathula]</text:p>
          </table:table-cell>
        </table:table-row>
        <table:table-row table:style-name="ro1">
          <table:table-cell office:value-type="string" calcext:value-type="string">
            <text:p>XP_041107400.1</text:p>
          </table:table-cell>
          <table:table-cell office:value-type="string" calcext:value-type="string">
            <text:p>Chitin_synth_2</text:p>
          </table:table-cell>
          <table:table-cell office:value-type="float" office:value="0.00000000014" calcext:value-type="float">
            <text:p>1.4E-10</text:p>
          </table:table-cell>
          <table:table-cell office:value-type="float" office:value="0.00000004" calcext:value-type="float">
            <text:p>0.00000004</text:p>
          </table:table-cell>
          <table:table-cell office:value-type="float" office:value="0.00025" calcext:value-type="float">
            <text:p>0.00025</text:p>
          </table:table-cell>
          <table:table-cell office:value-type="string" calcext:value-type="string">
            <text:p>uncharacterized protein LOC121316388 [Polyodon spathula]</text:p>
          </table:table-cell>
        </table:table-row>
        <table:table-row table:style-name="ro1">
          <table:table-cell office:value-type="string" calcext:value-type="string">
            <text:p>XP_023996012.1</text:p>
          </table:table-cell>
          <table:table-cell office:value-type="string" calcext:value-type="string">
            <text:p>Chitin_synth_2</text:p>
          </table:table-cell>
          <table:table-cell office:value-type="float" office:value="0.00000000015" calcext:value-type="float">
            <text:p>1.5E-10</text:p>
          </table:table-cell>
          <table:table-cell office:value-type="float" office:value="0.02" calcext:value-type="float">
            <text:p>0.0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hyaluronan synthase 1-like [Salvelinus alpinus]</text:p>
          </table:table-cell>
        </table:table-row>
        <table:table-row table:style-name="ro1">
          <table:table-cell office:value-type="string" calcext:value-type="string">
            <text:p>XP_017557490.1</text:p>
          </table:table-cell>
          <table:table-cell office:value-type="string" calcext:value-type="string">
            <text:p>Chitin_synth_2</text:p>
          </table:table-cell>
          <table:table-cell office:value-type="float" office:value="0.00000000015" calcext:value-type="float">
            <text:p>1.5E-10</text:p>
          </table:table-cell>
          <table:table-cell office:value-type="float" office:value="0.041" calcext:value-type="float">
            <text:p>0.041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hyaluronan synthase 1 [Pygocentrus nattereri]</text:p>
          </table:table-cell>
        </table:table-row>
        <table:table-row table:style-name="ro1">
          <table:table-cell office:value-type="string" calcext:value-type="string">
            <text:p>XP_038832152.1</text:p>
          </table:table-cell>
          <table:table-cell office:value-type="string" calcext:value-type="string">
            <text:p>Chitin_synth_2</text:p>
          </table:table-cell>
          <table:table-cell office:value-type="float" office:value="0.00000000016" calcext:value-type="float">
            <text:p>1.6E-10</text:p>
          </table:table-cell>
          <table:table-cell office:value-type="float" office:value="0.015" calcext:value-type="float">
            <text:p>0.01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hyaluronan synthase 1-like [Salvelinus namaycush]</text:p>
          </table:table-cell>
        </table:table-row>
        <table:table-row table:style-name="ro1">
          <table:table-cell office:value-type="string" calcext:value-type="string">
            <text:p>XP_008430591.1</text:p>
          </table:table-cell>
          <table:table-cell office:value-type="string" calcext:value-type="string">
            <text:p>Chitin_synth_2</text:p>
          </table:table-cell>
          <table:table-cell office:value-type="float" office:value="0.00000000023" calcext:value-type="float">
            <text:p>2.3E-10</text:p>
          </table:table-cell>
          <table:table-cell office:value-type="float" office:value="0.013" calcext:value-type="float">
            <text:p>0.01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REDICTED: hyaluronan synthase 1 [Poecilia reticulata]</text:p>
          </table:table-cell>
        </table:table-row>
        <table:table-row table:style-name="ro1">
          <table:table-cell office:value-type="string" calcext:value-type="string">
            <text:p>XP_041030211.1</text:p>
          </table:table-cell>
          <table:table-cell office:value-type="string" calcext:value-type="string">
            <text:p>Chitin_synth_2</text:p>
          </table:table-cell>
          <table:table-cell office:value-type="float" office:value="0.00000000025" calcext:value-type="float">
            <text:p>2.5E-10</text:p>
          </table:table-cell>
          <table:table-cell office:value-type="float" office:value="0.0031" calcext:value-type="float">
            <text:p>0.00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yaluronan synthase 1-like [Carcharodon carcharias]</text:p>
          </table:table-cell>
        </table:table-row>
        <table:table-row table:style-name="ro1">
          <table:table-cell office:value-type="string" calcext:value-type="string">
            <text:p>XP_039461264.1</text:p>
          </table:table-cell>
          <table:table-cell office:value-type="string" calcext:value-type="string">
            <text:p>Chitin_synth_2</text:p>
          </table:table-cell>
          <table:table-cell office:value-type="float" office:value="0.00000000025" calcext:value-type="float">
            <text:p>2.5E-10</text:p>
          </table:table-cell>
          <table:table-cell office:value-type="float" office:value="0.000000000041" calcext:value-type="float">
            <text:p>4.1E-11</text:p>
          </table:table-cell>
          <table:table-cell office:value-type="float" office:value="0.00000026" calcext:value-type="float">
            <text:p>0.00000026</text:p>
          </table:table-cell>
          <table:table-cell office:value-type="string" calcext:value-type="string">
            <text:p>chitin synthase chs-2-like [Oreochromis aureus]</text:p>
          </table:table-cell>
        </table:table-row>
        <table:table-row table:style-name="ro1">
          <table:table-cell office:value-type="string" calcext:value-type="string">
            <text:p>XP_035669166.1</text:p>
          </table:table-cell>
          <table:table-cell office:value-type="string" calcext:value-type="string">
            <text:p>Chitin_synth_2</text:p>
          </table:table-cell>
          <table:table-cell office:value-type="float" office:value="0.00000000028" calcext:value-type="float">
            <text:p>2.8E-10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uncharacterized protein LOC118411195 [Branchiostoma floridae]</text:p>
          </table:table-cell>
        </table:table-row>
        <table:table-row table:style-name="ro1">
          <table:table-cell office:value-type="string" calcext:value-type="string">
            <text:p>XP_041758533.1</text:p>
          </table:table-cell>
          <table:table-cell office:value-type="string" calcext:value-type="string">
            <text:p>Chitin_synth_2</text:p>
          </table:table-cell>
          <table:table-cell office:value-type="float" office:value="0.0000000003" calcext:value-type="float">
            <text:p>3E-10</text:p>
          </table:table-cell>
          <table:table-cell office:value-type="float" office:value="0.024" calcext:value-type="float">
            <text:p>0.02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yaluronan synthase 1-like [Coregonus clupeaformis]</text:p>
          </table:table-cell>
        </table:table-row>
        <table:table-row table:style-name="ro1">
          <table:table-cell office:value-type="string" calcext:value-type="string">
            <text:p>XP_035244576.1</text:p>
          </table:table-cell>
          <table:table-cell office:value-type="string" calcext:value-type="string">
            <text:p>Chitin_synth_2</text:p>
          </table:table-cell>
          <table:table-cell office:value-type="float" office:value="0.0000000003" calcext:value-type="float">
            <text:p>3E-10</text:p>
          </table:table-cell>
          <table:table-cell office:value-type="float" office:value="0.19" calcext:value-type="float">
            <text:p>0.19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hyaluronan synthase 1-like [Anguilla anguilla]</text:p>
          </table:table-cell>
        </table:table-row>
        <table:table-row table:style-name="ro1">
          <table:table-cell office:value-type="string" calcext:value-type="string">
            <text:p>XP_028985707.1</text:p>
          </table:table-cell>
          <table:table-cell office:value-type="string" calcext:value-type="string">
            <text:p>Chitin_synth_2</text:p>
          </table:table-cell>
          <table:table-cell office:value-type="float" office:value="0.00000000032" calcext:value-type="float">
            <text:p>3.2E-10</text:p>
          </table:table-cell>
          <table:table-cell office:value-type="float" office:value="0.028" calcext:value-type="float">
            <text:p>0.02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hyaluronan synthase 1 [Betta splendens]</text:p>
          </table:table-cell>
        </table:table-row>
        <table:table-row table:style-name="ro1">
          <table:table-cell office:value-type="string" calcext:value-type="string">
            <text:p>XP_040135785.1</text:p>
          </table:table-cell>
          <table:table-cell office:value-type="string" calcext:value-type="string">
            <text:p>Chitin_synth_2</text:p>
          </table:table-cell>
          <table:table-cell office:value-type="float" office:value="0.00000000035" calcext:value-type="float">
            <text:p>3.5E-10</text:p>
          </table:table-cell>
          <table:table-cell office:value-type="float" office:value="0.18" calcext:value-type="float">
            <text:p>0.18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yaluronan synthase 1 [Ictidomys tridecemlineatus]</text:p>
          </table:table-cell>
        </table:table-row>
        <table:table-row table:style-name="ro1">
          <table:table-cell office:value-type="string" calcext:value-type="string">
            <text:p>XP_012710979.1</text:p>
          </table:table-cell>
          <table:table-cell office:value-type="string" calcext:value-type="string">
            <text:p>Chitin_synth_2</text:p>
          </table:table-cell>
          <table:table-cell office:value-type="float" office:value="0.00000000042" calcext:value-type="float">
            <text:p>4.2E-10</text:p>
          </table:table-cell>
          <table:table-cell office:value-type="float" office:value="0.0074" calcext:value-type="float">
            <text:p>0.007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yaluronan synthase 1 [Fundulus heteroclitus]</text:p>
          </table:table-cell>
        </table:table-row>
        <table:table-row table:style-name="ro1">
          <table:table-cell office:value-type="string" calcext:value-type="string">
            <text:p>XP_011525186.1</text:p>
          </table:table-cell>
          <table:table-cell office:value-type="string" calcext:value-type="string">
            <text:p>Chitin_synth_2</text:p>
          </table:table-cell>
          <table:table-cell office:value-type="float" office:value="0.00000000043" calcext:value-type="float">
            <text:p>4.3E-10</text:p>
          </table:table-cell>
          <table:table-cell office:value-type="float" office:value="0.08" calcext:value-type="float">
            <text:p>0.08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hyaluronan synthase 1 isoform X1 [Homo sapiens]</text:p>
          </table:table-cell>
        </table:table-row>
        <table:table-row table:style-name="ro1">
          <table:table-cell office:value-type="string" calcext:value-type="string">
            <text:p>XP_007250872.2</text:p>
          </table:table-cell>
          <table:table-cell office:value-type="string" calcext:value-type="string">
            <text:p>Chitin_synth_2</text:p>
          </table:table-cell>
          <table:table-cell office:value-type="float" office:value="0.00000000044" calcext:value-type="float">
            <text:p>4.4E-10</text:p>
          </table:table-cell>
          <table:table-cell office:value-type="float" office:value="0.043" calcext:value-type="float">
            <text:p>0.04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hyaluronan synthase 1 [Astyanax mexicanus]</text:p>
          </table:table-cell>
        </table:table-row>
        <table:table-row table:style-name="ro1">
          <table:table-cell office:value-type="string" calcext:value-type="string">
            <text:p>XP_041962088.1</text:p>
          </table:table-cell>
          <table:table-cell office:value-type="string" calcext:value-type="string">
            <text:p>Chitin_synth_2</text:p>
          </table:table-cell>
          <table:table-cell office:value-type="float" office:value="0.00000000044" calcext:value-type="float">
            <text:p>4.4E-10</text:p>
          </table:table-cell>
          <table:table-cell office:value-type="float" office:value="0.011" calcext:value-type="float">
            <text:p>0.01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yaluronan synthase 1 isoform X2 [Alosa sapidissima]</text:p>
          </table:table-cell>
        </table:table-row>
        <table:table-row table:style-name="ro1">
          <table:table-cell office:value-type="string" calcext:value-type="string">
            <text:p>XP_027142180.1</text:p>
          </table:table-cell>
          <table:table-cell office:value-type="string" calcext:value-type="string">
            <text:p>Chitin_synth_2</text:p>
          </table:table-cell>
          <table:table-cell office:value-type="float" office:value="0.00000000047" calcext:value-type="float">
            <text:p>4.7E-10</text:p>
          </table:table-cell>
          <table:table-cell office:value-type="float" office:value="0.038" calcext:value-type="float">
            <text:p>0.038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hyaluronan synthase 1 isoform X1 [Larimichthys crocea]</text:p>
          </table:table-cell>
        </table:table-row>
        <table:table-row table:style-name="ro1">
          <table:table-cell office:value-type="string" calcext:value-type="string">
            <text:p>XP_027142184.1</text:p>
          </table:table-cell>
          <table:table-cell office:value-type="string" calcext:value-type="string">
            <text:p>Chitin_synth_2</text:p>
          </table:table-cell>
          <table:table-cell office:value-type="float" office:value="0.00000000048" calcext:value-type="float">
            <text:p>4.8E-10</text:p>
          </table:table-cell>
          <table:table-cell office:value-type="float" office:value="0.038" calcext:value-type="float">
            <text:p>0.038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hyaluronan synthase 1 [Larimichthys crocea]</text:p>
          </table:table-cell>
        </table:table-row>
        <table:table-row table:style-name="ro1">
          <table:table-cell office:value-type="string" calcext:value-type="string">
            <text:p>XP_036929714.1</text:p>
          </table:table-cell>
          <table:table-cell office:value-type="string" calcext:value-type="string">
            <text:p>Chitin_synth_2</text:p>
          </table:table-cell>
          <table:table-cell office:value-type="float" office:value="0.00000000048" calcext:value-type="float">
            <text:p>4.8E-10</text:p>
          </table:table-cell>
          <table:table-cell office:value-type="float" office:value="0.44" calcext:value-type="float">
            <text:p>0.44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hyaluronan synthase 1 [Acanthopagrus latus]</text:p>
          </table:table-cell>
        </table:table-row>
        <table:table-row table:style-name="ro1">
          <table:table-cell office:value-type="string" calcext:value-type="string">
            <text:p>XP_035984043.1</text:p>
          </table:table-cell>
          <table:table-cell office:value-type="string" calcext:value-type="string">
            <text:p>Chitin_synth_2</text:p>
          </table:table-cell>
          <table:table-cell office:value-type="float" office:value="0.00000000048" calcext:value-type="float">
            <text:p>4.8E-10</text:p>
          </table:table-cell>
          <table:table-cell office:value-type="float" office:value="0.0074" calcext:value-type="float">
            <text:p>0.007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yaluronan synthase 1-like [Fundulus heteroclitus]</text:p>
          </table:table-cell>
        </table:table-row>
        <table:table-row table:style-name="ro1">
          <table:table-cell office:value-type="string" calcext:value-type="string">
            <text:p>XP_029929238.1</text:p>
          </table:table-cell>
          <table:table-cell office:value-type="string" calcext:value-type="string">
            <text:p>Chitin_synth_2</text:p>
          </table:table-cell>
          <table:table-cell office:value-type="float" office:value="0.00000000049" calcext:value-type="float">
            <text:p>4.9E-10</text:p>
          </table:table-cell>
          <table:table-cell office:value-type="float" office:value="0.088" calcext:value-type="float">
            <text:p>0.088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hyaluronan synthase 1 [Myripristis murdjan]</text:p>
          </table:table-cell>
        </table:table-row>
        <table:table-row table:style-name="ro1">
          <table:table-cell office:value-type="string" calcext:value-type="string">
            <text:p>XP_004077843.1</text:p>
          </table:table-cell>
          <table:table-cell office:value-type="string" calcext:value-type="string">
            <text:p>Chitin_synth_2</text:p>
          </table:table-cell>
          <table:table-cell office:value-type="float" office:value="0.00000000059" calcext:value-type="float">
            <text:p>5.9E-10</text:p>
          </table:table-cell>
          <table:table-cell office:value-type="float" office:value="0.094" calcext:value-type="float">
            <text:p>0.0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hyaluronan synthase 1 isoform X2 [Oryzias latipes]</text:p>
          </table:table-cell>
        </table:table-row>
        <table:table-row table:style-name="ro1">
          <table:table-cell office:value-type="string" calcext:value-type="string">
            <text:p>XP_041082909.1</text:p>
          </table:table-cell>
          <table:table-cell office:value-type="string" calcext:value-type="string">
            <text:p>Chitin_synth_2</text:p>
          </table:table-cell>
          <table:table-cell office:value-type="float" office:value="0.00000000061" calcext:value-type="float">
            <text:p>6.1E-10</text:p>
          </table:table-cell>
          <table:table-cell office:value-type="float" office:value="0.0024" calcext:value-type="float">
            <text:p>0.0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yaluronan synthase 1-like [Polyodon spathula]</text:p>
          </table:table-cell>
        </table:table-row>
        <table:table-row table:style-name="ro1">
          <table:table-cell office:value-type="string" calcext:value-type="string">
            <text:p>XP_041962087.1</text:p>
          </table:table-cell>
          <table:table-cell office:value-type="string" calcext:value-type="string">
            <text:p>Chitin_synth_2</text:p>
          </table:table-cell>
          <table:table-cell office:value-type="float" office:value="0.00000000077" calcext:value-type="float">
            <text:p>7.7E-10</text:p>
          </table:table-cell>
          <table:table-cell office:value-type="float" office:value="0.012" calcext:value-type="float">
            <text:p>0.01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yaluronan synthase 1 isoform X1 [Alosa sapidissima]</text:p>
          </table:table-cell>
        </table:table-row>
        <table:table-row table:style-name="ro1">
          <table:table-cell office:value-type="string" calcext:value-type="string">
            <text:p>XP_014012530.1</text:p>
          </table:table-cell>
          <table:table-cell office:value-type="string" calcext:value-type="string">
            <text:p>Chitin_synth_2</text:p>
          </table:table-cell>
          <table:table-cell office:value-type="float" office:value="0.00000000099" calcext:value-type="float">
            <text:p>9.9E-10</text:p>
          </table:table-cell>
          <table:table-cell office:value-type="float" office:value="0.017" calcext:value-type="float">
            <text:p>0.01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REDICTED: hyaluronan synthase 1-like [Salmo salar]</text:p>
          </table:table-cell>
        </table:table-row>
        <table:table-row table:style-name="ro1">
          <table:table-cell office:value-type="string" calcext:value-type="string">
            <text:p>XP_030606331.1</text:p>
          </table:table-cell>
          <table:table-cell office:value-type="string" calcext:value-type="string">
            <text:p>Chitin_synth_2</text:p>
          </table:table-cell>
          <table:table-cell office:value-type="float" office:value="0.000000001" calcext:value-type="float">
            <text:p>0.000000001</text:p>
          </table:table-cell>
          <table:table-cell office:value-type="float" office:value="0.1" calcext:value-type="float">
            <text:p>0.1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hyaluronan synthase 1 [Archocentrus centrarchus]</text:p>
          </table:table-cell>
        </table:table-row>
        <table:table-row table:style-name="ro1">
          <table:table-cell office:value-type="string" calcext:value-type="string">
            <text:p>XP_043891396.1</text:p>
          </table:table-cell>
          <table:table-cell office:value-type="string" calcext:value-type="string">
            <text:p>Chitin_synth_2</text:p>
          </table:table-cell>
          <table:table-cell table:number-columns-repeated="2" office:value-type="float" office:value="0.0000000011" calcext:value-type="float">
            <text:p>0.0000000011</text:p>
          </table:table-cell>
          <table:table-cell office:value-type="float" office:value="0.0000072" calcext:value-type="float">
            <text:p>0.0000072</text:p>
          </table:table-cell>
          <table:table-cell office:value-type="string" calcext:value-type="string">
            <text:p>hyaluronan synthase 3 [Solea senegalensis]</text:p>
          </table:table-cell>
        </table:table-row>
        <table:table-row table:style-name="ro1">
          <table:table-cell office:value-type="string" calcext:value-type="string">
            <text:p>XP_034467946.1</text:p>
          </table:table-cell>
          <table:table-cell office:value-type="string" calcext:value-type="string">
            <text:p>Chitin_synth_2</text:p>
          </table:table-cell>
          <table:table-cell office:value-type="float" office:value="0.0000000012" calcext:value-type="float">
            <text:p>0.0000000012</text:p>
          </table:table-cell>
          <table:table-cell office:value-type="float" office:value="0.028" calcext:value-type="float">
            <text:p>0.02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LOW QUALITY PROTEIN: hyaluronan synthase 1 [Hippoglossus hippoglossus]</text:p>
          </table:table-cell>
        </table:table-row>
        <table:table-row table:style-name="ro1">
          <table:table-cell office:value-type="string" calcext:value-type="string">
            <text:p>XP_029958798.1</text:p>
          </table:table-cell>
          <table:table-cell office:value-type="string" calcext:value-type="string">
            <text:p>Chitin_synth_2</text:p>
          </table:table-cell>
          <table:table-cell office:value-type="float" office:value="0.0000000012" calcext:value-type="float">
            <text:p>0.0000000012</text:p>
          </table:table-cell>
          <table:table-cell office:value-type="float" office:value="0.1" calcext:value-type="float">
            <text:p>0.1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hyaluronan synthase 1 [Salarias fasciatus]</text:p>
          </table:table-cell>
        </table:table-row>
        <table:table-row table:style-name="ro1">
          <table:table-cell office:value-type="string" calcext:value-type="string">
            <text:p>XP_035018413.1</text:p>
          </table:table-cell>
          <table:table-cell office:value-type="string" calcext:value-type="string">
            <text:p>Chitin_synth_2</text:p>
          </table:table-cell>
          <table:table-cell office:value-type="float" office:value="0.0000000013" calcext:value-type="float">
            <text:p>0.0000000013</text:p>
          </table:table-cell>
          <table:table-cell office:value-type="float" office:value="0.027" calcext:value-type="float">
            <text:p>0.02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LOW QUALITY PROTEIN: hyaluronan synthase 1 [Hippoglossus stenolepis]</text:p>
          </table:table-cell>
        </table:table-row>
        <table:table-row table:style-name="ro1">
          <table:table-cell office:value-type="string" calcext:value-type="string">
            <text:p>XP_020353353.2</text:p>
          </table:table-cell>
          <table:table-cell office:value-type="string" calcext:value-type="string">
            <text:p>Chitin_synth_2</text:p>
          </table:table-cell>
          <table:table-cell office:value-type="float" office:value="0.0000000013" calcext:value-type="float">
            <text:p>0.0000000013</text:p>
          </table:table-cell>
          <table:table-cell office:value-type="float" office:value="0.023" calcext:value-type="float">
            <text:p>0.02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yaluronan synthase 1-like [Oncorhynchus kisutch]</text:p>
          </table:table-cell>
        </table:table-row>
        <table:table-row table:style-name="ro1">
          <table:table-cell office:value-type="string" calcext:value-type="string">
            <text:p>XP_024241267.2</text:p>
          </table:table-cell>
          <table:table-cell office:value-type="string" calcext:value-type="string">
            <text:p>Chitin_synth_2</text:p>
          </table:table-cell>
          <table:table-cell office:value-type="float" office:value="0.0000000014" calcext:value-type="float">
            <text:p>0.0000000014</text:p>
          </table:table-cell>
          <table:table-cell office:value-type="float" office:value="0.023" calcext:value-type="float">
            <text:p>0.02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yaluronan synthase 1 [Oncorhynchus tshawytscha]</text:p>
          </table:table-cell>
        </table:table-row>
        <table:table-row table:style-name="ro1">
          <table:table-cell office:value-type="string" calcext:value-type="string">
            <text:p>XP_021480511.2</text:p>
          </table:table-cell>
          <table:table-cell office:value-type="string" calcext:value-type="string">
            <text:p>Chitin_synth_2</text:p>
          </table:table-cell>
          <table:table-cell office:value-type="float" office:value="0.0000000014" calcext:value-type="float">
            <text:p>0.0000000014</text:p>
          </table:table-cell>
          <table:table-cell office:value-type="float" office:value="0.023" calcext:value-type="float">
            <text:p>0.02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yaluronan synthase 1-like [Oncorhynchus mykiss]</text:p>
          </table:table-cell>
        </table:table-row>
        <table:table-row table:style-name="ro1">
          <table:table-cell office:value-type="string" calcext:value-type="string">
            <text:p>XP_029535169.1</text:p>
          </table:table-cell>
          <table:table-cell office:value-type="string" calcext:value-type="string">
            <text:p>Chitin_synth_2</text:p>
          </table:table-cell>
          <table:table-cell office:value-type="float" office:value="0.0000000014" calcext:value-type="float">
            <text:p>0.0000000014</text:p>
          </table:table-cell>
          <table:table-cell office:value-type="float" office:value="0.023" calcext:value-type="float">
            <text:p>0.02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yaluronan synthase 1-like [Oncorhynchus nerka]</text:p>
          </table:table-cell>
        </table:table-row>
        <table:table-row table:style-name="ro1">
          <table:table-cell office:value-type="string" calcext:value-type="string">
            <text:p>XP_043936478.1</text:p>
          </table:table-cell>
          <table:table-cell office:value-type="string" calcext:value-type="string">
            <text:p>Chitin_synth_2</text:p>
          </table:table-cell>
          <table:table-cell office:value-type="float" office:value="0.0000000014" calcext:value-type="float">
            <text:p>0.0000000014</text:p>
          </table:table-cell>
          <table:table-cell office:value-type="float" office:value="0.0027" calcext:value-type="float">
            <text:p>0.00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yaluronan synthase 1-like [Protopterus annectens]</text:p>
          </table:table-cell>
        </table:table-row>
        <table:table-row table:style-name="ro1">
          <table:table-cell office:value-type="string" calcext:value-type="string">
            <text:p>XP_021447562.1</text:p>
          </table:table-cell>
          <table:table-cell office:value-type="string" calcext:value-type="string">
            <text:p>Chitin_synth_2</text:p>
          </table:table-cell>
          <table:table-cell office:value-type="float" office:value="0.0000000019" calcext:value-type="float">
            <text:p>0.0000000019</text:p>
          </table:table-cell>
          <table:table-cell office:value-type="float" office:value="0.028" calcext:value-type="float">
            <text:p>0.0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hyaluronan synthase 1 [Oncorhynchus mykiss]</text:p>
          </table:table-cell>
        </table:table-row>
        <table:table-row table:style-name="ro1">
          <table:table-cell office:value-type="string" calcext:value-type="string">
            <text:p>XP_026086048.1</text:p>
          </table:table-cell>
          <table:table-cell office:value-type="string" calcext:value-type="string">
            <text:p>Chitin_synth_2</text:p>
          </table:table-cell>
          <table:table-cell office:value-type="float" office:value="0.000000002" calcext:value-type="float">
            <text:p>0.000000002</text:p>
          </table:table-cell>
          <table:table-cell office:value-type="float" office:value="0.00000000000046" calcext:value-type="float">
            <text:p>4.6E-13</text:p>
          </table:table-cell>
          <table:table-cell office:value-type="float" office:value="0.0000000029" calcext:value-type="float">
            <text:p>0.0000000029</text:p>
          </table:table-cell>
          <table:table-cell office:value-type="string" calcext:value-type="string">
            <text:p>LOW QUALITY PROTEIN: chitin synthase chs-1-like [Carassius auratus]</text:p>
          </table:table-cell>
        </table:table-row>
        <table:table-row table:style-name="ro1">
          <table:table-cell office:value-type="string" calcext:value-type="string">
            <text:p>XP_041365067.1</text:p>
          </table:table-cell>
          <table:table-cell office:value-type="string" calcext:value-type="string">
            <text:p>Chitin_synth_2</text:p>
          </table:table-cell>
          <table:table-cell office:value-type="float" office:value="0.000000002" calcext:value-type="float">
            <text:p>0.000000002</text:p>
          </table:table-cell>
          <table:table-cell office:value-type="float" office:value="0.000000000038" calcext:value-type="float">
            <text:p>3.8E-11</text:p>
          </table:table-cell>
          <table:table-cell office:value-type="float" office:value="0.00000024" calcext:value-type="float">
            <text:p>0.00000024</text:p>
          </table:table-cell>
          <table:table-cell office:value-type="string" calcext:value-type="string">
            <text:p>chitin synthase-like [Gigantopelta aegis]</text:p>
          </table:table-cell>
        </table:table-row>
        <table:table-row table:style-name="ro1">
          <table:table-cell office:value-type="string" calcext:value-type="string">
            <text:p>XP_026140808.1</text:p>
          </table:table-cell>
          <table:table-cell office:value-type="string" calcext:value-type="string">
            <text:p>Chitin_synth_2</text:p>
          </table:table-cell>
          <table:table-cell office:value-type="float" office:value="0.0000000021" calcext:value-type="float">
            <text:p>0.0000000021</text:p>
          </table:table-cell>
          <table:table-cell office:value-type="float" office:value="0.025" calcext:value-type="float">
            <text:p>0.02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hyaluronan synthase 1-like [Carassius auratus]</text:p>
          </table:table-cell>
        </table:table-row>
        <table:table-row table:style-name="ro1">
          <table:table-cell office:value-type="string" calcext:value-type="string">
            <text:p>XP_010883308.1</text:p>
          </table:table-cell>
          <table:table-cell office:value-type="string" calcext:value-type="string">
            <text:p>Chitin_synth_2</text:p>
          </table:table-cell>
          <table:table-cell office:value-type="float" office:value="0.0000000022" calcext:value-type="float">
            <text:p>0.0000000022</text:p>
          </table:table-cell>
          <table:table-cell office:value-type="float" office:value="0.013" calcext:value-type="float">
            <text:p>0.0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yaluronan synthase 1 [Esox lucius]</text:p>
          </table:table-cell>
        </table:table-row>
        <table:table-row table:style-name="ro1">
          <table:table-cell office:value-type="string" calcext:value-type="string">
            <text:p>XP_020565740.1</text:p>
          </table:table-cell>
          <table:table-cell office:value-type="string" calcext:value-type="string">
            <text:p>Chitin_synth_2</text:p>
          </table:table-cell>
          <table:table-cell office:value-type="float" office:value="0.0000000023" calcext:value-type="float">
            <text:p>0.0000000023</text:p>
          </table:table-cell>
          <table:table-cell office:value-type="float" office:value="0.1" calcext:value-type="float">
            <text:p>0.1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hyaluronan synthase 1 isoform X1 [Oryzias latipes]</text:p>
          </table:table-cell>
        </table:table-row>
        <table:table-row table:style-name="ro1">
          <table:table-cell office:value-type="string" calcext:value-type="string">
            <text:p>XP_004541646.3</text:p>
          </table:table-cell>
          <table:table-cell office:value-type="string" calcext:value-type="string">
            <text:p>Chitin_synth_2</text:p>
          </table:table-cell>
          <table:table-cell office:value-type="float" office:value="0.0000000025" calcext:value-type="float">
            <text:p>0.0000000025</text:p>
          </table:table-cell>
          <table:table-cell office:value-type="float" office:value="0.037" calcext:value-type="float">
            <text:p>0.03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hyaluronan synthase 1 [Maylandia zebra]</text:p>
          </table:table-cell>
        </table:table-row>
        <table:table-row table:style-name="ro1">
          <table:table-cell office:value-type="string" calcext:value-type="string">
            <text:p>XP_024123958.1</text:p>
          </table:table-cell>
          <table:table-cell office:value-type="string" calcext:value-type="string">
            <text:p>Chitin_synth_2</text:p>
          </table:table-cell>
          <table:table-cell office:value-type="float" office:value="0.0000000025" calcext:value-type="float">
            <text:p>0.0000000025</text:p>
          </table:table-cell>
          <table:table-cell office:value-type="float" office:value="0.095" calcext:value-type="float">
            <text:p>0.0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hyaluronan synthase 1 [Oryzias melastigma]</text:p>
          </table:table-cell>
        </table:table-row>
        <table:table-row table:style-name="ro1">
          <table:table-cell office:value-type="string" calcext:value-type="string">
            <text:p>XP_042165292.1</text:p>
          </table:table-cell>
          <table:table-cell office:value-type="string" calcext:value-type="string">
            <text:p>Chitin_synth_2</text:p>
          </table:table-cell>
          <table:table-cell office:value-type="float" office:value="0.0000000025" calcext:value-type="float">
            <text:p>0.0000000025</text:p>
          </table:table-cell>
          <table:table-cell office:value-type="float" office:value="0.034" calcext:value-type="float">
            <text:p>0.034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hyaluronan synthase 1-like [Oncorhynchus tshawytscha]</text:p>
          </table:table-cell>
        </table:table-row>
        <table:table-row table:style-name="ro1">
          <table:table-cell office:value-type="string" calcext:value-type="string">
            <text:p>XP_030641209.1</text:p>
          </table:table-cell>
          <table:table-cell office:value-type="string" calcext:value-type="string">
            <text:p>Chitin_synth_2</text:p>
          </table:table-cell>
          <table:table-cell office:value-type="float" office:value="0.0000000025" calcext:value-type="float">
            <text:p>0.0000000025</text:p>
          </table:table-cell>
          <table:table-cell office:value-type="float" office:value="0.66" calcext:value-type="float">
            <text:p>0.66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hyaluronan synthase 1-like [Chanos chanos]</text:p>
          </table:table-cell>
        </table:table-row>
        <table:table-row table:style-name="ro1">
          <table:table-cell office:value-type="string" calcext:value-type="string">
            <text:p>XP_035480731.1</text:p>
          </table:table-cell>
          <table:table-cell office:value-type="string" calcext:value-type="string">
            <text:p>Chitin_synth_2</text:p>
          </table:table-cell>
          <table:table-cell office:value-type="float" office:value="0.0000000026" calcext:value-type="float">
            <text:p>0.0000000026</text:p>
          </table:table-cell>
          <table:table-cell office:value-type="float" office:value="0.039" calcext:value-type="float">
            <text:p>0.03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yaluronan synthase 1 [Scophthalmus maximus]</text:p>
          </table:table-cell>
        </table:table-row>
        <table:table-row table:style-name="ro1">
          <table:table-cell office:value-type="string" calcext:value-type="string">
            <text:p>XP_041649286.1</text:p>
          </table:table-cell>
          <table:table-cell office:value-type="string" calcext:value-type="string">
            <text:p>Chitin_synth_2</text:p>
          </table:table-cell>
          <table:table-cell office:value-type="float" office:value="0.0000000028" calcext:value-type="float">
            <text:p>0.0000000028</text:p>
          </table:table-cell>
          <table:table-cell office:value-type="float" office:value="0.4" calcext:value-type="float">
            <text:p>0.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yaluronan synthase 1 [Cheilinus undulatus]</text:p>
          </table:table-cell>
        </table:table-row>
        <table:table-row table:style-name="ro1">
          <table:table-cell office:value-type="string" calcext:value-type="string">
            <text:p>XP_005798495.1</text:p>
          </table:table-cell>
          <table:table-cell office:value-type="string" calcext:value-type="string">
            <text:p>Chitin_synth_2</text:p>
          </table:table-cell>
          <table:table-cell office:value-type="float" office:value="0.0000000028" calcext:value-type="float">
            <text:p>0.0000000028</text:p>
          </table:table-cell>
          <table:table-cell office:value-type="float" office:value="0.02" calcext:value-type="float">
            <text:p>0.0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hyaluronan synthase 1-like [Xiphophorus maculatus]</text:p>
          </table:table-cell>
        </table:table-row>
        <table:table-row table:style-name="ro1">
          <table:table-cell office:value-type="string" calcext:value-type="string">
            <text:p>XP_043116303.1</text:p>
          </table:table-cell>
          <table:table-cell office:value-type="string" calcext:value-type="string">
            <text:p>Chitin_synth_2</text:p>
          </table:table-cell>
          <table:table-cell office:value-type="float" office:value="0.0000000032" calcext:value-type="float">
            <text:p>0.0000000032</text:p>
          </table:table-cell>
          <table:table-cell office:value-type="float" office:value="0.032" calcext:value-type="float">
            <text:p>0.0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yaluronan synthase 1 [Puntigrus tetrazona]</text:p>
          </table:table-cell>
        </table:table-row>
        <table:table-row table:style-name="ro1">
          <table:table-cell office:value-type="string" calcext:value-type="string">
            <text:p>XP_042596912.1</text:p>
          </table:table-cell>
          <table:table-cell office:value-type="string" calcext:value-type="string">
            <text:p>Chitin_synth_2</text:p>
          </table:table-cell>
          <table:table-cell office:value-type="float" office:value="0.0000000032" calcext:value-type="float">
            <text:p>0.0000000032</text:p>
          </table:table-cell>
          <table:table-cell office:value-type="float" office:value="0.024" calcext:value-type="float">
            <text:p>0.02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yaluronan synthase 1 [Cyprinus carpio]</text:p>
          </table:table-cell>
        </table:table-row>
        <table:table-row table:style-name="ro1">
          <table:table-cell office:value-type="string" calcext:value-type="string">
            <text:p>XP_041798864.1</text:p>
          </table:table-cell>
          <table:table-cell office:value-type="string" calcext:value-type="string">
            <text:p>Chitin_synth_2</text:p>
          </table:table-cell>
          <table:table-cell office:value-type="float" office:value="0.0000000034" calcext:value-type="float">
            <text:p>0.0000000034</text:p>
          </table:table-cell>
          <table:table-cell office:value-type="float" office:value="0.049" calcext:value-type="float">
            <text:p>0.049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hyaluronan synthase 1 [Chelmon rostratus]</text:p>
          </table:table-cell>
        </table:table-row>
        <table:table-row table:style-name="ro1">
          <table:table-cell office:value-type="string" calcext:value-type="string">
            <text:p>XP_039475624.1</text:p>
          </table:table-cell>
          <table:table-cell office:value-type="string" calcext:value-type="string">
            <text:p>Chitin_synth_2</text:p>
          </table:table-cell>
          <table:table-cell office:value-type="float" office:value="0.0000000036" calcext:value-type="float">
            <text:p>0.0000000036</text:p>
          </table:table-cell>
          <table:table-cell office:value-type="float" office:value="0.035" calcext:value-type="float">
            <text:p>0.03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LOW QUALITY PROTEIN: hyaluronan synthase 1-like [Oreochromis aureus]</text:p>
          </table:table-cell>
        </table:table-row>
        <table:table-row table:style-name="ro1">
          <table:table-cell office:value-type="string" calcext:value-type="string">
            <text:p>XP_018587696.2</text:p>
          </table:table-cell>
          <table:table-cell office:value-type="string" calcext:value-type="string">
            <text:p>Chitin_synth_2</text:p>
          </table:table-cell>
          <table:table-cell office:value-type="float" office:value="0.0000000037" calcext:value-type="float">
            <text:p>0.0000000037</text:p>
          </table:table-cell>
          <table:table-cell office:value-type="float" office:value="0.019" calcext:value-type="float">
            <text:p>0.01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hyaluronan synthase 1 [Scleropages formosus]</text:p>
          </table:table-cell>
        </table:table-row>
        <table:table-row table:style-name="ro1">
          <table:table-cell office:value-type="string" calcext:value-type="string">
            <text:p>XP_033836508.1</text:p>
          </table:table-cell>
          <table:table-cell office:value-type="string" calcext:value-type="string">
            <text:p>Chitin_synth_2</text:p>
          </table:table-cell>
          <table:table-cell office:value-type="float" office:value="0.0000000038" calcext:value-type="float">
            <text:p>0.0000000038</text:p>
          </table:table-cell>
          <table:table-cell office:value-type="float" office:value="0.068" calcext:value-type="float">
            <text:p>0.068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hyaluronan synthase 1 [Periophthalmus magnuspinnatus]</text:p>
          </table:table-cell>
        </table:table-row>
        <table:table-row table:style-name="ro1">
          <table:table-cell office:value-type="string" calcext:value-type="string">
            <text:p>XP_003458474.2</text:p>
          </table:table-cell>
          <table:table-cell office:value-type="string" calcext:value-type="string">
            <text:p>Chitin_synth_2</text:p>
          </table:table-cell>
          <table:table-cell office:value-type="float" office:value="0.0000000041" calcext:value-type="float">
            <text:p>0.0000000041</text:p>
          </table:table-cell>
          <table:table-cell office:value-type="float" office:value="0.035" calcext:value-type="float">
            <text:p>0.03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LOW QUALITY PROTEIN: hyaluronan synthase 1-like [Oreochromis niloticus]</text:p>
          </table:table-cell>
        </table:table-row>
        <table:table-row table:style-name="ro1">
          <table:table-cell office:value-type="string" calcext:value-type="string">
            <text:p>XP_034030990.1</text:p>
          </table:table-cell>
          <table:table-cell office:value-type="string" calcext:value-type="string">
            <text:p>Chitin_synth_2</text:p>
          </table:table-cell>
          <table:table-cell office:value-type="float" office:value="0.0000000041" calcext:value-type="float">
            <text:p>0.0000000041</text:p>
          </table:table-cell>
          <table:table-cell office:value-type="float" office:value="0.062" calcext:value-type="float">
            <text:p>0.062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hyaluronan synthase 1 [Thalassophryne amazonica]</text:p>
          </table:table-cell>
        </table:table-row>
        <table:table-row table:style-name="ro1">
          <table:table-cell office:value-type="string" calcext:value-type="string">
            <text:p>XP_017193766.1</text:p>
          </table:table-cell>
          <table:table-cell office:value-type="string" calcext:value-type="string">
            <text:p>Chitin_synth_2</text:p>
          </table:table-cell>
          <table:table-cell office:value-type="float" office:value="0.0000000042" calcext:value-type="float">
            <text:p>0.0000000042</text:p>
          </table:table-cell>
          <table:table-cell office:value-type="float" office:value="0.000000000031" calcext:value-type="float">
            <text:p>3.1E-11</text:p>
          </table:table-cell>
          <table:table-cell office:value-type="float" office:value="0.0000002" calcext:value-type="float">
            <text:p>0.0000002</text:p>
          </table:table-cell>
          <table:table-cell office:value-type="string" calcext:value-type="string">
            <text:p>PREDICTED: LOW QUALITY PROTEIN: hyaluronan synthase 1 [Oryctolagus cuniculus]</text:p>
          </table:table-cell>
        </table:table-row>
        <table:table-row table:style-name="ro1">
          <table:table-cell office:value-type="string" calcext:value-type="string">
            <text:p>XP_040899757.1</text:p>
          </table:table-cell>
          <table:table-cell office:value-type="string" calcext:value-type="string">
            <text:p>Chitin_synth_2</text:p>
          </table:table-cell>
          <table:table-cell office:value-type="float" office:value="0.000000005" calcext:value-type="float">
            <text:p>0.000000005</text:p>
          </table:table-cell>
          <table:table-cell office:value-type="float" office:value="0.026" calcext:value-type="float">
            <text:p>0.02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hyaluronan synthase 1 [Toxotes jaculatrix]</text:p>
          </table:table-cell>
        </table:table-row>
        <table:table-row table:style-name="ro1">
          <table:table-cell office:value-type="string" calcext:value-type="string">
            <text:p>XP_015797761.1</text:p>
          </table:table-cell>
          <table:table-cell office:value-type="string" calcext:value-type="string">
            <text:p>Chitin_synth_2</text:p>
          </table:table-cell>
          <table:table-cell office:value-type="float" office:value="0.0000000055" calcext:value-type="float">
            <text:p>0.0000000055</text:p>
          </table:table-cell>
          <table:table-cell office:value-type="float" office:value="0.21" calcext:value-type="float">
            <text:p>0.21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PREDICTED: hyaluronan synthase 1-like [Nothobranchius furzeri]</text:p>
          </table:table-cell>
        </table:table-row>
        <table:table-row table:style-name="ro1">
          <table:table-cell office:value-type="string" calcext:value-type="string">
            <text:p>XP_008321789.1</text:p>
          </table:table-cell>
          <table:table-cell office:value-type="string" calcext:value-type="string">
            <text:p>Chitin_synth_2</text:p>
          </table:table-cell>
          <table:table-cell office:value-type="float" office:value="0.0000000063" calcext:value-type="float">
            <text:p>0.0000000063</text:p>
          </table:table-cell>
          <table:table-cell office:value-type="float" office:value="0.013" calcext:value-type="float">
            <text:p>0.01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hyaluronan synthase 1 [Cynoglossus semilaevis]</text:p>
          </table:table-cell>
        </table:table-row>
        <table:table-row table:style-name="ro1">
          <table:table-cell office:value-type="string" calcext:value-type="string">
            <text:p>XP_033497220.1</text:p>
          </table:table-cell>
          <table:table-cell office:value-type="string" calcext:value-type="string">
            <text:p>Chitin_synth_2</text:p>
          </table:table-cell>
          <table:table-cell office:value-type="float" office:value="0.000000008" calcext:value-type="float">
            <text:p>0.000000008</text:p>
          </table:table-cell>
          <table:table-cell office:value-type="float" office:value="0.013" calcext:value-type="float">
            <text:p>0.0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W QUALITY PROTEIN: hyaluronan synthase 1 [Epinephelus lanceolatus]</text:p>
          </table:table-cell>
        </table:table-row>
        <table:table-row table:style-name="ro1">
          <table:table-cell office:value-type="string" calcext:value-type="string">
            <text:p>XP_034553474.1</text:p>
          </table:table-cell>
          <table:table-cell office:value-type="string" calcext:value-type="string">
            <text:p>Chitin_synth_2</text:p>
          </table:table-cell>
          <table:table-cell office:value-type="float" office:value="0.0000000081" calcext:value-type="float">
            <text:p>0.0000000081</text:p>
          </table:table-cell>
          <table:table-cell office:value-type="float" office:value="0.06" calcext:value-type="float">
            <text:p>0.06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hyaluronan synthase 1 [Notolabrus celidotus]</text:p>
          </table:table-cell>
        </table:table-row>
        <table:table-row table:style-name="ro1">
          <table:table-cell office:value-type="string" calcext:value-type="string">
            <text:p>XP_041844222.1</text:p>
          </table:table-cell>
          <table:table-cell office:value-type="string" calcext:value-type="string">
            <text:p>Chitin_synth_2</text:p>
          </table:table-cell>
          <table:table-cell office:value-type="float" office:value="0.0000000086" calcext:value-type="float">
            <text:p>0.0000000086</text:p>
          </table:table-cell>
          <table:table-cell office:value-type="float" office:value="0.31" calcext:value-type="float">
            <text:p>0.31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hyaluronan synthase 1 [Melanotaenia boesemani]</text:p>
          </table:table-cell>
        </table:table-row>
        <table:table-row table:style-name="ro1">
          <table:table-cell office:value-type="string" calcext:value-type="string">
            <text:p>XP_037532295.1</text:p>
          </table:table-cell>
          <table:table-cell office:value-type="string" calcext:value-type="string">
            <text:p>Chitin_synth_2</text:p>
          </table:table-cell>
          <table:table-cell office:value-type="float" office:value="0.0000000091" calcext:value-type="float">
            <text:p>0.0000000091</text:p>
          </table:table-cell>
          <table:table-cell office:value-type="float" office:value="0.045" calcext:value-type="float">
            <text:p>0.045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hyaluronan synthase 1 [Nematolebias whitei]</text:p>
          </table:table-cell>
        </table:table-row>
        <table:table-row table:style-name="ro1">
          <table:table-cell office:value-type="string" calcext:value-type="string">
            <text:p>XP_035692273.1</text:p>
          </table:table-cell>
          <table:table-cell office:value-type="string" calcext:value-type="string">
            <text:p>Chitin_synth_2</text:p>
          </table:table-cell>
          <table:table-cell office:value-type="float" office:value="0.0000000094" calcext:value-type="float">
            <text:p>0.0000000094</text:p>
          </table:table-cell>
          <table:table-cell office:value-type="float" office:value="0.0034" calcext:value-type="float">
            <text:p>0.00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W QUALITY PROTEIN: hyaluronan synthase 2-like [Branchiostoma floridae]</text:p>
          </table:table-cell>
        </table:table-row>
        <table:table-row table:style-name="ro1">
          <table:table-cell office:value-type="string" calcext:value-type="string">
            <text:p>XP_027865171.1</text:p>
          </table:table-cell>
          <table:table-cell office:value-type="string" calcext:value-type="string">
            <text:p>Chitin_synth_2</text:p>
          </table:table-cell>
          <table:table-cell office:value-type="float" office:value="0.000000011" calcext:value-type="float">
            <text:p>0.000000011</text:p>
          </table:table-cell>
          <table:table-cell office:value-type="float" office:value="0.021" calcext:value-type="float">
            <text:p>0.02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hyaluronan synthase 1 [Xiphophorus couchianus]</text:p>
          </table:table-cell>
        </table:table-row>
        <table:table-row table:style-name="ro1">
          <table:table-cell office:value-type="string" calcext:value-type="string">
            <text:p>XP_036393935.1</text:p>
          </table:table-cell>
          <table:table-cell office:value-type="string" calcext:value-type="string">
            <text:p>Chitin_synth_2</text:p>
          </table:table-cell>
          <table:table-cell office:value-type="float" office:value="0.000000011" calcext:value-type="float">
            <text:p>0.000000011</text:p>
          </table:table-cell>
          <table:table-cell office:value-type="float" office:value="0.037" calcext:value-type="float">
            <text:p>0.03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hyaluronan synthase 1 [Megalops cyprinoides]</text:p>
          </table:table-cell>
        </table:table-row>
        <table:table-row table:style-name="ro1">
          <table:table-cell office:value-type="string" calcext:value-type="string">
            <text:p>XP_036393936.1</text:p>
          </table:table-cell>
          <table:table-cell office:value-type="string" calcext:value-type="string">
            <text:p>Chitin_synth_2</text:p>
          </table:table-cell>
          <table:table-cell office:value-type="float" office:value="0.000000015" calcext:value-type="float">
            <text:p>0.000000015</text:p>
          </table:table-cell>
          <table:table-cell office:value-type="float" office:value="0.052" calcext:value-type="float">
            <text:p>0.05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hyaluronan synthase 1-like [Megalops cyprinoides]</text:p>
          </table:table-cell>
        </table:table-row>
        <table:table-row table:style-name="ro1">
          <table:table-cell office:value-type="string" calcext:value-type="string">
            <text:p>XP_026863083.2</text:p>
          </table:table-cell>
          <table:table-cell office:value-type="string" calcext:value-type="string">
            <text:p>Chitin_synth_2</text:p>
          </table:table-cell>
          <table:table-cell office:value-type="float" office:value="0.000000015" calcext:value-type="float">
            <text:p>0.000000015</text:p>
          </table:table-cell>
          <table:table-cell office:value-type="float" office:value="0.037" calcext:value-type="float">
            <text:p>0.03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hyaluronan synthase 1 [Electrophorus electricus]</text:p>
          </table:table-cell>
        </table:table-row>
        <table:table-row table:style-name="ro1">
          <table:table-cell office:value-type="string" calcext:value-type="string">
            <text:p>XP_044214629.1</text:p>
          </table:table-cell>
          <table:table-cell office:value-type="string" calcext:value-type="string">
            <text:p>Chitin_synth_2</text:p>
          </table:table-cell>
          <table:table-cell office:value-type="float" office:value="0.000000015" calcext:value-type="float">
            <text:p>0.000000015</text:p>
          </table:table-cell>
          <table:table-cell office:value-type="float" office:value="0.24" calcext:value-type="float">
            <text:p>0.2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hyaluronan synthase 1 isoform X2 [Thunnus albacares]</text:p>
          </table:table-cell>
        </table:table-row>
        <table:table-row table:style-name="ro1">
          <table:table-cell office:value-type="string" calcext:value-type="string">
            <text:p>XP_042279383.1</text:p>
          </table:table-cell>
          <table:table-cell office:value-type="string" calcext:value-type="string">
            <text:p>Chitin_synth_2</text:p>
          </table:table-cell>
          <table:table-cell office:value-type="float" office:value="0.000000016" calcext:value-type="float">
            <text:p>0.000000016</text:p>
          </table:table-cell>
          <table:table-cell office:value-type="float" office:value="0.24" calcext:value-type="float">
            <text:p>0.2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hyaluronan synthase 1 isoform X2 [Thunnus maccoyii]</text:p>
          </table:table-cell>
        </table:table-row>
        <table:table-row table:style-name="ro1">
          <table:table-cell office:value-type="string" calcext:value-type="string">
            <text:p>XP_032411756.1</text:p>
          </table:table-cell>
          <table:table-cell office:value-type="string" calcext:value-type="string">
            <text:p>Chitin_synth_2</text:p>
          </table:table-cell>
          <table:table-cell office:value-type="float" office:value="0.000000017" calcext:value-type="float">
            <text:p>0.000000017</text:p>
          </table:table-cell>
          <table:table-cell office:value-type="float" office:value="0.052" calcext:value-type="float">
            <text:p>0.05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hyaluronan synthase 1 [Xiphophorus hellerii]</text:p>
          </table:table-cell>
        </table:table-row>
        <table:table-row table:style-name="ro1">
          <table:table-cell office:value-type="string" calcext:value-type="string">
            <text:p>XP_039972926.1</text:p>
          </table:table-cell>
          <table:table-cell office:value-type="string" calcext:value-type="string">
            <text:p>Chitin_synth_2</text:p>
          </table:table-cell>
          <table:table-cell office:value-type="float" office:value="0.000000026" calcext:value-type="float">
            <text:p>0.000000026</text:p>
          </table:table-cell>
          <table:table-cell office:value-type="float" office:value="0.44" calcext:value-type="float">
            <text:p>0.44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hyaluronan synthase 1 [Xiphias gladius]</text:p>
          </table:table-cell>
        </table:table-row>
        <table:table-row table:style-name="ro1">
          <table:table-cell office:value-type="string" calcext:value-type="string">
            <text:p>XP_032467746.1</text:p>
          </table:table-cell>
          <table:table-cell office:value-type="string" calcext:value-type="string">
            <text:p>Chitin_synth_2</text:p>
          </table:table-cell>
          <table:table-cell office:value-type="float" office:value="0.000000028" calcext:value-type="float">
            <text:p>0.000000028</text:p>
          </table:table-cell>
          <table:table-cell office:value-type="float" office:value="0.42" calcext:value-type="float">
            <text:p>0.42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hyaluronan synthase 3 isoform X2 [Phocoena sinus]</text:p>
          </table:table-cell>
        </table:table-row>
        <table:table-row table:style-name="ro1">
          <table:table-cell office:value-type="string" calcext:value-type="string">
            <text:p>XP_040022276.1</text:p>
          </table:table-cell>
          <table:table-cell office:value-type="string" calcext:value-type="string">
            <text:p>Chitin_synth_2</text:p>
          </table:table-cell>
          <table:table-cell office:value-type="float" office:value="0.000000029" calcext:value-type="float">
            <text:p>0.000000029</text:p>
          </table:table-cell>
          <table:table-cell office:value-type="float" office:value="0.034" calcext:value-type="float">
            <text:p>0.034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hyaluronan synthase 1 [Gasterosteus aculeatus aculeatus]</text:p>
          </table:table-cell>
        </table:table-row>
        <table:table-row table:style-name="ro1">
          <table:table-cell office:value-type="string" calcext:value-type="string">
            <text:p>XP_017295166.2</text:p>
          </table:table-cell>
          <table:table-cell office:value-type="string" calcext:value-type="string">
            <text:p>Chitin_synth_2</text:p>
          </table:table-cell>
          <table:table-cell office:value-type="float" office:value="0.000000039" calcext:value-type="float">
            <text:p>0.000000039</text:p>
          </table:table-cell>
          <table:table-cell office:value-type="float" office:value="0.15" calcext:value-type="float">
            <text:p>0.15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hyaluronan synthase 1 [Kryptolebias marmoratus]</text:p>
          </table:table-cell>
        </table:table-row>
        <table:table-row table:style-name="ro1">
          <table:table-cell office:value-type="string" calcext:value-type="string">
            <text:p>XP_028435333.1</text:p>
          </table:table-cell>
          <table:table-cell office:value-type="string" calcext:value-type="string">
            <text:p>Chitin_synth_2</text:p>
          </table:table-cell>
          <table:table-cell office:value-type="float" office:value="0.000000041" calcext:value-type="float">
            <text:p>0.000000041</text:p>
          </table:table-cell>
          <table:table-cell office:value-type="float" office:value="0.43" calcext:value-type="float">
            <text:p>0.43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hyaluronan synthase 1 [Perca flavescens]</text:p>
          </table:table-cell>
        </table:table-row>
        <table:table-row table:style-name="ro1">
          <table:table-cell office:value-type="string" calcext:value-type="string">
            <text:p>XP_034410400.1</text:p>
          </table:table-cell>
          <table:table-cell office:value-type="string" calcext:value-type="string">
            <text:p>Chitin_synth_2</text:p>
          </table:table-cell>
          <table:table-cell office:value-type="float" office:value="0.000000053" calcext:value-type="float">
            <text:p>0.000000053</text:p>
          </table:table-cell>
          <table:table-cell office:value-type="float" office:value="0.89" calcext:value-type="float">
            <text:p>0.89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hyaluronan synthase 1 [Cyclopterus lumpus]</text:p>
          </table:table-cell>
        </table:table-row>
        <table:table-row table:style-name="ro1">
          <table:table-cell office:value-type="string" calcext:value-type="string">
            <text:p>XP_039661377.1</text:p>
          </table:table-cell>
          <table:table-cell office:value-type="string" calcext:value-type="string">
            <text:p>Chitin_synth_2</text:p>
          </table:table-cell>
          <table:table-cell office:value-type="float" office:value="0.000000067" calcext:value-type="float">
            <text:p>0.000000067</text:p>
          </table:table-cell>
          <table:table-cell office:value-type="float" office:value="0.43" calcext:value-type="float">
            <text:p>0.43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hyaluronan synthase 1 [Perca fluviatilis]</text:p>
          </table:table-cell>
        </table:table-row>
        <table:table-row table:style-name="ro1">
          <table:table-cell office:value-type="string" calcext:value-type="string">
            <text:p>XP_032374221.1</text:p>
          </table:table-cell>
          <table:table-cell office:value-type="string" calcext:value-type="string">
            <text:p>Chitin_synth_2</text:p>
          </table:table-cell>
          <table:table-cell office:value-type="float" office:value="0.00000007" calcext:value-type="float">
            <text:p>0.00000007</text:p>
          </table:table-cell>
          <table:table-cell office:value-type="float" office:value="0.38" calcext:value-type="float">
            <text:p>0.38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hyaluronan synthase 1 [Etheostoma spectabile]</text:p>
          </table:table-cell>
        </table:table-row>
        <table:table-row table:style-name="ro1">
          <table:table-cell office:value-type="string" calcext:value-type="string">
            <text:p>XP_031154706.1</text:p>
          </table:table-cell>
          <table:table-cell office:value-type="string" calcext:value-type="string">
            <text:p>Chitin_synth_2</text:p>
          </table:table-cell>
          <table:table-cell office:value-type="float" office:value="0.000000072" calcext:value-type="float">
            <text:p>0.000000072</text:p>
          </table:table-cell>
          <table:table-cell office:value-type="float" office:value="0.29" calcext:value-type="float">
            <text:p>0.29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hyaluronan synthase 1 [Sander lucioperca]</text:p>
          </table:table-cell>
        </table:table-row>
        <table:table-row table:style-name="ro1">
          <table:table-cell office:value-type="string" calcext:value-type="string">
            <text:p>XP_034731297.1</text:p>
          </table:table-cell>
          <table:table-cell office:value-type="string" calcext:value-type="string">
            <text:p>Chitin_synth_2</text:p>
          </table:table-cell>
          <table:table-cell office:value-type="float" office:value="0.000000075" calcext:value-type="float">
            <text:p>0.000000075</text:p>
          </table:table-cell>
          <table:table-cell office:value-type="float" office:value="0.29" calcext:value-type="float">
            <text:p>0.29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hyaluronan synthase 1 [Etheostoma cragini]</text:p>
          </table:table-cell>
        </table:table-row>
        <table:table-row table:style-name="ro1">
          <table:table-cell office:value-type="string" calcext:value-type="string">
            <text:p>XP_014057010.1</text:p>
          </table:table-cell>
          <table:table-cell office:value-type="string" calcext:value-type="string">
            <text:p>Chitin_synth_2</text:p>
          </table:table-cell>
          <table:table-cell office:value-type="float" office:value="0.000000075" calcext:value-type="float">
            <text:p>0.000000075</text:p>
          </table:table-cell>
          <table:table-cell office:value-type="float" office:value="0.018" calcext:value-type="float">
            <text:p>0.01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REDICTED: LOW QUALITY PROTEIN: hyaluronan synthase 1-like [Salmo salar]</text:p>
          </table:table-cell>
        </table:table-row>
        <table:table-row table:style-name="ro1">
          <table:table-cell office:value-type="string" calcext:value-type="string">
            <text:p>XP_037739448.2</text:p>
          </table:table-cell>
          <table:table-cell office:value-type="string" calcext:value-type="string">
            <text:p>Chitin_synth_2</text:p>
          </table:table-cell>
          <table:table-cell office:value-type="float" office:value="0.00000015" calcext:value-type="float">
            <text:p>0.00000015</text:p>
          </table:table-cell>
          <table:table-cell office:value-type="float" office:value="0.16" calcext:value-type="float">
            <text:p>0.16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hyaluronan synthase 1-like [Chelonia mydas]</text:p>
          </table:table-cell>
        </table:table-row>
        <table:table-row table:style-name="ro1">
          <table:table-cell office:value-type="string" calcext:value-type="string">
            <text:p>XP_042346456.1</text:p>
          </table:table-cell>
          <table:table-cell office:value-type="string" calcext:value-type="string">
            <text:p>Chitin_synth_2</text:p>
          </table:table-cell>
          <table:table-cell office:value-type="float" office:value="0.00000018" calcext:value-type="float">
            <text:p>0.00000018</text:p>
          </table:table-cell>
          <table:table-cell office:value-type="float" office:value="0.065" calcext:value-type="float">
            <text:p>0.065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hyaluronan synthase 1 [Plectropomus leopardus]</text:p>
          </table:table-cell>
        </table:table-row>
        <table:table-row table:style-name="ro1">
          <table:table-cell office:value-type="string" calcext:value-type="string">
            <text:p>XP_031754329.1</text:p>
          </table:table-cell>
          <table:table-cell office:value-type="string" calcext:value-type="string">
            <text:p>Chitin_synth_2</text:p>
          </table:table-cell>
          <table:table-cell office:value-type="float" office:value="0.00000018" calcext:value-type="float">
            <text:p>0.00000018</text:p>
          </table:table-cell>
          <table:table-cell office:value-type="float" office:value="0.0029" calcext:value-type="float">
            <text:p>0.00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yaluronan synthase-related protein-like [Xenopus tropicalis]</text:p>
          </table:table-cell>
        </table:table-row>
        <table:table-row table:style-name="ro1">
          <table:table-cell office:value-type="string" calcext:value-type="string">
            <text:p>XP_037641707.1</text:p>
          </table:table-cell>
          <table:table-cell office:value-type="string" calcext:value-type="string">
            <text:p>Chitin_synth_2</text:p>
          </table:table-cell>
          <table:table-cell office:value-type="float" office:value="0.00000025" calcext:value-type="float">
            <text:p>0.00000025</text:p>
          </table:table-cell>
          <table:table-cell office:value-type="float" office:value="1.5" calcext:value-type="float">
            <text:p>1.5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hyaluronan synthase 1 [Sebastes umbrosus]</text:p>
          </table:table-cell>
        </table:table-row>
        <table:table-row table:style-name="ro1">
          <table:table-cell office:value-type="string" calcext:value-type="string">
            <text:p>XP_043889879.1</text:p>
          </table:table-cell>
          <table:table-cell office:value-type="string" calcext:value-type="string">
            <text:p>Chitin_synth_2</text:p>
          </table:table-cell>
          <table:table-cell office:value-type="float" office:value="0.0000003" calcext:value-type="float">
            <text:p>0.0000003</text:p>
          </table:table-cell>
          <table:table-cell office:value-type="float" office:value="0.046" calcext:value-type="float">
            <text:p>0.04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hyaluronan synthase 1 [Solea senegalensis]</text:p>
          </table:table-cell>
        </table:table-row>
        <table:table-row table:style-name="ro1">
          <table:table-cell office:value-type="string" calcext:value-type="string">
            <text:p>XP_042628407.1</text:p>
          </table:table-cell>
          <table:table-cell office:value-type="string" calcext:value-type="string">
            <text:p>Chitin_synth_2</text:p>
          </table:table-cell>
          <table:table-cell office:value-type="float" office:value="0.0000004" calcext:value-type="float">
            <text:p>0.0000004</text:p>
          </table:table-cell>
          <table:table-cell office:value-type="float" office:value="0.16" calcext:value-type="float">
            <text:p>0.16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LOW QUALITY PROTEIN: hyaluronan synthase 1-like [Cyprinus carpio]</text:p>
          </table:table-cell>
        </table:table-row>
        <table:table-row table:style-name="ro1">
          <table:table-cell office:value-type="string" calcext:value-type="string">
            <text:p>XP_033957697.1</text:p>
          </table:table-cell>
          <table:table-cell office:value-type="string" calcext:value-type="string">
            <text:p>Chitin_synth_2</text:p>
          </table:table-cell>
          <table:table-cell office:value-type="float" office:value="0.00000049" calcext:value-type="float">
            <text:p>0.00000049</text:p>
          </table:table-cell>
          <table:table-cell office:value-type="float" office:value="0.44" calcext:value-type="float">
            <text:p>0.44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hyaluronan synthase 1 [Pseudochaenichthys georgianus]</text:p>
          </table:table-cell>
        </table:table-row>
        <table:table-row table:style-name="ro1">
          <table:table-cell office:value-type="string" calcext:value-type="string">
            <text:p>XP_044214627.1</text:p>
          </table:table-cell>
          <table:table-cell office:value-type="string" calcext:value-type="string">
            <text:p>Chitin_synth_2</text:p>
          </table:table-cell>
          <table:table-cell office:value-type="float" office:value="0.00000098" calcext:value-type="float">
            <text:p>0.00000098</text:p>
          </table:table-cell>
          <table:table-cell office:value-type="float" office:value="0.26" calcext:value-type="float">
            <text:p>0.26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hyaluronan synthase 1 isoform X1 [Thunnus albacares]</text:p>
          </table:table-cell>
        </table:table-row>
        <table:table-row table:style-name="ro1">
          <table:table-cell office:value-type="string" calcext:value-type="string">
            <text:p>XP_030606052.1</text:p>
          </table:table-cell>
          <table:table-cell office:value-type="string" calcext:value-type="string">
            <text:p>Chitin_synth_2</text:p>
          </table:table-cell>
          <table:table-cell office:value-type="float" office:value="0.00000098" calcext:value-type="float">
            <text:p>0.00000098</text:p>
          </table:table-cell>
          <table:table-cell office:value-type="float" office:value="0.11" calcext:value-type="float">
            <text:p>0.1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hyaluronan synthase 2 isoform X2 [Archocentrus centrarchus]</text:p>
          </table:table-cell>
        </table:table-row>
        <table:table-row table:style-name="ro1">
          <table:table-cell office:value-type="string" calcext:value-type="string">
            <text:p>XP_042279381.1</text:p>
          </table:table-cell>
          <table:table-cell office:value-type="string" calcext:value-type="string">
            <text:p>Chitin_synth_2</text:p>
          </table:table-cell>
          <table:table-cell office:value-type="float" office:value="0.00000099" calcext:value-type="float">
            <text:p>0.00000099</text:p>
          </table:table-cell>
          <table:table-cell office:value-type="float" office:value="0.26" calcext:value-type="float">
            <text:p>0.26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hyaluronan synthase 1 isoform X1 [Thunnus maccoyii]</text:p>
          </table:table-cell>
        </table:table-row>
        <table:table-row table:style-name="ro1">
          <table:table-cell office:value-type="string" calcext:value-type="string">
            <text:p>XP_041943638.1</text:p>
          </table:table-cell>
          <table:table-cell office:value-type="string" calcext:value-type="string">
            <text:p>Chitin_synth_2</text:p>
          </table:table-cell>
          <table:table-cell office:value-type="float" office:value="0.0000014" calcext:value-type="float">
            <text:p>0.0000014</text:p>
          </table:table-cell>
          <table:table-cell office:value-type="float" office:value="0.069" calcext:value-type="float">
            <text:p>0.06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hyaluronan synthase 2 isoform X2 [Alosa sapidissima]</text:p>
          </table:table-cell>
        </table:table-row>
        <table:table-row table:style-name="ro1">
          <table:table-cell office:value-type="string" calcext:value-type="string">
            <text:p>NP_001081828.1</text:p>
          </table:table-cell>
          <table:table-cell office:value-type="string" calcext:value-type="string">
            <text:p>Chitin_synth_2</text:p>
          </table:table-cell>
          <table:table-cell office:value-type="float" office:value="0.0000022" calcext:value-type="float">
            <text:p>0.0000022</text:p>
          </table:table-cell>
          <table:table-cell office:value-type="float" office:value="0.004" calcext:value-type="float">
            <text:p>0.00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yaluronan synthase-related protein [Xenopus laevis]</text:p>
          </table:table-cell>
        </table:table-row>
        <table:table-row table:style-name="ro1">
          <table:table-cell office:value-type="string" calcext:value-type="string">
            <text:p>XP_032926074.1</text:p>
          </table:table-cell>
          <table:table-cell office:value-type="string" calcext:value-type="string">
            <text:p>Chitin_synth_2</text:p>
          </table:table-cell>
          <table:table-cell office:value-type="float" office:value="0.0000023" calcext:value-type="float">
            <text:p>0.0000023</text:p>
          </table:table-cell>
          <table:table-cell office:value-type="float" office:value="6.2" calcext:value-type="float">
            <text:p>6.2</text:p>
          </table:table-cell>
          <table:table-cell office:value-type="float" office:value="39000" calcext:value-type="float">
            <text:p>39000</text:p>
          </table:table-cell>
          <table:table-cell office:value-type="string" calcext:value-type="string">
            <text:p>hyaluronan synthase 3 isoform X3 [Catharus ustulatus]</text:p>
          </table:table-cell>
        </table:table-row>
        <table:table-row table:style-name="ro1">
          <table:table-cell office:value-type="string" calcext:value-type="string">
            <text:p>XP_041443449.1</text:p>
          </table:table-cell>
          <table:table-cell office:value-type="string" calcext:value-type="string">
            <text:p>Chitin_synth_2</text:p>
          </table:table-cell>
          <table:table-cell office:value-type="float" office:value="0.0000025" calcext:value-type="float">
            <text:p>0.0000025</text:p>
          </table:table-cell>
          <table:table-cell office:value-type="float" office:value="0.004" calcext:value-type="float">
            <text:p>0.00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yaluronan synthase-related protein isoform X1 [Xenopus laevis]</text:p>
          </table:table-cell>
        </table:table-row>
        <table:table-row table:style-name="ro1">
          <table:table-cell office:value-type="string" calcext:value-type="string">
            <text:p>XP_029307152.1</text:p>
          </table:table-cell>
          <table:table-cell office:value-type="string" calcext:value-type="string">
            <text:p>Chitin_synth_2</text:p>
          </table:table-cell>
          <table:table-cell office:value-type="float" office:value="0.0000036" calcext:value-type="float">
            <text:p>0.0000036</text:p>
          </table:table-cell>
          <table:table-cell office:value-type="float" office:value="0.42" calcext:value-type="float">
            <text:p>0.42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hyaluronan synthase 1 [Cottoperca gobio]</text:p>
          </table:table-cell>
        </table:table-row>
        <table:table-row table:style-name="ro1">
          <table:table-cell office:value-type="string" calcext:value-type="string">
            <text:p>XP_014037962.1</text:p>
          </table:table-cell>
          <table:table-cell office:value-type="string" calcext:value-type="string">
            <text:p>Chitin_synth_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000095" calcext:value-type="float">
            <text:p>0.000000095</text:p>
          </table:table-cell>
          <table:table-cell office:value-type="float" office:value="0.0006" calcext:value-type="float">
            <text:p>0.0006</text:p>
          </table:table-cell>
          <table:table-cell office:value-type="string" calcext:value-type="string">
            <text:p>PREDICTED: hyaluronan synthase 3-like [Salmo salar]</text:p>
          </table:table-cell>
        </table:table-row>
        <table:table-row table:style-name="ro1">
          <table:table-cell office:value-type="string" calcext:value-type="string">
            <text:p>XP_041922176.1</text:p>
          </table:table-cell>
          <table:table-cell office:value-type="string" calcext:value-type="string">
            <text:p>Chitin_synth_2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0.000000016" calcext:value-type="float">
            <text:p>0.000000016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LOW QUALITY PROTEIN: chitin synthase chs-1-like <text:s/>partial [Alosa sapidissima]</text:p>
          </table:table-cell>
        </table:table-row>
        <table:table-row table:style-name="ro1">
          <table:table-cell office:value-type="string" calcext:value-type="string">
            <text:p>XP_031525578.1</text:p>
          </table:table-cell>
          <table:table-cell office:value-type="string" calcext:value-type="string">
            <text:p>Chitin_synth_2</text:p>
          </table:table-cell>
          <table:table-cell office:value-type="float" office:value="0.000081" calcext:value-type="float">
            <text:p>0.000081</text:p>
          </table:table-cell>
          <table:table-cell office:value-type="float" office:value="0.00000031" calcext:value-type="float">
            <text:p>0.00000031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hyaluronan synthase 2 [Papio anubis]</text:p>
          </table:table-cell>
        </table:table-row>
        <table:table-row table:style-name="ro1">
          <table:table-cell office:value-type="string" calcext:value-type="string">
            <text:p>XP_035607382.1</text:p>
          </table:table-cell>
          <table:table-cell office:value-type="string" calcext:value-type="string">
            <text:p>Chitin_synth_2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23" calcext:value-type="float">
            <text:p>0.02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LOW QUALITY PROTEIN: hyaluronan synthase 1 [Oncorhynchus keta]</text:p>
          </table:table-cell>
        </table:table-row>
        <table:table-row table:style-name="ro1">
          <table:table-cell office:value-type="string" calcext:value-type="string">
            <text:p>XP_032785589.1</text:p>
          </table:table-cell>
          <table:table-cell office:value-type="string" calcext:value-type="string">
            <text:p>Chitin_synth_2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00057" calcext:value-type="float">
            <text:p>0.00000057</text:p>
          </table:table-cell>
          <table:table-cell office:value-type="float" office:value="0.0036" calcext:value-type="float">
            <text:p>0.0036</text:p>
          </table:table-cell>
          <table:table-cell office:value-type="string" calcext:value-type="string">
            <text:p>chitin synthase chs-2-like isoform X3 [Daphnia magna]</text:p>
          </table:table-cell>
        </table:table-row>
        <table:table-row table:style-name="ro1">
          <table:table-cell office:value-type="string" calcext:value-type="string">
            <text:p>XP_029501055.1</text:p>
          </table:table-cell>
          <table:table-cell office:value-type="string" calcext:value-type="string">
            <text:p>Chitin_synth_2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00027" calcext:value-type="float">
            <text:p>0.00000027</text:p>
          </table:table-cell>
          <table:table-cell office:value-type="float" office:value="0.0017" calcext:value-type="float">
            <text:p>0.0017</text:p>
          </table:table-cell>
          <table:table-cell office:value-type="string" calcext:value-type="string">
            <text:p>hyaluronan synthase 2-like <text:s/>partial [Oncorhynchus nerka]</text:p>
          </table:table-cell>
        </table:table-row>
        <table:table-row table:style-name="ro1">
          <table:table-cell office:value-type="string" calcext:value-type="string">
            <text:p>XP_038244222.2</text:p>
          </table:table-cell>
          <table:table-cell office:value-type="string" calcext:value-type="string">
            <text:p>Chitin_synth_2</text:p>
          </table:table-cell>
          <table:table-cell office:value-type="float" office:value="0.15" calcext:value-type="float">
            <text:p>0.15</text:p>
          </table:table-cell>
          <table:table-cell office:value-type="float" office:value="0.023" calcext:value-type="float">
            <text:p>0.02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yaluronan synthase 2 isoform X1 [Dermochelys coriacea]</text:p>
          </table:table-cell>
        </table:table-row>
        <table:table-row table:style-name="ro1">
          <table:table-cell office:value-type="string" calcext:value-type="string">
            <text:p>XP_012526637.1</text:p>
          </table:table-cell>
          <table:table-cell office:value-type="string" calcext:value-type="string">
            <text:p>Chitin_synth_2</text:p>
          </table:table-cell>
          <table:table-cell office:value-type="float" office:value="0.17" calcext:value-type="float">
            <text:p>0.17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chitin synthase chs-1 [Monomorium pharaonis]</text:p>
          </table:table-cell>
        </table:table-row>
        <table:table-row table:style-name="ro1">
          <table:table-cell office:value-type="string" calcext:value-type="string">
            <text:p>XP_035669152.1</text:p>
          </table:table-cell>
          <table:table-cell office:value-type="string" calcext:value-type="string">
            <text:p>Chitin_synth_2</text:p>
          </table:table-cell>
          <table:table-cell office:value-type="float" office:value="0.2" calcext:value-type="float">
            <text:p>0.2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uncharacterized protein LOC118411181 [Branchiostoma floridae]</text:p>
          </table:table-cell>
        </table:table-row>
        <table:table-row table:style-name="ro1">
          <table:table-cell office:value-type="string" calcext:value-type="string">
            <text:p>XP_043363327.1</text:p>
          </table:table-cell>
          <table:table-cell office:value-type="string" calcext:value-type="string">
            <text:p>Chitin_synth_2</text:p>
          </table:table-cell>
          <table:table-cell office:value-type="float" office:value="0.28" calcext:value-type="float">
            <text:p>0.28</text:p>
          </table:table-cell>
          <table:table-cell office:value-type="float" office:value="0.022" calcext:value-type="float">
            <text:p>0.02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hyaluronan synthase 2 isoform X2 [Dermochelys coriacea]</text:p>
          </table:table-cell>
        </table:table-row>
        <table:table-row table:style-name="ro1">
          <table:table-cell office:value-type="string" calcext:value-type="string">
            <text:p>XP_031197173.1</text:p>
          </table:table-cell>
          <table:table-cell office:value-type="string" calcext:value-type="string">
            <text:p>Chitin_synth_2</text:p>
          </table:table-cell>
          <table:table-cell office:value-type="float" office:value="0.49" calcext:value-type="float">
            <text:p>0.49</text:p>
          </table:table-cell>
          <table:table-cell office:value-type="float" office:value="0.054" calcext:value-type="float">
            <text:p>0.054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hyaluronan synthase 3 isoform X4 [Mastomys coucha]</text:p>
          </table:table-cell>
        </table:table-row>
        <table:table-row table:style-name="ro1">
          <table:table-cell office:value-type="string" calcext:value-type="string">
            <text:p>XP_041704626.1</text:p>
          </table:table-cell>
          <table:table-cell office:value-type="string" calcext:value-type="string">
            <text:p>Chitin_synth_2</text:p>
          </table:table-cell>
          <table:table-cell office:value-type="float" office:value="0.67" calcext:value-type="float">
            <text:p>0.67</text:p>
          </table:table-cell>
          <table:table-cell office:value-type="float" office:value="0.41" calcext:value-type="float">
            <text:p>0.41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golgin subfamily A member 6-like protein 22 [Coregonus clupeaformis]</text:p>
          </table:table-cell>
        </table:table-row>
        <table:table-row table:style-name="ro1">
          <table:table-cell office:value-type="string" calcext:value-type="string">
            <text:p>XP_022329366.1</text:p>
          </table:table-cell>
          <table:table-cell office:value-type="string" calcext:value-type="string">
            <text:p>Chitin_synth_2</text:p>
          </table:table-cell>
          <table:table-cell office:value-type="float" office:value="0.68" calcext:value-type="float">
            <text:p>0.68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uncharacterized protein LOC111128180 [Crassostrea virginica]</text:p>
          </table:table-cell>
        </table:table-row>
        <table:table-row table:style-name="ro1">
          <table:table-cell office:value-type="string" calcext:value-type="string">
            <text:p>XP_034740596.1</text:p>
          </table:table-cell>
          <table:table-cell office:value-type="string" calcext:value-type="string">
            <text:p>Chitin_synth_2</text:p>
          </table:table-cell>
          <table:table-cell office:value-type="float" office:value="1.1" calcext:value-type="float">
            <text:p>1.1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trace amine-associated receptor 13c-like [Etheostoma cragini]</text:p>
          </table:table-cell>
        </table:table-row>
        <table:table-row table:style-name="ro1">
          <table:table-cell office:value-type="string" calcext:value-type="string">
            <text:p>XP_032323443.1</text:p>
          </table:table-cell>
          <table:table-cell office:value-type="string" calcext:value-type="string">
            <text:p>Chitin_synth_2</text:p>
          </table:table-cell>
          <table:table-cell office:value-type="float" office:value="1.8" calcext:value-type="float">
            <text:p>1.8</text:p>
          </table:table-cell>
          <table:table-cell office:value-type="float" office:value="0.05" calcext:value-type="float">
            <text:p>0.05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LOW QUALITY PROTEIN: hyaluronan synthase 2-like [Camelus ferus]</text:p>
          </table:table-cell>
        </table:table-row>
        <table:table-row table:style-name="ro1">
          <table:table-cell office:value-type="string" calcext:value-type="string">
            <text:p>XP_041704638.1</text:p>
          </table:table-cell>
          <table:table-cell office:value-type="string" calcext:value-type="string">
            <text:p>Chitin_synth_2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calponin homology domain-containing protein DDB_G0272472-like [Coregonus clupeaformis]</text:p>
          </table:table-cell>
        </table:table-row>
        <table:table-row table:style-name="ro1">
          <table:table-cell office:value-type="string" calcext:value-type="string">
            <text:p>XP_031197170.1</text:p>
          </table:table-cell>
          <table:table-cell office:value-type="string" calcext:value-type="string">
            <text:p>Chitin_synth_2</text:p>
          </table:table-cell>
          <table:table-cell office:value-type="float" office:value="1.9" calcext:value-type="float">
            <text:p>1.9</text:p>
          </table:table-cell>
          <table:table-cell office:value-type="float" office:value="0.06" calcext:value-type="float">
            <text:p>0.06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hyaluronan synthase 3 isoform X2 [Mastomys coucha]</text:p>
          </table:table-cell>
        </table:table-row>
        <table:table-row table:style-name="ro1">
          <table:table-cell office:value-type="string" calcext:value-type="string">
            <text:p>XP_034378113.1</text:p>
          </table:table-cell>
          <table:table-cell office:value-type="string" calcext:value-type="string">
            <text:p>Chitin_synth_2</text:p>
          </table:table-cell>
          <table:table-cell office:value-type="float" office:value="2.3" calcext:value-type="float">
            <text:p>2.3</text:p>
          </table:table-cell>
          <table:table-cell office:value-type="float" office:value="0.056" calcext:value-type="float">
            <text:p>0.056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hyaluronan synthase 3 isoform X2 [Arvicanthis niloticus]</text:p>
          </table:table-cell>
        </table:table-row>
        <table:table-row table:style-name="ro1">
          <table:table-cell office:value-type="string" calcext:value-type="string">
            <text:p>XP_034612882.1</text:p>
          </table:table-cell>
          <table:table-cell office:value-type="string" calcext:value-type="string">
            <text:p>Chitin_synth_2</text:p>
          </table:table-cell>
          <table:table-cell office:value-type="float" office:value="3.5" calcext:value-type="float">
            <text:p>3.5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LOW QUALITY PROTEIN: hyaluronan synthase 1-like [Trachemys scripta elegans]</text:p>
          </table:table-cell>
        </table:table-row>
        <table:table-row table:style-name="ro1">
          <table:table-cell office:value-type="string" calcext:value-type="string">
            <text:p>XP_044535082.1</text:p>
          </table:table-cell>
          <table:table-cell office:value-type="string" calcext:value-type="string">
            <text:p>Chitin_synth_2</text:p>
          </table:table-cell>
          <table:table-cell office:value-type="float" office:value="3.8" calcext:value-type="float">
            <text:p>3.8</text:p>
          </table:table-cell>
          <table:table-cell office:value-type="float" office:value="0.00098" calcext:value-type="float">
            <text:p>0.00098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ceramide glucosyltransferase [Gracilinanus agilis]</text:p>
          </table:table-cell>
        </table:table-row>
        <table:table-row table:style-name="ro1">
          <table:table-cell office:value-type="string" calcext:value-type="string">
            <text:p>XP_037680353.1</text:p>
          </table:table-cell>
          <table:table-cell office:value-type="string" calcext:value-type="string">
            <text:p>Chitin_synth_2</text:p>
          </table:table-cell>
          <table:table-cell office:value-type="float" office:value="3.8" calcext:value-type="float">
            <text:p>3.8</text:p>
          </table:table-cell>
          <table:table-cell office:value-type="float" office:value="0.001" calcext:value-type="float">
            <text:p>0.001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LOW QUALITY PROTEIN: ceramide glucosyltransferase-like [Choloepus didactylus]</text:p>
          </table:table-cell>
        </table:table-row>
        <table:table-row table:style-name="ro1">
          <table:table-cell office:value-type="string" calcext:value-type="string">
            <text:p>XP_030150062.1</text:p>
          </table:table-cell>
          <table:table-cell office:value-type="string" calcext:value-type="string">
            <text:p>Chitin_synth_2</text:p>
          </table:table-cell>
          <table:table-cell office:value-type="float" office:value="3.8" calcext:value-type="float">
            <text:p>3.8</text:p>
          </table:table-cell>
          <table:table-cell office:value-type="float" office:value="0.001" calcext:value-type="float">
            <text:p>0.001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ceramide glucosyltransferase isoform X2 [Lynx canadensis]</text:p>
          </table:table-cell>
        </table:table-row>
        <table:table-row table:style-name="ro1">
          <table:table-cell office:value-type="string" calcext:value-type="string">
            <text:p>XP_040217269.1</text:p>
          </table:table-cell>
          <table:table-cell office:value-type="string" calcext:value-type="string">
            <text:p>Chitin_synth_2</text:p>
          </table:table-cell>
          <table:table-cell office:value-type="float" office:value="3.8" calcext:value-type="float">
            <text:p>3.8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ceramide glucosyltransferase [Rana temporaria]</text:p>
          </table:table-cell>
        </table:table-row>
        <table:table-row table:style-name="ro1">
          <table:table-cell office:value-type="string" calcext:value-type="string">
            <text:p>XP_001365801.1</text:p>
          </table:table-cell>
          <table:table-cell office:value-type="string" calcext:value-type="string">
            <text:p>Chitin_synth_2</text:p>
          </table:table-cell>
          <table:table-cell office:value-type="float" office:value="3.9" calcext:value-type="float">
            <text:p>3.9</text:p>
          </table:table-cell>
          <table:table-cell office:value-type="float" office:value="0.001" calcext:value-type="float">
            <text:p>0.001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PREDICTED: ceramide glucosyltransferase [Monodelphis domestica]</text:p>
          </table:table-cell>
        </table:table-row>
        <table:table-row table:style-name="ro1">
          <table:table-cell office:value-type="string" calcext:value-type="string">
            <text:p>XP_025138011.1</text:p>
          </table:table-cell>
          <table:table-cell office:value-type="string" calcext:value-type="string">
            <text:p>Chitin_synth_2</text:p>
          </table:table-cell>
          <table:table-cell office:value-type="float" office:value="3.9" calcext:value-type="float">
            <text:p>3.9</text:p>
          </table:table-cell>
          <table:table-cell office:value-type="float" office:value="0.001" calcext:value-type="float">
            <text:p>0.001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ceramide glucosyltransferase isoform X2 [Bubalus bubalis]</text:p>
          </table:table-cell>
        </table:table-row>
        <table:table-row table:style-name="ro1">
          <table:table-cell office:value-type="string" calcext:value-type="string">
            <text:p>XP_036711831.1</text:p>
          </table:table-cell>
          <table:table-cell office:value-type="string" calcext:value-type="string">
            <text:p>Chitin_synth_2</text:p>
          </table:table-cell>
          <table:table-cell office:value-type="float" office:value="3.9" calcext:value-type="float">
            <text:p>3.9</text:p>
          </table:table-cell>
          <table:table-cell office:value-type="float" office:value="0.001" calcext:value-type="float">
            <text:p>0.001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ceramide glucosyltransferase isoform X2 [Balaenoptera musculus]</text:p>
          </table:table-cell>
        </table:table-row>
        <table:table-row table:style-name="ro1">
          <table:table-cell office:value-type="string" calcext:value-type="string">
            <text:p>XP_032163115.1</text:p>
          </table:table-cell>
          <table:table-cell office:value-type="string" calcext:value-type="string">
            <text:p>Chitin_synth_2</text:p>
          </table:table-cell>
          <table:table-cell office:value-type="float" office:value="3.9" calcext:value-type="float">
            <text:p>3.9</text:p>
          </table:table-cell>
          <table:table-cell office:value-type="float" office:value="0.001" calcext:value-type="float">
            <text:p>0.001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ceramide glucosyltransferase isoform X2 [Mustela erminea]</text:p>
          </table:table-cell>
        </table:table-row>
        <table:table-row table:style-name="ro1">
          <table:table-cell office:value-type="string" calcext:value-type="string">
            <text:p>XP_003761468.2</text:p>
          </table:table-cell>
          <table:table-cell office:value-type="string" calcext:value-type="string">
            <text:p>Chitin_synth_2</text:p>
          </table:table-cell>
          <table:table-cell office:value-type="float" office:value="4.1" calcext:value-type="float">
            <text:p>4.1</text:p>
          </table:table-cell>
          <table:table-cell office:value-type="float" office:value="0.0012" calcext:value-type="float">
            <text:p>0.0012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ceramide glucosyltransferase [Sarcophilus harrisii]</text:p>
          </table:table-cell>
        </table:table-row>
        <table:table-row table:style-name="ro1">
          <table:table-cell office:value-type="string" calcext:value-type="string">
            <text:p>XP_030150061.1</text:p>
          </table:table-cell>
          <table:table-cell office:value-type="string" calcext:value-type="string">
            <text:p>Chitin_synth_2</text:p>
          </table:table-cell>
          <table:table-cell office:value-type="float" office:value="4.3" calcext:value-type="float">
            <text:p>4.3</text:p>
          </table:table-cell>
          <table:table-cell office:value-type="float" office:value="0.0012" calcext:value-type="float">
            <text:p>0.0012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ceramide glucosyltransferase isoform X1 [Lynx canadensis]</text:p>
          </table:table-cell>
        </table:table-row>
        <table:table-row table:style-name="ro1">
          <table:table-cell office:value-type="string" calcext:value-type="string">
            <text:p>XP_036597665.1</text:p>
          </table:table-cell>
          <table:table-cell office:value-type="string" calcext:value-type="string">
            <text:p>Chitin_synth_2</text:p>
          </table:table-cell>
          <table:table-cell office:value-type="float" office:value="4.3" calcext:value-type="float">
            <text:p>4.3</text:p>
          </table:table-cell>
          <table:table-cell office:value-type="float" office:value="0.0012" calcext:value-type="float">
            <text:p>0.0012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ceramide glucosyltransferase [Trichosurus vulpecula]</text:p>
          </table:table-cell>
        </table:table-row>
        <table:table-row table:style-name="ro1">
          <table:table-cell office:value-type="string" calcext:value-type="string">
            <text:p>XP_043833273.1</text:p>
          </table:table-cell>
          <table:table-cell office:value-type="string" calcext:value-type="string">
            <text:p>Chitin_synth_2</text:p>
          </table:table-cell>
          <table:table-cell office:value-type="float" office:value="4.4" calcext:value-type="float">
            <text:p>4.4</text:p>
          </table:table-cell>
          <table:table-cell office:value-type="float" office:value="0.0012" calcext:value-type="float">
            <text:p>0.0012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ceramide glucosyltransferase [Dromiciops gliroides]</text:p>
          </table:table-cell>
        </table:table-row>
        <table:table-row table:style-name="ro1">
          <table:table-cell office:value-type="string" calcext:value-type="string">
            <text:p>XP_018889637.1</text:p>
          </table:table-cell>
          <table:table-cell office:value-type="string" calcext:value-type="string">
            <text:p>Chitin_synth_2</text:p>
          </table:table-cell>
          <table:table-cell office:value-type="float" office:value="4.8" calcext:value-type="float">
            <text:p>4.8</text:p>
          </table:table-cell>
          <table:table-cell office:value-type="float" office:value="0.0012" calcext:value-type="float">
            <text:p>0.0012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ceramide glucosyltransferase isoform X2 [Gorilla gorilla gorilla]</text:p>
          </table:table-cell>
        </table:table-row>
        <table:table-row table:style-name="ro1">
          <table:table-cell office:value-type="string" calcext:value-type="string">
            <text:p>NP_001019378.1</text:p>
          </table:table-cell>
          <table:table-cell office:value-type="string" calcext:value-type="string">
            <text:p>Chitin_synth_2</text:p>
          </table:table-cell>
          <table:table-cell office:value-type="float" office:value="5" calcext:value-type="float">
            <text:p>5</text:p>
          </table:table-cell>
          <table:table-cell office:value-type="float" office:value="0.0034" calcext:value-type="float">
            <text:p>0.00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eramide glucosyltransferase [Danio rerio]</text:p>
          </table:table-cell>
        </table:table-row>
        <table:table-row table:style-name="ro1">
          <table:table-cell office:value-type="string" calcext:value-type="string">
            <text:p>XP_006178228.3</text:p>
          </table:table-cell>
          <table:table-cell office:value-type="string" calcext:value-type="string">
            <text:p>Chitin_synth_2</text:p>
          </table:table-cell>
          <table:table-cell office:value-type="float" office:value="5.2" calcext:value-type="float">
            <text:p>5.2</text:p>
          </table:table-cell>
          <table:table-cell office:value-type="float" office:value="0.0014" calcext:value-type="float">
            <text:p>0.0014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LOW QUALITY PROTEIN: ceramide glucosyltransferase [Camelus ferus]</text:p>
          </table:table-cell>
        </table:table-row>
        <table:table-row table:style-name="ro1">
          <table:table-cell office:value-type="string" calcext:value-type="string">
            <text:p>XP_010987018.1</text:p>
          </table:table-cell>
          <table:table-cell office:value-type="string" calcext:value-type="string">
            <text:p>Chitin_synth_2</text:p>
          </table:table-cell>
          <table:table-cell office:value-type="float" office:value="5.2" calcext:value-type="float">
            <text:p>5.2</text:p>
          </table:table-cell>
          <table:table-cell office:value-type="float" office:value="0.0014" calcext:value-type="float">
            <text:p>0.0014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ceramide glucosyltransferase [Camelus dromedarius]</text:p>
          </table:table-cell>
        </table:table-row>
        <table:table-row table:style-name="ro1">
          <table:table-cell office:value-type="string" calcext:value-type="string">
            <text:p>XP_026075140.1</text:p>
          </table:table-cell>
          <table:table-cell office:value-type="string" calcext:value-type="string">
            <text:p>Chitin_synth_2</text:p>
          </table:table-cell>
          <table:table-cell office:value-type="float" office:value="5.2" calcext:value-type="float">
            <text:p>5.2</text:p>
          </table:table-cell>
          <table:table-cell office:value-type="float" office:value="0.0024" calcext:value-type="float">
            <text:p>0.0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eramide glucosyltransferase-like [Carassius auratus]</text:p>
          </table:table-cell>
        </table:table-row>
        <table:table-row table:style-name="ro1">
          <table:table-cell office:value-type="string" calcext:value-type="string">
            <text:p>XP_024108210.1</text:p>
          </table:table-cell>
          <table:table-cell office:value-type="string" calcext:value-type="string">
            <text:p>Chitin_synth_2</text:p>
          </table:table-cell>
          <table:table-cell office:value-type="float" office:value="5.5" calcext:value-type="float">
            <text:p>5.5</text:p>
          </table:table-cell>
          <table:table-cell office:value-type="float" office:value="0.0014" calcext:value-type="float">
            <text:p>0.0014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ceramide glucosyltransferase [Pongo abelii]</text:p>
          </table:table-cell>
        </table:table-row>
        <table:table-row table:style-name="ro1">
          <table:table-cell office:value-type="string" calcext:value-type="string">
            <text:p>NP_001244652.1</text:p>
          </table:table-cell>
          <table:table-cell office:value-type="string" calcext:value-type="string">
            <text:p>Chitin_synth_2</text:p>
          </table:table-cell>
          <table:table-cell office:value-type="float" office:value="5.5" calcext:value-type="float">
            <text:p>5.5</text:p>
          </table:table-cell>
          <table:table-cell office:value-type="float" office:value="0.0014" calcext:value-type="float">
            <text:p>0.0014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ceramide glucosyltransferase [Macaca mulatta]</text:p>
          </table:table-cell>
        </table:table-row>
        <table:table-row table:style-name="ro1">
          <table:table-cell office:value-type="string" calcext:value-type="string">
            <text:p>NP_003349.1</text:p>
          </table:table-cell>
          <table:table-cell office:value-type="string" calcext:value-type="string">
            <text:p>Chitin_synth_2</text:p>
          </table:table-cell>
          <table:table-cell office:value-type="float" office:value="5.5" calcext:value-type="float">
            <text:p>5.5</text:p>
          </table:table-cell>
          <table:table-cell office:value-type="float" office:value="0.0014" calcext:value-type="float">
            <text:p>0.0014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ceramide glucosyltransferase [Homo sapiens]</text:p>
          </table:table-cell>
        </table:table-row>
        <table:table-row table:style-name="ro1">
          <table:table-cell office:value-type="string" calcext:value-type="string">
            <text:p>XP_003911414.1</text:p>
          </table:table-cell>
          <table:table-cell office:value-type="string" calcext:value-type="string">
            <text:p>Chitin_synth_2</text:p>
          </table:table-cell>
          <table:table-cell office:value-type="float" office:value="5.5" calcext:value-type="float">
            <text:p>5.5</text:p>
          </table:table-cell>
          <table:table-cell office:value-type="float" office:value="0.0014" calcext:value-type="float">
            <text:p>0.0014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ceramide glucosyltransferase [Papio anubis]</text:p>
          </table:table-cell>
        </table:table-row>
        <table:table-row table:style-name="ro1">
          <table:table-cell office:value-type="string" calcext:value-type="string">
            <text:p>XP_005581124.1</text:p>
          </table:table-cell>
          <table:table-cell office:value-type="string" calcext:value-type="string">
            <text:p>Chitin_synth_2</text:p>
          </table:table-cell>
          <table:table-cell office:value-type="float" office:value="5.5" calcext:value-type="float">
            <text:p>5.5</text:p>
          </table:table-cell>
          <table:table-cell office:value-type="float" office:value="0.0014" calcext:value-type="float">
            <text:p>0.0014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PREDICTED: ceramide glucosyltransferase [Macaca fascicularis]</text:p>
          </table:table-cell>
        </table:table-row>
        <table:table-row table:style-name="ro1">
          <table:table-cell office:value-type="string" calcext:value-type="string">
            <text:p>XP_016816918.1</text:p>
          </table:table-cell>
          <table:table-cell office:value-type="string" calcext:value-type="string">
            <text:p>Chitin_synth_2</text:p>
          </table:table-cell>
          <table:table-cell office:value-type="float" office:value="5.5" calcext:value-type="float">
            <text:p>5.5</text:p>
          </table:table-cell>
          <table:table-cell office:value-type="float" office:value="0.0014" calcext:value-type="float">
            <text:p>0.0014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ceramide glucosyltransferase [Pan troglodytes]</text:p>
          </table:table-cell>
        </table:table-row>
        <table:table-row table:style-name="ro1">
          <table:table-cell office:value-type="string" calcext:value-type="string">
            <text:p>XP_018889636.1</text:p>
          </table:table-cell>
          <table:table-cell office:value-type="string" calcext:value-type="string">
            <text:p>Chitin_synth_2</text:p>
          </table:table-cell>
          <table:table-cell office:value-type="float" office:value="5.5" calcext:value-type="float">
            <text:p>5.5</text:p>
          </table:table-cell>
          <table:table-cell office:value-type="float" office:value="0.0014" calcext:value-type="float">
            <text:p>0.0014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ceramide glucosyltransferase isoform X1 [Gorilla gorilla gorilla]</text:p>
          </table:table-cell>
        </table:table-row>
        <table:table-row table:style-name="ro1">
          <table:table-cell office:value-type="string" calcext:value-type="string">
            <text:p>XP_023057633.1</text:p>
          </table:table-cell>
          <table:table-cell office:value-type="string" calcext:value-type="string">
            <text:p>Chitin_synth_2</text:p>
          </table:table-cell>
          <table:table-cell office:value-type="float" office:value="5.5" calcext:value-type="float">
            <text:p>5.5</text:p>
          </table:table-cell>
          <table:table-cell office:value-type="float" office:value="0.0014" calcext:value-type="float">
            <text:p>0.0014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ceramide glucosyltransferase [Piliocolobus tephrosceles]</text:p>
          </table:table-cell>
        </table:table-row>
        <table:table-row table:style-name="ro1">
          <table:table-cell office:value-type="string" calcext:value-type="string">
            <text:p>XP_025215706.1</text:p>
          </table:table-cell>
          <table:table-cell office:value-type="string" calcext:value-type="string">
            <text:p>Chitin_synth_2</text:p>
          </table:table-cell>
          <table:table-cell office:value-type="float" office:value="5.5" calcext:value-type="float">
            <text:p>5.5</text:p>
          </table:table-cell>
          <table:table-cell office:value-type="float" office:value="0.0014" calcext:value-type="float">
            <text:p>0.0014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ceramide glucosyltransferase [Theropithecus gelada]</text:p>
          </table:table-cell>
        </table:table-row>
        <table:table-row table:style-name="ro1">
          <table:table-cell office:value-type="string" calcext:value-type="string">
            <text:p>XP_003264049.1</text:p>
          </table:table-cell>
          <table:table-cell office:value-type="string" calcext:value-type="string">
            <text:p>Chitin_synth_2</text:p>
          </table:table-cell>
          <table:table-cell office:value-type="float" office:value="5.5" calcext:value-type="float">
            <text:p>5.5</text:p>
          </table:table-cell>
          <table:table-cell office:value-type="float" office:value="0.0014" calcext:value-type="float">
            <text:p>0.0014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ceramide glucosyltransferase [Nomascus leucogenys]</text:p>
          </table:table-cell>
        </table:table-row>
        <table:table-row table:style-name="ro1">
          <table:table-cell office:value-type="string" calcext:value-type="string">
            <text:p>XP_010359641.1</text:p>
          </table:table-cell>
          <table:table-cell office:value-type="string" calcext:value-type="string">
            <text:p>Chitin_synth_2</text:p>
          </table:table-cell>
          <table:table-cell office:value-type="float" office:value="5.5" calcext:value-type="float">
            <text:p>5.5</text:p>
          </table:table-cell>
          <table:table-cell office:value-type="float" office:value="0.0014" calcext:value-type="float">
            <text:p>0.0014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ceramide glucosyltransferase [Rhinopithecus roxellana]</text:p>
          </table:table-cell>
        </table:table-row>
        <table:table-row table:style-name="ro1">
          <table:table-cell office:value-type="string" calcext:value-type="string">
            <text:p>XP_002743245.1</text:p>
          </table:table-cell>
          <table:table-cell office:value-type="string" calcext:value-type="string">
            <text:p>Chitin_synth_2</text:p>
          </table:table-cell>
          <table:table-cell office:value-type="float" office:value="5.5" calcext:value-type="float">
            <text:p>5.5</text:p>
          </table:table-cell>
          <table:table-cell office:value-type="float" office:value="0.0014" calcext:value-type="float">
            <text:p>0.0014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ceramide glucosyltransferase [Callithrix jacchus]</text:p>
          </table:table-cell>
        </table:table-row>
        <table:table-row table:style-name="ro1">
          <table:table-cell office:value-type="string" calcext:value-type="string">
            <text:p>XP_004324676.1</text:p>
          </table:table-cell>
          <table:table-cell office:value-type="string" calcext:value-type="string">
            <text:p>Chitin_synth_2</text:p>
          </table:table-cell>
          <table:table-cell office:value-type="float" office:value="5.5" calcext:value-type="float">
            <text:p>5.5</text:p>
          </table:table-cell>
          <table:table-cell office:value-type="float" office:value="0.0015" calcext:value-type="float">
            <text:p>0.0015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ceramide glucosyltransferase [Tursiops truncatus]</text:p>
          </table:table-cell>
        </table:table-row>
        <table:table-row table:style-name="ro1">
          <table:table-cell office:value-type="string" calcext:value-type="string">
            <text:p>XP_032491404.1</text:p>
          </table:table-cell>
          <table:table-cell office:value-type="string" calcext:value-type="string">
            <text:p>Chitin_synth_2</text:p>
          </table:table-cell>
          <table:table-cell office:value-type="float" office:value="5.5" calcext:value-type="float">
            <text:p>5.5</text:p>
          </table:table-cell>
          <table:table-cell office:value-type="float" office:value="0.0015" calcext:value-type="float">
            <text:p>0.0015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ceramide glucosyltransferase [Phocoena sinus]</text:p>
          </table:table-cell>
        </table:table-row>
        <table:table-row table:style-name="ro1">
          <table:table-cell office:value-type="string" calcext:value-type="string">
            <text:p>XP_012624390.1</text:p>
          </table:table-cell>
          <table:table-cell office:value-type="string" calcext:value-type="string">
            <text:p>Chitin_synth_2</text:p>
          </table:table-cell>
          <table:table-cell office:value-type="float" office:value="5.5" calcext:value-type="float">
            <text:p>5.5</text:p>
          </table:table-cell>
          <table:table-cell office:value-type="float" office:value="0.0014" calcext:value-type="float">
            <text:p>0.0014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ceramide glucosyltransferase [Microcebus murinus]</text:p>
          </table:table-cell>
        </table:table-row>
        <table:table-row table:style-name="ro1">
          <table:table-cell office:value-type="string" calcext:value-type="string">
            <text:p>XP_001490953.3</text:p>
          </table:table-cell>
          <table:table-cell office:value-type="string" calcext:value-type="string">
            <text:p>Chitin_synth_2</text:p>
          </table:table-cell>
          <table:table-cell office:value-type="float" office:value="5.6" calcext:value-type="float">
            <text:p>5.6</text:p>
          </table:table-cell>
          <table:table-cell office:value-type="float" office:value="0.0015" calcext:value-type="float">
            <text:p>0.0015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ceramide glucosyltransferase [Equus caballus]</text:p>
          </table:table-cell>
        </table:table-row>
        <table:table-row table:style-name="ro1">
          <table:table-cell office:value-type="string" calcext:value-type="string">
            <text:p>XP_014689951.1</text:p>
          </table:table-cell>
          <table:table-cell office:value-type="string" calcext:value-type="string">
            <text:p>Chitin_synth_2</text:p>
          </table:table-cell>
          <table:table-cell office:value-type="float" office:value="5.6" calcext:value-type="float">
            <text:p>5.6</text:p>
          </table:table-cell>
          <table:table-cell office:value-type="float" office:value="0.0015" calcext:value-type="float">
            <text:p>0.0015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ceramide glucosyltransferase [Equus asinus]</text:p>
          </table:table-cell>
        </table:table-row>
        <table:table-row table:style-name="ro1">
          <table:table-cell office:value-type="string" calcext:value-type="string">
            <text:p>NP_001165706.1</text:p>
          </table:table-cell>
          <table:table-cell office:value-type="string" calcext:value-type="string">
            <text:p>Chitin_synth_2</text:p>
          </table:table-cell>
          <table:table-cell office:value-type="float" office:value="5.6" calcext:value-type="float">
            <text:p>5.6</text:p>
          </table:table-cell>
          <table:table-cell office:value-type="float" office:value="0.0015" calcext:value-type="float">
            <text:p>0.0015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ceramide glucosyltransferase [Canis lupus familiaris]</text:p>
          </table:table-cell>
        </table:table-row>
        <table:table-row table:style-name="ro1">
          <table:table-cell office:value-type="string" calcext:value-type="string">
            <text:p>XP_025288008.1</text:p>
          </table:table-cell>
          <table:table-cell office:value-type="string" calcext:value-type="string">
            <text:p>Chitin_synth_2</text:p>
          </table:table-cell>
          <table:table-cell office:value-type="float" office:value="5.6" calcext:value-type="float">
            <text:p>5.6</text:p>
          </table:table-cell>
          <table:table-cell office:value-type="float" office:value="0.0015" calcext:value-type="float">
            <text:p>0.0015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ceramide glucosyltransferase [Canis lupus dingo]</text:p>
          </table:table-cell>
        </table:table-row>
        <table:table-row table:style-name="ro1">
          <table:table-cell office:value-type="string" calcext:value-type="string">
            <text:p>XP_041618489.1</text:p>
          </table:table-cell>
          <table:table-cell office:value-type="string" calcext:value-type="string">
            <text:p>Chitin_synth_2</text:p>
          </table:table-cell>
          <table:table-cell office:value-type="float" office:value="5.6" calcext:value-type="float">
            <text:p>5.6</text:p>
          </table:table-cell>
          <table:table-cell office:value-type="float" office:value="0.0015" calcext:value-type="float">
            <text:p>0.0015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ceramide glucosyltransferase [Vulpes lagopus]</text:p>
          </table:table-cell>
        </table:table-row>
        <table:table-row table:style-name="ro1">
          <table:table-cell office:value-type="string" calcext:value-type="string">
            <text:p>NP_001070318.1</text:p>
          </table:table-cell>
          <table:table-cell office:value-type="string" calcext:value-type="string">
            <text:p>Chitin_synth_2</text:p>
          </table:table-cell>
          <table:table-cell office:value-type="float" office:value="5.6" calcext:value-type="float">
            <text:p>5.6</text:p>
          </table:table-cell>
          <table:table-cell office:value-type="float" office:value="0.0015" calcext:value-type="float">
            <text:p>0.0015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ceramide glucosyltransferase [Bos taurus]</text:p>
          </table:table-cell>
        </table:table-row>
        <table:table-row table:style-name="ro1">
          <table:table-cell office:value-type="string" calcext:value-type="string">
            <text:p>XP_002708170.2</text:p>
          </table:table-cell>
          <table:table-cell office:value-type="string" calcext:value-type="string">
            <text:p>Chitin_synth_2</text:p>
          </table:table-cell>
          <table:table-cell office:value-type="float" office:value="5.6" calcext:value-type="float">
            <text:p>5.6</text:p>
          </table:table-cell>
          <table:table-cell office:value-type="float" office:value="0.0015" calcext:value-type="float">
            <text:p>0.0015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PREDICTED: ceramide glucosyltransferase [Oryctolagus cuniculus]</text:p>
          </table:table-cell>
        </table:table-row>
        <table:table-row table:style-name="ro1">
          <table:table-cell office:value-type="string" calcext:value-type="string">
            <text:p>XP_002916567.1</text:p>
          </table:table-cell>
          <table:table-cell office:value-type="string" calcext:value-type="string">
            <text:p>Chitin_synth_2</text:p>
          </table:table-cell>
          <table:table-cell office:value-type="float" office:value="5.6" calcext:value-type="float">
            <text:p>5.6</text:p>
          </table:table-cell>
          <table:table-cell office:value-type="float" office:value="0.0015" calcext:value-type="float">
            <text:p>0.0015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ceramide glucosyltransferase isoform X2 [Ailuropoda melanoleuca]</text:p>
          </table:table-cell>
        </table:table-row>
        <table:table-row table:style-name="ro1">
          <table:table-cell office:value-type="string" calcext:value-type="string">
            <text:p>XP_004004062.1</text:p>
          </table:table-cell>
          <table:table-cell office:value-type="string" calcext:value-type="string">
            <text:p>Chitin_synth_2</text:p>
          </table:table-cell>
          <table:table-cell office:value-type="float" office:value="5.6" calcext:value-type="float">
            <text:p>5.6</text:p>
          </table:table-cell>
          <table:table-cell office:value-type="float" office:value="0.0015" calcext:value-type="float">
            <text:p>0.0015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ceramide glucosyltransferase [Ovis aries]</text:p>
          </table:table-cell>
        </table:table-row>
        <table:table-row table:style-name="ro1">
          <table:table-cell office:value-type="string" calcext:value-type="string">
            <text:p>XP_005329766.1</text:p>
          </table:table-cell>
          <table:table-cell office:value-type="string" calcext:value-type="string">
            <text:p>Chitin_synth_2</text:p>
          </table:table-cell>
          <table:table-cell office:value-type="float" office:value="5.6" calcext:value-type="float">
            <text:p>5.6</text:p>
          </table:table-cell>
          <table:table-cell office:value-type="float" office:value="0.0015" calcext:value-type="float">
            <text:p>0.0015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ceramide glucosyltransferase [Ictidomys tridecemlineatus]</text:p>
          </table:table-cell>
        </table:table-row>
        <table:table-row table:style-name="ro1">
          <table:table-cell office:value-type="string" calcext:value-type="string">
            <text:p>XP_006047082.1</text:p>
          </table:table-cell>
          <table:table-cell office:value-type="string" calcext:value-type="string">
            <text:p>Chitin_synth_2</text:p>
          </table:table-cell>
          <table:table-cell office:value-type="float" office:value="5.6" calcext:value-type="float">
            <text:p>5.6</text:p>
          </table:table-cell>
          <table:table-cell office:value-type="float" office:value="0.0015" calcext:value-type="float">
            <text:p>0.0015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ceramide glucosyltransferase isoform X1 [Bubalus bubalis]</text:p>
          </table:table-cell>
        </table:table-row>
        <table:table-row table:style-name="ro1">
          <table:table-cell office:value-type="string" calcext:value-type="string">
            <text:p>XP_007094551.2</text:p>
          </table:table-cell>
          <table:table-cell office:value-type="string" calcext:value-type="string">
            <text:p>Chitin_synth_2</text:p>
          </table:table-cell>
          <table:table-cell office:value-type="float" office:value="5.6" calcext:value-type="float">
            <text:p>5.6</text:p>
          </table:table-cell>
          <table:table-cell office:value-type="float" office:value="0.0015" calcext:value-type="float">
            <text:p>0.0015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ceramide glucosyltransferase [Panthera tigris]</text:p>
          </table:table-cell>
        </table:table-row>
        <table:table-row table:style-name="ro1">
          <table:table-cell office:value-type="string" calcext:value-type="string">
            <text:p>XP_007116635.1</text:p>
          </table:table-cell>
          <table:table-cell office:value-type="string" calcext:value-type="string">
            <text:p>Chitin_synth_2</text:p>
          </table:table-cell>
          <table:table-cell office:value-type="float" office:value="5.6" calcext:value-type="float">
            <text:p>5.6</text:p>
          </table:table-cell>
          <table:table-cell office:value-type="float" office:value="0.0015" calcext:value-type="float">
            <text:p>0.0015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ceramide glucosyltransferase isoform X2 [Physeter catodon]</text:p>
          </table:table-cell>
        </table:table-row>
        <table:table-row table:style-name="ro1">
          <table:table-cell office:value-type="string" calcext:value-type="string">
            <text:p>XP_011286799.1</text:p>
          </table:table-cell>
          <table:table-cell office:value-type="string" calcext:value-type="string">
            <text:p>Chitin_synth_2</text:p>
          </table:table-cell>
          <table:table-cell office:value-type="float" office:value="5.6" calcext:value-type="float">
            <text:p>5.6</text:p>
          </table:table-cell>
          <table:table-cell office:value-type="float" office:value="0.0015" calcext:value-type="float">
            <text:p>0.0015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ceramide glucosyltransferase [Felis catus]</text:p>
          </table:table-cell>
        </table:table-row>
        <table:table-row table:style-name="ro1">
          <table:table-cell office:value-type="string" calcext:value-type="string">
            <text:p>XP_017908086.1</text:p>
          </table:table-cell>
          <table:table-cell office:value-type="string" calcext:value-type="string">
            <text:p>Chitin_synth_2</text:p>
          </table:table-cell>
          <table:table-cell office:value-type="float" office:value="5.6" calcext:value-type="float">
            <text:p>5.6</text:p>
          </table:table-cell>
          <table:table-cell office:value-type="float" office:value="0.0015" calcext:value-type="float">
            <text:p>0.0015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PREDICTED: ceramide glucosyltransferase [Capra hircus]</text:p>
          </table:table-cell>
        </table:table-row>
        <table:table-row table:style-name="ro1">
          <table:table-cell office:value-type="string" calcext:value-type="string">
            <text:p>XP_019822280.1</text:p>
          </table:table-cell>
          <table:table-cell office:value-type="string" calcext:value-type="string">
            <text:p>Chitin_synth_2</text:p>
          </table:table-cell>
          <table:table-cell office:value-type="float" office:value="5.6" calcext:value-type="float">
            <text:p>5.6</text:p>
          </table:table-cell>
          <table:table-cell office:value-type="float" office:value="0.0015" calcext:value-type="float">
            <text:p>0.0015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PREDICTED: ceramide glucosyltransferase [Bos indicus]</text:p>
          </table:table-cell>
        </table:table-row>
        <table:table-row table:style-name="ro1">
          <table:table-cell office:value-type="string" calcext:value-type="string">
            <text:p>XP_021546957.1</text:p>
          </table:table-cell>
          <table:table-cell office:value-type="string" calcext:value-type="string">
            <text:p>Chitin_synth_2</text:p>
          </table:table-cell>
          <table:table-cell office:value-type="float" office:value="5.6" calcext:value-type="float">
            <text:p>5.6</text:p>
          </table:table-cell>
          <table:table-cell office:value-type="float" office:value="0.0015" calcext:value-type="float">
            <text:p>0.0015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ceramide glucosyltransferase [Neomonachus schauinslandi]</text:p>
          </table:table-cell>
        </table:table-row>
        <table:table-row table:style-name="ro1">
          <table:table-cell office:value-type="string" calcext:value-type="string">
            <text:p>XP_027406309.1</text:p>
          </table:table-cell>
          <table:table-cell office:value-type="string" calcext:value-type="string">
            <text:p>Chitin_synth_2</text:p>
          </table:table-cell>
          <table:table-cell office:value-type="float" office:value="5.6" calcext:value-type="float">
            <text:p>5.6</text:p>
          </table:table-cell>
          <table:table-cell office:value-type="float" office:value="0.0015" calcext:value-type="float">
            <text:p>0.0015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ceramide glucosyltransferase [Bos indicus x Bos taurus]</text:p>
          </table:table-cell>
        </table:table-row>
        <table:table-row table:style-name="ro1">
          <table:table-cell office:value-type="string" calcext:value-type="string">
            <text:p>XP_027470966.1</text:p>
          </table:table-cell>
          <table:table-cell office:value-type="string" calcext:value-type="string">
            <text:p>Chitin_synth_2</text:p>
          </table:table-cell>
          <table:table-cell office:value-type="float" office:value="5.6" calcext:value-type="float">
            <text:p>5.6</text:p>
          </table:table-cell>
          <table:table-cell office:value-type="float" office:value="0.0015" calcext:value-type="float">
            <text:p>0.0015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ceramide glucosyltransferase [Zalophus californianus]</text:p>
          </table:table-cell>
        </table:table-row>
        <table:table-row table:style-name="ro1">
          <table:table-cell office:value-type="string" calcext:value-type="string">
            <text:p>XP_029776524.1</text:p>
          </table:table-cell>
          <table:table-cell office:value-type="string" calcext:value-type="string">
            <text:p>Chitin_synth_2</text:p>
          </table:table-cell>
          <table:table-cell office:value-type="float" office:value="5.6" calcext:value-type="float">
            <text:p>5.6</text:p>
          </table:table-cell>
          <table:table-cell office:value-type="float" office:value="0.0015" calcext:value-type="float">
            <text:p>0.0015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ceramide glucosyltransferase [Suricata suricatta]</text:p>
          </table:table-cell>
        </table:table-row>
        <table:table-row table:style-name="ro1">
          <table:table-cell office:value-type="string" calcext:value-type="string">
            <text:p>XP_036711830.1</text:p>
          </table:table-cell>
          <table:table-cell office:value-type="string" calcext:value-type="string">
            <text:p>Chitin_synth_2</text:p>
          </table:table-cell>
          <table:table-cell office:value-type="float" office:value="5.6" calcext:value-type="float">
            <text:p>5.6</text:p>
          </table:table-cell>
          <table:table-cell office:value-type="float" office:value="0.0015" calcext:value-type="float">
            <text:p>0.0015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ceramide glucosyltransferase isoform X1 [Balaenoptera musculus]</text:p>
          </table:table-cell>
        </table:table-row>
        <table:table-row table:style-name="ro1">
          <table:table-cell office:value-type="string" calcext:value-type="string">
            <text:p>XP_042769579.1</text:p>
          </table:table-cell>
          <table:table-cell office:value-type="string" calcext:value-type="string">
            <text:p>Chitin_synth_2</text:p>
          </table:table-cell>
          <table:table-cell office:value-type="float" office:value="5.6" calcext:value-type="float">
            <text:p>5.6</text:p>
          </table:table-cell>
          <table:table-cell office:value-type="float" office:value="0.0015" calcext:value-type="float">
            <text:p>0.0015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ceramide glucosyltransferase [Panthera leo]</text:p>
          </table:table-cell>
        </table:table-row>
        <table:table-row table:style-name="ro1">
          <table:table-cell office:value-type="string" calcext:value-type="string">
            <text:p>XP_043309479.1</text:p>
          </table:table-cell>
          <table:table-cell office:value-type="string" calcext:value-type="string">
            <text:p>Chitin_synth_2</text:p>
          </table:table-cell>
          <table:table-cell office:value-type="float" office:value="5.6" calcext:value-type="float">
            <text:p>5.6</text:p>
          </table:table-cell>
          <table:table-cell office:value-type="float" office:value="0.0015" calcext:value-type="float">
            <text:p>0.0015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ceramide glucosyltransferase [Cervus canadensis]</text:p>
          </table:table-cell>
        </table:table-row>
        <table:table-row table:style-name="ro1">
          <table:table-cell office:value-type="string" calcext:value-type="string">
            <text:p>XP_043421842.1</text:p>
          </table:table-cell>
          <table:table-cell office:value-type="string" calcext:value-type="string">
            <text:p>Chitin_synth_2</text:p>
          </table:table-cell>
          <table:table-cell office:value-type="float" office:value="5.6" calcext:value-type="float">
            <text:p>5.6</text:p>
          </table:table-cell>
          <table:table-cell office:value-type="float" office:value="0.0015" calcext:value-type="float">
            <text:p>0.0015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ceramide glucosyltransferase [Prionailurus bengalensis]</text:p>
          </table:table-cell>
        </table:table-row>
        <table:table-row table:style-name="ro1">
          <table:table-cell office:value-type="string" calcext:value-type="string">
            <text:p>XP_043783725.1</text:p>
          </table:table-cell>
          <table:table-cell office:value-type="string" calcext:value-type="string">
            <text:p>Chitin_synth_2</text:p>
          </table:table-cell>
          <table:table-cell office:value-type="float" office:value="5.6" calcext:value-type="float">
            <text:p>5.6</text:p>
          </table:table-cell>
          <table:table-cell office:value-type="float" office:value="0.0015" calcext:value-type="float">
            <text:p>0.0015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ceramide glucosyltransferase [Cervus elaphus]</text:p>
          </table:table-cell>
        </table:table-row>
        <table:table-row table:style-name="ro1">
          <table:table-cell office:value-type="string" calcext:value-type="string">
            <text:p>XP_032163113.1</text:p>
          </table:table-cell>
          <table:table-cell office:value-type="string" calcext:value-type="string">
            <text:p>Chitin_synth_2</text:p>
          </table:table-cell>
          <table:table-cell office:value-type="float" office:value="5.6" calcext:value-type="float">
            <text:p>5.6</text:p>
          </table:table-cell>
          <table:table-cell office:value-type="float" office:value="0.0015" calcext:value-type="float">
            <text:p>0.0015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ceramide glucosyltransferase isoform X1 [Mustela erminea]</text:p>
          </table:table-cell>
        </table:table-row>
        <table:table-row table:style-name="ro1">
          <table:table-cell office:value-type="string" calcext:value-type="string">
            <text:p>XP_037653401.1</text:p>
          </table:table-cell>
          <table:table-cell office:value-type="string" calcext:value-type="string">
            <text:p>Chitin_synth_2</text:p>
          </table:table-cell>
          <table:table-cell office:value-type="float" office:value="5.6" calcext:value-type="float">
            <text:p>5.6</text:p>
          </table:table-cell>
          <table:table-cell office:value-type="float" office:value="0.0015" calcext:value-type="float">
            <text:p>0.0015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ceramide glucosyltransferase [Choloepus didactylus]</text:p>
          </table:table-cell>
        </table:table-row>
        <table:table-row table:style-name="ro1">
          <table:table-cell office:value-type="string" calcext:value-type="string">
            <text:p>XP_044121073.1</text:p>
          </table:table-cell>
          <table:table-cell office:value-type="string" calcext:value-type="string">
            <text:p>Chitin_synth_2</text:p>
          </table:table-cell>
          <table:table-cell office:value-type="float" office:value="5.6" calcext:value-type="float">
            <text:p>5.6</text:p>
          </table:table-cell>
          <table:table-cell office:value-type="float" office:value="0.0015" calcext:value-type="float">
            <text:p>0.0015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ceramide glucosyltransferase [Neovison vison]</text:p>
          </table:table-cell>
        </table:table-row>
        <table:table-row table:style-name="ro1">
          <table:table-cell office:value-type="string" calcext:value-type="string">
            <text:p>NP_001233621.1</text:p>
          </table:table-cell>
          <table:table-cell office:value-type="string" calcext:value-type="string">
            <text:p>Chitin_synth_2</text:p>
          </table:table-cell>
          <table:table-cell office:value-type="float" office:value="5.6" calcext:value-type="float">
            <text:p>5.6</text:p>
          </table:table-cell>
          <table:table-cell office:value-type="float" office:value="0.0015" calcext:value-type="float">
            <text:p>0.0015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ceramide glucosyltransferase [Cricetulus griseus]</text:p>
          </table:table-cell>
        </table:table-row>
        <table:table-row table:style-name="ro1">
          <table:table-cell office:value-type="string" calcext:value-type="string">
            <text:p>XP_005362291.1</text:p>
          </table:table-cell>
          <table:table-cell office:value-type="string" calcext:value-type="string">
            <text:p>Chitin_synth_2</text:p>
          </table:table-cell>
          <table:table-cell office:value-type="float" office:value="5.6" calcext:value-type="float">
            <text:p>5.6</text:p>
          </table:table-cell>
          <table:table-cell office:value-type="float" office:value="0.0015" calcext:value-type="float">
            <text:p>0.0015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ceramide glucosyltransferase [Microtus ochrogaster]</text:p>
          </table:table-cell>
        </table:table-row>
        <table:table-row table:style-name="ro1">
          <table:table-cell office:value-type="string" calcext:value-type="string">
            <text:p>XP_006994083.1</text:p>
          </table:table-cell>
          <table:table-cell office:value-type="string" calcext:value-type="string">
            <text:p>Chitin_synth_2</text:p>
          </table:table-cell>
          <table:table-cell office:value-type="float" office:value="5.6" calcext:value-type="float">
            <text:p>5.6</text:p>
          </table:table-cell>
          <table:table-cell office:value-type="float" office:value="0.0015" calcext:value-type="float">
            <text:p>0.0015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ceramide glucosyltransferase [Peromyscus maniculatus bairdii]</text:p>
          </table:table-cell>
        </table:table-row>
        <table:table-row table:style-name="ro1">
          <table:table-cell office:value-type="string" calcext:value-type="string">
            <text:p>XP_028712253.1</text:p>
          </table:table-cell>
          <table:table-cell office:value-type="string" calcext:value-type="string">
            <text:p>Chitin_synth_2</text:p>
          </table:table-cell>
          <table:table-cell office:value-type="float" office:value="5.6" calcext:value-type="float">
            <text:p>5.6</text:p>
          </table:table-cell>
          <table:table-cell office:value-type="float" office:value="0.0015" calcext:value-type="float">
            <text:p>0.0015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ceramide glucosyltransferase [Peromyscus leucopus]</text:p>
          </table:table-cell>
        </table:table-row>
        <table:table-row table:style-name="ro1">
          <table:table-cell office:value-type="string" calcext:value-type="string">
            <text:p>XP_038204040.1</text:p>
          </table:table-cell>
          <table:table-cell office:value-type="string" calcext:value-type="string">
            <text:p>Chitin_synth_2</text:p>
          </table:table-cell>
          <table:table-cell office:value-type="float" office:value="5.6" calcext:value-type="float">
            <text:p>5.6</text:p>
          </table:table-cell>
          <table:table-cell office:value-type="float" office:value="0.0015" calcext:value-type="float">
            <text:p>0.0015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ceramide glucosyltransferase [Arvicola amphibius]</text:p>
          </table:table-cell>
        </table:table-row>
        <table:table-row table:style-name="ro1">
          <table:table-cell office:value-type="string" calcext:value-type="string">
            <text:p>XP_001925302.2</text:p>
          </table:table-cell>
          <table:table-cell office:value-type="string" calcext:value-type="string">
            <text:p>Chitin_synth_2</text:p>
          </table:table-cell>
          <table:table-cell office:value-type="float" office:value="5.6" calcext:value-type="float">
            <text:p>5.6</text:p>
          </table:table-cell>
          <table:table-cell office:value-type="float" office:value="0.0015" calcext:value-type="float">
            <text:p>0.0015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ceramide glucosyltransferase isoform X1 [Sus scrofa]</text:p>
          </table:table-cell>
        </table:table-row>
        <table:table-row table:style-name="ro1">
          <table:table-cell office:value-type="string" calcext:value-type="string">
            <text:p>XP_036035892.1</text:p>
          </table:table-cell>
          <table:table-cell office:value-type="string" calcext:value-type="string">
            <text:p>Chitin_synth_2</text:p>
          </table:table-cell>
          <table:table-cell office:value-type="float" office:value="5.6" calcext:value-type="float">
            <text:p>5.6</text:p>
          </table:table-cell>
          <table:table-cell office:value-type="float" office:value="0.0015" calcext:value-type="float">
            <text:p>0.0015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ceramide glucosyltransferase [Onychomys torridus]</text:p>
          </table:table-cell>
        </table:table-row>
        <table:table-row table:style-name="ro1">
          <table:table-cell office:value-type="string" calcext:value-type="string">
            <text:p>XP_031165389.1</text:p>
          </table:table-cell>
          <table:table-cell office:value-type="string" calcext:value-type="string">
            <text:p>Chitin_synth_2</text:p>
          </table:table-cell>
          <table:table-cell office:value-type="float" office:value="5.7" calcext:value-type="float">
            <text:p>5.7</text:p>
          </table:table-cell>
          <table:table-cell office:value-type="float" office:value="0.0019" calcext:value-type="float">
            <text:p>0.00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ramide glucosyltransferase [Sander lucioperca]</text:p>
          </table:table-cell>
        </table:table-row>
        <table:table-row table:style-name="ro1">
          <table:table-cell office:value-type="string" calcext:value-type="string">
            <text:p>XP_031197172.1</text:p>
          </table:table-cell>
          <table:table-cell office:value-type="string" calcext:value-type="string">
            <text:p>Chitin_synth_2</text:p>
          </table:table-cell>
          <table:table-cell office:value-type="float" office:value="5.8" calcext:value-type="float">
            <text:p>5.8</text:p>
          </table:table-cell>
          <table:table-cell office:value-type="float" office:value="0.055" calcext:value-type="float">
            <text:p>0.055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hyaluronan synthase 3 isoform X3 [Mastomys coucha]</text:p>
          </table:table-cell>
        </table:table-row>
        <table:table-row table:style-name="ro1">
          <table:table-cell office:value-type="string" calcext:value-type="string">
            <text:p>XP_040053389.1</text:p>
          </table:table-cell>
          <table:table-cell office:value-type="string" calcext:value-type="string">
            <text:p>Chitin_synth_2</text:p>
          </table:table-cell>
          <table:table-cell office:value-type="float" office:value="6.5" calcext:value-type="float">
            <text:p>6.5</text:p>
          </table:table-cell>
          <table:table-cell office:value-type="float" office:value="0.0023" calcext:value-type="float">
            <text:p>0.00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ramide glucosyltransferase [Gasterosteus aculeatus aculeatus]</text:p>
          </table:table-cell>
        </table:table-row>
        <table:table-row table:style-name="ro1">
          <table:table-cell office:value-type="string" calcext:value-type="string">
            <text:p>XP_034520170.1</text:p>
          </table:table-cell>
          <table:table-cell office:value-type="string" calcext:value-type="string">
            <text:p>Chitin_synth_2</text:p>
          </table:table-cell>
          <table:table-cell office:value-type="float" office:value="6.8" calcext:value-type="float">
            <text:p>6.8</text:p>
          </table:table-cell>
          <table:table-cell office:value-type="float" office:value="0.0017" calcext:value-type="float">
            <text:p>0.0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eramide glucosyltransferase isoform X1 [Ailuropoda melanoleuca]</text:p>
          </table:table-cell>
        </table:table-row>
        <table:table-row table:style-name="ro1">
          <table:table-cell office:value-type="string" calcext:value-type="string">
            <text:p>XP_004600083.1</text:p>
          </table:table-cell>
          <table:table-cell office:value-type="string" calcext:value-type="string">
            <text:p>Chitin_synth_2</text:p>
          </table:table-cell>
          <table:table-cell office:value-type="float" office:value="7.2" calcext:value-type="float">
            <text:p>7.2</text:p>
          </table:table-cell>
          <table:table-cell office:value-type="float" office:value="0.0019" calcext:value-type="float">
            <text:p>0.00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W QUALITY PROTEIN: ceramide glucosyltransferase [Ochotona princeps]</text:p>
          </table:table-cell>
        </table:table-row>
        <table:table-row table:style-name="ro1">
          <table:table-cell office:value-type="string" calcext:value-type="string">
            <text:p>XP_037832168.1</text:p>
          </table:table-cell>
          <table:table-cell office:value-type="string" calcext:value-type="string">
            <text:p>Chitin_synth_2</text:p>
          </table:table-cell>
          <table:table-cell office:value-type="float" office:value="7.4" calcext:value-type="float">
            <text:p>7.4</text:p>
          </table:table-cell>
          <table:table-cell office:value-type="float" office:value="0.0016" calcext:value-type="float">
            <text:p>0.00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ace amine-associated receptor 13c-like [Kryptolebias marmoratus]</text:p>
          </table:table-cell>
        </table:table-row>
        <table:table-row table:style-name="ro1">
          <table:table-cell office:value-type="string" calcext:value-type="string">
            <text:p>XP_026129122.1</text:p>
          </table:table-cell>
          <table:table-cell office:value-type="string" calcext:value-type="string">
            <text:p>Chitin_synth_2</text:p>
          </table:table-cell>
          <table:table-cell office:value-type="float" office:value="7.5" calcext:value-type="float">
            <text:p>7.5</text:p>
          </table:table-cell>
          <table:table-cell office:value-type="float" office:value="0.0026" calcext:value-type="float">
            <text:p>0.00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ramide glucosyltransferase [Carassius auratus]</text:p>
          </table:table-cell>
        </table:table-row>
        <table:table-row table:style-name="ro1">
          <table:table-cell office:value-type="string" calcext:value-type="string">
            <text:p>NP_500820.1</text:p>
          </table:table-cell>
          <table:table-cell office:value-type="string" calcext:value-type="string">
            <text:p>Chitin_synth_2</text:p>
          </table:table-cell>
          <table:table-cell office:value-type="float" office:value="7.6" calcext:value-type="float">
            <text:p>7.6</text:p>
          </table:table-cell>
          <table:table-cell office:value-type="float" office:value="0.01" calcext:value-type="float">
            <text:p>0.0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umilio domain-containing protein 7 [Caenorhabditis elegans]</text:p>
          </table:table-cell>
        </table:table-row>
        <table:table-row table:style-name="ro1">
          <table:table-cell office:value-type="string" calcext:value-type="string">
            <text:p>XP_018966880.1</text:p>
          </table:table-cell>
          <table:table-cell office:value-type="string" calcext:value-type="string">
            <text:p>Chitin_synth_2</text:p>
          </table:table-cell>
          <table:table-cell office:value-type="float" office:value="8.6" calcext:value-type="float">
            <text:p>8.6</text:p>
          </table:table-cell>
          <table:table-cell office:value-type="float" office:value="0.0034" calcext:value-type="float">
            <text:p>0.00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eramide glucosyltransferase [Cyprinus carpio]</text:p>
          </table:table-cell>
        </table:table-row>
        <table:table-row table:style-name="ro1">
          <table:table-cell office:value-type="string" calcext:value-type="string">
            <text:p>XP_043106214.1</text:p>
          </table:table-cell>
          <table:table-cell office:value-type="string" calcext:value-type="string">
            <text:p>Chitin_synth_2</text:p>
          </table:table-cell>
          <table:table-cell office:value-type="float" office:value="8.7" calcext:value-type="float">
            <text:p>8.7</text:p>
          </table:table-cell>
          <table:table-cell office:value-type="float" office:value="0.0034" calcext:value-type="float">
            <text:p>0.00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eramide glucosyltransferase [Puntigrus tetrazona]</text:p>
          </table:table-cell>
        </table:table-row>
        <table:table-row table:style-name="ro1">
          <table:table-cell office:value-type="string" calcext:value-type="string">
            <text:p>XP_028909707.1</text:p>
          </table:table-cell>
          <table:table-cell office:value-type="string" calcext:value-type="string">
            <text:p>Chitin_synth_2</text:p>
          </table:table-cell>
          <table:table-cell office:value-type="float" office:value="8.8" calcext:value-type="float">
            <text:p>8.8</text:p>
          </table:table-cell>
          <table:table-cell office:value-type="float" office:value="0.0024" calcext:value-type="float">
            <text:p>0.0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eramide glucosyltransferase isoform X3 [Ornithorhynchus anatinus]</text:p>
          </table:table-cell>
        </table:table-row>
        <table:table-row table:style-name="ro1">
          <table:table-cell office:value-type="string" calcext:value-type="string">
            <text:p>XP_022299851.1</text:p>
          </table:table-cell>
          <table:table-cell office:value-type="string" calcext:value-type="string">
            <text:p>Chitin_synth_2</text:p>
          </table:table-cell>
          <table:table-cell office:value-type="float" office:value="8.8" calcext:value-type="float">
            <text:p>8.8</text:p>
          </table:table-cell>
          <table:table-cell office:value-type="float" office:value="0.0016" calcext:value-type="float">
            <text:p>0.00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characterized protein LOC111108339 isoform X2 [Crassostrea virginica]</text:p>
          </table:table-cell>
        </table:table-row>
        <table:table-row table:style-name="ro1">
          <table:table-cell office:value-type="string" calcext:value-type="string">
            <text:p>XP_036355895.1</text:p>
          </table:table-cell>
          <table:table-cell office:value-type="string" calcext:value-type="string">
            <text:p>Chitin_synth_2</text:p>
          </table:table-cell>
          <table:table-cell office:value-type="float" office:value="8.9" calcext:value-type="float">
            <text:p>8.9</text:p>
          </table:table-cell>
          <table:table-cell office:value-type="float" office:value="0.002" calcext:value-type="float">
            <text:p>0.0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ncharacterized protein LOC118760849 [Octopus vulgaris]</text:p>
          </table:table-cell>
        </table:table-row>
        <table:table-row table:style-name="ro1">
          <table:table-cell office:value-type="string" calcext:value-type="string">
            <text:p>XP_029656222.2</text:p>
          </table:table-cell>
          <table:table-cell office:value-type="string" calcext:value-type="string">
            <text:p>Chitin_synth_2</text:p>
          </table:table-cell>
          <table:table-cell office:value-type="float" office:value="9.1" calcext:value-type="float">
            <text:p>9.1</text:p>
          </table:table-cell>
          <table:table-cell office:value-type="float" office:value="0.0021" calcext:value-type="float">
            <text:p>0.00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ncharacterized protein LOC115230150 [Octopus vulgaris]</text:p>
          </table:table-cell>
        </table:table-row>
        <table:table-row table:style-name="ro1">
          <table:table-cell office:value-type="string" calcext:value-type="string">
            <text:p>XP_029921138.1</text:p>
          </table:table-cell>
          <table:table-cell office:value-type="string" calcext:value-type="string">
            <text:p>Chitin_synth_2</text:p>
          </table:table-cell>
          <table:table-cell office:value-type="float" office:value="9.2" calcext:value-type="float">
            <text:p>9.2</text:p>
          </table:table-cell>
          <table:table-cell office:value-type="float" office:value="0.0026" calcext:value-type="float">
            <text:p>0.002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eramide glucosyltransferase [Myripristis murdjan]</text:p>
          </table:table-cell>
        </table:table-row>
        <table:table-row table:style-name="ro1">
          <table:table-cell office:value-type="string" calcext:value-type="string">
            <text:p>XP_028909706.1</text:p>
          </table:table-cell>
          <table:table-cell office:value-type="string" calcext:value-type="string">
            <text:p>Chitin_synth_2</text:p>
          </table:table-cell>
          <table:table-cell office:value-type="float" office:value="9.3" calcext:value-type="float">
            <text:p>9.3</text:p>
          </table:table-cell>
          <table:table-cell office:value-type="float" office:value="0.0025" calcext:value-type="float">
            <text:p>0.00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ramide glucosyltransferase isoform X2 [Ornithorhynchus anatinus]</text:p>
          </table:table-cell>
        </table:table-row>
        <table:table-row table:style-name="ro1">
          <table:table-cell office:value-type="string" calcext:value-type="string">
            <text:p>XP_043571988.1</text:p>
          </table:table-cell>
          <table:table-cell office:value-type="string" calcext:value-type="string">
            <text:p>Chitin_synth_2</text:p>
          </table:table-cell>
          <table:table-cell office:value-type="float" office:value="9.6" calcext:value-type="float">
            <text:p>9.6</text:p>
          </table:table-cell>
          <table:table-cell office:value-type="float" office:value="0.0024" calcext:value-type="float">
            <text:p>0.0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eramide glucosyltransferase isoform X3 [Chiloscyllium plagiosum]</text:p>
          </table:table-cell>
        </table:table-row>
        <table:table-row table:style-name="ro1">
          <table:table-cell office:value-type="string" calcext:value-type="string">
            <text:p>XP_005252243.1</text:p>
          </table:table-cell>
          <table:table-cell office:value-type="string" calcext:value-type="string">
            <text:p>Chitin_synth_2</text:p>
          </table:table-cell>
          <table:table-cell office:value-type="float" office:value="9.7" calcext:value-type="float">
            <text:p>9.7</text:p>
          </table:table-cell>
          <table:table-cell office:value-type="float" office:value="0.0021" calcext:value-type="float">
            <text:p>0.00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ramide glucosyltransferase isoform X1 [Homo sapiens]</text:p>
          </table:table-cell>
        </table:table-row>
        <table:table-row table:style-name="ro1">
          <table:table-cell office:value-type="string" calcext:value-type="string">
            <text:p>XP_038626167.1</text:p>
          </table:table-cell>
          <table:table-cell office:value-type="string" calcext:value-type="string">
            <text:p>Chitin_synth_2</text:p>
          </table:table-cell>
          <table:table-cell office:value-type="float" office:value="9.8" calcext:value-type="float">
            <text:p>9.8</text:p>
          </table:table-cell>
          <table:table-cell office:value-type="float" office:value="0.0027" calcext:value-type="float">
            <text:p>0.00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eramide glucosyltransferase [Tachyglossus aculeatus]</text:p>
          </table:table-cell>
        </table:table-row>
        <table:table-row table:style-name="ro1">
          <table:table-cell office:value-type="string" calcext:value-type="string">
            <text:p>XP_028909705.1</text:p>
          </table:table-cell>
          <table:table-cell office:value-type="string" calcext:value-type="string">
            <text:p>Chitin_synth_2</text:p>
          </table:table-cell>
          <table:table-cell office:value-type="float" office:value="9.8" calcext:value-type="float">
            <text:p>9.8</text:p>
          </table:table-cell>
          <table:table-cell office:value-type="float" office:value="0.0027" calcext:value-type="float">
            <text:p>0.00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eramide glucosyltransferase isoform X1 [Ornithorhynchus anatinus]</text:p>
          </table:table-cell>
        </table:table-row>
        <table:table-row table:style-name="ro1">
          <table:table-cell office:value-type="string" calcext:value-type="string">
            <text:p>XP_042282767.1</text:p>
          </table:table-cell>
          <table:table-cell office:value-type="string" calcext:value-type="string">
            <text:p>Chitin_synth_2</text:p>
          </table:table-cell>
          <table:table-cell office:value-type="float" office:value="9.9" calcext:value-type="float">
            <text:p>9.9</text:p>
          </table:table-cell>
          <table:table-cell office:value-type="float" office:value="0.0033" calcext:value-type="float">
            <text:p>0.003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race amine-associated receptor 13c-like [Thunnus maccoyii]</text:p>
          </table:table-cell>
        </table:table-row>
      </table:table>
      <table:table table:name="Graficas" table:style-name="ta1">
        <table:shapes>
          <draw:frame draw:z-index="0" draw:style-name="gr1" draw:text-style-name="P1" svg:width="15.999cm" svg:height="8.999cm" svg:x="0.001cm" svg:y="0.001cm">
            <draw:object draw:notify-on-update-of-ranges="saple_feene.C1:saple_feene.C1 saple_feene.C2:saple_feene.C1405 saple_feene.F1:saple_feene.F1 saple_feene.F2:saple_feene.F140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0cm" svg:y="9.085cm">
            <draw:object draw:notify-on-update-of-ranges="saple_feene.D1:saple_feene.D1 saple_feene.D2:saple_feene.D1405 saple_feene.F1:saple_feene.F1 saple_feene.F2:saple_feene.F140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0cm" svg:y="18.117cm">
            <draw:object draw:notify-on-update-of-ranges="saple_feene.E1:saple_feene.E1 saple_feene.E2:saple_feene.E1405 saple_feene.F1:saple_feene.F1 saple_feene.F2:saple_feene.F140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2-11-21T21:32:40.108503283</dc:date>
    <meta:editing-duration>PT15M30S</meta:editing-duration>
    <meta:editing-cycles>5</meta:editing-cycles>
    <meta:document-statistic meta:table-count="2" meta:cell-count="843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77cm" svg:y="0.316cm" chart:style-name="ch2">
          <text:p>Grafica 1. Distribución de e-values</text:p>
        </chart:title>
        <chart:legend chart:legend-position="end" svg:x="13.578cm" svg:y="3.952cm" style:legend-expansion="high" chart:style-name="ch3"/>
        <chart:plot-area chart:style-name="ch4" table:cell-range-address="saple_feene.C1:saple_feene.C1405 saple_feene.F1:saple_feene.F1405" chart:data-source-has-labels="row" svg:x="0.32cm" svg:y="1.275cm" svg:width="12.938cm" svg:height="7.545cm">
          <chart:coordinate-region svg:x="0.941cm" svg:y="1.474cm" svg:width="12.317cm" svg:height="6.29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aple_feene.C2:saple_feene.C1405" chart:label-cell-address="saple_feene.C1:saple_feene.C1" chart:class="chart:bar">
            <chart:data-point chart:repeated="1404"/>
          </chart:series>
          <chart:series chart:style-name="ch9" chart:values-cell-range-address="saple_feene.F2:saple_feene.F1405" chart:label-cell-address="saple_feene.F1:saple_feene.F1" chart:class="chart:bar">
            <chart:data-point chart:repeated="140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-value</text:p>
                <draw:g>
                  <svg:desc>saple_feene.C1:saple_feene.C1</svg:desc>
                </draw:g>
              </table:table-cell>
              <table:table-cell office:value-type="string">
                <text:p>Organismo</text:p>
                <draw:g>
                  <svg:desc>saple_feene.F1:saple_feene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8E-051">
                <text:p>5.8E-051</text:p>
                <draw:g>
                  <svg:desc>saple_feene.C2:saple_feene.C1405</svg:desc>
                </draw:g>
              </table:table-cell>
              <table:table-cell office:value-type="float" office:value="NaN">
                <text:p>NaN</text:p>
                <draw:g>
                  <svg:desc>saple_feene.F2:saple_feene.F14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1E-049">
                <text:p>4.1E-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E-034">
                <text:p>2.3E-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E-034">
                <text:p>2.3E-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E-034">
                <text:p>2.5E-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E-033">
                <text:p>1.5E-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2E-033">
                <text:p>4.2E-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E-033">
                <text:p>5E-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2E-033">
                <text:p>7.2E-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4E-032">
                <text:p>2.4E-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E-032">
                <text:p>3E-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E-032">
                <text:p>3E-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E-032">
                <text:p>3E-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5E-032">
                <text:p>3.5E-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2E-032">
                <text:p>4.2E-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7E-032">
                <text:p>5.7E-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4E-032">
                <text:p>6.4E-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7E-032">
                <text:p>8.7E-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5E-032">
                <text:p>9.5E-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E-031">
                <text:p>1E-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E-031">
                <text:p>1.2E-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E-031">
                <text:p>1.5E-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5E-031">
                <text:p>1.5E-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E-031">
                <text:p>1.5E-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E-031">
                <text:p>1.5E-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9E-031">
                <text:p>1.9E-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E-031">
                <text:p>3.4E-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4E-031">
                <text:p>5.4E-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5E-031">
                <text:p>5.5E-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5E-031">
                <text:p>5.5E-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E-031">
                <text:p>9E-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3E-031">
                <text:p>9.3E-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1E-030">
                <text:p>1.1E-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E-030">
                <text:p>1.1E-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1E-030">
                <text:p>1.1E-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1E-030">
                <text:p>1.1E-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1E-030">
                <text:p>1.1E-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E-030">
                <text:p>1.4E-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1E-030">
                <text:p>2.1E-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2E-030">
                <text:p>2.2E-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4E-030">
                <text:p>2.4E-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7E-030">
                <text:p>2.7E-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7E-030">
                <text:p>2.7E-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E-030">
                <text:p>2.9E-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4E-030">
                <text:p>3.4E-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5E-030">
                <text:p>3.5E-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8E-030">
                <text:p>3.8E-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2E-030">
                <text:p>4.2E-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5E-030">
                <text:p>4.5E-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7E-030">
                <text:p>4.7E-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3E-030">
                <text:p>5.3E-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E-030">
                <text:p>6E-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1E-030">
                <text:p>6.1E-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1E-030">
                <text:p>6.1E-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2E-030">
                <text:p>6.2E-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8E-030">
                <text:p>6.8E-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2E-030">
                <text:p>7.2E-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6E-030">
                <text:p>7.6E-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6E-030">
                <text:p>9.6E-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E-029">
                <text:p>1.2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6E-029">
                <text:p>1.6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9E-029">
                <text:p>1.9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3E-029">
                <text:p>2.3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3E-029">
                <text:p>2.3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6E-029">
                <text:p>2.6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4E-029">
                <text:p>3.4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1E-029">
                <text:p>4.1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1E-029">
                <text:p>4.1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2E-029">
                <text:p>4.2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5E-029">
                <text:p>4.5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6E-029">
                <text:p>4.6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7E-029">
                <text:p>4.7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8E-029">
                <text:p>4.8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1E-029">
                <text:p>5.1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2E-029">
                <text:p>5.2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6E-029">
                <text:p>5.6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7E-029">
                <text:p>5.7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7E-029">
                <text:p>5.7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8E-029">
                <text:p>5.8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8E-029">
                <text:p>5.8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8E-029">
                <text:p>5.8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1E-029">
                <text:p>6.1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8E-029">
                <text:p>6.8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8E-029">
                <text:p>6.8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7E-029">
                <text:p>7.7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9E-029">
                <text:p>7.9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1E-029">
                <text:p>8.1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1E-029">
                <text:p>8.1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1E-029">
                <text:p>8.1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2E-029">
                <text:p>8.2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4E-029">
                <text:p>8.4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.7E-029">
                <text:p>8.7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9E-029">
                <text:p>8.9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E-029">
                <text:p>9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E-029">
                <text:p>9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3E-029">
                <text:p>9.3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4E-029">
                <text:p>9.4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E-028">
                <text:p>1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E-028">
                <text:p>1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E-028">
                <text:p>1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1E-028">
                <text:p>1.1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3E-028">
                <text:p>1.3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4E-028">
                <text:p>1.4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4E-028">
                <text:p>1.4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4E-028">
                <text:p>1.4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4E-028">
                <text:p>1.4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4E-028">
                <text:p>1.4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5E-028">
                <text:p>1.5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7E-028">
                <text:p>1.7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7E-028">
                <text:p>1.7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8E-028">
                <text:p>1.8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9E-028">
                <text:p>1.9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1E-028">
                <text:p>2.1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1E-028">
                <text:p>2.1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E-028">
                <text:p>2.2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2E-028">
                <text:p>2.2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2E-028">
                <text:p>2.2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2E-028">
                <text:p>2.2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5E-028">
                <text:p>2.5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6E-028">
                <text:p>2.6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7E-028">
                <text:p>2.7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8E-028">
                <text:p>2.8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9E-028">
                <text:p>2.9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1E-028">
                <text:p>3.1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2E-028">
                <text:p>3.2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7E-028">
                <text:p>3.7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7E-028">
                <text:p>3.7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8E-028">
                <text:p>3.8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8E-028">
                <text:p>3.8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E-028">
                <text:p>4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E-028">
                <text:p>4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1E-028">
                <text:p>4.1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1E-028">
                <text:p>4.1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3E-028">
                <text:p>4.3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4E-028">
                <text:p>4.4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4E-028">
                <text:p>4.4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4E-028">
                <text:p>4.4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4E-028">
                <text:p>4.4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5E-028">
                <text:p>4.5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6E-028">
                <text:p>4.6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6E-028">
                <text:p>4.6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6E-028">
                <text:p>4.6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7E-028">
                <text:p>4.7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7E-028">
                <text:p>4.7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7E-028">
                <text:p>4.7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8E-028">
                <text:p>4.8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8E-028">
                <text:p>4.8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8E-028">
                <text:p>4.8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8E-028">
                <text:p>4.8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8E-028">
                <text:p>4.8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8E-028">
                <text:p>4.8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8E-028">
                <text:p>4.8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.8E-028">
                <text:p>4.8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.8E-028">
                <text:p>4.8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8E-028">
                <text:p>4.8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8E-028">
                <text:p>4.8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.8E-028">
                <text:p>4.8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.8E-028">
                <text:p>4.8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.8E-028">
                <text:p>4.8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.8E-028">
                <text:p>4.8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8E-028">
                <text:p>4.8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8E-028">
                <text:p>4.8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8E-028">
                <text:p>4.8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9E-028">
                <text:p>4.9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5E-028">
                <text:p>5.5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2E-028">
                <text:p>6.2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3E-028">
                <text:p>6.3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5E-028">
                <text:p>6.5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5E-028">
                <text:p>6.5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9E-028">
                <text:p>6.9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E-028">
                <text:p>7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.1E-028">
                <text:p>7.1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.6E-028">
                <text:p>7.6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1E-028">
                <text:p>8.1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1E-028">
                <text:p>8.1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1E-028">
                <text:p>8.1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1E-028">
                <text:p>8.1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2E-028">
                <text:p>8.2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7E-028">
                <text:p>8.7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E-028">
                <text:p>9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E-028">
                <text:p>9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.1E-028">
                <text:p>9.1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.1E-028">
                <text:p>9.1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.2E-028">
                <text:p>9.2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.2E-028">
                <text:p>9.2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.3E-028">
                <text:p>9.3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.5E-028">
                <text:p>9.5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.5E-028">
                <text:p>9.5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.7E-028">
                <text:p>9.7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.8E-028">
                <text:p>9.8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.9E-028">
                <text:p>9.9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E-027">
                <text:p>1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1E-027">
                <text:p>1.1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1E-027">
                <text:p>1.1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1E-027">
                <text:p>1.1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2E-027">
                <text:p>1.2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2E-027">
                <text:p>1.2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3E-027">
                <text:p>1.3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3E-027">
                <text:p>1.3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3E-027">
                <text:p>1.3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3E-027">
                <text:p>1.3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3E-027">
                <text:p>1.3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3E-027">
                <text:p>1.3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3E-027">
                <text:p>1.3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3E-027">
                <text:p>1.3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4E-027">
                <text:p>1.4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4E-027">
                <text:p>1.4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4E-027">
                <text:p>1.4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4E-027">
                <text:p>1.4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4E-027">
                <text:p>1.4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4E-027">
                <text:p>1.4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4E-027">
                <text:p>1.4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4E-027">
                <text:p>1.4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4E-027">
                <text:p>1.4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4E-027">
                <text:p>1.4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5E-027">
                <text:p>1.5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5E-027">
                <text:p>1.5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5E-027">
                <text:p>1.5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6E-027">
                <text:p>1.6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6E-027">
                <text:p>1.6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6E-027">
                <text:p>1.6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6E-027">
                <text:p>1.6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7E-027">
                <text:p>1.7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7E-027">
                <text:p>1.7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8E-027">
                <text:p>1.8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9E-027">
                <text:p>1.9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9E-027">
                <text:p>1.9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E-027">
                <text:p>2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1E-027">
                <text:p>2.1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5E-027">
                <text:p>2.5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8E-027">
                <text:p>2.8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9E-027">
                <text:p>2.9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9E-027">
                <text:p>2.9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1E-027">
                <text:p>3.1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2E-027">
                <text:p>3.2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2E-027">
                <text:p>3.2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4E-027">
                <text:p>3.4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7E-027">
                <text:p>3.7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8E-027">
                <text:p>3.8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8E-027">
                <text:p>3.8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8E-027">
                <text:p>3.8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8E-027">
                <text:p>3.8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8E-027">
                <text:p>3.8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9E-027">
                <text:p>3.9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5E-027">
                <text:p>4.5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7E-027">
                <text:p>4.7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.8E-027">
                <text:p>5.8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E-027">
                <text:p>6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E-027">
                <text:p>6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E-027">
                <text:p>6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.4E-027">
                <text:p>6.4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.7E-027">
                <text:p>6.7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.4E-027">
                <text:p>7.4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.7E-027">
                <text:p>8.7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.7E-027">
                <text:p>8.7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.8E-027">
                <text:p>8.8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E-027">
                <text:p>9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E-026">
                <text:p>1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1E-026">
                <text:p>1.1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1E-026">
                <text:p>1.1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1E-026">
                <text:p>1.1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1E-026">
                <text:p>1.1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1E-026">
                <text:p>1.1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2E-026">
                <text:p>1.2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3E-026">
                <text:p>1.3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3E-026">
                <text:p>1.3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4E-026">
                <text:p>1.4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4E-026">
                <text:p>1.4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4E-026">
                <text:p>1.4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4E-026">
                <text:p>1.4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4E-026">
                <text:p>1.4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5E-026">
                <text:p>1.5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7E-026">
                <text:p>1.7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7E-026">
                <text:p>1.7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7E-026">
                <text:p>1.7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8E-026">
                <text:p>1.8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8E-026">
                <text:p>1.8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9E-026">
                <text:p>1.9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9E-026">
                <text:p>1.9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9E-026">
                <text:p>1.9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9E-026">
                <text:p>1.9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9E-026">
                <text:p>1.9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1E-026">
                <text:p>2.1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2E-026">
                <text:p>2.2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3E-026">
                <text:p>2.3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4E-026">
                <text:p>2.4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4E-026">
                <text:p>2.4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6E-026">
                <text:p>2.6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7E-026">
                <text:p>2.7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9E-026">
                <text:p>2.9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.1E-026">
                <text:p>3.1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.5E-026">
                <text:p>3.5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.2E-026">
                <text:p>4.2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.7E-026">
                <text:p>4.7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.1E-026">
                <text:p>5.1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.2E-026">
                <text:p>5.2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.3E-026">
                <text:p>5.3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.4E-026">
                <text:p>5.4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.5E-026">
                <text:p>5.5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.5E-026">
                <text:p>5.5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.6E-026">
                <text:p>5.6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.6E-026">
                <text:p>5.6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.7E-026">
                <text:p>5.7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.9E-026">
                <text:p>5.9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.2E-026">
                <text:p>6.2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.7E-026">
                <text:p>6.7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.8E-026">
                <text:p>6.8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E-026">
                <text:p>7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.2E-026">
                <text:p>7.2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.4E-026">
                <text:p>7.4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.4E-026">
                <text:p>7.4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.4E-026">
                <text:p>7.4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.8E-026">
                <text:p>7.8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.9E-026">
                <text:p>7.9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.1E-026">
                <text:p>8.1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.3E-026">
                <text:p>8.3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.3E-026">
                <text:p>9.3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.9E-026">
                <text:p>9.9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4E-025">
                <text:p>1.4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4E-025">
                <text:p>1.4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4E-025">
                <text:p>1.4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5E-025">
                <text:p>1.5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7E-025">
                <text:p>1.7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7E-025">
                <text:p>1.7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7E-025">
                <text:p>1.7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7E-025">
                <text:p>1.7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8E-025">
                <text:p>1.8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8E-025">
                <text:p>1.8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.1E-025">
                <text:p>2.1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.1E-025">
                <text:p>2.1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.2E-025">
                <text:p>2.2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.3E-025">
                <text:p>2.3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.5E-025">
                <text:p>2.5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.6E-025">
                <text:p>2.6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.6E-025">
                <text:p>2.6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.7E-025">
                <text:p>2.7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.8E-025">
                <text:p>2.8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.8E-025">
                <text:p>2.8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E-025">
                <text:p>3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E-025">
                <text:p>3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1E-025">
                <text:p>3.1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4E-025">
                <text:p>3.4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6E-025">
                <text:p>3.6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7E-025">
                <text:p>3.7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9E-025">
                <text:p>3.9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.1E-025">
                <text:p>4.1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.1E-025">
                <text:p>4.1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.1E-025">
                <text:p>4.1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.6E-025">
                <text:p>4.6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E-025">
                <text:p>5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.5E-025">
                <text:p>5.5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.4E-025">
                <text:p>6.4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.5E-025">
                <text:p>6.5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.5E-025">
                <text:p>6.5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.5E-025">
                <text:p>6.5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.1E-025">
                <text:p>7.1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E-025">
                <text:p>8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E-025">
                <text:p>8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.8E-025">
                <text:p>8.8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.2E-025">
                <text:p>9.2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.9E-025">
                <text:p>9.9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E-024">
                <text:p>1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E-024">
                <text:p>1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E-024">
                <text:p>1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4E-024">
                <text:p>1.4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7E-024">
                <text:p>1.7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8E-024">
                <text:p>1.8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8E-024">
                <text:p>1.8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8E-024">
                <text:p>1.8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9E-024">
                <text:p>1.9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E-024">
                <text:p>2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.1E-024">
                <text:p>2.1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.1E-024">
                <text:p>2.1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.1E-024">
                <text:p>2.1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.2E-024">
                <text:p>2.2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.3E-024">
                <text:p>2.3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.9E-024">
                <text:p>2.9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E-024">
                <text:p>3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E-024">
                <text:p>3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5E-024">
                <text:p>3.5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9E-024">
                <text:p>3.9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E-024">
                <text:p>4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.1E-024">
                <text:p>4.1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.1E-024">
                <text:p>4.1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.3E-024">
                <text:p>4.3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.3E-024">
                <text:p>4.3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.5E-024">
                <text:p>4.5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.7E-024">
                <text:p>4.7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.6E-024">
                <text:p>5.6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.6E-024">
                <text:p>5.6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.8E-024">
                <text:p>5.8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.1E-024">
                <text:p>6.1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.2E-024">
                <text:p>6.2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.2E-024">
                <text:p>6.2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.5E-024">
                <text:p>6.5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.5E-024">
                <text:p>7.5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.5E-024">
                <text:p>9.5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.5E-024">
                <text:p>9.5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1E-023">
                <text:p>1.1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2E-023">
                <text:p>1.2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4E-023">
                <text:p>1.4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4E-023">
                <text:p>1.4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5E-023">
                <text:p>1.5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6E-023">
                <text:p>1.6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7E-023">
                <text:p>1.7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8E-023">
                <text:p>1.8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.2E-023">
                <text:p>2.2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.8E-023">
                <text:p>2.8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.3E-023">
                <text:p>3.3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.3E-023">
                <text:p>3.3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.5E-023">
                <text:p>3.5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.6E-023">
                <text:p>3.6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3E-023">
                <text:p>4.3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3E-023">
                <text:p>4.3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.2E-023">
                <text:p>5.2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.4E-023">
                <text:p>5.4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.6E-023">
                <text:p>5.6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.1E-023">
                <text:p>6.1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.3E-023">
                <text:p>6.3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.4E-023">
                <text:p>6.4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.1E-023">
                <text:p>8.1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.4E-023">
                <text:p>8.4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.5E-023">
                <text:p>8.5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.6E-023">
                <text:p>8.6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.6E-023">
                <text:p>9.6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.6E-023">
                <text:p>9.6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2E-022">
                <text:p>1.2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2E-022">
                <text:p>1.2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2E-022">
                <text:p>1.2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3E-022">
                <text:p>1.3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3E-022">
                <text:p>1.3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3E-022">
                <text:p>1.3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3E-022">
                <text:p>1.3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3E-022">
                <text:p>1.3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3E-022">
                <text:p>1.3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4E-022">
                <text:p>1.4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4E-022">
                <text:p>1.4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6E-022">
                <text:p>1.6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8E-022">
                <text:p>1.8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8E-022">
                <text:p>1.8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8E-022">
                <text:p>1.8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9E-022">
                <text:p>1.9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E-022">
                <text:p>2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E-022">
                <text:p>2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.3E-022">
                <text:p>2.3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.3E-022">
                <text:p>2.3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.5E-022">
                <text:p>2.5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.6E-022">
                <text:p>2.6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.6E-022">
                <text:p>2.6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.7E-022">
                <text:p>2.7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.8E-022">
                <text:p>2.8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.8E-022">
                <text:p>2.8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.8E-022">
                <text:p>2.8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.1E-022">
                <text:p>3.1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.1E-022">
                <text:p>3.1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.4E-022">
                <text:p>3.4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.4E-022">
                <text:p>3.4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3E-022">
                <text:p>4.3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7E-022">
                <text:p>4.7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9E-022">
                <text:p>4.9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9E-022">
                <text:p>4.9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9E-022">
                <text:p>4.9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E-022">
                <text:p>5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.1E-022">
                <text:p>5.1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.3E-022">
                <text:p>5.3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.2E-022">
                <text:p>6.2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.2E-022">
                <text:p>6.2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.2E-022">
                <text:p>6.2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.8E-022">
                <text:p>6.8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.7E-022">
                <text:p>7.7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1E-021">
                <text:p>1.1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1E-021">
                <text:p>1.1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2E-021">
                <text:p>1.2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2E-021">
                <text:p>1.2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4E-021">
                <text:p>1.4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5E-021">
                <text:p>1.5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7E-021">
                <text:p>1.7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E-021">
                <text:p>2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.2E-021">
                <text:p>2.2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.3E-021">
                <text:p>2.3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.4E-021">
                <text:p>2.4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.6E-021">
                <text:p>2.6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.6E-021">
                <text:p>2.6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.6E-021">
                <text:p>2.6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.6E-021">
                <text:p>2.6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.2E-021">
                <text:p>3.2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.5E-021">
                <text:p>3.5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.5E-021">
                <text:p>3.5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.8E-021">
                <text:p>3.8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.9E-021">
                <text:p>3.9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.5E-021">
                <text:p>4.5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.5E-021">
                <text:p>6.5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.8E-021">
                <text:p>7.8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.9E-021">
                <text:p>8.9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1E-020">
                <text:p>1.1E-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1E-020">
                <text:p>1.1E-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1E-020">
                <text:p>1.1E-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5E-020">
                <text:p>1.5E-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6E-020">
                <text:p>1.6E-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9E-020">
                <text:p>1.9E-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.7E-020">
                <text:p>2.7E-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.8E-020">
                <text:p>3.8E-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.3E-020">
                <text:p>4.3E-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.5E-020">
                <text:p>4.5E-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.5E-020">
                <text:p>4.5E-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.4E-020">
                <text:p>6.4E-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.7E-020">
                <text:p>7.7E-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.5E-020">
                <text:p>8.5E-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E-019">
                <text:p>1E-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E-019">
                <text:p>1E-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2E-019">
                <text:p>1.2E-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4E-019">
                <text:p>1.4E-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.3E-019">
                <text:p>2.3E-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.3E-019">
                <text:p>2.3E-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.7E-019">
                <text:p>2.7E-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.1E-019">
                <text:p>4.1E-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.3E-019">
                <text:p>4.3E-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E-019">
                <text:p>6E-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.4E-019">
                <text:p>6.4E-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7.5E-019">
                <text:p>7.5E-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8.7E-019">
                <text:p>8.7E-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4E-018">
                <text:p>1.4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6E-018">
                <text:p>1.6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8E-018">
                <text:p>1.8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.4E-018">
                <text:p>2.4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.6E-018">
                <text:p>2.6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.6E-018">
                <text:p>4.6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.2E-018">
                <text:p>6.2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8.3E-018">
                <text:p>8.3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5E-017">
                <text:p>1.5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7E-017">
                <text:p>1.7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7E-017">
                <text:p>1.7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.1E-017">
                <text:p>2.1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.1E-017">
                <text:p>2.1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.4E-017">
                <text:p>2.4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.7E-017">
                <text:p>2.7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.7E-017">
                <text:p>2.7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.1E-017">
                <text:p>3.1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.8E-017">
                <text:p>3.8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.8E-017">
                <text:p>3.8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.9E-017">
                <text:p>3.9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.3E-017">
                <text:p>4.3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.5E-017">
                <text:p>4.5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.7E-017">
                <text:p>4.7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E-017">
                <text:p>5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.2E-017">
                <text:p>5.2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.3E-017">
                <text:p>5.3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.4E-017">
                <text:p>5.4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.5E-017">
                <text:p>5.5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.5E-017">
                <text:p>5.5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.5E-017">
                <text:p>5.5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.5E-017">
                <text:p>5.5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.5E-017">
                <text:p>5.5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.6E-017">
                <text:p>5.6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.6E-017">
                <text:p>5.6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.8E-017">
                <text:p>5.8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.9E-017">
                <text:p>5.9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.2E-017">
                <text:p>6.2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.2E-017">
                <text:p>6.2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.2E-017">
                <text:p>6.2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.2E-017">
                <text:p>6.2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.2E-017">
                <text:p>6.2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.2E-017">
                <text:p>6.2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.2E-017">
                <text:p>6.2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.2E-017">
                <text:p>6.2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.2E-017">
                <text:p>6.2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.3E-017">
                <text:p>6.3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.8E-017">
                <text:p>6.8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E-017">
                <text:p>7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7E-017">
                <text:p>7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.3E-017">
                <text:p>7.3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.4E-017">
                <text:p>7.4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.8E-017">
                <text:p>7.8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8.4E-017">
                <text:p>8.4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8.4E-017">
                <text:p>8.4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8.5E-017">
                <text:p>8.5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8.6E-017">
                <text:p>8.6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8.6E-017">
                <text:p>8.6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8.6E-017">
                <text:p>8.6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8.6E-017">
                <text:p>8.6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8.6E-017">
                <text:p>8.6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8.6E-017">
                <text:p>8.6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8.6E-017">
                <text:p>8.6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8.6E-017">
                <text:p>8.6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.6E-017">
                <text:p>8.6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.6E-017">
                <text:p>8.6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.6E-017">
                <text:p>8.6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.6E-017">
                <text:p>8.6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8.9E-017">
                <text:p>8.9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E-017">
                <text:p>9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9.2E-017">
                <text:p>9.2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E-016">
                <text:p>1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1E-016">
                <text:p>1.1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1E-016">
                <text:p>1.1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1E-016">
                <text:p>1.1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1E-016">
                <text:p>1.1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1E-016">
                <text:p>1.1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1E-016">
                <text:p>1.1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2E-016">
                <text:p>1.2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2E-016">
                <text:p>1.2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3E-016">
                <text:p>1.3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3E-016">
                <text:p>1.3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.3E-016">
                <text:p>1.3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3E-016">
                <text:p>1.3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3E-016">
                <text:p>1.3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4E-016">
                <text:p>1.4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5E-016">
                <text:p>1.5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5E-016">
                <text:p>1.5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5E-016">
                <text:p>1.5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.5E-016">
                <text:p>1.5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.5E-016">
                <text:p>1.5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5E-016">
                <text:p>1.5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.5E-016">
                <text:p>1.5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.6E-016">
                <text:p>1.6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.7E-016">
                <text:p>1.7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.7E-016">
                <text:p>1.7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.7E-016">
                <text:p>1.7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.7E-016">
                <text:p>1.7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7E-016">
                <text:p>1.7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.8E-016">
                <text:p>1.8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8E-016">
                <text:p>1.8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.8E-016">
                <text:p>1.8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.9E-016">
                <text:p>1.9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.9E-016">
                <text:p>1.9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.9E-016">
                <text:p>1.9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E-016">
                <text:p>2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E-016">
                <text:p>2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.1E-016">
                <text:p>2.1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.2E-016">
                <text:p>2.2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.2E-016">
                <text:p>2.2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.2E-016">
                <text:p>2.2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.2E-016">
                <text:p>2.2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.2E-016">
                <text:p>2.2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.3E-016">
                <text:p>2.3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.3E-016">
                <text:p>2.3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.4E-016">
                <text:p>2.4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.4E-016">
                <text:p>2.4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.4E-016">
                <text:p>2.4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.6E-016">
                <text:p>2.6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.6E-016">
                <text:p>2.6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.6E-016">
                <text:p>2.6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.7E-016">
                <text:p>2.7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.7E-016">
                <text:p>2.7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.7E-016">
                <text:p>2.7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.7E-016">
                <text:p>2.7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.7E-016">
                <text:p>2.7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.7E-016">
                <text:p>2.7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.7E-016">
                <text:p>2.7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.7E-016">
                <text:p>2.7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.7E-016">
                <text:p>2.7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.7E-016">
                <text:p>2.7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.7E-016">
                <text:p>2.7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.7E-016">
                <text:p>2.7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.7E-016">
                <text:p>2.7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.7E-016">
                <text:p>2.7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.8E-016">
                <text:p>2.8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.8E-016">
                <text:p>2.8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.9E-016">
                <text:p>2.9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.9E-016">
                <text:p>2.9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.9E-016">
                <text:p>2.9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.9E-016">
                <text:p>2.9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E-016">
                <text:p>3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E-016">
                <text:p>3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E-016">
                <text:p>3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E-016">
                <text:p>3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E-016">
                <text:p>3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E-016">
                <text:p>3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E-016">
                <text:p>3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.1E-016">
                <text:p>3.1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.1E-016">
                <text:p>3.1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.1E-016">
                <text:p>3.1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.1E-016">
                <text:p>3.1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.2E-016">
                <text:p>3.2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.2E-016">
                <text:p>3.2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.2E-016">
                <text:p>3.2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.2E-016">
                <text:p>3.2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.2E-016">
                <text:p>3.2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.3E-016">
                <text:p>3.3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.3E-016">
                <text:p>3.3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.4E-016">
                <text:p>3.4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.4E-016">
                <text:p>3.4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.5E-016">
                <text:p>3.5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.5E-016">
                <text:p>3.5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.5E-016">
                <text:p>3.5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.6E-016">
                <text:p>3.6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.6E-016">
                <text:p>3.6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.7E-016">
                <text:p>3.7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.7E-016">
                <text:p>3.7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.7E-016">
                <text:p>3.7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.7E-016">
                <text:p>3.7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.8E-016">
                <text:p>3.8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.8E-016">
                <text:p>3.8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.8E-016">
                <text:p>3.8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.8E-016">
                <text:p>3.8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.8E-016">
                <text:p>3.8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.8E-016">
                <text:p>3.8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.8E-016">
                <text:p>3.8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.8E-016">
                <text:p>3.8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.8E-016">
                <text:p>3.8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.8E-016">
                <text:p>3.8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.8E-016">
                <text:p>3.8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.8E-016">
                <text:p>3.8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.8E-016">
                <text:p>3.8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.8E-016">
                <text:p>3.8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.8E-016">
                <text:p>3.8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.9E-016">
                <text:p>3.9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.9E-016">
                <text:p>3.9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.9E-016">
                <text:p>3.9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.9E-016">
                <text:p>3.9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.9E-016">
                <text:p>3.9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.9E-016">
                <text:p>3.9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.9E-016">
                <text:p>3.9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E-016">
                <text:p>4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E-016">
                <text:p>4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E-016">
                <text:p>4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E-016">
                <text:p>4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E-016">
                <text:p>4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E-016">
                <text:p>4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.1E-016">
                <text:p>4.1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.1E-016">
                <text:p>4.1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.1E-016">
                <text:p>4.1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.2E-016">
                <text:p>4.2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.2E-016">
                <text:p>4.2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.4E-016">
                <text:p>4.4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.4E-016">
                <text:p>4.4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.5E-016">
                <text:p>4.5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.5E-016">
                <text:p>4.5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.6E-016">
                <text:p>4.6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.6E-016">
                <text:p>4.6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.7E-016">
                <text:p>4.7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.8E-016">
                <text:p>4.8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.8E-016">
                <text:p>4.8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.8E-016">
                <text:p>4.8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4.8E-016">
                <text:p>4.8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.8E-016">
                <text:p>4.8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.9E-016">
                <text:p>4.9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.9E-016">
                <text:p>4.9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5E-016">
                <text:p>5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5E-016">
                <text:p>5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5.1E-016">
                <text:p>5.1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.2E-016">
                <text:p>5.2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5.3E-016">
                <text:p>5.3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5.3E-016">
                <text:p>5.3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.3E-016">
                <text:p>5.3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5.3E-016">
                <text:p>5.3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5.5E-016">
                <text:p>5.5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5.5E-016">
                <text:p>5.5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5.6E-016">
                <text:p>5.6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.6E-016">
                <text:p>5.6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.6E-016">
                <text:p>5.6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5.6E-016">
                <text:p>5.6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5.7E-016">
                <text:p>5.7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5.7E-016">
                <text:p>5.7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5.8E-016">
                <text:p>5.8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5.8E-016">
                <text:p>5.8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5.8E-016">
                <text:p>5.8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5.8E-016">
                <text:p>5.8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5.9E-016">
                <text:p>5.9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5.9E-016">
                <text:p>5.9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5.9E-016">
                <text:p>5.9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6E-016">
                <text:p>6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6E-016">
                <text:p>6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6E-016">
                <text:p>6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6E-016">
                <text:p>6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6.1E-016">
                <text:p>6.1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6.1E-016">
                <text:p>6.1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6.3E-016">
                <text:p>6.3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6.3E-016">
                <text:p>6.3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6.3E-016">
                <text:p>6.3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6.4E-016">
                <text:p>6.4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6.4E-016">
                <text:p>6.4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6.5E-016">
                <text:p>6.5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6.5E-016">
                <text:p>6.5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6.6E-016">
                <text:p>6.6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6.6E-016">
                <text:p>6.6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6.7E-016">
                <text:p>6.7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6.8E-016">
                <text:p>6.8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6.8E-016">
                <text:p>6.8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6.8E-016">
                <text:p>6.8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6.9E-016">
                <text:p>6.9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6.9E-016">
                <text:p>6.9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6.9E-016">
                <text:p>6.9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E-016">
                <text:p>7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E-016">
                <text:p>7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E-016">
                <text:p>7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E-016">
                <text:p>7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.1E-016">
                <text:p>7.1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.1E-016">
                <text:p>7.1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.2E-016">
                <text:p>7.2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.2E-016">
                <text:p>7.2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.2E-016">
                <text:p>7.2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.2E-016">
                <text:p>7.2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.2E-016">
                <text:p>7.2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.2E-016">
                <text:p>7.2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.4E-016">
                <text:p>7.4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.4E-016">
                <text:p>7.4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.5E-016">
                <text:p>7.5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.6E-016">
                <text:p>7.6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.6E-016">
                <text:p>7.6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.7E-016">
                <text:p>7.7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7.7E-016">
                <text:p>7.7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7.7E-016">
                <text:p>7.7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7.8E-016">
                <text:p>7.8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E-016">
                <text:p>8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E-016">
                <text:p>8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E-016">
                <text:p>8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E-016">
                <text:p>8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E-016">
                <text:p>8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E-016">
                <text:p>8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.1E-016">
                <text:p>8.1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.1E-016">
                <text:p>8.1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.1E-016">
                <text:p>8.1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.1E-016">
                <text:p>8.1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.1E-016">
                <text:p>8.1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.2E-016">
                <text:p>8.2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.3E-016">
                <text:p>8.3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.3E-016">
                <text:p>8.3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.5E-016">
                <text:p>8.5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.6E-016">
                <text:p>8.6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.6E-016">
                <text:p>8.6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.8E-016">
                <text:p>8.8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.8E-016">
                <text:p>8.8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.8E-016">
                <text:p>8.8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9E-016">
                <text:p>9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.1E-016">
                <text:p>9.1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9.1E-016">
                <text:p>9.1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9.1E-016">
                <text:p>9.1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9.1E-016">
                <text:p>9.1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9.1E-016">
                <text:p>9.1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9.1E-016">
                <text:p>9.1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.1E-016">
                <text:p>9.1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.1E-016">
                <text:p>9.1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9.1E-016">
                <text:p>9.1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.1E-016">
                <text:p>9.1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.1E-016">
                <text:p>9.1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.1E-016">
                <text:p>9.1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9.3E-016">
                <text:p>9.3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9.4E-016">
                <text:p>9.4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9.4E-016">
                <text:p>9.4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9.5E-016">
                <text:p>9.5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9.6E-016">
                <text:p>9.6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9.7E-016">
                <text:p>9.7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9.9E-016">
                <text:p>9.9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E-015">
                <text:p>1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E-015">
                <text:p>1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E-015">
                <text:p>1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E-015">
                <text:p>1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E-015">
                <text:p>1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E-015">
                <text:p>1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E-015">
                <text:p>1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E-015">
                <text:p>1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E-015">
                <text:p>1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E-015">
                <text:p>1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.1E-015">
                <text:p>1.1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.1E-015">
                <text:p>1.1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.1E-015">
                <text:p>1.1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.1E-015">
                <text:p>1.1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.1E-015">
                <text:p>1.1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.1E-015">
                <text:p>1.1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.1E-015">
                <text:p>1.1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.1E-015">
                <text:p>1.1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.1E-015">
                <text:p>1.1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.1E-015">
                <text:p>1.1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.1E-015">
                <text:p>1.1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.2E-015">
                <text:p>1.2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.2E-015">
                <text:p>1.2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.2E-015">
                <text:p>1.2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.2E-015">
                <text:p>1.2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.2E-015">
                <text:p>1.2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.2E-015">
                <text:p>1.2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.3E-015">
                <text:p>1.3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.3E-015">
                <text:p>1.3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.3E-015">
                <text:p>1.3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.3E-015">
                <text:p>1.3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.3E-015">
                <text:p>1.3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.3E-015">
                <text:p>1.3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.3E-015">
                <text:p>1.3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.3E-015">
                <text:p>1.3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.3E-015">
                <text:p>1.3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.3E-015">
                <text:p>1.3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.3E-015">
                <text:p>1.3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.3E-015">
                <text:p>1.3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.3E-015">
                <text:p>1.3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.3E-015">
                <text:p>1.3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.4E-015">
                <text:p>1.4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.4E-015">
                <text:p>1.4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.4E-015">
                <text:p>1.4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.4E-015">
                <text:p>1.4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.4E-015">
                <text:p>1.4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.4E-015">
                <text:p>1.4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.4E-015">
                <text:p>1.4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.4E-015">
                <text:p>1.4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.4E-015">
                <text:p>1.4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.5E-015">
                <text:p>1.5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.5E-015">
                <text:p>1.5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.6E-015">
                <text:p>1.6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.6E-015">
                <text:p>1.6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.6E-015">
                <text:p>1.6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.6E-015">
                <text:p>1.6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.6E-015">
                <text:p>1.6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.6E-015">
                <text:p>1.6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.6E-015">
                <text:p>1.6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.7E-015">
                <text:p>1.7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.7E-015">
                <text:p>1.7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.7E-015">
                <text:p>1.7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.7E-015">
                <text:p>1.7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.7E-015">
                <text:p>1.7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.7E-015">
                <text:p>1.7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.7E-015">
                <text:p>1.7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.7E-015">
                <text:p>1.7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.7E-015">
                <text:p>1.7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.7E-015">
                <text:p>1.7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.7E-015">
                <text:p>1.7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.7E-015">
                <text:p>1.7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.7E-015">
                <text:p>1.7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.7E-015">
                <text:p>1.7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.9E-015">
                <text:p>1.9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.9E-015">
                <text:p>1.9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.9E-015">
                <text:p>1.9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E-015">
                <text:p>2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E-015">
                <text:p>2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E-015">
                <text:p>2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E-015">
                <text:p>2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E-015">
                <text:p>2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E-015">
                <text:p>2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E-015">
                <text:p>2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E-015">
                <text:p>2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E-015">
                <text:p>2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E-015">
                <text:p>2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.1E-015">
                <text:p>2.1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.1E-015">
                <text:p>2.1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.1E-015">
                <text:p>2.1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.1E-015">
                <text:p>2.1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.2E-015">
                <text:p>2.2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.2E-015">
                <text:p>2.2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.2E-015">
                <text:p>2.2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.2E-015">
                <text:p>2.2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.2E-015">
                <text:p>2.2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.2E-015">
                <text:p>2.2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.2E-015">
                <text:p>2.2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.2E-015">
                <text:p>2.2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.2E-015">
                <text:p>2.2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.2E-015">
                <text:p>2.2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.2E-015">
                <text:p>2.2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.3E-015">
                <text:p>2.3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.3E-015">
                <text:p>2.3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.3E-015">
                <text:p>2.3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.4E-015">
                <text:p>2.4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.4E-015">
                <text:p>2.4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.4E-015">
                <text:p>2.4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.4E-015">
                <text:p>2.4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.4E-015">
                <text:p>2.4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.5E-015">
                <text:p>2.5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.5E-015">
                <text:p>2.5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.5E-015">
                <text:p>2.5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.5E-015">
                <text:p>2.5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.6E-015">
                <text:p>2.6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.7E-015">
                <text:p>2.7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.7E-015">
                <text:p>2.7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.8E-015">
                <text:p>2.8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.9E-015">
                <text:p>2.9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E-015">
                <text:p>3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E-015">
                <text:p>3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E-015">
                <text:p>3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E-015">
                <text:p>3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E-015">
                <text:p>3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E-015">
                <text:p>3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.1E-015">
                <text:p>3.1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.1E-015">
                <text:p>3.1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.1E-015">
                <text:p>3.1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.1E-015">
                <text:p>3.1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.1E-015">
                <text:p>3.1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.1E-015">
                <text:p>3.1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.2E-015">
                <text:p>3.2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.2E-015">
                <text:p>3.2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.2E-015">
                <text:p>3.2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.2E-015">
                <text:p>3.2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.3E-015">
                <text:p>3.3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.3E-015">
                <text:p>3.3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.4E-015">
                <text:p>3.4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.5E-015">
                <text:p>3.5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.9E-015">
                <text:p>3.9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.9E-015">
                <text:p>3.9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E-015">
                <text:p>4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E-015">
                <text:p>4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E-015">
                <text:p>4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.1E-015">
                <text:p>4.1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.1E-015">
                <text:p>4.1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.1E-015">
                <text:p>4.1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.2E-015">
                <text:p>4.2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.2E-015">
                <text:p>4.2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.3E-015">
                <text:p>4.3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.3E-015">
                <text:p>4.3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.3E-015">
                <text:p>4.3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.3E-015">
                <text:p>4.3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.3E-015">
                <text:p>4.3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.3E-015">
                <text:p>4.3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.3E-015">
                <text:p>4.3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.5E-015">
                <text:p>4.5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.5E-015">
                <text:p>4.5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4.5E-015">
                <text:p>4.5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4.6E-015">
                <text:p>4.6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4.6E-015">
                <text:p>4.6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4.9E-015">
                <text:p>4.9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5.9E-015">
                <text:p>5.9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6.2E-015">
                <text:p>6.2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6.4E-015">
                <text:p>6.4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6.4E-015">
                <text:p>6.4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6.5E-015">
                <text:p>6.5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6.8E-015">
                <text:p>6.8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7E-015">
                <text:p>7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7.1E-015">
                <text:p>7.1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7.2E-015">
                <text:p>7.2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7.4E-015">
                <text:p>7.4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7.5E-015">
                <text:p>7.5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7.5E-015">
                <text:p>7.5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7.5E-015">
                <text:p>7.5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7.5E-015">
                <text:p>7.5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7.6E-015">
                <text:p>7.6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7.9E-015">
                <text:p>7.9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8.6E-015">
                <text:p>8.6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8.7E-015">
                <text:p>8.7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9.5E-015">
                <text:p>9.5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9.5E-015">
                <text:p>9.5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9.6E-015">
                <text:p>9.6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00000000000001">
                <text:p>0.0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00000000000001">
                <text:p>0.0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000000000000011">
                <text:p>0.000000000000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000000000000011">
                <text:p>0.000000000000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000000000000013">
                <text:p>0.000000000000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000000000000015">
                <text:p>0.000000000000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000000000000016">
                <text:p>0.000000000000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000000000000016">
                <text:p>0.000000000000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000000000000017">
                <text:p>0.000000000000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000000000000017">
                <text:p>0.000000000000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000000000000017">
                <text:p>0.000000000000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000000000000017">
                <text:p>0.000000000000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000000000000018">
                <text:p>0.000000000000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000000000000018">
                <text:p>0.000000000000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000000000000019">
                <text:p>0.000000000000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00000000000002">
                <text:p>0.00000000000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00000000000002">
                <text:p>0.00000000000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00000000000002">
                <text:p>0.00000000000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00000000000002">
                <text:p>0.00000000000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000000000000023">
                <text:p>0.000000000000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000000000000026">
                <text:p>0.000000000000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00000000000026">
                <text:p>0.000000000000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000000000000028">
                <text:p>0.000000000000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000000000000028">
                <text:p>0.000000000000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000000000000029">
                <text:p>0.00000000000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00000000000003">
                <text:p>0.00000000000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000000000000031">
                <text:p>0.000000000000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000000000000033">
                <text:p>0.000000000000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000000000000033">
                <text:p>0.000000000000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000000000000033">
                <text:p>0.000000000000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000000000000035">
                <text:p>0.000000000000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000000000000036">
                <text:p>0.000000000000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000000000000039">
                <text:p>0.000000000000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000000000000039">
                <text:p>0.000000000000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00000000000004">
                <text:p>0.00000000000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00000000000004">
                <text:p>0.00000000000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000000000000043">
                <text:p>0.000000000000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000000000000044">
                <text:p>0.000000000000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000000000000044">
                <text:p>0.000000000000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000000000000044">
                <text:p>0.000000000000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000000000000044">
                <text:p>0.000000000000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000000000000046">
                <text:p>0.000000000000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000000000000049">
                <text:p>0.000000000000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000000000000049">
                <text:p>0.000000000000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000000000000052">
                <text:p>0.000000000000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000000000000057">
                <text:p>0.000000000000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00000000000006">
                <text:p>0.00000000000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000000000000064">
                <text:p>0.000000000000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000000000000066">
                <text:p>0.000000000000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000000000000066">
                <text:p>0.000000000000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000000000000073">
                <text:p>0.000000000000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000000000000074">
                <text:p>0.000000000000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000000000000076">
                <text:p>0.000000000000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000000000000079">
                <text:p>0.000000000000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000000000000081">
                <text:p>0.000000000000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000000000000082">
                <text:p>0.000000000000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000000000000085">
                <text:p>0.000000000000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000000000000097">
                <text:p>0.000000000000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00000000000011">
                <text:p>0.00000000000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00000000000012">
                <text:p>0.00000000000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00000000000012">
                <text:p>0.00000000000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00000000000015">
                <text:p>0.00000000000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00000000000015">
                <text:p>0.00000000000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00000000000016">
                <text:p>0.00000000000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00000000000017">
                <text:p>0.00000000000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00000000000019">
                <text:p>0.00000000000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00000000000019">
                <text:p>0.00000000000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0000000000002">
                <text:p>0.0000000000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00000000000021">
                <text:p>0.00000000000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00000000000022">
                <text:p>0.00000000000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00000000000022">
                <text:p>0.00000000000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00000000000023">
                <text:p>0.00000000000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00000000000024">
                <text:p>0.00000000000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00000000000024">
                <text:p>0.00000000000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00000000000024">
                <text:p>0.00000000000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00000000000025">
                <text:p>0.00000000000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00000000000025">
                <text:p>0.00000000000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00000000000025">
                <text:p>0.00000000000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00000000000026">
                <text:p>0.00000000000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00000000000026">
                <text:p>0.00000000000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00000000000027">
                <text:p>0.00000000000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00000000000027">
                <text:p>0.00000000000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0000000000003">
                <text:p>0.0000000000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0000000000003">
                <text:p>0.0000000000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0000000000003">
                <text:p>0.0000000000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0000000000003">
                <text:p>0.0000000000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00000000000031">
                <text:p>0.00000000000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00000000000034">
                <text:p>0.00000000000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00000000000034">
                <text:p>0.00000000000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00000000000035">
                <text:p>0.00000000000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00000000000036">
                <text:p>0.00000000000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00000000000037">
                <text:p>0.00000000000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00000000000037">
                <text:p>0.00000000000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00000000000039">
                <text:p>0.00000000000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0000000000004">
                <text:p>0.0000000000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0000000000004">
                <text:p>0.0000000000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00000000000041">
                <text:p>0.00000000000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00000000000041">
                <text:p>0.00000000000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00000000000041">
                <text:p>0.00000000000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00000000000041">
                <text:p>0.00000000000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00000000000042">
                <text:p>0.00000000000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00000000000049">
                <text:p>0.00000000000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0000000000005">
                <text:p>0.0000000000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00000000000052">
                <text:p>0.00000000000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00000000000054">
                <text:p>0.00000000000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00000000000054">
                <text:p>0.00000000000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00000000000054">
                <text:p>0.00000000000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00000000000059">
                <text:p>0.00000000000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00000000000062">
                <text:p>0.00000000000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00000000000064">
                <text:p>0.00000000000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00000000000074">
                <text:p>0.00000000000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00000000000074">
                <text:p>0.00000000000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00000000000074">
                <text:p>0.00000000000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00000000000077">
                <text:p>0.00000000000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00000000000078">
                <text:p>0.00000000000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00000000000079">
                <text:p>0.00000000000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00000000000085">
                <text:p>0.00000000000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00000000000092">
                <text:p>0.00000000000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00000000000096">
                <text:p>0.00000000000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0000000000011">
                <text:p>0.0000000000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0000000000011">
                <text:p>0.0000000000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0000000000011">
                <text:p>0.0000000000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0000000000011">
                <text:p>0.0000000000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0000000000014">
                <text:p>0.0000000000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0000000000014">
                <text:p>0.0000000000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0000000000014">
                <text:p>0.0000000000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0000000000017">
                <text:p>0.0000000000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0000000000018">
                <text:p>0.0000000000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0000000000019">
                <text:p>0.0000000000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000000000002">
                <text:p>0.000000000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000000000002">
                <text:p>0.000000000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0000000000021">
                <text:p>0.0000000000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0000000000023">
                <text:p>0.0000000000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0000000000024">
                <text:p>0.0000000000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0000000000025">
                <text:p>0.0000000000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0000000000026">
                <text:p>0.0000000000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0000000000029">
                <text:p>0.000000000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0000000000029">
                <text:p>0.000000000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0000000000039">
                <text:p>0.0000000000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0000000000039">
                <text:p>0.0000000000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0000000000042">
                <text:p>0.0000000000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0000000000043">
                <text:p>0.0000000000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0000000000045">
                <text:p>0.0000000000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0000000000047">
                <text:p>0.0000000000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000000000005">
                <text:p>0.000000000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0000000000061">
                <text:p>0.0000000000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0000000000065">
                <text:p>0.0000000000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000000000007">
                <text:p>0.000000000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0000000000071">
                <text:p>0.0000000000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0000000000084">
                <text:p>0.0000000000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0000000000087">
                <text:p>0.0000000000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000000000011">
                <text:p>0.000000000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000000000012">
                <text:p>0.000000000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000000000015">
                <text:p>0.000000000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000000000034">
                <text:p>0.000000000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000000000038">
                <text:p>0.000000000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000000000039">
                <text:p>0.000000000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000000000041">
                <text:p>0.000000000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000000000043">
                <text:p>0.000000000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000000000044">
                <text:p>0.000000000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000000000046">
                <text:p>0.000000000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000000000047">
                <text:p>0.000000000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000000000047">
                <text:p>0.000000000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000000000056">
                <text:p>0.000000000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000000000059">
                <text:p>0.000000000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000000000064">
                <text:p>0.000000000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000000000075">
                <text:p>0.000000000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000000000086">
                <text:p>0.000000000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000000000097">
                <text:p>0.000000000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000000000099">
                <text:p>0.000000000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00000000011">
                <text:p>0.00000000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00000000012">
                <text:p>0.00000000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00000000012">
                <text:p>0.00000000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00000000014">
                <text:p>0.00000000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00000000014">
                <text:p>0.00000000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00000000015">
                <text:p>0.00000000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00000000015">
                <text:p>0.00000000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00000000016">
                <text:p>0.00000000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00000000023">
                <text:p>0.00000000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00000000025">
                <text:p>0.00000000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00000000025">
                <text:p>0.00000000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00000000028">
                <text:p>0.00000000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0000000003">
                <text:p>0.0000000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0000000003">
                <text:p>0.0000000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00000000032">
                <text:p>0.00000000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00000000035">
                <text:p>0.00000000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00000000042">
                <text:p>0.00000000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00000000043">
                <text:p>0.00000000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00000000044">
                <text:p>0.00000000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00000000044">
                <text:p>0.00000000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00000000047">
                <text:p>0.00000000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00000000048">
                <text:p>0.00000000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00000000048">
                <text:p>0.00000000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00000000048">
                <text:p>0.00000000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00000000049">
                <text:p>0.00000000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00000000059">
                <text:p>0.00000000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00000000061">
                <text:p>0.00000000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00000000077">
                <text:p>0.00000000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00000000099">
                <text:p>0.00000000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000000001">
                <text:p>0.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0000000011">
                <text:p>0.0000000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0000000012">
                <text:p>0.0000000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0000000012">
                <text:p>0.0000000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0000000013">
                <text:p>0.0000000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0000000013">
                <text:p>0.0000000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0000000014">
                <text:p>0.0000000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0000000014">
                <text:p>0.0000000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0000000014">
                <text:p>0.0000000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0000000014">
                <text:p>0.0000000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0000000019">
                <text:p>0.0000000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000000002">
                <text:p>0.000000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000000002">
                <text:p>0.000000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0000000021">
                <text:p>0.0000000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0000000022">
                <text:p>0.0000000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0000000023">
                <text:p>0.0000000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0000000025">
                <text:p>0.0000000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0000000025">
                <text:p>0.0000000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0000000025">
                <text:p>0.0000000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0000000025">
                <text:p>0.0000000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0000000026">
                <text:p>0.0000000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0000000028">
                <text:p>0.0000000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0000000028">
                <text:p>0.0000000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0000000032">
                <text:p>0.0000000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0000000032">
                <text:p>0.0000000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0000000034">
                <text:p>0.0000000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0000000036">
                <text:p>0.0000000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0000000037">
                <text:p>0.0000000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0000000038">
                <text:p>0.0000000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0000000041">
                <text:p>0.0000000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0000000041">
                <text:p>0.0000000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0000000042">
                <text:p>0.0000000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000000005">
                <text:p>0.000000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0000000055">
                <text:p>0.0000000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0000000063">
                <text:p>0.0000000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000000008">
                <text:p>0.000000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0000000081">
                <text:p>0.0000000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0000000086">
                <text:p>0.0000000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0000000091">
                <text:p>0.0000000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0000000094">
                <text:p>0.0000000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000000011">
                <text:p>0.000000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000000011">
                <text:p>0.000000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000000015">
                <text:p>0.000000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000000015">
                <text:p>0.000000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000000015">
                <text:p>0.000000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000000016">
                <text:p>0.000000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000000017">
                <text:p>0.000000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000000026">
                <text:p>0.000000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000000028">
                <text:p>0.000000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000000029">
                <text:p>0.00000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000000039">
                <text:p>0.000000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000000041">
                <text:p>0.000000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000000053">
                <text:p>0.000000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000000067">
                <text:p>0.000000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00000007">
                <text:p>0.00000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000000072">
                <text:p>0.000000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000000075">
                <text:p>0.000000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000000075">
                <text:p>0.000000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00000015">
                <text:p>0.00000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00000018">
                <text:p>0.00000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00000018">
                <text:p>0.00000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00000025">
                <text:p>0.00000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0000003">
                <text:p>0.0000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0000004">
                <text:p>0.0000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00000049">
                <text:p>0.00000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00000098">
                <text:p>0.00000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00000098">
                <text:p>0.00000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00000099">
                <text:p>0.00000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0000014">
                <text:p>0.0000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0000022">
                <text:p>0.0000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0000023">
                <text:p>0.0000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0000025">
                <text:p>0.0000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0000036">
                <text:p>0.0000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000012">
                <text:p>0.000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000061">
                <text:p>0.000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000081">
                <text:p>0.000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00021">
                <text:p>0.00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0016">
                <text:p>0.0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0017">
                <text:p>0.0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49">
                <text:p>0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67">
                <text:p>0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68">
                <text:p>0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5.2">
                <text:p>5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5.2">
                <text:p>5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5.2">
                <text:p>5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6.8">
                <text:p>6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7.2">
                <text:p>7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7.4">
                <text:p>7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8.6">
                <text:p>8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8.7">
                <text:p>8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9.6">
                <text:p>9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9.7">
                <text:p>9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9.9">
                <text:p>9.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32cm" svg:y="0.316cm" chart:style-name="ch2">
          <text:p>Grafica 2. Distribución de c-Evalues</text:p>
        </chart:title>
        <chart:legend chart:legend-position="end" svg:x="13.578cm" svg:y="3.952cm" style:legend-expansion="high" chart:style-name="ch3"/>
        <chart:plot-area chart:style-name="ch4" table:cell-range-address="saple_feene.D1:saple_feene.D1405 saple_feene.F1:saple_feene.F1405" chart:data-source-has-labels="row" svg:x="0.32cm" svg:y="1.275cm" svg:width="12.938cm" svg:height="7.545cm">
          <chart:coordinate-region svg:x="0.941cm" svg:y="1.474cm" svg:width="12.317cm" svg:height="6.29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aple_feene.D2:saple_feene.D1405" chart:label-cell-address="saple_feene.D1:saple_feene.D1" chart:class="chart:bar">
            <chart:data-point chart:repeated="1404"/>
          </chart:series>
          <chart:series chart:style-name="ch9" chart:values-cell-range-address="saple_feene.F2:saple_feene.F1405" chart:label-cell-address="saple_feene.F1:saple_feene.F1" chart:class="chart:bar">
            <chart:data-point chart:repeated="140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-Evalue</text:p>
                <draw:g>
                  <svg:desc>saple_feene.D1:saple_feene.D1</svg:desc>
                </draw:g>
              </table:table-cell>
              <table:table-cell office:value-type="string">
                <text:p>Organismo</text:p>
                <draw:g>
                  <svg:desc>saple_feene.F1:saple_feene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E-026">
                <text:p>3E-026</text:p>
                <draw:g>
                  <svg:desc>saple_feene.D2:saple_feene.D1405</svg:desc>
                </draw:g>
              </table:table-cell>
              <table:table-cell office:value-type="float" office:value="NaN">
                <text:p>NaN</text:p>
                <draw:g>
                  <svg:desc>saple_feene.F2:saple_feene.F14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E-025">
                <text:p>1.7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E-032">
                <text:p>2.8E-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6E-032">
                <text:p>3.6E-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E-032">
                <text:p>2.9E-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E-032">
                <text:p>1.6E-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E-033">
                <text:p>1.2E-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E-032">
                <text:p>1.3E-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9E-030">
                <text:p>4.9E-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E-032">
                <text:p>1.5E-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E-031">
                <text:p>1.4E-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4E-033">
                <text:p>5.4E-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4E-033">
                <text:p>5.4E-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7E-033">
                <text:p>5.7E-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1E-032">
                <text:p>2.1E-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7E-029">
                <text:p>4.7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2E-031">
                <text:p>7.2E-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9E-032">
                <text:p>2.9E-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1E-032">
                <text:p>3.1E-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4E-031">
                <text:p>2.4E-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2E-030">
                <text:p>2.2E-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5E-031">
                <text:p>7.5E-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6E-031">
                <text:p>7.6E-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6E-031">
                <text:p>7.6E-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9E-031">
                <text:p>2.9E-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6E-031">
                <text:p>5.6E-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8E-031">
                <text:p>2.8E-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7E-028">
                <text:p>1.7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7E-028">
                <text:p>1.7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E-028">
                <text:p>1.4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3E-029">
                <text:p>4.3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2E-029">
                <text:p>4.2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E-029">
                <text:p>3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E-029">
                <text:p>1.1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2E-027">
                <text:p>7.2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2E-027">
                <text:p>7.2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2E-027">
                <text:p>7.2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9E-029">
                <text:p>1.9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9E-028">
                <text:p>3.9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7E-034">
                <text:p>9.7E-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E-028">
                <text:p>4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E-028">
                <text:p>5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3E-030">
                <text:p>4.3E-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5E-029">
                <text:p>6.5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3E-029">
                <text:p>4.3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2E-028">
                <text:p>1.2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9E-029">
                <text:p>7.9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8E-030">
                <text:p>2.8E-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8E-028">
                <text:p>1.8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2E-030">
                <text:p>6.2E-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9E-028">
                <text:p>6.9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2E-030">
                <text:p>8.2E-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3E-028">
                <text:p>2.3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3E-028">
                <text:p>2.3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3E-030">
                <text:p>8.3E-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4E-026">
                <text:p>1.4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8E-033">
                <text:p>6.8E-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4E-027">
                <text:p>3.4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E-029">
                <text:p>4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3E-028">
                <text:p>2.3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5E-030">
                <text:p>5.5E-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6E-028">
                <text:p>5.6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8E-028">
                <text:p>3.8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E-029">
                <text:p>1.3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E-029">
                <text:p>1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E-026">
                <text:p>3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3E-027">
                <text:p>4.3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3E-027">
                <text:p>4.3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3E-028">
                <text:p>3.3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E-027">
                <text:p>2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E-027">
                <text:p>2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E-027">
                <text:p>3.5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5E-027">
                <text:p>3.5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7E-026">
                <text:p>1.7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7E-026">
                <text:p>1.7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8E-028">
                <text:p>4.8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9E-030">
                <text:p>5.9E-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5E-029">
                <text:p>3.5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9E-028">
                <text:p>4.9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9E-028">
                <text:p>4.9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E-029">
                <text:p>6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1E-027">
                <text:p>5.1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.9E-030">
                <text:p>9.9E-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9E-027">
                <text:p>2.9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4E-030">
                <text:p>6.4E-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5E-029">
                <text:p>3.5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.7E-030">
                <text:p>6.7E-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7E-030">
                <text:p>6.7E-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.7E-030">
                <text:p>6.7E-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.7E-030">
                <text:p>6.7E-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.8E-030">
                <text:p>6.8E-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.9E-030">
                <text:p>6.9E-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2E-027">
                <text:p>5.2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2E-027">
                <text:p>5.2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2E-027">
                <text:p>5.2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E-029">
                <text:p>4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7E-029">
                <text:p>7.7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8E-027">
                <text:p>2.8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8E-027">
                <text:p>2.8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3E-027">
                <text:p>5.3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E-026">
                <text:p>1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2E-027">
                <text:p>5.2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.2E-028">
                <text:p>9.2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7E-027">
                <text:p>1.7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7E-027">
                <text:p>1.7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3E-032">
                <text:p>2.3E-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9E-027">
                <text:p>2.9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5E-029">
                <text:p>2.5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7E-029">
                <text:p>2.7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2E-028">
                <text:p>1.2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7E-029">
                <text:p>2.7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E-026">
                <text:p>1.1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E-027">
                <text:p>2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4E-028">
                <text:p>2.4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9E-028">
                <text:p>5.9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.9E-027">
                <text:p>6.9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8E-028">
                <text:p>3.8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.9E-027">
                <text:p>6.9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1E-026">
                <text:p>2.1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5E-028">
                <text:p>1.5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.2E-028">
                <text:p>9.2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E-024">
                <text:p>2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7E-029">
                <text:p>3.7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5E-029">
                <text:p>4.5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7E-027">
                <text:p>2.7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1E-029">
                <text:p>2.1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1E-026">
                <text:p>6.1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1E-026">
                <text:p>6.1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5E-028">
                <text:p>5.5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1E-029">
                <text:p>2.1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2E-026">
                <text:p>1.2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5E-029">
                <text:p>1.5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6E-026">
                <text:p>5.6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7E-026">
                <text:p>6.7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7E-026">
                <text:p>6.7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7E-026">
                <text:p>6.7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7E-026">
                <text:p>6.7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8E-026">
                <text:p>6.8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2E-025">
                <text:p>1.2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3E-029">
                <text:p>7.3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2E-025">
                <text:p>1.2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E-026">
                <text:p>6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E-026">
                <text:p>6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E-026">
                <text:p>6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E-026">
                <text:p>6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E-026">
                <text:p>6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E-026">
                <text:p>6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E-026">
                <text:p>6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E-026">
                <text:p>6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E-026">
                <text:p>6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E-026">
                <text:p>6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E-026">
                <text:p>6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E-026">
                <text:p>6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E-026">
                <text:p>6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E-026">
                <text:p>6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E-026">
                <text:p>6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E-026">
                <text:p>6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E-026">
                <text:p>6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E-026">
                <text:p>6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E-026">
                <text:p>6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E-026">
                <text:p>6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E-026">
                <text:p>6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6E-024">
                <text:p>2.6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1E-025">
                <text:p>2.1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6E-026">
                <text:p>4.6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6E-026">
                <text:p>4.6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5E-026">
                <text:p>4.5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5E-026">
                <text:p>4.5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1E-027">
                <text:p>1.1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E-027">
                <text:p>6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E-029">
                <text:p>2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.5E-026">
                <text:p>6.5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.1E-026">
                <text:p>5.1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1E-026">
                <text:p>1.1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.1E-026">
                <text:p>5.1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.1E-026">
                <text:p>5.1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.1E-026">
                <text:p>5.1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2E-025">
                <text:p>7.2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2E-026">
                <text:p>1.2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5E-027">
                <text:p>3.5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E-030">
                <text:p>1E-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E-030">
                <text:p>1E-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2E-026">
                <text:p>1.2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E-027">
                <text:p>3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1E-027">
                <text:p>3.1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.7E-026">
                <text:p>6.7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9E-026">
                <text:p>3.9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9E-028">
                <text:p>2.9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6E-025">
                <text:p>2.6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6E-025">
                <text:p>2.6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E-026">
                <text:p>9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E-026">
                <text:p>9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6E-025">
                <text:p>1.6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6E-025">
                <text:p>1.6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E-027">
                <text:p>5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7E-026">
                <text:p>2.7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7E-026">
                <text:p>2.7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E-031">
                <text:p>2E-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7E-026">
                <text:p>2.7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2E-025">
                <text:p>1.2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2E-025">
                <text:p>1.2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8E-025">
                <text:p>1.8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8E-025">
                <text:p>1.8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2E-031">
                <text:p>2.2E-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3E-025">
                <text:p>1.3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3E-025">
                <text:p>1.3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.1E-027">
                <text:p>4.1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3E-025">
                <text:p>1.3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3E-025">
                <text:p>1.3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3E-025">
                <text:p>1.3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3E-028">
                <text:p>1.3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.1E-027">
                <text:p>4.1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6E-029">
                <text:p>4.6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9E-025">
                <text:p>1.9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9E-025">
                <text:p>1.9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5E-025">
                <text:p>1.5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E-025">
                <text:p>2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5E-025">
                <text:p>1.5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E-025">
                <text:p>2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4E-026">
                <text:p>1.4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7E-025">
                <text:p>1.7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7E-025">
                <text:p>1.7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.6E-028">
                <text:p>5.6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7E-026">
                <text:p>4.7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3E-026">
                <text:p>1.3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5E-030">
                <text:p>4.5E-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.7E-030">
                <text:p>4.7E-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2E-028">
                <text:p>2.2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.7E-026">
                <text:p>4.7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7E-025">
                <text:p>2.7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7E-025">
                <text:p>2.7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4E-026">
                <text:p>2.4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8E-025">
                <text:p>2.8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8E-025">
                <text:p>2.8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1E-027">
                <text:p>3.1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E-025">
                <text:p>3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E-025">
                <text:p>3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E-025">
                <text:p>3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E-025">
                <text:p>3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9E-025">
                <text:p>4.9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E-025">
                <text:p>3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.9E-025">
                <text:p>4.9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8E-028">
                <text:p>2.8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.5E-028">
                <text:p>5.5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4E-024">
                <text:p>2.4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1E-028">
                <text:p>1.1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.9E-028">
                <text:p>7.9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5E-026">
                <text:p>1.5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9E-026">
                <text:p>2.9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.7E-027">
                <text:p>9.7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.4E-027">
                <text:p>4.4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.5E-027">
                <text:p>5.5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.3E-028">
                <text:p>5.3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4E-030">
                <text:p>1.4E-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4E-026">
                <text:p>3.4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.1E-026">
                <text:p>5.1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5E-025">
                <text:p>2.5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.3E-027">
                <text:p>6.3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.3E-027">
                <text:p>6.3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.9E-025">
                <text:p>7.9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4E-029">
                <text:p>1.4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7E-027">
                <text:p>1.7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.6E-030">
                <text:p>5.6E-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5E-026">
                <text:p>2.5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.7E-030">
                <text:p>5.7E-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.7E-030">
                <text:p>5.7E-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E-027">
                <text:p>3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6E-026">
                <text:p>2.6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7E-029">
                <text:p>2.7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.3E-026">
                <text:p>3.3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2E-026">
                <text:p>1.2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.2E-025">
                <text:p>6.2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8E-026">
                <text:p>2.8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.2E-029">
                <text:p>8.2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E-027">
                <text:p>8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.5E-027">
                <text:p>3.5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.9E-024">
                <text:p>6.9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.9E-024">
                <text:p>6.9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.9E-024">
                <text:p>6.9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.9E-024">
                <text:p>6.9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9E-024">
                <text:p>2.9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6E-025">
                <text:p>1.6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9E-025">
                <text:p>1.9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9E-025">
                <text:p>1.9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5E-025">
                <text:p>1.5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E-025">
                <text:p>8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.3E-026">
                <text:p>7.3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.8E-024">
                <text:p>3.8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8E-025">
                <text:p>2.8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87">
                <text:p>0.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5E-028">
                <text:p>1.5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5E-027">
                <text:p>2.5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E-030">
                <text:p>8E-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.4E-028">
                <text:p>4.4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.9E-027">
                <text:p>3.9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1E-024">
                <text:p>1.1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1E-024">
                <text:p>1.1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.3E-027">
                <text:p>5.3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1E-024">
                <text:p>1.1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1E-024">
                <text:p>1.1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9E-027">
                <text:p>3.9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.5E-026">
                <text:p>8.5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.7E-024">
                <text:p>5.7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8E-024">
                <text:p>1.8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.1E-026">
                <text:p>5.1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1E-029">
                <text:p>1.1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.3E-027">
                <text:p>2.3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.3E-025">
                <text:p>5.3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.8E-029">
                <text:p>2.8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.5E-027">
                <text:p>4.5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8E-026">
                <text:p>1.8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9E-024">
                <text:p>1.9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.6E-027">
                <text:p>4.6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5E-026">
                <text:p>1.5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.4E-027">
                <text:p>2.4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.9E-026">
                <text:p>7.9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.9E-029">
                <text:p>9.9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5E-026">
                <text:p>1.5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.4E-028">
                <text:p>5.4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9E-026">
                <text:p>1.9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.4E-026">
                <text:p>2.4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6E-027">
                <text:p>1.6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5E-026">
                <text:p>1.5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E-026">
                <text:p>4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E-026">
                <text:p>4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8E-026">
                <text:p>1.8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9E-028">
                <text:p>1.9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7E-029">
                <text:p>3.7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.5E-027">
                <text:p>2.5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8E-028">
                <text:p>1.8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8E-028">
                <text:p>1.8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.6E-027">
                <text:p>2.6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7E-028">
                <text:p>1.7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7E-028">
                <text:p>1.7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E-027">
                <text:p>5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.8E-027">
                <text:p>2.8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.1E-028">
                <text:p>2.1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9E-025">
                <text:p>1.9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3E-026">
                <text:p>3.3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E-026">
                <text:p>8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7E-026">
                <text:p>1.7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E-025">
                <text:p>3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E-025">
                <text:p>3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E-025">
                <text:p>3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.3E-029">
                <text:p>7.3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.9E-028">
                <text:p>5.9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4E-025">
                <text:p>1.4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6E-024">
                <text:p>1.6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6E-024">
                <text:p>1.6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E-022">
                <text:p>3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7E-025">
                <text:p>1.7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E-025">
                <text:p>2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.1E-026">
                <text:p>9.1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E-023">
                <text:p>2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1E-026">
                <text:p>1.1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.6E-028">
                <text:p>8.6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6E-028">
                <text:p>1.6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.3E-027">
                <text:p>4.3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.6E-026">
                <text:p>7.6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.7E-026">
                <text:p>5.7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.9E-026">
                <text:p>7.9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.1E-024">
                <text:p>2.1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.3E-023">
                <text:p>8.3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.6E-022">
                <text:p>4.6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E-024">
                <text:p>2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.8E-026">
                <text:p>6.8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1E-028">
                <text:p>3.1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3E-028">
                <text:p>3.3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E-026">
                <text:p>6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4E-028">
                <text:p>3.4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.5E-027">
                <text:p>5.5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E-024">
                <text:p>3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.3E-022">
                <text:p>6.3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.6E-026">
                <text:p>4.6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.4E-022">
                <text:p>5.4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6E-024">
                <text:p>3.6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.8E-026">
                <text:p>4.8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1E-026">
                <text:p>1.1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1E-026">
                <text:p>1.1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1E-026">
                <text:p>1.1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1E-026">
                <text:p>1.1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2E-026">
                <text:p>1.2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.8E-022">
                <text:p>7.8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.2E-026">
                <text:p>5.2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.7E-026">
                <text:p>5.7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.9E-028">
                <text:p>8.9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.8E-026">
                <text:p>5.8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.4E-026">
                <text:p>9.4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.5E-026">
                <text:p>9.5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4E-025">
                <text:p>1.4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E-027">
                <text:p>1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E-026">
                <text:p>1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1E-022">
                <text:p>1.1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1E-022">
                <text:p>1.1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.9E-022">
                <text:p>7.9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9E-027">
                <text:p>1.9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.9E-027">
                <text:p>4.9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.8E-025">
                <text:p>6.8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.3E-026">
                <text:p>7.3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.5E-026">
                <text:p>3.5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.9E-022">
                <text:p>9.9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.8E-022">
                <text:p>2.8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.6E-023">
                <text:p>2.6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.1E-024">
                <text:p>2.1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.4E-026">
                <text:p>7.4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5E-021">
                <text:p>1.5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.6E-027">
                <text:p>9.6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2E-021">
                <text:p>1.2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E-022">
                <text:p>4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E-022">
                <text:p>4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.6E-023">
                <text:p>3.6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.9E-022">
                <text:p>2.9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9E-021">
                <text:p>1.9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3E-021">
                <text:p>1.3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.1E-022">
                <text:p>5.1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.1E-022">
                <text:p>5.1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.6E-022">
                <text:p>6.6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4E-023">
                <text:p>4.4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.1E-022">
                <text:p>5.1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.9E-022">
                <text:p>9.9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.2E-022">
                <text:p>7.2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.2E-022">
                <text:p>7.2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.1E-022">
                <text:p>7.1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.1E-022">
                <text:p>7.1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.1E-022">
                <text:p>7.1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E-026">
                <text:p>2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2E-021">
                <text:p>1.2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.1E-022">
                <text:p>5.1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.1E-022">
                <text:p>5.1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.9E-022">
                <text:p>2.9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.9E-022">
                <text:p>2.9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.9E-022">
                <text:p>9.9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.9E-022">
                <text:p>9.9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.1E-024">
                <text:p>2.1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.8E-026">
                <text:p>2.8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.4E-022">
                <text:p>5.4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.4E-022">
                <text:p>5.4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.2E-026">
                <text:p>6.2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E-022">
                <text:p>4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2E-022">
                <text:p>1.2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7E-021">
                <text:p>1.7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1E-022">
                <text:p>1.1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.8E-022">
                <text:p>8.8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1E-021">
                <text:p>1.1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1E-021">
                <text:p>1.1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.7E-021">
                <text:p>2.7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4E-026">
                <text:p>4.4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3E-021">
                <text:p>1.3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3E-021">
                <text:p>1.3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.7E-022">
                <text:p>5.7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.7E-022">
                <text:p>5.7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4E-021">
                <text:p>1.4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.4E-026">
                <text:p>5.4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3E-021">
                <text:p>1.3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9E-022">
                <text:p>4.9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.7E-026">
                <text:p>7.7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.4E-021">
                <text:p>2.4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.8E-026">
                <text:p>7.8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4E-021">
                <text:p>1.4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8E-026">
                <text:p>8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.7E-021">
                <text:p>2.7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9E-021">
                <text:p>1.9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9E-021">
                <text:p>1.9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.8E-026">
                <text:p>9.8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2E-025">
                <text:p>1.2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.9E-022">
                <text:p>7.9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7E-025">
                <text:p>1.7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9E-023">
                <text:p>4.9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.6E-025">
                <text:p>4.6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6E-021">
                <text:p>1.6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3E-021">
                <text:p>1.3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7E-021">
                <text:p>4.7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.8E-024">
                <text:p>5.8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9E-023">
                <text:p>4.9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.3E-025">
                <text:p>7.3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.2E-024">
                <text:p>9.2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2E-020">
                <text:p>1.2E-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1E-025">
                <text:p>4.1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6E-021">
                <text:p>1.6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1E-025">
                <text:p>4.1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6E-021">
                <text:p>1.6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3E-022">
                <text:p>1.3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.5E-025">
                <text:p>5.5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.6E-024">
                <text:p>8.6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.7E-022">
                <text:p>3.7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E-024">
                <text:p>2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.2E-021">
                <text:p>6.2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1E-021">
                <text:p>1.1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2E-024">
                <text:p>1.2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5E-020">
                <text:p>1.5E-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.7E-021">
                <text:p>5.7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7E-024">
                <text:p>1.7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.1E-021">
                <text:p>5.1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.4E-021">
                <text:p>5.4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.6E-024">
                <text:p>2.6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3E-021">
                <text:p>1.3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.7E-022">
                <text:p>8.7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.9E-023">
                <text:p>2.9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9.1E-022">
                <text:p>9.1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.9E-022">
                <text:p>8.9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9E-022">
                <text:p>9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.6E-021">
                <text:p>3.6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2E-023">
                <text:p>1.2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.9E-022">
                <text:p>4.9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.3E-022">
                <text:p>4.3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.1E-022">
                <text:p>5.1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.6E-022">
                <text:p>5.6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.5E-023">
                <text:p>3.5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7E-022">
                <text:p>1.7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.7E-023">
                <text:p>3.7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4E-022">
                <text:p>1.4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.1E-020">
                <text:p>5.1E-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.8E-023">
                <text:p>6.8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E-020">
                <text:p>5E-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E-021">
                <text:p>2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7.1E-022">
                <text:p>7.1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13">
                <text:p>0.0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.3E-022">
                <text:p>2.3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9E-021">
                <text:p>1.9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.9E-022">
                <text:p>2.9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9.9E-022">
                <text:p>9.9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.4E-022">
                <text:p>4.4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.2E-022">
                <text:p>7.2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9.8E-022">
                <text:p>9.8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9E-021">
                <text:p>1.9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6E-020">
                <text:p>1.6E-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.7E-021">
                <text:p>2.7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97">
                <text:p>0.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11">
                <text:p>0.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.3E-021">
                <text:p>3.3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11">
                <text:p>0.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14">
                <text:p>0.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.1E-021">
                <text:p>6.1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81">
                <text:p>0.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24">
                <text:p>0.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3E-019">
                <text:p>1.3E-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16">
                <text:p>0.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23">
                <text:p>0.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16">
                <text:p>0.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24">
                <text:p>0.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16">
                <text:p>0.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16">
                <text:p>0.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15">
                <text:p>0.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32">
                <text:p>0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15">
                <text:p>0.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22">
                <text:p>0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56">
                <text:p>0.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23">
                <text:p>0.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31">
                <text:p>0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31">
                <text:p>0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34">
                <text:p>0.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34">
                <text:p>0.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34">
                <text:p>0.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63">
                <text:p>0.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38">
                <text:p>0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54">
                <text:p>0.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78">
                <text:p>0.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26">
                <text:p>0.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29">
                <text:p>0.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71">
                <text:p>0.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29">
                <text:p>0.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31">
                <text:p>0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.9E-019">
                <text:p>2.9E-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89">
                <text:p>0.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89">
                <text:p>0.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64">
                <text:p>0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31">
                <text:p>0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.2E-020">
                <text:p>3.2E-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37">
                <text:p>0.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83">
                <text:p>0.0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16">
                <text:p>0.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65">
                <text:p>0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56">
                <text:p>0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19">
                <text:p>0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95">
                <text:p>0.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.9E-020">
                <text:p>4.9E-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43">
                <text:p>0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21">
                <text:p>0.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21">
                <text:p>0.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38">
                <text:p>0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22">
                <text:p>0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21">
                <text:p>0.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34">
                <text:p>0.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58">
                <text:p>0.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34">
                <text:p>0.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37">
                <text:p>0.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34">
                <text:p>0.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61">
                <text:p>0.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19">
                <text:p>0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54">
                <text:p>0.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83">
                <text:p>0.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43">
                <text:p>0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97">
                <text:p>0.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81">
                <text:p>0.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81">
                <text:p>0.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19">
                <text:p>0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19">
                <text:p>0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43">
                <text:p>0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43">
                <text:p>0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43">
                <text:p>0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23">
                <text:p>0.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77">
                <text:p>0.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79">
                <text:p>0.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79">
                <text:p>0.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34">
                <text:p>0.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38">
                <text:p>0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38">
                <text:p>0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54">
                <text:p>0.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19">
                <text:p>0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38">
                <text:p>0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38">
                <text:p>0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31">
                <text:p>0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32">
                <text:p>0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64">
                <text:p>0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43">
                <text:p>0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43">
                <text:p>0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83">
                <text:p>0.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83">
                <text:p>0.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86">
                <text:p>0.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86">
                <text:p>0.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86">
                <text:p>0.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86">
                <text:p>0.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43">
                <text:p>0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23">
                <text:p>0.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23">
                <text:p>0.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23">
                <text:p>0.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38">
                <text:p>0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78">
                <text:p>0.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74">
                <text:p>0.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96">
                <text:p>0.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96">
                <text:p>0.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96">
                <text:p>0.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96">
                <text:p>0.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96">
                <text:p>0.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96">
                <text:p>0.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96">
                <text:p>0.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96">
                <text:p>0.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96">
                <text:p>0.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93">
                <text:p>0.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29">
                <text:p>0.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29">
                <text:p>0.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29">
                <text:p>0.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29">
                <text:p>0.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29">
                <text:p>0.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29">
                <text:p>0.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088">
                <text:p>0.0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94">
                <text:p>0.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76">
                <text:p>0.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64">
                <text:p>0.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32">
                <text:p>0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72">
                <text:p>0.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24">
                <text:p>0.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68">
                <text:p>0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67">
                <text:p>0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61">
                <text:p>0.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79">
                <text:p>0.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74">
                <text:p>0.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29">
                <text:p>0.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21">
                <text:p>0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93">
                <text:p>0.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93">
                <text:p>0.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71">
                <text:p>0.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71">
                <text:p>0.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71">
                <text:p>0.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71">
                <text:p>0.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71">
                <text:p>0.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34">
                <text:p>0.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34">
                <text:p>0.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34">
                <text:p>0.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34">
                <text:p>0.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19">
                <text:p>0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34">
                <text:p>0.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34">
                <text:p>0.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34">
                <text:p>0.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47">
                <text:p>0.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78">
                <text:p>0.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21">
                <text:p>0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21">
                <text:p>0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19">
                <text:p>0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32">
                <text:p>0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32">
                <text:p>0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21">
                <text:p>0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58">
                <text:p>0.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38">
                <text:p>0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38">
                <text:p>0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38">
                <text:p>0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38">
                <text:p>0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23">
                <text:p>0.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23">
                <text:p>0.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29">
                <text:p>0.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57">
                <text:p>0.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65">
                <text:p>0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73">
                <text:p>0.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88">
                <text:p>0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32">
                <text:p>0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38">
                <text:p>0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26">
                <text:p>0.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65">
                <text:p>0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62">
                <text:p>0.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075">
                <text:p>0.0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82">
                <text:p>0.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71">
                <text:p>0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088">
                <text:p>0.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92">
                <text:p>0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76">
                <text:p>0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013">
                <text:p>0.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81">
                <text:p>0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033">
                <text:p>0.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82">
                <text:p>0.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.5E-018">
                <text:p>1.5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026">
                <text:p>0.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012">
                <text:p>0.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31">
                <text:p>0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027">
                <text:p>0.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84">
                <text:p>0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81">
                <text:p>0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59">
                <text:p>0.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26">
                <text:p>0.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7.7">
                <text:p>7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56">
                <text:p>0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024">
                <text:p>0.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22">
                <text:p>0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071">
                <text:p>0.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071">
                <text:p>0.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98">
                <text:p>0.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99">
                <text:p>0.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6.4">
                <text:p>6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078">
                <text:p>0.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61">
                <text:p>0.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.9E-015">
                <text:p>2.9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5.9">
                <text:p>5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5.9">
                <text:p>5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63">
                <text:p>0.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63">
                <text:p>0.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022">
                <text:p>0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7.4">
                <text:p>7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067">
                <text:p>0.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6.8">
                <text:p>6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073">
                <text:p>0.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5.9">
                <text:p>5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012">
                <text:p>0.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012">
                <text:p>0.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012">
                <text:p>0.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0052">
                <text:p>0.0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26">
                <text:p>0.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0082">
                <text:p>0.0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013">
                <text:p>0.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014">
                <text:p>0.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056">
                <text:p>0.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068">
                <text:p>0.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6.8E-017">
                <text:p>6.8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024">
                <text:p>0.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094">
                <text:p>0.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093">
                <text:p>0.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3.7E-015">
                <text:p>3.7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0035">
                <text:p>0.0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037">
                <text:p>0.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024">
                <text:p>0.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0035">
                <text:p>0.0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037">
                <text:p>0.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088">
                <text:p>0.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0036">
                <text:p>0.0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E-015">
                <text:p>3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0038">
                <text:p>0.0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024">
                <text:p>0.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088">
                <text:p>0.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071">
                <text:p>0.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026">
                <text:p>0.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087">
                <text:p>0.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084">
                <text:p>0.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098">
                <text:p>0.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076">
                <text:p>0.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085">
                <text:p>0.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0024">
                <text:p>0.0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00023">
                <text:p>0.00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000000097">
                <text:p>0.000000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6.6">
                <text:p>6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00085">
                <text:p>0.00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00027">
                <text:p>0.00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031">
                <text:p>0.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000000000000035">
                <text:p>0.000000000000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057">
                <text:p>0.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084">
                <text:p>0.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0022">
                <text:p>0.0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0024">
                <text:p>0.0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0019">
                <text:p>0.0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042">
                <text:p>0.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0044">
                <text:p>0.0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054">
                <text:p>0.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00071">
                <text:p>0.00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9.1E-015">
                <text:p>9.1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8E-015">
                <text:p>8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7.4E-015">
                <text:p>7.4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000000000014">
                <text:p>0.000000000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9.3E-015">
                <text:p>9.3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000000000000014">
                <text:p>0.000000000000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028">
                <text:p>0.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0042">
                <text:p>0.0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0049">
                <text:p>0.0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012">
                <text:p>0.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0032">
                <text:p>0.0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0094">
                <text:p>0.0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024">
                <text:p>0.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0039">
                <text:p>0.0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00000004">
                <text:p>0.00000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015">
                <text:p>0.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013">
                <text:p>0.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0031">
                <text:p>0.0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000000000041">
                <text:p>0.000000000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00021">
                <text:p>0.00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024">
                <text:p>0.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19">
                <text:p>0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028">
                <text:p>0.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0074">
                <text:p>0.0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011">
                <text:p>0.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038">
                <text:p>0.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038">
                <text:p>0.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0074">
                <text:p>0.0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088">
                <text:p>0.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094">
                <text:p>0.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0024">
                <text:p>0.0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012">
                <text:p>0.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0000000011">
                <text:p>0.0000000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028">
                <text:p>0.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027">
                <text:p>0.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023">
                <text:p>0.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023">
                <text:p>0.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023">
                <text:p>0.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023">
                <text:p>0.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0027">
                <text:p>0.0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028">
                <text:p>0.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00000000000046">
                <text:p>0.00000000000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000000000038">
                <text:p>0.000000000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013">
                <text:p>0.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037">
                <text:p>0.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095">
                <text:p>0.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66">
                <text:p>0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024">
                <text:p>0.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019">
                <text:p>0.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068">
                <text:p>0.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062">
                <text:p>0.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000000000031">
                <text:p>0.000000000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026">
                <text:p>0.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21">
                <text:p>0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013">
                <text:p>0.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013">
                <text:p>0.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31">
                <text:p>0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0034">
                <text:p>0.0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021">
                <text:p>0.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037">
                <text:p>0.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037">
                <text:p>0.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43">
                <text:p>0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89">
                <text:p>0.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43">
                <text:p>0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38">
                <text:p>0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29">
                <text:p>0.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29">
                <text:p>0.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065">
                <text:p>0.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0029">
                <text:p>0.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26">
                <text:p>0.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26">
                <text:p>0.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069">
                <text:p>0.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004">
                <text:p>0.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004">
                <text:p>0.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000000095">
                <text:p>0.000000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000000016">
                <text:p>0.000000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00000031">
                <text:p>0.00000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023">
                <text:p>0.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00000057">
                <text:p>0.00000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00000027">
                <text:p>0.00000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023">
                <text:p>0.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000029">
                <text:p>0.00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000044">
                <text:p>0.000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022">
                <text:p>0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054">
                <text:p>0.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00022">
                <text:p>0.00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00026">
                <text:p>0.00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056">
                <text:p>0.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00073">
                <text:p>0.00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00098">
                <text:p>0.00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.00099">
                <text:p>0.00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0012">
                <text:p>0.0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.0012">
                <text:p>0.0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0012">
                <text:p>0.0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.0012">
                <text:p>0.0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0012">
                <text:p>0.0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0034">
                <text:p>0.0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.0014">
                <text:p>0.0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.0014">
                <text:p>0.0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.0024">
                <text:p>0.0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.0014">
                <text:p>0.0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.0014">
                <text:p>0.0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.0014">
                <text:p>0.0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0014">
                <text:p>0.0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0014">
                <text:p>0.0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0014">
                <text:p>0.0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0014">
                <text:p>0.0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.0014">
                <text:p>0.0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.0014">
                <text:p>0.0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.0014">
                <text:p>0.0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.0014">
                <text:p>0.0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0014">
                <text:p>0.0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0015">
                <text:p>0.0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.0015">
                <text:p>0.0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.0014">
                <text:p>0.0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0015">
                <text:p>0.0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.0015">
                <text:p>0.0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.0015">
                <text:p>0.0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0015">
                <text:p>0.0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0015">
                <text:p>0.0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.0015">
                <text:p>0.0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.0015">
                <text:p>0.0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.0015">
                <text:p>0.0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.0015">
                <text:p>0.0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.0015">
                <text:p>0.0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.0015">
                <text:p>0.0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.0015">
                <text:p>0.0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.0015">
                <text:p>0.0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.0015">
                <text:p>0.0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.0015">
                <text:p>0.0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.0015">
                <text:p>0.0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.0015">
                <text:p>0.0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0015">
                <text:p>0.0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.0015">
                <text:p>0.0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0015">
                <text:p>0.0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.0015">
                <text:p>0.0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.0015">
                <text:p>0.0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0015">
                <text:p>0.0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.0015">
                <text:p>0.0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0015">
                <text:p>0.0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.0015">
                <text:p>0.0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0015">
                <text:p>0.0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.0015">
                <text:p>0.0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.0015">
                <text:p>0.0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.0015">
                <text:p>0.0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.0015">
                <text:p>0.0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.0015">
                <text:p>0.0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0015">
                <text:p>0.0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.0015">
                <text:p>0.0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0015">
                <text:p>0.0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.0019">
                <text:p>0.0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.0023">
                <text:p>0.0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.0017">
                <text:p>0.0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.0019">
                <text:p>0.0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.0016">
                <text:p>0.0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.0026">
                <text:p>0.0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.0034">
                <text:p>0.0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.0034">
                <text:p>0.0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.0024">
                <text:p>0.0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.0016">
                <text:p>0.0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.002">
                <text:p>0.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.0021">
                <text:p>0.0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.0026">
                <text:p>0.0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.0025">
                <text:p>0.0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.0024">
                <text:p>0.0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.0021">
                <text:p>0.0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.0027">
                <text:p>0.0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.0027">
                <text:p>0.0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.0033">
                <text:p>0.003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43cm" svg:y="0.316cm" chart:style-name="ch2">
          <text:p>Distribución de i-Evalues</text:p>
        </chart:title>
        <chart:legend chart:legend-position="end" svg:x="13.578cm" svg:y="3.952cm" style:legend-expansion="high" chart:style-name="ch3"/>
        <chart:plot-area chart:style-name="ch4" table:cell-range-address="saple_feene.E1:saple_feene.F1405" chart:data-source-has-labels="row" svg:x="0.32cm" svg:y="1.275cm" svg:width="12.938cm" svg:height="7.545cm">
          <chart:coordinate-region svg:x="1.497cm" svg:y="1.474cm" svg:width="11.761cm" svg:height="6.29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aple_feene.E2:saple_feene.E1405" chart:label-cell-address="saple_feene.E1:saple_feene.E1" chart:class="chart:bar">
            <chart:data-point chart:repeated="1404"/>
          </chart:series>
          <chart:series chart:style-name="ch9" chart:values-cell-range-address="saple_feene.F2:saple_feene.F1405" chart:label-cell-address="saple_feene.F1:saple_feene.F1" chart:class="chart:bar">
            <chart:data-point chart:repeated="140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-Evalue</text:p>
                <draw:g>
                  <svg:desc>saple_feene.E1:saple_feene.E1</svg:desc>
                </draw:g>
              </table:table-cell>
              <table:table-cell office:value-type="string">
                <text:p>Organismo</text:p>
                <draw:g>
                  <svg:desc>saple_feene.F1:saple_feene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E-022">
                <text:p>1.9E-022</text:p>
                <draw:g>
                  <svg:desc>saple_feene.E2:saple_feene.E1405</svg:desc>
                </draw:g>
              </table:table-cell>
              <table:table-cell office:value-type="float" office:value="NaN">
                <text:p>NaN</text:p>
                <draw:g>
                  <svg:desc>saple_feene.F2:saple_feene.F14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E-021">
                <text:p>1.1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E-028">
                <text:p>1.8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E-028">
                <text:p>2.3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E-028">
                <text:p>1.9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E-028">
                <text:p>1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4E-030">
                <text:p>7.4E-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E-029">
                <text:p>8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1E-026">
                <text:p>3.1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5E-029">
                <text:p>9.5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1E-028">
                <text:p>9.1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4E-029">
                <text:p>3.4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4E-029">
                <text:p>3.4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E-029">
                <text:p>3.6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E-028">
                <text:p>1.3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E-025">
                <text:p>3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6E-027">
                <text:p>4.6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9E-028">
                <text:p>1.9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E-028">
                <text:p>2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E-027">
                <text:p>1.5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E-026">
                <text:p>1.4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7E-027">
                <text:p>4.7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8E-027">
                <text:p>4.8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8E-027">
                <text:p>4.8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8E-027">
                <text:p>1.8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5E-027">
                <text:p>3.5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8E-027">
                <text:p>1.8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E-024">
                <text:p>1.1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E-024">
                <text:p>1.1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9E-025">
                <text:p>8.9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7E-025">
                <text:p>2.7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7E-025">
                <text:p>2.7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9E-025">
                <text:p>1.9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2E-026">
                <text:p>7.2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5E-023">
                <text:p>4.5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6E-023">
                <text:p>4.6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6E-023">
                <text:p>4.6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E-025">
                <text:p>1.2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5E-024">
                <text:p>2.5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2E-030">
                <text:p>6.2E-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5E-024">
                <text:p>2.5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2E-024">
                <text:p>3.2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7E-026">
                <text:p>2.7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1E-025">
                <text:p>4.1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7E-025">
                <text:p>2.7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5E-025">
                <text:p>7.5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E-025">
                <text:p>5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8E-026">
                <text:p>1.8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1E-024">
                <text:p>1.1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E-026">
                <text:p>4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4E-024">
                <text:p>4.4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2E-026">
                <text:p>5.2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5E-024">
                <text:p>1.5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5E-024">
                <text:p>1.5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3E-026">
                <text:p>5.3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.5E-023">
                <text:p>8.5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3E-029">
                <text:p>4.3E-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1E-023">
                <text:p>2.1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6E-025">
                <text:p>2.6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5E-024">
                <text:p>1.5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5E-026">
                <text:p>3.5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5E-024">
                <text:p>3.5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4E-024">
                <text:p>2.4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.1E-026">
                <text:p>8.1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5E-026">
                <text:p>6.5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9E-022">
                <text:p>1.9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7E-023">
                <text:p>2.7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7E-023">
                <text:p>2.7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1E-024">
                <text:p>2.1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E-023">
                <text:p>1.3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3E-023">
                <text:p>1.3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2E-023">
                <text:p>2.2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E-023">
                <text:p>2.2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1E-022">
                <text:p>1.1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1E-022">
                <text:p>1.1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E-024">
                <text:p>3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7E-026">
                <text:p>3.7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2E-025">
                <text:p>2.2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1E-024">
                <text:p>3.1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1E-024">
                <text:p>3.1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8E-025">
                <text:p>3.8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2E-023">
                <text:p>3.2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3E-026">
                <text:p>6.3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9E-023">
                <text:p>1.9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E-026">
                <text:p>4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2E-025">
                <text:p>2.2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2E-026">
                <text:p>4.2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2E-026">
                <text:p>4.2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2E-026">
                <text:p>4.2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2E-026">
                <text:p>4.2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3E-026">
                <text:p>4.3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3E-026">
                <text:p>4.3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3E-023">
                <text:p>3.3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3E-023">
                <text:p>3.3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3E-023">
                <text:p>3.3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6E-025">
                <text:p>2.6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9E-025">
                <text:p>4.9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8E-023">
                <text:p>1.8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8E-023">
                <text:p>1.8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4E-023">
                <text:p>3.4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.3E-023">
                <text:p>6.3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3E-023">
                <text:p>3.3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8E-024">
                <text:p>5.8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1E-023">
                <text:p>1.1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1E-023">
                <text:p>1.1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4E-028">
                <text:p>1.4E-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8E-023">
                <text:p>1.8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6E-025">
                <text:p>1.6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7E-025">
                <text:p>1.7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.3E-025">
                <text:p>7.3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7E-025">
                <text:p>1.7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8E-023">
                <text:p>6.8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3E-023">
                <text:p>1.3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5E-024">
                <text:p>1.5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7E-024">
                <text:p>3.7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3E-023">
                <text:p>4.3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4E-024">
                <text:p>2.4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3E-023">
                <text:p>4.3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3E-022">
                <text:p>1.3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.7E-025">
                <text:p>9.7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8E-024">
                <text:p>5.8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3E-020">
                <text:p>1.3E-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000">
                <text:p>18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E-025">
                <text:p>2.4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8E-025">
                <text:p>2.8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7E-023">
                <text:p>1.7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3E-025">
                <text:p>1.3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8E-022">
                <text:p>3.8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8E-022">
                <text:p>3.8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4E-024">
                <text:p>3.4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4E-025">
                <text:p>1.4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6E-023">
                <text:p>7.6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.5E-026">
                <text:p>9.5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5E-022">
                <text:p>3.5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3E-022">
                <text:p>4.3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3E-022">
                <text:p>4.3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3E-022">
                <text:p>4.3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3E-022">
                <text:p>4.3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3E-022">
                <text:p>4.3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7E-022">
                <text:p>7.7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6E-025">
                <text:p>4.6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7E-022">
                <text:p>7.7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8E-022">
                <text:p>3.8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8E-022">
                <text:p>3.8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8E-022">
                <text:p>3.8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8E-022">
                <text:p>3.8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8E-022">
                <text:p>3.8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8E-022">
                <text:p>3.8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8E-022">
                <text:p>3.8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8E-022">
                <text:p>3.8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8E-022">
                <text:p>3.8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8E-022">
                <text:p>3.8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8E-022">
                <text:p>3.8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8E-022">
                <text:p>3.8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8E-022">
                <text:p>3.8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8E-022">
                <text:p>3.8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8E-022">
                <text:p>3.8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8E-022">
                <text:p>3.8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8E-022">
                <text:p>3.8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8E-022">
                <text:p>3.8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8E-022">
                <text:p>3.8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8E-022">
                <text:p>3.8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8E-022">
                <text:p>3.8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E-020">
                <text:p>1.6E-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3E-021">
                <text:p>1.3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9E-022">
                <text:p>2.9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9E-022">
                <text:p>2.9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8E-022">
                <text:p>2.8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8E-022">
                <text:p>2.8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E-024">
                <text:p>7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8E-023">
                <text:p>3.8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3E-025">
                <text:p>1.3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1E-022">
                <text:p>4.1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2E-022">
                <text:p>3.2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.1E-023">
                <text:p>7.1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2E-022">
                <text:p>3.2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2E-022">
                <text:p>3.2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2E-022">
                <text:p>3.2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6E-021">
                <text:p>4.6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4E-023">
                <text:p>7.4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2E-023">
                <text:p>2.2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.6E-027">
                <text:p>6.6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.6E-027">
                <text:p>6.6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.4E-023">
                <text:p>7.4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9E-023">
                <text:p>1.9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E-023">
                <text:p>2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2E-022">
                <text:p>4.2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4E-022">
                <text:p>2.4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E-024">
                <text:p>1.8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6E-021">
                <text:p>1.6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6E-021">
                <text:p>1.6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.7E-022">
                <text:p>5.7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.7E-022">
                <text:p>5.7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E-021">
                <text:p>1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E-021">
                <text:p>1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8000">
                <text:p>38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2E-023">
                <text:p>3.2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7E-022">
                <text:p>1.7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7E-022">
                <text:p>1.7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3E-027">
                <text:p>1.3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7E-022">
                <text:p>1.7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.9E-022">
                <text:p>7.9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.9E-022">
                <text:p>7.9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2E-021">
                <text:p>1.2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2E-021">
                <text:p>1.2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4E-027">
                <text:p>1.4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.4E-022">
                <text:p>8.4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.4E-022">
                <text:p>8.4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6E-023">
                <text:p>2.6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.4E-022">
                <text:p>8.4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.4E-022">
                <text:p>8.4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.4E-022">
                <text:p>8.4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E-025">
                <text:p>8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6E-023">
                <text:p>2.6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9E-025">
                <text:p>2.9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2E-021">
                <text:p>1.2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2E-021">
                <text:p>1.2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.5E-022">
                <text:p>9.5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2E-021">
                <text:p>1.2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.5E-022">
                <text:p>9.5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2E-021">
                <text:p>1.2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.1E-023">
                <text:p>9.1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E-021">
                <text:p>1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E-021">
                <text:p>1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5E-024">
                <text:p>3.5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E-022">
                <text:p>3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E-023">
                <text:p>8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8E-026">
                <text:p>2.8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9E-026">
                <text:p>2.9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4E-024">
                <text:p>1.4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E-022">
                <text:p>3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7E-021">
                <text:p>1.7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7E-021">
                <text:p>1.7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5E-022">
                <text:p>1.5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8E-021">
                <text:p>1.8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8E-021">
                <text:p>1.8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E-023">
                <text:p>2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9E-021">
                <text:p>1.9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9E-021">
                <text:p>1.9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9E-021">
                <text:p>1.9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9E-021">
                <text:p>1.9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1E-021">
                <text:p>3.1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9E-021">
                <text:p>1.9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1E-021">
                <text:p>3.1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8E-024">
                <text:p>1.8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.5E-024">
                <text:p>3.5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5E-020">
                <text:p>1.5E-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.3E-025">
                <text:p>7.3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E-024">
                <text:p>5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.7E-023">
                <text:p>9.7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8E-022">
                <text:p>1.8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.2E-023">
                <text:p>6.2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8E-023">
                <text:p>2.8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5E-023">
                <text:p>3.5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4E-024">
                <text:p>3.4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.8E-027">
                <text:p>8.8E-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1E-022">
                <text:p>2.1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.2E-022">
                <text:p>3.2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6E-021">
                <text:p>1.6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E-023">
                <text:p>4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E-023">
                <text:p>4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E-021">
                <text:p>5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.2E-026">
                <text:p>9.2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1E-023">
                <text:p>1.1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.6E-026">
                <text:p>3.6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6E-022">
                <text:p>1.6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.6E-026">
                <text:p>3.6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6E-026">
                <text:p>3.6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9E-023">
                <text:p>1.9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6E-022">
                <text:p>1.6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7E-025">
                <text:p>1.7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1E-022">
                <text:p>2.1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.5E-023">
                <text:p>7.5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.9E-021">
                <text:p>3.9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8E-022">
                <text:p>1.8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.2E-025">
                <text:p>5.2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.1E-023">
                <text:p>5.1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2E-023">
                <text:p>2.2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.4E-020">
                <text:p>4.4E-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.4E-020">
                <text:p>4.4E-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.4E-020">
                <text:p>4.4E-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.4E-020">
                <text:p>4.4E-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8E-020">
                <text:p>1.8E-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E-021">
                <text:p>1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2E-021">
                <text:p>1.2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2E-021">
                <text:p>1.2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.2E-022">
                <text:p>9.2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E-021">
                <text:p>5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.6E-022">
                <text:p>4.6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4E-020">
                <text:p>2.4E-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8E-021">
                <text:p>1.8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50">
                <text:p>5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.2E-025">
                <text:p>9.2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6E-023">
                <text:p>1.6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.1E-026">
                <text:p>5.1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0000">
                <text:p>6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8E-024">
                <text:p>2.8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5E-023">
                <text:p>2.5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.8E-021">
                <text:p>6.8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.8E-021">
                <text:p>6.8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4E-023">
                <text:p>3.4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.9E-021">
                <text:p>6.9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.9E-021">
                <text:p>6.9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.4E-023">
                <text:p>2.4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.4E-022">
                <text:p>5.4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6E-020">
                <text:p>3.6E-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1E-020">
                <text:p>1.1E-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2E-022">
                <text:p>3.2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.2E-026">
                <text:p>7.2E-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5E-023">
                <text:p>1.5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4E-021">
                <text:p>3.4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8E-025">
                <text:p>1.8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.8E-023">
                <text:p>2.8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1E-022">
                <text:p>1.1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2E-020">
                <text:p>1.2E-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.9E-023">
                <text:p>2.9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.4E-023">
                <text:p>9.4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5E-023">
                <text:p>1.5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E-022">
                <text:p>5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.2E-025">
                <text:p>6.2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.7E-023">
                <text:p>9.7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4E-024">
                <text:p>3.4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2E-022">
                <text:p>1.2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5E-022">
                <text:p>1.5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.9E-024">
                <text:p>9.9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.7E-023">
                <text:p>9.7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.5E-022">
                <text:p>2.5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.5E-022">
                <text:p>2.5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1E-022">
                <text:p>1.1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6000">
                <text:p>56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2E-024">
                <text:p>1.2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.3E-025">
                <text:p>2.3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6E-023">
                <text:p>1.6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1E-024">
                <text:p>1.1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1E-024">
                <text:p>1.1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6E-023">
                <text:p>1.6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1E-024">
                <text:p>1.1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1E-024">
                <text:p>1.1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2E-023">
                <text:p>3.2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7E-023">
                <text:p>1.7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3E-024">
                <text:p>1.3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2E-021">
                <text:p>1.2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.1E-022">
                <text:p>2.1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E-022">
                <text:p>5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1E-022">
                <text:p>1.1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9E-021">
                <text:p>1.9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9E-021">
                <text:p>1.9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9E-021">
                <text:p>1.9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.6E-025">
                <text:p>4.6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8E-024">
                <text:p>3.8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.1E-022">
                <text:p>9.1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.9E-021">
                <text:p>9.9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.9E-021">
                <text:p>9.9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9E-018">
                <text:p>1.9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1E-021">
                <text:p>1.1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3E-021">
                <text:p>1.3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.7E-022">
                <text:p>5.7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3E-019">
                <text:p>1.3E-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.7E-023">
                <text:p>6.7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.4E-024">
                <text:p>5.4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.9E-025">
                <text:p>9.9E-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.7E-023">
                <text:p>2.7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.8E-022">
                <text:p>4.8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6E-022">
                <text:p>3.6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E-022">
                <text:p>5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3E-020">
                <text:p>1.3E-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.2E-019">
                <text:p>5.2E-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.9E-018">
                <text:p>2.9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2E-020">
                <text:p>1.2E-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.3E-022">
                <text:p>4.3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E-024">
                <text:p>2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.1E-024">
                <text:p>2.1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8E-022">
                <text:p>3.8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.1E-024">
                <text:p>2.1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5E-023">
                <text:p>3.5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9E-020">
                <text:p>1.9E-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E-018">
                <text:p>4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.9E-022">
                <text:p>2.9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4E-018">
                <text:p>3.4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.3E-020">
                <text:p>2.3E-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E-022">
                <text:p>3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E-023">
                <text:p>7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.1E-023">
                <text:p>7.1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.1E-023">
                <text:p>7.1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.2E-023">
                <text:p>7.2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.3E-023">
                <text:p>7.3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E-018">
                <text:p>5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3E-022">
                <text:p>3.3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6E-022">
                <text:p>3.6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.6E-024">
                <text:p>5.6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7E-022">
                <text:p>3.7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E-022">
                <text:p>6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E-022">
                <text:p>6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.1E-022">
                <text:p>9.1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.5E-024">
                <text:p>6.5E-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.3E-023">
                <text:p>6.3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E-019">
                <text:p>7E-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E-019">
                <text:p>7E-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E-018">
                <text:p>5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2E-023">
                <text:p>1.2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.1E-023">
                <text:p>3.1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3E-021">
                <text:p>4.3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6E-022">
                <text:p>4.6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.2E-022">
                <text:p>2.2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.3E-018">
                <text:p>6.3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7E-018">
                <text:p>1.7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7E-019">
                <text:p>1.7E-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3E-020">
                <text:p>1.3E-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7E-022">
                <text:p>4.7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.8E-018">
                <text:p>9.8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E-023">
                <text:p>6E-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.7E-018">
                <text:p>7.7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.6E-018">
                <text:p>2.6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.6E-018">
                <text:p>2.6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.3E-019">
                <text:p>2.3E-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8E-018">
                <text:p>1.8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2E-017">
                <text:p>1.2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.9E-018">
                <text:p>7.9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.2E-018">
                <text:p>3.2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.2E-018">
                <text:p>3.2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2E-018">
                <text:p>4.2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.8E-019">
                <text:p>2.8E-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.2E-018">
                <text:p>3.2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.3E-018">
                <text:p>6.3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5E-018">
                <text:p>4.5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5E-018">
                <text:p>4.5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5E-018">
                <text:p>4.5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5E-018">
                <text:p>4.5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5E-018">
                <text:p>4.5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3E-022">
                <text:p>1.3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.4E-018">
                <text:p>7.4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.2E-018">
                <text:p>3.2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.2E-018">
                <text:p>3.2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8E-018">
                <text:p>1.8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8E-018">
                <text:p>1.8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.2E-018">
                <text:p>6.2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.3E-018">
                <text:p>6.3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3E-020">
                <text:p>1.3E-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8E-022">
                <text:p>1.8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.4E-018">
                <text:p>3.4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.4E-018">
                <text:p>3.4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.9E-022">
                <text:p>3.9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.6E-018">
                <text:p>2.6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.3E-019">
                <text:p>7.3E-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1E-017">
                <text:p>1.1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.9E-019">
                <text:p>6.9E-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.6E-018">
                <text:p>5.6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.1E-018">
                <text:p>7.1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.1E-018">
                <text:p>7.1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7E-017">
                <text:p>1.7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.8E-022">
                <text:p>2.8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.4E-018">
                <text:p>8.4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.4E-018">
                <text:p>8.4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.6E-018">
                <text:p>3.6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.6E-018">
                <text:p>3.6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.6E-018">
                <text:p>8.6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.4E-022">
                <text:p>3.4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.1E-018">
                <text:p>8.1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.1E-018">
                <text:p>3.1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9E-022">
                <text:p>4.9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5E-017">
                <text:p>1.5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9E-022">
                <text:p>4.9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.1E-018">
                <text:p>9.1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.1E-022">
                <text:p>5.1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7E-017">
                <text:p>1.7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2E-017">
                <text:p>1.2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2E-017">
                <text:p>1.2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.2E-022">
                <text:p>6.2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.6E-022">
                <text:p>7.6E-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E-018">
                <text:p>5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1E-021">
                <text:p>1.1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.1E-019">
                <text:p>3.1E-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.9E-021">
                <text:p>2.9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E-017">
                <text:p>1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.4E-018">
                <text:p>8.4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E-017">
                <text:p>3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.6E-020">
                <text:p>3.6E-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.1E-019">
                <text:p>3.1E-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6E-021">
                <text:p>4.6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.8E-020">
                <text:p>5.8E-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.6E-017">
                <text:p>7.6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.6E-021">
                <text:p>2.6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.9E-018">
                <text:p>9.9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.6E-021">
                <text:p>2.6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.9E-018">
                <text:p>9.9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.2E-019">
                <text:p>8.2E-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.5E-021">
                <text:p>3.5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.4E-020">
                <text:p>5.4E-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.3E-018">
                <text:p>2.3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3E-020">
                <text:p>1.3E-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.9E-017">
                <text:p>3.9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.2E-018">
                <text:p>7.2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.8E-021">
                <text:p>7.8E-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.2E-017">
                <text:p>9.2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.6E-017">
                <text:p>3.6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1E-020">
                <text:p>1.1E-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.3E-017">
                <text:p>3.3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.4E-017">
                <text:p>3.4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6E-020">
                <text:p>1.6E-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.3E-018">
                <text:p>8.3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.5E-018">
                <text:p>5.5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8E-019">
                <text:p>1.8E-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.8E-018">
                <text:p>5.8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.7E-018">
                <text:p>5.7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.7E-018">
                <text:p>5.7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.3E-017">
                <text:p>2.3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.7E-020">
                <text:p>7.7E-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.1E-018">
                <text:p>3.1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.7E-018">
                <text:p>2.7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.2E-018">
                <text:p>3.2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.5E-018">
                <text:p>3.5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.2E-019">
                <text:p>2.2E-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1E-018">
                <text:p>1.1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.3E-019">
                <text:p>2.3E-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9.1E-019">
                <text:p>9.1E-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.2E-016">
                <text:p>3.2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.3E-019">
                <text:p>4.3E-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.2E-016">
                <text:p>3.2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3E-017">
                <text:p>1.3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.5E-018">
                <text:p>4.5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4E-018">
                <text:p>1.4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2E-017">
                <text:p>1.2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8E-018">
                <text:p>1.8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.2E-018">
                <text:p>6.2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.8E-018">
                <text:p>2.8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.6E-018">
                <text:p>4.6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.2E-018">
                <text:p>6.2E-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2E-017">
                <text:p>1.2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E-016">
                <text:p>1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7E-017">
                <text:p>1.7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10">
                <text:p>6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.1E-017">
                <text:p>2.1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.8E-017">
                <text:p>3.8E-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10">
                <text:p>5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.2E-016">
                <text:p>8.2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300">
                <text:p>1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400">
                <text:p>1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00">
                <text:p>1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920">
                <text:p>9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760">
                <text:p>7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950">
                <text:p>9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80">
                <text:p>7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00">
                <text:p>1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400">
                <text:p>1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100">
                <text:p>2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100">
                <text:p>2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100">
                <text:p>2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860">
                <text:p>8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200">
                <text:p>2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300">
                <text:p>2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400">
                <text:p>2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300">
                <text:p>2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300">
                <text:p>2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600">
                <text:p>1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800">
                <text:p>1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600">
                <text:p>2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700">
                <text:p>2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800">
                <text:p>1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400">
                <text:p>2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200">
                <text:p>2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200">
                <text:p>3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800">
                <text:p>2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700">
                <text:p>1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700">
                <text:p>1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.8E-015">
                <text:p>1.8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60">
                <text:p>5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560">
                <text:p>5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E-016">
                <text:p>2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600">
                <text:p>2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600">
                <text:p>2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600">
                <text:p>2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600">
                <text:p>2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800">
                <text:p>1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300">
                <text:p>3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100">
                <text:p>4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500">
                <text:p>3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980">
                <text:p>9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90">
                <text:p>6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900">
                <text:p>2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100">
                <text:p>3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.1E-016">
                <text:p>3.1E-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730">
                <text:p>7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730">
                <text:p>7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730">
                <text:p>7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950">
                <text:p>9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700">
                <text:p>2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940">
                <text:p>9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900">
                <text:p>2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400">
                <text:p>2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7700">
                <text:p>7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30">
                <text:p>8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30">
                <text:p>8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300">
                <text:p>3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90">
                <text:p>6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00">
                <text:p>1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680">
                <text:p>6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20">
                <text:p>8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100">
                <text:p>2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200">
                <text:p>2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100">
                <text:p>2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840">
                <text:p>8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940">
                <text:p>9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670">
                <text:p>6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600">
                <text:p>2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100">
                <text:p>2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100">
                <text:p>2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920">
                <text:p>9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920">
                <text:p>9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920">
                <text:p>9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530">
                <text:p>5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700">
                <text:p>2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620">
                <text:p>6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10">
                <text:p>5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510">
                <text:p>5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700">
                <text:p>2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700">
                <text:p>2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700">
                <text:p>2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890">
                <text:p>8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300">
                <text:p>2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300">
                <text:p>2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200">
                <text:p>2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900">
                <text:p>2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900">
                <text:p>2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200">
                <text:p>2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900">
                <text:p>2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100">
                <text:p>2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400">
                <text:p>2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400">
                <text:p>2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3000">
                <text:p>13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400">
                <text:p>2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400">
                <text:p>2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800">
                <text:p>2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300">
                <text:p>2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700">
                <text:p>2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100">
                <text:p>4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700">
                <text:p>2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700">
                <text:p>2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20">
                <text:p>5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520">
                <text:p>5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540">
                <text:p>5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540">
                <text:p>5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540">
                <text:p>5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540">
                <text:p>5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600">
                <text:p>2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10">
                <text:p>5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700">
                <text:p>2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670">
                <text:p>6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6600">
                <text:p>6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300">
                <text:p>2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300">
                <text:p>2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800">
                <text:p>1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960">
                <text:p>9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800">
                <text:p>2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300">
                <text:p>1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800">
                <text:p>2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2000">
                <text:p>12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300">
                <text:p>2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400">
                <text:p>2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800">
                <text:p>2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800">
                <text:p>2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700">
                <text:p>4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400">
                <text:p>2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300">
                <text:p>2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60">
                <text:p>9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500">
                <text:p>3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610">
                <text:p>6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610">
                <text:p>6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610">
                <text:p>6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610">
                <text:p>6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610">
                <text:p>6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610">
                <text:p>6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610">
                <text:p>6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610">
                <text:p>6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610">
                <text:p>6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600">
                <text:p>2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700">
                <text:p>4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90">
                <text:p>5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900">
                <text:p>2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700">
                <text:p>4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700">
                <text:p>1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900">
                <text:p>1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900">
                <text:p>1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900">
                <text:p>1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900">
                <text:p>1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900">
                <text:p>1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900">
                <text:p>1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690">
                <text:p>6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690">
                <text:p>6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100">
                <text:p>1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800">
                <text:p>2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40">
                <text:p>8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40">
                <text:p>8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300">
                <text:p>4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200">
                <text:p>4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800">
                <text:p>2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00">
                <text:p>1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300">
                <text:p>2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300">
                <text:p>2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300">
                <text:p>2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300">
                <text:p>2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710">
                <text:p>7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720">
                <text:p>7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800">
                <text:p>3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100">
                <text:p>2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100">
                <text:p>2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100">
                <text:p>2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100">
                <text:p>2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100">
                <text:p>1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100">
                <text:p>1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400">
                <text:p>2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400">
                <text:p>2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100">
                <text:p>1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700">
                <text:p>8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900">
                <text:p>1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900">
                <text:p>1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10">
                <text:p>8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300">
                <text:p>2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800">
                <text:p>1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300">
                <text:p>1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50">
                <text:p>8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60">
                <text:p>8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70">
                <text:p>8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5900">
                <text:p>5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5900">
                <text:p>5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200">
                <text:p>2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100">
                <text:p>2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100">
                <text:p>2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100">
                <text:p>2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100">
                <text:p>2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740">
                <text:p>7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70">
                <text:p>9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70">
                <text:p>9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200">
                <text:p>2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200">
                <text:p>2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200">
                <text:p>2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100">
                <text:p>1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100">
                <text:p>1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100">
                <text:p>1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900">
                <text:p>1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700">
                <text:p>2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100">
                <text:p>1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1000">
                <text:p>1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900">
                <text:p>1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300">
                <text:p>1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100">
                <text:p>1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900">
                <text:p>1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830">
                <text:p>8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900">
                <text:p>1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200">
                <text:p>3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800">
                <text:p>1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300">
                <text:p>1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7600">
                <text:p>7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7500">
                <text:p>7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7500">
                <text:p>7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300">
                <text:p>1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300">
                <text:p>1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4000">
                <text:p>14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300">
                <text:p>2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200">
                <text:p>2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760">
                <text:p>7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9000">
                <text:p>19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100">
                <text:p>2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100">
                <text:p>1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600">
                <text:p>1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300">
                <text:p>3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300">
                <text:p>3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300">
                <text:p>1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300">
                <text:p>2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700">
                <text:p>3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400">
                <text:p>2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400">
                <text:p>2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400">
                <text:p>2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400">
                <text:p>2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400">
                <text:p>2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740">
                <text:p>7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600">
                <text:p>2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200">
                <text:p>2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100">
                <text:p>2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800">
                <text:p>1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600">
                <text:p>3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100">
                <text:p>4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200">
                <text:p>3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200">
                <text:p>2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200">
                <text:p>2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200">
                <text:p>2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830">
                <text:p>8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5600">
                <text:p>5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300">
                <text:p>2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300">
                <text:p>2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800">
                <text:p>3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400">
                <text:p>2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400">
                <text:p>2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600">
                <text:p>1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200">
                <text:p>2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100">
                <text:p>4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900">
                <text:p>2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900">
                <text:p>3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5200">
                <text:p>5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760">
                <text:p>7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800">
                <text:p>1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4500">
                <text:p>4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560">
                <text:p>5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5800">
                <text:p>5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100">
                <text:p>1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4000">
                <text:p>24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42000">
                <text:p>42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4800">
                <text:p>4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100">
                <text:p>1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7700">
                <text:p>7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5100">
                <text:p>5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5200">
                <text:p>5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9.4E-015">
                <text:p>9.4E-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8400">
                <text:p>8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5300">
                <text:p>5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5100">
                <text:p>5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3700">
                <text:p>3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600">
                <text:p>1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49000">
                <text:p>49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3500">
                <text:p>3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3800">
                <text:p>3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6900">
                <text:p>6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200">
                <text:p>2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6900">
                <text:p>6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6800">
                <text:p>6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6900">
                <text:p>6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6900">
                <text:p>6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6500">
                <text:p>6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7300">
                <text:p>7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6700">
                <text:p>6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6800">
                <text:p>6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7600">
                <text:p>7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7500">
                <text:p>7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7500">
                <text:p>7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1000">
                <text:p>3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9600">
                <text:p>9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9900">
                <text:p>9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9000">
                <text:p>29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6200">
                <text:p>6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6300">
                <text:p>6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40000">
                <text:p>4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3000">
                <text:p>33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3800">
                <text:p>3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000000000018">
                <text:p>0.000000000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7000">
                <text:p>37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7000">
                <text:p>37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8000">
                <text:p>38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39000">
                <text:p>39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9000">
                <text:p>39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47000">
                <text:p>47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43000">
                <text:p>43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43000">
                <text:p>43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50000">
                <text:p>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37000">
                <text:p>37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960">
                <text:p>9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600">
                <text:p>1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6300">
                <text:p>6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950">
                <text:p>9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820">
                <text:p>8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820">
                <text:p>8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710">
                <text:p>7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00000000000043">
                <text:p>0.00000000000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590">
                <text:p>5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000000000024">
                <text:p>0.000000000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910">
                <text:p>9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930">
                <text:p>9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930">
                <text:p>9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910">
                <text:p>9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810">
                <text:p>8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810">
                <text:p>8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850">
                <text:p>8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670">
                <text:p>6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710">
                <text:p>7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710">
                <text:p>7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560">
                <text:p>5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740">
                <text:p>7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670">
                <text:p>6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670">
                <text:p>6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770">
                <text:p>7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730">
                <text:p>7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000000000019">
                <text:p>0.000000000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560">
                <text:p>5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760">
                <text:p>7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760">
                <text:p>7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940">
                <text:p>9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550">
                <text:p>5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720">
                <text:p>7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530">
                <text:p>5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740">
                <text:p>7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790">
                <text:p>7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680">
                <text:p>6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670">
                <text:p>6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790">
                <text:p>7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620">
                <text:p>6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820">
                <text:p>8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730">
                <text:p>7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540">
                <text:p>5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00">
                <text:p>1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990">
                <text:p>9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760">
                <text:p>7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860">
                <text:p>8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790">
                <text:p>7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00061">
                <text:p>0.00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42000">
                <text:p>42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3300">
                <text:p>3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00000000022">
                <text:p>0.00000000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530">
                <text:p>5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680">
                <text:p>6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6000">
                <text:p>16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6000">
                <text:p>16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630">
                <text:p>6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9100">
                <text:p>9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770">
                <text:p>7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000000000058">
                <text:p>0.000000000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00000000005">
                <text:p>0.00000000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000000000047">
                <text:p>0.000000000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000000085">
                <text:p>0.000000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000000000059">
                <text:p>0.000000000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000000000088">
                <text:p>0.000000000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00025">
                <text:p>0.00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00000026">
                <text:p>0.00000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100">
                <text:p>1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510">
                <text:p>5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2800">
                <text:p>2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550">
                <text:p>5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0000072">
                <text:p>0.0000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0000000029">
                <text:p>0.000000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00000024">
                <text:p>0.00000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640">
                <text:p>6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4200">
                <text:p>4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0000002">
                <text:p>0.0000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300">
                <text:p>1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900">
                <text:p>1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2800">
                <text:p>2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2600">
                <text:p>2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940">
                <text:p>9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2700">
                <text:p>2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5600">
                <text:p>5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2700">
                <text:p>2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2400">
                <text:p>2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900">
                <text:p>1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800">
                <text:p>1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980">
                <text:p>9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9700">
                <text:p>9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990">
                <text:p>9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2800">
                <text:p>2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700">
                <text:p>1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720">
                <text:p>7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700">
                <text:p>1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39000">
                <text:p>39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2700">
                <text:p>2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0006">
                <text:p>0.0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002">
                <text:p>0.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0036">
                <text:p>0.0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0017">
                <text:p>0.0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19">
                <text:p>0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2600">
                <text:p>2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2000">
                <text:p>12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6.4">
                <text:p>6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6.4">
                <text:p>6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7.3">
                <text:p>7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7.3">
                <text:p>7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7.3">
                <text:p>7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7.3">
                <text:p>7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8.7">
                <text:p>8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8.7">
                <text:p>8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